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2.004cm"/>
    </style:style>
    <style:style style:name="co8" style:family="table-column">
      <style:table-column-properties fo:break-before="auto" style:column-width="1.388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3.219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3.022cm"/>
    </style:style>
    <style:style style:name="co13" style:family="table-column">
      <style:table-column-properties fo:break-before="auto" style:column-width="3.13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ffff66"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 style:data-style-name="N4">
      <style:table-cell-properties fo:background-color="#d4ea6b"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</style:style>
    <style:style style:name="ce19" style:family="table-cell" style:parent-style-name="Default" style:data-style-name="N4">
      <style:table-cell-properties fo:background-color="#ffff66"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</style:style>
    <style:style style:name="ce23" style:family="table-cell" style:parent-style-name="Default">
      <style:text-properties fo:font-size="11pt" style:font-size-asian="11pt" style:font-size-complex="11pt"/>
    </style:style>
    <style:style style:name="ce2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32" style:family="table-cell" style:parent-style-name="Default">
      <style:table-cell-properties fo:background-color="transparent" fo:border="none"/>
      <style:text-properties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ackground-color="#ccff99" style:text-align-source="fix" style:repeat-content="false" fo:border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2">
      <style:table-cell-properties fo:background-color="#ccff99" style:text-align-source="fix" style:repeat-content="false" fo:border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 style:data-style-name="N2">
      <style:table-cell-properties fo:background-color="#ffff99" style:text-align-source="fix" style:repeat-content="false" fo:border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2">
      <style:table-cell-properties fo:background-color="#d4ea6b" style:text-align-source="fix" style:repeat-content="false" fo:border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 style:data-style-name="N2">
      <style:table-cell-properties fo:background-color="#ffff66" style:text-align-source="fix" style:repeat-content="false" fo:border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 style:data-style-name="N114">
      <style:table-cell-properties fo:background-color="#ccff99"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</style:style>
    <style:style style:name="ce58" style:family="table-cell" style:parent-style-name="Default" style:data-style-name="N114">
      <style:table-cell-properties fo:background-color="#ffff99"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</style:style>
    <style:style style:name="ce40" style:family="table-cell" style:parent-style-name="Default" style:data-style-name="N114">
      <style:table-cell-properties fo:background-color="#d4ea6b"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</style:style>
    <style:style style:name="ce61" style:family="table-cell" style:parent-style-name="Default" style:data-style-name="N114">
      <style:table-cell-properties fo:background-color="#ffff66"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</style:style>
    <style:style style:name="ce59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fo:background-color="transparent"/>
    </style:style>
    <style:style style:name="ce66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114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11pt" style:font-size-asian="11pt" style:font-size-complex="11pt"/>
    </style:style>
    <style:style style:name="ce76" style:family="table-cell" style:parent-style-name="Default" style:data-style-name="N114">
      <style:table-cell-properties fo:background-color="#cfe7f5"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</style:style>
    <style:style style:name="ce41" style:family="table-cell" style:parent-style-name="Default" style:data-style-name="N4">
      <style:text-properties fo:font-size="11pt" style:font-size-asian="11pt" style:font-size-complex="11pt"/>
    </style:style>
    <style:style style:name="ce72" style:family="table-cell" style:parent-style-name="Default" style:data-style-name="N4"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4"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4">
      <style:table-cell-properties fo:background-color="#dee7e5"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</style:style>
    <style:style style:name="ce89" style:family="table-cell" style:parent-style-name="Default" style:data-style-name="N4">
      <style:table-cell-properties fo:background-color="#ffccff"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</style:style>
    <style:style style:name="ce90" style:family="table-cell" style:parent-style-name="Default" style:data-style-name="N4">
      <style:table-cell-properties fo:background-color="#cfe7f5"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</style:style>
    <style:style style:name="ce91" style:family="table-cell" style:parent-style-name="Default">
      <style:table-cell-properties fo:background-color="#ff99ff" fo:border="0.06pt solid #000000"/>
      <style:text-properties fo:font-size="11pt" style:font-size-asian="11pt" style:font-size-complex="11pt"/>
    </style:style>
    <style:style style:name="ce92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cm"/>
      <style:text-properties fo:color="#000000" fo:font-size="11pt" style:font-size-asian="11pt" style:font-size-complex="11pt"/>
    </style:style>
    <style:style style:name="ce97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fo:font-size="11pt" style:font-size-asian="11pt" style:font-size-complex="11pt"/>
    </style:style>
    <style:style style:name="ce21" style:family="table-cell" style:parent-style-name="Default">
      <style:text-properties fo:font-size="11pt" style:font-size-asian="11pt" style:font-size-complex="11pt"/>
    </style:style>
    <style:style style:name="ce102" style:family="table-cell" style:parent-style-name="Default">
      <style:text-properties fo:color="#ff00ff" fo:font-size="12pt" style:font-size-asian="12pt" style:font-size-complex="12pt"/>
    </style:style>
    <style:style style:name="ce107" style:family="table-cell" style:parent-style-name="Default">
      <style:text-properties fo:color="#ff00ff"/>
    </style:style>
    <style:style style:name="ce82" style:family="table-cell" style:parent-style-name="Default">
      <style:text-properties fo:color="#6600cc" fo:font-size="12pt" style:font-size-asian="12pt" style:font-size-complex="12pt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fo:background-color="#cc99cc" style:text-align-source="fix" style:repeat-content="false"/>
      <style:paragraph-properties fo:text-align="center" fo:margin-left="0cm"/>
    </style:style>
    <style:style style:name="ce114" style:family="table-cell" style:parent-style-name="Default" style:data-style-name="N4">
      <style:table-cell-properties fo:background-color="#ffff99" style:text-align-source="fix" style:repeat-content="false"/>
      <style:paragraph-properties fo:text-align="center" fo:margin-left="0cm"/>
    </style:style>
    <style:style style:name="ce101" style:family="table-cell" style:parent-style-name="Default" style:data-style-name="N4">
      <style:table-cell-properties fo:background-color="#cc99cc" style:text-align-source="fix" style:repeat-content="false"/>
      <style:paragraph-properties fo:text-align="center" fo:margin-left="0cm"/>
    </style:style>
    <style:style style:name="ce1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2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114">
      <style:table-cell-properties fo:background-color="#ffff99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</style:style>
    <style:style style:name="ce126" style:family="table-cell" style:parent-style-name="Default" style:data-style-name="N61">
      <style:table-cell-properties fo:background-color="#cfe7f5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ce104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">
      <style:table-cell-properties fo:background-color="#dee7e5" fo:border="0.74pt solid #000000"/>
    </style:style>
    <style:style style:name="ce132" style:family="table-cell" style:parent-style-name="Default" style:data-style-name="N120">
      <style:table-cell-properties fo:background-color="#ffcccc" style:text-align-source="fix" style:repeat-content="false"/>
      <style:paragraph-properties fo:text-align="center" fo:margin-left="0cm"/>
    </style:style>
    <style:style style:name="ce93" style:family="table-cell" style:parent-style-name="Default" style:data-style-name="N4">
      <style:table-cell-properties fo:background-color="#dee7e5" style:text-align-source="fix" style:repeat-content="false" fo:border="0.74pt solid #000000"/>
      <style:paragraph-properties fo:text-align="center" fo:margin-left="0cm"/>
    </style:style>
    <style:style style:name="ce94" style:family="table-cell" style:parent-style-name="Default">
      <style:table-cell-properties fo:background-color="#dee7e5" fo:border="0.74pt solid #000000"/>
    </style:style>
    <style:style style:name="ce135" style:family="table-cell" style:parent-style-name="Default">
      <style:table-cell-properties fo:background-color="#ff66cc" style:text-align-source="fix" style:repeat-content="false" fo:border="0.74pt solid #000000"/>
      <style:paragraph-properties fo:text-align="center" fo:margin-left="0cm"/>
    </style:style>
    <style:style style:name="ce136" style:family="table-cell" style:parent-style-name="Default">
      <style:table-cell-properties fo:background-color="#ff66cc" style:text-align-source="fix" style:repeat-content="false" fo:border="none"/>
      <style:paragraph-properties fo:text-align="center" fo:margin-left="0cm"/>
    </style:style>
    <style:style style:name="ce1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38" style:family="table-cell" style:parent-style-name="Default" style:data-style-name="N111">
      <style:table-cell-properties fo:background-color="#cfe7f5" style:text-align-source="fix" style:repeat-content="false"/>
      <style:paragraph-properties fo:text-align="center" fo:margin-left="0cm"/>
    </style:style>
    <style:style style:name="ce139" style:family="table-cell" style:parent-style-name="Default">
      <style:text-properties fo:color="#990099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ext-properties fo:color="#990099" style:text-outline="false" style:text-line-through-style="none" style:text-line-through-type="non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ext-properties fo:color="#990099"/>
    </style:style>
    <style:style style:name="ce42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cccc99" style:text-align-source="fix" style:repeat-content="false"/>
      <style:paragraph-properties fo:text-align="center" fo:margin-left="0cm"/>
    </style:style>
    <style:style style:name="ce125" style:family="table-cell" style:parent-style-name="Default">
      <style:table-cell-properties fo:background-color="#ffccff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46" style:family="table-cell" style:parent-style-name="Default">
      <style:table-cell-properties fo:background-color="#cfe7f5" style:text-align-source="fix" style:repeat-content="false"/>
      <style:paragraph-properties fo:text-align="center" fo:margin-left="0cm"/>
    </style:style>
    <style:style style:name="ce147" style:family="table-cell" style:parent-style-name="Default" style:data-style-name="N4">
      <style:table-cell-properties fo:background-color="#cccc99" style:text-align-source="fix" style:repeat-content="false"/>
      <style:paragraph-properties fo:text-align="center" fo:margin-left="0cm"/>
    </style:style>
    <style:style style:name="ce127" style:family="table-cell" style:parent-style-name="Default" style:data-style-name="N4">
      <style:table-cell-properties fo:background-color="#ffccff" style:text-align-source="fix" style:repeat-content="false"/>
      <style:paragraph-properties fo:text-align="center" fo:margin-left="0cm"/>
    </style:style>
    <style:style style:name="ce81" style:family="table-cell" style:parent-style-name="Default" style:data-style-name="N4">
      <style:table-cell-properties fo:background-color="#eeeeee" style:text-align-source="fix" style:repeat-content="false"/>
      <style:paragraph-properties fo:text-align="center" fo:margin-left="0cm"/>
    </style:style>
    <style:style style:name="ce150" style:family="table-cell" style:parent-style-name="Default" style:data-style-name="N4">
      <style:table-cell-properties fo:background-color="#cfe7f5"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61">
      <style:table-cell-properties fo:background-color="#dee6ef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ff66cc" fo:border="0.06pt solid #000000"/>
    </style:style>
    <style:style style:name="ce153" style:family="table-cell" style:parent-style-name="Default">
      <style:table-cell-properties fo:background-color="#ff66cc" style:text-align-source="fix" style:repeat-content="false" fo:border="0.06pt solid #000000"/>
      <style:paragraph-properties fo:text-align="center" fo:margin-left="0cm"/>
    </style:style>
    <style:style style:name="ce15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0" style:family="table-cell" style:parent-style-name="Default">
      <style:table-cell-properties fo:background-color="#dee7e5"/>
    </style:style>
    <style:style style:name="ce115" style:family="table-cell" style:parent-style-name="Default">
      <style:text-properties fo:font-size="12pt" style:font-size-asian="12pt" style:font-size-complex="12pt"/>
    </style:style>
    <style:style style:name="ce140" style:family="table-cell" style:parent-style-name="Default">
      <style:text-properties fo:color="#990099" style:text-outline="false" style:text-line-through-style="none" style:text-line-through-type="non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_1" table:style-name="ta1">
        <table:shapes>
          <draw:frame draw:z-index="0" draw:style-name="gr1" draw:text-style-name="P1" svg:width="20.836cm" svg:height="8.979cm" svg:x="0.277cm" svg:y="24.172cm">
            <draw:object draw:notify-on-update-of-ranges="Hoja_1.I7:Hoja_1.I7 Hoja_1.I8:Hoja_1.I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55"/>
        <table:table-column table:style-name="co2" table:default-cell-style-name="ce23"/>
        <table:table-column table:style-name="co1" table:number-columns-repeated="2" table:default-cell-style-name="ce23"/>
        <table:table-column table:style-name="co3" table:default-cell-style-name="ce31"/>
        <table:table-column table:style-name="co1" table:default-cell-style-name="ce23"/>
        <table:table-column table:style-name="co4" table:default-cell-style-name="ce41"/>
        <table:table-column table:style-name="co5" table:default-cell-style-name="ce41"/>
        <table:table-column table:style-name="co6" table:default-cell-style-name="ce23"/>
        <table:table-column table:style-name="co1" table:number-columns-repeated="1014" table:default-cell-style-name="ce23"/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Mult</text:p>
          </table:table-cell>
          <table:table-cell table:number-columns-repeated="1023"/>
        </table:table-row>
        <table:table-row table:style-name="ro1">
          <table:table-cell table:style-name="ce29" office:value-type="float" office:value="8" calcext:value-type="float">
            <text:p>8</text:p>
          </table:table-cell>
          <table:table-cell/>
          <table:table-cell table:style-name="ce24" office:value-type="string" calcext:value-type="string" table:number-columns-spanned="6" table:number-rows-spanned="1">
            <text:p>Red neuronal de un perceptron entrenada para aprender una Tabla de Multiplicar </text:p>
          </table:table-cell>
          <table:covered-table-cell table:number-columns-repeated="2" table:style-name="ce24"/>
          <table:covered-table-cell table:style-name="ce59"/>
          <table:covered-table-cell table:style-name="ce24"/>
          <table:covered-table-cell table:style-name="ce72"/>
          <table:table-cell/>
          <table:table-cell table:style-name="ce91" office:value-type="string" calcext:value-type="string">
            <text:p>Learning Rat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2" office:value-type="float" office:value="0.06" calcext:value-type="float">
            <text:p>0.06</text:p>
          </table:table-cell>
          <table:table-cell/>
          <table:table-cell table:style-name="ce21" office:value-type="string" calcext:value-type="string" table:number-columns-spanned="3" table:number-rows-spanned="1">
            <text:p>Learning Rate = Learning coefficient</text:p>
          </table:table-cell>
          <table:covered-table-cell table:number-columns-repeated="2"/>
          <table:table-cell table:style-name="ce55" office:value-type="float" office:value="0.06" calcext:value-type="float">
            <text:p>0.06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67"/>
          <table:table-cell table:style-name="Default" table:number-columns-repeated="2"/>
          <table:table-cell table:style-name="ce43"/>
          <table:table-cell table:number-columns-repeated="1015"/>
        </table:table-row>
        <table:table-row table:style-name="ro1">
          <table:table-cell table:style-name="ce6" office:value-type="string" calcext:value-type="string">
            <text:p>Dato In</text:p>
          </table:table-cell>
          <table:table-cell table:style-name="ce6" office:value-type="string" calcext:value-type="string">
            <text:p>Etiqueta</text:p>
          </table:table-cell>
          <table:table-cell table:style-name="ce30"/>
          <table:table-cell table:style-name="ce28" office:value-type="string" calcext:value-type="string">
            <text:p>Peso</text:p>
          </table:table-cell>
          <table:table-cell table:style-name="ce30"/>
          <table:table-cell table:style-name="ce66"/>
          <table:table-cell table:style-name="ce30"/>
          <table:table-cell table:style-name="ce43" table:number-columns-repeated="2"/>
          <table:table-cell table:style-name="ce31"/>
          <table:table-cell table:number-columns-repeated="1014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31"/>
          <table:table-cell table:style-name="ce33" office:value-type="string" calcext:value-type="string">
            <text:p>w1</text:p>
          </table:table-cell>
          <table:table-cell table:style-name="ce33" office:value-type="string" calcext:value-type="string">
            <text:p>Predicción</text:p>
          </table:table-cell>
          <table:table-cell table:style-name="ce69"/>
          <table:table-cell table:style-name="ce22" office:value-type="string" calcext:value-type="string">
            <text:p>Diferencia</text:p>
          </table:table-cell>
          <table:table-cell table:style-name="ce74" office:value-type="string" calcext:value-type="string">
            <text:p>W1Change</text:p>
          </table:table-cell>
          <table:table-cell table:style-name="ce74" office:value-type="string" calcext:value-type="string">
            <text:p>| Diferencia |</text:p>
          </table:table-cell>
          <table:table-cell table:style-name="ce97"/>
          <table:table-cell table:number-columns-repeated="1014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52" table:formula="of:=[.A8]*[.$A$3]" office:value-type="float" office:value="8" calcext:value-type="float">
            <text:p>8.00</text:p>
          </table:table-cell>
          <table:table-cell table:style-name="ce32"/>
          <table:table-cell table:style-name="ce45" office:value-type="float" office:value="1" calcext:value-type="float">
            <text:p>1</text:p>
          </table:table-cell>
          <table:table-cell table:style-name="ce57" table:formula="of:=[.A8]*[.D8]" office:value-type="float" office:value="1" calcext:value-type="float">
            <text:p>1.0</text:p>
          </table:table-cell>
          <table:table-cell table:style-name="ce70"/>
          <table:table-cell table:style-name="ce76" table:formula="of:=[.$E8]-[.$B8]" office:value-type="float" office:value="-7" calcext:value-type="float">
            <text:p>-7.0</text:p>
          </table:table-cell>
          <table:table-cell table:style-name="ce89" table:formula="of:=[.$J$4]*[.A8]*[.G8]" office:value-type="float" office:value="-0.42" calcext:value-type="float">
            <text:p>-0.42</text:p>
          </table:table-cell>
          <table:table-cell table:style-name="ce90" table:formula="of:=ABS([.G8])" office:value-type="float" office:value="7" calcext:value-type="float">
            <text:p>7.00</text:p>
          </table:table-cell>
          <table:table-cell table:style-name="ce98"/>
          <table:table-cell table:number-columns-repeated="101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52" table:formula="of:=[.A9]*[.$A$3]" office:value-type="float" office:value="16" calcext:value-type="float">
            <text:p>16.00</text:p>
          </table:table-cell>
          <table:table-cell table:style-name="ce32"/>
          <table:table-cell table:style-name="ce46" table:formula="of:=[.D8]-[.H8]" office:value-type="float" office:value="1.42" calcext:value-type="float">
            <text:p>1.42</text:p>
          </table:table-cell>
          <table:table-cell table:style-name="ce57" table:formula="of:=[.A9]*[.D9]" office:value-type="float" office:value="2.84" calcext:value-type="float">
            <text:p>2.8</text:p>
          </table:table-cell>
          <table:table-cell table:style-name="ce70"/>
          <table:table-cell table:style-name="ce76" table:formula="of:=[.$E9]-[.$B9]" office:value-type="float" office:value="-13.16" calcext:value-type="float">
            <text:p>-13.2</text:p>
          </table:table-cell>
          <table:table-cell table:style-name="ce89" table:formula="of:=[.$J$4]*[.A9]*[.G9]" office:value-type="float" office:value="-1.5792" calcext:value-type="float">
            <text:p>-1.58</text:p>
          </table:table-cell>
          <table:table-cell table:style-name="ce90" table:formula="of:=ABS([.G9])" office:value-type="float" office:value="13.16" calcext:value-type="float">
            <text:p>13.16</text:p>
          </table:table-cell>
          <table:table-cell table:number-columns-repeated="2"/>
          <table:table-cell table:style-name="ce102" office:value-type="string" calcext:value-type="string" table:number-columns-spanned="3" table:number-rows-spanned="1">
            <text:p>Predicción <text:s/>= <text:s text:c="3"/>X <text:s/>* <text:s/>w1(i) <text:s/></text:p>
          </table:table-cell>
          <table:covered-table-cell table:number-columns-repeated="2" table:style-name="ce107"/>
          <table:table-cell table:style-name="Default"/>
          <table:table-cell table:number-columns-repeated="1009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52" table:formula="of:=[.A10]*[.$A$3]" office:value-type="float" office:value="24" calcext:value-type="float">
            <text:p>24.00</text:p>
          </table:table-cell>
          <table:table-cell table:style-name="ce32"/>
          <table:table-cell table:style-name="ce46" table:formula="of:=[.D9]-[.H9]" office:value-type="float" office:value="2.9992" calcext:value-type="float">
            <text:p>3.00</text:p>
          </table:table-cell>
          <table:table-cell table:style-name="ce57" table:formula="of:=[.A10]*[.D10]" office:value-type="float" office:value="8.9976" calcext:value-type="float">
            <text:p>9.0</text:p>
          </table:table-cell>
          <table:table-cell table:style-name="ce70"/>
          <table:table-cell table:style-name="ce76" table:formula="of:=[.$E10]-[.$B10]" office:value-type="float" office:value="-15.0024" calcext:value-type="float">
            <text:p>-15.0</text:p>
          </table:table-cell>
          <table:table-cell table:style-name="ce89" table:formula="of:=[.$J$4]*[.A10]*[.G10]" office:value-type="float" office:value="-2.700432" calcext:value-type="float">
            <text:p>-2.70</text:p>
          </table:table-cell>
          <table:table-cell table:style-name="ce90" table:formula="of:=ABS([.G10])" office:value-type="float" office:value="15.0024" calcext:value-type="float">
            <text:p>15.00</text:p>
          </table:table-cell>
          <table:table-cell table:number-columns-repeated="2"/>
          <table:table-cell table:style-name="ce107" table:number-columns-repeated="3"/>
          <table:table-cell table:style-name="Default"/>
          <table:table-cell table:number-columns-repeated="1009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52" table:formula="of:=[.A11]*[.$A$3]" office:value-type="float" office:value="32" calcext:value-type="float">
            <text:p>32.00</text:p>
          </table:table-cell>
          <table:table-cell table:style-name="ce32"/>
          <table:table-cell table:style-name="ce46" table:formula="of:=[.D10]-[.H10]" office:value-type="float" office:value="5.699632" calcext:value-type="float">
            <text:p>5.70</text:p>
          </table:table-cell>
          <table:table-cell table:style-name="ce57" table:formula="of:=[.A11]*[.D11]" office:value-type="float" office:value="22.798528" calcext:value-type="float">
            <text:p>22.8</text:p>
          </table:table-cell>
          <table:table-cell table:style-name="ce70"/>
          <table:table-cell table:style-name="ce76" table:formula="of:=[.$E11]-[.$B11]" office:value-type="float" office:value="-9.201472" calcext:value-type="float">
            <text:p>-9.2</text:p>
          </table:table-cell>
          <table:table-cell table:style-name="ce89" table:formula="of:=[.$J$4]*[.A11]*[.G11]" office:value-type="float" office:value="-2.20835328" calcext:value-type="float">
            <text:p>-2.21</text:p>
          </table:table-cell>
          <table:table-cell table:style-name="ce90" table:formula="of:=ABS([.G11])" office:value-type="float" office:value="9.201472" calcext:value-type="float">
            <text:p>9.20</text:p>
          </table:table-cell>
          <table:table-cell table:number-columns-repeated="2"/>
          <table:table-cell table:style-name="ce107" table:number-columns-repeated="2"/>
          <table:table-cell table:style-name="ce106" office:value-type="string" calcext:value-type="string">
            <text:p>(Y)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52" table:formula="of:=[.A12]*[.$A$3]" office:value-type="float" office:value="40" calcext:value-type="float">
            <text:p>40.00</text:p>
          </table:table-cell>
          <table:table-cell table:style-name="ce32"/>
          <table:table-cell table:style-name="ce46" table:formula="of:=[.D11]-[.H11]" office:value-type="float" office:value="7.90798528" calcext:value-type="float">
            <text:p>7.91</text:p>
          </table:table-cell>
          <table:table-cell table:style-name="ce57" table:formula="of:=[.A12]*[.D12]" office:value-type="float" office:value="39.5399264" calcext:value-type="float">
            <text:p>39.5</text:p>
          </table:table-cell>
          <table:table-cell table:style-name="ce70"/>
          <table:table-cell table:style-name="ce76" table:formula="of:=[.$E12]-[.$B12]" office:value-type="float" office:value="-0.460073600000001" calcext:value-type="float">
            <text:p>-0.5</text:p>
          </table:table-cell>
          <table:table-cell table:style-name="ce89" table:formula="of:=[.$J$4]*[.A12]*[.G12]" office:value-type="float" office:value="-0.13802208" calcext:value-type="float">
            <text:p>-0.14</text:p>
          </table:table-cell>
          <table:table-cell table:style-name="ce90" table:formula="of:=ABS([.G12])" office:value-type="float" office:value="0.460073600000001" calcext:value-type="float">
            <text:p>0.46</text:p>
          </table:table-cell>
          <table:table-cell table:number-columns-repeated="2"/>
          <table:table-cell table:style-name="ce102" office:value-type="string" calcext:value-type="string" table:number-columns-spanned="3" table:number-rows-spanned="1">
            <text:p>Diferencia = Predicción – Etiqueta</text:p>
          </table:table-cell>
          <table:covered-table-cell table:number-columns-repeated="2" table:style-name="ce107"/>
          <table:table-cell table:style-name="Default"/>
          <table:table-cell table:number-columns-repeated="1009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52" table:formula="of:=[.A13]*[.$A$3]" office:value-type="float" office:value="48" calcext:value-type="float">
            <text:p>48.00</text:p>
          </table:table-cell>
          <table:table-cell table:style-name="ce32"/>
          <table:table-cell table:style-name="ce46" table:formula="of:=[.D12]-[.H12]" office:value-type="float" office:value="8.04600736" calcext:value-type="float">
            <text:p>8.05</text:p>
          </table:table-cell>
          <table:table-cell table:style-name="ce57" table:formula="of:=[.A13]*[.D13]" office:value-type="float" office:value="48.27604416" calcext:value-type="float">
            <text:p>48.3</text:p>
          </table:table-cell>
          <table:table-cell table:style-name="ce70"/>
          <table:table-cell table:style-name="ce76" table:formula="of:=[.$E13]-[.$B13]" office:value-type="float" office:value="0.276044160000005" calcext:value-type="float">
            <text:p>0.3</text:p>
          </table:table-cell>
          <table:table-cell table:style-name="ce89" table:formula="of:=[.$J$4]*[.A13]*[.G13]" office:value-type="float" office:value="0.0993758976000018" calcext:value-type="float">
            <text:p>0.10</text:p>
          </table:table-cell>
          <table:table-cell table:style-name="ce90" table:formula="of:=ABS([.G13])" office:value-type="float" office:value="0.276044160000005" calcext:value-type="float">
            <text:p>0.28</text:p>
          </table:table-cell>
          <table:table-cell table:number-columns-repeated="2"/>
          <table:table-cell table:style-name="Default" table:number-columns-repeated="4"/>
          <table:table-cell table:number-columns-repeated="1009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52" table:formula="of:=[.A14]*[.$A$3]" office:value-type="float" office:value="56" calcext:value-type="float">
            <text:p>56.00</text:p>
          </table:table-cell>
          <table:table-cell table:style-name="ce32"/>
          <table:table-cell table:style-name="ce46" table:formula="of:=[.D13]-[.H13]" office:value-type="float" office:value="7.9466314624" calcext:value-type="float">
            <text:p>7.95</text:p>
          </table:table-cell>
          <table:table-cell table:style-name="ce57" table:formula="of:=[.A14]*[.D14]" office:value-type="float" office:value="55.6264202368" calcext:value-type="float">
            <text:p>55.6</text:p>
          </table:table-cell>
          <table:table-cell table:style-name="ce70"/>
          <table:table-cell table:style-name="ce76" table:formula="of:=[.$E14]-[.$B14]" office:value-type="float" office:value="-0.373579763200006" calcext:value-type="float">
            <text:p>-0.4</text:p>
          </table:table-cell>
          <table:table-cell table:style-name="ce89" table:formula="of:=[.$J$4]*[.A14]*[.G14]" office:value-type="float" office:value="-0.156903500544002" calcext:value-type="float">
            <text:p>-0.16</text:p>
          </table:table-cell>
          <table:table-cell table:style-name="ce90" table:formula="of:=ABS([.G14])" office:value-type="float" office:value="0.373579763200006" calcext:value-type="float">
            <text:p>0.37</text:p>
          </table:table-cell>
          <table:table-cell table:number-columns-repeated="2"/>
          <table:table-cell table:style-name="Default" table:number-columns-repeated="4"/>
          <table:table-cell table:number-columns-repeated="1009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52" table:formula="of:=[.A15]*[.$A$3]" office:value-type="float" office:value="64" calcext:value-type="float">
            <text:p>64.00</text:p>
          </table:table-cell>
          <table:table-cell table:style-name="ce32"/>
          <table:table-cell table:style-name="ce46" table:formula="of:=[.D14]-[.H14]" office:value-type="float" office:value="8.103534962944" calcext:value-type="float">
            <text:p>8.10</text:p>
          </table:table-cell>
          <table:table-cell table:style-name="ce57" table:formula="of:=[.A15]*[.D15]" office:value-type="float" office:value="64.828279703552" calcext:value-type="float">
            <text:p>64.8</text:p>
          </table:table-cell>
          <table:table-cell table:style-name="ce70"/>
          <table:table-cell table:style-name="ce76" table:formula="of:=[.$E15]-[.$B15]" office:value-type="float" office:value="0.828279703552013" calcext:value-type="float">
            <text:p>0.8</text:p>
          </table:table-cell>
          <table:table-cell table:style-name="ce89" table:formula="of:=[.$J$4]*[.A15]*[.G15]" office:value-type="float" office:value="0.397574257704966" calcext:value-type="float">
            <text:p>0.40</text:p>
          </table:table-cell>
          <table:table-cell table:style-name="ce90" table:formula="of:=ABS([.G15])" office:value-type="float" office:value="0.828279703552013" calcext:value-type="float">
            <text:p>0.83</text:p>
          </table:table-cell>
          <table:table-cell table:number-columns-repeated="2"/>
          <table:table-cell table:style-name="ce82" office:value-type="string" calcext:value-type="string" table:number-columns-spanned="4" table:number-rows-spanned="1">
            <text:p>W1Change <text:s/>= <text:s/>Learn-rate * <text:s/>Diferencia <text:s text:c="2"/>* <text:s text:c="2"/>X</text:p>
          </table:table-cell>
          <table:covered-table-cell table:number-columns-repeated="3" table:style-name="Default"/>
          <table:table-cell table:number-columns-repeated="1009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9" table:formula="of:=[.A16]*[.$A$3]" office:value-type="float" office:value="8" calcext:value-type="float">
            <text:p>8.00</text:p>
          </table:table-cell>
          <table:table-cell table:style-name="ce32"/>
          <table:table-cell table:style-name="ce51" table:formula="of:=[.D15]-[.H15]" office:value-type="float" office:value="7.70596070523904" calcext:value-type="float">
            <text:p>7.71</text:p>
          </table:table-cell>
          <table:table-cell table:style-name="ce58" table:formula="of:=[.A16]*[.D16]" office:value-type="float" office:value="7.70596070523904" calcext:value-type="float">
            <text:p>7.7</text:p>
          </table:table-cell>
          <table:table-cell table:style-name="ce70"/>
          <table:table-cell table:style-name="ce76" table:formula="of:=[.$E16]-[.$B16]" office:value-type="float" office:value="-0.294039294760965" calcext:value-type="float">
            <text:p>-0.3</text:p>
          </table:table-cell>
          <table:table-cell table:style-name="ce89" table:formula="of:=[.$J$4]*[.A16]*[.G16]" office:value-type="float" office:value="-0.0176423576856579" calcext:value-type="float">
            <text:p>-0.02</text:p>
          </table:table-cell>
          <table:table-cell table:style-name="ce90" table:formula="of:=ABS([.G16])" office:value-type="float" office:value="0.294039294760965" calcext:value-type="float">
            <text:p>0.29</text:p>
          </table:table-cell>
          <table:table-cell table:number-columns-repeated="2"/>
          <table:table-cell table:style-name="Default" table:number-columns-repeated="4"/>
          <table:table-cell table:number-columns-repeated="1009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9" table:formula="of:=[.A17]*[.$A$3]" office:value-type="float" office:value="16" calcext:value-type="float">
            <text:p>16.00</text:p>
          </table:table-cell>
          <table:table-cell table:style-name="ce32"/>
          <table:table-cell table:style-name="ce51" table:formula="of:=[.D16]-[.H16]" office:value-type="float" office:value="7.72360306292469" calcext:value-type="float">
            <text:p>7.72</text:p>
          </table:table-cell>
          <table:table-cell table:style-name="ce58" table:formula="of:=[.A17]*[.D17]" office:value-type="float" office:value="15.4472061258494" calcext:value-type="float">
            <text:p>15.4</text:p>
          </table:table-cell>
          <table:table-cell table:style-name="ce70"/>
          <table:table-cell table:style-name="ce76" table:formula="of:=[.$E17]-[.$B17]" office:value-type="float" office:value="-0.552793874150614" calcext:value-type="float">
            <text:p>-0.6</text:p>
          </table:table-cell>
          <table:table-cell table:style-name="ce89" table:formula="of:=[.$J$4]*[.A17]*[.G17]" office:value-type="float" office:value="-0.0663352648980737" calcext:value-type="float">
            <text:p>-0.07</text:p>
          </table:table-cell>
          <table:table-cell table:style-name="ce90" table:formula="of:=ABS([.G17])" office:value-type="float" office:value="0.552793874150614" calcext:value-type="float">
            <text:p>0.55</text:p>
          </table:table-cell>
          <table:table-cell table:number-columns-repeated="2"/>
          <table:table-cell table:style-name="Default" table:number-columns-repeated="4"/>
          <table:table-cell table:number-columns-repeated="1009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19" table:formula="of:=[.A18]*[.$A$3]" office:value-type="float" office:value="24" calcext:value-type="float">
            <text:p>24.00</text:p>
          </table:table-cell>
          <table:table-cell table:style-name="ce32"/>
          <table:table-cell table:style-name="ce51" table:formula="of:=[.D17]-[.H17]" office:value-type="float" office:value="7.78993832782277" calcext:value-type="float">
            <text:p>7.79</text:p>
          </table:table-cell>
          <table:table-cell table:style-name="ce58" table:formula="of:=[.A18]*[.D18]" office:value-type="float" office:value="23.3698149834683" calcext:value-type="float">
            <text:p>23.4</text:p>
          </table:table-cell>
          <table:table-cell table:style-name="ce70"/>
          <table:table-cell table:style-name="ce76" table:formula="of:=[.$E18]-[.$B18]" office:value-type="float" office:value="-0.630185016531701" calcext:value-type="float">
            <text:p>-0.6</text:p>
          </table:table-cell>
          <table:table-cell table:style-name="ce89" table:formula="of:=[.$J$4]*[.A18]*[.G18]" office:value-type="float" office:value="-0.113433302975706" calcext:value-type="float">
            <text:p>-0.11</text:p>
          </table:table-cell>
          <table:table-cell table:style-name="ce90" table:formula="of:=ABS([.G18])" office:value-type="float" office:value="0.630185016531701" calcext:value-type="float">
            <text:p>0.63</text:p>
          </table:table-cell>
          <table:table-cell table:number-columns-repeated="2"/>
          <table:table-cell table:style-name="ce82" office:value-type="string" calcext:value-type="string" table:number-columns-spanned="4" table:number-rows-spanned="1">
            <text:p><text:s/>W1 (i+1) = <text:s/>W1(i) – <text:s text:c="2"/>W1(i)Change</text:p>
          </table:table-cell>
          <table:covered-table-cell table:number-columns-repeated="3" table:style-name="Default"/>
          <table:table-cell table:number-columns-repeated="1009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9" table:formula="of:=[.A19]*[.$A$3]" office:value-type="float" office:value="32" calcext:value-type="float">
            <text:p>32.00</text:p>
          </table:table-cell>
          <table:table-cell table:style-name="ce32"/>
          <table:table-cell table:style-name="ce51" table:formula="of:=[.D18]-[.H18]" office:value-type="float" office:value="7.90337163079847" calcext:value-type="float">
            <text:p>7.90</text:p>
          </table:table-cell>
          <table:table-cell table:style-name="ce58" table:formula="of:=[.A19]*[.D19]" office:value-type="float" office:value="31.6134865231939" calcext:value-type="float">
            <text:p>31.6</text:p>
          </table:table-cell>
          <table:table-cell table:style-name="ce70"/>
          <table:table-cell table:style-name="ce76" table:formula="of:=[.$E19]-[.$B19]" office:value-type="float" office:value="-0.386513476806108" calcext:value-type="float">
            <text:p>-0.4</text:p>
          </table:table-cell>
          <table:table-cell table:style-name="ce89" table:formula="of:=[.$J$4]*[.A19]*[.G19]" office:value-type="float" office:value="-0.092763234433466" calcext:value-type="float">
            <text:p>-0.09</text:p>
          </table:table-cell>
          <table:table-cell table:style-name="ce90" table:formula="of:=ABS([.G19])" office:value-type="float" office:value="0.386513476806108" calcext:value-type="float">
            <text:p>0.39</text:p>
          </table:table-cell>
          <table:table-cell table:style-name="ce55"/>
          <table:table-cell table:number-columns-repeated="1014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9" table:formula="of:=[.A20]*[.$A$3]" office:value-type="float" office:value="40" calcext:value-type="float">
            <text:p>40.00</text:p>
          </table:table-cell>
          <table:table-cell table:style-name="ce32"/>
          <table:table-cell table:style-name="ce51" table:formula="of:=[.D19]-[.H19]" office:value-type="float" office:value="7.99613486523194" calcext:value-type="float">
            <text:p>8.00</text:p>
          </table:table-cell>
          <table:table-cell table:style-name="ce58" table:formula="of:=[.A20]*[.D20]" office:value-type="float" office:value="39.9806743261597" calcext:value-type="float">
            <text:p>40.0</text:p>
          </table:table-cell>
          <table:table-cell table:style-name="ce70"/>
          <table:table-cell table:style-name="ce76" table:formula="of:=[.$E20]-[.$B20]" office:value-type="float" office:value="-0.0193256738403065" calcext:value-type="float">
            <text:p>0.0</text:p>
          </table:table-cell>
          <table:table-cell table:style-name="ce89" table:formula="of:=[.$J$4]*[.A20]*[.G20]" office:value-type="float" office:value="-0.00579770215209194" calcext:value-type="float">
            <text:p>-0.01</text:p>
          </table:table-cell>
          <table:table-cell table:style-name="ce90" table:formula="of:=ABS([.G20])" office:value-type="float" office:value="0.0193256738403065" calcext:value-type="float">
            <text:p>0.02</text:p>
          </table:table-cell>
          <table:table-cell table:number-columns-repeated="1015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9" table:formula="of:=[.A21]*[.$A$3]" office:value-type="float" office:value="48" calcext:value-type="float">
            <text:p>48.00</text:p>
          </table:table-cell>
          <table:table-cell table:style-name="ce32"/>
          <table:table-cell table:style-name="ce51" table:formula="of:=[.D20]-[.H20]" office:value-type="float" office:value="8.00193256738403" calcext:value-type="float">
            <text:p>8.00</text:p>
          </table:table-cell>
          <table:table-cell table:style-name="ce58" table:formula="of:=[.A21]*[.D21]" office:value-type="float" office:value="48.0115954043042" calcext:value-type="float">
            <text:p>48.0</text:p>
          </table:table-cell>
          <table:table-cell table:style-name="ce70"/>
          <table:table-cell table:style-name="ce76" table:formula="of:=[.$E21]-[.$B21]" office:value-type="float" office:value="0.0115954043041882" calcext:value-type="float">
            <text:p>0.0</text:p>
          </table:table-cell>
          <table:table-cell table:style-name="ce89" table:formula="of:=[.$J$4]*[.A21]*[.G21]" office:value-type="float" office:value="0.00417434554950773" calcext:value-type="float">
            <text:p>0.00</text:p>
          </table:table-cell>
          <table:table-cell table:style-name="ce90" table:formula="of:=ABS([.G21])" office:value-type="float" office:value="0.0115954043041882" calcext:value-type="float">
            <text:p>0.01</text:p>
          </table:table-cell>
          <table:table-cell table:number-columns-repeated="1015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9" table:formula="of:=[.A22]*[.$A$3]" office:value-type="float" office:value="56" calcext:value-type="float">
            <text:p>56.00</text:p>
          </table:table-cell>
          <table:table-cell table:style-name="ce32"/>
          <table:table-cell table:style-name="ce51" table:formula="of:=[.D21]-[.H21]" office:value-type="float" office:value="7.99775822183452" calcext:value-type="float">
            <text:p>8.00</text:p>
          </table:table-cell>
          <table:table-cell table:style-name="ce58" table:formula="of:=[.A22]*[.D22]" office:value-type="float" office:value="55.9843075528417" calcext:value-type="float">
            <text:p>56.0</text:p>
          </table:table-cell>
          <table:table-cell table:style-name="ce70"/>
          <table:table-cell table:style-name="ce76" table:formula="of:=[.$E22]-[.$B22]" office:value-type="float" office:value="-0.0156924471583366" calcext:value-type="float">
            <text:p>0.0</text:p>
          </table:table-cell>
          <table:table-cell table:style-name="ce89" table:formula="of:=[.$J$4]*[.A22]*[.G22]" office:value-type="float" office:value="-0.00659082780650138" calcext:value-type="float">
            <text:p>-0.01</text:p>
          </table:table-cell>
          <table:table-cell table:style-name="ce90" table:formula="of:=ABS([.G22])" office:value-type="float" office:value="0.0156924471583366" calcext:value-type="float">
            <text:p>0.02</text:p>
          </table:table-cell>
          <table:table-cell table:number-columns-repeated="1015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9" table:formula="of:=[.A23]*[.$A$3]" office:value-type="float" office:value="64" calcext:value-type="float">
            <text:p>64.00</text:p>
          </table:table-cell>
          <table:table-cell table:style-name="ce32"/>
          <table:table-cell table:style-name="ce51" table:formula="of:=[.D22]-[.H22]" office:value-type="float" office:value="8.00434904964103" calcext:value-type="float">
            <text:p>8.00</text:p>
          </table:table-cell>
          <table:table-cell table:style-name="ce58" table:formula="of:=[.A23]*[.D23]" office:value-type="float" office:value="64.0347923971282" calcext:value-type="float">
            <text:p>64.0</text:p>
          </table:table-cell>
          <table:table-cell table:style-name="ce70"/>
          <table:table-cell table:style-name="ce76" table:formula="of:=[.$E23]-[.$B23]" office:value-type="float" office:value="0.0347923971282" calcext:value-type="float">
            <text:p>0.0</text:p>
          </table:table-cell>
          <table:table-cell table:style-name="ce89" table:formula="of:=[.$J$4]*[.A23]*[.G23]" office:value-type="float" office:value="0.016700350621536" calcext:value-type="float">
            <text:p>0.02</text:p>
          </table:table-cell>
          <table:table-cell table:style-name="ce90" table:formula="of:=ABS([.G23])" office:value-type="float" office:value="0.0347923971282" calcext:value-type="float">
            <text:p>0.03</text:p>
          </table:table-cell>
          <table:table-cell table:number-columns-repeated="1015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52" table:formula="of:=[.A24]*[.$A$3]" office:value-type="float" office:value="8" calcext:value-type="float">
            <text:p>8.00</text:p>
          </table:table-cell>
          <table:table-cell table:style-name="ce32"/>
          <table:table-cell table:style-name="ce37" table:formula="of:=[.D23]-[.H23]" office:value-type="float" office:value="7.98764869901949" calcext:value-type="float">
            <text:p>7.99</text:p>
          </table:table-cell>
          <table:table-cell table:style-name="ce40" table:formula="of:=[.A24]*[.D24]" office:value-type="float" office:value="7.98764869901949" calcext:value-type="float">
            <text:p>8.0</text:p>
          </table:table-cell>
          <table:table-cell table:style-name="ce70"/>
          <table:table-cell table:style-name="ce76" table:formula="of:=[.$E24]-[.$B24]" office:value-type="float" office:value="-0.0123513009805114" calcext:value-type="float">
            <text:p>0.0</text:p>
          </table:table-cell>
          <table:table-cell table:style-name="ce89" table:formula="of:=[.$J$4]*[.A24]*[.G24]" office:value-type="float" office:value="-0.000741078058830684" calcext:value-type="float">
            <text:p>0.00</text:p>
          </table:table-cell>
          <table:table-cell table:style-name="ce90" table:formula="of:=ABS([.G24])" office:value-type="float" office:value="0.0123513009805114" calcext:value-type="float">
            <text:p>0.01</text:p>
          </table:table-cell>
          <table:table-cell table:number-columns-repeated="1015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52" table:formula="of:=[.A25]*[.$A$3]" office:value-type="float" office:value="16" calcext:value-type="float">
            <text:p>16.00</text:p>
          </table:table-cell>
          <table:table-cell table:style-name="ce32"/>
          <table:table-cell table:style-name="ce37" table:formula="of:=[.D24]-[.H24]" office:value-type="float" office:value="7.98838977707832" calcext:value-type="float">
            <text:p>7.99</text:p>
          </table:table-cell>
          <table:table-cell table:style-name="ce40" table:formula="of:=[.A25]*[.D25]" office:value-type="float" office:value="15.9767795541566" calcext:value-type="float">
            <text:p>16.0</text:p>
          </table:table-cell>
          <table:table-cell table:style-name="ce70"/>
          <table:table-cell table:style-name="ce76" table:formula="of:=[.$E25]-[.$B25]" office:value-type="float" office:value="-0.0232204458433607" calcext:value-type="float">
            <text:p>0.0</text:p>
          </table:table-cell>
          <table:table-cell table:style-name="ce89" table:formula="of:=[.$J$4]*[.A25]*[.G25]" office:value-type="float" office:value="-0.00278645350120328" calcext:value-type="float">
            <text:p>0.00</text:p>
          </table:table-cell>
          <table:table-cell table:style-name="ce90" table:formula="of:=ABS([.G25])" office:value-type="float" office:value="0.0232204458433607" calcext:value-type="float">
            <text:p>0.02</text:p>
          </table:table-cell>
          <table:table-cell table:number-columns-repeated="1015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52" table:formula="of:=[.A26]*[.$A$3]" office:value-type="float" office:value="24" calcext:value-type="float">
            <text:p>24.00</text:p>
          </table:table-cell>
          <table:table-cell table:style-name="ce32"/>
          <table:table-cell table:style-name="ce37" table:formula="of:=[.D25]-[.H25]" office:value-type="float" office:value="7.99117623057952" calcext:value-type="float">
            <text:p>7.99</text:p>
          </table:table-cell>
          <table:table-cell table:style-name="ce40" table:formula="of:=[.A26]*[.D26]" office:value-type="float" office:value="23.9735286917386" calcext:value-type="float">
            <text:p>24.0</text:p>
          </table:table-cell>
          <table:table-cell table:style-name="ce70"/>
          <table:table-cell table:style-name="ce76" table:formula="of:=[.$E26]-[.$B26]" office:value-type="float" office:value="-0.0264713082614314" calcext:value-type="float">
            <text:p>0.0</text:p>
          </table:table-cell>
          <table:table-cell table:style-name="ce89" table:formula="of:=[.$J$4]*[.A26]*[.G26]" office:value-type="float" office:value="-0.00476483548705765" calcext:value-type="float">
            <text:p>0.00</text:p>
          </table:table-cell>
          <table:table-cell table:style-name="ce90" table:formula="of:=ABS([.G26])" office:value-type="float" office:value="0.0264713082614314" calcext:value-type="float">
            <text:p>0.03</text:p>
          </table:table-cell>
          <table:table-cell table:number-columns-repeated="1015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52" table:formula="of:=[.A27]*[.$A$3]" office:value-type="float" office:value="32" calcext:value-type="float">
            <text:p>32.00</text:p>
          </table:table-cell>
          <table:table-cell table:style-name="ce32"/>
          <table:table-cell table:style-name="ce37" table:formula="of:=[.D26]-[.H26]" office:value-type="float" office:value="7.99594106606658" calcext:value-type="float">
            <text:p>8.00</text:p>
          </table:table-cell>
          <table:table-cell table:style-name="ce40" table:formula="of:=[.A27]*[.D27]" office:value-type="float" office:value="31.9837642642663" calcext:value-type="float">
            <text:p>32.0</text:p>
          </table:table-cell>
          <table:table-cell table:style-name="ce70"/>
          <table:table-cell table:style-name="ce76" table:formula="of:=[.$E27]-[.$B27]" office:value-type="float" office:value="-0.0162357357336766" calcext:value-type="float">
            <text:p>0.0</text:p>
          </table:table-cell>
          <table:table-cell table:style-name="ce89" table:formula="of:=[.$J$4]*[.A27]*[.G27]" office:value-type="float" office:value="-0.0038965765760824" calcext:value-type="float">
            <text:p>0.00</text:p>
          </table:table-cell>
          <table:table-cell table:style-name="ce90" table:formula="of:=ABS([.G27])" office:value-type="float" office:value="0.0162357357336766" calcext:value-type="float">
            <text:p>0.02</text:p>
          </table:table-cell>
          <table:table-cell table:number-columns-repeated="1015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52" table:formula="of:=[.A28]*[.$A$3]" office:value-type="float" office:value="40" calcext:value-type="float">
            <text:p>40.00</text:p>
          </table:table-cell>
          <table:table-cell table:style-name="ce32"/>
          <table:table-cell table:style-name="ce37" table:formula="of:=[.D27]-[.H27]" office:value-type="float" office:value="7.99983764264266" calcext:value-type="float">
            <text:p>8.00</text:p>
          </table:table-cell>
          <table:table-cell table:style-name="ce40" table:formula="of:=[.A28]*[.D28]" office:value-type="float" office:value="39.9991882132133" calcext:value-type="float">
            <text:p>40.0</text:p>
          </table:table-cell>
          <table:table-cell table:style-name="ce70"/>
          <table:table-cell table:style-name="ce76" table:formula="of:=[.$E28]-[.$B28]" office:value-type="float" office:value="-0.000811786786684365" calcext:value-type="float">
            <text:p>0.0</text:p>
          </table:table-cell>
          <table:table-cell table:style-name="ce89" table:formula="of:=[.$J$4]*[.A28]*[.G28]" office:value-type="float" office:value="-0.00024353603600531" calcext:value-type="float">
            <text:p>0.00</text:p>
          </table:table-cell>
          <table:table-cell table:style-name="ce90" table:formula="of:=ABS([.G28])" office:value-type="float" office:value="0.000811786786684365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52" table:formula="of:=[.A29]*[.$A$3]" office:value-type="float" office:value="48" calcext:value-type="float">
            <text:p>48.00</text:p>
          </table:table-cell>
          <table:table-cell table:style-name="ce32"/>
          <table:table-cell table:style-name="ce37" table:formula="of:=[.D28]-[.H28]" office:value-type="float" office:value="8.00008117867867" calcext:value-type="float">
            <text:p>8.00</text:p>
          </table:table-cell>
          <table:table-cell table:style-name="ce40" table:formula="of:=[.A29]*[.D29]" office:value-type="float" office:value="48.000487072072" calcext:value-type="float">
            <text:p>48.0</text:p>
          </table:table-cell>
          <table:table-cell table:style-name="ce70"/>
          <table:table-cell table:style-name="ce76" table:formula="of:=[.$E29]-[.$B29]" office:value-type="float" office:value="0.000487072072004935" calcext:value-type="float">
            <text:p>0.0</text:p>
          </table:table-cell>
          <table:table-cell table:style-name="ce89" table:formula="of:=[.$J$4]*[.A29]*[.G29]" office:value-type="float" office:value="0.000175345945921777" calcext:value-type="float">
            <text:p>0.00</text:p>
          </table:table-cell>
          <table:table-cell table:style-name="ce90" table:formula="of:=ABS([.G29])" office:value-type="float" office:value="0.000487072072004935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52" table:formula="of:=[.A30]*[.$A$3]" office:value-type="float" office:value="56" calcext:value-type="float">
            <text:p>56.00</text:p>
          </table:table-cell>
          <table:table-cell table:style-name="ce32"/>
          <table:table-cell table:style-name="ce37" table:formula="of:=[.D29]-[.H29]" office:value-type="float" office:value="7.99990583273275" calcext:value-type="float">
            <text:p>8.00</text:p>
          </table:table-cell>
          <table:table-cell table:style-name="ce40" table:formula="of:=[.A30]*[.D30]" office:value-type="float" office:value="55.9993408291292" calcext:value-type="float">
            <text:p>56.0</text:p>
          </table:table-cell>
          <table:table-cell table:style-name="ce70"/>
          <table:table-cell table:style-name="ce76" table:formula="of:=[.$E30]-[.$B30]" office:value-type="float" office:value="-0.000659170870775938" calcext:value-type="float">
            <text:p>0.0</text:p>
          </table:table-cell>
          <table:table-cell table:style-name="ce89" table:formula="of:=[.$J$4]*[.A30]*[.G30]" office:value-type="float" office:value="-0.000276851765725894" calcext:value-type="float">
            <text:p>0.00</text:p>
          </table:table-cell>
          <table:table-cell table:style-name="ce90" table:formula="of:=ABS([.G30])" office:value-type="float" office:value="0.000659170870775938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52" table:formula="of:=[.A31]*[.$A$3]" office:value-type="float" office:value="64" calcext:value-type="float">
            <text:p>64.00</text:p>
          </table:table-cell>
          <table:table-cell table:style-name="ce32"/>
          <table:table-cell table:style-name="ce37" table:formula="of:=[.D30]-[.H30]" office:value-type="float" office:value="8.00018268449847" calcext:value-type="float">
            <text:p>8.00</text:p>
          </table:table-cell>
          <table:table-cell table:style-name="ce40" table:formula="of:=[.A31]*[.D31]" office:value-type="float" office:value="64.0014614759878" calcext:value-type="float">
            <text:p>64.0</text:p>
          </table:table-cell>
          <table:table-cell table:style-name="ce70"/>
          <table:table-cell table:style-name="ce76" table:formula="of:=[.$E31]-[.$B31]" office:value-type="float" office:value="0.00146147598778157" calcext:value-type="float">
            <text:p>0.0</text:p>
          </table:table-cell>
          <table:table-cell table:style-name="ce89" table:formula="of:=[.$J$4]*[.A31]*[.G31]" office:value-type="float" office:value="0.000701508474135153" calcext:value-type="float">
            <text:p>0.00</text:p>
          </table:table-cell>
          <table:table-cell table:style-name="ce90" table:formula="of:=ABS([.G31])" office:value-type="float" office:value="0.00146147598778157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9" table:formula="of:=[.A32]*[.$A$3]" office:value-type="float" office:value="8" calcext:value-type="float">
            <text:p>8.00</text:p>
          </table:table-cell>
          <table:table-cell/>
          <table:table-cell table:style-name="ce56" table:formula="of:=[.D31]-[.H31]" office:value-type="float" office:value="7.99948117602434" calcext:value-type="float">
            <text:p>8.00</text:p>
          </table:table-cell>
          <table:table-cell table:style-name="ce61" table:formula="of:=[.A32]*[.D32]" office:value-type="float" office:value="7.99948117602434" calcext:value-type="float">
            <text:p>8.0</text:p>
          </table:table-cell>
          <table:table-cell/>
          <table:table-cell table:style-name="ce76" table:formula="of:=[.$E32]-[.$B32]" office:value-type="float" office:value="-0.000518823975662386" calcext:value-type="float">
            <text:p>0.0</text:p>
          </table:table-cell>
          <table:table-cell table:style-name="ce89" table:formula="of:=[.$J$4]*[.A32]*[.G32]" office:value-type="float" office:value="-0.0000311294385397431" calcext:value-type="float">
            <text:p>0.00</text:p>
          </table:table-cell>
          <table:table-cell table:style-name="ce90" table:formula="of:=ABS([.G32])" office:value-type="float" office:value="0.000518823975662386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9" table:formula="of:=[.A33]*[.$A$3]" office:value-type="float" office:value="16" calcext:value-type="float">
            <text:p>16.00</text:p>
          </table:table-cell>
          <table:table-cell/>
          <table:table-cell table:style-name="ce56" table:formula="of:=[.D32]-[.H32]" office:value-type="float" office:value="7.99951230546288" calcext:value-type="float">
            <text:p>8.00</text:p>
          </table:table-cell>
          <table:table-cell table:style-name="ce61" table:formula="of:=[.A33]*[.D33]" office:value-type="float" office:value="15.9990246109258" calcext:value-type="float">
            <text:p>16.0</text:p>
          </table:table-cell>
          <table:table-cell/>
          <table:table-cell table:style-name="ce76" table:formula="of:=[.$E33]-[.$B33]" office:value-type="float" office:value="-0.000975389074245214" calcext:value-type="float">
            <text:p>0.0</text:p>
          </table:table-cell>
          <table:table-cell table:style-name="ce89" table:formula="of:=[.$J$4]*[.A33]*[.G33]" office:value-type="float" office:value="-0.000117046688909426" calcext:value-type="float">
            <text:p>0.00</text:p>
          </table:table-cell>
          <table:table-cell table:style-name="ce90" table:formula="of:=ABS([.G33])" office:value-type="float" office:value="0.000975389074245214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9" table:formula="of:=[.A34]*[.$A$3]" office:value-type="float" office:value="24" calcext:value-type="float">
            <text:p>24.00</text:p>
          </table:table-cell>
          <table:table-cell/>
          <table:table-cell table:style-name="ce56" table:formula="of:=[.D33]-[.H33]" office:value-type="float" office:value="7.99962935215179" calcext:value-type="float">
            <text:p>8.00</text:p>
          </table:table-cell>
          <table:table-cell table:style-name="ce61" table:formula="of:=[.A34]*[.D34]" office:value-type="float" office:value="23.9988880564554" calcext:value-type="float">
            <text:p>24.0</text:p>
          </table:table-cell>
          <table:table-cell/>
          <table:table-cell table:style-name="ce76" table:formula="of:=[.$E34]-[.$B34]" office:value-type="float" office:value="-0.00111194354463962" calcext:value-type="float">
            <text:p>0.0</text:p>
          </table:table-cell>
          <table:table-cell table:style-name="ce89" table:formula="of:=[.$J$4]*[.A34]*[.G34]" office:value-type="float" office:value="-0.000200149838035131" calcext:value-type="float">
            <text:p>0.00</text:p>
          </table:table-cell>
          <table:table-cell table:style-name="ce90" table:formula="of:=ABS([.G34])" office:value-type="float" office:value="0.00111194354463962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9" table:formula="of:=[.A35]*[.$A$3]" office:value-type="float" office:value="32" calcext:value-type="float">
            <text:p>32.00</text:p>
          </table:table-cell>
          <table:table-cell/>
          <table:table-cell table:style-name="ce56" table:formula="of:=[.D34]-[.H34]" office:value-type="float" office:value="7.99982950198982" calcext:value-type="float">
            <text:p>8.00</text:p>
          </table:table-cell>
          <table:table-cell table:style-name="ce61" table:formula="of:=[.A35]*[.D35]" office:value-type="float" office:value="31.9993180079593" calcext:value-type="float">
            <text:p>32.0</text:p>
          </table:table-cell>
          <table:table-cell/>
          <table:table-cell table:style-name="ce76" table:formula="of:=[.$E35]-[.$B35]" office:value-type="float" office:value="-0.000681992040714619" calcext:value-type="float">
            <text:p>0.0</text:p>
          </table:table-cell>
          <table:table-cell table:style-name="ce89" table:formula="of:=[.$J$4]*[.A35]*[.G35]" office:value-type="float" office:value="-0.000163678089771508" calcext:value-type="float">
            <text:p>0.00</text:p>
          </table:table-cell>
          <table:table-cell table:style-name="ce90" table:formula="of:=ABS([.G35])" office:value-type="float" office:value="0.000681992040714619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9" table:formula="of:=[.A36]*[.$A$3]" office:value-type="float" office:value="40" calcext:value-type="float">
            <text:p>40.00</text:p>
          </table:table-cell>
          <table:table-cell/>
          <table:table-cell table:style-name="ce56" table:formula="of:=[.D35]-[.H35]" office:value-type="float" office:value="7.99999318007959" calcext:value-type="float">
            <text:p>8.00</text:p>
          </table:table-cell>
          <table:table-cell table:style-name="ce61" table:formula="of:=[.A36]*[.D36]" office:value-type="float" office:value="39.999965900398" calcext:value-type="float">
            <text:p>40.0</text:p>
          </table:table-cell>
          <table:table-cell/>
          <table:table-cell table:style-name="ce76" table:formula="of:=[.$E36]-[.$B36]" office:value-type="float" office:value="-0.0000340996020327111" calcext:value-type="float">
            <text:p>0.0</text:p>
          </table:table-cell>
          <table:table-cell table:style-name="ce89" table:formula="of:=[.$J$4]*[.A36]*[.G36]" office:value-type="float" office:value="-0.0000102298806098133" calcext:value-type="float">
            <text:p>0.00</text:p>
          </table:table-cell>
          <table:table-cell table:style-name="ce90" table:formula="of:=ABS([.G36])" office:value-type="float" office:value="0.0000340996020327111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9" table:formula="of:=[.A37]*[.$A$3]" office:value-type="float" office:value="48" calcext:value-type="float">
            <text:p>48.00</text:p>
          </table:table-cell>
          <table:table-cell/>
          <table:table-cell table:style-name="ce56" table:formula="of:=[.D36]-[.H36]" office:value-type="float" office:value="8.0000034099602" calcext:value-type="float">
            <text:p>8.00</text:p>
          </table:table-cell>
          <table:table-cell table:style-name="ce61" table:formula="of:=[.A37]*[.D37]" office:value-type="float" office:value="48.0000204597612" calcext:value-type="float">
            <text:p>48.0</text:p>
          </table:table-cell>
          <table:table-cell/>
          <table:table-cell table:style-name="ce76" table:formula="of:=[.$E37]-[.$B37]" office:value-type="float" office:value="0.0000204597612167845" calcext:value-type="float">
            <text:p>0.0</text:p>
          </table:table-cell>
          <table:table-cell table:style-name="ce89" table:formula="of:=[.$J$4]*[.A37]*[.G37]" office:value-type="float" office:value="0.00000736551403804242" calcext:value-type="float">
            <text:p>0.00</text:p>
          </table:table-cell>
          <table:table-cell table:style-name="ce90" table:formula="of:=ABS([.G37])" office:value-type="float" office:value="0.0000204597612167845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9" table:formula="of:=[.A38]*[.$A$3]" office:value-type="float" office:value="56" calcext:value-type="float">
            <text:p>56.00</text:p>
          </table:table-cell>
          <table:table-cell/>
          <table:table-cell table:style-name="ce56" table:formula="of:=[.D37]-[.H37]" office:value-type="float" office:value="7.99999604444616" calcext:value-type="float">
            <text:p>8.00</text:p>
          </table:table-cell>
          <table:table-cell table:style-name="ce61" table:formula="of:=[.A38]*[.D38]" office:value-type="float" office:value="55.9999723111232" calcext:value-type="float">
            <text:p>56.0</text:p>
          </table:table-cell>
          <table:table-cell/>
          <table:table-cell table:style-name="ce76" table:formula="of:=[.$E38]-[.$B38]" office:value-type="float" office:value="-0.0000276888768482308" calcext:value-type="float">
            <text:p>0.0</text:p>
          </table:table-cell>
          <table:table-cell table:style-name="ce89" table:formula="of:=[.$J$4]*[.A38]*[.G38]" office:value-type="float" office:value="-0.000011629328276257" calcext:value-type="float">
            <text:p>0.00</text:p>
          </table:table-cell>
          <table:table-cell table:style-name="ce90" table:formula="of:=ABS([.G38])" office:value-type="float" office:value="0.0000276888768482308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9" table:formula="of:=[.A39]*[.$A$3]" office:value-type="float" office:value="64" calcext:value-type="float">
            <text:p>64.00</text:p>
          </table:table-cell>
          <table:table-cell/>
          <table:table-cell table:style-name="ce56" table:formula="of:=[.D38]-[.H38]" office:value-type="float" office:value="8.00000767377444" calcext:value-type="float">
            <text:p>8.00</text:p>
          </table:table-cell>
          <table:table-cell table:style-name="ce61" table:formula="of:=[.A39]*[.D39]" office:value-type="float" office:value="64.0000613901955" calcext:value-type="float">
            <text:p>64.0</text:p>
          </table:table-cell>
          <table:table-cell/>
          <table:table-cell table:style-name="ce76" table:formula="of:=[.$E39]-[.$B39]" office:value-type="float" office:value="0.0000613901955262008" calcext:value-type="float">
            <text:p>0.0</text:p>
          </table:table-cell>
          <table:table-cell table:style-name="ce89" table:formula="of:=[.$J$4]*[.A39]*[.G39]" office:value-type="float" office:value="0.0000294672938525764" calcext:value-type="float">
            <text:p>0.00</text:p>
          </table:table-cell>
          <table:table-cell table:style-name="ce90" table:formula="of:=ABS([.G39])" office:value-type="float" office:value="0.0000613901955262008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52" table:formula="of:=[.A40]*[.$A$3]" office:value-type="float" office:value="8" calcext:value-type="float">
            <text:p>8.00</text:p>
          </table:table-cell>
          <table:table-cell/>
          <table:table-cell table:style-name="ce37" table:formula="of:=[.D39]-[.H39]" office:value-type="float" office:value="7.99997820648059" calcext:value-type="float">
            <text:p>8.00</text:p>
          </table:table-cell>
          <table:table-cell table:style-name="ce40" table:formula="of:=[.A40]*[.D40]" office:value-type="float" office:value="7.99997820648059" calcext:value-type="float">
            <text:p>8.0</text:p>
          </table:table-cell>
          <table:table-cell/>
          <table:table-cell table:style-name="ce76" table:formula="of:=[.$E40]-[.$B40]" office:value-type="float" office:value="-0.0000217935194122276" calcext:value-type="float">
            <text:p>0.0</text:p>
          </table:table-cell>
          <table:table-cell table:style-name="ce89" table:formula="of:=[.$J$4]*[.A40]*[.G40]" office:value-type="float" office:value="-0.00000130761116473366" calcext:value-type="float">
            <text:p>0.00</text:p>
          </table:table-cell>
          <table:table-cell table:style-name="ce90" table:formula="of:=ABS([.G40])" office:value-type="float" office:value="0.0000217935194122276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52" table:formula="of:=[.A41]*[.$A$3]" office:value-type="float" office:value="16" calcext:value-type="float">
            <text:p>16.00</text:p>
          </table:table-cell>
          <table:table-cell/>
          <table:table-cell table:style-name="ce37" table:formula="of:=[.D40]-[.H40]" office:value-type="float" office:value="7.99997951409175" calcext:value-type="float">
            <text:p>8.00</text:p>
          </table:table-cell>
          <table:table-cell table:style-name="ce40" table:formula="of:=[.A41]*[.D41]" office:value-type="float" office:value="15.9999590281835" calcext:value-type="float">
            <text:p>16.0</text:p>
          </table:table-cell>
          <table:table-cell/>
          <table:table-cell table:style-name="ce76" table:formula="of:=[.$E41]-[.$B41]" office:value-type="float" office:value="-0.0000409718164942063" calcext:value-type="float">
            <text:p>0.0</text:p>
          </table:table-cell>
          <table:table-cell table:style-name="ce89" table:formula="of:=[.$J$4]*[.A41]*[.G41]" office:value-type="float" office:value="-0.00000491661797930476" calcext:value-type="float">
            <text:p>0.00</text:p>
          </table:table-cell>
          <table:table-cell table:style-name="ce90" table:formula="of:=ABS([.G41])" office:value-type="float" office:value="0.0000409718164942063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52" table:formula="of:=[.A42]*[.$A$3]" office:value-type="float" office:value="24" calcext:value-type="float">
            <text:p>24.00</text:p>
          </table:table-cell>
          <table:table-cell/>
          <table:table-cell table:style-name="ce37" table:formula="of:=[.D41]-[.H41]" office:value-type="float" office:value="7.99998443070973" calcext:value-type="float">
            <text:p>8.00</text:p>
          </table:table-cell>
          <table:table-cell table:style-name="ce40" table:formula="of:=[.A42]*[.D42]" office:value-type="float" office:value="23.9999532921292" calcext:value-type="float">
            <text:p>24.0</text:p>
          </table:table-cell>
          <table:table-cell/>
          <table:table-cell table:style-name="ce76" table:formula="of:=[.$E42]-[.$B42]" office:value-type="float" office:value="-0.0000467078708012991" calcext:value-type="float">
            <text:p>0.0</text:p>
          </table:table-cell>
          <table:table-cell table:style-name="ce89" table:formula="of:=[.$J$4]*[.A42]*[.G42]" office:value-type="float" office:value="-0.00000840741674423384" calcext:value-type="float">
            <text:p>0.00</text:p>
          </table:table-cell>
          <table:table-cell table:style-name="ce90" table:formula="of:=ABS([.G42])" office:value-type="float" office:value="0.0000467078708012991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52" table:formula="of:=[.A43]*[.$A$3]" office:value-type="float" office:value="32" calcext:value-type="float">
            <text:p>32.00</text:p>
          </table:table-cell>
          <table:table-cell/>
          <table:table-cell table:style-name="ce37" table:formula="of:=[.D42]-[.H42]" office:value-type="float" office:value="7.99999283812648" calcext:value-type="float">
            <text:p>8.00</text:p>
          </table:table-cell>
          <table:table-cell table:style-name="ce40" table:formula="of:=[.A43]*[.D43]" office:value-type="float" office:value="31.9999713525059" calcext:value-type="float">
            <text:p>32.0</text:p>
          </table:table-cell>
          <table:table-cell/>
          <table:table-cell table:style-name="ce76" table:formula="of:=[.$E43]-[.$B43]" office:value-type="float" office:value="-0.0000286474940942583" calcext:value-type="float">
            <text:p>0.0</text:p>
          </table:table-cell>
          <table:table-cell table:style-name="ce89" table:formula="of:=[.$J$4]*[.A43]*[.G43]" office:value-type="float" office:value="-0.00000687539858262198" calcext:value-type="float">
            <text:p>0.00</text:p>
          </table:table-cell>
          <table:table-cell table:style-name="ce90" table:formula="of:=ABS([.G43])" office:value-type="float" office:value="0.0000286474940942583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52" table:formula="of:=[.A44]*[.$A$3]" office:value-type="float" office:value="40" calcext:value-type="float">
            <text:p>40.00</text:p>
          </table:table-cell>
          <table:table-cell/>
          <table:table-cell table:style-name="ce37" table:formula="of:=[.D43]-[.H43]" office:value-type="float" office:value="7.99999971352506" calcext:value-type="float">
            <text:p>8.00</text:p>
          </table:table-cell>
          <table:table-cell table:style-name="ce40" table:formula="of:=[.A44]*[.D44]" office:value-type="float" office:value="39.9999985676253" calcext:value-type="float">
            <text:p>40.0</text:p>
          </table:table-cell>
          <table:table-cell/>
          <table:table-cell table:style-name="ce76" table:formula="of:=[.$E44]-[.$B44]" office:value-type="float" office:value="-0.00000143237470240365" calcext:value-type="float">
            <text:p>0.0</text:p>
          </table:table-cell>
          <table:table-cell table:style-name="ce89" table:formula="of:=[.$J$4]*[.A44]*[.G44]" office:value-type="float" office:value="-0.000000429712410721095" calcext:value-type="float">
            <text:p>0.00</text:p>
          </table:table-cell>
          <table:table-cell table:style-name="ce90" table:formula="of:=ABS([.G44])" office:value-type="float" office:value="0.00000143237470240365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52" table:formula="of:=[.A45]*[.$A$3]" office:value-type="float" office:value="48" calcext:value-type="float">
            <text:p>48.00</text:p>
          </table:table-cell>
          <table:table-cell/>
          <table:table-cell table:style-name="ce37" table:formula="of:=[.D44]-[.H44]" office:value-type="float" office:value="8.00000014323747" calcext:value-type="float">
            <text:p>8.00</text:p>
          </table:table-cell>
          <table:table-cell table:style-name="ce40" table:formula="of:=[.A45]*[.D45]" office:value-type="float" office:value="48.0000008594248" calcext:value-type="float">
            <text:p>48.0</text:p>
          </table:table-cell>
          <table:table-cell/>
          <table:table-cell table:style-name="ce76" table:formula="of:=[.$E45]-[.$B45]" office:value-type="float" office:value="0.000000859424815757848" calcext:value-type="float">
            <text:p>0.0</text:p>
          </table:table-cell>
          <table:table-cell table:style-name="ce89" table:formula="of:=[.$J$4]*[.A45]*[.G45]" office:value-type="float" office:value="0.000000309392933672825" calcext:value-type="float">
            <text:p>0.00</text:p>
          </table:table-cell>
          <table:table-cell table:style-name="ce90" table:formula="of:=ABS([.G45])" office:value-type="float" office:value="0.000000859424815757848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52" table:formula="of:=[.A46]*[.$A$3]" office:value-type="float" office:value="56" calcext:value-type="float">
            <text:p>56.00</text:p>
          </table:table-cell>
          <table:table-cell/>
          <table:table-cell table:style-name="ce37" table:formula="of:=[.D45]-[.H45]" office:value-type="float" office:value="7.99999983384454" calcext:value-type="float">
            <text:p>8.00</text:p>
          </table:table-cell>
          <table:table-cell table:style-name="ce40" table:formula="of:=[.A46]*[.D46]" office:value-type="float" office:value="55.9999988369118" calcext:value-type="float">
            <text:p>56.0</text:p>
          </table:table-cell>
          <table:table-cell/>
          <table:table-cell table:style-name="ce76" table:formula="of:=[.$E46]-[.$B46]" office:value-type="float" office:value="-0.00000116308824260614" calcext:value-type="float">
            <text:p>0.0</text:p>
          </table:table-cell>
          <table:table-cell table:style-name="ce89" table:formula="of:=[.$J$4]*[.A46]*[.G46]" office:value-type="float" office:value="-0.000000488497061894577" calcext:value-type="float">
            <text:p>0.00</text:p>
          </table:table-cell>
          <table:table-cell table:style-name="ce90" table:formula="of:=ABS([.G46])" office:value-type="float" office:value="0.00000116308824260614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52" table:formula="of:=[.A47]*[.$A$3]" office:value-type="float" office:value="64" calcext:value-type="float">
            <text:p>64.00</text:p>
          </table:table-cell>
          <table:table-cell/>
          <table:table-cell table:style-name="ce37" table:formula="of:=[.D46]-[.H46]" office:value-type="float" office:value="8.0000003223416" calcext:value-type="float">
            <text:p>8.00</text:p>
          </table:table-cell>
          <table:table-cell table:style-name="ce40" table:formula="of:=[.A47]*[.D47]" office:value-type="float" office:value="64.0000025787328" calcext:value-type="float">
            <text:p>64.0</text:p>
          </table:table-cell>
          <table:table-cell/>
          <table:table-cell table:style-name="ce76" table:formula="of:=[.$E47]-[.$B47]" office:value-type="float" office:value="0.00000257873278997067" calcext:value-type="float">
            <text:p>0.0</text:p>
          </table:table-cell>
          <table:table-cell table:style-name="ce89" table:formula="of:=[.$J$4]*[.A47]*[.G47]" office:value-type="float" office:value="0.00000123779173918592" calcext:value-type="float">
            <text:p>0.00</text:p>
          </table:table-cell>
          <table:table-cell table:style-name="ce90" table:formula="of:=ABS([.G47])" office:value-type="float" office:value="0.00000257873278997067" calcext:value-type="float">
            <text:p>0.00</text:p>
          </table:table-cell>
          <table:table-cell table:number-columns-repeated="1015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_2" table:style-name="ta1">
        <table:shapes>
          <draw:frame draw:z-index="0" draw:style-name="gr1" draw:text-style-name="P1" svg:width="26.962cm" svg:height="9.801cm" svg:x="1.706cm" svg:y="95.913cm">
            <draw:object draw:notify-on-update-of-ranges="Hoja_2.K10:Hoja_2.K19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ce7"/>
        <table:table-column table:style-name="co1" table:default-cell-style-name="ce7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number-columns-repeated="2" table:default-cell-style-name="ce4"/>
        <table:table-column table:style-name="co10" table:default-cell-style-name="Default"/>
        <table:table-column table:style-name="co1" table:number-columns-repeated="6" table:default-cell-style-name="Default"/>
        <table:table-row table:style-name="ro3">
          <table:table-cell table:number-columns-repeated="17"/>
        </table:table-row>
        <table:table-row table:style-name="ro3">
          <table:table-cell table:style-name="ce84" office:value-type="string" calcext:value-type="string">
            <text:p>a</text:p>
          </table:table-cell>
          <table:table-cell table:style-name="ce84"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25 épocas</text:p>
          </table:table-cell>
          <table:table-cell table:number-columns-repeated="5"/>
          <table:table-cell table:style-name="ce94" office:value-type="string" calcext:value-type="string">
            <text:p>Learning Rate W1</text:p>
          </table:table-cell>
          <table:table-cell table:number-columns-repeated="6"/>
        </table:table-row>
        <table:table-row table:style-name="ro3">
          <table:table-cell table:style-name="ce86" table:formula="of:=4.1" office:value-type="float" office:value="4.1" calcext:value-type="float">
            <text:p>4.1</text:p>
          </table:table-cell>
          <table:table-cell table:style-name="ce86" office:value-type="float" office:value="9.8" calcext:value-type="float">
            <text:p>9.8</text:p>
          </table:table-cell>
          <table:table-cell table:number-columns-repeated="8"/>
          <table:table-cell table:style-name="ce135" office:value-type="float" office:value="0.06" calcext:value-type="float">
            <text:p>0.06</text:p>
          </table:table-cell>
          <table:table-cell table:number-columns-repeated="6"/>
        </table:table-row>
        <table:table-row table:style-name="ro3">
          <table:table-cell table:style-name="ce87" table:number-columns-repeated="2"/>
          <table:table-cell table:number-columns-repeated="8"/>
          <table:table-cell table:style-name="ce136"/>
          <table:table-cell table:number-columns-repeated="6"/>
        </table:table-row>
        <table:table-row table:style-name="ro3">
          <table:table-cell table:style-name="ce87" table:number-columns-repeated="2"/>
          <table:table-cell table:number-columns-repeated="8"/>
          <table:table-cell table:style-name="ce111"/>
          <table:table-cell table:number-columns-repeated="6"/>
        </table:table-row>
        <table:table-row table:style-name="ro2">
          <table:table-cell table:style-name="Default" table:number-columns-repeated="2"/>
          <table:table-cell table:style-name="ce123" office:value-type="string" calcext:value-type="string" table:number-columns-spanned="7" table:number-rows-spanned="1">
            <text:p>Red neuronal de un perceptron para estudiar una función lineal</text:p>
          </table:table-cell>
          <table:covered-table-cell table:number-columns-repeated="5" table:style-name="ce123"/>
          <table:covered-table-cell table:style-name="ce104"/>
          <table:table-cell table:style-name="ce15"/>
          <table:table-cell table:number-columns-repeated="7"/>
        </table:table-row>
        <table:table-row table:style-name="ro2">
          <table:table-cell table:style-name="Default" table:number-columns-repeated="2"/>
          <table:table-cell table:style-name="ce8" table:number-columns-repeated="6"/>
          <table:table-cell table:style-name="ce15" table:number-columns-repeated="2"/>
          <table:table-cell table:number-columns-repeated="7"/>
        </table:table-row>
        <table:table-row table:style-name="ro2">
          <table:table-cell table:style-name="ce6" office:value-type="string" calcext:value-type="string">
            <text:p>Dato In</text:p>
          </table:table-cell>
          <table:table-cell table:style-name="ce6" office:value-type="string" calcext:value-type="string">
            <text:p>Etiqueta</text:p>
          </table:table-cell>
          <table:table-cell table:style-name="ce8"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/>
          <table:table-cell table:style-name="ce62" office:value-type="string" calcext:value-type="string">
            <text:p>W1</text:p>
          </table:table-cell>
          <table:table-cell table:style-name="ce62" office:value-type="string" calcext:value-type="string">
            <text:p>b1</text:p>
          </table:table-cell>
          <table:table-cell table:style-name="ce33" office:value-type="string" calcext:value-type="string">
            <text:p>Predicción</text:p>
          </table:table-cell>
          <table:table-cell table:style-name="ce69"/>
          <table:table-cell table:style-name="ce1" office:value-type="string" calcext:value-type="string">
            <text:p>Diferencia</text:p>
          </table:table-cell>
          <table:table-cell table:style-name="ce16" office:value-type="string" calcext:value-type="string">
            <text:p>Change W1</text:p>
          </table:table-cell>
          <table:table-cell table:style-name="ce93" office:value-type="string" calcext:value-type="string">
            <text:p>New b1</text:p>
          </table:table-cell>
          <table:table-cell table:style-name="ce1" office:value-type="string" calcext:value-type="string">
            <text:p>| Diferencia |</text:p>
          </table:table-cell>
          <table:table-cell table:number-columns-repeated="6"/>
        </table:table-row>
        <table:table-row table:style-name="ro3">
          <table:table-cell table:style-name="ce112" office:value-type="float" office:value="1" calcext:value-type="float">
            <text:p>1</text:p>
          </table:table-cell>
          <table:table-cell table:style-name="ce114" table:formula="of:=[.A10]*[.$A$3]+[.$B$3]" office:value-type="float" office:value="13.9" calcext:value-type="float">
            <text:p>13.90</text:p>
          </table:table-cell>
          <table:table-cell/>
          <table:table-cell table:style-name="ce63" office:value-type="float" office:value="2" calcext:value-type="float">
            <text:p>2.00</text:p>
          </table:table-cell>
          <table:table-cell table:style-name="ce63" office:value-type="float" office:value="12" calcext:value-type="float">
            <text:p>12.00</text:p>
          </table:table-cell>
          <table:table-cell table:style-name="ce122" table:formula="of:=[.A10]*[.D10]+[.E10]" office:value-type="float" office:value="14" calcext:value-type="float">
            <text:p>14.0</text:p>
          </table:table-cell>
          <table:table-cell table:style-name="ce12"/>
          <table:table-cell table:style-name="ce126" table:formula="of:=[.F10]-[.B10]" office:value-type="float" office:value="0.0999999999999996" calcext:value-type="float">
            <text:p>1.00E-01</text:p>
          </table:table-cell>
          <table:table-cell table:style-name="ce132" table:formula="of:=[.$K$3]*[.H10]*[.A10]" office:value-type="float" office:value="0.00599999999999998" calcext:value-type="float">
            <text:p>0.00600000</text:p>
          </table:table-cell>
          <table:table-cell table:style-name="ce101" table:formula="of:=[.B10]-[.A10]*[.D10]" office:value-type="float" office:value="11.9" calcext:value-type="float">
            <text:p>11.90</text:p>
          </table:table-cell>
          <table:table-cell table:style-name="ce138" table:formula="of:=ABS([.H10])" office:value-type="float" office:value="0.0999999999999996" calcext:value-type="float">
            <text:p>0.10000000000</text:p>
          </table:table-cell>
          <table:table-cell table:number-columns-repeated="6"/>
        </table:table-row>
        <table:table-row table:style-name="ro3">
          <table:table-cell table:style-name="ce112" office:value-type="float" office:value="2" calcext:value-type="float">
            <text:p>2</text:p>
          </table:table-cell>
          <table:table-cell table:style-name="ce114" table:formula="of:=[.A11]*[.$A$3]+[.$B$3]" office:value-type="float" office:value="18" calcext:value-type="float">
            <text:p>18.00</text:p>
          </table:table-cell>
          <table:table-cell/>
          <table:table-cell table:style-name="ce63" table:formula="of:=[.D10]-[.I10]" office:value-type="float" office:value="1.994" calcext:value-type="float">
            <text:p>1.99</text:p>
          </table:table-cell>
          <table:table-cell table:style-name="ce63" table:formula="of:=[.J10]" office:value-type="float" office:value="11.9" calcext:value-type="float">
            <text:p>11.90</text:p>
          </table:table-cell>
          <table:table-cell table:style-name="ce122" table:formula="of:=[.A11]*[.D11]+[.E11]" office:value-type="float" office:value="15.888" calcext:value-type="float">
            <text:p>15.9</text:p>
          </table:table-cell>
          <table:table-cell table:style-name="ce12"/>
          <table:table-cell table:style-name="ce126" table:formula="of:=[.F11]-[.B11]" office:value-type="float" office:value="-2.112" calcext:value-type="float">
            <text:p>-2.11E+00</text:p>
          </table:table-cell>
          <table:table-cell table:style-name="ce132" table:formula="of:=[.$K$3]*[.H11]*[.A11]" office:value-type="float" office:value="-0.25344" calcext:value-type="float">
            <text:p>-0.25344000</text:p>
          </table:table-cell>
          <table:table-cell table:style-name="ce101" table:formula="of:=[.B11]-[.A11]*[.D11]" office:value-type="float" office:value="14.012" calcext:value-type="float">
            <text:p>14.01</text:p>
          </table:table-cell>
          <table:table-cell table:style-name="ce138" table:formula="of:=ABS([.H11])" office:value-type="float" office:value="2.112" calcext:value-type="float">
            <text:p>2.11200000000</text:p>
          </table:table-cell>
          <table:table-cell table:number-columns-repeated="6"/>
        </table:table-row>
        <table:table-row table:style-name="ro1">
          <table:table-cell table:style-name="ce112" office:value-type="float" office:value="3" calcext:value-type="float">
            <text:p>3</text:p>
          </table:table-cell>
          <table:table-cell table:style-name="ce114" table:formula="of:=[.A12]*[.$A$3]+[.$B$3]" office:value-type="float" office:value="22.1" calcext:value-type="float">
            <text:p>22.10</text:p>
          </table:table-cell>
          <table:table-cell/>
          <table:table-cell table:style-name="ce63" table:formula="of:=[.D11]-[.I11]" office:value-type="float" office:value="2.24744" calcext:value-type="float">
            <text:p>2.25</text:p>
          </table:table-cell>
          <table:table-cell table:style-name="ce63" table:formula="of:=[.J11]" office:value-type="float" office:value="14.012" calcext:value-type="float">
            <text:p>14.01</text:p>
          </table:table-cell>
          <table:table-cell table:style-name="ce122" table:formula="of:=[.A12]*[.D12]+[.E12]" office:value-type="float" office:value="20.75432" calcext:value-type="float">
            <text:p>20.8</text:p>
          </table:table-cell>
          <table:table-cell table:style-name="ce12"/>
          <table:table-cell table:style-name="ce126" table:formula="of:=[.F12]-[.B12]" office:value-type="float" office:value="-1.34568" calcext:value-type="float">
            <text:p>-1.35E+00</text:p>
          </table:table-cell>
          <table:table-cell table:style-name="ce132" table:formula="of:=[.$K$3]*[.H12]*[.A12]" office:value-type="float" office:value="-0.2422224" calcext:value-type="float">
            <text:p>-0.24222240</text:p>
          </table:table-cell>
          <table:table-cell table:style-name="ce101" table:formula="of:=[.B12]-[.A12]*[.D12]" office:value-type="float" office:value="15.35768" calcext:value-type="float">
            <text:p>15.36</text:p>
          </table:table-cell>
          <table:table-cell table:style-name="ce138" table:formula="of:=ABS([.H12])" office:value-type="float" office:value="1.34568" calcext:value-type="float">
            <text:p>1.34568000000</text:p>
          </table:table-cell>
          <table:table-cell/>
          <table:table-cell table:style-name="ce23" office:value-type="string" calcext:value-type="string" table:number-columns-spanned="3" table:number-rows-spanned="1">
            <text:p>Learning Rate = Learning coefficient</text:p>
          </table:table-cell>
          <table:covered-table-cell table:number-columns-repeated="2"/>
          <table:table-cell table:style-name="ce7" office:value-type="float" office:value="0.04" calcext:value-type="float">
            <text:p>0.04</text:p>
          </table:table-cell>
          <table:table-cell/>
        </table:table-row>
        <table:table-row table:style-name="ro3">
          <table:table-cell table:style-name="ce112" office:value-type="float" office:value="4" calcext:value-type="float">
            <text:p>4</text:p>
          </table:table-cell>
          <table:table-cell table:style-name="ce114" table:formula="of:=[.A13]*[.$A$3]+[.$B$3]" office:value-type="float" office:value="26.2" calcext:value-type="float">
            <text:p>26.20</text:p>
          </table:table-cell>
          <table:table-cell/>
          <table:table-cell table:style-name="ce63" table:formula="of:=[.D12]-[.I12]" office:value-type="float" office:value="2.4896624" calcext:value-type="float">
            <text:p>2.49</text:p>
          </table:table-cell>
          <table:table-cell table:style-name="ce63" table:formula="of:=[.J12]" office:value-type="float" office:value="15.35768" calcext:value-type="float">
            <text:p>15.36</text:p>
          </table:table-cell>
          <table:table-cell table:style-name="ce122" table:formula="of:=[.A13]*[.D13]+[.E13]" office:value-type="float" office:value="25.3163296" calcext:value-type="float">
            <text:p>25.3</text:p>
          </table:table-cell>
          <table:table-cell table:style-name="ce12"/>
          <table:table-cell table:style-name="ce126" table:formula="of:=[.F13]-[.B13]" office:value-type="float" office:value="-0.883670399999996" calcext:value-type="float">
            <text:p>-8.84E-01</text:p>
          </table:table-cell>
          <table:table-cell table:style-name="ce132" table:formula="of:=[.$K$3]*[.H13]*[.A13]" office:value-type="float" office:value="-0.212080895999999" calcext:value-type="float">
            <text:p>-0.21208090</text:p>
          </table:table-cell>
          <table:table-cell table:style-name="ce101" table:formula="of:=[.B13]-[.A13]*[.D13]" office:value-type="float" office:value="16.2413504" calcext:value-type="float">
            <text:p>16.24</text:p>
          </table:table-cell>
          <table:table-cell table:style-name="ce138" table:formula="of:=ABS([.H13])" office:value-type="float" office:value="0.883670399999996" calcext:value-type="float">
            <text:p>0.88367040000</text:p>
          </table:table-cell>
          <table:table-cell table:number-columns-repeated="6"/>
        </table:table-row>
        <table:table-row table:style-name="ro3">
          <table:table-cell table:style-name="ce112" office:value-type="float" office:value="5" calcext:value-type="float">
            <text:p>5</text:p>
          </table:table-cell>
          <table:table-cell table:style-name="ce114" table:formula="of:=[.A14]*[.$A$3]+[.$B$3]" office:value-type="float" office:value="30.3" calcext:value-type="float">
            <text:p>30.30</text:p>
          </table:table-cell>
          <table:table-cell/>
          <table:table-cell table:style-name="ce63" table:formula="of:=[.D13]-[.I13]" office:value-type="float" office:value="2.701743296" calcext:value-type="float">
            <text:p>2.70</text:p>
          </table:table-cell>
          <table:table-cell table:style-name="ce63" table:formula="of:=[.J13]" office:value-type="float" office:value="16.2413504" calcext:value-type="float">
            <text:p>16.24</text:p>
          </table:table-cell>
          <table:table-cell table:style-name="ce122" table:formula="of:=[.A14]*[.D14]+[.E14]" office:value-type="float" office:value="29.75006688" calcext:value-type="float">
            <text:p>29.8</text:p>
          </table:table-cell>
          <table:table-cell table:style-name="ce12"/>
          <table:table-cell table:style-name="ce126" table:formula="of:=[.F14]-[.B14]" office:value-type="float" office:value="-0.549933120000006" calcext:value-type="float">
            <text:p>-5.50E-01</text:p>
          </table:table-cell>
          <table:table-cell table:style-name="ce132" table:formula="of:=[.$K$3]*[.H14]*[.A14]" office:value-type="float" office:value="-0.164979936000002" calcext:value-type="float">
            <text:p>-0.16497994</text:p>
          </table:table-cell>
          <table:table-cell table:style-name="ce101" table:formula="of:=[.B14]-[.A14]*[.D14]" office:value-type="float" office:value="16.79128352" calcext:value-type="float">
            <text:p>16.79</text:p>
          </table:table-cell>
          <table:table-cell table:style-name="ce138" table:formula="of:=ABS([.H14])" office:value-type="float" office:value="0.549933120000006" calcext:value-type="float">
            <text:p>0.54993312000</text:p>
          </table:table-cell>
          <table:table-cell table:number-columns-repeated="6"/>
        </table:table-row>
        <table:table-row table:style-name="ro3">
          <table:table-cell table:style-name="ce112" office:value-type="float" office:value="6" calcext:value-type="float">
            <text:p>6</text:p>
          </table:table-cell>
          <table:table-cell table:style-name="ce114" table:formula="of:=[.A15]*[.$A$3]+[.$B$3]" office:value-type="float" office:value="34.4" calcext:value-type="float">
            <text:p>34.40</text:p>
          </table:table-cell>
          <table:table-cell/>
          <table:table-cell table:style-name="ce63" table:formula="of:=[.D14]-[.I14]" office:value-type="float" office:value="2.866723232" calcext:value-type="float">
            <text:p>2.87</text:p>
          </table:table-cell>
          <table:table-cell table:style-name="ce63" table:formula="of:=[.J14]" office:value-type="float" office:value="16.79128352" calcext:value-type="float">
            <text:p>16.79</text:p>
          </table:table-cell>
          <table:table-cell table:style-name="ce122" table:formula="of:=[.A15]*[.D15]+[.E15]" office:value-type="float" office:value="33.991622912" calcext:value-type="float">
            <text:p>34.0</text:p>
          </table:table-cell>
          <table:table-cell table:style-name="ce12"/>
          <table:table-cell table:style-name="ce126" table:formula="of:=[.F15]-[.B15]" office:value-type="float" office:value="-0.408377087999988" calcext:value-type="float">
            <text:p>-4.08E-01</text:p>
          </table:table-cell>
          <table:table-cell table:style-name="ce132" table:formula="of:=[.$K$3]*[.H15]*[.A15]" office:value-type="float" office:value="-0.147015751679996" calcext:value-type="float">
            <text:p>-0.14701575</text:p>
          </table:table-cell>
          <table:table-cell table:style-name="ce101" table:formula="of:=[.B15]-[.A15]*[.D15]" office:value-type="float" office:value="17.199660608" calcext:value-type="float">
            <text:p>17.20</text:p>
          </table:table-cell>
          <table:table-cell table:style-name="ce138" table:formula="of:=ABS([.H15])" office:value-type="float" office:value="0.408377087999988" calcext:value-type="float">
            <text:p>0.40837708800</text:p>
          </table:table-cell>
          <table:table-cell table:number-columns-repeated="6"/>
        </table:table-row>
        <table:table-row table:style-name="ro3">
          <table:table-cell table:style-name="ce112" office:value-type="float" office:value="7" calcext:value-type="float">
            <text:p>7</text:p>
          </table:table-cell>
          <table:table-cell table:style-name="ce114" table:formula="of:=[.A16]*[.$A$3]+[.$B$3]" office:value-type="float" office:value="38.5" calcext:value-type="float">
            <text:p>38.50</text:p>
          </table:table-cell>
          <table:table-cell/>
          <table:table-cell table:style-name="ce63" table:formula="of:=[.D15]-[.I15]" office:value-type="float" office:value="3.01373898368" calcext:value-type="float">
            <text:p>3.01</text:p>
          </table:table-cell>
          <table:table-cell table:style-name="ce63" table:formula="of:=[.J15]" office:value-type="float" office:value="17.199660608" calcext:value-type="float">
            <text:p>17.20</text:p>
          </table:table-cell>
          <table:table-cell table:style-name="ce122" table:formula="of:=[.A16]*[.D16]+[.E16]" office:value-type="float" office:value="38.29583349376" calcext:value-type="float">
            <text:p>38.3</text:p>
          </table:table-cell>
          <table:table-cell table:style-name="ce12"/>
          <table:table-cell table:style-name="ce126" table:formula="of:=[.F16]-[.B16]" office:value-type="float" office:value="-0.204166506240028" calcext:value-type="float">
            <text:p>-2.04E-01</text:p>
          </table:table-cell>
          <table:table-cell table:style-name="ce132" table:formula="of:=[.$K$3]*[.H16]*[.A16]" office:value-type="float" office:value="-0.0857499326208119" calcext:value-type="float">
            <text:p>-0.08574993</text:p>
          </table:table-cell>
          <table:table-cell table:style-name="ce101" table:formula="of:=[.B16]-[.A16]*[.D16]" office:value-type="float" office:value="17.40382711424" calcext:value-type="float">
            <text:p>17.40</text:p>
          </table:table-cell>
          <table:table-cell table:style-name="ce138" table:formula="of:=ABS([.H16])" office:value-type="float" office:value="0.204166506240028" calcext:value-type="float">
            <text:p>0.20416650624</text:p>
          </table:table-cell>
          <table:table-cell table:number-columns-repeated="6"/>
        </table:table-row>
        <table:table-row table:style-name="ro2">
          <table:table-cell table:style-name="ce112" office:value-type="float" office:value="8" calcext:value-type="float">
            <text:p>8</text:p>
          </table:table-cell>
          <table:table-cell table:style-name="ce114" table:formula="of:=[.A17]*[.$A$3]+[.$B$3]" office:value-type="float" office:value="42.6" calcext:value-type="float">
            <text:p>42.60</text:p>
          </table:table-cell>
          <table:table-cell/>
          <table:table-cell table:style-name="ce63" table:formula="of:=[.D16]-[.I16]" office:value-type="float" office:value="3.09948891630081" calcext:value-type="float">
            <text:p>3.10</text:p>
          </table:table-cell>
          <table:table-cell table:style-name="ce63" table:formula="of:=[.J16]" office:value-type="float" office:value="17.40382711424" calcext:value-type="float">
            <text:p>17.40</text:p>
          </table:table-cell>
          <table:table-cell table:style-name="ce122" table:formula="of:=[.A17]*[.D17]+[.E17]" office:value-type="float" office:value="42.1997384446465" calcext:value-type="float">
            <text:p>42.2</text:p>
          </table:table-cell>
          <table:table-cell table:style-name="ce12"/>
          <table:table-cell table:style-name="ce126" table:formula="of:=[.F17]-[.B17]" office:value-type="float" office:value="-0.400261555353509" calcext:value-type="float">
            <text:p>-4.00E-01</text:p>
          </table:table-cell>
          <table:table-cell table:style-name="ce132" table:formula="of:=[.$K$3]*[.H17]*[.A17]" office:value-type="float" office:value="-0.192125546569685" calcext:value-type="float">
            <text:p>-0.19212555</text:p>
          </table:table-cell>
          <table:table-cell table:style-name="ce101" table:formula="of:=[.B17]-[.A17]*[.D17]" office:value-type="float" office:value="17.8040886695935" calcext:value-type="float">
            <text:p>17.80</text:p>
          </table:table-cell>
          <table:table-cell table:style-name="ce138" table:formula="of:=ABS([.H17])" office:value-type="float" office:value="0.400261555353509" calcext:value-type="float">
            <text:p>0.40026155535</text:p>
          </table:table-cell>
          <table:table-cell/>
          <table:table-cell table:style-name="ce102" office:value-type="string" calcext:value-type="string" table:number-columns-spanned="3" table:number-rows-spanned="1">
            <text:p>Predicción <text:s/>= <text:s text:c="3"/>X <text:s/>* <text:s/>w1(i) <text:s/>+ b1</text:p>
          </table:table-cell>
          <table:covered-table-cell table:number-columns-repeated="2" table:style-name="ce107"/>
          <table:table-cell table:number-columns-repeated="2"/>
        </table:table-row>
        <table:table-row table:style-name="ro3">
          <table:table-cell table:style-name="ce99" office:value-type="float" office:value="1" calcext:value-type="float">
            <text:p>1</text:p>
          </table:table-cell>
          <table:table-cell table:style-name="ce101" table:formula="of:=[.A18]*[.$A$3]+[.$B$3]" office:value-type="float" office:value="13.9" calcext:value-type="float">
            <text:p>13.90</text:p>
          </table:table-cell>
          <table:table-cell/>
          <table:table-cell table:style-name="ce63" table:formula="of:=[.D17]-[.I17]" office:value-type="float" office:value="3.29161446287049" calcext:value-type="float">
            <text:p>3.29</text:p>
          </table:table-cell>
          <table:table-cell table:style-name="ce63" table:formula="of:=[.J17]" office:value-type="float" office:value="17.8040886695935" calcext:value-type="float">
            <text:p>17.80</text:p>
          </table:table-cell>
          <table:table-cell table:style-name="ce122" table:formula="of:=[.A18]*[.D18]+[.E18]" office:value-type="float" office:value="21.095703132464" calcext:value-type="float">
            <text:p>21.1</text:p>
          </table:table-cell>
          <table:table-cell table:style-name="ce12"/>
          <table:table-cell table:style-name="ce126" table:formula="of:=[.F18]-[.B18]" office:value-type="float" office:value="7.19570313246402" calcext:value-type="float">
            <text:p>7.20E+00</text:p>
          </table:table-cell>
          <table:table-cell table:style-name="ce132" table:formula="of:=[.$K$3]*[.H18]*[.A18]" office:value-type="float" office:value="0.431742187947841" calcext:value-type="float">
            <text:p>0.43174219</text:p>
          </table:table-cell>
          <table:table-cell table:style-name="ce101" table:formula="of:=[.B18]-[.A18]*[.D18]" office:value-type="float" office:value="10.6083855371295" calcext:value-type="float">
            <text:p>10.61</text:p>
          </table:table-cell>
          <table:table-cell table:style-name="ce138" table:formula="of:=ABS([.H18])" office:value-type="float" office:value="7.19570313246402" calcext:value-type="float">
            <text:p>7.19570313246</text:p>
          </table:table-cell>
          <table:table-cell/>
          <table:table-cell table:style-name="ce107" table:number-columns-repeated="3"/>
          <table:table-cell table:number-columns-repeated="2"/>
        </table:table-row>
        <table:table-row table:style-name="ro3">
          <table:table-cell table:style-name="ce99" office:value-type="float" office:value="2" calcext:value-type="float">
            <text:p>2</text:p>
          </table:table-cell>
          <table:table-cell table:style-name="ce101" table:formula="of:=[.A19]*[.$A$3]+[.$B$3]" office:value-type="float" office:value="18" calcext:value-type="float">
            <text:p>18.00</text:p>
          </table:table-cell>
          <table:table-cell/>
          <table:table-cell table:style-name="ce63" table:formula="of:=[.D18]-[.I18]" office:value-type="float" office:value="2.85987227492265" calcext:value-type="float">
            <text:p>2.86</text:p>
          </table:table-cell>
          <table:table-cell table:style-name="ce63" table:formula="of:=[.J18]" office:value-type="float" office:value="10.6083855371295" calcext:value-type="float">
            <text:p>10.61</text:p>
          </table:table-cell>
          <table:table-cell table:style-name="ce122" table:formula="of:=[.A19]*[.D19]+[.E19]" office:value-type="float" office:value="16.3281300869748" calcext:value-type="float">
            <text:p>16.3</text:p>
          </table:table-cell>
          <table:table-cell table:style-name="ce12"/>
          <table:table-cell table:style-name="ce126" table:formula="of:=[.F19]-[.B19]" office:value-type="float" office:value="-1.67186991302519" calcext:value-type="float">
            <text:p>-1.67E+00</text:p>
          </table:table-cell>
          <table:table-cell table:style-name="ce132" table:formula="of:=[.$K$3]*[.H19]*[.A19]" office:value-type="float" office:value="-0.200624389563023" calcext:value-type="float">
            <text:p>-0.20062439</text:p>
          </table:table-cell>
          <table:table-cell table:style-name="ce101" table:formula="of:=[.B19]-[.A19]*[.D19]" office:value-type="float" office:value="12.2802554501547" calcext:value-type="float">
            <text:p>12.28</text:p>
          </table:table-cell>
          <table:table-cell table:style-name="ce138" table:formula="of:=ABS([.H19])" office:value-type="float" office:value="1.67186991302519" calcext:value-type="float">
            <text:p>1.67186991303</text:p>
          </table:table-cell>
          <table:table-cell/>
          <table:table-cell table:style-name="ce107" table:number-columns-repeated="3"/>
          <table:table-cell table:number-columns-repeated="2"/>
        </table:table-row>
        <table:table-row table:style-name="ro2">
          <table:table-cell table:style-name="ce99" office:value-type="float" office:value="3" calcext:value-type="float">
            <text:p>3</text:p>
          </table:table-cell>
          <table:table-cell table:style-name="ce101" table:formula="of:=[.A20]*[.$A$3]+[.$B$3]" office:value-type="float" office:value="22.1" calcext:value-type="float">
            <text:p>22.10</text:p>
          </table:table-cell>
          <table:table-cell/>
          <table:table-cell table:style-name="ce63" table:formula="of:=[.D19]-[.I19]" office:value-type="float" office:value="3.06049666448567" calcext:value-type="float">
            <text:p>3.06</text:p>
          </table:table-cell>
          <table:table-cell table:style-name="ce63" table:formula="of:=[.J19]" office:value-type="float" office:value="12.2802554501547" calcext:value-type="float">
            <text:p>12.28</text:p>
          </table:table-cell>
          <table:table-cell table:style-name="ce122" table:formula="of:=[.A20]*[.D20]+[.E20]" office:value-type="float" office:value="21.4617454436117" calcext:value-type="float">
            <text:p>21.5</text:p>
          </table:table-cell>
          <table:table-cell table:style-name="ce12"/>
          <table:table-cell table:style-name="ce126" table:formula="of:=[.F20]-[.B20]" office:value-type="float" office:value="-0.638254556388283" calcext:value-type="float">
            <text:p>-6.38E-01</text:p>
          </table:table-cell>
          <table:table-cell table:style-name="ce132" table:formula="of:=[.$K$3]*[.H20]*[.A20]" office:value-type="float" office:value="-0.114885820149891" calcext:value-type="float">
            <text:p>-0.11488582</text:p>
          </table:table-cell>
          <table:table-cell table:style-name="ce101" table:formula="of:=[.B20]-[.A20]*[.D20]" office:value-type="float" office:value="12.918510006543" calcext:value-type="float">
            <text:p>12.92</text:p>
          </table:table-cell>
          <table:table-cell table:style-name="ce138" table:formula="of:=ABS([.H20])" office:value-type="float" office:value="0.638254556388283" calcext:value-type="float">
            <text:p>0.63825455639</text:p>
          </table:table-cell>
          <table:table-cell/>
          <table:table-cell table:style-name="ce102" office:value-type="string" calcext:value-type="string" table:number-columns-spanned="3" table:number-rows-spanned="1">
            <text:p>Diferencia <text:s text:c="2"/>= <text:s text:c="2"/>Predicción <text:s text:c="2"/>– <text:s text:c="2"/>y</text:p>
          </table:table-cell>
          <table:covered-table-cell table:number-columns-repeated="2" table:style-name="ce107"/>
          <table:table-cell table:number-columns-repeated="2"/>
        </table:table-row>
        <table:table-row table:style-name="ro3">
          <table:table-cell table:style-name="ce99" office:value-type="float" office:value="4" calcext:value-type="float">
            <text:p>4</text:p>
          </table:table-cell>
          <table:table-cell table:style-name="ce101" table:formula="of:=[.A21]*[.$A$3]+[.$B$3]" office:value-type="float" office:value="26.2" calcext:value-type="float">
            <text:p>26.20</text:p>
          </table:table-cell>
          <table:table-cell/>
          <table:table-cell table:style-name="ce63" table:formula="of:=[.D20]-[.I20]" office:value-type="float" office:value="3.17538248463556" calcext:value-type="float">
            <text:p>3.18</text:p>
          </table:table-cell>
          <table:table-cell table:style-name="ce63" table:formula="of:=[.J20]" office:value-type="float" office:value="12.918510006543" calcext:value-type="float">
            <text:p>12.92</text:p>
          </table:table-cell>
          <table:table-cell table:style-name="ce122" table:formula="of:=[.A21]*[.D21]+[.E21]" office:value-type="float" office:value="25.6200399450852" calcext:value-type="float">
            <text:p>25.6</text:p>
          </table:table-cell>
          <table:table-cell table:style-name="ce12"/>
          <table:table-cell table:style-name="ce126" table:formula="of:=[.F21]-[.B21]" office:value-type="float" office:value="-0.579960054914761" calcext:value-type="float">
            <text:p>-5.80E-01</text:p>
          </table:table-cell>
          <table:table-cell table:style-name="ce132" table:formula="of:=[.$K$3]*[.H21]*[.A21]" office:value-type="float" office:value="-0.139190413179543" calcext:value-type="float">
            <text:p>-0.13919041</text:p>
          </table:table-cell>
          <table:table-cell table:style-name="ce101" table:formula="of:=[.B21]-[.A21]*[.D21]" office:value-type="float" office:value="13.4984700614577" calcext:value-type="float">
            <text:p>13.50</text:p>
          </table:table-cell>
          <table:table-cell table:style-name="ce138" table:formula="of:=ABS([.H21])" office:value-type="float" office:value="0.579960054914761" calcext:value-type="float">
            <text:p>0.57996005491</text:p>
          </table:table-cell>
          <table:table-cell table:number-columns-repeated="6"/>
        </table:table-row>
        <table:table-row table:style-name="ro3">
          <table:table-cell table:style-name="ce99" office:value-type="float" office:value="5" calcext:value-type="float">
            <text:p>5</text:p>
          </table:table-cell>
          <table:table-cell table:style-name="ce101" table:formula="of:=[.A22]*[.$A$3]+[.$B$3]" office:value-type="float" office:value="30.3" calcext:value-type="float">
            <text:p>30.30</text:p>
          </table:table-cell>
          <table:table-cell/>
          <table:table-cell table:style-name="ce63" table:formula="of:=[.D21]-[.I21]" office:value-type="float" office:value="3.31457289781511" calcext:value-type="float">
            <text:p>3.31</text:p>
          </table:table-cell>
          <table:table-cell table:style-name="ce63" table:formula="of:=[.J21]" office:value-type="float" office:value="13.4984700614577" calcext:value-type="float">
            <text:p>13.50</text:p>
          </table:table-cell>
          <table:table-cell table:style-name="ce122" table:formula="of:=[.A22]*[.D22]+[.E22]" office:value-type="float" office:value="30.0713345505333" calcext:value-type="float">
            <text:p>30.1</text:p>
          </table:table-cell>
          <table:table-cell table:style-name="ce12"/>
          <table:table-cell table:style-name="ce126" table:formula="of:=[.F22]-[.B22]" office:value-type="float" office:value="-0.228665449466721" calcext:value-type="float">
            <text:p>-2.29E-01</text:p>
          </table:table-cell>
          <table:table-cell table:style-name="ce132" table:formula="of:=[.$K$3]*[.H22]*[.A22]" office:value-type="float" office:value="-0.0685996348400163" calcext:value-type="float">
            <text:p>-0.06859963</text:p>
          </table:table-cell>
          <table:table-cell table:style-name="ce101" table:formula="of:=[.B22]-[.A22]*[.D22]" office:value-type="float" office:value="13.7271355109245" calcext:value-type="float">
            <text:p>13.73</text:p>
          </table:table-cell>
          <table:table-cell table:style-name="ce138" table:formula="of:=ABS([.H22])" office:value-type="float" office:value="0.228665449466721" calcext:value-type="float">
            <text:p>0.22866544947</text:p>
          </table:table-cell>
          <table:table-cell table:number-columns-repeated="6"/>
        </table:table-row>
        <table:table-row table:style-name="ro2">
          <table:table-cell table:style-name="ce99" office:value-type="float" office:value="6" calcext:value-type="float">
            <text:p>6</text:p>
          </table:table-cell>
          <table:table-cell table:style-name="ce101" table:formula="of:=[.A23]*[.$A$3]+[.$B$3]" office:value-type="float" office:value="34.4" calcext:value-type="float">
            <text:p>34.40</text:p>
          </table:table-cell>
          <table:table-cell/>
          <table:table-cell table:style-name="ce63" table:formula="of:=[.D22]-[.I22]" office:value-type="float" office:value="3.38317253265512" calcext:value-type="float">
            <text:p>3.38</text:p>
          </table:table-cell>
          <table:table-cell table:style-name="ce63" table:formula="of:=[.J22]" office:value-type="float" office:value="13.7271355109245" calcext:value-type="float">
            <text:p>13.73</text:p>
          </table:table-cell>
          <table:table-cell table:style-name="ce122" table:formula="of:=[.A23]*[.D23]+[.E23]" office:value-type="float" office:value="34.0261707068552" calcext:value-type="float">
            <text:p>34.0</text:p>
          </table:table-cell>
          <table:table-cell table:style-name="ce12"/>
          <table:table-cell table:style-name="ce126" table:formula="of:=[.F23]-[.B23]" office:value-type="float" office:value="-0.373829293144787" calcext:value-type="float">
            <text:p>-3.74E-01</text:p>
          </table:table-cell>
          <table:table-cell table:style-name="ce132" table:formula="of:=[.$K$3]*[.H23]*[.A23]" office:value-type="float" office:value="-0.134578545532123" calcext:value-type="float">
            <text:p>-0.13457855</text:p>
          </table:table-cell>
          <table:table-cell table:style-name="ce101" table:formula="of:=[.B23]-[.A23]*[.D23]" office:value-type="float" office:value="14.1009648040693" calcext:value-type="float">
            <text:p>14.10</text:p>
          </table:table-cell>
          <table:table-cell table:style-name="ce138" table:formula="of:=ABS([.H23])" office:value-type="float" office:value="0.373829293144787" calcext:value-type="float">
            <text:p>0.37382929314</text:p>
          </table:table-cell>
          <table:table-cell/>
          <table:table-cell table:style-name="ce82" office:value-type="string" calcext:value-type="string" table:number-columns-spanned="4" table:number-rows-spanned="1">
            <text:p>Change W1 = <text:s/>Learn-rate * <text:s/>Diferencia * X</text:p>
          </table:table-cell>
          <table:covered-table-cell table:number-columns-repeated="3"/>
          <table:table-cell/>
        </table:table-row>
        <table:table-row table:style-name="ro3">
          <table:table-cell table:style-name="ce99" office:value-type="float" office:value="7" calcext:value-type="float">
            <text:p>7</text:p>
          </table:table-cell>
          <table:table-cell table:style-name="ce101" table:formula="of:=[.A24]*[.$A$3]+[.$B$3]" office:value-type="float" office:value="38.5" calcext:value-type="float">
            <text:p>38.50</text:p>
          </table:table-cell>
          <table:table-cell/>
          <table:table-cell table:style-name="ce63" table:formula="of:=[.D23]-[.I23]" office:value-type="float" office:value="3.51775107818725" calcext:value-type="float">
            <text:p>3.52</text:p>
          </table:table-cell>
          <table:table-cell table:style-name="ce63" table:formula="of:=[.J23]" office:value-type="float" office:value="14.1009648040693" calcext:value-type="float">
            <text:p>14.10</text:p>
          </table:table-cell>
          <table:table-cell table:style-name="ce122" table:formula="of:=[.A24]*[.D24]+[.E24]" office:value-type="float" office:value="38.72522235138" calcext:value-type="float">
            <text:p>38.7</text:p>
          </table:table-cell>
          <table:table-cell table:style-name="ce12"/>
          <table:table-cell table:style-name="ce126" table:formula="of:=[.F24]-[.B24]" office:value-type="float" office:value="0.225222351379983" calcext:value-type="float">
            <text:p>2.25E-01</text:p>
          </table:table-cell>
          <table:table-cell table:style-name="ce132" table:formula="of:=[.$K$3]*[.H24]*[.A24]" office:value-type="float" office:value="0.094593387579593" calcext:value-type="float">
            <text:p>0.09459339</text:p>
          </table:table-cell>
          <table:table-cell table:style-name="ce101" table:formula="of:=[.B24]-[.A24]*[.D24]" office:value-type="float" office:value="13.8757424526893" calcext:value-type="float">
            <text:p>13.88</text:p>
          </table:table-cell>
          <table:table-cell table:style-name="ce138" table:formula="of:=ABS([.H24])" office:value-type="float" office:value="0.225222351379983" calcext:value-type="float">
            <text:p>0.22522235138</text:p>
          </table:table-cell>
          <table:table-cell table:number-columns-repeated="6"/>
        </table:table-row>
        <table:table-row table:style-name="ro3">
          <table:table-cell table:style-name="ce99" office:value-type="float" office:value="8" calcext:value-type="float">
            <text:p>8</text:p>
          </table:table-cell>
          <table:table-cell table:style-name="ce101" table:formula="of:=[.A25]*[.$A$3]+[.$B$3]" office:value-type="float" office:value="42.6" calcext:value-type="float">
            <text:p>42.60</text:p>
          </table:table-cell>
          <table:table-cell/>
          <table:table-cell table:style-name="ce63" table:formula="of:=[.D24]-[.I24]" office:value-type="float" office:value="3.42315769060765" calcext:value-type="float">
            <text:p>3.42</text:p>
          </table:table-cell>
          <table:table-cell table:style-name="ce63" table:formula="of:=[.J24]" office:value-type="float" office:value="13.8757424526893" calcext:value-type="float">
            <text:p>13.88</text:p>
          </table:table-cell>
          <table:table-cell table:style-name="ce122" table:formula="of:=[.A25]*[.D25]+[.E25]" office:value-type="float" office:value="41.2610039775505" calcext:value-type="float">
            <text:p>41.3</text:p>
          </table:table-cell>
          <table:table-cell table:style-name="ce12"/>
          <table:table-cell table:style-name="ce126" table:formula="of:=[.F25]-[.B25]" office:value-type="float" office:value="-1.3389960224495" calcext:value-type="float">
            <text:p>-1.34E+00</text:p>
          </table:table-cell>
          <table:table-cell table:style-name="ce132" table:formula="of:=[.$K$3]*[.H25]*[.A25]" office:value-type="float" office:value="-0.64271809077576" calcext:value-type="float">
            <text:p>-0.64271809</text:p>
          </table:table-cell>
          <table:table-cell table:style-name="ce101" table:formula="of:=[.B25]-[.A25]*[.D25]" office:value-type="float" office:value="15.2147384751388" calcext:value-type="float">
            <text:p>15.21</text:p>
          </table:table-cell>
          <table:table-cell table:style-name="ce138" table:formula="of:=ABS([.H25])" office:value-type="float" office:value="1.3389960224495" calcext:value-type="float">
            <text:p>1.33899602245</text:p>
          </table:table-cell>
          <table:table-cell table:number-columns-repeated="6"/>
        </table:table-row>
        <table:table-row table:style-name="ro2">
          <table:table-cell table:style-name="ce112" office:value-type="float" office:value="1" calcext:value-type="float">
            <text:p>1</text:p>
          </table:table-cell>
          <table:table-cell table:style-name="ce114" table:formula="of:=[.A26]*[.$A$3]+[.$B$3]" office:value-type="float" office:value="13.9" calcext:value-type="float">
            <text:p>13.90</text:p>
          </table:table-cell>
          <table:table-cell/>
          <table:table-cell table:style-name="ce63" table:formula="of:=[.D25]-[.I25]" office:value-type="float" office:value="4.06587578138341" calcext:value-type="float">
            <text:p>4.07</text:p>
          </table:table-cell>
          <table:table-cell table:style-name="ce63" table:formula="of:=[.J25]" office:value-type="float" office:value="15.2147384751388" calcext:value-type="float">
            <text:p>15.21</text:p>
          </table:table-cell>
          <table:table-cell table:style-name="ce122" table:formula="of:=[.A26]*[.D26]+[.E26]" office:value-type="float" office:value="19.2806142565222" calcext:value-type="float">
            <text:p>19.3</text:p>
          </table:table-cell>
          <table:table-cell table:style-name="ce12"/>
          <table:table-cell table:style-name="ce126" table:formula="of:=[.F26]-[.B26]" office:value-type="float" office:value="5.38061425652218" calcext:value-type="float">
            <text:p>5.38E+00</text:p>
          </table:table-cell>
          <table:table-cell table:style-name="ce132" table:formula="of:=[.$K$3]*[.H26]*[.A26]" office:value-type="float" office:value="0.322836855391331" calcext:value-type="float">
            <text:p>0.32283686</text:p>
          </table:table-cell>
          <table:table-cell table:style-name="ce101" table:formula="of:=[.B26]-[.A26]*[.D26]" office:value-type="float" office:value="9.83412421861659" calcext:value-type="float">
            <text:p>9.83</text:p>
          </table:table-cell>
          <table:table-cell table:style-name="ce138" table:formula="of:=ABS([.H26])" office:value-type="float" office:value="5.38061425652218" calcext:value-type="float">
            <text:p>5.38061425652</text:p>
          </table:table-cell>
          <table:table-cell/>
          <table:table-cell table:style-name="ce82" office:value-type="string" calcext:value-type="string" table:number-columns-spanned="4" table:number-rows-spanned="1">
            <text:p><text:s/>W1 (i+1) = <text:s/>W1(i) – <text:s text:c="2"/>Change W1(i)</text:p>
          </table:table-cell>
          <table:covered-table-cell table:number-columns-repeated="3"/>
          <table:table-cell/>
        </table:table-row>
        <table:table-row table:style-name="ro3">
          <table:table-cell table:style-name="ce112" office:value-type="float" office:value="2" calcext:value-type="float">
            <text:p>2</text:p>
          </table:table-cell>
          <table:table-cell table:style-name="ce114" table:formula="of:=[.A27]*[.$A$3]+[.$B$3]" office:value-type="float" office:value="18" calcext:value-type="float">
            <text:p>18.00</text:p>
          </table:table-cell>
          <table:table-cell/>
          <table:table-cell table:style-name="ce63" table:formula="of:=[.D26]-[.I26]" office:value-type="float" office:value="3.74303892599208" calcext:value-type="float">
            <text:p>3.74</text:p>
          </table:table-cell>
          <table:table-cell table:style-name="ce63" table:formula="of:=[.J26]" office:value-type="float" office:value="9.83412421861659" calcext:value-type="float">
            <text:p>9.83</text:p>
          </table:table-cell>
          <table:table-cell table:style-name="ce122" table:formula="of:=[.A27]*[.D27]+[.E27]" office:value-type="float" office:value="17.3202020706008" calcext:value-type="float">
            <text:p>17.3</text:p>
          </table:table-cell>
          <table:table-cell table:style-name="ce12"/>
          <table:table-cell table:style-name="ce126" table:formula="of:=[.F27]-[.B27]" office:value-type="float" office:value="-0.679797929399246" calcext:value-type="float">
            <text:p>-6.80E-01</text:p>
          </table:table-cell>
          <table:table-cell table:style-name="ce132" table:formula="of:=[.$K$3]*[.H27]*[.A27]" office:value-type="float" office:value="-0.0815757515279095" calcext:value-type="float">
            <text:p>-0.08157575</text:p>
          </table:table-cell>
          <table:table-cell table:style-name="ce101" table:formula="of:=[.B27]-[.A27]*[.D27]" office:value-type="float" office:value="10.5139221480158" calcext:value-type="float">
            <text:p>10.51</text:p>
          </table:table-cell>
          <table:table-cell table:style-name="ce138" table:formula="of:=ABS([.H27])" office:value-type="float" office:value="0.679797929399246" calcext:value-type="float">
            <text:p>0.67979792940</text:p>
          </table:table-cell>
          <table:table-cell table:number-columns-repeated="6"/>
        </table:table-row>
        <table:table-row table:style-name="ro3">
          <table:table-cell table:style-name="ce112" office:value-type="float" office:value="3" calcext:value-type="float">
            <text:p>3</text:p>
          </table:table-cell>
          <table:table-cell table:style-name="ce114" table:formula="of:=[.A28]*[.$A$3]+[.$B$3]" office:value-type="float" office:value="22.1" calcext:value-type="float">
            <text:p>22.10</text:p>
          </table:table-cell>
          <table:table-cell/>
          <table:table-cell table:style-name="ce63" table:formula="of:=[.D27]-[.I27]" office:value-type="float" office:value="3.82461467751999" calcext:value-type="float">
            <text:p>3.82</text:p>
          </table:table-cell>
          <table:table-cell table:style-name="ce63" table:formula="of:=[.J27]" office:value-type="float" office:value="10.5139221480158" calcext:value-type="float">
            <text:p>10.51</text:p>
          </table:table-cell>
          <table:table-cell table:style-name="ce122" table:formula="of:=[.A28]*[.D28]+[.E28]" office:value-type="float" office:value="21.9877661805758" calcext:value-type="float">
            <text:p>22.0</text:p>
          </table:table-cell>
          <table:table-cell table:style-name="ce12"/>
          <table:table-cell table:style-name="ce126" table:formula="of:=[.F28]-[.B28]" office:value-type="float" office:value="-0.112233819424191" calcext:value-type="float">
            <text:p>-1.12E-01</text:p>
          </table:table-cell>
          <table:table-cell table:style-name="ce132" table:formula="of:=[.$K$3]*[.H28]*[.A28]" office:value-type="float" office:value="-0.0202020874963543" calcext:value-type="float">
            <text:p>-0.02020209</text:p>
          </table:table-cell>
          <table:table-cell table:style-name="ce101" table:formula="of:=[.B28]-[.A28]*[.D28]" office:value-type="float" office:value="10.62615596744" calcext:value-type="float">
            <text:p>10.63</text:p>
          </table:table-cell>
          <table:table-cell table:style-name="ce138" table:formula="of:=ABS([.H28])" office:value-type="float" office:value="0.112233819424191" calcext:value-type="float">
            <text:p>0.11223381942</text:p>
          </table:table-cell>
          <table:table-cell/>
          <table:table-cell table:style-name="ce139"/>
          <table:table-cell table:style-name="ce141" table:number-columns-repeated="2"/>
          <table:table-cell table:number-columns-repeated="2"/>
        </table:table-row>
        <table:table-row table:style-name="ro2">
          <table:table-cell table:style-name="ce112" office:value-type="float" office:value="4" calcext:value-type="float">
            <text:p>4</text:p>
          </table:table-cell>
          <table:table-cell table:style-name="ce114" table:formula="of:=[.A29]*[.$A$3]+[.$B$3]" office:value-type="float" office:value="26.2" calcext:value-type="float">
            <text:p>26.20</text:p>
          </table:table-cell>
          <table:table-cell/>
          <table:table-cell table:style-name="ce63" table:formula="of:=[.D28]-[.I28]" office:value-type="float" office:value="3.84481676501635" calcext:value-type="float">
            <text:p>3.84</text:p>
          </table:table-cell>
          <table:table-cell table:style-name="ce63" table:formula="of:=[.J28]" office:value-type="float" office:value="10.62615596744" calcext:value-type="float">
            <text:p>10.63</text:p>
          </table:table-cell>
          <table:table-cell table:style-name="ce122" table:formula="of:=[.A29]*[.D29]+[.E29]" office:value-type="float" office:value="26.0054230275054" calcext:value-type="float">
            <text:p>26.0</text:p>
          </table:table-cell>
          <table:table-cell table:style-name="ce12"/>
          <table:table-cell table:style-name="ce126" table:formula="of:=[.F29]-[.B29]" office:value-type="float" office:value="-0.194576972494588" calcext:value-type="float">
            <text:p>-1.95E-01</text:p>
          </table:table-cell>
          <table:table-cell table:style-name="ce132" table:formula="of:=[.$K$3]*[.H29]*[.A29]" office:value-type="float" office:value="-0.046698473398701" calcext:value-type="float">
            <text:p>-0.04669847</text:p>
          </table:table-cell>
          <table:table-cell table:style-name="ce101" table:formula="of:=[.B29]-[.A29]*[.D29]" office:value-type="float" office:value="10.8207329399346" calcext:value-type="float">
            <text:p>10.82</text:p>
          </table:table-cell>
          <table:table-cell table:style-name="ce138" table:formula="of:=ABS([.H29])" office:value-type="float" office:value="0.194576972494588" calcext:value-type="float">
            <text:p>0.19457697249</text:p>
          </table:table-cell>
          <table:table-cell/>
          <table:table-cell table:style-name="ce160" office:value-type="string" calcext:value-type="string" table:number-columns-spanned="5" table:number-rows-spanned="1">
            <text:p>New b1 (i+2) <text:s/>= <text:s/>y (i+1) - <text:s/>X (i+1)* W1(i+1) </text:p>
          </table:table-cell>
          <table:covered-table-cell table:style-name="ce160" office:value-type="string" calcext:value-type="string">
            <text:p>New b1 (i+2) <text:s/>= <text:s/>y (i+1) - <text:s/>X (i+1)* W1(i+1) </text:p>
          </table:covered-table-cell>
          <table:covered-table-cell table:number-columns-repeated="2" table:style-name="ce160" office:value-type="string" calcext:value-type="string">
            <text:p>New b1 (i+1) <text:s/>= <text:s/>y (i+1) - <text:s/>X (i+1)* W1(i+1) </text:p>
          </table:covered-table-cell>
          <table:covered-table-cell/>
        </table:table-row>
        <table:table-row table:style-name="ro3">
          <table:table-cell table:style-name="ce112" office:value-type="float" office:value="5" calcext:value-type="float">
            <text:p>5</text:p>
          </table:table-cell>
          <table:table-cell table:style-name="ce114" table:formula="of:=[.A30]*[.$A$3]+[.$B$3]" office:value-type="float" office:value="30.3" calcext:value-type="float">
            <text:p>30.30</text:p>
          </table:table-cell>
          <table:table-cell/>
          <table:table-cell table:style-name="ce63" table:formula="of:=[.D29]-[.I29]" office:value-type="float" office:value="3.89151523841505" calcext:value-type="float">
            <text:p>3.89</text:p>
          </table:table-cell>
          <table:table-cell table:style-name="ce63" table:formula="of:=[.J29]" office:value-type="float" office:value="10.8207329399346" calcext:value-type="float">
            <text:p>10.82</text:p>
          </table:table-cell>
          <table:table-cell table:style-name="ce122" table:formula="of:=[.A30]*[.D30]+[.E30]" office:value-type="float" office:value="30.2783091320099" calcext:value-type="float">
            <text:p>30.3</text:p>
          </table:table-cell>
          <table:table-cell table:style-name="ce12"/>
          <table:table-cell table:style-name="ce126" table:formula="of:=[.F30]-[.B30]" office:value-type="float" office:value="-0.0216908679901486" calcext:value-type="float">
            <text:p>-2.17E-02</text:p>
          </table:table-cell>
          <table:table-cell table:style-name="ce132" table:formula="of:=[.$K$3]*[.H30]*[.A30]" office:value-type="float" office:value="-0.00650726039704459" calcext:value-type="float">
            <text:p>-0.00650726</text:p>
          </table:table-cell>
          <table:table-cell table:style-name="ce101" table:formula="of:=[.B30]-[.A30]*[.D30]" office:value-type="float" office:value="10.8424238079248" calcext:value-type="float">
            <text:p>10.84</text:p>
          </table:table-cell>
          <table:table-cell table:style-name="ce138" table:formula="of:=ABS([.H30])" office:value-type="float" office:value="0.0216908679901486" calcext:value-type="float">
            <text:p>0.02169086799</text:p>
          </table:table-cell>
          <table:table-cell/>
          <table:table-cell table:style-name="ce139" table:number-columns-repeated="3"/>
          <table:table-cell table:number-columns-repeated="2"/>
        </table:table-row>
        <table:table-row table:style-name="ro3">
          <table:table-cell table:style-name="ce112" office:value-type="float" office:value="6" calcext:value-type="float">
            <text:p>6</text:p>
          </table:table-cell>
          <table:table-cell table:style-name="ce114" table:formula="of:=[.A31]*[.$A$3]+[.$B$3]" office:value-type="float" office:value="34.4" calcext:value-type="float">
            <text:p>34.40</text:p>
          </table:table-cell>
          <table:table-cell/>
          <table:table-cell table:style-name="ce63" table:formula="of:=[.D30]-[.I30]" office:value-type="float" office:value="3.89802249881209" calcext:value-type="float">
            <text:p>3.90</text:p>
          </table:table-cell>
          <table:table-cell table:style-name="ce63" table:formula="of:=[.J30]" office:value-type="float" office:value="10.8424238079248" calcext:value-type="float">
            <text:p>10.84</text:p>
          </table:table-cell>
          <table:table-cell table:style-name="ce122" table:formula="of:=[.A31]*[.D31]+[.E31]" office:value-type="float" office:value="34.2305588007973" calcext:value-type="float">
            <text:p>34.2</text:p>
          </table:table-cell>
          <table:table-cell table:style-name="ce12"/>
          <table:table-cell table:style-name="ce126" table:formula="of:=[.F31]-[.B31]" office:value-type="float" office:value="-0.169441199202687" calcext:value-type="float">
            <text:p>-1.69E-01</text:p>
          </table:table-cell>
          <table:table-cell table:style-name="ce132" table:formula="of:=[.$K$3]*[.H31]*[.A31]" office:value-type="float" office:value="-0.0609988317129674" calcext:value-type="float">
            <text:p>-0.06099883</text:p>
          </table:table-cell>
          <table:table-cell table:style-name="ce101" table:formula="of:=[.B31]-[.A31]*[.D31]" office:value-type="float" office:value="11.0118650071274" calcext:value-type="float">
            <text:p>11.01</text:p>
          </table:table-cell>
          <table:table-cell table:style-name="ce138" table:formula="of:=ABS([.H31])" office:value-type="float" office:value="0.169441199202687" calcext:value-type="float">
            <text:p>0.16944119920</text:p>
          </table:table-cell>
          <table:table-cell table:number-columns-repeated="6"/>
        </table:table-row>
        <table:table-row table:style-name="ro3">
          <table:table-cell table:style-name="ce112" office:value-type="float" office:value="7" calcext:value-type="float">
            <text:p>7</text:p>
          </table:table-cell>
          <table:table-cell table:style-name="ce114" table:formula="of:=[.A32]*[.$A$3]+[.$B$3]" office:value-type="float" office:value="38.5" calcext:value-type="float">
            <text:p>38.50</text:p>
          </table:table-cell>
          <table:table-cell/>
          <table:table-cell table:style-name="ce63" table:formula="of:=[.D31]-[.I31]" office:value-type="float" office:value="3.95902133052506" calcext:value-type="float">
            <text:p>3.96</text:p>
          </table:table-cell>
          <table:table-cell table:style-name="ce63" table:formula="of:=[.J31]" office:value-type="float" office:value="11.0118650071274" calcext:value-type="float">
            <text:p>11.01</text:p>
          </table:table-cell>
          <table:table-cell table:style-name="ce122" table:formula="of:=[.A32]*[.D32]+[.E32]" office:value-type="float" office:value="38.7250143208029" calcext:value-type="float">
            <text:p>38.7</text:p>
          </table:table-cell>
          <table:table-cell table:style-name="ce12"/>
          <table:table-cell table:style-name="ce126" table:formula="of:=[.F32]-[.B32]" office:value-type="float" office:value="0.225014320802863" calcext:value-type="float">
            <text:p>2.25E-01</text:p>
          </table:table-cell>
          <table:table-cell table:style-name="ce132" table:formula="of:=[.$K$3]*[.H32]*[.A32]" office:value-type="float" office:value="0.0945060147372026" calcext:value-type="float">
            <text:p>0.09450601</text:p>
          </table:table-cell>
          <table:table-cell table:style-name="ce101" table:formula="of:=[.B32]-[.A32]*[.D32]" office:value-type="float" office:value="10.7868506863246" calcext:value-type="float">
            <text:p>10.79</text:p>
          </table:table-cell>
          <table:table-cell table:style-name="ce138" table:formula="of:=ABS([.H32])" office:value-type="float" office:value="0.225014320802863" calcext:value-type="float">
            <text:p>0.22501432080</text:p>
          </table:table-cell>
          <table:table-cell table:number-columns-repeated="6"/>
        </table:table-row>
        <table:table-row table:style-name="ro3">
          <table:table-cell table:style-name="ce112" office:value-type="float" office:value="8" calcext:value-type="float">
            <text:p>8</text:p>
          </table:table-cell>
          <table:table-cell table:style-name="ce114" table:formula="of:=[.A33]*[.$A$3]+[.$B$3]" office:value-type="float" office:value="42.6" calcext:value-type="float">
            <text:p>42.60</text:p>
          </table:table-cell>
          <table:table-cell/>
          <table:table-cell table:style-name="ce63" table:formula="of:=[.D32]-[.I32]" office:value-type="float" office:value="3.86451531578786" calcext:value-type="float">
            <text:p>3.86</text:p>
          </table:table-cell>
          <table:table-cell table:style-name="ce63" table:formula="of:=[.J32]" office:value-type="float" office:value="10.7868506863246" calcext:value-type="float">
            <text:p>10.79</text:p>
          </table:table-cell>
          <table:table-cell table:style-name="ce122" table:formula="of:=[.A33]*[.D33]+[.E33]" office:value-type="float" office:value="41.7029732126274" calcext:value-type="float">
            <text:p>41.7</text:p>
          </table:table-cell>
          <table:table-cell table:style-name="ce12"/>
          <table:table-cell table:style-name="ce126" table:formula="of:=[.F33]-[.B33]" office:value-type="float" office:value="-0.89702678737256" calcext:value-type="float">
            <text:p>-8.97E-01</text:p>
          </table:table-cell>
          <table:table-cell table:style-name="ce132" table:formula="of:=[.$K$3]*[.H33]*[.A33]" office:value-type="float" office:value="-0.430572857938829" calcext:value-type="float">
            <text:p>-0.43057286</text:p>
          </table:table-cell>
          <table:table-cell table:style-name="ce101" table:formula="of:=[.B33]-[.A33]*[.D33]" office:value-type="float" office:value="11.6838774736971" calcext:value-type="float">
            <text:p>11.68</text:p>
          </table:table-cell>
          <table:table-cell table:style-name="ce138" table:formula="of:=ABS([.H33])" office:value-type="float" office:value="0.89702678737256" calcext:value-type="float">
            <text:p>0.89702678737</text:p>
          </table:table-cell>
          <table:table-cell table:number-columns-repeated="6"/>
        </table:table-row>
        <table:table-row table:style-name="ro3">
          <table:table-cell table:style-name="ce99" office:value-type="float" office:value="1" calcext:value-type="float">
            <text:p>1</text:p>
          </table:table-cell>
          <table:table-cell table:style-name="ce101" table:formula="of:=[.A34]*[.$A$3]+[.$B$3]" office:value-type="float" office:value="13.9" calcext:value-type="float">
            <text:p>13.90</text:p>
          </table:table-cell>
          <table:table-cell/>
          <table:table-cell table:style-name="ce63" table:formula="of:=[.D33]-[.I33]" office:value-type="float" office:value="4.29508817372669" calcext:value-type="float">
            <text:p>4.30</text:p>
          </table:table-cell>
          <table:table-cell table:style-name="ce63" table:formula="of:=[.J33]" office:value-type="float" office:value="11.6838774736971" calcext:value-type="float">
            <text:p>11.68</text:p>
          </table:table-cell>
          <table:table-cell table:style-name="ce122" table:formula="of:=[.A34]*[.D34]+[.E34]" office:value-type="float" office:value="15.9789656474238" calcext:value-type="float">
            <text:p>16.0</text:p>
          </table:table-cell>
          <table:table-cell table:style-name="ce12"/>
          <table:table-cell table:style-name="ce126" table:formula="of:=[.F34]-[.B34]" office:value-type="float" office:value="2.07896564742383" calcext:value-type="float">
            <text:p>2.08E+00</text:p>
          </table:table-cell>
          <table:table-cell table:style-name="ce132" table:formula="of:=[.$K$3]*[.H34]*[.A34]" office:value-type="float" office:value="0.12473793884543" calcext:value-type="float">
            <text:p>0.12473794</text:p>
          </table:table-cell>
          <table:table-cell table:style-name="ce101" table:formula="of:=[.B34]-[.A34]*[.D34]" office:value-type="float" office:value="9.60491182627331" calcext:value-type="float">
            <text:p>9.60</text:p>
          </table:table-cell>
          <table:table-cell table:style-name="ce138" table:formula="of:=ABS([.H34])" office:value-type="float" office:value="2.07896564742383" calcext:value-type="float">
            <text:p>2.07896564742</text:p>
          </table:table-cell>
          <table:table-cell table:number-columns-repeated="6"/>
        </table:table-row>
        <table:table-row table:style-name="ro3">
          <table:table-cell table:style-name="ce99" office:value-type="float" office:value="2" calcext:value-type="float">
            <text:p>2</text:p>
          </table:table-cell>
          <table:table-cell table:style-name="ce101" table:formula="of:=[.A35]*[.$A$3]+[.$B$3]" office:value-type="float" office:value="18" calcext:value-type="float">
            <text:p>18.00</text:p>
          </table:table-cell>
          <table:table-cell/>
          <table:table-cell table:style-name="ce63" table:formula="of:=[.D34]-[.I34]" office:value-type="float" office:value="4.17035023488126" calcext:value-type="float">
            <text:p>4.17</text:p>
          </table:table-cell>
          <table:table-cell table:style-name="ce63" table:formula="of:=[.J34]" office:value-type="float" office:value="9.60491182627331" calcext:value-type="float">
            <text:p>9.60</text:p>
          </table:table-cell>
          <table:table-cell table:style-name="ce122" table:formula="of:=[.A35]*[.D35]+[.E35]" office:value-type="float" office:value="17.9456122960358" calcext:value-type="float">
            <text:p>17.9</text:p>
          </table:table-cell>
          <table:table-cell table:style-name="ce12"/>
          <table:table-cell table:style-name="ce126" table:formula="of:=[.F35]-[.B35]" office:value-type="float" office:value="-0.0543877039641743" calcext:value-type="float">
            <text:p>-5.44E-02</text:p>
          </table:table-cell>
          <table:table-cell table:style-name="ce132" table:formula="of:=[.$K$3]*[.H35]*[.A35]" office:value-type="float" office:value="-0.00652652447570091" calcext:value-type="float">
            <text:p>-0.00652652</text:p>
          </table:table-cell>
          <table:table-cell table:style-name="ce101" table:formula="of:=[.B35]-[.A35]*[.D35]" office:value-type="float" office:value="9.65929953023749" calcext:value-type="float">
            <text:p>9.66</text:p>
          </table:table-cell>
          <table:table-cell table:style-name="ce138" table:formula="of:=ABS([.H35])" office:value-type="float" office:value="0.0543877039641743" calcext:value-type="float">
            <text:p>0.05438770396</text:p>
          </table:table-cell>
          <table:table-cell table:number-columns-repeated="6"/>
        </table:table-row>
        <table:table-row table:style-name="ro3">
          <table:table-cell table:style-name="ce99" office:value-type="float" office:value="3" calcext:value-type="float">
            <text:p>3</text:p>
          </table:table-cell>
          <table:table-cell table:style-name="ce101" table:formula="of:=[.A36]*[.$A$3]+[.$B$3]" office:value-type="float" office:value="22.1" calcext:value-type="float">
            <text:p>22.10</text:p>
          </table:table-cell>
          <table:table-cell/>
          <table:table-cell table:style-name="ce63" table:formula="of:=[.D35]-[.I35]" office:value-type="float" office:value="4.17687675935696" calcext:value-type="float">
            <text:p>4.18</text:p>
          </table:table-cell>
          <table:table-cell table:style-name="ce63" table:formula="of:=[.J35]" office:value-type="float" office:value="9.65929953023749" calcext:value-type="float">
            <text:p>9.66</text:p>
          </table:table-cell>
          <table:table-cell table:style-name="ce122" table:formula="of:=[.A36]*[.D36]+[.E36]" office:value-type="float" office:value="22.1899298083084" calcext:value-type="float">
            <text:p>22.2</text:p>
          </table:table-cell>
          <table:table-cell table:style-name="ce12"/>
          <table:table-cell table:style-name="ce126" table:formula="of:=[.F36]-[.B36]" office:value-type="float" office:value="0.0899298083083586" calcext:value-type="float">
            <text:p>8.99E-02</text:p>
          </table:table-cell>
          <table:table-cell table:style-name="ce132" table:formula="of:=[.$K$3]*[.H36]*[.A36]" office:value-type="float" office:value="0.0161873654955045" calcext:value-type="float">
            <text:p>0.01618737</text:p>
          </table:table-cell>
          <table:table-cell table:style-name="ce101" table:formula="of:=[.B36]-[.A36]*[.D36]" office:value-type="float" office:value="9.56936972192913" calcext:value-type="float">
            <text:p>9.57</text:p>
          </table:table-cell>
          <table:table-cell table:style-name="ce138" table:formula="of:=ABS([.H36])" office:value-type="float" office:value="0.0899298083083586" calcext:value-type="float">
            <text:p>0.08992980831</text:p>
          </table:table-cell>
          <table:table-cell table:number-columns-repeated="6"/>
        </table:table-row>
        <table:table-row table:style-name="ro3">
          <table:table-cell table:style-name="ce99" office:value-type="float" office:value="4" calcext:value-type="float">
            <text:p>4</text:p>
          </table:table-cell>
          <table:table-cell table:style-name="ce101" table:formula="of:=[.A37]*[.$A$3]+[.$B$3]" office:value-type="float" office:value="26.2" calcext:value-type="float">
            <text:p>26.20</text:p>
          </table:table-cell>
          <table:table-cell/>
          <table:table-cell table:style-name="ce63" table:formula="of:=[.D36]-[.I36]" office:value-type="float" office:value="4.16068939386145" calcext:value-type="float">
            <text:p>4.16</text:p>
          </table:table-cell>
          <table:table-cell table:style-name="ce63" table:formula="of:=[.J36]" office:value-type="float" office:value="9.56936972192913" calcext:value-type="float">
            <text:p>9.57</text:p>
          </table:table-cell>
          <table:table-cell table:style-name="ce122" table:formula="of:=[.A37]*[.D37]+[.E37]" office:value-type="float" office:value="26.2121272973749" calcext:value-type="float">
            <text:p>26.2</text:p>
          </table:table-cell>
          <table:table-cell table:style-name="ce12"/>
          <table:table-cell table:style-name="ce126" table:formula="of:=[.F37]-[.B37]" office:value-type="float" office:value="0.012127297374942" calcext:value-type="float">
            <text:p>1.21E-02</text:p>
          </table:table-cell>
          <table:table-cell table:style-name="ce132" table:formula="of:=[.$K$3]*[.H37]*[.A37]" office:value-type="float" office:value="0.00291055136998608" calcext:value-type="float">
            <text:p>0.00291055</text:p>
          </table:table-cell>
          <table:table-cell table:style-name="ce101" table:formula="of:=[.B37]-[.A37]*[.D37]" office:value-type="float" office:value="9.55724242455419" calcext:value-type="float">
            <text:p>9.56</text:p>
          </table:table-cell>
          <table:table-cell table:style-name="ce138" table:formula="of:=ABS([.H37])" office:value-type="float" office:value="0.012127297374942" calcext:value-type="float">
            <text:p>0.01212729737</text:p>
          </table:table-cell>
          <table:table-cell table:number-columns-repeated="6"/>
        </table:table-row>
        <table:table-row table:style-name="ro3">
          <table:table-cell table:style-name="ce99" office:value-type="float" office:value="5" calcext:value-type="float">
            <text:p>5</text:p>
          </table:table-cell>
          <table:table-cell table:style-name="ce101" table:formula="of:=[.A38]*[.$A$3]+[.$B$3]" office:value-type="float" office:value="30.3" calcext:value-type="float">
            <text:p>30.30</text:p>
          </table:table-cell>
          <table:table-cell/>
          <table:table-cell table:style-name="ce63" table:formula="of:=[.D37]-[.I37]" office:value-type="float" office:value="4.15777884249147" calcext:value-type="float">
            <text:p>4.16</text:p>
          </table:table-cell>
          <table:table-cell table:style-name="ce63" table:formula="of:=[.J37]" office:value-type="float" office:value="9.55724242455419" calcext:value-type="float">
            <text:p>9.56</text:p>
          </table:table-cell>
          <table:table-cell table:style-name="ce122" table:formula="of:=[.A38]*[.D38]+[.E38]" office:value-type="float" office:value="30.3461366370115" calcext:value-type="float">
            <text:p>30.3</text:p>
          </table:table-cell>
          <table:table-cell table:style-name="ce12"/>
          <table:table-cell table:style-name="ce126" table:formula="of:=[.F38]-[.B38]" office:value-type="float" office:value="0.0461366370115215" calcext:value-type="float">
            <text:p>4.61E-02</text:p>
          </table:table-cell>
          <table:table-cell table:style-name="ce132" table:formula="of:=[.$K$3]*[.H38]*[.A38]" office:value-type="float" office:value="0.0138409911034564" calcext:value-type="float">
            <text:p>0.01384099</text:p>
          </table:table-cell>
          <table:table-cell table:style-name="ce101" table:formula="of:=[.B38]-[.A38]*[.D38]" office:value-type="float" office:value="9.51110578754266" calcext:value-type="float">
            <text:p>9.51</text:p>
          </table:table-cell>
          <table:table-cell table:style-name="ce138" table:formula="of:=ABS([.H38])" office:value-type="float" office:value="0.0461366370115215" calcext:value-type="float">
            <text:p>0.04613663701</text:p>
          </table:table-cell>
          <table:table-cell table:number-columns-repeated="6"/>
        </table:table-row>
        <table:table-row table:style-name="ro3">
          <table:table-cell table:style-name="ce99" office:value-type="float" office:value="6" calcext:value-type="float">
            <text:p>6</text:p>
          </table:table-cell>
          <table:table-cell table:style-name="ce101" table:formula="of:=[.A39]*[.$A$3]+[.$B$3]" office:value-type="float" office:value="34.4" calcext:value-type="float">
            <text:p>34.40</text:p>
          </table:table-cell>
          <table:table-cell/>
          <table:table-cell table:style-name="ce63" table:formula="of:=[.D38]-[.I38]" office:value-type="float" office:value="4.14393785138801" calcext:value-type="float">
            <text:p>4.14</text:p>
          </table:table-cell>
          <table:table-cell table:style-name="ce63" table:formula="of:=[.J38]" office:value-type="float" office:value="9.51110578754266" calcext:value-type="float">
            <text:p>9.51</text:p>
          </table:table-cell>
          <table:table-cell table:style-name="ce122" table:formula="of:=[.A39]*[.D39]+[.E39]" office:value-type="float" office:value="34.3747328958707" calcext:value-type="float">
            <text:p>34.4</text:p>
          </table:table-cell>
          <table:table-cell table:style-name="ce12"/>
          <table:table-cell table:style-name="ce126" table:formula="of:=[.F39]-[.B39]" office:value-type="float" office:value="-0.0252671041292629" calcext:value-type="float">
            <text:p>-2.53E-02</text:p>
          </table:table-cell>
          <table:table-cell table:style-name="ce132" table:formula="of:=[.$K$3]*[.H39]*[.A39]" office:value-type="float" office:value="-0.00909615748653465" calcext:value-type="float">
            <text:p>-0.00909616</text:p>
          </table:table-cell>
          <table:table-cell table:style-name="ce101" table:formula="of:=[.B39]-[.A39]*[.D39]" office:value-type="float" office:value="9.53637289167193" calcext:value-type="float">
            <text:p>9.54</text:p>
          </table:table-cell>
          <table:table-cell table:style-name="ce138" table:formula="of:=ABS([.H39])" office:value-type="float" office:value="0.0252671041292629" calcext:value-type="float">
            <text:p>0.02526710413</text:p>
          </table:table-cell>
          <table:table-cell table:number-columns-repeated="6"/>
        </table:table-row>
        <table:table-row table:style-name="ro3">
          <table:table-cell table:style-name="ce99" office:value-type="float" office:value="7" calcext:value-type="float">
            <text:p>7</text:p>
          </table:table-cell>
          <table:table-cell table:style-name="ce101" table:formula="of:=[.A40]*[.$A$3]+[.$B$3]" office:value-type="float" office:value="38.5" calcext:value-type="float">
            <text:p>38.50</text:p>
          </table:table-cell>
          <table:table-cell/>
          <table:table-cell table:style-name="ce63" table:formula="of:=[.D39]-[.I39]" office:value-type="float" office:value="4.15303400887455" calcext:value-type="float">
            <text:p>4.15</text:p>
          </table:table-cell>
          <table:table-cell table:style-name="ce63" table:formula="of:=[.J39]" office:value-type="float" office:value="9.53637289167193" calcext:value-type="float">
            <text:p>9.54</text:p>
          </table:table-cell>
          <table:table-cell table:style-name="ce122" table:formula="of:=[.A40]*[.D40]+[.E40]" office:value-type="float" office:value="38.6076109537938" calcext:value-type="float">
            <text:p>38.6</text:p>
          </table:table-cell>
          <table:table-cell table:style-name="ce12"/>
          <table:table-cell table:style-name="ce126" table:formula="of:=[.F40]-[.B40]" office:value-type="float" office:value="0.107610953793753" calcext:value-type="float">
            <text:p>1.08E-01</text:p>
          </table:table-cell>
          <table:table-cell table:style-name="ce132" table:formula="of:=[.$K$3]*[.H40]*[.A40]" office:value-type="float" office:value="0.0451966005933761" calcext:value-type="float">
            <text:p>0.04519660</text:p>
          </table:table-cell>
          <table:table-cell table:style-name="ce101" table:formula="of:=[.B40]-[.A40]*[.D40]" office:value-type="float" office:value="9.42876193787818" calcext:value-type="float">
            <text:p>9.43</text:p>
          </table:table-cell>
          <table:table-cell table:style-name="ce138" table:formula="of:=ABS([.H40])" office:value-type="float" office:value="0.107610953793753" calcext:value-type="float">
            <text:p>0.10761095379</text:p>
          </table:table-cell>
          <table:table-cell table:number-columns-repeated="6"/>
        </table:table-row>
        <table:table-row table:style-name="ro3">
          <table:table-cell table:style-name="ce99" office:value-type="float" office:value="8" calcext:value-type="float">
            <text:p>8</text:p>
          </table:table-cell>
          <table:table-cell table:style-name="ce101" table:formula="of:=[.A41]*[.$A$3]+[.$B$3]" office:value-type="float" office:value="42.6" calcext:value-type="float">
            <text:p>42.60</text:p>
          </table:table-cell>
          <table:table-cell/>
          <table:table-cell table:style-name="ce63" table:formula="of:=[.D40]-[.I40]" office:value-type="float" office:value="4.10783740828117" calcext:value-type="float">
            <text:p>4.11</text:p>
          </table:table-cell>
          <table:table-cell table:style-name="ce63" table:formula="of:=[.J40]" office:value-type="float" office:value="9.42876193787818" calcext:value-type="float">
            <text:p>9.43</text:p>
          </table:table-cell>
          <table:table-cell table:style-name="ce122" table:formula="of:=[.A41]*[.D41]+[.E41]" office:value-type="float" office:value="42.2914612041275" calcext:value-type="float">
            <text:p>42.3</text:p>
          </table:table-cell>
          <table:table-cell table:style-name="ce12"/>
          <table:table-cell table:style-name="ce126" table:formula="of:=[.F41]-[.B41]" office:value-type="float" office:value="-0.308538795872458" calcext:value-type="float">
            <text:p>-3.09E-01</text:p>
          </table:table-cell>
          <table:table-cell table:style-name="ce132" table:formula="of:=[.$K$3]*[.H41]*[.A41]" office:value-type="float" office:value="-0.14809862201878" calcext:value-type="float">
            <text:p>-0.14809862</text:p>
          </table:table-cell>
          <table:table-cell table:style-name="ce101" table:formula="of:=[.B41]-[.A41]*[.D41]" office:value-type="float" office:value="9.73730073375064" calcext:value-type="float">
            <text:p>9.74</text:p>
          </table:table-cell>
          <table:table-cell table:style-name="ce138" table:formula="of:=ABS([.H41])" office:value-type="float" office:value="0.308538795872458" calcext:value-type="float">
            <text:p>0.30853879587</text:p>
          </table:table-cell>
          <table:table-cell table:number-columns-repeated="6"/>
        </table:table-row>
        <table:table-row table:style-name="ro3">
          <table:table-cell table:style-name="ce112" office:value-type="float" office:value="1" calcext:value-type="float">
            <text:p>1</text:p>
          </table:table-cell>
          <table:table-cell table:style-name="ce114" table:formula="of:=[.A42]*[.$A$3]+[.$B$3]" office:value-type="float" office:value="13.9" calcext:value-type="float">
            <text:p>13.90</text:p>
          </table:table-cell>
          <table:table-cell/>
          <table:table-cell table:style-name="ce63" table:formula="of:=[.D41]-[.I41]" office:value-type="float" office:value="4.25593603029995" calcext:value-type="float">
            <text:p>4.26</text:p>
          </table:table-cell>
          <table:table-cell table:style-name="ce63" table:formula="of:=[.J41]" office:value-type="float" office:value="9.73730073375064" calcext:value-type="float">
            <text:p>9.74</text:p>
          </table:table-cell>
          <table:table-cell table:style-name="ce122" table:formula="of:=[.A42]*[.D42]+[.E42]" office:value-type="float" office:value="13.9932367640506" calcext:value-type="float">
            <text:p>14.0</text:p>
          </table:table-cell>
          <table:table-cell table:style-name="ce12"/>
          <table:table-cell table:style-name="ce126" table:formula="of:=[.F42]-[.B42]" office:value-type="float" office:value="0.0932367640505927" calcext:value-type="float">
            <text:p>9.32E-02</text:p>
          </table:table-cell>
          <table:table-cell table:style-name="ce132" table:formula="of:=[.$K$3]*[.H42]*[.A42]" office:value-type="float" office:value="0.00559420584303556" calcext:value-type="float">
            <text:p>0.00559421</text:p>
          </table:table-cell>
          <table:table-cell table:style-name="ce101" table:formula="of:=[.B42]-[.A42]*[.D42]" office:value-type="float" office:value="9.64406396970005" calcext:value-type="float">
            <text:p>9.64</text:p>
          </table:table-cell>
          <table:table-cell table:style-name="ce138" table:formula="of:=ABS([.H42])" office:value-type="float" office:value="0.0932367640505927" calcext:value-type="float">
            <text:p>0.09323676405</text:p>
          </table:table-cell>
          <table:table-cell table:number-columns-repeated="6"/>
        </table:table-row>
        <table:table-row table:style-name="ro3">
          <table:table-cell table:style-name="ce112" office:value-type="float" office:value="2" calcext:value-type="float">
            <text:p>2</text:p>
          </table:table-cell>
          <table:table-cell table:style-name="ce114" table:formula="of:=[.A43]*[.$A$3]+[.$B$3]" office:value-type="float" office:value="18" calcext:value-type="float">
            <text:p>18.00</text:p>
          </table:table-cell>
          <table:table-cell/>
          <table:table-cell table:style-name="ce63" table:formula="of:=[.D42]-[.I42]" office:value-type="float" office:value="4.25034182445691" calcext:value-type="float">
            <text:p>4.25</text:p>
          </table:table-cell>
          <table:table-cell table:style-name="ce63" table:formula="of:=[.J42]" office:value-type="float" office:value="9.64406396970005" calcext:value-type="float">
            <text:p>9.64</text:p>
          </table:table-cell>
          <table:table-cell table:style-name="ce122" table:formula="of:=[.A43]*[.D43]+[.E43]" office:value-type="float" office:value="18.1447476186139" calcext:value-type="float">
            <text:p>18.1</text:p>
          </table:table-cell>
          <table:table-cell table:style-name="ce12"/>
          <table:table-cell table:style-name="ce126" table:formula="of:=[.F43]-[.B43]" office:value-type="float" office:value="0.144747618613877" calcext:value-type="float">
            <text:p>1.45E-01</text:p>
          </table:table-cell>
          <table:table-cell table:style-name="ce132" table:formula="of:=[.$K$3]*[.H43]*[.A43]" office:value-type="float" office:value="0.0173697142336653" calcext:value-type="float">
            <text:p>0.01736971</text:p>
          </table:table-cell>
          <table:table-cell table:style-name="ce101" table:formula="of:=[.B43]-[.A43]*[.D43]" office:value-type="float" office:value="9.49931635108617" calcext:value-type="float">
            <text:p>9.50</text:p>
          </table:table-cell>
          <table:table-cell table:style-name="ce138" table:formula="of:=ABS([.H43])" office:value-type="float" office:value="0.144747618613877" calcext:value-type="float">
            <text:p>0.14474761861</text:p>
          </table:table-cell>
          <table:table-cell table:number-columns-repeated="6"/>
        </table:table-row>
        <table:table-row table:style-name="ro3">
          <table:table-cell table:style-name="ce112" office:value-type="float" office:value="3" calcext:value-type="float">
            <text:p>3</text:p>
          </table:table-cell>
          <table:table-cell table:style-name="ce114" table:formula="of:=[.A44]*[.$A$3]+[.$B$3]" office:value-type="float" office:value="22.1" calcext:value-type="float">
            <text:p>22.10</text:p>
          </table:table-cell>
          <table:table-cell/>
          <table:table-cell table:style-name="ce63" table:formula="of:=[.D43]-[.I43]" office:value-type="float" office:value="4.23297211022325" calcext:value-type="float">
            <text:p>4.23</text:p>
          </table:table-cell>
          <table:table-cell table:style-name="ce63" table:formula="of:=[.J43]" office:value-type="float" office:value="9.49931635108617" calcext:value-type="float">
            <text:p>9.50</text:p>
          </table:table-cell>
          <table:table-cell table:style-name="ce122" table:formula="of:=[.A44]*[.D44]+[.E44]" office:value-type="float" office:value="22.1982326817559" calcext:value-type="float">
            <text:p>22.2</text:p>
          </table:table-cell>
          <table:table-cell table:style-name="ce12"/>
          <table:table-cell table:style-name="ce126" table:formula="of:=[.F44]-[.B44]" office:value-type="float" office:value="0.0982326817559169" calcext:value-type="float">
            <text:p>9.82E-02</text:p>
          </table:table-cell>
          <table:table-cell table:style-name="ce132" table:formula="of:=[.$K$3]*[.H44]*[.A44]" office:value-type="float" office:value="0.017681882716065" calcext:value-type="float">
            <text:p>0.01768188</text:p>
          </table:table-cell>
          <table:table-cell table:style-name="ce101" table:formula="of:=[.B44]-[.A44]*[.D44]" office:value-type="float" office:value="9.40108366933026" calcext:value-type="float">
            <text:p>9.40</text:p>
          </table:table-cell>
          <table:table-cell table:style-name="ce138" table:formula="of:=ABS([.H44])" office:value-type="float" office:value="0.0982326817559169" calcext:value-type="float">
            <text:p>0.09823268176</text:p>
          </table:table-cell>
          <table:table-cell table:number-columns-repeated="6"/>
        </table:table-row>
        <table:table-row table:style-name="ro3">
          <table:table-cell table:style-name="ce112" office:value-type="float" office:value="4" calcext:value-type="float">
            <text:p>4</text:p>
          </table:table-cell>
          <table:table-cell table:style-name="ce114" table:formula="of:=[.A45]*[.$A$3]+[.$B$3]" office:value-type="float" office:value="26.2" calcext:value-type="float">
            <text:p>26.20</text:p>
          </table:table-cell>
          <table:table-cell/>
          <table:table-cell table:style-name="ce63" table:formula="of:=[.D44]-[.I44]" office:value-type="float" office:value="4.21529022750718" calcext:value-type="float">
            <text:p>4.22</text:p>
          </table:table-cell>
          <table:table-cell table:style-name="ce63" table:formula="of:=[.J44]" office:value-type="float" office:value="9.40108366933026" calcext:value-type="float">
            <text:p>9.40</text:p>
          </table:table-cell>
          <table:table-cell table:style-name="ce122" table:formula="of:=[.A45]*[.D45]+[.E45]" office:value-type="float" office:value="26.262244579359" calcext:value-type="float">
            <text:p>26.3</text:p>
          </table:table-cell>
          <table:table-cell table:style-name="ce12"/>
          <table:table-cell table:style-name="ce126" table:formula="of:=[.F45]-[.B45]" office:value-type="float" office:value="0.062244579358989" calcext:value-type="float">
            <text:p>6.22E-02</text:p>
          </table:table-cell>
          <table:table-cell table:style-name="ce132" table:formula="of:=[.$K$3]*[.H45]*[.A45]" office:value-type="float" office:value="0.0149386990461574" calcext:value-type="float">
            <text:p>0.01493870</text:p>
          </table:table-cell>
          <table:table-cell table:style-name="ce101" table:formula="of:=[.B45]-[.A45]*[.D45]" office:value-type="float" office:value="9.33883908997127" calcext:value-type="float">
            <text:p>9.34</text:p>
          </table:table-cell>
          <table:table-cell table:style-name="ce138" table:formula="of:=ABS([.H45])" office:value-type="float" office:value="0.062244579358989" calcext:value-type="float">
            <text:p>0.06224457936</text:p>
          </table:table-cell>
          <table:table-cell table:number-columns-repeated="6"/>
        </table:table-row>
        <table:table-row table:style-name="ro3">
          <table:table-cell table:style-name="ce112" office:value-type="float" office:value="5" calcext:value-type="float">
            <text:p>5</text:p>
          </table:table-cell>
          <table:table-cell table:style-name="ce114" table:formula="of:=[.A46]*[.$A$3]+[.$B$3]" office:value-type="float" office:value="30.3" calcext:value-type="float">
            <text:p>30.30</text:p>
          </table:table-cell>
          <table:table-cell/>
          <table:table-cell table:style-name="ce63" table:formula="of:=[.D45]-[.I45]" office:value-type="float" office:value="4.20035152846103" calcext:value-type="float">
            <text:p>4.20</text:p>
          </table:table-cell>
          <table:table-cell table:style-name="ce63" table:formula="of:=[.J45]" office:value-type="float" office:value="9.33883908997127" calcext:value-type="float">
            <text:p>9.34</text:p>
          </table:table-cell>
          <table:table-cell table:style-name="ce122" table:formula="of:=[.A46]*[.D46]+[.E46]" office:value-type="float" office:value="30.3405967322764" calcext:value-type="float">
            <text:p>30.3</text:p>
          </table:table-cell>
          <table:table-cell table:style-name="ce12"/>
          <table:table-cell table:style-name="ce126" table:formula="of:=[.F46]-[.B46]" office:value-type="float" office:value="0.0405967322763949" calcext:value-type="float">
            <text:p>4.06E-02</text:p>
          </table:table-cell>
          <table:table-cell table:style-name="ce132" table:formula="of:=[.$K$3]*[.H46]*[.A46]" office:value-type="float" office:value="0.0121790196829185" calcext:value-type="float">
            <text:p>0.01217902</text:p>
          </table:table-cell>
          <table:table-cell table:style-name="ce101" table:formula="of:=[.B46]-[.A46]*[.D46]" office:value-type="float" office:value="9.29824235769487" calcext:value-type="float">
            <text:p>9.30</text:p>
          </table:table-cell>
          <table:table-cell table:style-name="ce138" table:formula="of:=ABS([.H46])" office:value-type="float" office:value="0.0405967322763949" calcext:value-type="float">
            <text:p>0.04059673228</text:p>
          </table:table-cell>
          <table:table-cell table:number-columns-repeated="6"/>
        </table:table-row>
        <table:table-row table:style-name="ro3">
          <table:table-cell table:style-name="ce112" office:value-type="float" office:value="6" calcext:value-type="float">
            <text:p>6</text:p>
          </table:table-cell>
          <table:table-cell table:style-name="ce114" table:formula="of:=[.A47]*[.$A$3]+[.$B$3]" office:value-type="float" office:value="34.4" calcext:value-type="float">
            <text:p>34.40</text:p>
          </table:table-cell>
          <table:table-cell/>
          <table:table-cell table:style-name="ce63" table:formula="of:=[.D46]-[.I46]" office:value-type="float" office:value="4.18817250877811" calcext:value-type="float">
            <text:p>4.19</text:p>
          </table:table-cell>
          <table:table-cell table:style-name="ce63" table:formula="of:=[.J46]" office:value-type="float" office:value="9.29824235769487" calcext:value-type="float">
            <text:p>9.30</text:p>
          </table:table-cell>
          <table:table-cell table:style-name="ce122" table:formula="of:=[.A47]*[.D47]+[.E47]" office:value-type="float" office:value="34.4272774103635" calcext:value-type="float">
            <text:p>34.4</text:p>
          </table:table-cell>
          <table:table-cell table:style-name="ce12"/>
          <table:table-cell table:style-name="ce126" table:formula="of:=[.F47]-[.B47]" office:value-type="float" office:value="0.0272774103635172" calcext:value-type="float">
            <text:p>2.73E-02</text:p>
          </table:table-cell>
          <table:table-cell table:style-name="ce132" table:formula="of:=[.$K$3]*[.H47]*[.A47]" office:value-type="float" office:value="0.00981986773086618" calcext:value-type="float">
            <text:p>0.00981987</text:p>
          </table:table-cell>
          <table:table-cell table:style-name="ce101" table:formula="of:=[.B47]-[.A47]*[.D47]" office:value-type="float" office:value="9.27096494733135" calcext:value-type="float">
            <text:p>9.27</text:p>
          </table:table-cell>
          <table:table-cell table:style-name="ce138" table:formula="of:=ABS([.H47])" office:value-type="float" office:value="0.0272774103635172" calcext:value-type="float">
            <text:p>0.02727741036</text:p>
          </table:table-cell>
          <table:table-cell table:number-columns-repeated="6"/>
        </table:table-row>
        <table:table-row table:style-name="ro3">
          <table:table-cell table:style-name="ce112" office:value-type="float" office:value="7" calcext:value-type="float">
            <text:p>7</text:p>
          </table:table-cell>
          <table:table-cell table:style-name="ce114" table:formula="of:=[.A48]*[.$A$3]+[.$B$3]" office:value-type="float" office:value="38.5" calcext:value-type="float">
            <text:p>38.50</text:p>
          </table:table-cell>
          <table:table-cell/>
          <table:table-cell table:style-name="ce63" table:formula="of:=[.D47]-[.I47]" office:value-type="float" office:value="4.17835264104724" calcext:value-type="float">
            <text:p>4.18</text:p>
          </table:table-cell>
          <table:table-cell table:style-name="ce63" table:formula="of:=[.J47]" office:value-type="float" office:value="9.27096494733135" calcext:value-type="float">
            <text:p>9.27</text:p>
          </table:table-cell>
          <table:table-cell table:style-name="ce122" table:formula="of:=[.A48]*[.D48]+[.E48]" office:value-type="float" office:value="38.519433434662" calcext:value-type="float">
            <text:p>38.5</text:p>
          </table:table-cell>
          <table:table-cell table:style-name="ce12"/>
          <table:table-cell table:style-name="ce126" table:formula="of:=[.F48]-[.B48]" office:value-type="float" office:value="0.0194334346620479" calcext:value-type="float">
            <text:p>1.94E-02</text:p>
          </table:table-cell>
          <table:table-cell table:style-name="ce132" table:formula="of:=[.$K$3]*[.H48]*[.A48]" office:value-type="float" office:value="0.00816204255806014" calcext:value-type="float">
            <text:p>0.00816204</text:p>
          </table:table-cell>
          <table:table-cell table:style-name="ce101" table:formula="of:=[.B48]-[.A48]*[.D48]" office:value-type="float" office:value="9.25153151266931" calcext:value-type="float">
            <text:p>9.25</text:p>
          </table:table-cell>
          <table:table-cell table:style-name="ce138" table:formula="of:=ABS([.H48])" office:value-type="float" office:value="0.0194334346620479" calcext:value-type="float">
            <text:p>0.01943343466</text:p>
          </table:table-cell>
          <table:table-cell table:number-columns-repeated="6"/>
        </table:table-row>
        <table:table-row table:style-name="ro3">
          <table:table-cell table:style-name="ce112" office:value-type="float" office:value="8" calcext:value-type="float">
            <text:p>8</text:p>
          </table:table-cell>
          <table:table-cell table:style-name="ce114" table:formula="of:=[.A49]*[.$A$3]+[.$B$3]" office:value-type="float" office:value="42.6" calcext:value-type="float">
            <text:p>42.60</text:p>
          </table:table-cell>
          <table:table-cell/>
          <table:table-cell table:style-name="ce63" table:formula="of:=[.D48]-[.I48]" office:value-type="float" office:value="4.17019059848918" calcext:value-type="float">
            <text:p>4.17</text:p>
          </table:table-cell>
          <table:table-cell table:style-name="ce63" table:formula="of:=[.J48]" office:value-type="float" office:value="9.25153151266931" calcext:value-type="float">
            <text:p>9.25</text:p>
          </table:table-cell>
          <table:table-cell table:style-name="ce122" table:formula="of:=[.A49]*[.D49]+[.E49]" office:value-type="float" office:value="42.6130563005828" calcext:value-type="float">
            <text:p>42.6</text:p>
          </table:table-cell>
          <table:table-cell table:style-name="ce12"/>
          <table:table-cell table:style-name="ce126" table:formula="of:=[.F49]-[.B49]" office:value-type="float" office:value="0.0130563005827611" calcext:value-type="float">
            <text:p>1.31E-02</text:p>
          </table:table-cell>
          <table:table-cell table:style-name="ce132" table:formula="of:=[.$K$3]*[.H49]*[.A49]" office:value-type="float" office:value="0.00626702427972532" calcext:value-type="float">
            <text:p>0.00626702</text:p>
          </table:table-cell>
          <table:table-cell table:style-name="ce101" table:formula="of:=[.B49]-[.A49]*[.D49]" office:value-type="float" office:value="9.23847521208655" calcext:value-type="float">
            <text:p>9.24</text:p>
          </table:table-cell>
          <table:table-cell table:style-name="ce138" table:formula="of:=ABS([.H49])" office:value-type="float" office:value="0.0130563005827611" calcext:value-type="float">
            <text:p>0.01305630058</text:p>
          </table:table-cell>
          <table:table-cell table:number-columns-repeated="6"/>
        </table:table-row>
        <table:table-row table:style-name="ro3">
          <table:table-cell table:style-name="ce99" office:value-type="float" office:value="1" calcext:value-type="float">
            <text:p>1</text:p>
          </table:table-cell>
          <table:table-cell table:style-name="ce101" table:formula="of:=[.A50]*[.$A$3]+[.$B$3]" office:value-type="float" office:value="13.9" calcext:value-type="float">
            <text:p>13.90</text:p>
          </table:table-cell>
          <table:table-cell/>
          <table:table-cell table:style-name="ce63" table:formula="of:=[.D49]-[.I49]" office:value-type="float" office:value="4.16392357420946" calcext:value-type="float">
            <text:p>4.16</text:p>
          </table:table-cell>
          <table:table-cell table:style-name="ce63" table:formula="of:=[.J49]" office:value-type="float" office:value="9.23847521208655" calcext:value-type="float">
            <text:p>9.24</text:p>
          </table:table-cell>
          <table:table-cell table:style-name="ce122" table:formula="of:=[.A50]*[.D50]+[.E50]" office:value-type="float" office:value="13.402398786296" calcext:value-type="float">
            <text:p>13.4</text:p>
          </table:table-cell>
          <table:table-cell table:style-name="ce12"/>
          <table:table-cell table:style-name="ce126" table:formula="of:=[.F50]-[.B50]" office:value-type="float" office:value="-0.497601213703996" calcext:value-type="float">
            <text:p>-4.98E-01</text:p>
          </table:table-cell>
          <table:table-cell table:style-name="ce132" table:formula="of:=[.$K$3]*[.H50]*[.A50]" office:value-type="float" office:value="-0.0298560728222398" calcext:value-type="float">
            <text:p>-0.02985607</text:p>
          </table:table-cell>
          <table:table-cell table:style-name="ce101" table:formula="of:=[.B50]-[.A50]*[.D50]" office:value-type="float" office:value="9.73607642579054" calcext:value-type="float">
            <text:p>9.74</text:p>
          </table:table-cell>
          <table:table-cell table:style-name="ce138" table:formula="of:=ABS([.H50])" office:value-type="float" office:value="0.497601213703996" calcext:value-type="float">
            <text:p>0.49760121370</text:p>
          </table:table-cell>
          <table:table-cell table:number-columns-repeated="6"/>
        </table:table-row>
        <table:table-row table:style-name="ro3">
          <table:table-cell table:style-name="ce99" office:value-type="float" office:value="2" calcext:value-type="float">
            <text:p>2</text:p>
          </table:table-cell>
          <table:table-cell table:style-name="ce101" table:formula="of:=[.A51]*[.$A$3]+[.$B$3]" office:value-type="float" office:value="18" calcext:value-type="float">
            <text:p>18.00</text:p>
          </table:table-cell>
          <table:table-cell/>
          <table:table-cell table:style-name="ce63" table:formula="of:=[.D50]-[.I50]" office:value-type="float" office:value="4.1937796470317" calcext:value-type="float">
            <text:p>4.19</text:p>
          </table:table-cell>
          <table:table-cell table:style-name="ce63" table:formula="of:=[.J50]" office:value-type="float" office:value="9.73607642579054" calcext:value-type="float">
            <text:p>9.74</text:p>
          </table:table-cell>
          <table:table-cell table:style-name="ce122" table:formula="of:=[.A51]*[.D51]+[.E51]" office:value-type="float" office:value="18.1236357198539" calcext:value-type="float">
            <text:p>18.1</text:p>
          </table:table-cell>
          <table:table-cell table:style-name="ce12"/>
          <table:table-cell table:style-name="ce126" table:formula="of:=[.F51]-[.B51]" office:value-type="float" office:value="0.123635719853937" calcext:value-type="float">
            <text:p>1.24E-01</text:p>
          </table:table-cell>
          <table:table-cell table:style-name="ce132" table:formula="of:=[.$K$3]*[.H51]*[.A51]" office:value-type="float" office:value="0.0148362863824724" calcext:value-type="float">
            <text:p>0.01483629</text:p>
          </table:table-cell>
          <table:table-cell table:style-name="ce101" table:formula="of:=[.B51]-[.A51]*[.D51]" office:value-type="float" office:value="9.61244070593661" calcext:value-type="float">
            <text:p>9.61</text:p>
          </table:table-cell>
          <table:table-cell table:style-name="ce138" table:formula="of:=ABS([.H51])" office:value-type="float" office:value="0.123635719853937" calcext:value-type="float">
            <text:p>0.12363571985</text:p>
          </table:table-cell>
          <table:table-cell table:number-columns-repeated="6"/>
        </table:table-row>
        <table:table-row table:style-name="ro3">
          <table:table-cell table:style-name="ce99" office:value-type="float" office:value="3" calcext:value-type="float">
            <text:p>3</text:p>
          </table:table-cell>
          <table:table-cell table:style-name="ce101" table:formula="of:=[.A52]*[.$A$3]+[.$B$3]" office:value-type="float" office:value="22.1" calcext:value-type="float">
            <text:p>22.10</text:p>
          </table:table-cell>
          <table:table-cell/>
          <table:table-cell table:style-name="ce63" table:formula="of:=[.D51]-[.I51]" office:value-type="float" office:value="4.17894336064922" calcext:value-type="float">
            <text:p>4.18</text:p>
          </table:table-cell>
          <table:table-cell table:style-name="ce63" table:formula="of:=[.J51]" office:value-type="float" office:value="9.61244070593661" calcext:value-type="float">
            <text:p>9.61</text:p>
          </table:table-cell>
          <table:table-cell table:style-name="ce122" table:formula="of:=[.A52]*[.D52]+[.E52]" office:value-type="float" office:value="22.1492707878843" calcext:value-type="float">
            <text:p>22.1</text:p>
          </table:table-cell>
          <table:table-cell table:style-name="ce12"/>
          <table:table-cell table:style-name="ce126" table:formula="of:=[.F52]-[.B52]" office:value-type="float" office:value="0.0492707878842751" calcext:value-type="float">
            <text:p>4.93E-02</text:p>
          </table:table-cell>
          <table:table-cell table:style-name="ce132" table:formula="of:=[.$K$3]*[.H52]*[.A52]" office:value-type="float" office:value="0.00886874181916951" calcext:value-type="float">
            <text:p>0.00886874</text:p>
          </table:table-cell>
          <table:table-cell table:style-name="ce101" table:formula="of:=[.B52]-[.A52]*[.D52]" office:value-type="float" office:value="9.56316991805233" calcext:value-type="float">
            <text:p>9.56</text:p>
          </table:table-cell>
          <table:table-cell table:style-name="ce138" table:formula="of:=ABS([.H52])" office:value-type="float" office:value="0.0492707878842751" calcext:value-type="float">
            <text:p>0.04927078788</text:p>
          </table:table-cell>
          <table:table-cell table:number-columns-repeated="6"/>
        </table:table-row>
        <table:table-row table:style-name="ro3">
          <table:table-cell table:style-name="ce99" office:value-type="float" office:value="4" calcext:value-type="float">
            <text:p>4</text:p>
          </table:table-cell>
          <table:table-cell table:style-name="ce101" table:formula="of:=[.A53]*[.$A$3]+[.$B$3]" office:value-type="float" office:value="26.2" calcext:value-type="float">
            <text:p>26.20</text:p>
          </table:table-cell>
          <table:table-cell/>
          <table:table-cell table:style-name="ce63" table:formula="of:=[.D52]-[.I52]" office:value-type="float" office:value="4.17007461883005" calcext:value-type="float">
            <text:p>4.17</text:p>
          </table:table-cell>
          <table:table-cell table:style-name="ce63" table:formula="of:=[.J52]" office:value-type="float" office:value="9.56316991805233" calcext:value-type="float">
            <text:p>9.56</text:p>
          </table:table-cell>
          <table:table-cell table:style-name="ce122" table:formula="of:=[.A53]*[.D53]+[.E53]" office:value-type="float" office:value="26.2434683933725" calcext:value-type="float">
            <text:p>26.2</text:p>
          </table:table-cell>
          <table:table-cell table:style-name="ce12"/>
          <table:table-cell table:style-name="ce126" table:formula="of:=[.F53]-[.B53]" office:value-type="float" office:value="0.0434683933725495" calcext:value-type="float">
            <text:p>4.35E-02</text:p>
          </table:table-cell>
          <table:table-cell table:style-name="ce132" table:formula="of:=[.$K$3]*[.H53]*[.A53]" office:value-type="float" office:value="0.0104324144094119" calcext:value-type="float">
            <text:p>0.01043241</text:p>
          </table:table-cell>
          <table:table-cell table:style-name="ce101" table:formula="of:=[.B53]-[.A53]*[.D53]" office:value-type="float" office:value="9.51970152467978" calcext:value-type="float">
            <text:p>9.52</text:p>
          </table:table-cell>
          <table:table-cell table:style-name="ce138" table:formula="of:=ABS([.H53])" office:value-type="float" office:value="0.0434683933725495" calcext:value-type="float">
            <text:p>0.04346839337</text:p>
          </table:table-cell>
          <table:table-cell table:number-columns-repeated="6"/>
        </table:table-row>
        <table:table-row table:style-name="ro3">
          <table:table-cell table:style-name="ce99" office:value-type="float" office:value="5" calcext:value-type="float">
            <text:p>5</text:p>
          </table:table-cell>
          <table:table-cell table:style-name="ce101" table:formula="of:=[.A54]*[.$A$3]+[.$B$3]" office:value-type="float" office:value="30.3" calcext:value-type="float">
            <text:p>30.30</text:p>
          </table:table-cell>
          <table:table-cell/>
          <table:table-cell table:style-name="ce63" table:formula="of:=[.D53]-[.I53]" office:value-type="float" office:value="4.15964220442064" calcext:value-type="float">
            <text:p>4.16</text:p>
          </table:table-cell>
          <table:table-cell table:style-name="ce63" table:formula="of:=[.J53]" office:value-type="float" office:value="9.51970152467978" calcext:value-type="float">
            <text:p>9.52</text:p>
          </table:table-cell>
          <table:table-cell table:style-name="ce122" table:formula="of:=[.A54]*[.D54]+[.E54]" office:value-type="float" office:value="30.317912546783" calcext:value-type="float">
            <text:p>30.3</text:p>
          </table:table-cell>
          <table:table-cell table:style-name="ce12"/>
          <table:table-cell table:style-name="ce126" table:formula="of:=[.F54]-[.B54]" office:value-type="float" office:value="0.0179125467829948" calcext:value-type="float">
            <text:p>1.79E-02</text:p>
          </table:table-cell>
          <table:table-cell table:style-name="ce132" table:formula="of:=[.$K$3]*[.H54]*[.A54]" office:value-type="float" office:value="0.00537376403489844" calcext:value-type="float">
            <text:p>0.00537376</text:p>
          </table:table-cell>
          <table:table-cell table:style-name="ce101" table:formula="of:=[.B54]-[.A54]*[.D54]" office:value-type="float" office:value="9.50178897789679" calcext:value-type="float">
            <text:p>9.50</text:p>
          </table:table-cell>
          <table:table-cell table:style-name="ce138" table:formula="of:=ABS([.H54])" office:value-type="float" office:value="0.0179125467829948" calcext:value-type="float">
            <text:p>0.01791254678</text:p>
          </table:table-cell>
          <table:table-cell table:number-columns-repeated="6"/>
        </table:table-row>
        <table:table-row table:style-name="ro3">
          <table:table-cell table:style-name="ce99" office:value-type="float" office:value="6" calcext:value-type="float">
            <text:p>6</text:p>
          </table:table-cell>
          <table:table-cell table:style-name="ce101" table:formula="of:=[.A55]*[.$A$3]+[.$B$3]" office:value-type="float" office:value="34.4" calcext:value-type="float">
            <text:p>34.40</text:p>
          </table:table-cell>
          <table:table-cell/>
          <table:table-cell table:style-name="ce63" table:formula="of:=[.D54]-[.I54]" office:value-type="float" office:value="4.15426844038575" calcext:value-type="float">
            <text:p>4.15</text:p>
          </table:table-cell>
          <table:table-cell table:style-name="ce63" table:formula="of:=[.J54]" office:value-type="float" office:value="9.50178897789679" calcext:value-type="float">
            <text:p>9.50</text:p>
          </table:table-cell>
          <table:table-cell table:style-name="ce122" table:formula="of:=[.A55]*[.D55]+[.E55]" office:value-type="float" office:value="34.4273996202113" calcext:value-type="float">
            <text:p>34.4</text:p>
          </table:table-cell>
          <table:table-cell table:style-name="ce12"/>
          <table:table-cell table:style-name="ce126" table:formula="of:=[.F55]-[.B55]" office:value-type="float" office:value="0.0273996202112556" calcext:value-type="float">
            <text:p>2.74E-02</text:p>
          </table:table-cell>
          <table:table-cell table:style-name="ce132" table:formula="of:=[.$K$3]*[.H55]*[.A55]" office:value-type="float" office:value="0.00986386327605203" calcext:value-type="float">
            <text:p>0.00986386</text:p>
          </table:table-cell>
          <table:table-cell table:style-name="ce101" table:formula="of:=[.B55]-[.A55]*[.D55]" office:value-type="float" office:value="9.47438935768553" calcext:value-type="float">
            <text:p>9.47</text:p>
          </table:table-cell>
          <table:table-cell table:style-name="ce138" table:formula="of:=ABS([.H55])" office:value-type="float" office:value="0.0273996202112556" calcext:value-type="float">
            <text:p>0.02739962021</text:p>
          </table:table-cell>
          <table:table-cell table:number-columns-repeated="6"/>
        </table:table-row>
        <table:table-row table:style-name="ro3">
          <table:table-cell table:style-name="ce99" office:value-type="float" office:value="7" calcext:value-type="float">
            <text:p>7</text:p>
          </table:table-cell>
          <table:table-cell table:style-name="ce101" table:formula="of:=[.A56]*[.$A$3]+[.$B$3]" office:value-type="float" office:value="38.5" calcext:value-type="float">
            <text:p>38.50</text:p>
          </table:table-cell>
          <table:table-cell/>
          <table:table-cell table:style-name="ce63" table:formula="of:=[.D55]-[.I55]" office:value-type="float" office:value="4.14440457710969" calcext:value-type="float">
            <text:p>4.14</text:p>
          </table:table-cell>
          <table:table-cell table:style-name="ce63" table:formula="of:=[.J55]" office:value-type="float" office:value="9.47438935768553" calcext:value-type="float">
            <text:p>9.47</text:p>
          </table:table-cell>
          <table:table-cell table:style-name="ce122" table:formula="of:=[.A56]*[.D56]+[.E56]" office:value-type="float" office:value="38.4852213974534" calcext:value-type="float">
            <text:p>38.5</text:p>
          </table:table-cell>
          <table:table-cell table:style-name="ce12"/>
          <table:table-cell table:style-name="ce126" table:formula="of:=[.F56]-[.B56]" office:value-type="float" office:value="-0.0147786025466132" calcext:value-type="float">
            <text:p>-1.48E-02</text:p>
          </table:table-cell>
          <table:table-cell table:style-name="ce132" table:formula="of:=[.$K$3]*[.H56]*[.A56]" office:value-type="float" office:value="-0.00620701306957756" calcext:value-type="float">
            <text:p>-0.00620701</text:p>
          </table:table-cell>
          <table:table-cell table:style-name="ce101" table:formula="of:=[.B56]-[.A56]*[.D56]" office:value-type="float" office:value="9.48916796023215" calcext:value-type="float">
            <text:p>9.49</text:p>
          </table:table-cell>
          <table:table-cell table:style-name="ce138" table:formula="of:=ABS([.H56])" office:value-type="float" office:value="0.0147786025466132" calcext:value-type="float">
            <text:p>0.01477860255</text:p>
          </table:table-cell>
          <table:table-cell table:number-columns-repeated="6"/>
        </table:table-row>
        <table:table-row table:style-name="ro3">
          <table:table-cell table:style-name="ce99" office:value-type="float" office:value="8" calcext:value-type="float">
            <text:p>8</text:p>
          </table:table-cell>
          <table:table-cell table:style-name="ce101" table:formula="of:=[.A57]*[.$A$3]+[.$B$3]" office:value-type="float" office:value="42.6" calcext:value-type="float">
            <text:p>42.60</text:p>
          </table:table-cell>
          <table:table-cell/>
          <table:table-cell table:style-name="ce63" table:formula="of:=[.D56]-[.I56]" office:value-type="float" office:value="4.15061159017927" calcext:value-type="float">
            <text:p>4.15</text:p>
          </table:table-cell>
          <table:table-cell table:style-name="ce63" table:formula="of:=[.J56]" office:value-type="float" office:value="9.48916796023215" calcext:value-type="float">
            <text:p>9.49</text:p>
          </table:table-cell>
          <table:table-cell table:style-name="ce122" table:formula="of:=[.A57]*[.D57]+[.E57]" office:value-type="float" office:value="42.6940606816663" calcext:value-type="float">
            <text:p>42.7</text:p>
          </table:table-cell>
          <table:table-cell table:style-name="ce12"/>
          <table:table-cell table:style-name="ce126" table:formula="of:=[.F57]-[.B57]" office:value-type="float" office:value="0.0940606816663134" calcext:value-type="float">
            <text:p>9.41E-02</text:p>
          </table:table-cell>
          <table:table-cell table:style-name="ce132" table:formula="of:=[.$K$3]*[.H57]*[.A57]" office:value-type="float" office:value="0.0451491271998304" calcext:value-type="float">
            <text:p>0.04514913</text:p>
          </table:table-cell>
          <table:table-cell table:style-name="ce101" table:formula="of:=[.B57]-[.A57]*[.D57]" office:value-type="float" office:value="9.39510727856584" calcext:value-type="float">
            <text:p>9.40</text:p>
          </table:table-cell>
          <table:table-cell table:style-name="ce138" table:formula="of:=ABS([.H57])" office:value-type="float" office:value="0.0940606816663134" calcext:value-type="float">
            <text:p>0.09406068167</text:p>
          </table:table-cell>
          <table:table-cell table:number-columns-repeated="6"/>
        </table:table-row>
        <table:table-row table:style-name="ro3">
          <table:table-cell table:style-name="ce112" office:value-type="float" office:value="1" calcext:value-type="float">
            <text:p>1</text:p>
          </table:table-cell>
          <table:table-cell table:style-name="ce114" table:formula="of:=[.A58]*[.$A$3]+[.$B$3]" office:value-type="float" office:value="13.9" calcext:value-type="float">
            <text:p>13.90</text:p>
          </table:table-cell>
          <table:table-cell/>
          <table:table-cell table:style-name="ce63" table:formula="of:=[.D57]-[.I57]" office:value-type="float" office:value="4.10546246297944" calcext:value-type="float">
            <text:p>4.11</text:p>
          </table:table-cell>
          <table:table-cell table:style-name="ce63" table:formula="of:=[.J57]" office:value-type="float" office:value="9.39510727856584" calcext:value-type="float">
            <text:p>9.40</text:p>
          </table:table-cell>
          <table:table-cell table:style-name="ce122" table:formula="of:=[.A58]*[.D58]+[.E58]" office:value-type="float" office:value="13.5005697415453" calcext:value-type="float">
            <text:p>13.5</text:p>
          </table:table-cell>
          <table:table-cell table:style-name="ce12"/>
          <table:table-cell table:style-name="ce126" table:formula="of:=[.F58]-[.B58]" office:value-type="float" office:value="-0.399430258454723" calcext:value-type="float">
            <text:p>-3.99E-01</text:p>
          </table:table-cell>
          <table:table-cell table:style-name="ce132" table:formula="of:=[.$K$3]*[.H58]*[.A58]" office:value-type="float" office:value="-0.0239658155072834" calcext:value-type="float">
            <text:p>-0.02396582</text:p>
          </table:table-cell>
          <table:table-cell table:style-name="ce101" table:formula="of:=[.B58]-[.A58]*[.D58]" office:value-type="float" office:value="9.79453753702056" calcext:value-type="float">
            <text:p>9.79</text:p>
          </table:table-cell>
          <table:table-cell table:style-name="ce138" table:formula="of:=ABS([.H58])" office:value-type="float" office:value="0.399430258454723" calcext:value-type="float">
            <text:p>0.39943025845</text:p>
          </table:table-cell>
          <table:table-cell table:number-columns-repeated="6"/>
        </table:table-row>
        <table:table-row table:style-name="ro3">
          <table:table-cell table:style-name="ce112" office:value-type="float" office:value="2" calcext:value-type="float">
            <text:p>2</text:p>
          </table:table-cell>
          <table:table-cell table:style-name="ce114" table:formula="of:=[.A59]*[.$A$3]+[.$B$3]" office:value-type="float" office:value="18" calcext:value-type="float">
            <text:p>18.00</text:p>
          </table:table-cell>
          <table:table-cell/>
          <table:table-cell table:style-name="ce63" table:formula="of:=[.D58]-[.I58]" office:value-type="float" office:value="4.12942827848672" calcext:value-type="float">
            <text:p>4.13</text:p>
          </table:table-cell>
          <table:table-cell table:style-name="ce63" table:formula="of:=[.J58]" office:value-type="float" office:value="9.79453753702056" calcext:value-type="float">
            <text:p>9.79</text:p>
          </table:table-cell>
          <table:table-cell table:style-name="ce122" table:formula="of:=[.A59]*[.D59]+[.E59]" office:value-type="float" office:value="18.053394093994" calcext:value-type="float">
            <text:p>18.1</text:p>
          </table:table-cell>
          <table:table-cell table:style-name="ce12"/>
          <table:table-cell table:style-name="ce126" table:formula="of:=[.F59]-[.B59]" office:value-type="float" office:value="0.0533940939940081" calcext:value-type="float">
            <text:p>5.34E-02</text:p>
          </table:table-cell>
          <table:table-cell table:style-name="ce132" table:formula="of:=[.$K$3]*[.H59]*[.A59]" office:value-type="float" office:value="0.00640729127928097" calcext:value-type="float">
            <text:p>0.00640729</text:p>
          </table:table-cell>
          <table:table-cell table:style-name="ce101" table:formula="of:=[.B59]-[.A59]*[.D59]" office:value-type="float" office:value="9.74114344302655" calcext:value-type="float">
            <text:p>9.74</text:p>
          </table:table-cell>
          <table:table-cell table:style-name="ce138" table:formula="of:=ABS([.H59])" office:value-type="float" office:value="0.0533940939940081" calcext:value-type="float">
            <text:p>0.05339409399</text:p>
          </table:table-cell>
          <table:table-cell table:number-columns-repeated="6"/>
        </table:table-row>
        <table:table-row table:style-name="ro3">
          <table:table-cell table:style-name="ce112" office:value-type="float" office:value="3" calcext:value-type="float">
            <text:p>3</text:p>
          </table:table-cell>
          <table:table-cell table:style-name="ce114" table:formula="of:=[.A60]*[.$A$3]+[.$B$3]" office:value-type="float" office:value="22.1" calcext:value-type="float">
            <text:p>22.10</text:p>
          </table:table-cell>
          <table:table-cell/>
          <table:table-cell table:style-name="ce63" table:formula="of:=[.D59]-[.I59]" office:value-type="float" office:value="4.12302098720744" calcext:value-type="float">
            <text:p>4.12</text:p>
          </table:table-cell>
          <table:table-cell table:style-name="ce63" table:formula="of:=[.J59]" office:value-type="float" office:value="9.74114344302655" calcext:value-type="float">
            <text:p>9.74</text:p>
          </table:table-cell>
          <table:table-cell table:style-name="ce122" table:formula="of:=[.A60]*[.D60]+[.E60]" office:value-type="float" office:value="22.1102064046489" calcext:value-type="float">
            <text:p>22.1</text:p>
          </table:table-cell>
          <table:table-cell table:style-name="ce12"/>
          <table:table-cell table:style-name="ce126" table:formula="of:=[.F60]-[.B60]" office:value-type="float" office:value="0.0102064046488763" calcext:value-type="float">
            <text:p>1.02E-02</text:p>
          </table:table-cell>
          <table:table-cell table:style-name="ce132" table:formula="of:=[.$K$3]*[.H60]*[.A60]" office:value-type="float" office:value="0.00183715283679774" calcext:value-type="float">
            <text:p>0.00183715</text:p>
          </table:table-cell>
          <table:table-cell table:style-name="ce101" table:formula="of:=[.B60]-[.A60]*[.D60]" office:value-type="float" office:value="9.73093703837768" calcext:value-type="float">
            <text:p>9.73</text:p>
          </table:table-cell>
          <table:table-cell table:style-name="ce138" table:formula="of:=ABS([.H60])" office:value-type="float" office:value="0.0102064046488763" calcext:value-type="float">
            <text:p>0.01020640465</text:p>
          </table:table-cell>
          <table:table-cell table:number-columns-repeated="6"/>
        </table:table-row>
        <table:table-row table:style-name="ro3">
          <table:table-cell table:style-name="ce112" office:value-type="float" office:value="4" calcext:value-type="float">
            <text:p>4</text:p>
          </table:table-cell>
          <table:table-cell table:style-name="ce114" table:formula="of:=[.A61]*[.$A$3]+[.$B$3]" office:value-type="float" office:value="26.2" calcext:value-type="float">
            <text:p>26.20</text:p>
          </table:table-cell>
          <table:table-cell/>
          <table:table-cell table:style-name="ce63" table:formula="of:=[.D60]-[.I60]" office:value-type="float" office:value="4.12118383437065" calcext:value-type="float">
            <text:p>4.12</text:p>
          </table:table-cell>
          <table:table-cell table:style-name="ce63" table:formula="of:=[.J60]" office:value-type="float" office:value="9.73093703837768" calcext:value-type="float">
            <text:p>9.73</text:p>
          </table:table-cell>
          <table:table-cell table:style-name="ce122" table:formula="of:=[.A61]*[.D61]+[.E61]" office:value-type="float" office:value="26.2156723758603" calcext:value-type="float">
            <text:p>26.2</text:p>
          </table:table-cell>
          <table:table-cell table:style-name="ce12"/>
          <table:table-cell table:style-name="ce126" table:formula="of:=[.F61]-[.B61]" office:value-type="float" office:value="0.0156723758602553" calcext:value-type="float">
            <text:p>1.57E-02</text:p>
          </table:table-cell>
          <table:table-cell table:style-name="ce132" table:formula="of:=[.$K$3]*[.H61]*[.A61]" office:value-type="float" office:value="0.00376137020646127" calcext:value-type="float">
            <text:p>0.00376137</text:p>
          </table:table-cell>
          <table:table-cell table:style-name="ce101" table:formula="of:=[.B61]-[.A61]*[.D61]" office:value-type="float" office:value="9.71526466251742" calcext:value-type="float">
            <text:p>9.72</text:p>
          </table:table-cell>
          <table:table-cell table:style-name="ce138" table:formula="of:=ABS([.H61])" office:value-type="float" office:value="0.0156723758602553" calcext:value-type="float">
            <text:p>0.01567237586</text:p>
          </table:table-cell>
          <table:table-cell table:number-columns-repeated="6"/>
        </table:table-row>
        <table:table-row table:style-name="ro3">
          <table:table-cell table:style-name="ce112" office:value-type="float" office:value="5" calcext:value-type="float">
            <text:p>5</text:p>
          </table:table-cell>
          <table:table-cell table:style-name="ce114" table:formula="of:=[.A62]*[.$A$3]+[.$B$3]" office:value-type="float" office:value="30.3" calcext:value-type="float">
            <text:p>30.30</text:p>
          </table:table-cell>
          <table:table-cell/>
          <table:table-cell table:style-name="ce63" table:formula="of:=[.D61]-[.I61]" office:value-type="float" office:value="4.11742246416418" calcext:value-type="float">
            <text:p>4.12</text:p>
          </table:table-cell>
          <table:table-cell table:style-name="ce63" table:formula="of:=[.J61]" office:value-type="float" office:value="9.71526466251742" calcext:value-type="float">
            <text:p>9.72</text:p>
          </table:table-cell>
          <table:table-cell table:style-name="ce122" table:formula="of:=[.A62]*[.D62]+[.E62]" office:value-type="float" office:value="30.3023769833383" calcext:value-type="float">
            <text:p>30.3</text:p>
          </table:table-cell>
          <table:table-cell table:style-name="ce12"/>
          <table:table-cell table:style-name="ce126" table:formula="of:=[.F62]-[.B62]" office:value-type="float" office:value="0.00237698333834047" calcext:value-type="float">
            <text:p>2.38E-03</text:p>
          </table:table-cell>
          <table:table-cell table:style-name="ce132" table:formula="of:=[.$K$3]*[.H62]*[.A62]" office:value-type="float" office:value="0.00071309500150214" calcext:value-type="float">
            <text:p>0.00071310</text:p>
          </table:table-cell>
          <table:table-cell table:style-name="ce101" table:formula="of:=[.B62]-[.A62]*[.D62]" office:value-type="float" office:value="9.71288767917908" calcext:value-type="float">
            <text:p>9.71</text:p>
          </table:table-cell>
          <table:table-cell table:style-name="ce138" table:formula="of:=ABS([.H62])" office:value-type="float" office:value="0.00237698333834047" calcext:value-type="float">
            <text:p>0.00237698334</text:p>
          </table:table-cell>
          <table:table-cell table:number-columns-repeated="6"/>
        </table:table-row>
        <table:table-row table:style-name="ro3">
          <table:table-cell table:style-name="ce112" office:value-type="float" office:value="6" calcext:value-type="float">
            <text:p>6</text:p>
          </table:table-cell>
          <table:table-cell table:style-name="ce114" table:formula="of:=[.A63]*[.$A$3]+[.$B$3]" office:value-type="float" office:value="34.4" calcext:value-type="float">
            <text:p>34.40</text:p>
          </table:table-cell>
          <table:table-cell/>
          <table:table-cell table:style-name="ce63" table:formula="of:=[.D62]-[.I62]" office:value-type="float" office:value="4.11670936916268" calcext:value-type="float">
            <text:p>4.12</text:p>
          </table:table-cell>
          <table:table-cell table:style-name="ce63" table:formula="of:=[.J62]" office:value-type="float" office:value="9.71288767917908" calcext:value-type="float">
            <text:p>9.71</text:p>
          </table:table-cell>
          <table:table-cell table:style-name="ce122" table:formula="of:=[.A63]*[.D63]+[.E63]" office:value-type="float" office:value="34.4131438941552" calcext:value-type="float">
            <text:p>34.4</text:p>
          </table:table-cell>
          <table:table-cell table:style-name="ce12"/>
          <table:table-cell table:style-name="ce126" table:formula="of:=[.F63]-[.B63]" office:value-type="float" office:value="0.0131438941551707" calcext:value-type="float">
            <text:p>1.31E-02</text:p>
          </table:table-cell>
          <table:table-cell table:style-name="ce132" table:formula="of:=[.$K$3]*[.H63]*[.A63]" office:value-type="float" office:value="0.00473180189586145" calcext:value-type="float">
            <text:p>0.00473180</text:p>
          </table:table-cell>
          <table:table-cell table:style-name="ce101" table:formula="of:=[.B63]-[.A63]*[.D63]" office:value-type="float" office:value="9.69974378502391" calcext:value-type="float">
            <text:p>9.70</text:p>
          </table:table-cell>
          <table:table-cell table:style-name="ce138" table:formula="of:=ABS([.H63])" office:value-type="float" office:value="0.0131438941551707" calcext:value-type="float">
            <text:p>0.01314389416</text:p>
          </table:table-cell>
          <table:table-cell table:number-columns-repeated="6"/>
        </table:table-row>
        <table:table-row table:style-name="ro3">
          <table:table-cell table:style-name="ce112" office:value-type="float" office:value="7" calcext:value-type="float">
            <text:p>7</text:p>
          </table:table-cell>
          <table:table-cell table:style-name="ce114" table:formula="of:=[.A64]*[.$A$3]+[.$B$3]" office:value-type="float" office:value="38.5" calcext:value-type="float">
            <text:p>38.50</text:p>
          </table:table-cell>
          <table:table-cell/>
          <table:table-cell table:style-name="ce63" table:formula="of:=[.D63]-[.I63]" office:value-type="float" office:value="4.11197756726682" calcext:value-type="float">
            <text:p>4.11</text:p>
          </table:table-cell>
          <table:table-cell table:style-name="ce63" table:formula="of:=[.J63]" office:value-type="float" office:value="9.69974378502391" calcext:value-type="float">
            <text:p>9.70</text:p>
          </table:table-cell>
          <table:table-cell table:style-name="ce122" table:formula="of:=[.A64]*[.D64]+[.E64]" office:value-type="float" office:value="38.4835867558917" calcext:value-type="float">
            <text:p>38.5</text:p>
          </table:table-cell>
          <table:table-cell table:style-name="ce12"/>
          <table:table-cell table:style-name="ce126" table:formula="of:=[.F64]-[.B64]" office:value-type="float" office:value="-0.0164132441083495" calcext:value-type="float">
            <text:p>-1.64E-02</text:p>
          </table:table-cell>
          <table:table-cell table:style-name="ce132" table:formula="of:=[.$K$3]*[.H64]*[.A64]" office:value-type="float" office:value="-0.00689356252550681" calcext:value-type="float">
            <text:p>-0.00689356</text:p>
          </table:table-cell>
          <table:table-cell table:style-name="ce101" table:formula="of:=[.B64]-[.A64]*[.D64]" office:value-type="float" office:value="9.71615702913226" calcext:value-type="float">
            <text:p>9.72</text:p>
          </table:table-cell>
          <table:table-cell table:style-name="ce138" table:formula="of:=ABS([.H64])" office:value-type="float" office:value="0.0164132441083495" calcext:value-type="float">
            <text:p>0.01641324411</text:p>
          </table:table-cell>
          <table:table-cell table:number-columns-repeated="6"/>
        </table:table-row>
        <table:table-row table:style-name="ro3">
          <table:table-cell table:style-name="ce112" office:value-type="float" office:value="8" calcext:value-type="float">
            <text:p>8</text:p>
          </table:table-cell>
          <table:table-cell table:style-name="ce114" table:formula="of:=[.A65]*[.$A$3]+[.$B$3]" office:value-type="float" office:value="42.6" calcext:value-type="float">
            <text:p>42.60</text:p>
          </table:table-cell>
          <table:table-cell/>
          <table:table-cell table:style-name="ce63" table:formula="of:=[.D64]-[.I64]" office:value-type="float" office:value="4.11887112979233" calcext:value-type="float">
            <text:p>4.12</text:p>
          </table:table-cell>
          <table:table-cell table:style-name="ce63" table:formula="of:=[.J64]" office:value-type="float" office:value="9.71615702913226" calcext:value-type="float">
            <text:p>9.72</text:p>
          </table:table-cell>
          <table:table-cell table:style-name="ce122" table:formula="of:=[.A65]*[.D65]+[.E65]" office:value-type="float" office:value="42.6671260674709" calcext:value-type="float">
            <text:p>42.7</text:p>
          </table:table-cell>
          <table:table-cell table:style-name="ce12"/>
          <table:table-cell table:style-name="ce126" table:formula="of:=[.F65]-[.B65]" office:value-type="float" office:value="0.0671260674708734" calcext:value-type="float">
            <text:p>6.71E-02</text:p>
          </table:table-cell>
          <table:table-cell table:style-name="ce132" table:formula="of:=[.$K$3]*[.H65]*[.A65]" office:value-type="float" office:value="0.0322205123860192" calcext:value-type="float">
            <text:p>0.03222051</text:p>
          </table:table-cell>
          <table:table-cell table:style-name="ce101" table:formula="of:=[.B65]-[.A65]*[.D65]" office:value-type="float" office:value="9.64903096166138" calcext:value-type="float">
            <text:p>9.65</text:p>
          </table:table-cell>
          <table:table-cell table:style-name="ce138" table:formula="of:=ABS([.H65])" office:value-type="float" office:value="0.0671260674708734" calcext:value-type="float">
            <text:p>0.06712606747</text:p>
          </table:table-cell>
          <table:table-cell table:number-columns-repeated="6"/>
        </table:table-row>
        <table:table-row table:style-name="ro3">
          <table:table-cell table:style-name="ce99" office:value-type="float" office:value="1" calcext:value-type="float">
            <text:p>1</text:p>
          </table:table-cell>
          <table:table-cell table:style-name="ce101" table:formula="of:=[.A66]*[.$A$3]+[.$B$3]" office:value-type="float" office:value="13.9" calcext:value-type="float">
            <text:p>13.90</text:p>
          </table:table-cell>
          <table:table-cell/>
          <table:table-cell table:style-name="ce63" table:formula="of:=[.D65]-[.I65]" office:value-type="float" office:value="4.08665061740631" calcext:value-type="float">
            <text:p>4.09</text:p>
          </table:table-cell>
          <table:table-cell table:style-name="ce63" table:formula="of:=[.J65]" office:value-type="float" office:value="9.64903096166138" calcext:value-type="float">
            <text:p>9.65</text:p>
          </table:table-cell>
          <table:table-cell table:style-name="ce122" table:formula="of:=[.A66]*[.D66]+[.E66]" office:value-type="float" office:value="13.7356815790677" calcext:value-type="float">
            <text:p>13.7</text:p>
          </table:table-cell>
          <table:table-cell table:style-name="ce12"/>
          <table:table-cell table:style-name="ce126" table:formula="of:=[.F66]-[.B66]" office:value-type="float" office:value="-0.164318420932311" calcext:value-type="float">
            <text:p>-1.64E-01</text:p>
          </table:table-cell>
          <table:table-cell table:style-name="ce132" table:formula="of:=[.$K$3]*[.H66]*[.A66]" office:value-type="float" office:value="-0.00985910525593866" calcext:value-type="float">
            <text:p>-0.00985911</text:p>
          </table:table-cell>
          <table:table-cell table:style-name="ce101" table:formula="of:=[.B66]-[.A66]*[.D66]" office:value-type="float" office:value="9.81334938259369" calcext:value-type="float">
            <text:p>9.81</text:p>
          </table:table-cell>
          <table:table-cell table:style-name="ce138" table:formula="of:=ABS([.H66])" office:value-type="float" office:value="0.164318420932311" calcext:value-type="float">
            <text:p>0.16431842093</text:p>
          </table:table-cell>
          <table:table-cell table:number-columns-repeated="6"/>
        </table:table-row>
        <table:table-row table:style-name="ro3">
          <table:table-cell table:style-name="ce99" office:value-type="float" office:value="2" calcext:value-type="float">
            <text:p>2</text:p>
          </table:table-cell>
          <table:table-cell table:style-name="ce101" table:formula="of:=[.A67]*[.$A$3]+[.$B$3]" office:value-type="float" office:value="18" calcext:value-type="float">
            <text:p>18.00</text:p>
          </table:table-cell>
          <table:table-cell/>
          <table:table-cell table:style-name="ce63" table:formula="of:=[.D66]-[.I66]" office:value-type="float" office:value="4.09650972266225" calcext:value-type="float">
            <text:p>4.10</text:p>
          </table:table-cell>
          <table:table-cell table:style-name="ce63" table:formula="of:=[.J66]" office:value-type="float" office:value="9.81334938259369" calcext:value-type="float">
            <text:p>9.81</text:p>
          </table:table-cell>
          <table:table-cell table:style-name="ce122" table:formula="of:=[.A67]*[.D67]+[.E67]" office:value-type="float" office:value="18.0063688279182" calcext:value-type="float">
            <text:p>18.0</text:p>
          </table:table-cell>
          <table:table-cell table:style-name="ce12"/>
          <table:table-cell table:style-name="ce126" table:formula="of:=[.F67]-[.B67]" office:value-type="float" office:value="0.00636882791818749" calcext:value-type="float">
            <text:p>6.37E-03</text:p>
          </table:table-cell>
          <table:table-cell table:style-name="ce132" table:formula="of:=[.$K$3]*[.H67]*[.A67]" office:value-type="float" office:value="0.000764259350182499" calcext:value-type="float">
            <text:p>0.00076426</text:p>
          </table:table-cell>
          <table:table-cell table:style-name="ce101" table:formula="of:=[.B67]-[.A67]*[.D67]" office:value-type="float" office:value="9.80698055467551" calcext:value-type="float">
            <text:p>9.81</text:p>
          </table:table-cell>
          <table:table-cell table:style-name="ce138" table:formula="of:=ABS([.H67])" office:value-type="float" office:value="0.00636882791818749" calcext:value-type="float">
            <text:p>0.00636882792</text:p>
          </table:table-cell>
          <table:table-cell table:number-columns-repeated="6"/>
        </table:table-row>
        <table:table-row table:style-name="ro3">
          <table:table-cell table:style-name="ce99" office:value-type="float" office:value="3" calcext:value-type="float">
            <text:p>3</text:p>
          </table:table-cell>
          <table:table-cell table:style-name="ce101" table:formula="of:=[.A68]*[.$A$3]+[.$B$3]" office:value-type="float" office:value="22.1" calcext:value-type="float">
            <text:p>22.10</text:p>
          </table:table-cell>
          <table:table-cell/>
          <table:table-cell table:style-name="ce63" table:formula="of:=[.D67]-[.I67]" office:value-type="float" office:value="4.09574546331206" calcext:value-type="float">
            <text:p>4.10</text:p>
          </table:table-cell>
          <table:table-cell table:style-name="ce63" table:formula="of:=[.J67]" office:value-type="float" office:value="9.80698055467551" calcext:value-type="float">
            <text:p>9.81</text:p>
          </table:table-cell>
          <table:table-cell table:style-name="ce122" table:formula="of:=[.A68]*[.D68]+[.E68]" office:value-type="float" office:value="22.0942169446117" calcext:value-type="float">
            <text:p>22.1</text:p>
          </table:table-cell>
          <table:table-cell table:style-name="ce12"/>
          <table:table-cell table:style-name="ce126" table:formula="of:=[.F68]-[.B68]" office:value-type="float" office:value="-0.00578305538829937" calcext:value-type="float">
            <text:p>-5.78E-03</text:p>
          </table:table-cell>
          <table:table-cell table:style-name="ce132" table:formula="of:=[.$K$3]*[.H68]*[.A68]" office:value-type="float" office:value="-0.00104094996989389" calcext:value-type="float">
            <text:p>-0.00104095</text:p>
          </table:table-cell>
          <table:table-cell table:style-name="ce101" table:formula="of:=[.B68]-[.A68]*[.D68]" office:value-type="float" office:value="9.81276361006381" calcext:value-type="float">
            <text:p>9.81</text:p>
          </table:table-cell>
          <table:table-cell table:style-name="ce138" table:formula="of:=ABS([.H68])" office:value-type="float" office:value="0.00578305538829937" calcext:value-type="float">
            <text:p>0.00578305539</text:p>
          </table:table-cell>
          <table:table-cell table:number-columns-repeated="6"/>
        </table:table-row>
        <table:table-row table:style-name="ro3">
          <table:table-cell table:style-name="ce99" office:value-type="float" office:value="4" calcext:value-type="float">
            <text:p>4</text:p>
          </table:table-cell>
          <table:table-cell table:style-name="ce101" table:formula="of:=[.A69]*[.$A$3]+[.$B$3]" office:value-type="float" office:value="26.2" calcext:value-type="float">
            <text:p>26.20</text:p>
          </table:table-cell>
          <table:table-cell/>
          <table:table-cell table:style-name="ce63" table:formula="of:=[.D68]-[.I68]" office:value-type="float" office:value="4.09678641328196" calcext:value-type="float">
            <text:p>4.10</text:p>
          </table:table-cell>
          <table:table-cell table:style-name="ce63" table:formula="of:=[.J68]" office:value-type="float" office:value="9.81276361006381" calcext:value-type="float">
            <text:p>9.81</text:p>
          </table:table-cell>
          <table:table-cell table:style-name="ce122" table:formula="of:=[.A69]*[.D69]+[.E69]" office:value-type="float" office:value="26.1999092631916" calcext:value-type="float">
            <text:p>26.2</text:p>
          </table:table-cell>
          <table:table-cell table:style-name="ce12"/>
          <table:table-cell table:style-name="ce126" table:formula="of:=[.F69]-[.B69]" office:value-type="float" office:value="-0.0000907368083602478" calcext:value-type="float">
            <text:p>-9.07E-05</text:p>
          </table:table-cell>
          <table:table-cell table:style-name="ce132" table:formula="of:=[.$K$3]*[.H69]*[.A69]" office:value-type="float" office:value="-0.0000217768340064595" calcext:value-type="float">
            <text:p>-0.00002178</text:p>
          </table:table-cell>
          <table:table-cell table:style-name="ce101" table:formula="of:=[.B69]-[.A69]*[.D69]" office:value-type="float" office:value="9.81285434687217" calcext:value-type="float">
            <text:p>9.81</text:p>
          </table:table-cell>
          <table:table-cell table:style-name="ce138" table:formula="of:=ABS([.H69])" office:value-type="float" office:value="0.0000907368083602478" calcext:value-type="float">
            <text:p>0.00009073681</text:p>
          </table:table-cell>
          <table:table-cell table:number-columns-repeated="6"/>
        </table:table-row>
        <table:table-row table:style-name="ro3">
          <table:table-cell table:style-name="ce99" office:value-type="float" office:value="5" calcext:value-type="float">
            <text:p>5</text:p>
          </table:table-cell>
          <table:table-cell table:style-name="ce101" table:formula="of:=[.A70]*[.$A$3]+[.$B$3]" office:value-type="float" office:value="30.3" calcext:value-type="float">
            <text:p>30.30</text:p>
          </table:table-cell>
          <table:table-cell/>
          <table:table-cell table:style-name="ce63" table:formula="of:=[.D69]-[.I69]" office:value-type="float" office:value="4.09680819011596" calcext:value-type="float">
            <text:p>4.10</text:p>
          </table:table-cell>
          <table:table-cell table:style-name="ce63" table:formula="of:=[.J69]" office:value-type="float" office:value="9.81285434687217" calcext:value-type="float">
            <text:p>9.81</text:p>
          </table:table-cell>
          <table:table-cell table:style-name="ce122" table:formula="of:=[.A70]*[.D70]+[.E70]" office:value-type="float" office:value="30.296895297452" calcext:value-type="float">
            <text:p>30.3</text:p>
          </table:table-cell>
          <table:table-cell table:style-name="ce12"/>
          <table:table-cell table:style-name="ce126" table:formula="of:=[.F70]-[.B70]" office:value-type="float" office:value="-0.00310470254801132" calcext:value-type="float">
            <text:p>-3.10E-03</text:p>
          </table:table-cell>
          <table:table-cell table:style-name="ce132" table:formula="of:=[.$K$3]*[.H70]*[.A70]" office:value-type="float" office:value="-0.000931410764403395" calcext:value-type="float">
            <text:p>-0.00093141</text:p>
          </table:table-cell>
          <table:table-cell table:style-name="ce101" table:formula="of:=[.B70]-[.A70]*[.D70]" office:value-type="float" office:value="9.81595904942018" calcext:value-type="float">
            <text:p>9.82</text:p>
          </table:table-cell>
          <table:table-cell table:style-name="ce138" table:formula="of:=ABS([.H70])" office:value-type="float" office:value="0.00310470254801132" calcext:value-type="float">
            <text:p>0.00310470255</text:p>
          </table:table-cell>
          <table:table-cell table:number-columns-repeated="6"/>
        </table:table-row>
        <table:table-row table:style-name="ro3">
          <table:table-cell table:style-name="ce99" office:value-type="float" office:value="6" calcext:value-type="float">
            <text:p>6</text:p>
          </table:table-cell>
          <table:table-cell table:style-name="ce101" table:formula="of:=[.A71]*[.$A$3]+[.$B$3]" office:value-type="float" office:value="34.4" calcext:value-type="float">
            <text:p>34.40</text:p>
          </table:table-cell>
          <table:table-cell/>
          <table:table-cell table:style-name="ce63" table:formula="of:=[.D70]-[.I70]" office:value-type="float" office:value="4.09773960088037" calcext:value-type="float">
            <text:p>4.10</text:p>
          </table:table-cell>
          <table:table-cell table:style-name="ce63" table:formula="of:=[.J70]" office:value-type="float" office:value="9.81595904942018" calcext:value-type="float">
            <text:p>9.82</text:p>
          </table:table-cell>
          <table:table-cell table:style-name="ce122" table:formula="of:=[.A71]*[.D71]+[.E71]" office:value-type="float" office:value="34.4023966547024" calcext:value-type="float">
            <text:p>34.4</text:p>
          </table:table-cell>
          <table:table-cell table:style-name="ce12"/>
          <table:table-cell table:style-name="ce126" table:formula="of:=[.F71]-[.B71]" office:value-type="float" office:value="0.00239665470238748" calcext:value-type="float">
            <text:p>2.40E-03</text:p>
          </table:table-cell>
          <table:table-cell table:style-name="ce132" table:formula="of:=[.$K$3]*[.H71]*[.A71]" office:value-type="float" office:value="0.000862795692859493" calcext:value-type="float">
            <text:p>0.00086280</text:p>
          </table:table-cell>
          <table:table-cell table:style-name="ce101" table:formula="of:=[.B71]-[.A71]*[.D71]" office:value-type="float" office:value="9.81356239471779" calcext:value-type="float">
            <text:p>9.81</text:p>
          </table:table-cell>
          <table:table-cell table:style-name="ce138" table:formula="of:=ABS([.H71])" office:value-type="float" office:value="0.00239665470238748" calcext:value-type="float">
            <text:p>0.00239665470</text:p>
          </table:table-cell>
          <table:table-cell table:number-columns-repeated="6"/>
        </table:table-row>
        <table:table-row table:style-name="ro3">
          <table:table-cell table:style-name="ce99" office:value-type="float" office:value="7" calcext:value-type="float">
            <text:p>7</text:p>
          </table:table-cell>
          <table:table-cell table:style-name="ce101" table:formula="of:=[.A72]*[.$A$3]+[.$B$3]" office:value-type="float" office:value="38.5" calcext:value-type="float">
            <text:p>38.50</text:p>
          </table:table-cell>
          <table:table-cell/>
          <table:table-cell table:style-name="ce63" table:formula="of:=[.D71]-[.I71]" office:value-type="float" office:value="4.09687680518751" calcext:value-type="float">
            <text:p>4.10</text:p>
          </table:table-cell>
          <table:table-cell table:style-name="ce63" table:formula="of:=[.J71]" office:value-type="float" office:value="9.81356239471779" calcext:value-type="float">
            <text:p>9.81</text:p>
          </table:table-cell>
          <table:table-cell table:style-name="ce122" table:formula="of:=[.A72]*[.D72]+[.E72]" office:value-type="float" office:value="38.4917000310303" calcext:value-type="float">
            <text:p>38.5</text:p>
          </table:table-cell>
          <table:table-cell table:style-name="ce12"/>
          <table:table-cell table:style-name="ce126" table:formula="of:=[.F72]-[.B72]" office:value-type="float" office:value="-0.00829996896965213" calcext:value-type="float">
            <text:p>-8.30E-03</text:p>
          </table:table-cell>
          <table:table-cell table:style-name="ce132" table:formula="of:=[.$K$3]*[.H72]*[.A72]" office:value-type="float" office:value="-0.00348598696725389" calcext:value-type="float">
            <text:p>-0.00348599</text:p>
          </table:table-cell>
          <table:table-cell table:style-name="ce101" table:formula="of:=[.B72]-[.A72]*[.D72]" office:value-type="float" office:value="9.82186236368744" calcext:value-type="float">
            <text:p>9.82</text:p>
          </table:table-cell>
          <table:table-cell table:style-name="ce138" table:formula="of:=ABS([.H72])" office:value-type="float" office:value="0.00829996896965213" calcext:value-type="float">
            <text:p>0.00829996897</text:p>
          </table:table-cell>
          <table:table-cell table:number-columns-repeated="6"/>
        </table:table-row>
        <table:table-row table:style-name="ro3">
          <table:table-cell table:style-name="ce99" office:value-type="float" office:value="8" calcext:value-type="float">
            <text:p>8</text:p>
          </table:table-cell>
          <table:table-cell table:style-name="ce101" table:formula="of:=[.A73]*[.$A$3]+[.$B$3]" office:value-type="float" office:value="42.6" calcext:value-type="float">
            <text:p>42.60</text:p>
          </table:table-cell>
          <table:table-cell/>
          <table:table-cell table:style-name="ce63" table:formula="of:=[.D72]-[.I72]" office:value-type="float" office:value="4.10036279215476" calcext:value-type="float">
            <text:p>4.10</text:p>
          </table:table-cell>
          <table:table-cell table:style-name="ce63" table:formula="of:=[.J72]" office:value-type="float" office:value="9.82186236368744" calcext:value-type="float">
            <text:p>9.82</text:p>
          </table:table-cell>
          <table:table-cell table:style-name="ce122" table:formula="of:=[.A73]*[.D73]+[.E73]" office:value-type="float" office:value="42.6247647009255" calcext:value-type="float">
            <text:p>42.6</text:p>
          </table:table-cell>
          <table:table-cell table:style-name="ce12"/>
          <table:table-cell table:style-name="ce126" table:formula="of:=[.F73]-[.B73]" office:value-type="float" office:value="0.0247647009255374" calcext:value-type="float">
            <text:p>2.48E-02</text:p>
          </table:table-cell>
          <table:table-cell table:style-name="ce132" table:formula="of:=[.$K$3]*[.H73]*[.A73]" office:value-type="float" office:value="0.011887056444258" calcext:value-type="float">
            <text:p>0.01188706</text:p>
          </table:table-cell>
          <table:table-cell table:style-name="ce101" table:formula="of:=[.B73]-[.A73]*[.D73]" office:value-type="float" office:value="9.79709766276191" calcext:value-type="float">
            <text:p>9.80</text:p>
          </table:table-cell>
          <table:table-cell table:style-name="ce138" table:formula="of:=ABS([.H73])" office:value-type="float" office:value="0.0247647009255374" calcext:value-type="float">
            <text:p>0.02476470093</text:p>
          </table:table-cell>
          <table:table-cell table:number-columns-repeated="6"/>
        </table:table-row>
        <table:table-row table:style-name="ro3">
          <table:table-cell table:style-name="ce112" office:value-type="float" office:value="1" calcext:value-type="float">
            <text:p>1</text:p>
          </table:table-cell>
          <table:table-cell table:style-name="ce114" table:formula="of:=[.A74]*[.$A$3]+[.$B$3]" office:value-type="float" office:value="13.9" calcext:value-type="float">
            <text:p>13.90</text:p>
          </table:table-cell>
          <table:table-cell/>
          <table:table-cell table:style-name="ce63" table:formula="of:=[.D73]-[.I73]" office:value-type="float" office:value="4.0884757357105" calcext:value-type="float">
            <text:p>4.09</text:p>
          </table:table-cell>
          <table:table-cell table:style-name="ce63" table:formula="of:=[.J73]" office:value-type="float" office:value="9.79709766276191" calcext:value-type="float">
            <text:p>9.80</text:p>
          </table:table-cell>
          <table:table-cell table:style-name="ce122" table:formula="of:=[.A74]*[.D74]+[.E74]" office:value-type="float" office:value="13.8855733984724" calcext:value-type="float">
            <text:p>13.9</text:p>
          </table:table-cell>
          <table:table-cell table:style-name="ce12"/>
          <table:table-cell table:style-name="ce126" table:formula="of:=[.F74]-[.B74]" office:value-type="float" office:value="-0.0144266015275907" calcext:value-type="float">
            <text:p>-1.44E-02</text:p>
          </table:table-cell>
          <table:table-cell table:style-name="ce132" table:formula="of:=[.$K$3]*[.H74]*[.A74]" office:value-type="float" office:value="-0.000865596091655441" calcext:value-type="float">
            <text:p>-0.00086560</text:p>
          </table:table-cell>
          <table:table-cell table:style-name="ce101" table:formula="of:=[.B74]-[.A74]*[.D74]" office:value-type="float" office:value="9.8115242642895" calcext:value-type="float">
            <text:p>9.81</text:p>
          </table:table-cell>
          <table:table-cell table:style-name="ce138" table:formula="of:=ABS([.H74])" office:value-type="float" office:value="0.0144266015275907" calcext:value-type="float">
            <text:p>0.01442660153</text:p>
          </table:table-cell>
          <table:table-cell table:number-columns-repeated="6"/>
        </table:table-row>
        <table:table-row table:style-name="ro3">
          <table:table-cell table:style-name="ce112" office:value-type="float" office:value="2" calcext:value-type="float">
            <text:p>2</text:p>
          </table:table-cell>
          <table:table-cell table:style-name="ce114" table:formula="of:=[.A75]*[.$A$3]+[.$B$3]" office:value-type="float" office:value="18" calcext:value-type="float">
            <text:p>18.00</text:p>
          </table:table-cell>
          <table:table-cell/>
          <table:table-cell table:style-name="ce63" table:formula="of:=[.D74]-[.I74]" office:value-type="float" office:value="4.08934133180216" calcext:value-type="float">
            <text:p>4.09</text:p>
          </table:table-cell>
          <table:table-cell table:style-name="ce63" table:formula="of:=[.J74]" office:value-type="float" office:value="9.8115242642895" calcext:value-type="float">
            <text:p>9.81</text:p>
          </table:table-cell>
          <table:table-cell table:style-name="ce122" table:formula="of:=[.A75]*[.D75]+[.E75]" office:value-type="float" office:value="17.9902069278938" calcext:value-type="float">
            <text:p>18.0</text:p>
          </table:table-cell>
          <table:table-cell table:style-name="ce12"/>
          <table:table-cell table:style-name="ce126" table:formula="of:=[.F75]-[.B75]" office:value-type="float" office:value="-0.0097930721061843" calcext:value-type="float">
            <text:p>-9.79E-03</text:p>
          </table:table-cell>
          <table:table-cell table:style-name="ce132" table:formula="of:=[.$K$3]*[.H75]*[.A75]" office:value-type="float" office:value="-0.00117516865274212" calcext:value-type="float">
            <text:p>-0.00117517</text:p>
          </table:table-cell>
          <table:table-cell table:style-name="ce101" table:formula="of:=[.B75]-[.A75]*[.D75]" office:value-type="float" office:value="9.82131733639568" calcext:value-type="float">
            <text:p>9.82</text:p>
          </table:table-cell>
          <table:table-cell table:style-name="ce138" table:formula="of:=ABS([.H75])" office:value-type="float" office:value="0.0097930721061843" calcext:value-type="float">
            <text:p>0.00979307211</text:p>
          </table:table-cell>
          <table:table-cell table:number-columns-repeated="6"/>
        </table:table-row>
        <table:table-row table:style-name="ro3">
          <table:table-cell table:style-name="ce112" office:value-type="float" office:value="3" calcext:value-type="float">
            <text:p>3</text:p>
          </table:table-cell>
          <table:table-cell table:style-name="ce114" table:formula="of:=[.A76]*[.$A$3]+[.$B$3]" office:value-type="float" office:value="22.1" calcext:value-type="float">
            <text:p>22.10</text:p>
          </table:table-cell>
          <table:table-cell/>
          <table:table-cell table:style-name="ce63" table:formula="of:=[.D75]-[.I75]" office:value-type="float" office:value="4.0905165004549" calcext:value-type="float">
            <text:p>4.09</text:p>
          </table:table-cell>
          <table:table-cell table:style-name="ce63" table:formula="of:=[.J75]" office:value-type="float" office:value="9.82131733639568" calcext:value-type="float">
            <text:p>9.82</text:p>
          </table:table-cell>
          <table:table-cell table:style-name="ce122" table:formula="of:=[.A76]*[.D76]+[.E76]" office:value-type="float" office:value="22.0928668377604" calcext:value-type="float">
            <text:p>22.1</text:p>
          </table:table-cell>
          <table:table-cell table:style-name="ce12"/>
          <table:table-cell table:style-name="ce126" table:formula="of:=[.F76]-[.B76]" office:value-type="float" office:value="-0.00713316223961513" calcext:value-type="float">
            <text:p>-7.13E-03</text:p>
          </table:table-cell>
          <table:table-cell table:style-name="ce132" table:formula="of:=[.$K$3]*[.H76]*[.A76]" office:value-type="float" office:value="-0.00128396920313072" calcext:value-type="float">
            <text:p>-0.00128397</text:p>
          </table:table-cell>
          <table:table-cell table:style-name="ce101" table:formula="of:=[.B76]-[.A76]*[.D76]" office:value-type="float" office:value="9.8284504986353" calcext:value-type="float">
            <text:p>9.83</text:p>
          </table:table-cell>
          <table:table-cell table:style-name="ce138" table:formula="of:=ABS([.H76])" office:value-type="float" office:value="0.00713316223961513" calcext:value-type="float">
            <text:p>0.00713316224</text:p>
          </table:table-cell>
          <table:table-cell table:number-columns-repeated="6"/>
        </table:table-row>
        <table:table-row table:style-name="ro3">
          <table:table-cell table:style-name="ce112" office:value-type="float" office:value="4" calcext:value-type="float">
            <text:p>4</text:p>
          </table:table-cell>
          <table:table-cell table:style-name="ce114" table:formula="of:=[.A77]*[.$A$3]+[.$B$3]" office:value-type="float" office:value="26.2" calcext:value-type="float">
            <text:p>26.20</text:p>
          </table:table-cell>
          <table:table-cell/>
          <table:table-cell table:style-name="ce63" table:formula="of:=[.D76]-[.I76]" office:value-type="float" office:value="4.09180046965803" calcext:value-type="float">
            <text:p>4.09</text:p>
          </table:table-cell>
          <table:table-cell table:style-name="ce63" table:formula="of:=[.J76]" office:value-type="float" office:value="9.8284504986353" calcext:value-type="float">
            <text:p>9.83</text:p>
          </table:table-cell>
          <table:table-cell table:style-name="ce122" table:formula="of:=[.A77]*[.D77]+[.E77]" office:value-type="float" office:value="26.1956523772674" calcext:value-type="float">
            <text:p>26.2</text:p>
          </table:table-cell>
          <table:table-cell table:style-name="ce12"/>
          <table:table-cell table:style-name="ce126" table:formula="of:=[.F77]-[.B77]" office:value-type="float" office:value="-0.0043476227325705" calcext:value-type="float">
            <text:p>-4.35E-03</text:p>
          </table:table-cell>
          <table:table-cell table:style-name="ce132" table:formula="of:=[.$K$3]*[.H77]*[.A77]" office:value-type="float" office:value="-0.00104342945581692" calcext:value-type="float">
            <text:p>-0.00104343</text:p>
          </table:table-cell>
          <table:table-cell table:style-name="ce101" table:formula="of:=[.B77]-[.A77]*[.D77]" office:value-type="float" office:value="9.83279812136787" calcext:value-type="float">
            <text:p>9.83</text:p>
          </table:table-cell>
          <table:table-cell table:style-name="ce138" table:formula="of:=ABS([.H77])" office:value-type="float" office:value="0.0043476227325705" calcext:value-type="float">
            <text:p>0.00434762273</text:p>
          </table:table-cell>
          <table:table-cell table:number-columns-repeated="6"/>
        </table:table-row>
        <table:table-row table:style-name="ro3">
          <table:table-cell table:style-name="ce112" office:value-type="float" office:value="5" calcext:value-type="float">
            <text:p>5</text:p>
          </table:table-cell>
          <table:table-cell table:style-name="ce114" table:formula="of:=[.A78]*[.$A$3]+[.$B$3]" office:value-type="float" office:value="30.3" calcext:value-type="float">
            <text:p>30.30</text:p>
          </table:table-cell>
          <table:table-cell/>
          <table:table-cell table:style-name="ce63" table:formula="of:=[.D77]-[.I77]" office:value-type="float" office:value="4.09284389911385" calcext:value-type="float">
            <text:p>4.09</text:p>
          </table:table-cell>
          <table:table-cell table:style-name="ce63" table:formula="of:=[.J77]" office:value-type="float" office:value="9.83279812136787" calcext:value-type="float">
            <text:p>9.83</text:p>
          </table:table-cell>
          <table:table-cell table:style-name="ce122" table:formula="of:=[.A78]*[.D78]+[.E78]" office:value-type="float" office:value="30.2970176169371" calcext:value-type="float">
            <text:p>30.3</text:p>
          </table:table-cell>
          <table:table-cell table:style-name="ce12"/>
          <table:table-cell table:style-name="ce126" table:formula="of:=[.F78]-[.B78]" office:value-type="float" office:value="-0.00298238306288567" calcext:value-type="float">
            <text:p>-2.98E-03</text:p>
          </table:table-cell>
          <table:table-cell table:style-name="ce132" table:formula="of:=[.$K$3]*[.H78]*[.A78]" office:value-type="float" office:value="-0.000894714918865702" calcext:value-type="float">
            <text:p>-0.00089471</text:p>
          </table:table-cell>
          <table:table-cell table:style-name="ce101" table:formula="of:=[.B78]-[.A78]*[.D78]" office:value-type="float" office:value="9.83578050443076" calcext:value-type="float">
            <text:p>9.84</text:p>
          </table:table-cell>
          <table:table-cell table:style-name="ce138" table:formula="of:=ABS([.H78])" office:value-type="float" office:value="0.00298238306288567" calcext:value-type="float">
            <text:p>0.00298238306</text:p>
          </table:table-cell>
          <table:table-cell table:number-columns-repeated="6"/>
        </table:table-row>
        <table:table-row table:style-name="ro3">
          <table:table-cell table:style-name="ce112" office:value-type="float" office:value="6" calcext:value-type="float">
            <text:p>6</text:p>
          </table:table-cell>
          <table:table-cell table:style-name="ce114" table:formula="of:=[.A79]*[.$A$3]+[.$B$3]" office:value-type="float" office:value="34.4" calcext:value-type="float">
            <text:p>34.40</text:p>
          </table:table-cell>
          <table:table-cell/>
          <table:table-cell table:style-name="ce63" table:formula="of:=[.D78]-[.I78]" office:value-type="float" office:value="4.09373861403272" calcext:value-type="float">
            <text:p>4.09</text:p>
          </table:table-cell>
          <table:table-cell table:style-name="ce63" table:formula="of:=[.J78]" office:value-type="float" office:value="9.83578050443076" calcext:value-type="float">
            <text:p>9.84</text:p>
          </table:table-cell>
          <table:table-cell table:style-name="ce122" table:formula="of:=[.A79]*[.D79]+[.E79]" office:value-type="float" office:value="34.398212188627" calcext:value-type="float">
            <text:p>34.4</text:p>
          </table:table-cell>
          <table:table-cell table:style-name="ce12"/>
          <table:table-cell table:style-name="ce126" table:formula="of:=[.F79]-[.B79]" office:value-type="float" office:value="-0.00178781137295658" calcext:value-type="float">
            <text:p>-1.79E-03</text:p>
          </table:table-cell>
          <table:table-cell table:style-name="ce132" table:formula="of:=[.$K$3]*[.H79]*[.A79]" office:value-type="float" office:value="-0.00064361209426437" calcext:value-type="float">
            <text:p>-0.00064361</text:p>
          </table:table-cell>
          <table:table-cell table:style-name="ce101" table:formula="of:=[.B79]-[.A79]*[.D79]" office:value-type="float" office:value="9.83756831580371" calcext:value-type="float">
            <text:p>9.84</text:p>
          </table:table-cell>
          <table:table-cell table:style-name="ce138" table:formula="of:=ABS([.H79])" office:value-type="float" office:value="0.00178781137295658" calcext:value-type="float">
            <text:p>0.00178781137</text:p>
          </table:table-cell>
          <table:table-cell table:number-columns-repeated="6"/>
        </table:table-row>
        <table:table-row table:style-name="ro3">
          <table:table-cell table:style-name="ce112" office:value-type="float" office:value="7" calcext:value-type="float">
            <text:p>7</text:p>
          </table:table-cell>
          <table:table-cell table:style-name="ce114" table:formula="of:=[.A80]*[.$A$3]+[.$B$3]" office:value-type="float" office:value="38.5" calcext:value-type="float">
            <text:p>38.50</text:p>
          </table:table-cell>
          <table:table-cell/>
          <table:table-cell table:style-name="ce63" table:formula="of:=[.D79]-[.I79]" office:value-type="float" office:value="4.09438222612698" calcext:value-type="float">
            <text:p>4.09</text:p>
          </table:table-cell>
          <table:table-cell table:style-name="ce63" table:formula="of:=[.J79]" office:value-type="float" office:value="9.83756831580371" calcext:value-type="float">
            <text:p>9.84</text:p>
          </table:table-cell>
          <table:table-cell table:style-name="ce122" table:formula="of:=[.A80]*[.D80]+[.E80]" office:value-type="float" office:value="38.4982438986926" calcext:value-type="float">
            <text:p>38.5</text:p>
          </table:table-cell>
          <table:table-cell table:style-name="ce12"/>
          <table:table-cell table:style-name="ce126" table:formula="of:=[.F80]-[.B80]" office:value-type="float" office:value="-0.00175610130743564" calcext:value-type="float">
            <text:p>-1.76E-03</text:p>
          </table:table-cell>
          <table:table-cell table:style-name="ce132" table:formula="of:=[.$K$3]*[.H80]*[.A80]" office:value-type="float" office:value="-0.00073756254912297" calcext:value-type="float">
            <text:p>-0.00073756</text:p>
          </table:table-cell>
          <table:table-cell table:style-name="ce101" table:formula="of:=[.B80]-[.A80]*[.D80]" office:value-type="float" office:value="9.83932441711114" calcext:value-type="float">
            <text:p>9.84</text:p>
          </table:table-cell>
          <table:table-cell table:style-name="ce138" table:formula="of:=ABS([.H80])" office:value-type="float" office:value="0.00175610130743564" calcext:value-type="float">
            <text:p>0.00175610131</text:p>
          </table:table-cell>
          <table:table-cell table:number-columns-repeated="6"/>
        </table:table-row>
        <table:table-row table:style-name="ro3">
          <table:table-cell table:style-name="ce112" office:value-type="float" office:value="8" calcext:value-type="float">
            <text:p>8</text:p>
          </table:table-cell>
          <table:table-cell table:style-name="ce114" table:formula="of:=[.A81]*[.$A$3]+[.$B$3]" office:value-type="float" office:value="42.6" calcext:value-type="float">
            <text:p>42.60</text:p>
          </table:table-cell>
          <table:table-cell/>
          <table:table-cell table:style-name="ce63" table:formula="of:=[.D80]-[.I80]" office:value-type="float" office:value="4.0951197886761" calcext:value-type="float">
            <text:p>4.10</text:p>
          </table:table-cell>
          <table:table-cell table:style-name="ce63" table:formula="of:=[.J80]" office:value-type="float" office:value="9.83932441711114" calcext:value-type="float">
            <text:p>9.84</text:p>
          </table:table-cell>
          <table:table-cell table:style-name="ce122" table:formula="of:=[.A81]*[.D81]+[.E81]" office:value-type="float" office:value="42.60028272652" calcext:value-type="float">
            <text:p>42.6</text:p>
          </table:table-cell>
          <table:table-cell table:style-name="ce12"/>
          <table:table-cell table:style-name="ce126" table:formula="of:=[.F81]-[.B81]" office:value-type="float" office:value="0.00028272651996275" calcext:value-type="float">
            <text:p>2.83E-04</text:p>
          </table:table-cell>
          <table:table-cell table:style-name="ce132" table:formula="of:=[.$K$3]*[.H81]*[.A81]" office:value-type="float" office:value="0.00013570872958212" calcext:value-type="float">
            <text:p>0.00013571</text:p>
          </table:table-cell>
          <table:table-cell table:style-name="ce101" table:formula="of:=[.B81]-[.A81]*[.D81]" office:value-type="float" office:value="9.83904169059118" calcext:value-type="float">
            <text:p>9.84</text:p>
          </table:table-cell>
          <table:table-cell table:style-name="ce138" table:formula="of:=ABS([.H81])" office:value-type="float" office:value="0.00028272651996275" calcext:value-type="float">
            <text:p>0.00028272652</text:p>
          </table:table-cell>
          <table:table-cell table:number-columns-repeated="6"/>
        </table:table-row>
        <table:table-row table:style-name="ro3">
          <table:table-cell table:style-name="ce99" office:value-type="float" office:value="1" calcext:value-type="float">
            <text:p>1</text:p>
          </table:table-cell>
          <table:table-cell table:style-name="ce101" table:formula="of:=[.A82]*[.$A$3]+[.$B$3]" office:value-type="float" office:value="13.9" calcext:value-type="float">
            <text:p>13.90</text:p>
          </table:table-cell>
          <table:table-cell/>
          <table:table-cell table:style-name="ce63" table:formula="of:=[.D81]-[.I81]" office:value-type="float" office:value="4.09498407994652" calcext:value-type="float">
            <text:p>4.09</text:p>
          </table:table-cell>
          <table:table-cell table:style-name="ce63" table:formula="of:=[.J81]" office:value-type="float" office:value="9.83904169059118" calcext:value-type="float">
            <text:p>9.84</text:p>
          </table:table-cell>
          <table:table-cell table:style-name="ce122" table:formula="of:=[.A82]*[.D82]+[.E82]" office:value-type="float" office:value="13.9340257705377" calcext:value-type="float">
            <text:p>13.9</text:p>
          </table:table-cell>
          <table:table-cell table:style-name="ce12"/>
          <table:table-cell table:style-name="ce126" table:formula="of:=[.F82]-[.B82]" office:value-type="float" office:value="0.0340257705377009" calcext:value-type="float">
            <text:p>3.40E-02</text:p>
          </table:table-cell>
          <table:table-cell table:style-name="ce132" table:formula="of:=[.$K$3]*[.H82]*[.A82]" office:value-type="float" office:value="0.00204154623226206" calcext:value-type="float">
            <text:p>0.00204155</text:p>
          </table:table-cell>
          <table:table-cell table:style-name="ce101" table:formula="of:=[.B82]-[.A82]*[.D82]" office:value-type="float" office:value="9.80501592005348" calcext:value-type="float">
            <text:p>9.81</text:p>
          </table:table-cell>
          <table:table-cell table:style-name="ce138" table:formula="of:=ABS([.H82])" office:value-type="float" office:value="0.0340257705377009" calcext:value-type="float">
            <text:p>0.03402577054</text:p>
          </table:table-cell>
          <table:table-cell table:number-columns-repeated="6"/>
        </table:table-row>
        <table:table-row table:style-name="ro3">
          <table:table-cell table:style-name="ce99" office:value-type="float" office:value="2" calcext:value-type="float">
            <text:p>2</text:p>
          </table:table-cell>
          <table:table-cell table:style-name="ce101" table:formula="of:=[.A83]*[.$A$3]+[.$B$3]" office:value-type="float" office:value="18" calcext:value-type="float">
            <text:p>18.00</text:p>
          </table:table-cell>
          <table:table-cell/>
          <table:table-cell table:style-name="ce63" table:formula="of:=[.D82]-[.I82]" office:value-type="float" office:value="4.09294253371426" calcext:value-type="float">
            <text:p>4.09</text:p>
          </table:table-cell>
          <table:table-cell table:style-name="ce63" table:formula="of:=[.J82]" office:value-type="float" office:value="9.80501592005348" calcext:value-type="float">
            <text:p>9.81</text:p>
          </table:table-cell>
          <table:table-cell table:style-name="ce122" table:formula="of:=[.A83]*[.D83]+[.E83]" office:value-type="float" office:value="17.990900987482" calcext:value-type="float">
            <text:p>18.0</text:p>
          </table:table-cell>
          <table:table-cell table:style-name="ce12"/>
          <table:table-cell table:style-name="ce126" table:formula="of:=[.F83]-[.B83]" office:value-type="float" office:value="-0.00909901251800349" calcext:value-type="float">
            <text:p>-9.10E-03</text:p>
          </table:table-cell>
          <table:table-cell table:style-name="ce132" table:formula="of:=[.$K$3]*[.H83]*[.A83]" office:value-type="float" office:value="-0.00109188150216042" calcext:value-type="float">
            <text:p>-0.00109188</text:p>
          </table:table-cell>
          <table:table-cell table:style-name="ce101" table:formula="of:=[.B83]-[.A83]*[.D83]" office:value-type="float" office:value="9.81411493257148" calcext:value-type="float">
            <text:p>9.81</text:p>
          </table:table-cell>
          <table:table-cell table:style-name="ce138" table:formula="of:=ABS([.H83])" office:value-type="float" office:value="0.00909901251800349" calcext:value-type="float">
            <text:p>0.00909901252</text:p>
          </table:table-cell>
          <table:table-cell table:number-columns-repeated="6"/>
        </table:table-row>
        <table:table-row table:style-name="ro3">
          <table:table-cell table:style-name="ce99" office:value-type="float" office:value="3" calcext:value-type="float">
            <text:p>3</text:p>
          </table:table-cell>
          <table:table-cell table:style-name="ce101" table:formula="of:=[.A84]*[.$A$3]+[.$B$3]" office:value-type="float" office:value="22.1" calcext:value-type="float">
            <text:p>22.10</text:p>
          </table:table-cell>
          <table:table-cell/>
          <table:table-cell table:style-name="ce63" table:formula="of:=[.D83]-[.I83]" office:value-type="float" office:value="4.09403441521642" calcext:value-type="float">
            <text:p>4.09</text:p>
          </table:table-cell>
          <table:table-cell table:style-name="ce63" table:formula="of:=[.J83]" office:value-type="float" office:value="9.81411493257148" calcext:value-type="float">
            <text:p>9.81</text:p>
          </table:table-cell>
          <table:table-cell table:style-name="ce122" table:formula="of:=[.A84]*[.D84]+[.E84]" office:value-type="float" office:value="22.0962181782207" calcext:value-type="float">
            <text:p>22.1</text:p>
          </table:table-cell>
          <table:table-cell table:style-name="ce12"/>
          <table:table-cell table:style-name="ce126" table:formula="of:=[.F84]-[.B84]" office:value-type="float" office:value="-0.00378182177926334" calcext:value-type="float">
            <text:p>-3.78E-03</text:p>
          </table:table-cell>
          <table:table-cell table:style-name="ce132" table:formula="of:=[.$K$3]*[.H84]*[.A84]" office:value-type="float" office:value="-0.000680727920267401" calcext:value-type="float">
            <text:p>-0.00068073</text:p>
          </table:table-cell>
          <table:table-cell table:style-name="ce101" table:formula="of:=[.B84]-[.A84]*[.D84]" office:value-type="float" office:value="9.81789675435075" calcext:value-type="float">
            <text:p>9.82</text:p>
          </table:table-cell>
          <table:table-cell table:style-name="ce138" table:formula="of:=ABS([.H84])" office:value-type="float" office:value="0.00378182177926334" calcext:value-type="float">
            <text:p>0.00378182178</text:p>
          </table:table-cell>
          <table:table-cell table:number-columns-repeated="6"/>
        </table:table-row>
        <table:table-row table:style-name="ro3">
          <table:table-cell table:style-name="ce99" office:value-type="float" office:value="4" calcext:value-type="float">
            <text:p>4</text:p>
          </table:table-cell>
          <table:table-cell table:style-name="ce101" table:formula="of:=[.A85]*[.$A$3]+[.$B$3]" office:value-type="float" office:value="26.2" calcext:value-type="float">
            <text:p>26.20</text:p>
          </table:table-cell>
          <table:table-cell/>
          <table:table-cell table:style-name="ce63" table:formula="of:=[.D84]-[.I84]" office:value-type="float" office:value="4.09471514313669" calcext:value-type="float">
            <text:p>4.09</text:p>
          </table:table-cell>
          <table:table-cell table:style-name="ce63" table:formula="of:=[.J84]" office:value-type="float" office:value="9.81789675435075" calcext:value-type="float">
            <text:p>9.82</text:p>
          </table:table-cell>
          <table:table-cell table:style-name="ce122" table:formula="of:=[.A85]*[.D85]+[.E85]" office:value-type="float" office:value="26.1967573268975" calcext:value-type="float">
            <text:p>26.2</text:p>
          </table:table-cell>
          <table:table-cell table:style-name="ce12"/>
          <table:table-cell table:style-name="ce126" table:formula="of:=[.F85]-[.B85]" office:value-type="float" office:value="-0.00324267310250903" calcext:value-type="float">
            <text:p>-3.24E-03</text:p>
          </table:table-cell>
          <table:table-cell table:style-name="ce132" table:formula="of:=[.$K$3]*[.H85]*[.A85]" office:value-type="float" office:value="-0.000778241544602167" calcext:value-type="float">
            <text:p>-0.00077824</text:p>
          </table:table-cell>
          <table:table-cell table:style-name="ce101" table:formula="of:=[.B85]-[.A85]*[.D85]" office:value-type="float" office:value="9.82113942745325" calcext:value-type="float">
            <text:p>9.82</text:p>
          </table:table-cell>
          <table:table-cell table:style-name="ce138" table:formula="of:=ABS([.H85])" office:value-type="float" office:value="0.00324267310250903" calcext:value-type="float">
            <text:p>0.00324267310</text:p>
          </table:table-cell>
          <table:table-cell table:number-columns-repeated="6"/>
        </table:table-row>
        <table:table-row table:style-name="ro3">
          <table:table-cell table:style-name="ce99" office:value-type="float" office:value="5" calcext:value-type="float">
            <text:p>5</text:p>
          </table:table-cell>
          <table:table-cell table:style-name="ce101" table:formula="of:=[.A86]*[.$A$3]+[.$B$3]" office:value-type="float" office:value="30.3" calcext:value-type="float">
            <text:p>30.30</text:p>
          </table:table-cell>
          <table:table-cell/>
          <table:table-cell table:style-name="ce63" table:formula="of:=[.D85]-[.I85]" office:value-type="float" office:value="4.09549338468129" calcext:value-type="float">
            <text:p>4.10</text:p>
          </table:table-cell>
          <table:table-cell table:style-name="ce63" table:formula="of:=[.J85]" office:value-type="float" office:value="9.82113942745325" calcext:value-type="float">
            <text:p>9.82</text:p>
          </table:table-cell>
          <table:table-cell table:style-name="ce122" table:formula="of:=[.A86]*[.D86]+[.E86]" office:value-type="float" office:value="30.2986063508597" calcext:value-type="float">
            <text:p>30.3</text:p>
          </table:table-cell>
          <table:table-cell table:style-name="ce12"/>
          <table:table-cell table:style-name="ce126" table:formula="of:=[.F86]-[.B86]" office:value-type="float" office:value="-0.00139364914030082" calcext:value-type="float">
            <text:p>-1.39E-03</text:p>
          </table:table-cell>
          <table:table-cell table:style-name="ce132" table:formula="of:=[.$K$3]*[.H86]*[.A86]" office:value-type="float" office:value="-0.000418094742090247" calcext:value-type="float">
            <text:p>-0.00041809</text:p>
          </table:table-cell>
          <table:table-cell table:style-name="ce101" table:formula="of:=[.B86]-[.A86]*[.D86]" office:value-type="float" office:value="9.82253307659355" calcext:value-type="float">
            <text:p>9.82</text:p>
          </table:table-cell>
          <table:table-cell table:style-name="ce138" table:formula="of:=ABS([.H86])" office:value-type="float" office:value="0.00139364914030082" calcext:value-type="float">
            <text:p>0.00139364914</text:p>
          </table:table-cell>
          <table:table-cell table:number-columns-repeated="6"/>
        </table:table-row>
        <table:table-row table:style-name="ro3">
          <table:table-cell table:style-name="ce99" office:value-type="float" office:value="6" calcext:value-type="float">
            <text:p>6</text:p>
          </table:table-cell>
          <table:table-cell table:style-name="ce101" table:formula="of:=[.A87]*[.$A$3]+[.$B$3]" office:value-type="float" office:value="34.4" calcext:value-type="float">
            <text:p>34.40</text:p>
          </table:table-cell>
          <table:table-cell/>
          <table:table-cell table:style-name="ce63" table:formula="of:=[.D86]-[.I86]" office:value-type="float" office:value="4.09591147942338" calcext:value-type="float">
            <text:p>4.10</text:p>
          </table:table-cell>
          <table:table-cell table:style-name="ce63" table:formula="of:=[.J86]" office:value-type="float" office:value="9.82253307659355" calcext:value-type="float">
            <text:p>9.82</text:p>
          </table:table-cell>
          <table:table-cell table:style-name="ce122" table:formula="of:=[.A87]*[.D87]+[.E87]" office:value-type="float" office:value="34.3980019531338" calcext:value-type="float">
            <text:p>34.4</text:p>
          </table:table-cell>
          <table:table-cell table:style-name="ce12"/>
          <table:table-cell table:style-name="ce126" table:formula="of:=[.F87]-[.B87]" office:value-type="float" office:value="-0.00199804686617" calcext:value-type="float">
            <text:p>-2.00E-03</text:p>
          </table:table-cell>
          <table:table-cell table:style-name="ce132" table:formula="of:=[.$K$3]*[.H87]*[.A87]" office:value-type="float" office:value="-0.0007192968718212" calcext:value-type="float">
            <text:p>-0.00071930</text:p>
          </table:table-cell>
          <table:table-cell table:style-name="ce101" table:formula="of:=[.B87]-[.A87]*[.D87]" office:value-type="float" office:value="9.82453112345972" calcext:value-type="float">
            <text:p>9.82</text:p>
          </table:table-cell>
          <table:table-cell table:style-name="ce138" table:formula="of:=ABS([.H87])" office:value-type="float" office:value="0.00199804686617" calcext:value-type="float">
            <text:p>0.00199804687</text:p>
          </table:table-cell>
          <table:table-cell table:number-columns-repeated="6"/>
        </table:table-row>
        <table:table-row table:style-name="ro3">
          <table:table-cell table:style-name="ce99" office:value-type="float" office:value="7" calcext:value-type="float">
            <text:p>7</text:p>
          </table:table-cell>
          <table:table-cell table:style-name="ce101" table:formula="of:=[.A88]*[.$A$3]+[.$B$3]" office:value-type="float" office:value="38.5" calcext:value-type="float">
            <text:p>38.50</text:p>
          </table:table-cell>
          <table:table-cell/>
          <table:table-cell table:style-name="ce63" table:formula="of:=[.D87]-[.I87]" office:value-type="float" office:value="4.0966307762952" calcext:value-type="float">
            <text:p>4.10</text:p>
          </table:table-cell>
          <table:table-cell table:style-name="ce63" table:formula="of:=[.J87]" office:value-type="float" office:value="9.82453112345972" calcext:value-type="float">
            <text:p>9.82</text:p>
          </table:table-cell>
          <table:table-cell table:style-name="ce122" table:formula="of:=[.A88]*[.D88]+[.E88]" office:value-type="float" office:value="38.5009465575261" calcext:value-type="float">
            <text:p>38.5</text:p>
          </table:table-cell>
          <table:table-cell table:style-name="ce12"/>
          <table:table-cell table:style-name="ce126" table:formula="of:=[.F88]-[.B88]" office:value-type="float" office:value="0.000946557526127378" calcext:value-type="float">
            <text:p>9.47E-04</text:p>
          </table:table-cell>
          <table:table-cell table:style-name="ce132" table:formula="of:=[.$K$3]*[.H88]*[.A88]" office:value-type="float" office:value="0.000397554160973499" calcext:value-type="float">
            <text:p>0.00039755</text:p>
          </table:table-cell>
          <table:table-cell table:style-name="ce101" table:formula="of:=[.B88]-[.A88]*[.D88]" office:value-type="float" office:value="9.82358456593359" calcext:value-type="float">
            <text:p>9.82</text:p>
          </table:table-cell>
          <table:table-cell table:style-name="ce138" table:formula="of:=ABS([.H88])" office:value-type="float" office:value="0.000946557526127378" calcext:value-type="float">
            <text:p>0.00094655753</text:p>
          </table:table-cell>
          <table:table-cell table:number-columns-repeated="6"/>
        </table:table-row>
        <table:table-row table:style-name="ro3">
          <table:table-cell table:style-name="ce99" office:value-type="float" office:value="8" calcext:value-type="float">
            <text:p>8</text:p>
          </table:table-cell>
          <table:table-cell table:style-name="ce101" table:formula="of:=[.A89]*[.$A$3]+[.$B$3]" office:value-type="float" office:value="42.6" calcext:value-type="float">
            <text:p>42.60</text:p>
          </table:table-cell>
          <table:table-cell/>
          <table:table-cell table:style-name="ce63" table:formula="of:=[.D88]-[.I88]" office:value-type="float" office:value="4.09623322213423" calcext:value-type="float">
            <text:p>4.10</text:p>
          </table:table-cell>
          <table:table-cell table:style-name="ce63" table:formula="of:=[.J88]" office:value-type="float" office:value="9.82358456593359" calcext:value-type="float">
            <text:p>9.82</text:p>
          </table:table-cell>
          <table:table-cell table:style-name="ce122" table:formula="of:=[.A89]*[.D89]+[.E89]" office:value-type="float" office:value="42.5934503430074" calcext:value-type="float">
            <text:p>42.6</text:p>
          </table:table-cell>
          <table:table-cell table:style-name="ce12"/>
          <table:table-cell table:style-name="ce126" table:formula="of:=[.F89]-[.B89]" office:value-type="float" office:value="-0.0065496569925898" calcext:value-type="float">
            <text:p>-6.55E-03</text:p>
          </table:table-cell>
          <table:table-cell table:style-name="ce132" table:formula="of:=[.$K$3]*[.H89]*[.A89]" office:value-type="float" office:value="-0.00314383535644311" calcext:value-type="float">
            <text:p>-0.00314384</text:p>
          </table:table-cell>
          <table:table-cell table:style-name="ce101" table:formula="of:=[.B89]-[.A89]*[.D89]" office:value-type="float" office:value="9.83013422292618" calcext:value-type="float">
            <text:p>9.83</text:p>
          </table:table-cell>
          <table:table-cell table:style-name="ce138" table:formula="of:=ABS([.H89])" office:value-type="float" office:value="0.0065496569925898" calcext:value-type="float">
            <text:p>0.00654965699</text:p>
          </table:table-cell>
          <table:table-cell table:number-columns-repeated="6"/>
        </table:table-row>
        <table:table-row table:style-name="ro3">
          <table:table-cell table:style-name="ce112" office:value-type="float" office:value="1" calcext:value-type="float">
            <text:p>1</text:p>
          </table:table-cell>
          <table:table-cell table:style-name="ce114" table:formula="of:=[.A90]*[.$A$3]+[.$B$3]" office:value-type="float" office:value="13.9" calcext:value-type="float">
            <text:p>13.90</text:p>
          </table:table-cell>
          <table:table-cell/>
          <table:table-cell table:style-name="ce63" table:formula="of:=[.D89]-[.I89]" office:value-type="float" office:value="4.09937705749067" calcext:value-type="float">
            <text:p>4.10</text:p>
          </table:table-cell>
          <table:table-cell table:style-name="ce63" table:formula="of:=[.J89]" office:value-type="float" office:value="9.83013422292618" calcext:value-type="float">
            <text:p>9.83</text:p>
          </table:table-cell>
          <table:table-cell table:style-name="ce122" table:formula="of:=[.A90]*[.D90]+[.E90]" office:value-type="float" office:value="13.9295112804169" calcext:value-type="float">
            <text:p>13.9</text:p>
          </table:table-cell>
          <table:table-cell table:style-name="ce12"/>
          <table:table-cell table:style-name="ce126" table:formula="of:=[.F90]-[.B90]" office:value-type="float" office:value="0.0295112804168536" calcext:value-type="float">
            <text:p>2.95E-02</text:p>
          </table:table-cell>
          <table:table-cell table:style-name="ce132" table:formula="of:=[.$K$3]*[.H90]*[.A90]" office:value-type="float" office:value="0.00177067682501121" calcext:value-type="float">
            <text:p>0.00177068</text:p>
          </table:table-cell>
          <table:table-cell table:style-name="ce101" table:formula="of:=[.B90]-[.A90]*[.D90]" office:value-type="float" office:value="9.80062294250933" calcext:value-type="float">
            <text:p>9.80</text:p>
          </table:table-cell>
          <table:table-cell table:style-name="ce138" table:formula="of:=ABS([.H90])" office:value-type="float" office:value="0.0295112804168536" calcext:value-type="float">
            <text:p>0.02951128042</text:p>
          </table:table-cell>
          <table:table-cell table:number-columns-repeated="6"/>
        </table:table-row>
        <table:table-row table:style-name="ro3">
          <table:table-cell table:style-name="ce112" office:value-type="float" office:value="2" calcext:value-type="float">
            <text:p>2</text:p>
          </table:table-cell>
          <table:table-cell table:style-name="ce114" table:formula="of:=[.A91]*[.$A$3]+[.$B$3]" office:value-type="float" office:value="18" calcext:value-type="float">
            <text:p>18.00</text:p>
          </table:table-cell>
          <table:table-cell/>
          <table:table-cell table:style-name="ce63" table:formula="of:=[.D90]-[.I90]" office:value-type="float" office:value="4.09760638066566" calcext:value-type="float">
            <text:p>4.10</text:p>
          </table:table-cell>
          <table:table-cell table:style-name="ce63" table:formula="of:=[.J90]" office:value-type="float" office:value="9.80062294250933" calcext:value-type="float">
            <text:p>9.80</text:p>
          </table:table-cell>
          <table:table-cell table:style-name="ce122" table:formula="of:=[.A91]*[.D91]+[.E91]" office:value-type="float" office:value="17.9958357038406" calcext:value-type="float">
            <text:p>18.0</text:p>
          </table:table-cell>
          <table:table-cell table:style-name="ce12"/>
          <table:table-cell table:style-name="ce126" table:formula="of:=[.F91]-[.B91]" office:value-type="float" office:value="-0.00416429615935243" calcext:value-type="float">
            <text:p>-4.16E-03</text:p>
          </table:table-cell>
          <table:table-cell table:style-name="ce132" table:formula="of:=[.$K$3]*[.H91]*[.A91]" office:value-type="float" office:value="-0.000499715539122292" calcext:value-type="float">
            <text:p>-0.00049972</text:p>
          </table:table-cell>
          <table:table-cell table:style-name="ce101" table:formula="of:=[.B91]-[.A91]*[.D91]" office:value-type="float" office:value="9.80478723866868" calcext:value-type="float">
            <text:p>9.80</text:p>
          </table:table-cell>
          <table:table-cell table:style-name="ce138" table:formula="of:=ABS([.H91])" office:value-type="float" office:value="0.00416429615935243" calcext:value-type="float">
            <text:p>0.00416429616</text:p>
          </table:table-cell>
          <table:table-cell table:number-columns-repeated="6"/>
        </table:table-row>
        <table:table-row table:style-name="ro3">
          <table:table-cell table:style-name="ce112" office:value-type="float" office:value="3" calcext:value-type="float">
            <text:p>3</text:p>
          </table:table-cell>
          <table:table-cell table:style-name="ce114" table:formula="of:=[.A92]*[.$A$3]+[.$B$3]" office:value-type="float" office:value="22.1" calcext:value-type="float">
            <text:p>22.10</text:p>
          </table:table-cell>
          <table:table-cell/>
          <table:table-cell table:style-name="ce63" table:formula="of:=[.D91]-[.I91]" office:value-type="float" office:value="4.09810609620478" calcext:value-type="float">
            <text:p>4.10</text:p>
          </table:table-cell>
          <table:table-cell table:style-name="ce63" table:formula="of:=[.J91]" office:value-type="float" office:value="9.80478723866868" calcext:value-type="float">
            <text:p>9.80</text:p>
          </table:table-cell>
          <table:table-cell table:style-name="ce122" table:formula="of:=[.A92]*[.D92]+[.E92]" office:value-type="float" office:value="22.099105527283" calcext:value-type="float">
            <text:p>22.1</text:p>
          </table:table-cell>
          <table:table-cell table:style-name="ce12"/>
          <table:table-cell table:style-name="ce126" table:formula="of:=[.F92]-[.B92]" office:value-type="float" office:value="-0.000894472716971961" calcext:value-type="float">
            <text:p>-8.94E-04</text:p>
          </table:table-cell>
          <table:table-cell table:style-name="ce132" table:formula="of:=[.$K$3]*[.H92]*[.A92]" office:value-type="float" office:value="-0.000161005089054953" calcext:value-type="float">
            <text:p>-0.00016101</text:p>
          </table:table-cell>
          <table:table-cell table:style-name="ce101" table:formula="of:=[.B92]-[.A92]*[.D92]" office:value-type="float" office:value="9.80568171138566" calcext:value-type="float">
            <text:p>9.81</text:p>
          </table:table-cell>
          <table:table-cell table:style-name="ce138" table:formula="of:=ABS([.H92])" office:value-type="float" office:value="0.000894472716971961" calcext:value-type="float">
            <text:p>0.00089447272</text:p>
          </table:table-cell>
          <table:table-cell table:number-columns-repeated="6"/>
        </table:table-row>
        <table:table-row table:style-name="ro3">
          <table:table-cell table:style-name="ce112" office:value-type="float" office:value="4" calcext:value-type="float">
            <text:p>4</text:p>
          </table:table-cell>
          <table:table-cell table:style-name="ce114" table:formula="of:=[.A93]*[.$A$3]+[.$B$3]" office:value-type="float" office:value="26.2" calcext:value-type="float">
            <text:p>26.20</text:p>
          </table:table-cell>
          <table:table-cell/>
          <table:table-cell table:style-name="ce63" table:formula="of:=[.D92]-[.I92]" office:value-type="float" office:value="4.09826710129384" calcext:value-type="float">
            <text:p>4.10</text:p>
          </table:table-cell>
          <table:table-cell table:style-name="ce63" table:formula="of:=[.J92]" office:value-type="float" office:value="9.80568171138566" calcext:value-type="float">
            <text:p>9.81</text:p>
          </table:table-cell>
          <table:table-cell table:style-name="ce122" table:formula="of:=[.A93]*[.D93]+[.E93]" office:value-type="float" office:value="26.198750116561" calcext:value-type="float">
            <text:p>26.2</text:p>
          </table:table-cell>
          <table:table-cell table:style-name="ce12"/>
          <table:table-cell table:style-name="ce126" table:formula="of:=[.F93]-[.B93]" office:value-type="float" office:value="-0.00124988343899801" calcext:value-type="float">
            <text:p>-1.25E-03</text:p>
          </table:table-cell>
          <table:table-cell table:style-name="ce132" table:formula="of:=[.$K$3]*[.H93]*[.A93]" office:value-type="float" office:value="-0.000299972025359523" calcext:value-type="float">
            <text:p>-0.00029997</text:p>
          </table:table-cell>
          <table:table-cell table:style-name="ce101" table:formula="of:=[.B93]-[.A93]*[.D93]" office:value-type="float" office:value="9.80693159482465" calcext:value-type="float">
            <text:p>9.81</text:p>
          </table:table-cell>
          <table:table-cell table:style-name="ce138" table:formula="of:=ABS([.H93])" office:value-type="float" office:value="0.00124988343899801" calcext:value-type="float">
            <text:p>0.00124988344</text:p>
          </table:table-cell>
          <table:table-cell table:number-columns-repeated="6"/>
        </table:table-row>
        <table:table-row table:style-name="ro3">
          <table:table-cell table:style-name="ce112" office:value-type="float" office:value="5" calcext:value-type="float">
            <text:p>5</text:p>
          </table:table-cell>
          <table:table-cell table:style-name="ce114" table:formula="of:=[.A94]*[.$A$3]+[.$B$3]" office:value-type="float" office:value="30.3" calcext:value-type="float">
            <text:p>30.30</text:p>
          </table:table-cell>
          <table:table-cell/>
          <table:table-cell table:style-name="ce63" table:formula="of:=[.D93]-[.I93]" office:value-type="float" office:value="4.0985670733192" calcext:value-type="float">
            <text:p>4.10</text:p>
          </table:table-cell>
          <table:table-cell table:style-name="ce63" table:formula="of:=[.J93]" office:value-type="float" office:value="9.80693159482465" calcext:value-type="float">
            <text:p>9.81</text:p>
          </table:table-cell>
          <table:table-cell table:style-name="ce122" table:formula="of:=[.A94]*[.D94]+[.E94]" office:value-type="float" office:value="30.2997669614206" calcext:value-type="float">
            <text:p>30.3</text:p>
          </table:table-cell>
          <table:table-cell table:style-name="ce12"/>
          <table:table-cell table:style-name="ce126" table:formula="of:=[.F94]-[.B94]" office:value-type="float" office:value="-0.000233038579366962" calcext:value-type="float">
            <text:p>-2.33E-04</text:p>
          </table:table-cell>
          <table:table-cell table:style-name="ce132" table:formula="of:=[.$K$3]*[.H94]*[.A94]" office:value-type="float" office:value="-0.0000699115738100886" calcext:value-type="float">
            <text:p>-0.00006991</text:p>
          </table:table-cell>
          <table:table-cell table:style-name="ce101" table:formula="of:=[.B94]-[.A94]*[.D94]" office:value-type="float" office:value="9.80716463340402" calcext:value-type="float">
            <text:p>9.81</text:p>
          </table:table-cell>
          <table:table-cell table:style-name="ce138" table:formula="of:=ABS([.H94])" office:value-type="float" office:value="0.000233038579366962" calcext:value-type="float">
            <text:p>0.00023303858</text:p>
          </table:table-cell>
          <table:table-cell table:number-columns-repeated="6"/>
        </table:table-row>
        <table:table-row table:style-name="ro3">
          <table:table-cell table:style-name="ce112" office:value-type="float" office:value="6" calcext:value-type="float">
            <text:p>6</text:p>
          </table:table-cell>
          <table:table-cell table:style-name="ce114" table:formula="of:=[.A95]*[.$A$3]+[.$B$3]" office:value-type="float" office:value="34.4" calcext:value-type="float">
            <text:p>34.40</text:p>
          </table:table-cell>
          <table:table-cell/>
          <table:table-cell table:style-name="ce63" table:formula="of:=[.D94]-[.I94]" office:value-type="float" office:value="4.09863698489301" calcext:value-type="float">
            <text:p>4.10</text:p>
          </table:table-cell>
          <table:table-cell table:style-name="ce63" table:formula="of:=[.J94]" office:value-type="float" office:value="9.80716463340402" calcext:value-type="float">
            <text:p>9.81</text:p>
          </table:table-cell>
          <table:table-cell table:style-name="ce122" table:formula="of:=[.A95]*[.D95]+[.E95]" office:value-type="float" office:value="34.3989865427621" calcext:value-type="float">
            <text:p>34.4</text:p>
          </table:table-cell>
          <table:table-cell table:style-name="ce12"/>
          <table:table-cell table:style-name="ce126" table:formula="of:=[.F95]-[.B95]" office:value-type="float" office:value="-0.00101345723793855" calcext:value-type="float">
            <text:p>-1.01E-03</text:p>
          </table:table-cell>
          <table:table-cell table:style-name="ce132" table:formula="of:=[.$K$3]*[.H95]*[.A95]" office:value-type="float" office:value="-0.000364844605657879" calcext:value-type="float">
            <text:p>-0.00036484</text:p>
          </table:table-cell>
          <table:table-cell table:style-name="ce101" table:formula="of:=[.B95]-[.A95]*[.D95]" office:value-type="float" office:value="9.80817809064196" calcext:value-type="float">
            <text:p>9.81</text:p>
          </table:table-cell>
          <table:table-cell table:style-name="ce138" table:formula="of:=ABS([.H95])" office:value-type="float" office:value="0.00101345723793855" calcext:value-type="float">
            <text:p>0.00101345724</text:p>
          </table:table-cell>
          <table:table-cell table:number-columns-repeated="6"/>
        </table:table-row>
        <table:table-row table:style-name="ro3">
          <table:table-cell table:style-name="ce112" office:value-type="float" office:value="7" calcext:value-type="float">
            <text:p>7</text:p>
          </table:table-cell>
          <table:table-cell table:style-name="ce114" table:formula="of:=[.A96]*[.$A$3]+[.$B$3]" office:value-type="float" office:value="38.5" calcext:value-type="float">
            <text:p>38.50</text:p>
          </table:table-cell>
          <table:table-cell/>
          <table:table-cell table:style-name="ce63" table:formula="of:=[.D95]-[.I95]" office:value-type="float" office:value="4.09900182949866" calcext:value-type="float">
            <text:p>4.10</text:p>
          </table:table-cell>
          <table:table-cell table:style-name="ce63" table:formula="of:=[.J95]" office:value-type="float" office:value="9.80817809064196" calcext:value-type="float">
            <text:p>9.81</text:p>
          </table:table-cell>
          <table:table-cell table:style-name="ce122" table:formula="of:=[.A96]*[.D96]+[.E96]" office:value-type="float" office:value="38.5011908971326" calcext:value-type="float">
            <text:p>38.5</text:p>
          </table:table-cell>
          <table:table-cell table:style-name="ce12"/>
          <table:table-cell table:style-name="ce126" table:formula="of:=[.F96]-[.B96]" office:value-type="float" office:value="0.00119089713260223" calcext:value-type="float">
            <text:p>1.19E-03</text:p>
          </table:table-cell>
          <table:table-cell table:style-name="ce132" table:formula="of:=[.$K$3]*[.H96]*[.A96]" office:value-type="float" office:value="0.000500176795692937" calcext:value-type="float">
            <text:p>0.00050018</text:p>
          </table:table-cell>
          <table:table-cell table:style-name="ce101" table:formula="of:=[.B96]-[.A96]*[.D96]" office:value-type="float" office:value="9.80698719350935" calcext:value-type="float">
            <text:p>9.81</text:p>
          </table:table-cell>
          <table:table-cell table:style-name="ce138" table:formula="of:=ABS([.H96])" office:value-type="float" office:value="0.00119089713260223" calcext:value-type="float">
            <text:p>0.00119089713</text:p>
          </table:table-cell>
          <table:table-cell table:number-columns-repeated="6"/>
        </table:table-row>
        <table:table-row table:style-name="ro3">
          <table:table-cell table:style-name="ce112" office:value-type="float" office:value="8" calcext:value-type="float">
            <text:p>8</text:p>
          </table:table-cell>
          <table:table-cell table:style-name="ce114" table:formula="of:=[.A97]*[.$A$3]+[.$B$3]" office:value-type="float" office:value="42.6" calcext:value-type="float">
            <text:p>42.60</text:p>
          </table:table-cell>
          <table:table-cell/>
          <table:table-cell table:style-name="ce63" table:formula="of:=[.D96]-[.I96]" office:value-type="float" office:value="4.09850165270297" calcext:value-type="float">
            <text:p>4.10</text:p>
          </table:table-cell>
          <table:table-cell table:style-name="ce63" table:formula="of:=[.J96]" office:value-type="float" office:value="9.80698719350935" calcext:value-type="float">
            <text:p>9.81</text:p>
          </table:table-cell>
          <table:table-cell table:style-name="ce122" table:formula="of:=[.A97]*[.D97]+[.E97]" office:value-type="float" office:value="42.5950004151331" calcext:value-type="float">
            <text:p>42.6</text:p>
          </table:table-cell>
          <table:table-cell table:style-name="ce12"/>
          <table:table-cell table:style-name="ce126" table:formula="of:=[.F97]-[.B97]" office:value-type="float" office:value="-0.00499958486688712" calcext:value-type="float">
            <text:p>-5.00E-03</text:p>
          </table:table-cell>
          <table:table-cell table:style-name="ce132" table:formula="of:=[.$K$3]*[.H97]*[.A97]" office:value-type="float" office:value="-0.00239980073610582" calcext:value-type="float">
            <text:p>-0.00239980</text:p>
          </table:table-cell>
          <table:table-cell table:style-name="ce101" table:formula="of:=[.B97]-[.A97]*[.D97]" office:value-type="float" office:value="9.81198677837624" calcext:value-type="float">
            <text:p>9.81</text:p>
          </table:table-cell>
          <table:table-cell table:style-name="ce138" table:formula="of:=ABS([.H97])" office:value-type="float" office:value="0.00499958486688712" calcext:value-type="float">
            <text:p>0.00499958487</text:p>
          </table:table-cell>
          <table:table-cell table:number-columns-repeated="6"/>
        </table:table-row>
        <table:table-row table:style-name="ro3">
          <table:table-cell table:style-name="ce99" office:value-type="float" office:value="1" calcext:value-type="float">
            <text:p>1</text:p>
          </table:table-cell>
          <table:table-cell table:style-name="ce101" table:formula="of:=[.A98]*[.$A$3]+[.$B$3]" office:value-type="float" office:value="13.9" calcext:value-type="float">
            <text:p>13.90</text:p>
          </table:table-cell>
          <table:table-cell/>
          <table:table-cell table:style-name="ce63" table:formula="of:=[.D97]-[.I97]" office:value-type="float" office:value="4.10090145343908" calcext:value-type="float">
            <text:p>4.10</text:p>
          </table:table-cell>
          <table:table-cell table:style-name="ce63" table:formula="of:=[.J97]" office:value-type="float" office:value="9.81198677837624" calcext:value-type="float">
            <text:p>9.81</text:p>
          </table:table-cell>
          <table:table-cell table:style-name="ce122" table:formula="of:=[.A98]*[.D98]+[.E98]" office:value-type="float" office:value="13.9128882318153" calcext:value-type="float">
            <text:p>13.9</text:p>
          </table:table-cell>
          <table:table-cell table:style-name="ce12"/>
          <table:table-cell table:style-name="ce126" table:formula="of:=[.F98]-[.B98]" office:value-type="float" office:value="0.0128882318153121" calcext:value-type="float">
            <text:p>1.29E-02</text:p>
          </table:table-cell>
          <table:table-cell table:style-name="ce132" table:formula="of:=[.$K$3]*[.H98]*[.A98]" office:value-type="float" office:value="0.000773293908918724" calcext:value-type="float">
            <text:p>0.00077329</text:p>
          </table:table-cell>
          <table:table-cell table:style-name="ce101" table:formula="of:=[.B98]-[.A98]*[.D98]" office:value-type="float" office:value="9.79909854656092" calcext:value-type="float">
            <text:p>9.80</text:p>
          </table:table-cell>
          <table:table-cell table:style-name="ce138" table:formula="of:=ABS([.H98])" office:value-type="float" office:value="0.0128882318153121" calcext:value-type="float">
            <text:p>0.01288823182</text:p>
          </table:table-cell>
          <table:table-cell table:number-columns-repeated="6"/>
        </table:table-row>
        <table:table-row table:style-name="ro3">
          <table:table-cell table:style-name="ce99" office:value-type="float" office:value="2" calcext:value-type="float">
            <text:p>2</text:p>
          </table:table-cell>
          <table:table-cell table:style-name="ce101" table:formula="of:=[.A99]*[.$A$3]+[.$B$3]" office:value-type="float" office:value="18" calcext:value-type="float">
            <text:p>18.00</text:p>
          </table:table-cell>
          <table:table-cell/>
          <table:table-cell table:style-name="ce63" table:formula="of:=[.D98]-[.I98]" office:value-type="float" office:value="4.10012815953016" calcext:value-type="float">
            <text:p>4.10</text:p>
          </table:table-cell>
          <table:table-cell table:style-name="ce63" table:formula="of:=[.J98]" office:value-type="float" office:value="9.79909854656092" calcext:value-type="float">
            <text:p>9.80</text:p>
          </table:table-cell>
          <table:table-cell table:style-name="ce122" table:formula="of:=[.A99]*[.D99]+[.E99]" office:value-type="float" office:value="17.9993548656212" calcext:value-type="float">
            <text:p>18.0</text:p>
          </table:table-cell>
          <table:table-cell table:style-name="ce12"/>
          <table:table-cell table:style-name="ce126" table:formula="of:=[.F99]-[.B99]" office:value-type="float" office:value="-0.000645134378764567" calcext:value-type="float">
            <text:p>-6.45E-04</text:p>
          </table:table-cell>
          <table:table-cell table:style-name="ce132" table:formula="of:=[.$K$3]*[.H99]*[.A99]" office:value-type="float" office:value="-0.000077416125451748" calcext:value-type="float">
            <text:p>-0.00007742</text:p>
          </table:table-cell>
          <table:table-cell table:style-name="ce101" table:formula="of:=[.B99]-[.A99]*[.D99]" office:value-type="float" office:value="9.79974368093969" calcext:value-type="float">
            <text:p>9.80</text:p>
          </table:table-cell>
          <table:table-cell table:style-name="ce138" table:formula="of:=ABS([.H99])" office:value-type="float" office:value="0.000645134378764567" calcext:value-type="float">
            <text:p>0.00064513438</text:p>
          </table:table-cell>
          <table:table-cell table:number-columns-repeated="6"/>
        </table:table-row>
        <table:table-row table:style-name="ro3">
          <table:table-cell table:style-name="ce99" office:value-type="float" office:value="3" calcext:value-type="float">
            <text:p>3</text:p>
          </table:table-cell>
          <table:table-cell table:style-name="ce101" table:formula="of:=[.A100]*[.$A$3]+[.$B$3]" office:value-type="float" office:value="22.1" calcext:value-type="float">
            <text:p>22.10</text:p>
          </table:table-cell>
          <table:table-cell/>
          <table:table-cell table:style-name="ce63" table:formula="of:=[.D99]-[.I99]" office:value-type="float" office:value="4.10020557565561" calcext:value-type="float">
            <text:p>4.10</text:p>
          </table:table-cell>
          <table:table-cell table:style-name="ce63" table:formula="of:=[.J99]" office:value-type="float" office:value="9.79974368093969" calcext:value-type="float">
            <text:p>9.80</text:p>
          </table:table-cell>
          <table:table-cell table:style-name="ce122" table:formula="of:=[.A100]*[.D100]+[.E100]" office:value-type="float" office:value="22.1003604079065" calcext:value-type="float">
            <text:p>22.1</text:p>
          </table:table-cell>
          <table:table-cell table:style-name="ce12"/>
          <table:table-cell table:style-name="ce126" table:formula="of:=[.F100]-[.B100]" office:value-type="float" office:value="0.000360407906512705" calcext:value-type="float">
            <text:p>3.60E-04</text:p>
          </table:table-cell>
          <table:table-cell table:style-name="ce132" table:formula="of:=[.$K$3]*[.H100]*[.A100]" office:value-type="float" office:value="0.0000648734231722869" calcext:value-type="float">
            <text:p>0.00006487</text:p>
          </table:table-cell>
          <table:table-cell table:style-name="ce101" table:formula="of:=[.B100]-[.A100]*[.D100]" office:value-type="float" office:value="9.79938327303318" calcext:value-type="float">
            <text:p>9.80</text:p>
          </table:table-cell>
          <table:table-cell table:style-name="ce138" table:formula="of:=ABS([.H100])" office:value-type="float" office:value="0.000360407906512705" calcext:value-type="float">
            <text:p>0.00036040791</text:p>
          </table:table-cell>
          <table:table-cell table:number-columns-repeated="6"/>
        </table:table-row>
        <table:table-row table:style-name="ro3">
          <table:table-cell table:style-name="ce99" office:value-type="float" office:value="4" calcext:value-type="float">
            <text:p>4</text:p>
          </table:table-cell>
          <table:table-cell table:style-name="ce101" table:formula="of:=[.A101]*[.$A$3]+[.$B$3]" office:value-type="float" office:value="26.2" calcext:value-type="float">
            <text:p>26.20</text:p>
          </table:table-cell>
          <table:table-cell/>
          <table:table-cell table:style-name="ce63" table:formula="of:=[.D100]-[.I100]" office:value-type="float" office:value="4.10014070223244" calcext:value-type="float">
            <text:p>4.10</text:p>
          </table:table-cell>
          <table:table-cell table:style-name="ce63" table:formula="of:=[.J100]" office:value-type="float" office:value="9.79938327303318" calcext:value-type="float">
            <text:p>9.80</text:p>
          </table:table-cell>
          <table:table-cell table:style-name="ce122" table:formula="of:=[.A101]*[.D101]+[.E101]" office:value-type="float" office:value="26.1999460819629" calcext:value-type="float">
            <text:p>26.2</text:p>
          </table:table-cell>
          <table:table-cell table:style-name="ce12"/>
          <table:table-cell table:style-name="ce126" table:formula="of:=[.F101]-[.B101]" office:value-type="float" office:value="-0.0000539180370786596" calcext:value-type="float">
            <text:p>-5.39E-05</text:p>
          </table:table-cell>
          <table:table-cell table:style-name="ce132" table:formula="of:=[.$K$3]*[.H101]*[.A101]" office:value-type="float" office:value="-0.0000129403288988783" calcext:value-type="float">
            <text:p>-0.00001294</text:p>
          </table:table-cell>
          <table:table-cell table:style-name="ce101" table:formula="of:=[.B101]-[.A101]*[.D101]" office:value-type="float" office:value="9.79943719107025" calcext:value-type="float">
            <text:p>9.80</text:p>
          </table:table-cell>
          <table:table-cell table:style-name="ce138" table:formula="of:=ABS([.H101])" office:value-type="float" office:value="0.0000539180370786596" calcext:value-type="float">
            <text:p>0.00005391804</text:p>
          </table:table-cell>
          <table:table-cell table:number-columns-repeated="6"/>
        </table:table-row>
        <table:table-row table:style-name="ro3">
          <table:table-cell table:style-name="ce99" office:value-type="float" office:value="5" calcext:value-type="float">
            <text:p>5</text:p>
          </table:table-cell>
          <table:table-cell table:style-name="ce101" table:formula="of:=[.A102]*[.$A$3]+[.$B$3]" office:value-type="float" office:value="30.3" calcext:value-type="float">
            <text:p>30.30</text:p>
          </table:table-cell>
          <table:table-cell/>
          <table:table-cell table:style-name="ce63" table:formula="of:=[.D101]-[.I101]" office:value-type="float" office:value="4.10015364256134" calcext:value-type="float">
            <text:p>4.10</text:p>
          </table:table-cell>
          <table:table-cell table:style-name="ce63" table:formula="of:=[.J101]" office:value-type="float" office:value="9.79943719107025" calcext:value-type="float">
            <text:p>9.80</text:p>
          </table:table-cell>
          <table:table-cell table:style-name="ce122" table:formula="of:=[.A102]*[.D102]+[.E102]" office:value-type="float" office:value="30.3002054038769" calcext:value-type="float">
            <text:p>30.3</text:p>
          </table:table-cell>
          <table:table-cell table:style-name="ce12"/>
          <table:table-cell table:style-name="ce126" table:formula="of:=[.F102]-[.B102]" office:value-type="float" office:value="0.000205403876929466" calcext:value-type="float">
            <text:p>2.05E-04</text:p>
          </table:table-cell>
          <table:table-cell table:style-name="ce132" table:formula="of:=[.$K$3]*[.H102]*[.A102]" office:value-type="float" office:value="0.0000616211630788399" calcext:value-type="float">
            <text:p>0.00006162</text:p>
          </table:table-cell>
          <table:table-cell table:style-name="ce101" table:formula="of:=[.B102]-[.A102]*[.D102]" office:value-type="float" office:value="9.79923178719332" calcext:value-type="float">
            <text:p>9.80</text:p>
          </table:table-cell>
          <table:table-cell table:style-name="ce138" table:formula="of:=ABS([.H102])" office:value-type="float" office:value="0.000205403876929466" calcext:value-type="float">
            <text:p>0.00020540388</text:p>
          </table:table-cell>
          <table:table-cell table:number-columns-repeated="6"/>
        </table:table-row>
        <table:table-row table:style-name="ro3">
          <table:table-cell table:style-name="ce99" office:value-type="float" office:value="6" calcext:value-type="float">
            <text:p>6</text:p>
          </table:table-cell>
          <table:table-cell table:style-name="ce101" table:formula="of:=[.A103]*[.$A$3]+[.$B$3]" office:value-type="float" office:value="34.4" calcext:value-type="float">
            <text:p>34.40</text:p>
          </table:table-cell>
          <table:table-cell/>
          <table:table-cell table:style-name="ce63" table:formula="of:=[.D102]-[.I102]" office:value-type="float" office:value="4.10009202139826" calcext:value-type="float">
            <text:p>4.10</text:p>
          </table:table-cell>
          <table:table-cell table:style-name="ce63" table:formula="of:=[.J102]" office:value-type="float" office:value="9.79923178719332" calcext:value-type="float">
            <text:p>9.80</text:p>
          </table:table-cell>
          <table:table-cell table:style-name="ce122" table:formula="of:=[.A103]*[.D103]+[.E103]" office:value-type="float" office:value="34.3997839155829" calcext:value-type="float">
            <text:p>34.4</text:p>
          </table:table-cell>
          <table:table-cell table:style-name="ce12"/>
          <table:table-cell table:style-name="ce126" table:formula="of:=[.F103]-[.B103]" office:value-type="float" office:value="-0.000216084417139939" calcext:value-type="float">
            <text:p>-2.16E-04</text:p>
          </table:table-cell>
          <table:table-cell table:style-name="ce132" table:formula="of:=[.$K$3]*[.H103]*[.A103]" office:value-type="float" office:value="-0.000077790390170378" calcext:value-type="float">
            <text:p>-0.00007779</text:p>
          </table:table-cell>
          <table:table-cell table:style-name="ce101" table:formula="of:=[.B103]-[.A103]*[.D103]" office:value-type="float" office:value="9.79944787161046" calcext:value-type="float">
            <text:p>9.80</text:p>
          </table:table-cell>
          <table:table-cell table:style-name="ce138" table:formula="of:=ABS([.H103])" office:value-type="float" office:value="0.000216084417139939" calcext:value-type="float">
            <text:p>0.00021608442</text:p>
          </table:table-cell>
          <table:table-cell table:number-columns-repeated="6"/>
        </table:table-row>
        <table:table-row table:style-name="ro3">
          <table:table-cell table:style-name="ce99" office:value-type="float" office:value="7" calcext:value-type="float">
            <text:p>7</text:p>
          </table:table-cell>
          <table:table-cell table:style-name="ce101" table:formula="of:=[.A104]*[.$A$3]+[.$B$3]" office:value-type="float" office:value="38.5" calcext:value-type="float">
            <text:p>38.50</text:p>
          </table:table-cell>
          <table:table-cell/>
          <table:table-cell table:style-name="ce63" table:formula="of:=[.D103]-[.I103]" office:value-type="float" office:value="4.10016981178843" calcext:value-type="float">
            <text:p>4.10</text:p>
          </table:table-cell>
          <table:table-cell table:style-name="ce63" table:formula="of:=[.J103]" office:value-type="float" office:value="9.79944787161046" calcext:value-type="float">
            <text:p>9.80</text:p>
          </table:table-cell>
          <table:table-cell table:style-name="ce122" table:formula="of:=[.A104]*[.D104]+[.E104]" office:value-type="float" office:value="38.5006365541294" calcext:value-type="float">
            <text:p>38.5</text:p>
          </table:table-cell>
          <table:table-cell table:style-name="ce12"/>
          <table:table-cell table:style-name="ce126" table:formula="of:=[.F104]-[.B104]" office:value-type="float" office:value="0.000636554129449962" calcext:value-type="float">
            <text:p>6.37E-04</text:p>
          </table:table-cell>
          <table:table-cell table:style-name="ce132" table:formula="of:=[.$K$3]*[.H104]*[.A104]" office:value-type="float" office:value="0.000267352734368984" calcext:value-type="float">
            <text:p>0.00026735</text:p>
          </table:table-cell>
          <table:table-cell table:style-name="ce101" table:formula="of:=[.B104]-[.A104]*[.D104]" office:value-type="float" office:value="9.79881131748101" calcext:value-type="float">
            <text:p>9.80</text:p>
          </table:table-cell>
          <table:table-cell table:style-name="ce138" table:formula="of:=ABS([.H104])" office:value-type="float" office:value="0.000636554129449962" calcext:value-type="float">
            <text:p>0.00063655413</text:p>
          </table:table-cell>
          <table:table-cell table:number-columns-repeated="6"/>
        </table:table-row>
        <table:table-row table:style-name="ro3">
          <table:table-cell table:style-name="ce99" office:value-type="float" office:value="8" calcext:value-type="float">
            <text:p>8</text:p>
          </table:table-cell>
          <table:table-cell table:style-name="ce101" table:formula="of:=[.A105]*[.$A$3]+[.$B$3]" office:value-type="float" office:value="42.6" calcext:value-type="float">
            <text:p>42.60</text:p>
          </table:table-cell>
          <table:table-cell/>
          <table:table-cell table:style-name="ce63" table:formula="of:=[.D104]-[.I104]" office:value-type="float" office:value="4.09990245905406" calcext:value-type="float">
            <text:p>4.10</text:p>
          </table:table-cell>
          <table:table-cell table:style-name="ce63" table:formula="of:=[.J104]" office:value-type="float" office:value="9.79881131748101" calcext:value-type="float">
            <text:p>9.80</text:p>
          </table:table-cell>
          <table:table-cell table:style-name="ce122" table:formula="of:=[.A105]*[.D105]+[.E105]" office:value-type="float" office:value="42.5980309899135" calcext:value-type="float">
            <text:p>42.6</text:p>
          </table:table-cell>
          <table:table-cell table:style-name="ce12"/>
          <table:table-cell table:style-name="ce126" table:formula="of:=[.F105]-[.B105]" office:value-type="float" office:value="-0.00196901008652617" calcext:value-type="float">
            <text:p>-1.97E-03</text:p>
          </table:table-cell>
          <table:table-cell table:style-name="ce132" table:formula="of:=[.$K$3]*[.H105]*[.A105]" office:value-type="float" office:value="-0.000945124841532561" calcext:value-type="float">
            <text:p>-0.00094512</text:p>
          </table:table-cell>
          <table:table-cell table:style-name="ce101" table:formula="of:=[.B105]-[.A105]*[.D105]" office:value-type="float" office:value="9.80078032756754" calcext:value-type="float">
            <text:p>9.80</text:p>
          </table:table-cell>
          <table:table-cell table:style-name="ce138" table:formula="of:=ABS([.H105])" office:value-type="float" office:value="0.00196901008652617" calcext:value-type="float">
            <text:p>0.00196901009</text:p>
          </table:table-cell>
          <table:table-cell table:number-columns-repeated="6"/>
        </table:table-row>
        <table:table-row table:style-name="ro3">
          <table:table-cell table:style-name="ce112" office:value-type="float" office:value="1" calcext:value-type="float">
            <text:p>1</text:p>
          </table:table-cell>
          <table:table-cell table:style-name="ce114" table:formula="of:=[.A106]*[.$A$3]+[.$B$3]" office:value-type="float" office:value="13.9" calcext:value-type="float">
            <text:p>13.90</text:p>
          </table:table-cell>
          <table:table-cell/>
          <table:table-cell table:style-name="ce63" table:formula="of:=[.D105]-[.I105]" office:value-type="float" office:value="4.10084758389559" calcext:value-type="float">
            <text:p>4.10</text:p>
          </table:table-cell>
          <table:table-cell table:style-name="ce63" table:formula="of:=[.J105]" office:value-type="float" office:value="9.80078032756754" calcext:value-type="float">
            <text:p>9.80</text:p>
          </table:table-cell>
          <table:table-cell table:style-name="ce122" table:formula="of:=[.A106]*[.D106]+[.E106]" office:value-type="float" office:value="13.9016279114631" calcext:value-type="float">
            <text:p>13.9</text:p>
          </table:table-cell>
          <table:table-cell table:style-name="ce12"/>
          <table:table-cell table:style-name="ce126" table:formula="of:=[.F106]-[.B106]" office:value-type="float" office:value="0.00162791146312635" calcext:value-type="float">
            <text:p>1.63E-03</text:p>
          </table:table-cell>
          <table:table-cell table:style-name="ce132" table:formula="of:=[.$K$3]*[.H106]*[.A106]" office:value-type="float" office:value="0.0000976746877875811" calcext:value-type="float">
            <text:p>0.00009767</text:p>
          </table:table-cell>
          <table:table-cell table:style-name="ce101" table:formula="of:=[.B106]-[.A106]*[.D106]" office:value-type="float" office:value="9.79915241610441" calcext:value-type="float">
            <text:p>9.80</text:p>
          </table:table-cell>
          <table:table-cell table:style-name="ce138" table:formula="of:=ABS([.H106])" office:value-type="float" office:value="0.00162791146312635" calcext:value-type="float">
            <text:p>0.00162791146</text:p>
          </table:table-cell>
          <table:table-cell table:number-columns-repeated="6"/>
        </table:table-row>
        <table:table-row table:style-name="ro3">
          <table:table-cell table:style-name="ce112" office:value-type="float" office:value="2" calcext:value-type="float">
            <text:p>2</text:p>
          </table:table-cell>
          <table:table-cell table:style-name="ce114" table:formula="of:=[.A107]*[.$A$3]+[.$B$3]" office:value-type="float" office:value="18" calcext:value-type="float">
            <text:p>18.00</text:p>
          </table:table-cell>
          <table:table-cell/>
          <table:table-cell table:style-name="ce63" table:formula="of:=[.D106]-[.I106]" office:value-type="float" office:value="4.1007499092078" calcext:value-type="float">
            <text:p>4.10</text:p>
          </table:table-cell>
          <table:table-cell table:style-name="ce63" table:formula="of:=[.J106]" office:value-type="float" office:value="9.79915241610441" calcext:value-type="float">
            <text:p>9.80</text:p>
          </table:table-cell>
          <table:table-cell table:style-name="ce122" table:formula="of:=[.A107]*[.D107]+[.E107]" office:value-type="float" office:value="18.00065223452" calcext:value-type="float">
            <text:p>18.0</text:p>
          </table:table-cell>
          <table:table-cell table:style-name="ce12"/>
          <table:table-cell table:style-name="ce126" table:formula="of:=[.F107]-[.B107]" office:value-type="float" office:value="0.000652234520014616" calcext:value-type="float">
            <text:p>6.52E-04</text:p>
          </table:table-cell>
          <table:table-cell table:style-name="ce132" table:formula="of:=[.$K$3]*[.H107]*[.A107]" office:value-type="float" office:value="0.0000782681424017539" calcext:value-type="float">
            <text:p>0.00007827</text:p>
          </table:table-cell>
          <table:table-cell table:style-name="ce101" table:formula="of:=[.B107]-[.A107]*[.D107]" office:value-type="float" office:value="9.79850018158439" calcext:value-type="float">
            <text:p>9.80</text:p>
          </table:table-cell>
          <table:table-cell table:style-name="ce138" table:formula="of:=ABS([.H107])" office:value-type="float" office:value="0.000652234520014616" calcext:value-type="float">
            <text:p>0.00065223452</text:p>
          </table:table-cell>
          <table:table-cell table:number-columns-repeated="6"/>
        </table:table-row>
        <table:table-row table:style-name="ro3">
          <table:table-cell table:style-name="ce112" office:value-type="float" office:value="3" calcext:value-type="float">
            <text:p>3</text:p>
          </table:table-cell>
          <table:table-cell table:style-name="ce114" table:formula="of:=[.A108]*[.$A$3]+[.$B$3]" office:value-type="float" office:value="22.1" calcext:value-type="float">
            <text:p>22.10</text:p>
          </table:table-cell>
          <table:table-cell/>
          <table:table-cell table:style-name="ce63" table:formula="of:=[.D107]-[.I107]" office:value-type="float" office:value="4.1006716410654" calcext:value-type="float">
            <text:p>4.10</text:p>
          </table:table-cell>
          <table:table-cell table:style-name="ce63" table:formula="of:=[.J107]" office:value-type="float" office:value="9.79850018158439" calcext:value-type="float">
            <text:p>9.80</text:p>
          </table:table-cell>
          <table:table-cell table:style-name="ce122" table:formula="of:=[.A108]*[.D108]+[.E108]" office:value-type="float" office:value="22.1005151047806" calcext:value-type="float">
            <text:p>22.1</text:p>
          </table:table-cell>
          <table:table-cell table:style-name="ce12"/>
          <table:table-cell table:style-name="ce126" table:formula="of:=[.F108]-[.B108]" office:value-type="float" office:value="0.000515104780596687" calcext:value-type="float">
            <text:p>5.15E-04</text:p>
          </table:table-cell>
          <table:table-cell table:style-name="ce132" table:formula="of:=[.$K$3]*[.H108]*[.A108]" office:value-type="float" office:value="0.0000927188605074036" calcext:value-type="float">
            <text:p>0.00009272</text:p>
          </table:table-cell>
          <table:table-cell table:style-name="ce101" table:formula="of:=[.B108]-[.A108]*[.D108]" office:value-type="float" office:value="9.7979850768038" calcext:value-type="float">
            <text:p>9.80</text:p>
          </table:table-cell>
          <table:table-cell table:style-name="ce138" table:formula="of:=ABS([.H108])" office:value-type="float" office:value="0.000515104780596687" calcext:value-type="float">
            <text:p>0.00051510478</text:p>
          </table:table-cell>
          <table:table-cell table:number-columns-repeated="6"/>
        </table:table-row>
        <table:table-row table:style-name="ro3">
          <table:table-cell table:style-name="ce112" office:value-type="float" office:value="4" calcext:value-type="float">
            <text:p>4</text:p>
          </table:table-cell>
          <table:table-cell table:style-name="ce114" table:formula="of:=[.A109]*[.$A$3]+[.$B$3]" office:value-type="float" office:value="26.2" calcext:value-type="float">
            <text:p>26.20</text:p>
          </table:table-cell>
          <table:table-cell/>
          <table:table-cell table:style-name="ce63" table:formula="of:=[.D108]-[.I108]" office:value-type="float" office:value="4.10057892220489" calcext:value-type="float">
            <text:p>4.10</text:p>
          </table:table-cell>
          <table:table-cell table:style-name="ce63" table:formula="of:=[.J108]" office:value-type="float" office:value="9.7979850768038" calcext:value-type="float">
            <text:p>9.80</text:p>
          </table:table-cell>
          <table:table-cell table:style-name="ce122" table:formula="of:=[.A109]*[.D109]+[.E109]" office:value-type="float" office:value="26.2003007656234" calcext:value-type="float">
            <text:p>26.2</text:p>
          </table:table-cell>
          <table:table-cell table:style-name="ce12"/>
          <table:table-cell table:style-name="ce126" table:formula="of:=[.F109]-[.B109]" office:value-type="float" office:value="0.000300765623372001" calcext:value-type="float">
            <text:p>3.01E-04</text:p>
          </table:table-cell>
          <table:table-cell table:style-name="ce132" table:formula="of:=[.$K$3]*[.H109]*[.A109]" office:value-type="float" office:value="0.0000721837496092803" calcext:value-type="float">
            <text:p>0.00007218</text:p>
          </table:table-cell>
          <table:table-cell table:style-name="ce101" table:formula="of:=[.B109]-[.A109]*[.D109]" office:value-type="float" office:value="9.79768431118043" calcext:value-type="float">
            <text:p>9.80</text:p>
          </table:table-cell>
          <table:table-cell table:style-name="ce138" table:formula="of:=ABS([.H109])" office:value-type="float" office:value="0.000300765623372001" calcext:value-type="float">
            <text:p>0.00030076562</text:p>
          </table:table-cell>
          <table:table-cell table:number-columns-repeated="6"/>
        </table:table-row>
        <table:table-row table:style-name="ro3">
          <table:table-cell table:style-name="ce112" office:value-type="float" office:value="5" calcext:value-type="float">
            <text:p>5</text:p>
          </table:table-cell>
          <table:table-cell table:style-name="ce114" table:formula="of:=[.A110]*[.$A$3]+[.$B$3]" office:value-type="float" office:value="30.3" calcext:value-type="float">
            <text:p>30.30</text:p>
          </table:table-cell>
          <table:table-cell/>
          <table:table-cell table:style-name="ce63" table:formula="of:=[.D109]-[.I109]" office:value-type="float" office:value="4.10050673845528" calcext:value-type="float">
            <text:p>4.10</text:p>
          </table:table-cell>
          <table:table-cell table:style-name="ce63" table:formula="of:=[.J109]" office:value-type="float" office:value="9.79768431118043" calcext:value-type="float">
            <text:p>9.80</text:p>
          </table:table-cell>
          <table:table-cell table:style-name="ce122" table:formula="of:=[.A110]*[.D110]+[.E110]" office:value-type="float" office:value="30.3002180034568" calcext:value-type="float">
            <text:p>30.3</text:p>
          </table:table-cell>
          <table:table-cell table:style-name="ce12"/>
          <table:table-cell table:style-name="ce126" table:formula="of:=[.F110]-[.B110]" office:value-type="float" office:value="0.000218003456843974" calcext:value-type="float">
            <text:p>2.18E-04</text:p>
          </table:table-cell>
          <table:table-cell table:style-name="ce132" table:formula="of:=[.$K$3]*[.H110]*[.A110]" office:value-type="float" office:value="0.0000654010370531921" calcext:value-type="float">
            <text:p>0.00006540</text:p>
          </table:table-cell>
          <table:table-cell table:style-name="ce101" table:formula="of:=[.B110]-[.A110]*[.D110]" office:value-type="float" office:value="9.79746630772358" calcext:value-type="float">
            <text:p>9.80</text:p>
          </table:table-cell>
          <table:table-cell table:style-name="ce138" table:formula="of:=ABS([.H110])" office:value-type="float" office:value="0.000218003456843974" calcext:value-type="float">
            <text:p>0.00021800346</text:p>
          </table:table-cell>
          <table:table-cell table:number-columns-repeated="6"/>
        </table:table-row>
        <table:table-row table:style-name="ro3">
          <table:table-cell table:style-name="ce112" office:value-type="float" office:value="6" calcext:value-type="float">
            <text:p>6</text:p>
          </table:table-cell>
          <table:table-cell table:style-name="ce114" table:formula="of:=[.A111]*[.$A$3]+[.$B$3]" office:value-type="float" office:value="34.4" calcext:value-type="float">
            <text:p>34.40</text:p>
          </table:table-cell>
          <table:table-cell/>
          <table:table-cell table:style-name="ce63" table:formula="of:=[.D110]-[.I110]" office:value-type="float" office:value="4.10044133741823" calcext:value-type="float">
            <text:p>4.10</text:p>
          </table:table-cell>
          <table:table-cell table:style-name="ce63" table:formula="of:=[.J110]" office:value-type="float" office:value="9.79746630772358" calcext:value-type="float">
            <text:p>9.80</text:p>
          </table:table-cell>
          <table:table-cell table:style-name="ce122" table:formula="of:=[.A111]*[.D111]+[.E111]" office:value-type="float" office:value="34.400114332233" calcext:value-type="float">
            <text:p>34.4</text:p>
          </table:table-cell>
          <table:table-cell table:style-name="ce12"/>
          <table:table-cell table:style-name="ce126" table:formula="of:=[.F111]-[.B111]" office:value-type="float" office:value="0.00011433223296109" calcext:value-type="float">
            <text:p>1.14E-04</text:p>
          </table:table-cell>
          <table:table-cell table:style-name="ce132" table:formula="of:=[.$K$3]*[.H111]*[.A111]" office:value-type="float" office:value="0.0000411596038659923" calcext:value-type="float">
            <text:p>0.00004116</text:p>
          </table:table-cell>
          <table:table-cell table:style-name="ce101" table:formula="of:=[.B111]-[.A111]*[.D111]" office:value-type="float" office:value="9.79735197549062" calcext:value-type="float">
            <text:p>9.80</text:p>
          </table:table-cell>
          <table:table-cell table:style-name="ce138" table:formula="of:=ABS([.H111])" office:value-type="float" office:value="0.00011433223296109" calcext:value-type="float">
            <text:p>0.00011433223</text:p>
          </table:table-cell>
          <table:table-cell table:number-columns-repeated="6"/>
        </table:table-row>
        <table:table-row table:style-name="ro3">
          <table:table-cell table:style-name="ce112" office:value-type="float" office:value="7" calcext:value-type="float">
            <text:p>7</text:p>
          </table:table-cell>
          <table:table-cell table:style-name="ce114" table:formula="of:=[.A112]*[.$A$3]+[.$B$3]" office:value-type="float" office:value="38.5" calcext:value-type="float">
            <text:p>38.50</text:p>
          </table:table-cell>
          <table:table-cell/>
          <table:table-cell table:style-name="ce63" table:formula="of:=[.D111]-[.I111]" office:value-type="float" office:value="4.10040017781436" calcext:value-type="float">
            <text:p>4.10</text:p>
          </table:table-cell>
          <table:table-cell table:style-name="ce63" table:formula="of:=[.J111]" office:value-type="float" office:value="9.79735197549062" calcext:value-type="float">
            <text:p>9.80</text:p>
          </table:table-cell>
          <table:table-cell table:style-name="ce122" table:formula="of:=[.A112]*[.D112]+[.E112]" office:value-type="float" office:value="38.5001532201912" calcext:value-type="float">
            <text:p>38.5</text:p>
          </table:table-cell>
          <table:table-cell table:style-name="ce12"/>
          <table:table-cell table:style-name="ce126" table:formula="of:=[.F112]-[.B112]" office:value-type="float" office:value="0.000153220191165815" calcext:value-type="float">
            <text:p>1.53E-04</text:p>
          </table:table-cell>
          <table:table-cell table:style-name="ce132" table:formula="of:=[.$K$3]*[.H112]*[.A112]" office:value-type="float" office:value="0.0000643524802896422" calcext:value-type="float">
            <text:p>0.00006435</text:p>
          </table:table-cell>
          <table:table-cell table:style-name="ce101" table:formula="of:=[.B112]-[.A112]*[.D112]" office:value-type="float" office:value="9.79719875529945" calcext:value-type="float">
            <text:p>9.80</text:p>
          </table:table-cell>
          <table:table-cell table:style-name="ce138" table:formula="of:=ABS([.H112])" office:value-type="float" office:value="0.000153220191165815" calcext:value-type="float">
            <text:p>0.00015322019</text:p>
          </table:table-cell>
          <table:table-cell table:number-columns-repeated="6"/>
        </table:table-row>
        <table:table-row table:style-name="ro3">
          <table:table-cell table:style-name="ce112" office:value-type="float" office:value="8" calcext:value-type="float">
            <text:p>8</text:p>
          </table:table-cell>
          <table:table-cell table:style-name="ce114" table:formula="of:=[.A113]*[.$A$3]+[.$B$3]" office:value-type="float" office:value="42.6" calcext:value-type="float">
            <text:p>42.60</text:p>
          </table:table-cell>
          <table:table-cell/>
          <table:table-cell table:style-name="ce63" table:formula="of:=[.D112]-[.I112]" office:value-type="float" office:value="4.10033582533408" calcext:value-type="float">
            <text:p>4.10</text:p>
          </table:table-cell>
          <table:table-cell table:style-name="ce63" table:formula="of:=[.J112]" office:value-type="float" office:value="9.79719875529945" calcext:value-type="float">
            <text:p>9.80</text:p>
          </table:table-cell>
          <table:table-cell table:style-name="ce122" table:formula="of:=[.A113]*[.D113]+[.E113]" office:value-type="float" office:value="42.5998853579721" calcext:value-type="float">
            <text:p>42.6</text:p>
          </table:table-cell>
          <table:table-cell table:style-name="ce12"/>
          <table:table-cell table:style-name="ce126" table:formula="of:=[.F113]-[.B113]" office:value-type="float" office:value="-0.000114642027952527" calcext:value-type="float">
            <text:p>-1.15E-04</text:p>
          </table:table-cell>
          <table:table-cell table:style-name="ce132" table:formula="of:=[.$K$3]*[.H113]*[.A113]" office:value-type="float" office:value="-0.0000550281734172131" calcext:value-type="float">
            <text:p>-0.00005503</text:p>
          </table:table-cell>
          <table:table-cell table:style-name="ce101" table:formula="of:=[.B113]-[.A113]*[.D113]" office:value-type="float" office:value="9.7973133973274" calcext:value-type="float">
            <text:p>9.80</text:p>
          </table:table-cell>
          <table:table-cell table:style-name="ce138" table:formula="of:=ABS([.H113])" office:value-type="float" office:value="0.000114642027952527" calcext:value-type="float">
            <text:p>0.00011464203</text:p>
          </table:table-cell>
          <table:table-cell table:number-columns-repeated="6"/>
        </table:table-row>
        <table:table-row table:style-name="ro3">
          <table:table-cell table:style-name="ce99" office:value-type="float" office:value="1" calcext:value-type="float">
            <text:p>1</text:p>
          </table:table-cell>
          <table:table-cell table:style-name="ce101" table:formula="of:=[.A114]*[.$A$3]+[.$B$3]" office:value-type="float" office:value="13.9" calcext:value-type="float">
            <text:p>13.90</text:p>
          </table:table-cell>
          <table:table-cell/>
          <table:table-cell table:style-name="ce63" table:formula="of:=[.D113]-[.I113]" office:value-type="float" office:value="4.10039085350749" calcext:value-type="float">
            <text:p>4.10</text:p>
          </table:table-cell>
          <table:table-cell table:style-name="ce63" table:formula="of:=[.J113]" office:value-type="float" office:value="9.7973133973274" calcext:value-type="float">
            <text:p>9.80</text:p>
          </table:table-cell>
          <table:table-cell table:style-name="ce122" table:formula="of:=[.A114]*[.D114]+[.E114]" office:value-type="float" office:value="13.8977042508349" calcext:value-type="float">
            <text:p>13.9</text:p>
          </table:table-cell>
          <table:table-cell table:style-name="ce12"/>
          <table:table-cell table:style-name="ce126" table:formula="of:=[.F114]-[.B114]" office:value-type="float" office:value="-0.00229574916510877" calcext:value-type="float">
            <text:p>-2.30E-03</text:p>
          </table:table-cell>
          <table:table-cell table:style-name="ce132" table:formula="of:=[.$K$3]*[.H114]*[.A114]" office:value-type="float" office:value="-0.000137744949906526" calcext:value-type="float">
            <text:p>-0.00013774</text:p>
          </table:table-cell>
          <table:table-cell table:style-name="ce101" table:formula="of:=[.B114]-[.A114]*[.D114]" office:value-type="float" office:value="9.79960914649251" calcext:value-type="float">
            <text:p>9.80</text:p>
          </table:table-cell>
          <table:table-cell table:style-name="ce138" table:formula="of:=ABS([.H114])" office:value-type="float" office:value="0.00229574916510877" calcext:value-type="float">
            <text:p>0.00229574917</text:p>
          </table:table-cell>
          <table:table-cell table:number-columns-repeated="6"/>
        </table:table-row>
        <table:table-row table:style-name="ro3">
          <table:table-cell table:style-name="ce99" office:value-type="float" office:value="2" calcext:value-type="float">
            <text:p>2</text:p>
          </table:table-cell>
          <table:table-cell table:style-name="ce101" table:formula="of:=[.A115]*[.$A$3]+[.$B$3]" office:value-type="float" office:value="18" calcext:value-type="float">
            <text:p>18.00</text:p>
          </table:table-cell>
          <table:table-cell/>
          <table:table-cell table:style-name="ce63" table:formula="of:=[.D114]-[.I114]" office:value-type="float" office:value="4.1005285984574" calcext:value-type="float">
            <text:p>4.10</text:p>
          </table:table-cell>
          <table:table-cell table:style-name="ce63" table:formula="of:=[.J114]" office:value-type="float" office:value="9.79960914649251" calcext:value-type="float">
            <text:p>9.80</text:p>
          </table:table-cell>
          <table:table-cell table:style-name="ce122" table:formula="of:=[.A115]*[.D115]+[.E115]" office:value-type="float" office:value="18.0006663434073" calcext:value-type="float">
            <text:p>18.0</text:p>
          </table:table-cell>
          <table:table-cell table:style-name="ce12"/>
          <table:table-cell table:style-name="ce126" table:formula="of:=[.F115]-[.B115]" office:value-type="float" office:value="0.000666343407303316" calcext:value-type="float">
            <text:p>6.66E-04</text:p>
          </table:table-cell>
          <table:table-cell table:style-name="ce132" table:formula="of:=[.$K$3]*[.H115]*[.A115]" office:value-type="float" office:value="0.0000799612088763979" calcext:value-type="float">
            <text:p>0.00007996</text:p>
          </table:table-cell>
          <table:table-cell table:style-name="ce101" table:formula="of:=[.B115]-[.A115]*[.D115]" office:value-type="float" office:value="9.7989428030852" calcext:value-type="float">
            <text:p>9.80</text:p>
          </table:table-cell>
          <table:table-cell table:style-name="ce138" table:formula="of:=ABS([.H115])" office:value-type="float" office:value="0.000666343407303316" calcext:value-type="float">
            <text:p>0.00066634341</text:p>
          </table:table-cell>
          <table:table-cell table:number-columns-repeated="6"/>
        </table:table-row>
        <table:table-row table:style-name="ro3">
          <table:table-cell table:style-name="ce99" office:value-type="float" office:value="3" calcext:value-type="float">
            <text:p>3</text:p>
          </table:table-cell>
          <table:table-cell table:style-name="ce101" table:formula="of:=[.A116]*[.$A$3]+[.$B$3]" office:value-type="float" office:value="22.1" calcext:value-type="float">
            <text:p>22.10</text:p>
          </table:table-cell>
          <table:table-cell/>
          <table:table-cell table:style-name="ce63" table:formula="of:=[.D115]-[.I115]" office:value-type="float" office:value="4.10044863724852" calcext:value-type="float">
            <text:p>4.10</text:p>
          </table:table-cell>
          <table:table-cell table:style-name="ce63" table:formula="of:=[.J115]" office:value-type="float" office:value="9.7989428030852" calcext:value-type="float">
            <text:p>9.80</text:p>
          </table:table-cell>
          <table:table-cell table:style-name="ce122" table:formula="of:=[.A116]*[.D116]+[.E116]" office:value-type="float" office:value="22.1002887148308" calcext:value-type="float">
            <text:p>22.1</text:p>
          </table:table-cell>
          <table:table-cell table:style-name="ce12"/>
          <table:table-cell table:style-name="ce126" table:formula="of:=[.F116]-[.B116]" office:value-type="float" office:value="0.000288714830766423" calcext:value-type="float">
            <text:p>2.89E-04</text:p>
          </table:table-cell>
          <table:table-cell table:style-name="ce132" table:formula="of:=[.$K$3]*[.H116]*[.A116]" office:value-type="float" office:value="0.0000519686695379562" calcext:value-type="float">
            <text:p>0.00005197</text:p>
          </table:table-cell>
          <table:table-cell table:style-name="ce101" table:formula="of:=[.B116]-[.A116]*[.D116]" office:value-type="float" office:value="9.79865408825443" calcext:value-type="float">
            <text:p>9.80</text:p>
          </table:table-cell>
          <table:table-cell table:style-name="ce138" table:formula="of:=ABS([.H116])" office:value-type="float" office:value="0.000288714830766423" calcext:value-type="float">
            <text:p>0.00028871483</text:p>
          </table:table-cell>
          <table:table-cell table:number-columns-repeated="6"/>
        </table:table-row>
        <table:table-row table:style-name="ro3">
          <table:table-cell table:style-name="ce99" office:value-type="float" office:value="4" calcext:value-type="float">
            <text:p>4</text:p>
          </table:table-cell>
          <table:table-cell table:style-name="ce101" table:formula="of:=[.A117]*[.$A$3]+[.$B$3]" office:value-type="float" office:value="26.2" calcext:value-type="float">
            <text:p>26.20</text:p>
          </table:table-cell>
          <table:table-cell/>
          <table:table-cell table:style-name="ce63" table:formula="of:=[.D116]-[.I116]" office:value-type="float" office:value="4.10039666857898" calcext:value-type="float">
            <text:p>4.10</text:p>
          </table:table-cell>
          <table:table-cell table:style-name="ce63" table:formula="of:=[.J116]" office:value-type="float" office:value="9.79865408825443" calcext:value-type="float">
            <text:p>9.80</text:p>
          </table:table-cell>
          <table:table-cell table:style-name="ce122" table:formula="of:=[.A117]*[.D117]+[.E117]" office:value-type="float" office:value="26.2002407625704" calcext:value-type="float">
            <text:p>26.2</text:p>
          </table:table-cell>
          <table:table-cell table:style-name="ce12"/>
          <table:table-cell table:style-name="ce126" table:formula="of:=[.F117]-[.B117]" office:value-type="float" office:value="0.000240762570371089" calcext:value-type="float">
            <text:p>2.41E-04</text:p>
          </table:table-cell>
          <table:table-cell table:style-name="ce132" table:formula="of:=[.$K$3]*[.H117]*[.A117]" office:value-type="float" office:value="0.0000577830168890614" calcext:value-type="float">
            <text:p>0.00005778</text:p>
          </table:table-cell>
          <table:table-cell table:style-name="ce101" table:formula="of:=[.B117]-[.A117]*[.D117]" office:value-type="float" office:value="9.79841332568406" calcext:value-type="float">
            <text:p>9.80</text:p>
          </table:table-cell>
          <table:table-cell table:style-name="ce138" table:formula="of:=ABS([.H117])" office:value-type="float" office:value="0.000240762570371089" calcext:value-type="float">
            <text:p>0.00024076257</text:p>
          </table:table-cell>
          <table:table-cell table:number-columns-repeated="6"/>
        </table:table-row>
        <table:table-row table:style-name="ro3">
          <table:table-cell table:style-name="ce99" office:value-type="float" office:value="5" calcext:value-type="float">
            <text:p>5</text:p>
          </table:table-cell>
          <table:table-cell table:style-name="ce101" table:formula="of:=[.A118]*[.$A$3]+[.$B$3]" office:value-type="float" office:value="30.3" calcext:value-type="float">
            <text:p>30.30</text:p>
          </table:table-cell>
          <table:table-cell/>
          <table:table-cell table:style-name="ce63" table:formula="of:=[.D117]-[.I117]" office:value-type="float" office:value="4.1003388855621" calcext:value-type="float">
            <text:p>4.10</text:p>
          </table:table-cell>
          <table:table-cell table:style-name="ce63" table:formula="of:=[.J117]" office:value-type="float" office:value="9.79841332568406" calcext:value-type="float">
            <text:p>9.80</text:p>
          </table:table-cell>
          <table:table-cell table:style-name="ce122" table:formula="of:=[.A118]*[.D118]+[.E118]" office:value-type="float" office:value="30.3001077534945" calcext:value-type="float">
            <text:p>30.3</text:p>
          </table:table-cell>
          <table:table-cell table:style-name="ce12"/>
          <table:table-cell table:style-name="ce126" table:formula="of:=[.F118]-[.B118]" office:value-type="float" office:value="0.000107753494539509" calcext:value-type="float">
            <text:p>1.08E-04</text:p>
          </table:table-cell>
          <table:table-cell table:style-name="ce132" table:formula="of:=[.$K$3]*[.H118]*[.A118]" office:value-type="float" office:value="0.0000323260483618526" calcext:value-type="float">
            <text:p>0.00003233</text:p>
          </table:table-cell>
          <table:table-cell table:style-name="ce101" table:formula="of:=[.B118]-[.A118]*[.D118]" office:value-type="float" office:value="9.79830557218952" calcext:value-type="float">
            <text:p>9.80</text:p>
          </table:table-cell>
          <table:table-cell table:style-name="ce138" table:formula="of:=ABS([.H118])" office:value-type="float" office:value="0.000107753494539509" calcext:value-type="float">
            <text:p>0.00010775349</text:p>
          </table:table-cell>
          <table:table-cell table:number-columns-repeated="6"/>
        </table:table-row>
        <table:table-row table:style-name="ro3">
          <table:table-cell table:style-name="ce99" office:value-type="float" office:value="6" calcext:value-type="float">
            <text:p>6</text:p>
          </table:table-cell>
          <table:table-cell table:style-name="ce101" table:formula="of:=[.A119]*[.$A$3]+[.$B$3]" office:value-type="float" office:value="34.4" calcext:value-type="float">
            <text:p>34.40</text:p>
          </table:table-cell>
          <table:table-cell/>
          <table:table-cell table:style-name="ce63" table:formula="of:=[.D118]-[.I118]" office:value-type="float" office:value="4.10030655951373" calcext:value-type="float">
            <text:p>4.10</text:p>
          </table:table-cell>
          <table:table-cell table:style-name="ce63" table:formula="of:=[.J118]" office:value-type="float" office:value="9.79830557218952" calcext:value-type="float">
            <text:p>9.80</text:p>
          </table:table-cell>
          <table:table-cell table:style-name="ce122" table:formula="of:=[.A119]*[.D119]+[.E119]" office:value-type="float" office:value="34.4001449292719" calcext:value-type="float">
            <text:p>34.4</text:p>
          </table:table-cell>
          <table:table-cell table:style-name="ce12"/>
          <table:table-cell table:style-name="ce126" table:formula="of:=[.F119]-[.B119]" office:value-type="float" office:value="0.000144929271932881" calcext:value-type="float">
            <text:p>1.45E-04</text:p>
          </table:table-cell>
          <table:table-cell table:style-name="ce132" table:formula="of:=[.$K$3]*[.H119]*[.A119]" office:value-type="float" office:value="0.0000521745378958371" calcext:value-type="float">
            <text:p>0.00005217</text:p>
          </table:table-cell>
          <table:table-cell table:style-name="ce101" table:formula="of:=[.B119]-[.A119]*[.D119]" office:value-type="float" office:value="9.79816064291759" calcext:value-type="float">
            <text:p>9.80</text:p>
          </table:table-cell>
          <table:table-cell table:style-name="ce138" table:formula="of:=ABS([.H119])" office:value-type="float" office:value="0.000144929271932881" calcext:value-type="float">
            <text:p>0.00014492927</text:p>
          </table:table-cell>
          <table:table-cell table:number-columns-repeated="6"/>
        </table:table-row>
        <table:table-row table:style-name="ro3">
          <table:table-cell table:style-name="ce99" office:value-type="float" office:value="7" calcext:value-type="float">
            <text:p>7</text:p>
          </table:table-cell>
          <table:table-cell table:style-name="ce101" table:formula="of:=[.A120]*[.$A$3]+[.$B$3]" office:value-type="float" office:value="38.5" calcext:value-type="float">
            <text:p>38.50</text:p>
          </table:table-cell>
          <table:table-cell/>
          <table:table-cell table:style-name="ce63" table:formula="of:=[.D119]-[.I119]" office:value-type="float" office:value="4.10025438497584" calcext:value-type="float">
            <text:p>4.10</text:p>
          </table:table-cell>
          <table:table-cell table:style-name="ce63" table:formula="of:=[.J119]" office:value-type="float" office:value="9.79816064291759" calcext:value-type="float">
            <text:p>9.80</text:p>
          </table:table-cell>
          <table:table-cell table:style-name="ce122" table:formula="of:=[.A120]*[.D120]+[.E120]" office:value-type="float" office:value="38.4999413377485" calcext:value-type="float">
            <text:p>38.5</text:p>
          </table:table-cell>
          <table:table-cell table:style-name="ce12"/>
          <table:table-cell table:style-name="ce126" table:formula="of:=[.F120]-[.B120]" office:value-type="float" office:value="-0.0000586622515328372" calcext:value-type="float">
            <text:p>-5.87E-05</text:p>
          </table:table-cell>
          <table:table-cell table:style-name="ce132" table:formula="of:=[.$K$3]*[.H120]*[.A120]" office:value-type="float" office:value="-0.0000246381456437916" calcext:value-type="float">
            <text:p>-0.00002464</text:p>
          </table:table-cell>
          <table:table-cell table:style-name="ce101" table:formula="of:=[.B120]-[.A120]*[.D120]" office:value-type="float" office:value="9.79821930516913" calcext:value-type="float">
            <text:p>9.80</text:p>
          </table:table-cell>
          <table:table-cell table:style-name="ce138" table:formula="of:=ABS([.H120])" office:value-type="float" office:value="0.0000586622515328372" calcext:value-type="float">
            <text:p>0.00005866225</text:p>
          </table:table-cell>
          <table:table-cell table:number-columns-repeated="6"/>
        </table:table-row>
        <table:table-row table:style-name="ro3">
          <table:table-cell table:style-name="ce99" office:value-type="float" office:value="8" calcext:value-type="float">
            <text:p>8</text:p>
          </table:table-cell>
          <table:table-cell table:style-name="ce101" table:formula="of:=[.A121]*[.$A$3]+[.$B$3]" office:value-type="float" office:value="42.6" calcext:value-type="float">
            <text:p>42.60</text:p>
          </table:table-cell>
          <table:table-cell/>
          <table:table-cell table:style-name="ce63" table:formula="of:=[.D120]-[.I120]" office:value-type="float" office:value="4.10027902312148" calcext:value-type="float">
            <text:p>4.10</text:p>
          </table:table-cell>
          <table:table-cell table:style-name="ce63" table:formula="of:=[.J120]" office:value-type="float" office:value="9.79821930516913" calcext:value-type="float">
            <text:p>9.80</text:p>
          </table:table-cell>
          <table:table-cell table:style-name="ce122" table:formula="of:=[.A121]*[.D121]+[.E121]" office:value-type="float" office:value="42.600451490141" calcext:value-type="float">
            <text:p>42.6</text:p>
          </table:table-cell>
          <table:table-cell table:style-name="ce12"/>
          <table:table-cell table:style-name="ce126" table:formula="of:=[.F121]-[.B121]" office:value-type="float" office:value="0.000451490140982003" calcext:value-type="float">
            <text:p>4.51E-04</text:p>
          </table:table-cell>
          <table:table-cell table:style-name="ce132" table:formula="of:=[.$K$3]*[.H121]*[.A121]" office:value-type="float" office:value="0.000216715267671361" calcext:value-type="float">
            <text:p>0.00021672</text:p>
          </table:table-cell>
          <table:table-cell table:style-name="ce101" table:formula="of:=[.B121]-[.A121]*[.D121]" office:value-type="float" office:value="9.79776781502815" calcext:value-type="float">
            <text:p>9.80</text:p>
          </table:table-cell>
          <table:table-cell table:style-name="ce138" table:formula="of:=ABS([.H121])" office:value-type="float" office:value="0.000451490140982003" calcext:value-type="float">
            <text:p>0.00045149014</text:p>
          </table:table-cell>
          <table:table-cell table:number-columns-repeated="6"/>
        </table:table-row>
        <table:table-row table:style-name="ro3">
          <table:table-cell table:style-name="ce112" office:value-type="float" office:value="1" calcext:value-type="float">
            <text:p>1</text:p>
          </table:table-cell>
          <table:table-cell table:style-name="ce114" table:formula="of:=[.A122]*[.$A$3]+[.$B$3]" office:value-type="float" office:value="13.9" calcext:value-type="float">
            <text:p>13.90</text:p>
          </table:table-cell>
          <table:table-cell/>
          <table:table-cell table:style-name="ce63" table:formula="of:=[.D121]-[.I121]" office:value-type="float" office:value="4.10006230785381" calcext:value-type="float">
            <text:p>4.10</text:p>
          </table:table-cell>
          <table:table-cell table:style-name="ce63" table:formula="of:=[.J121]" office:value-type="float" office:value="9.79776781502815" calcext:value-type="float">
            <text:p>9.80</text:p>
          </table:table-cell>
          <table:table-cell table:style-name="ce122" table:formula="of:=[.A122]*[.D122]+[.E122]" office:value-type="float" office:value="13.897830122882" calcext:value-type="float">
            <text:p>13.9</text:p>
          </table:table-cell>
          <table:table-cell table:style-name="ce12"/>
          <table:table-cell table:style-name="ce126" table:formula="of:=[.F122]-[.B122]" office:value-type="float" office:value="-0.00216987711804428" calcext:value-type="float">
            <text:p>-2.17E-03</text:p>
          </table:table-cell>
          <table:table-cell table:style-name="ce132" table:formula="of:=[.$K$3]*[.H122]*[.A122]" office:value-type="float" office:value="-0.000130192627082657" calcext:value-type="float">
            <text:p>-0.00013019</text:p>
          </table:table-cell>
          <table:table-cell table:style-name="ce101" table:formula="of:=[.B122]-[.A122]*[.D122]" office:value-type="float" office:value="9.79993769214619" calcext:value-type="float">
            <text:p>9.80</text:p>
          </table:table-cell>
          <table:table-cell table:style-name="ce138" table:formula="of:=ABS([.H122])" office:value-type="float" office:value="0.00216987711804428" calcext:value-type="float">
            <text:p>0.00216987712</text:p>
          </table:table-cell>
          <table:table-cell table:number-columns-repeated="6"/>
        </table:table-row>
        <table:table-row table:style-name="ro3">
          <table:table-cell table:style-name="ce112" office:value-type="float" office:value="2" calcext:value-type="float">
            <text:p>2</text:p>
          </table:table-cell>
          <table:table-cell table:style-name="ce114" table:formula="of:=[.A123]*[.$A$3]+[.$B$3]" office:value-type="float" office:value="18" calcext:value-type="float">
            <text:p>18.00</text:p>
          </table:table-cell>
          <table:table-cell/>
          <table:table-cell table:style-name="ce63" table:formula="of:=[.D122]-[.I122]" office:value-type="float" office:value="4.10019250048089" calcext:value-type="float">
            <text:p>4.10</text:p>
          </table:table-cell>
          <table:table-cell table:style-name="ce63" table:formula="of:=[.J122]" office:value-type="float" office:value="9.79993769214619" calcext:value-type="float">
            <text:p>9.80</text:p>
          </table:table-cell>
          <table:table-cell table:style-name="ce122" table:formula="of:=[.A123]*[.D123]+[.E123]" office:value-type="float" office:value="18.000322693108" calcext:value-type="float">
            <text:p>18.0</text:p>
          </table:table-cell>
          <table:table-cell table:style-name="ce12"/>
          <table:table-cell table:style-name="ce126" table:formula="of:=[.F123]-[.B123]" office:value-type="float" office:value="0.000322693107975169" calcext:value-type="float">
            <text:p>3.23E-04</text:p>
          </table:table-cell>
          <table:table-cell table:style-name="ce132" table:formula="of:=[.$K$3]*[.H123]*[.A123]" office:value-type="float" office:value="0.0000387231729570203" calcext:value-type="float">
            <text:p>0.00003872</text:p>
          </table:table-cell>
          <table:table-cell table:style-name="ce101" table:formula="of:=[.B123]-[.A123]*[.D123]" office:value-type="float" office:value="9.79961499903821" calcext:value-type="float">
            <text:p>9.80</text:p>
          </table:table-cell>
          <table:table-cell table:style-name="ce138" table:formula="of:=ABS([.H123])" office:value-type="float" office:value="0.000322693107975169" calcext:value-type="float">
            <text:p>0.00032269311</text:p>
          </table:table-cell>
          <table:table-cell table:number-columns-repeated="6"/>
        </table:table-row>
        <table:table-row table:style-name="ro3">
          <table:table-cell table:style-name="ce112" office:value-type="float" office:value="3" calcext:value-type="float">
            <text:p>3</text:p>
          </table:table-cell>
          <table:table-cell table:style-name="ce114" table:formula="of:=[.A124]*[.$A$3]+[.$B$3]" office:value-type="float" office:value="22.1" calcext:value-type="float">
            <text:p>22.10</text:p>
          </table:table-cell>
          <table:table-cell/>
          <table:table-cell table:style-name="ce63" table:formula="of:=[.D123]-[.I123]" office:value-type="float" office:value="4.10015377730794" calcext:value-type="float">
            <text:p>4.10</text:p>
          </table:table-cell>
          <table:table-cell table:style-name="ce63" table:formula="of:=[.J123]" office:value-type="float" office:value="9.79961499903821" calcext:value-type="float">
            <text:p>9.80</text:p>
          </table:table-cell>
          <table:table-cell table:style-name="ce122" table:formula="of:=[.A124]*[.D124]+[.E124]" office:value-type="float" office:value="22.100076330962" calcext:value-type="float">
            <text:p>22.1</text:p>
          </table:table-cell>
          <table:table-cell table:style-name="ce12"/>
          <table:table-cell table:style-name="ce126" table:formula="of:=[.F124]-[.B124]" office:value-type="float" office:value="0.0000763309620204211" calcext:value-type="float">
            <text:p>7.63E-05</text:p>
          </table:table-cell>
          <table:table-cell table:style-name="ce132" table:formula="of:=[.$K$3]*[.H124]*[.A124]" office:value-type="float" office:value="0.0000137395731636758" calcext:value-type="float">
            <text:p>0.00001374</text:p>
          </table:table-cell>
          <table:table-cell table:style-name="ce101" table:formula="of:=[.B124]-[.A124]*[.D124]" office:value-type="float" office:value="9.79953866807619" calcext:value-type="float">
            <text:p>9.80</text:p>
          </table:table-cell>
          <table:table-cell table:style-name="ce138" table:formula="of:=ABS([.H124])" office:value-type="float" office:value="0.0000763309620204211" calcext:value-type="float">
            <text:p>0.00007633096</text:p>
          </table:table-cell>
          <table:table-cell table:number-columns-repeated="6"/>
        </table:table-row>
        <table:table-row table:style-name="ro3">
          <table:table-cell table:style-name="ce112" office:value-type="float" office:value="4" calcext:value-type="float">
            <text:p>4</text:p>
          </table:table-cell>
          <table:table-cell table:style-name="ce114" table:formula="of:=[.A125]*[.$A$3]+[.$B$3]" office:value-type="float" office:value="26.2" calcext:value-type="float">
            <text:p>26.20</text:p>
          </table:table-cell>
          <table:table-cell/>
          <table:table-cell table:style-name="ce63" table:formula="of:=[.D124]-[.I124]" office:value-type="float" office:value="4.10014003773477" calcext:value-type="float">
            <text:p>4.10</text:p>
          </table:table-cell>
          <table:table-cell table:style-name="ce63" table:formula="of:=[.J124]" office:value-type="float" office:value="9.79953866807619" calcext:value-type="float">
            <text:p>9.80</text:p>
          </table:table-cell>
          <table:table-cell table:style-name="ce122" table:formula="of:=[.A125]*[.D125]+[.E125]" office:value-type="float" office:value="26.2000988190153" calcext:value-type="float">
            <text:p>26.2</text:p>
          </table:table-cell>
          <table:table-cell table:style-name="ce12"/>
          <table:table-cell table:style-name="ce126" table:formula="of:=[.F125]-[.B125]" office:value-type="float" office:value="0.0000988190152817481" calcext:value-type="float">
            <text:p>9.88E-05</text:p>
          </table:table-cell>
          <table:table-cell table:style-name="ce132" table:formula="of:=[.$K$3]*[.H125]*[.A125]" office:value-type="float" office:value="0.0000237165636676195" calcext:value-type="float">
            <text:p>0.00002372</text:p>
          </table:table-cell>
          <table:table-cell table:style-name="ce101" table:formula="of:=[.B125]-[.A125]*[.D125]" office:value-type="float" office:value="9.79943984906091" calcext:value-type="float">
            <text:p>9.80</text:p>
          </table:table-cell>
          <table:table-cell table:style-name="ce138" table:formula="of:=ABS([.H125])" office:value-type="float" office:value="0.0000988190152817481" calcext:value-type="float">
            <text:p>0.00009881902</text:p>
          </table:table-cell>
          <table:table-cell table:number-columns-repeated="6"/>
        </table:table-row>
        <table:table-row table:style-name="ro3">
          <table:table-cell table:style-name="ce112" office:value-type="float" office:value="5" calcext:value-type="float">
            <text:p>5</text:p>
          </table:table-cell>
          <table:table-cell table:style-name="ce114" table:formula="of:=[.A126]*[.$A$3]+[.$B$3]" office:value-type="float" office:value="30.3" calcext:value-type="float">
            <text:p>30.30</text:p>
          </table:table-cell>
          <table:table-cell/>
          <table:table-cell table:style-name="ce63" table:formula="of:=[.D125]-[.I125]" office:value-type="float" office:value="4.10011632117111" calcext:value-type="float">
            <text:p>4.10</text:p>
          </table:table-cell>
          <table:table-cell table:style-name="ce63" table:formula="of:=[.J125]" office:value-type="float" office:value="9.79943984906091" calcext:value-type="float">
            <text:p>9.80</text:p>
          </table:table-cell>
          <table:table-cell table:style-name="ce122" table:formula="of:=[.A126]*[.D126]+[.E126]" office:value-type="float" office:value="30.3000214549164" calcext:value-type="float">
            <text:p>30.3</text:p>
          </table:table-cell>
          <table:table-cell table:style-name="ce12"/>
          <table:table-cell table:style-name="ce126" table:formula="of:=[.F126]-[.B126]" office:value-type="float" office:value="0.0000214549164319067" calcext:value-type="float">
            <text:p>2.15E-05</text:p>
          </table:table-cell>
          <table:table-cell table:style-name="ce132" table:formula="of:=[.$K$3]*[.H126]*[.A126]" office:value-type="float" office:value="0.000006436474929572" calcext:value-type="float">
            <text:p>0.00000644</text:p>
          </table:table-cell>
          <table:table-cell table:style-name="ce101" table:formula="of:=[.B126]-[.A126]*[.D126]" office:value-type="float" office:value="9.79941839414448" calcext:value-type="float">
            <text:p>9.80</text:p>
          </table:table-cell>
          <table:table-cell table:style-name="ce138" table:formula="of:=ABS([.H126])" office:value-type="float" office:value="0.0000214549164319067" calcext:value-type="float">
            <text:p>0.00002145492</text:p>
          </table:table-cell>
          <table:table-cell table:number-columns-repeated="6"/>
        </table:table-row>
        <table:table-row table:style-name="ro3">
          <table:table-cell table:style-name="ce112" office:value-type="float" office:value="6" calcext:value-type="float">
            <text:p>6</text:p>
          </table:table-cell>
          <table:table-cell table:style-name="ce114" table:formula="of:=[.A127]*[.$A$3]+[.$B$3]" office:value-type="float" office:value="34.4" calcext:value-type="float">
            <text:p>34.40</text:p>
          </table:table-cell>
          <table:table-cell/>
          <table:table-cell table:style-name="ce63" table:formula="of:=[.D126]-[.I126]" office:value-type="float" office:value="4.10010988469618" calcext:value-type="float">
            <text:p>4.10</text:p>
          </table:table-cell>
          <table:table-cell table:style-name="ce63" table:formula="of:=[.J126]" office:value-type="float" office:value="9.79941839414448" calcext:value-type="float">
            <text:p>9.80</text:p>
          </table:table-cell>
          <table:table-cell table:style-name="ce122" table:formula="of:=[.A127]*[.D127]+[.E127]" office:value-type="float" office:value="34.4000777023215" calcext:value-type="float">
            <text:p>34.4</text:p>
          </table:table-cell>
          <table:table-cell table:style-name="ce12"/>
          <table:table-cell table:style-name="ce126" table:formula="of:=[.F127]-[.B127]" office:value-type="float" office:value="0.0000777023215263739" calcext:value-type="float">
            <text:p>7.77E-05</text:p>
          </table:table-cell>
          <table:table-cell table:style-name="ce132" table:formula="of:=[.$K$3]*[.H127]*[.A127]" office:value-type="float" office:value="0.0000279728357494946" calcext:value-type="float">
            <text:p>0.00002797</text:p>
          </table:table-cell>
          <table:table-cell table:style-name="ce101" table:formula="of:=[.B127]-[.A127]*[.D127]" office:value-type="float" office:value="9.79934069182295" calcext:value-type="float">
            <text:p>9.80</text:p>
          </table:table-cell>
          <table:table-cell table:style-name="ce138" table:formula="of:=ABS([.H127])" office:value-type="float" office:value="0.0000777023215263739" calcext:value-type="float">
            <text:p>0.00007770232</text:p>
          </table:table-cell>
          <table:table-cell table:number-columns-repeated="6"/>
        </table:table-row>
        <table:table-row table:style-name="ro3">
          <table:table-cell table:style-name="ce112" office:value-type="float" office:value="7" calcext:value-type="float">
            <text:p>7</text:p>
          </table:table-cell>
          <table:table-cell table:style-name="ce114" table:formula="of:=[.A128]*[.$A$3]+[.$B$3]" office:value-type="float" office:value="38.5" calcext:value-type="float">
            <text:p>38.50</text:p>
          </table:table-cell>
          <table:table-cell/>
          <table:table-cell table:style-name="ce63" table:formula="of:=[.D127]-[.I127]" office:value-type="float" office:value="4.10008191186043" calcext:value-type="float">
            <text:p>4.10</text:p>
          </table:table-cell>
          <table:table-cell table:style-name="ce63" table:formula="of:=[.J127]" office:value-type="float" office:value="9.79934069182295" calcext:value-type="float">
            <text:p>9.80</text:p>
          </table:table-cell>
          <table:table-cell table:style-name="ce122" table:formula="of:=[.A128]*[.D128]+[.E128]" office:value-type="float" office:value="38.4999140748459" calcext:value-type="float">
            <text:p>38.5</text:p>
          </table:table-cell>
          <table:table-cell table:style-name="ce12"/>
          <table:table-cell table:style-name="ce126" table:formula="of:=[.F128]-[.B128]" office:value-type="float" office:value="-0.0000859251540674677" calcext:value-type="float">
            <text:p>-8.59E-05</text:p>
          </table:table-cell>
          <table:table-cell table:style-name="ce132" table:formula="of:=[.$K$3]*[.H128]*[.A128]" office:value-type="float" office:value="-0.0000360885647083364" calcext:value-type="float">
            <text:p>-0.00003609</text:p>
          </table:table-cell>
          <table:table-cell table:style-name="ce101" table:formula="of:=[.B128]-[.A128]*[.D128]" office:value-type="float" office:value="9.79942661697702" calcext:value-type="float">
            <text:p>9.80</text:p>
          </table:table-cell>
          <table:table-cell table:style-name="ce138" table:formula="of:=ABS([.H128])" office:value-type="float" office:value="0.0000859251540674677" calcext:value-type="float">
            <text:p>0.00008592515</text:p>
          </table:table-cell>
          <table:table-cell table:number-columns-repeated="6"/>
        </table:table-row>
        <table:table-row table:style-name="ro3">
          <table:table-cell table:style-name="ce112" office:value-type="float" office:value="8" calcext:value-type="float">
            <text:p>8</text:p>
          </table:table-cell>
          <table:table-cell table:style-name="ce114" table:formula="of:=[.A129]*[.$A$3]+[.$B$3]" office:value-type="float" office:value="42.6" calcext:value-type="float">
            <text:p>42.60</text:p>
          </table:table-cell>
          <table:table-cell/>
          <table:table-cell table:style-name="ce63" table:formula="of:=[.D128]-[.I128]" office:value-type="float" office:value="4.10011800042513" calcext:value-type="float">
            <text:p>4.10</text:p>
          </table:table-cell>
          <table:table-cell table:style-name="ce63" table:formula="of:=[.J128]" office:value-type="float" office:value="9.79942661697702" calcext:value-type="float">
            <text:p>9.80</text:p>
          </table:table-cell>
          <table:table-cell table:style-name="ce122" table:formula="of:=[.A129]*[.D129]+[.E129]" office:value-type="float" office:value="42.6003706203781" calcext:value-type="float">
            <text:p>42.6</text:p>
          </table:table-cell>
          <table:table-cell table:style-name="ce12"/>
          <table:table-cell table:style-name="ce126" table:formula="of:=[.F129]-[.B129]" office:value-type="float" office:value="0.000370620378085107" calcext:value-type="float">
            <text:p>3.71E-04</text:p>
          </table:table-cell>
          <table:table-cell table:style-name="ce132" table:formula="of:=[.$K$3]*[.H129]*[.A129]" office:value-type="float" office:value="0.000177897781480851" calcext:value-type="float">
            <text:p>0.00017790</text:p>
          </table:table-cell>
          <table:table-cell table:style-name="ce101" table:formula="of:=[.B129]-[.A129]*[.D129]" office:value-type="float" office:value="9.79905599659893" calcext:value-type="float">
            <text:p>9.80</text:p>
          </table:table-cell>
          <table:table-cell table:style-name="ce138" table:formula="of:=ABS([.H129])" office:value-type="float" office:value="0.000370620378085107" calcext:value-type="float">
            <text:p>0.00037062038</text:p>
          </table:table-cell>
          <table:table-cell table:number-columns-repeated="6"/>
        </table:table-row>
        <table:table-row table:style-name="ro3">
          <table:table-cell table:style-name="ce99" office:value-type="float" office:value="1" calcext:value-type="float">
            <text:p>1</text:p>
          </table:table-cell>
          <table:table-cell table:style-name="ce101" table:formula="of:=[.A130]*[.$A$3]+[.$B$3]" office:value-type="float" office:value="13.9" calcext:value-type="float">
            <text:p>13.90</text:p>
          </table:table-cell>
          <table:table-cell/>
          <table:table-cell table:style-name="ce63" table:formula="of:=[.D129]-[.I129]" office:value-type="float" office:value="4.09994010264365" calcext:value-type="float">
            <text:p>4.10</text:p>
          </table:table-cell>
          <table:table-cell table:style-name="ce63" table:formula="of:=[.J129]" office:value-type="float" office:value="9.79905599659893" calcext:value-type="float">
            <text:p>9.80</text:p>
          </table:table-cell>
          <table:table-cell table:style-name="ce122" table:formula="of:=[.A130]*[.D130]+[.E130]" office:value-type="float" office:value="13.8989960992426" calcext:value-type="float">
            <text:p>13.9</text:p>
          </table:table-cell>
          <table:table-cell table:style-name="ce12"/>
          <table:table-cell table:style-name="ce126" table:formula="of:=[.F130]-[.B130]" office:value-type="float" office:value="-0.00100390075741608" calcext:value-type="float">
            <text:p>-1.00E-03</text:p>
          </table:table-cell>
          <table:table-cell table:style-name="ce132" table:formula="of:=[.$K$3]*[.H130]*[.A130]" office:value-type="float" office:value="-0.0000602340454449646" calcext:value-type="float">
            <text:p>-0.00006023</text:p>
          </table:table-cell>
          <table:table-cell table:style-name="ce101" table:formula="of:=[.B130]-[.A130]*[.D130]" office:value-type="float" office:value="9.80005989735635" calcext:value-type="float">
            <text:p>9.80</text:p>
          </table:table-cell>
          <table:table-cell table:style-name="ce138" table:formula="of:=ABS([.H130])" office:value-type="float" office:value="0.00100390075741608" calcext:value-type="float">
            <text:p>0.00100390076</text:p>
          </table:table-cell>
          <table:table-cell table:number-columns-repeated="6"/>
        </table:table-row>
        <table:table-row table:style-name="ro3">
          <table:table-cell table:style-name="ce99" office:value-type="float" office:value="2" calcext:value-type="float">
            <text:p>2</text:p>
          </table:table-cell>
          <table:table-cell table:style-name="ce101" table:formula="of:=[.A131]*[.$A$3]+[.$B$3]" office:value-type="float" office:value="18" calcext:value-type="float">
            <text:p>18.00</text:p>
          </table:table-cell>
          <table:table-cell/>
          <table:table-cell table:style-name="ce63" table:formula="of:=[.D130]-[.I130]" office:value-type="float" office:value="4.1000003366891" calcext:value-type="float">
            <text:p>4.10</text:p>
          </table:table-cell>
          <table:table-cell table:style-name="ce63" table:formula="of:=[.J130]" office:value-type="float" office:value="9.80005989735635" calcext:value-type="float">
            <text:p>9.80</text:p>
          </table:table-cell>
          <table:table-cell table:style-name="ce122" table:formula="of:=[.A131]*[.D131]+[.E131]" office:value-type="float" office:value="18.0000605707345" calcext:value-type="float">
            <text:p>18.0</text:p>
          </table:table-cell>
          <table:table-cell table:style-name="ce12"/>
          <table:table-cell table:style-name="ce126" table:formula="of:=[.F131]-[.B131]" office:value-type="float" office:value="0.0000605707345435746" calcext:value-type="float">
            <text:p>6.06E-05</text:p>
          </table:table-cell>
          <table:table-cell table:style-name="ce132" table:formula="of:=[.$K$3]*[.H131]*[.A131]" office:value-type="float" office:value="0.00000726848814522896" calcext:value-type="float">
            <text:p>0.00000727</text:p>
          </table:table-cell>
          <table:table-cell table:style-name="ce101" table:formula="of:=[.B131]-[.A131]*[.D131]" office:value-type="float" office:value="9.79999932662181" calcext:value-type="float">
            <text:p>9.80</text:p>
          </table:table-cell>
          <table:table-cell table:style-name="ce138" table:formula="of:=ABS([.H131])" office:value-type="float" office:value="0.0000605707345435746" calcext:value-type="float">
            <text:p>0.00006057073</text:p>
          </table:table-cell>
          <table:table-cell table:number-columns-repeated="6"/>
        </table:table-row>
        <table:table-row table:style-name="ro3">
          <table:table-cell table:style-name="ce99" office:value-type="float" office:value="3" calcext:value-type="float">
            <text:p>3</text:p>
          </table:table-cell>
          <table:table-cell table:style-name="ce101" table:formula="of:=[.A132]*[.$A$3]+[.$B$3]" office:value-type="float" office:value="22.1" calcext:value-type="float">
            <text:p>22.10</text:p>
          </table:table-cell>
          <table:table-cell/>
          <table:table-cell table:style-name="ce63" table:formula="of:=[.D131]-[.I131]" office:value-type="float" office:value="4.09999306820095" calcext:value-type="float">
            <text:p>4.10</text:p>
          </table:table-cell>
          <table:table-cell table:style-name="ce63" table:formula="of:=[.J131]" office:value-type="float" office:value="9.79999932662181" calcext:value-type="float">
            <text:p>9.80</text:p>
          </table:table-cell>
          <table:table-cell table:style-name="ce122" table:formula="of:=[.A132]*[.D132]+[.E132]" office:value-type="float" office:value="22.0999785312247" calcext:value-type="float">
            <text:p>22.1</text:p>
          </table:table-cell>
          <table:table-cell table:style-name="ce12"/>
          <table:table-cell table:style-name="ce126" table:formula="of:=[.F132]-[.B132]" office:value-type="float" office:value="-0.000021468775340594" calcext:value-type="float">
            <text:p>-2.15E-05</text:p>
          </table:table-cell>
          <table:table-cell table:style-name="ce132" table:formula="of:=[.$K$3]*[.H132]*[.A132]" office:value-type="float" office:value="-0.00000386437956130692" calcext:value-type="float">
            <text:p>-0.00000386</text:p>
          </table:table-cell>
          <table:table-cell table:style-name="ce101" table:formula="of:=[.B132]-[.A132]*[.D132]" office:value-type="float" office:value="9.80002079539715" calcext:value-type="float">
            <text:p>9.80</text:p>
          </table:table-cell>
          <table:table-cell table:style-name="ce138" table:formula="of:=ABS([.H132])" office:value-type="float" office:value="0.000021468775340594" calcext:value-type="float">
            <text:p>0.00002146878</text:p>
          </table:table-cell>
          <table:table-cell table:number-columns-repeated="6"/>
        </table:table-row>
        <table:table-row table:style-name="ro3">
          <table:table-cell table:style-name="ce99" office:value-type="float" office:value="4" calcext:value-type="float">
            <text:p>4</text:p>
          </table:table-cell>
          <table:table-cell table:style-name="ce101" table:formula="of:=[.A133]*[.$A$3]+[.$B$3]" office:value-type="float" office:value="26.2" calcext:value-type="float">
            <text:p>26.20</text:p>
          </table:table-cell>
          <table:table-cell/>
          <table:table-cell table:style-name="ce63" table:formula="of:=[.D132]-[.I132]" office:value-type="float" office:value="4.09999693258051" calcext:value-type="float">
            <text:p>4.10</text:p>
          </table:table-cell>
          <table:table-cell table:style-name="ce63" table:formula="of:=[.J132]" office:value-type="float" office:value="9.80002079539715" calcext:value-type="float">
            <text:p>9.80</text:p>
          </table:table-cell>
          <table:table-cell table:style-name="ce122" table:formula="of:=[.A133]*[.D133]+[.E133]" office:value-type="float" office:value="26.2000085257192" calcext:value-type="float">
            <text:p>26.2</text:p>
          </table:table-cell>
          <table:table-cell table:style-name="ce12"/>
          <table:table-cell table:style-name="ce126" table:formula="of:=[.F133]-[.B133]" office:value-type="float" office:value="0.00000852571919907064" calcext:value-type="float">
            <text:p>8.53E-06</text:p>
          </table:table-cell>
          <table:table-cell table:style-name="ce132" table:formula="of:=[.$K$3]*[.H133]*[.A133]" office:value-type="float" office:value="0.00000204617260777695" calcext:value-type="float">
            <text:p>0.00000205</text:p>
          </table:table-cell>
          <table:table-cell table:style-name="ce101" table:formula="of:=[.B133]-[.A133]*[.D133]" office:value-type="float" office:value="9.80001226967795" calcext:value-type="float">
            <text:p>9.80</text:p>
          </table:table-cell>
          <table:table-cell table:style-name="ce138" table:formula="of:=ABS([.H133])" office:value-type="float" office:value="0.00000852571919907064" calcext:value-type="float">
            <text:p>0.00000852572</text:p>
          </table:table-cell>
          <table:table-cell table:number-columns-repeated="6"/>
        </table:table-row>
        <table:table-row table:style-name="ro3">
          <table:table-cell table:style-name="ce99" office:value-type="float" office:value="5" calcext:value-type="float">
            <text:p>5</text:p>
          </table:table-cell>
          <table:table-cell table:style-name="ce101" table:formula="of:=[.A134]*[.$A$3]+[.$B$3]" office:value-type="float" office:value="30.3" calcext:value-type="float">
            <text:p>30.30</text:p>
          </table:table-cell>
          <table:table-cell/>
          <table:table-cell table:style-name="ce63" table:formula="of:=[.D133]-[.I133]" office:value-type="float" office:value="4.09999488640791" calcext:value-type="float">
            <text:p>4.10</text:p>
          </table:table-cell>
          <table:table-cell table:style-name="ce63" table:formula="of:=[.J133]" office:value-type="float" office:value="9.80001226967795" calcext:value-type="float">
            <text:p>9.80</text:p>
          </table:table-cell>
          <table:table-cell table:style-name="ce122" table:formula="of:=[.A134]*[.D134]+[.E134]" office:value-type="float" office:value="30.2999867017175" calcext:value-type="float">
            <text:p>30.3</text:p>
          </table:table-cell>
          <table:table-cell table:style-name="ce12"/>
          <table:table-cell table:style-name="ce126" table:formula="of:=[.F134]-[.B134]" office:value-type="float" office:value="-0.0000132982825249428" calcext:value-type="float">
            <text:p>-1.33E-05</text:p>
          </table:table-cell>
          <table:table-cell table:style-name="ce132" table:formula="of:=[.$K$3]*[.H134]*[.A134]" office:value-type="float" office:value="-0.00000398948475748284" calcext:value-type="float">
            <text:p>-0.00000399</text:p>
          </table:table-cell>
          <table:table-cell table:style-name="ce101" table:formula="of:=[.B134]-[.A134]*[.D134]" office:value-type="float" office:value="9.80002556796047" calcext:value-type="float">
            <text:p>9.80</text:p>
          </table:table-cell>
          <table:table-cell table:style-name="ce138" table:formula="of:=ABS([.H134])" office:value-type="float" office:value="0.0000132982825249428" calcext:value-type="float">
            <text:p>0.00001329828</text:p>
          </table:table-cell>
          <table:table-cell table:number-columns-repeated="6"/>
        </table:table-row>
        <table:table-row table:style-name="ro3">
          <table:table-cell table:style-name="ce99" office:value-type="float" office:value="6" calcext:value-type="float">
            <text:p>6</text:p>
          </table:table-cell>
          <table:table-cell table:style-name="ce101" table:formula="of:=[.A135]*[.$A$3]+[.$B$3]" office:value-type="float" office:value="34.4" calcext:value-type="float">
            <text:p>34.40</text:p>
          </table:table-cell>
          <table:table-cell/>
          <table:table-cell table:style-name="ce63" table:formula="of:=[.D134]-[.I134]" office:value-type="float" office:value="4.09999887589266" calcext:value-type="float">
            <text:p>4.10</text:p>
          </table:table-cell>
          <table:table-cell table:style-name="ce63" table:formula="of:=[.J134]" office:value-type="float" office:value="9.80002556796047" calcext:value-type="float">
            <text:p>9.80</text:p>
          </table:table-cell>
          <table:table-cell table:style-name="ce122" table:formula="of:=[.A135]*[.D135]+[.E135]" office:value-type="float" office:value="34.4000188233165" calcext:value-type="float">
            <text:p>34.4</text:p>
          </table:table-cell>
          <table:table-cell table:style-name="ce12"/>
          <table:table-cell table:style-name="ce126" table:formula="of:=[.F135]-[.B135]" office:value-type="float" office:value="0.0000188233164593044" calcext:value-type="float">
            <text:p>1.88E-05</text:p>
          </table:table-cell>
          <table:table-cell table:style-name="ce132" table:formula="of:=[.$K$3]*[.H135]*[.A135]" office:value-type="float" office:value="0.00000677639392534957" calcext:value-type="float">
            <text:p>0.00000678</text:p>
          </table:table-cell>
          <table:table-cell table:style-name="ce101" table:formula="of:=[.B135]-[.A135]*[.D135]" office:value-type="float" office:value="9.80000674464402" calcext:value-type="float">
            <text:p>9.80</text:p>
          </table:table-cell>
          <table:table-cell table:style-name="ce138" table:formula="of:=ABS([.H135])" office:value-type="float" office:value="0.0000188233164593044" calcext:value-type="float">
            <text:p>0.00001882332</text:p>
          </table:table-cell>
          <table:table-cell table:number-columns-repeated="6"/>
        </table:table-row>
        <table:table-row table:style-name="ro3">
          <table:table-cell table:style-name="ce99" office:value-type="float" office:value="7" calcext:value-type="float">
            <text:p>7</text:p>
          </table:table-cell>
          <table:table-cell table:style-name="ce101" table:formula="of:=[.A136]*[.$A$3]+[.$B$3]" office:value-type="float" office:value="38.5" calcext:value-type="float">
            <text:p>38.50</text:p>
          </table:table-cell>
          <table:table-cell/>
          <table:table-cell table:style-name="ce63" table:formula="of:=[.D135]-[.I135]" office:value-type="float" office:value="4.09999209949874" calcext:value-type="float">
            <text:p>4.10</text:p>
          </table:table-cell>
          <table:table-cell table:style-name="ce63" table:formula="of:=[.J135]" office:value-type="float" office:value="9.80000674464402" calcext:value-type="float">
            <text:p>9.80</text:p>
          </table:table-cell>
          <table:table-cell table:style-name="ce122" table:formula="of:=[.A136]*[.D136]+[.E136]" office:value-type="float" office:value="38.4999514411352" calcext:value-type="float">
            <text:p>38.5</text:p>
          </table:table-cell>
          <table:table-cell table:style-name="ce12"/>
          <table:table-cell table:style-name="ce126" table:formula="of:=[.F136]-[.B136]" office:value-type="float" office:value="-0.000048558864818915" calcext:value-type="float">
            <text:p>-4.86E-05</text:p>
          </table:table-cell>
          <table:table-cell table:style-name="ce132" table:formula="of:=[.$K$3]*[.H136]*[.A136]" office:value-type="float" office:value="-0.0000203947232239443" calcext:value-type="float">
            <text:p>-0.00002039</text:p>
          </table:table-cell>
          <table:table-cell table:style-name="ce101" table:formula="of:=[.B136]-[.A136]*[.D136]" office:value-type="float" office:value="9.80005530350883" calcext:value-type="float">
            <text:p>9.80</text:p>
          </table:table-cell>
          <table:table-cell table:style-name="ce138" table:formula="of:=ABS([.H136])" office:value-type="float" office:value="0.000048558864818915" calcext:value-type="float">
            <text:p>0.00004855886</text:p>
          </table:table-cell>
          <table:table-cell table:number-columns-repeated="6"/>
        </table:table-row>
        <table:table-row table:style-name="ro3">
          <table:table-cell table:style-name="ce99" office:value-type="float" office:value="8" calcext:value-type="float">
            <text:p>8</text:p>
          </table:table-cell>
          <table:table-cell table:style-name="ce101" table:formula="of:=[.A137]*[.$A$3]+[.$B$3]" office:value-type="float" office:value="42.6" calcext:value-type="float">
            <text:p>42.60</text:p>
          </table:table-cell>
          <table:table-cell/>
          <table:table-cell table:style-name="ce63" table:formula="of:=[.D136]-[.I136]" office:value-type="float" office:value="4.10001249422196" calcext:value-type="float">
            <text:p>4.10</text:p>
          </table:table-cell>
          <table:table-cell table:style-name="ce63" table:formula="of:=[.J136]" office:value-type="float" office:value="9.80005530350883" calcext:value-type="float">
            <text:p>9.80</text:p>
          </table:table-cell>
          <table:table-cell table:style-name="ce122" table:formula="of:=[.A137]*[.D137]+[.E137]" office:value-type="float" office:value="42.6001552572845" calcext:value-type="float">
            <text:p>42.6</text:p>
          </table:table-cell>
          <table:table-cell table:style-name="ce12"/>
          <table:table-cell table:style-name="ce126" table:formula="of:=[.F137]-[.B137]" office:value-type="float" office:value="0.00015525728452559" calcext:value-type="float">
            <text:p>1.55E-04</text:p>
          </table:table-cell>
          <table:table-cell table:style-name="ce132" table:formula="of:=[.$K$3]*[.H137]*[.A137]" office:value-type="float" office:value="0.000074523496572283" calcext:value-type="float">
            <text:p>0.00007452</text:p>
          </table:table-cell>
          <table:table-cell table:style-name="ce101" table:formula="of:=[.B137]-[.A137]*[.D137]" office:value-type="float" office:value="9.7999000462243" calcext:value-type="float">
            <text:p>9.80</text:p>
          </table:table-cell>
          <table:table-cell table:style-name="ce138" table:formula="of:=ABS([.H137])" office:value-type="float" office:value="0.00015525728452559" calcext:value-type="float">
            <text:p>0.00015525728</text:p>
          </table:table-cell>
          <table:table-cell table:number-columns-repeated="6"/>
        </table:table-row>
        <table:table-row table:style-name="ro3">
          <table:table-cell table:style-name="ce112" office:value-type="float" office:value="1" calcext:value-type="float">
            <text:p>1</text:p>
          </table:table-cell>
          <table:table-cell table:style-name="ce114" table:formula="of:=[.A138]*[.$A$3]+[.$B$3]" office:value-type="float" office:value="13.9" calcext:value-type="float">
            <text:p>13.90</text:p>
          </table:table-cell>
          <table:table-cell/>
          <table:table-cell table:style-name="ce63" table:formula="of:=[.D137]-[.I137]" office:value-type="float" office:value="4.09993797072539" calcext:value-type="float">
            <text:p>4.10</text:p>
          </table:table-cell>
          <table:table-cell table:style-name="ce63" table:formula="of:=[.J137]" office:value-type="float" office:value="9.7999000462243" calcext:value-type="float">
            <text:p>9.80</text:p>
          </table:table-cell>
          <table:table-cell table:style-name="ce122" table:formula="of:=[.A138]*[.D138]+[.E138]" office:value-type="float" office:value="13.8998380169497" calcext:value-type="float">
            <text:p>13.9</text:p>
          </table:table-cell>
          <table:table-cell table:style-name="ce12"/>
          <table:table-cell table:style-name="ce126" table:formula="of:=[.F138]-[.B138]" office:value-type="float" office:value="-0.000161983050308123" calcext:value-type="float">
            <text:p>-1.62E-04</text:p>
          </table:table-cell>
          <table:table-cell table:style-name="ce132" table:formula="of:=[.$K$3]*[.H138]*[.A138]" office:value-type="float" office:value="-0.00000971898301848739" calcext:value-type="float">
            <text:p>-0.00000972</text:p>
          </table:table-cell>
          <table:table-cell table:style-name="ce101" table:formula="of:=[.B138]-[.A138]*[.D138]" office:value-type="float" office:value="9.80006202927461" calcext:value-type="float">
            <text:p>9.80</text:p>
          </table:table-cell>
          <table:table-cell table:style-name="ce138" table:formula="of:=ABS([.H138])" office:value-type="float" office:value="0.000161983050308123" calcext:value-type="float">
            <text:p>0.00016198305</text:p>
          </table:table-cell>
          <table:table-cell table:number-columns-repeated="6"/>
        </table:table-row>
        <table:table-row table:style-name="ro3">
          <table:table-cell table:style-name="ce112" office:value-type="float" office:value="2" calcext:value-type="float">
            <text:p>2</text:p>
          </table:table-cell>
          <table:table-cell table:style-name="ce114" table:formula="of:=[.A139]*[.$A$3]+[.$B$3]" office:value-type="float" office:value="18" calcext:value-type="float">
            <text:p>18.00</text:p>
          </table:table-cell>
          <table:table-cell/>
          <table:table-cell table:style-name="ce63" table:formula="of:=[.D138]-[.I138]" office:value-type="float" office:value="4.09994768970841" calcext:value-type="float">
            <text:p>4.10</text:p>
          </table:table-cell>
          <table:table-cell table:style-name="ce63" table:formula="of:=[.J138]" office:value-type="float" office:value="9.80006202927461" calcext:value-type="float">
            <text:p>9.80</text:p>
          </table:table-cell>
          <table:table-cell table:style-name="ce122" table:formula="of:=[.A139]*[.D139]+[.E139]" office:value-type="float" office:value="17.9999574086914" calcext:value-type="float">
            <text:p>18.0</text:p>
          </table:table-cell>
          <table:table-cell table:style-name="ce12"/>
          <table:table-cell table:style-name="ce126" table:formula="of:=[.F139]-[.B139]" office:value-type="float" office:value="-0.0000425913085706497" calcext:value-type="float">
            <text:p>-4.26E-05</text:p>
          </table:table-cell>
          <table:table-cell table:style-name="ce132" table:formula="of:=[.$K$3]*[.H139]*[.A139]" office:value-type="float" office:value="-0.00000511095702847797" calcext:value-type="float">
            <text:p>-0.00000511</text:p>
          </table:table-cell>
          <table:table-cell table:style-name="ce101" table:formula="of:=[.B139]-[.A139]*[.D139]" office:value-type="float" office:value="9.80010462058318" calcext:value-type="float">
            <text:p>9.80</text:p>
          </table:table-cell>
          <table:table-cell table:style-name="ce138" table:formula="of:=ABS([.H139])" office:value-type="float" office:value="0.0000425913085706497" calcext:value-type="float">
            <text:p>0.00004259131</text:p>
          </table:table-cell>
          <table:table-cell table:number-columns-repeated="6"/>
        </table:table-row>
        <table:table-row table:style-name="ro3">
          <table:table-cell table:style-name="ce112" office:value-type="float" office:value="3" calcext:value-type="float">
            <text:p>3</text:p>
          </table:table-cell>
          <table:table-cell table:style-name="ce114" table:formula="of:=[.A140]*[.$A$3]+[.$B$3]" office:value-type="float" office:value="22.1" calcext:value-type="float">
            <text:p>22.10</text:p>
          </table:table-cell>
          <table:table-cell/>
          <table:table-cell table:style-name="ce63" table:formula="of:=[.D139]-[.I139]" office:value-type="float" office:value="4.09995280066544" calcext:value-type="float">
            <text:p>4.10</text:p>
          </table:table-cell>
          <table:table-cell table:style-name="ce63" table:formula="of:=[.J139]" office:value-type="float" office:value="9.80010462058318" calcext:value-type="float">
            <text:p>9.80</text:p>
          </table:table-cell>
          <table:table-cell table:style-name="ce122" table:formula="of:=[.A140]*[.D140]+[.E140]" office:value-type="float" office:value="22.0999630225795" calcext:value-type="float">
            <text:p>22.1</text:p>
          </table:table-cell>
          <table:table-cell table:style-name="ce12"/>
          <table:table-cell table:style-name="ce126" table:formula="of:=[.F140]-[.B140]" office:value-type="float" office:value="-0.0000369774205069007" calcext:value-type="float">
            <text:p>-3.70E-05</text:p>
          </table:table-cell>
          <table:table-cell table:style-name="ce132" table:formula="of:=[.$K$3]*[.H140]*[.A140]" office:value-type="float" office:value="-0.00000665593569124212" calcext:value-type="float">
            <text:p>-0.00000666</text:p>
          </table:table-cell>
          <table:table-cell table:style-name="ce101" table:formula="of:=[.B140]-[.A140]*[.D140]" office:value-type="float" office:value="9.80014159800369" calcext:value-type="float">
            <text:p>9.80</text:p>
          </table:table-cell>
          <table:table-cell table:style-name="ce138" table:formula="of:=ABS([.H140])" office:value-type="float" office:value="0.0000369774205069007" calcext:value-type="float">
            <text:p>0.00003697742</text:p>
          </table:table-cell>
          <table:table-cell table:number-columns-repeated="6"/>
        </table:table-row>
        <table:table-row table:style-name="ro3">
          <table:table-cell table:style-name="ce112" office:value-type="float" office:value="4" calcext:value-type="float">
            <text:p>4</text:p>
          </table:table-cell>
          <table:table-cell table:style-name="ce114" table:formula="of:=[.A141]*[.$A$3]+[.$B$3]" office:value-type="float" office:value="26.2" calcext:value-type="float">
            <text:p>26.20</text:p>
          </table:table-cell>
          <table:table-cell/>
          <table:table-cell table:style-name="ce63" table:formula="of:=[.D140]-[.I140]" office:value-type="float" office:value="4.09995945660113" calcext:value-type="float">
            <text:p>4.10</text:p>
          </table:table-cell>
          <table:table-cell table:style-name="ce63" table:formula="of:=[.J140]" office:value-type="float" office:value="9.80014159800369" calcext:value-type="float">
            <text:p>9.80</text:p>
          </table:table-cell>
          <table:table-cell table:style-name="ce122" table:formula="of:=[.A141]*[.D141]+[.E141]" office:value-type="float" office:value="26.1999794244082" calcext:value-type="float">
            <text:p>26.2</text:p>
          </table:table-cell>
          <table:table-cell table:style-name="ce12"/>
          <table:table-cell table:style-name="ce126" table:formula="of:=[.F141]-[.B141]" office:value-type="float" office:value="-0.0000205755917939143" calcext:value-type="float">
            <text:p>-2.06E-05</text:p>
          </table:table-cell>
          <table:table-cell table:style-name="ce132" table:formula="of:=[.$K$3]*[.H141]*[.A141]" office:value-type="float" office:value="-0.00000493814203053944" calcext:value-type="float">
            <text:p>-0.00000494</text:p>
          </table:table-cell>
          <table:table-cell table:style-name="ce101" table:formula="of:=[.B141]-[.A141]*[.D141]" office:value-type="float" office:value="9.80016217359549" calcext:value-type="float">
            <text:p>9.80</text:p>
          </table:table-cell>
          <table:table-cell table:style-name="ce138" table:formula="of:=ABS([.H141])" office:value-type="float" office:value="0.0000205755917939143" calcext:value-type="float">
            <text:p>0.00002057559</text:p>
          </table:table-cell>
          <table:table-cell table:number-columns-repeated="6"/>
        </table:table-row>
        <table:table-row table:style-name="ro3">
          <table:table-cell table:style-name="ce112" office:value-type="float" office:value="5" calcext:value-type="float">
            <text:p>5</text:p>
          </table:table-cell>
          <table:table-cell table:style-name="ce114" table:formula="of:=[.A142]*[.$A$3]+[.$B$3]" office:value-type="float" office:value="30.3" calcext:value-type="float">
            <text:p>30.30</text:p>
          </table:table-cell>
          <table:table-cell/>
          <table:table-cell table:style-name="ce63" table:formula="of:=[.D141]-[.I141]" office:value-type="float" office:value="4.09996439474316" calcext:value-type="float">
            <text:p>4.10</text:p>
          </table:table-cell>
          <table:table-cell table:style-name="ce63" table:formula="of:=[.J141]" office:value-type="float" office:value="9.80016217359549" calcext:value-type="float">
            <text:p>9.80</text:p>
          </table:table-cell>
          <table:table-cell table:style-name="ce122" table:formula="of:=[.A142]*[.D142]+[.E142]" office:value-type="float" office:value="30.2999841473113" calcext:value-type="float">
            <text:p>30.3</text:p>
          </table:table-cell>
          <table:table-cell table:style-name="ce12"/>
          <table:table-cell table:style-name="ce126" table:formula="of:=[.F142]-[.B142]" office:value-type="float" office:value="-0.0000158526887190646" calcext:value-type="float">
            <text:p>-1.59E-05</text:p>
          </table:table-cell>
          <table:table-cell table:style-name="ce132" table:formula="of:=[.$K$3]*[.H142]*[.A142]" office:value-type="float" office:value="-0.00000475580661571939" calcext:value-type="float">
            <text:p>-0.00000476</text:p>
          </table:table-cell>
          <table:table-cell table:style-name="ce101" table:formula="of:=[.B142]-[.A142]*[.D142]" office:value-type="float" office:value="9.8001780262842" calcext:value-type="float">
            <text:p>9.80</text:p>
          </table:table-cell>
          <table:table-cell table:style-name="ce138" table:formula="of:=ABS([.H142])" office:value-type="float" office:value="0.0000158526887190646" calcext:value-type="float">
            <text:p>0.00001585269</text:p>
          </table:table-cell>
          <table:table-cell table:number-columns-repeated="6"/>
        </table:table-row>
        <table:table-row table:style-name="ro3">
          <table:table-cell table:style-name="ce112" office:value-type="float" office:value="6" calcext:value-type="float">
            <text:p>6</text:p>
          </table:table-cell>
          <table:table-cell table:style-name="ce114" table:formula="of:=[.A143]*[.$A$3]+[.$B$3]" office:value-type="float" office:value="34.4" calcext:value-type="float">
            <text:p>34.40</text:p>
          </table:table-cell>
          <table:table-cell/>
          <table:table-cell table:style-name="ce63" table:formula="of:=[.D142]-[.I142]" office:value-type="float" office:value="4.09996915054978" calcext:value-type="float">
            <text:p>4.10</text:p>
          </table:table-cell>
          <table:table-cell table:style-name="ce63" table:formula="of:=[.J142]" office:value-type="float" office:value="9.8001780262842" calcext:value-type="float">
            <text:p>9.80</text:p>
          </table:table-cell>
          <table:table-cell table:style-name="ce122" table:formula="of:=[.A143]*[.D143]+[.E143]" office:value-type="float" office:value="34.3999929295828" calcext:value-type="float">
            <text:p>34.4</text:p>
          </table:table-cell>
          <table:table-cell table:style-name="ce12"/>
          <table:table-cell table:style-name="ce126" table:formula="of:=[.F143]-[.B143]" office:value-type="float" office:value="-0.00000707041714775869" calcext:value-type="float">
            <text:p>-7.07E-06</text:p>
          </table:table-cell>
          <table:table-cell table:style-name="ce132" table:formula="of:=[.$K$3]*[.H143]*[.A143]" office:value-type="float" office:value="-0.00000254535017319313" calcext:value-type="float">
            <text:p>-0.00000255</text:p>
          </table:table-cell>
          <table:table-cell table:style-name="ce101" table:formula="of:=[.B143]-[.A143]*[.D143]" office:value-type="float" office:value="9.80018509670135" calcext:value-type="float">
            <text:p>9.80</text:p>
          </table:table-cell>
          <table:table-cell table:style-name="ce138" table:formula="of:=ABS([.H143])" office:value-type="float" office:value="0.00000707041714775869" calcext:value-type="float">
            <text:p>0.00000707042</text:p>
          </table:table-cell>
          <table:table-cell table:number-columns-repeated="6"/>
        </table:table-row>
        <table:table-row table:style-name="ro3">
          <table:table-cell table:style-name="ce112" office:value-type="float" office:value="7" calcext:value-type="float">
            <text:p>7</text:p>
          </table:table-cell>
          <table:table-cell table:style-name="ce114" table:formula="of:=[.A144]*[.$A$3]+[.$B$3]" office:value-type="float" office:value="38.5" calcext:value-type="float">
            <text:p>38.50</text:p>
          </table:table-cell>
          <table:table-cell/>
          <table:table-cell table:style-name="ce63" table:formula="of:=[.D143]-[.I143]" office:value-type="float" office:value="4.09997169589995" calcext:value-type="float">
            <text:p>4.10</text:p>
          </table:table-cell>
          <table:table-cell table:style-name="ce63" table:formula="of:=[.J143]" office:value-type="float" office:value="9.80018509670135" calcext:value-type="float">
            <text:p>9.80</text:p>
          </table:table-cell>
          <table:table-cell table:style-name="ce122" table:formula="of:=[.A144]*[.D144]+[.E144]" office:value-type="float" office:value="38.499986968001" calcext:value-type="float">
            <text:p>38.5</text:p>
          </table:table-cell>
          <table:table-cell table:style-name="ce12"/>
          <table:table-cell table:style-name="ce126" table:formula="of:=[.F144]-[.B144]" office:value-type="float" office:value="-0.0000130319990176986" calcext:value-type="float">
            <text:p>-1.30E-05</text:p>
          </table:table-cell>
          <table:table-cell table:style-name="ce132" table:formula="of:=[.$K$3]*[.H144]*[.A144]" office:value-type="float" office:value="-0.0000054734395874334" calcext:value-type="float">
            <text:p>-0.00000547</text:p>
          </table:table-cell>
          <table:table-cell table:style-name="ce101" table:formula="of:=[.B144]-[.A144]*[.D144]" office:value-type="float" office:value="9.80019812870036" calcext:value-type="float">
            <text:p>9.80</text:p>
          </table:table-cell>
          <table:table-cell table:style-name="ce138" table:formula="of:=ABS([.H144])" office:value-type="float" office:value="0.0000130319990176986" calcext:value-type="float">
            <text:p>0.00001303200</text:p>
          </table:table-cell>
          <table:table-cell table:number-columns-repeated="6"/>
        </table:table-row>
        <table:table-row table:style-name="ro3">
          <table:table-cell table:style-name="ce112" office:value-type="float" office:value="8" calcext:value-type="float">
            <text:p>8</text:p>
          </table:table-cell>
          <table:table-cell table:style-name="ce114" table:formula="of:=[.A145]*[.$A$3]+[.$B$3]" office:value-type="float" office:value="42.6" calcext:value-type="float">
            <text:p>42.60</text:p>
          </table:table-cell>
          <table:table-cell/>
          <table:table-cell table:style-name="ce63" table:formula="of:=[.D144]-[.I144]" office:value-type="float" office:value="4.09997716933954" calcext:value-type="float">
            <text:p>4.10</text:p>
          </table:table-cell>
          <table:table-cell table:style-name="ce63" table:formula="of:=[.J144]" office:value-type="float" office:value="9.80019812870036" calcext:value-type="float">
            <text:p>9.80</text:p>
          </table:table-cell>
          <table:table-cell table:style-name="ce122" table:formula="of:=[.A145]*[.D145]+[.E145]" office:value-type="float" office:value="42.6000154834167" calcext:value-type="float">
            <text:p>42.6</text:p>
          </table:table-cell>
          <table:table-cell table:style-name="ce12"/>
          <table:table-cell table:style-name="ce126" table:formula="of:=[.F145]-[.B145]" office:value-type="float" office:value="0.0000154834166536943" calcext:value-type="float">
            <text:p>1.55E-05</text:p>
          </table:table-cell>
          <table:table-cell table:style-name="ce132" table:formula="of:=[.$K$3]*[.H145]*[.A145]" office:value-type="float" office:value="0.00000743203999377329" calcext:value-type="float">
            <text:p>0.00000743</text:p>
          </table:table-cell>
          <table:table-cell table:style-name="ce101" table:formula="of:=[.B145]-[.A145]*[.D145]" office:value-type="float" office:value="9.80018264528371" calcext:value-type="float">
            <text:p>9.80</text:p>
          </table:table-cell>
          <table:table-cell table:style-name="ce138" table:formula="of:=ABS([.H145])" office:value-type="float" office:value="0.0000154834166536943" calcext:value-type="float">
            <text:p>0.00001548342</text:p>
          </table:table-cell>
          <table:table-cell table:number-columns-repeated="6"/>
        </table:table-row>
        <table:table-row table:style-name="ro3">
          <table:table-cell table:style-name="ce99" office:value-type="float" office:value="1" calcext:value-type="float">
            <text:p>1</text:p>
          </table:table-cell>
          <table:table-cell table:style-name="ce101" table:formula="of:=[.A146]*[.$A$3]+[.$B$3]" office:value-type="float" office:value="13.9" calcext:value-type="float">
            <text:p>13.90</text:p>
          </table:table-cell>
          <table:table-cell/>
          <table:table-cell table:style-name="ce63" table:formula="of:=[.D145]-[.I145]" office:value-type="float" office:value="4.09996973729954" calcext:value-type="float">
            <text:p>4.10</text:p>
          </table:table-cell>
          <table:table-cell table:style-name="ce63" table:formula="of:=[.J145]" office:value-type="float" office:value="9.80018264528371" calcext:value-type="float">
            <text:p>9.80</text:p>
          </table:table-cell>
          <table:table-cell table:style-name="ce122" table:formula="of:=[.A146]*[.D146]+[.E146]" office:value-type="float" office:value="13.9001523825833" calcext:value-type="float">
            <text:p>13.9</text:p>
          </table:table-cell>
          <table:table-cell table:style-name="ce12"/>
          <table:table-cell table:style-name="ce126" table:formula="of:=[.F146]-[.B146]" office:value-type="float" office:value="0.000152382583253896" calcext:value-type="float">
            <text:p>1.52E-04</text:p>
          </table:table-cell>
          <table:table-cell table:style-name="ce132" table:formula="of:=[.$K$3]*[.H146]*[.A146]" office:value-type="float" office:value="0.00000914295499523377" calcext:value-type="float">
            <text:p>0.00000914</text:p>
          </table:table-cell>
          <table:table-cell table:style-name="ce101" table:formula="of:=[.B146]-[.A146]*[.D146]" office:value-type="float" office:value="9.80003026270046" calcext:value-type="float">
            <text:p>9.80</text:p>
          </table:table-cell>
          <table:table-cell table:style-name="ce138" table:formula="of:=ABS([.H146])" office:value-type="float" office:value="0.000152382583253896" calcext:value-type="float">
            <text:p>0.00015238258</text:p>
          </table:table-cell>
          <table:table-cell table:number-columns-repeated="6"/>
        </table:table-row>
        <table:table-row table:style-name="ro3">
          <table:table-cell table:style-name="ce99" office:value-type="float" office:value="2" calcext:value-type="float">
            <text:p>2</text:p>
          </table:table-cell>
          <table:table-cell table:style-name="ce101" table:formula="of:=[.A147]*[.$A$3]+[.$B$3]" office:value-type="float" office:value="18" calcext:value-type="float">
            <text:p>18.00</text:p>
          </table:table-cell>
          <table:table-cell/>
          <table:table-cell table:style-name="ce63" table:formula="of:=[.D146]-[.I146]" office:value-type="float" office:value="4.09996059434455" calcext:value-type="float">
            <text:p>4.10</text:p>
          </table:table-cell>
          <table:table-cell table:style-name="ce63" table:formula="of:=[.J146]" office:value-type="float" office:value="9.80003026270046" calcext:value-type="float">
            <text:p>9.80</text:p>
          </table:table-cell>
          <table:table-cell table:style-name="ce122" table:formula="of:=[.A147]*[.D147]+[.E147]" office:value-type="float" office:value="17.9999514513896" calcext:value-type="float">
            <text:p>18.0</text:p>
          </table:table-cell>
          <table:table-cell table:style-name="ce12"/>
          <table:table-cell table:style-name="ce126" table:formula="of:=[.F147]-[.B147]" office:value-type="float" office:value="-0.0000485486104473409" calcext:value-type="float">
            <text:p>-4.85E-05</text:p>
          </table:table-cell>
          <table:table-cell table:style-name="ce132" table:formula="of:=[.$K$3]*[.H147]*[.A147]" office:value-type="float" office:value="-0.00000582583325368091" calcext:value-type="float">
            <text:p>-0.00000583</text:p>
          </table:table-cell>
          <table:table-cell table:style-name="ce101" table:formula="of:=[.B147]-[.A147]*[.D147]" office:value-type="float" office:value="9.80007881131091" calcext:value-type="float">
            <text:p>9.80</text:p>
          </table:table-cell>
          <table:table-cell table:style-name="ce138" table:formula="of:=ABS([.H147])" office:value-type="float" office:value="0.0000485486104473409" calcext:value-type="float">
            <text:p>0.00004854861</text:p>
          </table:table-cell>
          <table:table-cell table:number-columns-repeated="6"/>
        </table:table-row>
        <table:table-row table:style-name="ro3">
          <table:table-cell table:style-name="ce99" office:value-type="float" office:value="3" calcext:value-type="float">
            <text:p>3</text:p>
          </table:table-cell>
          <table:table-cell table:style-name="ce101" table:formula="of:=[.A148]*[.$A$3]+[.$B$3]" office:value-type="float" office:value="22.1" calcext:value-type="float">
            <text:p>22.10</text:p>
          </table:table-cell>
          <table:table-cell/>
          <table:table-cell table:style-name="ce63" table:formula="of:=[.D147]-[.I147]" office:value-type="float" office:value="4.0999664201778" calcext:value-type="float">
            <text:p>4.10</text:p>
          </table:table-cell>
          <table:table-cell table:style-name="ce63" table:formula="of:=[.J147]" office:value-type="float" office:value="9.80007881131091" calcext:value-type="float">
            <text:p>9.80</text:p>
          </table:table-cell>
          <table:table-cell table:style-name="ce122" table:formula="of:=[.A148]*[.D148]+[.E148]" office:value-type="float" office:value="22.0999780718443" calcext:value-type="float">
            <text:p>22.1</text:p>
          </table:table-cell>
          <table:table-cell table:style-name="ce12"/>
          <table:table-cell table:style-name="ce126" table:formula="of:=[.F148]-[.B148]" office:value-type="float" office:value="-0.0000219281556894657" calcext:value-type="float">
            <text:p>-2.19E-05</text:p>
          </table:table-cell>
          <table:table-cell table:style-name="ce132" table:formula="of:=[.$K$3]*[.H148]*[.A148]" office:value-type="float" office:value="-0.00000394706802410383" calcext:value-type="float">
            <text:p>-0.00000395</text:p>
          </table:table-cell>
          <table:table-cell table:style-name="ce101" table:formula="of:=[.B148]-[.A148]*[.D148]" office:value-type="float" office:value="9.8001007394666" calcext:value-type="float">
            <text:p>9.80</text:p>
          </table:table-cell>
          <table:table-cell table:style-name="ce138" table:formula="of:=ABS([.H148])" office:value-type="float" office:value="0.0000219281556894657" calcext:value-type="float">
            <text:p>0.00002192816</text:p>
          </table:table-cell>
          <table:table-cell table:number-columns-repeated="6"/>
        </table:table-row>
        <table:table-row table:style-name="ro3">
          <table:table-cell table:style-name="ce99" office:value-type="float" office:value="4" calcext:value-type="float">
            <text:p>4</text:p>
          </table:table-cell>
          <table:table-cell table:style-name="ce101" table:formula="of:=[.A149]*[.$A$3]+[.$B$3]" office:value-type="float" office:value="26.2" calcext:value-type="float">
            <text:p>26.20</text:p>
          </table:table-cell>
          <table:table-cell/>
          <table:table-cell table:style-name="ce63" table:formula="of:=[.D148]-[.I148]" office:value-type="float" office:value="4.09997036724583" calcext:value-type="float">
            <text:p>4.10</text:p>
          </table:table-cell>
          <table:table-cell table:style-name="ce63" table:formula="of:=[.J148]" office:value-type="float" office:value="9.8001007394666" calcext:value-type="float">
            <text:p>9.80</text:p>
          </table:table-cell>
          <table:table-cell table:style-name="ce122" table:formula="of:=[.A149]*[.D149]+[.E149]" office:value-type="float" office:value="26.1999822084499" calcext:value-type="float">
            <text:p>26.2</text:p>
          </table:table-cell>
          <table:table-cell table:style-name="ce12"/>
          <table:table-cell table:style-name="ce126" table:formula="of:=[.F149]-[.B149]" office:value-type="float" office:value="-0.0000177915500998438" calcext:value-type="float">
            <text:p>-1.78E-05</text:p>
          </table:table-cell>
          <table:table-cell table:style-name="ce132" table:formula="of:=[.$K$3]*[.H149]*[.A149]" office:value-type="float" office:value="-0.00000426997202396251" calcext:value-type="float">
            <text:p>-0.00000427</text:p>
          </table:table-cell>
          <table:table-cell table:style-name="ce101" table:formula="of:=[.B149]-[.A149]*[.D149]" office:value-type="float" office:value="9.8001185310167" calcext:value-type="float">
            <text:p>9.80</text:p>
          </table:table-cell>
          <table:table-cell table:style-name="ce138" table:formula="of:=ABS([.H149])" office:value-type="float" office:value="0.0000177915500998438" calcext:value-type="float">
            <text:p>0.00001779155</text:p>
          </table:table-cell>
          <table:table-cell table:number-columns-repeated="6"/>
        </table:table-row>
        <table:table-row table:style-name="ro3">
          <table:table-cell table:style-name="ce99" office:value-type="float" office:value="5" calcext:value-type="float">
            <text:p>5</text:p>
          </table:table-cell>
          <table:table-cell table:style-name="ce101" table:formula="of:=[.A150]*[.$A$3]+[.$B$3]" office:value-type="float" office:value="30.3" calcext:value-type="float">
            <text:p>30.30</text:p>
          </table:table-cell>
          <table:table-cell/>
          <table:table-cell table:style-name="ce63" table:formula="of:=[.D149]-[.I149]" office:value-type="float" office:value="4.09997463721785" calcext:value-type="float">
            <text:p>4.10</text:p>
          </table:table-cell>
          <table:table-cell table:style-name="ce63" table:formula="of:=[.J149]" office:value-type="float" office:value="9.8001185310167" calcext:value-type="float">
            <text:p>9.80</text:p>
          </table:table-cell>
          <table:table-cell table:style-name="ce122" table:formula="of:=[.A150]*[.D150]+[.E150]" office:value-type="float" office:value="30.2999917171059" calcext:value-type="float">
            <text:p>30.3</text:p>
          </table:table-cell>
          <table:table-cell table:style-name="ce12"/>
          <table:table-cell table:style-name="ce126" table:formula="of:=[.F150]-[.B150]" office:value-type="float" office:value="-0.00000828289405774285" calcext:value-type="float">
            <text:p>-8.28E-06</text:p>
          </table:table-cell>
          <table:table-cell table:style-name="ce132" table:formula="of:=[.$K$3]*[.H150]*[.A150]" office:value-type="float" office:value="-0.00000248486821732286" calcext:value-type="float">
            <text:p>-0.00000248</text:p>
          </table:table-cell>
          <table:table-cell table:style-name="ce101" table:formula="of:=[.B150]-[.A150]*[.D150]" office:value-type="float" office:value="9.80012681391075" calcext:value-type="float">
            <text:p>9.80</text:p>
          </table:table-cell>
          <table:table-cell table:style-name="ce138" table:formula="of:=ABS([.H150])" office:value-type="float" office:value="0.00000828289405774285" calcext:value-type="float">
            <text:p>0.00000828289</text:p>
          </table:table-cell>
          <table:table-cell table:number-columns-repeated="6"/>
        </table:table-row>
        <table:table-row table:style-name="ro3">
          <table:table-cell table:style-name="ce99" office:value-type="float" office:value="6" calcext:value-type="float">
            <text:p>6</text:p>
          </table:table-cell>
          <table:table-cell table:style-name="ce101" table:formula="of:=[.A151]*[.$A$3]+[.$B$3]" office:value-type="float" office:value="34.4" calcext:value-type="float">
            <text:p>34.40</text:p>
          </table:table-cell>
          <table:table-cell/>
          <table:table-cell table:style-name="ce63" table:formula="of:=[.D150]-[.I150]" office:value-type="float" office:value="4.09997712208607" calcext:value-type="float">
            <text:p>4.10</text:p>
          </table:table-cell>
          <table:table-cell table:style-name="ce63" table:formula="of:=[.J150]" office:value-type="float" office:value="9.80012681391075" calcext:value-type="float">
            <text:p>9.80</text:p>
          </table:table-cell>
          <table:table-cell table:style-name="ce122" table:formula="of:=[.A151]*[.D151]+[.E151]" office:value-type="float" office:value="34.3999895464272" calcext:value-type="float">
            <text:p>34.4</text:p>
          </table:table-cell>
          <table:table-cell table:style-name="ce12"/>
          <table:table-cell table:style-name="ce126" table:formula="of:=[.F151]-[.B151]" office:value-type="float" office:value="-0.0000104535728482347" calcext:value-type="float">
            <text:p>-1.05E-05</text:p>
          </table:table-cell>
          <table:table-cell table:style-name="ce132" table:formula="of:=[.$K$3]*[.H151]*[.A151]" office:value-type="float" office:value="-0.00000376328622536448" calcext:value-type="float">
            <text:p>-0.00000376</text:p>
          </table:table-cell>
          <table:table-cell table:style-name="ce101" table:formula="of:=[.B151]-[.A151]*[.D151]" office:value-type="float" office:value="9.8001372674836" calcext:value-type="float">
            <text:p>9.80</text:p>
          </table:table-cell>
          <table:table-cell table:style-name="ce138" table:formula="of:=ABS([.H151])" office:value-type="float" office:value="0.0000104535728482347" calcext:value-type="float">
            <text:p>0.00001045357</text:p>
          </table:table-cell>
          <table:table-cell table:number-columns-repeated="6"/>
        </table:table-row>
        <table:table-row table:style-name="ro3">
          <table:table-cell table:style-name="ce99" office:value-type="float" office:value="7" calcext:value-type="float">
            <text:p>7</text:p>
          </table:table-cell>
          <table:table-cell table:style-name="ce101" table:formula="of:=[.A152]*[.$A$3]+[.$B$3]" office:value-type="float" office:value="38.5" calcext:value-type="float">
            <text:p>38.50</text:p>
          </table:table-cell>
          <table:table-cell/>
          <table:table-cell table:style-name="ce63" table:formula="of:=[.D151]-[.I151]" office:value-type="float" office:value="4.09998088537229" calcext:value-type="float">
            <text:p>4.10</text:p>
          </table:table-cell>
          <table:table-cell table:style-name="ce63" table:formula="of:=[.J151]" office:value-type="float" office:value="9.8001372674836" calcext:value-type="float">
            <text:p>9.80</text:p>
          </table:table-cell>
          <table:table-cell table:style-name="ce122" table:formula="of:=[.A152]*[.D152]+[.E152]" office:value-type="float" office:value="38.5000034650896" calcext:value-type="float">
            <text:p>38.5</text:p>
          </table:table-cell>
          <table:table-cell table:style-name="ce12"/>
          <table:table-cell table:style-name="ce126" table:formula="of:=[.F152]-[.B152]" office:value-type="float" office:value="0.00000346508964810255" calcext:value-type="float">
            <text:p>3.47E-06</text:p>
          </table:table-cell>
          <table:table-cell table:style-name="ce132" table:formula="of:=[.$K$3]*[.H152]*[.A152]" office:value-type="float" office:value="0.00000145533765220307" calcext:value-type="float">
            <text:p>0.00000146</text:p>
          </table:table-cell>
          <table:table-cell table:style-name="ce101" table:formula="of:=[.B152]-[.A152]*[.D152]" office:value-type="float" office:value="9.80013380239395" calcext:value-type="float">
            <text:p>9.80</text:p>
          </table:table-cell>
          <table:table-cell table:style-name="ce138" table:formula="of:=ABS([.H152])" office:value-type="float" office:value="0.00000346508964810255" calcext:value-type="float">
            <text:p>0.00000346509</text:p>
          </table:table-cell>
          <table:table-cell table:number-columns-repeated="6"/>
        </table:table-row>
        <table:table-row table:style-name="ro3">
          <table:table-cell table:style-name="ce99" office:value-type="float" office:value="8" calcext:value-type="float">
            <text:p>8</text:p>
          </table:table-cell>
          <table:table-cell table:style-name="ce101" table:formula="of:=[.A153]*[.$A$3]+[.$B$3]" office:value-type="float" office:value="42.6" calcext:value-type="float">
            <text:p>42.60</text:p>
          </table:table-cell>
          <table:table-cell/>
          <table:table-cell table:style-name="ce63" table:formula="of:=[.D152]-[.I152]" office:value-type="float" office:value="4.09997943003464" calcext:value-type="float">
            <text:p>4.10</text:p>
          </table:table-cell>
          <table:table-cell table:style-name="ce63" table:formula="of:=[.J152]" office:value-type="float" office:value="9.80013380239395" calcext:value-type="float">
            <text:p>9.80</text:p>
          </table:table-cell>
          <table:table-cell table:style-name="ce122" table:formula="of:=[.A153]*[.D153]+[.E153]" office:value-type="float" office:value="42.5999692426711" calcext:value-type="float">
            <text:p>42.6</text:p>
          </table:table-cell>
          <table:table-cell table:style-name="ce12"/>
          <table:table-cell table:style-name="ce126" table:formula="of:=[.F153]-[.B153]" office:value-type="float" office:value="-0.0000307573289219931" calcext:value-type="float">
            <text:p>-3.08E-05</text:p>
          </table:table-cell>
          <table:table-cell table:style-name="ce132" table:formula="of:=[.$K$3]*[.H153]*[.A153]" office:value-type="float" office:value="-0.0000147635178825567" calcext:value-type="float">
            <text:p>-0.00001476</text:p>
          </table:table-cell>
          <table:table-cell table:style-name="ce101" table:formula="of:=[.B153]-[.A153]*[.D153]" office:value-type="float" office:value="9.80016455972288" calcext:value-type="float">
            <text:p>9.80</text:p>
          </table:table-cell>
          <table:table-cell table:style-name="ce138" table:formula="of:=ABS([.H153])" office:value-type="float" office:value="0.0000307573289219931" calcext:value-type="float">
            <text:p>0.00003075733</text:p>
          </table:table-cell>
          <table:table-cell table:number-columns-repeated="6"/>
        </table:table-row>
        <table:table-row table:style-name="ro3">
          <table:table-cell table:style-name="ce112" office:value-type="float" office:value="1" calcext:value-type="float">
            <text:p>1</text:p>
          </table:table-cell>
          <table:table-cell table:style-name="ce114" table:formula="of:=[.A154]*[.$A$3]+[.$B$3]" office:value-type="float" office:value="13.9" calcext:value-type="float">
            <text:p>13.90</text:p>
          </table:table-cell>
          <table:table-cell/>
          <table:table-cell table:style-name="ce63" table:formula="of:=[.D153]-[.I153]" office:value-type="float" office:value="4.09999419355252" calcext:value-type="float">
            <text:p>4.10</text:p>
          </table:table-cell>
          <table:table-cell table:style-name="ce63" table:formula="of:=[.J153]" office:value-type="float" office:value="9.80016455972288" calcext:value-type="float">
            <text:p>9.80</text:p>
          </table:table-cell>
          <table:table-cell table:style-name="ce122" table:formula="of:=[.A154]*[.D154]+[.E154]" office:value-type="float" office:value="13.9001587532754" calcext:value-type="float">
            <text:p>13.9</text:p>
          </table:table-cell>
          <table:table-cell table:style-name="ce12"/>
          <table:table-cell table:style-name="ce126" table:formula="of:=[.F154]-[.B154]" office:value-type="float" office:value="0.000158753275401935" calcext:value-type="float">
            <text:p>1.59E-04</text:p>
          </table:table-cell>
          <table:table-cell table:style-name="ce132" table:formula="of:=[.$K$3]*[.H154]*[.A154]" office:value-type="float" office:value="0.0000095251965241161" calcext:value-type="float">
            <text:p>0.00000953</text:p>
          </table:table-cell>
          <table:table-cell table:style-name="ce101" table:formula="of:=[.B154]-[.A154]*[.D154]" office:value-type="float" office:value="9.80000580644748" calcext:value-type="float">
            <text:p>9.80</text:p>
          </table:table-cell>
          <table:table-cell table:style-name="ce138" table:formula="of:=ABS([.H154])" office:value-type="float" office:value="0.000158753275401935" calcext:value-type="float">
            <text:p>0.00015875328</text:p>
          </table:table-cell>
          <table:table-cell table:number-columns-repeated="6"/>
        </table:table-row>
        <table:table-row table:style-name="ro3">
          <table:table-cell table:style-name="ce112" office:value-type="float" office:value="2" calcext:value-type="float">
            <text:p>2</text:p>
          </table:table-cell>
          <table:table-cell table:style-name="ce114" table:formula="of:=[.A155]*[.$A$3]+[.$B$3]" office:value-type="float" office:value="18" calcext:value-type="float">
            <text:p>18.00</text:p>
          </table:table-cell>
          <table:table-cell/>
          <table:table-cell table:style-name="ce63" table:formula="of:=[.D154]-[.I154]" office:value-type="float" office:value="4.099984668356" calcext:value-type="float">
            <text:p>4.10</text:p>
          </table:table-cell>
          <table:table-cell table:style-name="ce63" table:formula="of:=[.J154]" office:value-type="float" office:value="9.80000580644748" calcext:value-type="float">
            <text:p>9.80</text:p>
          </table:table-cell>
          <table:table-cell table:style-name="ce122" table:formula="of:=[.A155]*[.D155]+[.E155]" office:value-type="float" office:value="17.9999751431595" calcext:value-type="float">
            <text:p>18.0</text:p>
          </table:table-cell>
          <table:table-cell table:style-name="ce12"/>
          <table:table-cell table:style-name="ce126" table:formula="of:=[.F155]-[.B155]" office:value-type="float" office:value="-0.0000248568405254446" calcext:value-type="float">
            <text:p>-2.49E-05</text:p>
          </table:table-cell>
          <table:table-cell table:style-name="ce132" table:formula="of:=[.$K$3]*[.H155]*[.A155]" office:value-type="float" office:value="-0.00000298282086305335" calcext:value-type="float">
            <text:p>-0.00000298</text:p>
          </table:table-cell>
          <table:table-cell table:style-name="ce101" table:formula="of:=[.B155]-[.A155]*[.D155]" office:value-type="float" office:value="9.800030663288" calcext:value-type="float">
            <text:p>9.80</text:p>
          </table:table-cell>
          <table:table-cell table:style-name="ce138" table:formula="of:=ABS([.H155])" office:value-type="float" office:value="0.0000248568405254446" calcext:value-type="float">
            <text:p>0.00002485684</text:p>
          </table:table-cell>
          <table:table-cell table:number-columns-repeated="6"/>
        </table:table-row>
        <table:table-row table:style-name="ro3">
          <table:table-cell table:style-name="ce112" office:value-type="float" office:value="3" calcext:value-type="float">
            <text:p>3</text:p>
          </table:table-cell>
          <table:table-cell table:style-name="ce114" table:formula="of:=[.A156]*[.$A$3]+[.$B$3]" office:value-type="float" office:value="22.1" calcext:value-type="float">
            <text:p>22.10</text:p>
          </table:table-cell>
          <table:table-cell/>
          <table:table-cell table:style-name="ce63" table:formula="of:=[.D155]-[.I155]" office:value-type="float" office:value="4.09998765117686" calcext:value-type="float">
            <text:p>4.10</text:p>
          </table:table-cell>
          <table:table-cell table:style-name="ce63" table:formula="of:=[.J155]" office:value-type="float" office:value="9.800030663288" calcext:value-type="float">
            <text:p>9.80</text:p>
          </table:table-cell>
          <table:table-cell table:style-name="ce122" table:formula="of:=[.A156]*[.D156]+[.E156]" office:value-type="float" office:value="22.0999936168186" calcext:value-type="float">
            <text:p>22.1</text:p>
          </table:table-cell>
          <table:table-cell table:style-name="ce12"/>
          <table:table-cell table:style-name="ce126" table:formula="of:=[.F156]-[.B156]" office:value-type="float" office:value="-0.00000638318141454874" calcext:value-type="float">
            <text:p>-6.38E-06</text:p>
          </table:table-cell>
          <table:table-cell table:style-name="ce132" table:formula="of:=[.$K$3]*[.H156]*[.A156]" office:value-type="float" office:value="-0.00000114897265461877" calcext:value-type="float">
            <text:p>-0.00000115</text:p>
          </table:table-cell>
          <table:table-cell table:style-name="ce101" table:formula="of:=[.B156]-[.A156]*[.D156]" office:value-type="float" office:value="9.80003704646941" calcext:value-type="float">
            <text:p>9.80</text:p>
          </table:table-cell>
          <table:table-cell table:style-name="ce138" table:formula="of:=ABS([.H156])" office:value-type="float" office:value="0.00000638318141454874" calcext:value-type="float">
            <text:p>0.00000638318</text:p>
          </table:table-cell>
          <table:table-cell table:number-columns-repeated="6"/>
        </table:table-row>
        <table:table-row table:style-name="ro3">
          <table:table-cell table:style-name="ce112" office:value-type="float" office:value="4" calcext:value-type="float">
            <text:p>4</text:p>
          </table:table-cell>
          <table:table-cell table:style-name="ce114" table:formula="of:=[.A157]*[.$A$3]+[.$B$3]" office:value-type="float" office:value="26.2" calcext:value-type="float">
            <text:p>26.20</text:p>
          </table:table-cell>
          <table:table-cell/>
          <table:table-cell table:style-name="ce63" table:formula="of:=[.D156]-[.I156]" office:value-type="float" office:value="4.09998880014952" calcext:value-type="float">
            <text:p>4.10</text:p>
          </table:table-cell>
          <table:table-cell table:style-name="ce63" table:formula="of:=[.J156]" office:value-type="float" office:value="9.80003704646941" calcext:value-type="float">
            <text:p>9.80</text:p>
          </table:table-cell>
          <table:table-cell table:style-name="ce122" table:formula="of:=[.A157]*[.D157]+[.E157]" office:value-type="float" office:value="26.1999922470675" calcext:value-type="float">
            <text:p>26.2</text:p>
          </table:table-cell>
          <table:table-cell table:style-name="ce12"/>
          <table:table-cell table:style-name="ce126" table:formula="of:=[.F157]-[.B157]" office:value-type="float" office:value="-0.00000775293251464859" calcext:value-type="float">
            <text:p>-7.75E-06</text:p>
          </table:table-cell>
          <table:table-cell table:style-name="ce132" table:formula="of:=[.$K$3]*[.H157]*[.A157]" office:value-type="float" office:value="-0.00000186070380351566" calcext:value-type="float">
            <text:p>-0.00000186</text:p>
          </table:table-cell>
          <table:table-cell table:style-name="ce101" table:formula="of:=[.B157]-[.A157]*[.D157]" office:value-type="float" office:value="9.80004479940193" calcext:value-type="float">
            <text:p>9.80</text:p>
          </table:table-cell>
          <table:table-cell table:style-name="ce138" table:formula="of:=ABS([.H157])" office:value-type="float" office:value="0.00000775293251464859" calcext:value-type="float">
            <text:p>0.00000775293</text:p>
          </table:table-cell>
          <table:table-cell table:number-columns-repeated="6"/>
        </table:table-row>
        <table:table-row table:style-name="ro3">
          <table:table-cell table:style-name="ce112" office:value-type="float" office:value="5" calcext:value-type="float">
            <text:p>5</text:p>
          </table:table-cell>
          <table:table-cell table:style-name="ce114" table:formula="of:=[.A158]*[.$A$3]+[.$B$3]" office:value-type="float" office:value="30.3" calcext:value-type="float">
            <text:p>30.30</text:p>
          </table:table-cell>
          <table:table-cell/>
          <table:table-cell table:style-name="ce63" table:formula="of:=[.D157]-[.I157]" office:value-type="float" office:value="4.09999066085332" calcext:value-type="float">
            <text:p>4.10</text:p>
          </table:table-cell>
          <table:table-cell table:style-name="ce63" table:formula="of:=[.J157]" office:value-type="float" office:value="9.80004479940193" calcext:value-type="float">
            <text:p>9.80</text:p>
          </table:table-cell>
          <table:table-cell table:style-name="ce122" table:formula="of:=[.A158]*[.D158]+[.E158]" office:value-type="float" office:value="30.2999981036685" calcext:value-type="float">
            <text:p>30.3</text:p>
          </table:table-cell>
          <table:table-cell table:style-name="ce12"/>
          <table:table-cell table:style-name="ce126" table:formula="of:=[.F158]-[.B158]" office:value-type="float" office:value="-0.00000189633146518986" calcext:value-type="float">
            <text:p>-1.90E-06</text:p>
          </table:table-cell>
          <table:table-cell table:style-name="ce132" table:formula="of:=[.$K$3]*[.H158]*[.A158]" office:value-type="float" office:value="-0.000000568899439556958" calcext:value-type="float">
            <text:p>-0.00000057</text:p>
          </table:table-cell>
          <table:table-cell table:style-name="ce101" table:formula="of:=[.B158]-[.A158]*[.D158]" office:value-type="float" office:value="9.8000466957334" calcext:value-type="float">
            <text:p>9.80</text:p>
          </table:table-cell>
          <table:table-cell table:style-name="ce138" table:formula="of:=ABS([.H158])" office:value-type="float" office:value="0.00000189633146518986" calcext:value-type="float">
            <text:p>0.00000189633</text:p>
          </table:table-cell>
          <table:table-cell table:number-columns-repeated="6"/>
        </table:table-row>
        <table:table-row table:style-name="ro3">
          <table:table-cell table:style-name="ce112" office:value-type="float" office:value="6" calcext:value-type="float">
            <text:p>6</text:p>
          </table:table-cell>
          <table:table-cell table:style-name="ce114" table:formula="of:=[.A159]*[.$A$3]+[.$B$3]" office:value-type="float" office:value="34.4" calcext:value-type="float">
            <text:p>34.40</text:p>
          </table:table-cell>
          <table:table-cell/>
          <table:table-cell table:style-name="ce63" table:formula="of:=[.D158]-[.I158]" office:value-type="float" office:value="4.09999122975276" calcext:value-type="float">
            <text:p>4.10</text:p>
          </table:table-cell>
          <table:table-cell table:style-name="ce63" table:formula="of:=[.J158]" office:value-type="float" office:value="9.8000466957334" calcext:value-type="float">
            <text:p>9.80</text:p>
          </table:table-cell>
          <table:table-cell table:style-name="ce122" table:formula="of:=[.A159]*[.D159]+[.E159]" office:value-type="float" office:value="34.39999407425" calcext:value-type="float">
            <text:p>34.4</text:p>
          </table:table-cell>
          <table:table-cell table:style-name="ce12"/>
          <table:table-cell table:style-name="ce126" table:formula="of:=[.F159]-[.B159]" office:value-type="float" office:value="-0.00000592575003821594" calcext:value-type="float">
            <text:p>-5.93E-06</text:p>
          </table:table-cell>
          <table:table-cell table:style-name="ce132" table:formula="of:=[.$K$3]*[.H159]*[.A159]" office:value-type="float" office:value="-0.00000213327001375774" calcext:value-type="float">
            <text:p>-0.00000213</text:p>
          </table:table-cell>
          <table:table-cell table:style-name="ce101" table:formula="of:=[.B159]-[.A159]*[.D159]" office:value-type="float" office:value="9.80005262148344" calcext:value-type="float">
            <text:p>9.80</text:p>
          </table:table-cell>
          <table:table-cell table:style-name="ce138" table:formula="of:=ABS([.H159])" office:value-type="float" office:value="0.00000592575003821594" calcext:value-type="float">
            <text:p>0.00000592575</text:p>
          </table:table-cell>
          <table:table-cell table:number-columns-repeated="6"/>
        </table:table-row>
        <table:table-row table:style-name="ro3">
          <table:table-cell table:style-name="ce112" office:value-type="float" office:value="7" calcext:value-type="float">
            <text:p>7</text:p>
          </table:table-cell>
          <table:table-cell table:style-name="ce114" table:formula="of:=[.A160]*[.$A$3]+[.$B$3]" office:value-type="float" office:value="38.5" calcext:value-type="float">
            <text:p>38.50</text:p>
          </table:table-cell>
          <table:table-cell/>
          <table:table-cell table:style-name="ce63" table:formula="of:=[.D159]-[.I159]" office:value-type="float" office:value="4.09999336302277" calcext:value-type="float">
            <text:p>4.10</text:p>
          </table:table-cell>
          <table:table-cell table:style-name="ce63" table:formula="of:=[.J159]" office:value-type="float" office:value="9.80005262148344" calcext:value-type="float">
            <text:p>9.80</text:p>
          </table:table-cell>
          <table:table-cell table:style-name="ce122" table:formula="of:=[.A160]*[.D160]+[.E160]" office:value-type="float" office:value="38.5000061626429" calcext:value-type="float">
            <text:p>38.5</text:p>
          </table:table-cell>
          <table:table-cell table:style-name="ce12"/>
          <table:table-cell table:style-name="ce126" table:formula="of:=[.F160]-[.B160]" office:value-type="float" office:value="0.00000616264285469015" calcext:value-type="float">
            <text:p>6.16E-06</text:p>
          </table:table-cell>
          <table:table-cell table:style-name="ce132" table:formula="of:=[.$K$3]*[.H160]*[.A160]" office:value-type="float" office:value="0.00000258830999896986" calcext:value-type="float">
            <text:p>0.00000259</text:p>
          </table:table-cell>
          <table:table-cell table:style-name="ce101" table:formula="of:=[.B160]-[.A160]*[.D160]" office:value-type="float" office:value="9.80004645884058" calcext:value-type="float">
            <text:p>9.80</text:p>
          </table:table-cell>
          <table:table-cell table:style-name="ce138" table:formula="of:=ABS([.H160])" office:value-type="float" office:value="0.00000616264285469015" calcext:value-type="float">
            <text:p>0.00000616264</text:p>
          </table:table-cell>
          <table:table-cell table:number-columns-repeated="6"/>
        </table:table-row>
        <table:table-row table:style-name="ro3">
          <table:table-cell table:style-name="ce112" office:value-type="float" office:value="8" calcext:value-type="float">
            <text:p>8</text:p>
          </table:table-cell>
          <table:table-cell table:style-name="ce114" table:formula="of:=[.A161]*[.$A$3]+[.$B$3]" office:value-type="float" office:value="42.6" calcext:value-type="float">
            <text:p>42.60</text:p>
          </table:table-cell>
          <table:table-cell/>
          <table:table-cell table:style-name="ce63" table:formula="of:=[.D160]-[.I160]" office:value-type="float" office:value="4.09999077471278" calcext:value-type="float">
            <text:p>4.10</text:p>
          </table:table-cell>
          <table:table-cell table:style-name="ce63" table:formula="of:=[.J160]" office:value-type="float" office:value="9.80004645884058" calcext:value-type="float">
            <text:p>9.80</text:p>
          </table:table-cell>
          <table:table-cell table:style-name="ce122" table:formula="of:=[.A161]*[.D161]+[.E161]" office:value-type="float" office:value="42.5999726565428" calcext:value-type="float">
            <text:p>42.6</text:p>
          </table:table-cell>
          <table:table-cell table:style-name="ce12"/>
          <table:table-cell table:style-name="ce126" table:formula="of:=[.F161]-[.B161]" office:value-type="float" office:value="-0.000027343457219331" calcext:value-type="float">
            <text:p>-2.73E-05</text:p>
          </table:table-cell>
          <table:table-cell table:style-name="ce132" table:formula="of:=[.$K$3]*[.H161]*[.A161]" office:value-type="float" office:value="-0.0000131248594652789" calcext:value-type="float">
            <text:p>-0.00001312</text:p>
          </table:table-cell>
          <table:table-cell table:style-name="ce101" table:formula="of:=[.B161]-[.A161]*[.D161]" office:value-type="float" office:value="9.8000738022978" calcext:value-type="float">
            <text:p>9.80</text:p>
          </table:table-cell>
          <table:table-cell table:style-name="ce138" table:formula="of:=ABS([.H161])" office:value-type="float" office:value="0.000027343457219331" calcext:value-type="float">
            <text:p>0.00002734346</text:p>
          </table:table-cell>
          <table:table-cell table:number-columns-repeated="6"/>
        </table:table-row>
        <table:table-row table:style-name="ro3">
          <table:table-cell table:style-name="ce99" office:value-type="float" office:value="1" calcext:value-type="float">
            <text:p>1</text:p>
          </table:table-cell>
          <table:table-cell table:style-name="ce101" table:formula="of:=[.A162]*[.$A$3]+[.$B$3]" office:value-type="float" office:value="13.9" calcext:value-type="float">
            <text:p>13.90</text:p>
          </table:table-cell>
          <table:table-cell/>
          <table:table-cell table:style-name="ce63" table:formula="of:=[.D161]-[.I161]" office:value-type="float" office:value="4.10000389957224" calcext:value-type="float">
            <text:p>4.10</text:p>
          </table:table-cell>
          <table:table-cell table:style-name="ce63" table:formula="of:=[.J161]" office:value-type="float" office:value="9.8000738022978" calcext:value-type="float">
            <text:p>9.80</text:p>
          </table:table-cell>
          <table:table-cell table:style-name="ce122" table:formula="of:=[.A162]*[.D162]+[.E162]" office:value-type="float" office:value="13.90007770187" calcext:value-type="float">
            <text:p>13.9</text:p>
          </table:table-cell>
          <table:table-cell table:style-name="ce12"/>
          <table:table-cell table:style-name="ce126" table:formula="of:=[.F162]-[.B162]" office:value-type="float" office:value="0.0000777018700421905" calcext:value-type="float">
            <text:p>7.77E-05</text:p>
          </table:table-cell>
          <table:table-cell table:style-name="ce132" table:formula="of:=[.$K$3]*[.H162]*[.A162]" office:value-type="float" office:value="0.00000466211220253143" calcext:value-type="float">
            <text:p>0.00000466</text:p>
          </table:table-cell>
          <table:table-cell table:style-name="ce101" table:formula="of:=[.B162]-[.A162]*[.D162]" office:value-type="float" office:value="9.79999610042776" calcext:value-type="float">
            <text:p>9.80</text:p>
          </table:table-cell>
          <table:table-cell table:style-name="ce138" table:formula="of:=ABS([.H162])" office:value-type="float" office:value="0.0000777018700421905" calcext:value-type="float">
            <text:p>0.00007770187</text:p>
          </table:table-cell>
          <table:table-cell table:number-columns-repeated="6"/>
        </table:table-row>
        <table:table-row table:style-name="ro3">
          <table:table-cell table:style-name="ce99" office:value-type="float" office:value="2" calcext:value-type="float">
            <text:p>2</text:p>
          </table:table-cell>
          <table:table-cell table:style-name="ce101" table:formula="of:=[.A163]*[.$A$3]+[.$B$3]" office:value-type="float" office:value="18" calcext:value-type="float">
            <text:p>18.00</text:p>
          </table:table-cell>
          <table:table-cell/>
          <table:table-cell table:style-name="ce63" table:formula="of:=[.D162]-[.I162]" office:value-type="float" office:value="4.09999923746004" calcext:value-type="float">
            <text:p>4.10</text:p>
          </table:table-cell>
          <table:table-cell table:style-name="ce63" table:formula="of:=[.J162]" office:value-type="float" office:value="9.79999610042776" calcext:value-type="float">
            <text:p>9.80</text:p>
          </table:table-cell>
          <table:table-cell table:style-name="ce122" table:formula="of:=[.A163]*[.D163]+[.E163]" office:value-type="float" office:value="17.9999945753478" calcext:value-type="float">
            <text:p>18.0</text:p>
          </table:table-cell>
          <table:table-cell table:style-name="ce12"/>
          <table:table-cell table:style-name="ce126" table:formula="of:=[.F163]-[.B163]" office:value-type="float" office:value="-0.00000542465216568644" calcext:value-type="float">
            <text:p>-5.42E-06</text:p>
          </table:table-cell>
          <table:table-cell table:style-name="ce132" table:formula="of:=[.$K$3]*[.H163]*[.A163]" office:value-type="float" office:value="-0.000000650958259882373" calcext:value-type="float">
            <text:p>-0.00000065</text:p>
          </table:table-cell>
          <table:table-cell table:style-name="ce101" table:formula="of:=[.B163]-[.A163]*[.D163]" office:value-type="float" office:value="9.80000152507993" calcext:value-type="float">
            <text:p>9.80</text:p>
          </table:table-cell>
          <table:table-cell table:style-name="ce138" table:formula="of:=ABS([.H163])" office:value-type="float" office:value="0.00000542465216568644" calcext:value-type="float">
            <text:p>0.00000542465</text:p>
          </table:table-cell>
          <table:table-cell table:number-columns-repeated="6"/>
        </table:table-row>
        <table:table-row table:style-name="ro3">
          <table:table-cell table:style-name="ce99" office:value-type="float" office:value="3" calcext:value-type="float">
            <text:p>3</text:p>
          </table:table-cell>
          <table:table-cell table:style-name="ce101" table:formula="of:=[.A164]*[.$A$3]+[.$B$3]" office:value-type="float" office:value="22.1" calcext:value-type="float">
            <text:p>22.10</text:p>
          </table:table-cell>
          <table:table-cell/>
          <table:table-cell table:style-name="ce63" table:formula="of:=[.D163]-[.I163]" office:value-type="float" office:value="4.0999998884183" calcext:value-type="float">
            <text:p>4.10</text:p>
          </table:table-cell>
          <table:table-cell table:style-name="ce63" table:formula="of:=[.J163]" office:value-type="float" office:value="9.80000152507993" calcext:value-type="float">
            <text:p>9.80</text:p>
          </table:table-cell>
          <table:table-cell table:style-name="ce122" table:formula="of:=[.A164]*[.D164]+[.E164]" office:value-type="float" office:value="22.1000011903348" calcext:value-type="float">
            <text:p>22.1</text:p>
          </table:table-cell>
          <table:table-cell table:style-name="ce12"/>
          <table:table-cell table:style-name="ce126" table:formula="of:=[.F164]-[.B164]" office:value-type="float" office:value="0.00000119033481382758" calcext:value-type="float">
            <text:p>1.19E-06</text:p>
          </table:table-cell>
          <table:table-cell table:style-name="ce132" table:formula="of:=[.$K$3]*[.H164]*[.A164]" office:value-type="float" office:value="0.000000214260266488964" calcext:value-type="float">
            <text:p>0.00000021</text:p>
          </table:table-cell>
          <table:table-cell table:style-name="ce101" table:formula="of:=[.B164]-[.A164]*[.D164]" office:value-type="float" office:value="9.80000033474511" calcext:value-type="float">
            <text:p>9.80</text:p>
          </table:table-cell>
          <table:table-cell table:style-name="ce138" table:formula="of:=ABS([.H164])" office:value-type="float" office:value="0.00000119033481382758" calcext:value-type="float">
            <text:p>0.00000119033</text:p>
          </table:table-cell>
          <table:table-cell table:number-columns-repeated="6"/>
        </table:table-row>
        <table:table-row table:style-name="ro3">
          <table:table-cell table:style-name="ce99" office:value-type="float" office:value="4" calcext:value-type="float">
            <text:p>4</text:p>
          </table:table-cell>
          <table:table-cell table:style-name="ce101" table:formula="of:=[.A165]*[.$A$3]+[.$B$3]" office:value-type="float" office:value="26.2" calcext:value-type="float">
            <text:p>26.20</text:p>
          </table:table-cell>
          <table:table-cell/>
          <table:table-cell table:style-name="ce63" table:formula="of:=[.D164]-[.I164]" office:value-type="float" office:value="4.09999967415803" calcext:value-type="float">
            <text:p>4.10</text:p>
          </table:table-cell>
          <table:table-cell table:style-name="ce63" table:formula="of:=[.J164]" office:value-type="float" office:value="9.80000033474511" calcext:value-type="float">
            <text:p>9.80</text:p>
          </table:table-cell>
          <table:table-cell table:style-name="ce122" table:formula="of:=[.A165]*[.D165]+[.E165]" office:value-type="float" office:value="26.1999990313772" calcext:value-type="float">
            <text:p>26.2</text:p>
          </table:table-cell>
          <table:table-cell table:style-name="ce12"/>
          <table:table-cell table:style-name="ce126" table:formula="of:=[.F165]-[.B165]" office:value-type="float" office:value="-0.000000968622767771876" calcext:value-type="float">
            <text:p>-9.69E-07</text:p>
          </table:table-cell>
          <table:table-cell table:style-name="ce132" table:formula="of:=[.$K$3]*[.H165]*[.A165]" office:value-type="float" office:value="-0.00000023246946426525" calcext:value-type="float">
            <text:p>-0.00000023</text:p>
          </table:table-cell>
          <table:table-cell table:style-name="ce101" table:formula="of:=[.B165]-[.A165]*[.D165]" office:value-type="float" office:value="9.80000130336788" calcext:value-type="float">
            <text:p>9.80</text:p>
          </table:table-cell>
          <table:table-cell table:style-name="ce138" table:formula="of:=ABS([.H165])" office:value-type="float" office:value="0.000000968622767771876" calcext:value-type="float">
            <text:p>0.00000096862</text:p>
          </table:table-cell>
          <table:table-cell table:number-columns-repeated="6"/>
        </table:table-row>
        <table:table-row table:style-name="ro3">
          <table:table-cell table:style-name="ce99" office:value-type="float" office:value="5" calcext:value-type="float">
            <text:p>5</text:p>
          </table:table-cell>
          <table:table-cell table:style-name="ce101" table:formula="of:=[.A166]*[.$A$3]+[.$B$3]" office:value-type="float" office:value="30.3" calcext:value-type="float">
            <text:p>30.30</text:p>
          </table:table-cell>
          <table:table-cell/>
          <table:table-cell table:style-name="ce63" table:formula="of:=[.D165]-[.I165]" office:value-type="float" office:value="4.09999990662749" calcext:value-type="float">
            <text:p>4.10</text:p>
          </table:table-cell>
          <table:table-cell table:style-name="ce63" table:formula="of:=[.J165]" office:value-type="float" office:value="9.80000130336788" calcext:value-type="float">
            <text:p>9.80</text:p>
          </table:table-cell>
          <table:table-cell table:style-name="ce122" table:formula="of:=[.A166]*[.D166]+[.E166]" office:value-type="float" office:value="30.3000008365054" calcext:value-type="float">
            <text:p>30.3</text:p>
          </table:table-cell>
          <table:table-cell table:style-name="ce12"/>
          <table:table-cell table:style-name="ce126" table:formula="of:=[.F166]-[.B166]" office:value-type="float" office:value="0.000000836505350321204" calcext:value-type="float">
            <text:p>8.37E-07</text:p>
          </table:table-cell>
          <table:table-cell table:style-name="ce132" table:formula="of:=[.$K$3]*[.H166]*[.A166]" office:value-type="float" office:value="0.000000250951605096361" calcext:value-type="float">
            <text:p>0.00000025</text:p>
          </table:table-cell>
          <table:table-cell table:style-name="ce101" table:formula="of:=[.B166]-[.A166]*[.D166]" office:value-type="float" office:value="9.80000046686253" calcext:value-type="float">
            <text:p>9.80</text:p>
          </table:table-cell>
          <table:table-cell table:style-name="ce138" table:formula="of:=ABS([.H166])" office:value-type="float" office:value="0.000000836505350321204" calcext:value-type="float">
            <text:p>0.00000083651</text:p>
          </table:table-cell>
          <table:table-cell table:number-columns-repeated="6"/>
        </table:table-row>
        <table:table-row table:style-name="ro3">
          <table:table-cell table:style-name="ce99" office:value-type="float" office:value="6" calcext:value-type="float">
            <text:p>6</text:p>
          </table:table-cell>
          <table:table-cell table:style-name="ce101" table:formula="of:=[.A167]*[.$A$3]+[.$B$3]" office:value-type="float" office:value="34.4" calcext:value-type="float">
            <text:p>34.40</text:p>
          </table:table-cell>
          <table:table-cell/>
          <table:table-cell table:style-name="ce63" table:formula="of:=[.D166]-[.I166]" office:value-type="float" office:value="4.09999965567589" calcext:value-type="float">
            <text:p>4.10</text:p>
          </table:table-cell>
          <table:table-cell table:style-name="ce63" table:formula="of:=[.J166]" office:value-type="float" office:value="9.80000046686253" calcext:value-type="float">
            <text:p>9.80</text:p>
          </table:table-cell>
          <table:table-cell table:style-name="ce122" table:formula="of:=[.A167]*[.D167]+[.E167]" office:value-type="float" office:value="34.3999984009179" calcext:value-type="float">
            <text:p>34.4</text:p>
          </table:table-cell>
          <table:table-cell table:style-name="ce12"/>
          <table:table-cell table:style-name="ce126" table:formula="of:=[.F167]-[.B167]" office:value-type="float" office:value="-0.00000159908213248627" calcext:value-type="float">
            <text:p>-1.60E-06</text:p>
          </table:table-cell>
          <table:table-cell table:style-name="ce132" table:formula="of:=[.$K$3]*[.H167]*[.A167]" office:value-type="float" office:value="-0.000000575669567695059" calcext:value-type="float">
            <text:p>-0.00000058</text:p>
          </table:table-cell>
          <table:table-cell table:style-name="ce101" table:formula="of:=[.B167]-[.A167]*[.D167]" office:value-type="float" office:value="9.80000206594466" calcext:value-type="float">
            <text:p>9.80</text:p>
          </table:table-cell>
          <table:table-cell table:style-name="ce138" table:formula="of:=ABS([.H167])" office:value-type="float" office:value="0.00000159908213248627" calcext:value-type="float">
            <text:p>0.00000159908</text:p>
          </table:table-cell>
          <table:table-cell table:number-columns-repeated="6"/>
        </table:table-row>
        <table:table-row table:style-name="ro3">
          <table:table-cell table:style-name="ce99" office:value-type="float" office:value="7" calcext:value-type="float">
            <text:p>7</text:p>
          </table:table-cell>
          <table:table-cell table:style-name="ce101" table:formula="of:=[.A168]*[.$A$3]+[.$B$3]" office:value-type="float" office:value="38.5" calcext:value-type="float">
            <text:p>38.50</text:p>
          </table:table-cell>
          <table:table-cell/>
          <table:table-cell table:style-name="ce63" table:formula="of:=[.D167]-[.I167]" office:value-type="float" office:value="4.10000023134546" calcext:value-type="float">
            <text:p>4.10</text:p>
          </table:table-cell>
          <table:table-cell table:style-name="ce63" table:formula="of:=[.J167]" office:value-type="float" office:value="9.80000206594466" calcext:value-type="float">
            <text:p>9.80</text:p>
          </table:table-cell>
          <table:table-cell table:style-name="ce122" table:formula="of:=[.A168]*[.D168]+[.E168]" office:value-type="float" office:value="38.5000036853629" calcext:value-type="float">
            <text:p>38.5</text:p>
          </table:table-cell>
          <table:table-cell table:style-name="ce12"/>
          <table:table-cell table:style-name="ce126" table:formula="of:=[.F168]-[.B168]" office:value-type="float" office:value="0.0000036853628628819" calcext:value-type="float">
            <text:p>3.69E-06</text:p>
          </table:table-cell>
          <table:table-cell table:style-name="ce132" table:formula="of:=[.$K$3]*[.H168]*[.A168]" office:value-type="float" office:value="0.0000015478524024104" calcext:value-type="float">
            <text:p>0.00000155</text:p>
          </table:table-cell>
          <table:table-cell table:style-name="ce101" table:formula="of:=[.B168]-[.A168]*[.D168]" office:value-type="float" office:value="9.7999983805818" calcext:value-type="float">
            <text:p>9.80</text:p>
          </table:table-cell>
          <table:table-cell table:style-name="ce138" table:formula="of:=ABS([.H168])" office:value-type="float" office:value="0.0000036853628628819" calcext:value-type="float">
            <text:p>0.00000368536</text:p>
          </table:table-cell>
          <table:table-cell table:number-columns-repeated="6"/>
        </table:table-row>
        <table:table-row table:style-name="ro3">
          <table:table-cell table:style-name="ce99" office:value-type="float" office:value="8" calcext:value-type="float">
            <text:p>8</text:p>
          </table:table-cell>
          <table:table-cell table:style-name="ce101" table:formula="of:=[.A169]*[.$A$3]+[.$B$3]" office:value-type="float" office:value="42.6" calcext:value-type="float">
            <text:p>42.60</text:p>
          </table:table-cell>
          <table:table-cell/>
          <table:table-cell table:style-name="ce63" table:formula="of:=[.D168]-[.I168]" office:value-type="float" office:value="4.09999868349305" calcext:value-type="float">
            <text:p>4.10</text:p>
          </table:table-cell>
          <table:table-cell table:style-name="ce63" table:formula="of:=[.J168]" office:value-type="float" office:value="9.7999983805818" calcext:value-type="float">
            <text:p>9.80</text:p>
          </table:table-cell>
          <table:table-cell table:style-name="ce122" table:formula="of:=[.A169]*[.D169]+[.E169]" office:value-type="float" office:value="42.5999878485262" calcext:value-type="float">
            <text:p>42.6</text:p>
          </table:table-cell>
          <table:table-cell table:style-name="ce12"/>
          <table:table-cell table:style-name="ce126" table:formula="of:=[.F169]-[.B169]" office:value-type="float" office:value="-0.0000121514737614348" calcext:value-type="float">
            <text:p>-1.22E-05</text:p>
          </table:table-cell>
          <table:table-cell table:style-name="ce132" table:formula="of:=[.$K$3]*[.H169]*[.A169]" office:value-type="float" office:value="-0.00000583270740548869" calcext:value-type="float">
            <text:p>-0.00000583</text:p>
          </table:table-cell>
          <table:table-cell table:style-name="ce101" table:formula="of:=[.B169]-[.A169]*[.D169]" office:value-type="float" office:value="9.80001053205557" calcext:value-type="float">
            <text:p>9.80</text:p>
          </table:table-cell>
          <table:table-cell table:style-name="ce138" table:formula="of:=ABS([.H169])" office:value-type="float" office:value="0.0000121514737614348" calcext:value-type="float">
            <text:p>0.00001215147</text:p>
          </table:table-cell>
          <table:table-cell table:number-columns-repeated="6"/>
        </table:table-row>
        <table:table-row table:style-name="ro3">
          <table:table-cell table:style-name="ce112" office:value-type="float" office:value="1" calcext:value-type="float">
            <text:p>1</text:p>
          </table:table-cell>
          <table:table-cell table:style-name="ce114" table:formula="of:=[.A170]*[.$A$3]+[.$B$3]" office:value-type="float" office:value="13.9" calcext:value-type="float">
            <text:p>13.90</text:p>
          </table:table-cell>
          <table:table-cell/>
          <table:table-cell table:style-name="ce63" table:formula="of:=[.D169]-[.I169]" office:value-type="float" office:value="4.10000451620046" calcext:value-type="float">
            <text:p>4.10</text:p>
          </table:table-cell>
          <table:table-cell table:style-name="ce63" table:formula="of:=[.J169]" office:value-type="float" office:value="9.80001053205557" calcext:value-type="float">
            <text:p>9.80</text:p>
          </table:table-cell>
          <table:table-cell table:style-name="ce122" table:formula="of:=[.A170]*[.D170]+[.E170]" office:value-type="float" office:value="13.900015048256" calcext:value-type="float">
            <text:p>13.9</text:p>
          </table:table-cell>
          <table:table-cell table:style-name="ce12"/>
          <table:table-cell table:style-name="ce126" table:formula="of:=[.F170]-[.B170]" office:value-type="float" office:value="0.0000150482560261622" calcext:value-type="float">
            <text:p>1.50E-05</text:p>
          </table:table-cell>
          <table:table-cell table:style-name="ce132" table:formula="of:=[.$K$3]*[.H170]*[.A170]" office:value-type="float" office:value="0.000000902895361569733" calcext:value-type="float">
            <text:p>0.00000090</text:p>
          </table:table-cell>
          <table:table-cell table:style-name="ce101" table:formula="of:=[.B170]-[.A170]*[.D170]" office:value-type="float" office:value="9.79999548379954" calcext:value-type="float">
            <text:p>9.80</text:p>
          </table:table-cell>
          <table:table-cell table:style-name="ce138" table:formula="of:=ABS([.H170])" office:value-type="float" office:value="0.0000150482560261622" calcext:value-type="float">
            <text:p>0.00001504826</text:p>
          </table:table-cell>
          <table:table-cell table:number-columns-repeated="6"/>
        </table:table-row>
        <table:table-row table:style-name="ro3">
          <table:table-cell table:style-name="ce112" office:value-type="float" office:value="2" calcext:value-type="float">
            <text:p>2</text:p>
          </table:table-cell>
          <table:table-cell table:style-name="ce114" table:formula="of:=[.A171]*[.$A$3]+[.$B$3]" office:value-type="float" office:value="18" calcext:value-type="float">
            <text:p>18.00</text:p>
          </table:table-cell>
          <table:table-cell/>
          <table:table-cell table:style-name="ce63" table:formula="of:=[.D170]-[.I170]" office:value-type="float" office:value="4.1000036133051" calcext:value-type="float">
            <text:p>4.10</text:p>
          </table:table-cell>
          <table:table-cell table:style-name="ce63" table:formula="of:=[.J170]" office:value-type="float" office:value="9.79999548379954" calcext:value-type="float">
            <text:p>9.80</text:p>
          </table:table-cell>
          <table:table-cell table:style-name="ce122" table:formula="of:=[.A171]*[.D171]+[.E171]" office:value-type="float" office:value="18.0000027104097" calcext:value-type="float">
            <text:p>18.0</text:p>
          </table:table-cell>
          <table:table-cell table:style-name="ce12"/>
          <table:table-cell table:style-name="ce126" table:formula="of:=[.F171]-[.B171]" office:value-type="float" office:value="0.00000271040973842673" calcext:value-type="float">
            <text:p>2.71E-06</text:p>
          </table:table-cell>
          <table:table-cell table:style-name="ce132" table:formula="of:=[.$K$3]*[.H171]*[.A171]" office:value-type="float" office:value="0.000000325249168611208" calcext:value-type="float">
            <text:p>0.00000033</text:p>
          </table:table-cell>
          <table:table-cell table:style-name="ce101" table:formula="of:=[.B171]-[.A171]*[.D171]" office:value-type="float" office:value="9.7999927733898" calcext:value-type="float">
            <text:p>9.80</text:p>
          </table:table-cell>
          <table:table-cell table:style-name="ce138" table:formula="of:=ABS([.H171])" office:value-type="float" office:value="0.00000271040973842673" calcext:value-type="float">
            <text:p>0.00000271041</text:p>
          </table:table-cell>
          <table:table-cell table:number-columns-repeated="6"/>
        </table:table-row>
        <table:table-row table:style-name="ro3">
          <table:table-cell table:style-name="ce112" office:value-type="float" office:value="3" calcext:value-type="float">
            <text:p>3</text:p>
          </table:table-cell>
          <table:table-cell table:style-name="ce114" table:formula="of:=[.A172]*[.$A$3]+[.$B$3]" office:value-type="float" office:value="22.1" calcext:value-type="float">
            <text:p>22.10</text:p>
          </table:table-cell>
          <table:table-cell/>
          <table:table-cell table:style-name="ce63" table:formula="of:=[.D171]-[.I171]" office:value-type="float" office:value="4.10000328805593" calcext:value-type="float">
            <text:p>4.10</text:p>
          </table:table-cell>
          <table:table-cell table:style-name="ce63" table:formula="of:=[.J171]" office:value-type="float" office:value="9.7999927733898" calcext:value-type="float">
            <text:p>9.80</text:p>
          </table:table-cell>
          <table:table-cell table:style-name="ce122" table:formula="of:=[.A172]*[.D172]+[.E172]" office:value-type="float" office:value="22.1000026375576" calcext:value-type="float">
            <text:p>22.1</text:p>
          </table:table-cell>
          <table:table-cell table:style-name="ce12"/>
          <table:table-cell table:style-name="ce126" table:formula="of:=[.F172]-[.B172]" office:value-type="float" office:value="0.00000263755758922457" calcext:value-type="float">
            <text:p>2.64E-06</text:p>
          </table:table-cell>
          <table:table-cell table:style-name="ce132" table:formula="of:=[.$K$3]*[.H172]*[.A172]" office:value-type="float" office:value="0.000000474760366060423" calcext:value-type="float">
            <text:p>0.00000047</text:p>
          </table:table-cell>
          <table:table-cell table:style-name="ce101" table:formula="of:=[.B172]-[.A172]*[.D172]" office:value-type="float" office:value="9.79999013583221" calcext:value-type="float">
            <text:p>9.80</text:p>
          </table:table-cell>
          <table:table-cell table:style-name="ce138" table:formula="of:=ABS([.H172])" office:value-type="float" office:value="0.00000263755758922457" calcext:value-type="float">
            <text:p>0.00000263756</text:p>
          </table:table-cell>
          <table:table-cell table:number-columns-repeated="6"/>
        </table:table-row>
        <table:table-row table:style-name="ro3">
          <table:table-cell table:style-name="ce112" office:value-type="float" office:value="4" calcext:value-type="float">
            <text:p>4</text:p>
          </table:table-cell>
          <table:table-cell table:style-name="ce114" table:formula="of:=[.A173]*[.$A$3]+[.$B$3]" office:value-type="float" office:value="26.2" calcext:value-type="float">
            <text:p>26.20</text:p>
          </table:table-cell>
          <table:table-cell/>
          <table:table-cell table:style-name="ce63" table:formula="of:=[.D172]-[.I172]" office:value-type="float" office:value="4.10000281329556" calcext:value-type="float">
            <text:p>4.10</text:p>
          </table:table-cell>
          <table:table-cell table:style-name="ce63" table:formula="of:=[.J172]" office:value-type="float" office:value="9.79999013583221" calcext:value-type="float">
            <text:p>9.80</text:p>
          </table:table-cell>
          <table:table-cell table:style-name="ce122" table:formula="of:=[.A173]*[.D173]+[.E173]" office:value-type="float" office:value="26.2000013890145" calcext:value-type="float">
            <text:p>26.2</text:p>
          </table:table-cell>
          <table:table-cell table:style-name="ce12"/>
          <table:table-cell table:style-name="ce126" table:formula="of:=[.F173]-[.B173]" office:value-type="float" office:value="0.00000138901446788964" calcext:value-type="float">
            <text:p>1.39E-06</text:p>
          </table:table-cell>
          <table:table-cell table:style-name="ce132" table:formula="of:=[.$K$3]*[.H173]*[.A173]" office:value-type="float" office:value="0.000000333363472293513" calcext:value-type="float">
            <text:p>0.00000033</text:p>
          </table:table-cell>
          <table:table-cell table:style-name="ce101" table:formula="of:=[.B173]-[.A173]*[.D173]" office:value-type="float" office:value="9.79998874681775" calcext:value-type="float">
            <text:p>9.80</text:p>
          </table:table-cell>
          <table:table-cell table:style-name="ce138" table:formula="of:=ABS([.H173])" office:value-type="float" office:value="0.00000138901446788964" calcext:value-type="float">
            <text:p>0.00000138901</text:p>
          </table:table-cell>
          <table:table-cell table:number-columns-repeated="6"/>
        </table:table-row>
        <table:table-row table:style-name="ro3">
          <table:table-cell table:style-name="ce112" office:value-type="float" office:value="5" calcext:value-type="float">
            <text:p>5</text:p>
          </table:table-cell>
          <table:table-cell table:style-name="ce114" table:formula="of:=[.A174]*[.$A$3]+[.$B$3]" office:value-type="float" office:value="30.3" calcext:value-type="float">
            <text:p>30.30</text:p>
          </table:table-cell>
          <table:table-cell/>
          <table:table-cell table:style-name="ce63" table:formula="of:=[.D173]-[.I173]" office:value-type="float" office:value="4.10000247993209" calcext:value-type="float">
            <text:p>4.10</text:p>
          </table:table-cell>
          <table:table-cell table:style-name="ce63" table:formula="of:=[.J173]" office:value-type="float" office:value="9.79998874681775" calcext:value-type="float">
            <text:p>9.80</text:p>
          </table:table-cell>
          <table:table-cell table:style-name="ce122" table:formula="of:=[.A174]*[.D174]+[.E174]" office:value-type="float" office:value="30.3000011464782" calcext:value-type="float">
            <text:p>30.3</text:p>
          </table:table-cell>
          <table:table-cell table:style-name="ce12"/>
          <table:table-cell table:style-name="ce126" table:formula="of:=[.F174]-[.B174]" office:value-type="float" office:value="0.00000114647820126379" calcext:value-type="float">
            <text:p>1.15E-06</text:p>
          </table:table-cell>
          <table:table-cell table:style-name="ce132" table:formula="of:=[.$K$3]*[.H174]*[.A174]" office:value-type="float" office:value="0.000000343943460379137" calcext:value-type="float">
            <text:p>0.00000034</text:p>
          </table:table-cell>
          <table:table-cell table:style-name="ce101" table:formula="of:=[.B174]-[.A174]*[.D174]" office:value-type="float" office:value="9.79998760033955" calcext:value-type="float">
            <text:p>9.80</text:p>
          </table:table-cell>
          <table:table-cell table:style-name="ce138" table:formula="of:=ABS([.H174])" office:value-type="float" office:value="0.00000114647820126379" calcext:value-type="float">
            <text:p>0.00000114648</text:p>
          </table:table-cell>
          <table:table-cell table:number-columns-repeated="6"/>
        </table:table-row>
        <table:table-row table:style-name="ro3">
          <table:table-cell table:style-name="ce112" office:value-type="float" office:value="6" calcext:value-type="float">
            <text:p>6</text:p>
          </table:table-cell>
          <table:table-cell table:style-name="ce114" table:formula="of:=[.A175]*[.$A$3]+[.$B$3]" office:value-type="float" office:value="34.4" calcext:value-type="float">
            <text:p>34.40</text:p>
          </table:table-cell>
          <table:table-cell/>
          <table:table-cell table:style-name="ce63" table:formula="of:=[.D174]-[.I174]" office:value-type="float" office:value="4.10000213598863" calcext:value-type="float">
            <text:p>4.10</text:p>
          </table:table-cell>
          <table:table-cell table:style-name="ce63" table:formula="of:=[.J174]" office:value-type="float" office:value="9.79998760033955" calcext:value-type="float">
            <text:p>9.80</text:p>
          </table:table-cell>
          <table:table-cell table:style-name="ce122" table:formula="of:=[.A175]*[.D175]+[.E175]" office:value-type="float" office:value="34.4000004162713" calcext:value-type="float">
            <text:p>34.4</text:p>
          </table:table-cell>
          <table:table-cell table:style-name="ce12"/>
          <table:table-cell table:style-name="ce126" table:formula="of:=[.F175]-[.B175]" office:value-type="float" office:value="0.000000416271326741935" calcext:value-type="float">
            <text:p>4.16E-07</text:p>
          </table:table-cell>
          <table:table-cell table:style-name="ce132" table:formula="of:=[.$K$3]*[.H175]*[.A175]" office:value-type="float" office:value="0.000000149857677627097" calcext:value-type="float">
            <text:p>0.00000015</text:p>
          </table:table-cell>
          <table:table-cell table:style-name="ce101" table:formula="of:=[.B175]-[.A175]*[.D175]" office:value-type="float" office:value="9.79998718406822" calcext:value-type="float">
            <text:p>9.80</text:p>
          </table:table-cell>
          <table:table-cell table:style-name="ce138" table:formula="of:=ABS([.H175])" office:value-type="float" office:value="0.000000416271326741935" calcext:value-type="float">
            <text:p>0.00000041627</text:p>
          </table:table-cell>
          <table:table-cell table:number-columns-repeated="6"/>
        </table:table-row>
        <table:table-row table:style-name="ro3">
          <table:table-cell table:style-name="ce112" office:value-type="float" office:value="7" calcext:value-type="float">
            <text:p>7</text:p>
          </table:table-cell>
          <table:table-cell table:style-name="ce114" table:formula="of:=[.A176]*[.$A$3]+[.$B$3]" office:value-type="float" office:value="38.5" calcext:value-type="float">
            <text:p>38.50</text:p>
          </table:table-cell>
          <table:table-cell/>
          <table:table-cell table:style-name="ce63" table:formula="of:=[.D175]-[.I175]" office:value-type="float" office:value="4.10000198613095" calcext:value-type="float">
            <text:p>4.10</text:p>
          </table:table-cell>
          <table:table-cell table:style-name="ce63" table:formula="of:=[.J175]" office:value-type="float" office:value="9.79998718406822" calcext:value-type="float">
            <text:p>9.80</text:p>
          </table:table-cell>
          <table:table-cell table:style-name="ce122" table:formula="of:=[.A176]*[.D176]+[.E176]" office:value-type="float" office:value="38.5000010869849" calcext:value-type="float">
            <text:p>38.5</text:p>
          </table:table-cell>
          <table:table-cell table:style-name="ce12"/>
          <table:table-cell table:style-name="ce126" table:formula="of:=[.F176]-[.B176]" office:value-type="float" office:value="0.00000108698488787695" calcext:value-type="float">
            <text:p>1.09E-06</text:p>
          </table:table-cell>
          <table:table-cell table:style-name="ce132" table:formula="of:=[.$K$3]*[.H176]*[.A176]" office:value-type="float" office:value="0.00000045653365290832" calcext:value-type="float">
            <text:p>0.00000046</text:p>
          </table:table-cell>
          <table:table-cell table:style-name="ce101" table:formula="of:=[.B176]-[.A176]*[.D176]" office:value-type="float" office:value="9.79998609708333" calcext:value-type="float">
            <text:p>9.80</text:p>
          </table:table-cell>
          <table:table-cell table:style-name="ce138" table:formula="of:=ABS([.H176])" office:value-type="float" office:value="0.00000108698488787695" calcext:value-type="float">
            <text:p>0.00000108698</text:p>
          </table:table-cell>
          <table:table-cell table:number-columns-repeated="6"/>
        </table:table-row>
        <table:table-row table:style-name="ro3">
          <table:table-cell table:style-name="ce112" office:value-type="float" office:value="8" calcext:value-type="float">
            <text:p>8</text:p>
          </table:table-cell>
          <table:table-cell table:style-name="ce114" table:formula="of:=[.A177]*[.$A$3]+[.$B$3]" office:value-type="float" office:value="42.6" calcext:value-type="float">
            <text:p>42.60</text:p>
          </table:table-cell>
          <table:table-cell/>
          <table:table-cell table:style-name="ce63" table:formula="of:=[.D176]-[.I176]" office:value-type="float" office:value="4.1000015295973" calcext:value-type="float">
            <text:p>4.10</text:p>
          </table:table-cell>
          <table:table-cell table:style-name="ce63" table:formula="of:=[.J176]" office:value-type="float" office:value="9.79998609708333" calcext:value-type="float">
            <text:p>9.80</text:p>
          </table:table-cell>
          <table:table-cell table:style-name="ce122" table:formula="of:=[.A177]*[.D177]+[.E177]" office:value-type="float" office:value="42.5999983338617" calcext:value-type="float">
            <text:p>42.6</text:p>
          </table:table-cell>
          <table:table-cell table:style-name="ce12"/>
          <table:table-cell table:style-name="ce126" table:formula="of:=[.F177]-[.B177]" office:value-type="float" office:value="-0.00000166613826735329" calcext:value-type="float">
            <text:p>-1.67E-06</text:p>
          </table:table-cell>
          <table:table-cell table:style-name="ce132" table:formula="of:=[.$K$3]*[.H177]*[.A177]" office:value-type="float" office:value="-0.000000799746368329579" calcext:value-type="float">
            <text:p>-0.00000080</text:p>
          </table:table-cell>
          <table:table-cell table:style-name="ce101" table:formula="of:=[.B177]-[.A177]*[.D177]" office:value-type="float" office:value="9.79998776322159" calcext:value-type="float">
            <text:p>9.80</text:p>
          </table:table-cell>
          <table:table-cell table:style-name="ce138" table:formula="of:=ABS([.H177])" office:value-type="float" office:value="0.00000166613826735329" calcext:value-type="float">
            <text:p>0.00000166614</text:p>
          </table:table-cell>
          <table:table-cell table:number-columns-repeated="6"/>
        </table:table-row>
        <table:table-row table:style-name="ro3">
          <table:table-cell table:style-name="ce99" office:value-type="float" office:value="1" calcext:value-type="float">
            <text:p>1</text:p>
          </table:table-cell>
          <table:table-cell table:style-name="ce101" table:formula="of:=[.A178]*[.$A$3]+[.$B$3]" office:value-type="float" office:value="13.9" calcext:value-type="float">
            <text:p>13.90</text:p>
          </table:table-cell>
          <table:table-cell/>
          <table:table-cell table:style-name="ce63" table:formula="of:=[.D177]-[.I177]" office:value-type="float" office:value="4.10000232934367" calcext:value-type="float">
            <text:p>4.10</text:p>
          </table:table-cell>
          <table:table-cell table:style-name="ce63" table:formula="of:=[.J177]" office:value-type="float" office:value="9.79998776322159" calcext:value-type="float">
            <text:p>9.80</text:p>
          </table:table-cell>
          <table:table-cell table:style-name="ce122" table:formula="of:=[.A178]*[.D178]+[.E178]" office:value-type="float" office:value="13.8999900925653" calcext:value-type="float">
            <text:p>13.9</text:p>
          </table:table-cell>
          <table:table-cell table:style-name="ce12"/>
          <table:table-cell table:style-name="ce126" table:formula="of:=[.F178]-[.B178]" office:value-type="float" office:value="-0.00000990743473572309" calcext:value-type="float">
            <text:p>-9.91E-06</text:p>
          </table:table-cell>
          <table:table-cell table:style-name="ce132" table:formula="of:=[.$K$3]*[.H178]*[.A178]" office:value-type="float" office:value="-0.000000594446084143385" calcext:value-type="float">
            <text:p>-0.00000059</text:p>
          </table:table-cell>
          <table:table-cell table:style-name="ce101" table:formula="of:=[.B178]-[.A178]*[.D178]" office:value-type="float" office:value="9.79999767065633" calcext:value-type="float">
            <text:p>9.80</text:p>
          </table:table-cell>
          <table:table-cell table:style-name="ce138" table:formula="of:=ABS([.H178])" office:value-type="float" office:value="0.00000990743473572309" calcext:value-type="float">
            <text:p>0.00000990743</text:p>
          </table:table-cell>
          <table:table-cell table:number-columns-repeated="6"/>
        </table:table-row>
        <table:table-row table:style-name="ro3">
          <table:table-cell table:style-name="ce99" office:value-type="float" office:value="2" calcext:value-type="float">
            <text:p>2</text:p>
          </table:table-cell>
          <table:table-cell table:style-name="ce101" table:formula="of:=[.A179]*[.$A$3]+[.$B$3]" office:value-type="float" office:value="18" calcext:value-type="float">
            <text:p>18.00</text:p>
          </table:table-cell>
          <table:table-cell/>
          <table:table-cell table:style-name="ce63" table:formula="of:=[.D178]-[.I178]" office:value-type="float" office:value="4.10000292378975" calcext:value-type="float">
            <text:p>4.10</text:p>
          </table:table-cell>
          <table:table-cell table:style-name="ce63" table:formula="of:=[.J178]" office:value-type="float" office:value="9.79999767065633" calcext:value-type="float">
            <text:p>9.80</text:p>
          </table:table-cell>
          <table:table-cell table:style-name="ce122" table:formula="of:=[.A179]*[.D179]+[.E179]" office:value-type="float" office:value="18.0000035182358" calcext:value-type="float">
            <text:p>18.0</text:p>
          </table:table-cell>
          <table:table-cell table:style-name="ce12"/>
          <table:table-cell table:style-name="ce126" table:formula="of:=[.F179]-[.B179]" office:value-type="float" office:value="0.00000351823583955024" calcext:value-type="float">
            <text:p>3.52E-06</text:p>
          </table:table-cell>
          <table:table-cell table:style-name="ce132" table:formula="of:=[.$K$3]*[.H179]*[.A179]" office:value-type="float" office:value="0.000000422188300746029" calcext:value-type="float">
            <text:p>0.00000042</text:p>
          </table:table-cell>
          <table:table-cell table:style-name="ce101" table:formula="of:=[.B179]-[.A179]*[.D179]" office:value-type="float" office:value="9.79999415242049" calcext:value-type="float">
            <text:p>9.80</text:p>
          </table:table-cell>
          <table:table-cell table:style-name="ce138" table:formula="of:=ABS([.H179])" office:value-type="float" office:value="0.00000351823583955024" calcext:value-type="float">
            <text:p>0.00000351824</text:p>
          </table:table-cell>
          <table:table-cell table:number-columns-repeated="6"/>
        </table:table-row>
        <table:table-row table:style-name="ro3">
          <table:table-cell table:style-name="ce99" office:value-type="float" office:value="3" calcext:value-type="float">
            <text:p>3</text:p>
          </table:table-cell>
          <table:table-cell table:style-name="ce101" table:formula="of:=[.A180]*[.$A$3]+[.$B$3]" office:value-type="float" office:value="22.1" calcext:value-type="float">
            <text:p>22.10</text:p>
          </table:table-cell>
          <table:table-cell/>
          <table:table-cell table:style-name="ce63" table:formula="of:=[.D179]-[.I179]" office:value-type="float" office:value="4.10000250160145" calcext:value-type="float">
            <text:p>4.10</text:p>
          </table:table-cell>
          <table:table-cell table:style-name="ce63" table:formula="of:=[.J179]" office:value-type="float" office:value="9.79999415242049" calcext:value-type="float">
            <text:p>9.80</text:p>
          </table:table-cell>
          <table:table-cell table:style-name="ce122" table:formula="of:=[.A180]*[.D180]+[.E180]" office:value-type="float" office:value="22.1000016572248" calcext:value-type="float">
            <text:p>22.1</text:p>
          </table:table-cell>
          <table:table-cell table:style-name="ce12"/>
          <table:table-cell table:style-name="ce126" table:formula="of:=[.F180]-[.B180]" office:value-type="float" office:value="0.00000165722484979369" calcext:value-type="float">
            <text:p>1.66E-06</text:p>
          </table:table-cell>
          <table:table-cell table:style-name="ce132" table:formula="of:=[.$K$3]*[.H180]*[.A180]" office:value-type="float" office:value="0.000000298300472962865" calcext:value-type="float">
            <text:p>0.00000030</text:p>
          </table:table-cell>
          <table:table-cell table:style-name="ce101" table:formula="of:=[.B180]-[.A180]*[.D180]" office:value-type="float" office:value="9.79999249519564" calcext:value-type="float">
            <text:p>9.80</text:p>
          </table:table-cell>
          <table:table-cell table:style-name="ce138" table:formula="of:=ABS([.H180])" office:value-type="float" office:value="0.00000165722484979369" calcext:value-type="float">
            <text:p>0.00000165722</text:p>
          </table:table-cell>
          <table:table-cell table:number-columns-repeated="6"/>
        </table:table-row>
        <table:table-row table:style-name="ro3">
          <table:table-cell table:style-name="ce99" office:value-type="float" office:value="4" calcext:value-type="float">
            <text:p>4</text:p>
          </table:table-cell>
          <table:table-cell table:style-name="ce101" table:formula="of:=[.A181]*[.$A$3]+[.$B$3]" office:value-type="float" office:value="26.2" calcext:value-type="float">
            <text:p>26.20</text:p>
          </table:table-cell>
          <table:table-cell/>
          <table:table-cell table:style-name="ce63" table:formula="of:=[.D180]-[.I180]" office:value-type="float" office:value="4.10000220330098" calcext:value-type="float">
            <text:p>4.10</text:p>
          </table:table-cell>
          <table:table-cell table:style-name="ce63" table:formula="of:=[.J180]" office:value-type="float" office:value="9.79999249519564" calcext:value-type="float">
            <text:p>9.80</text:p>
          </table:table-cell>
          <table:table-cell table:style-name="ce122" table:formula="of:=[.A181]*[.D181]+[.E181]" office:value-type="float" office:value="26.2000013083996" calcext:value-type="float">
            <text:p>26.2</text:p>
          </table:table-cell>
          <table:table-cell table:style-name="ce12"/>
          <table:table-cell table:style-name="ce126" table:formula="of:=[.F181]-[.B181]" office:value-type="float" office:value="0.00000130839956469231" calcext:value-type="float">
            <text:p>1.31E-06</text:p>
          </table:table-cell>
          <table:table-cell table:style-name="ce132" table:formula="of:=[.$K$3]*[.H181]*[.A181]" office:value-type="float" office:value="0.000000314015895526154" calcext:value-type="float">
            <text:p>0.00000031</text:p>
          </table:table-cell>
          <table:table-cell table:style-name="ce101" table:formula="of:=[.B181]-[.A181]*[.D181]" office:value-type="float" office:value="9.79999118679608" calcext:value-type="float">
            <text:p>9.80</text:p>
          </table:table-cell>
          <table:table-cell table:style-name="ce138" table:formula="of:=ABS([.H181])" office:value-type="float" office:value="0.00000130839956469231" calcext:value-type="float">
            <text:p>0.00000130840</text:p>
          </table:table-cell>
          <table:table-cell table:number-columns-repeated="6"/>
        </table:table-row>
        <table:table-row table:style-name="ro3">
          <table:table-cell table:style-name="ce99" office:value-type="float" office:value="5" calcext:value-type="float">
            <text:p>5</text:p>
          </table:table-cell>
          <table:table-cell table:style-name="ce101" table:formula="of:=[.A182]*[.$A$3]+[.$B$3]" office:value-type="float" office:value="30.3" calcext:value-type="float">
            <text:p>30.30</text:p>
          </table:table-cell>
          <table:table-cell/>
          <table:table-cell table:style-name="ce63" table:formula="of:=[.D181]-[.I181]" office:value-type="float" office:value="4.10000188928508" calcext:value-type="float">
            <text:p>4.10</text:p>
          </table:table-cell>
          <table:table-cell table:style-name="ce63" table:formula="of:=[.J181]" office:value-type="float" office:value="9.79999118679608" calcext:value-type="float">
            <text:p>9.80</text:p>
          </table:table-cell>
          <table:table-cell table:style-name="ce122" table:formula="of:=[.A182]*[.D182]+[.E182]" office:value-type="float" office:value="30.3000006332215" calcext:value-type="float">
            <text:p>30.3</text:p>
          </table:table-cell>
          <table:table-cell table:style-name="ce12"/>
          <table:table-cell table:style-name="ce126" table:formula="of:=[.F182]-[.B182]" office:value-type="float" office:value="0.000000633221500123682" calcext:value-type="float">
            <text:p>6.33E-07</text:p>
          </table:table-cell>
          <table:table-cell table:style-name="ce132" table:formula="of:=[.$K$3]*[.H182]*[.A182]" office:value-type="float" office:value="0.000000189966450037105" calcext:value-type="float">
            <text:p>0.00000019</text:p>
          </table:table-cell>
          <table:table-cell table:style-name="ce101" table:formula="of:=[.B182]-[.A182]*[.D182]" office:value-type="float" office:value="9.79999055357458" calcext:value-type="float">
            <text:p>9.80</text:p>
          </table:table-cell>
          <table:table-cell table:style-name="ce138" table:formula="of:=ABS([.H182])" office:value-type="float" office:value="0.000000633221500123682" calcext:value-type="float">
            <text:p>0.00000063322</text:p>
          </table:table-cell>
          <table:table-cell table:number-columns-repeated="6"/>
        </table:table-row>
        <table:table-row table:style-name="ro3">
          <table:table-cell table:style-name="ce99" office:value-type="float" office:value="6" calcext:value-type="float">
            <text:p>6</text:p>
          </table:table-cell>
          <table:table-cell table:style-name="ce101" table:formula="of:=[.A183]*[.$A$3]+[.$B$3]" office:value-type="float" office:value="34.4" calcext:value-type="float">
            <text:p>34.40</text:p>
          </table:table-cell>
          <table:table-cell/>
          <table:table-cell table:style-name="ce63" table:formula="of:=[.D182]-[.I182]" office:value-type="float" office:value="4.10000169931864" calcext:value-type="float">
            <text:p>4.10</text:p>
          </table:table-cell>
          <table:table-cell table:style-name="ce63" table:formula="of:=[.J182]" office:value-type="float" office:value="9.79999055357458" calcext:value-type="float">
            <text:p>9.80</text:p>
          </table:table-cell>
          <table:table-cell table:style-name="ce122" table:formula="of:=[.A183]*[.D183]+[.E183]" office:value-type="float" office:value="34.4000007494864" calcext:value-type="float">
            <text:p>34.4</text:p>
          </table:table-cell>
          <table:table-cell table:style-name="ce12"/>
          <table:table-cell table:style-name="ce126" table:formula="of:=[.F183]-[.B183]" office:value-type="float" office:value="0.000000749486382289888" calcext:value-type="float">
            <text:p>7.49E-07</text:p>
          </table:table-cell>
          <table:table-cell table:style-name="ce132" table:formula="of:=[.$K$3]*[.H183]*[.A183]" office:value-type="float" office:value="0.00000026981509762436" calcext:value-type="float">
            <text:p>0.00000027</text:p>
          </table:table-cell>
          <table:table-cell table:style-name="ce101" table:formula="of:=[.B183]-[.A183]*[.D183]" office:value-type="float" office:value="9.79998980408819" calcext:value-type="float">
            <text:p>9.80</text:p>
          </table:table-cell>
          <table:table-cell table:style-name="ce138" table:formula="of:=ABS([.H183])" office:value-type="float" office:value="0.000000749486382289888" calcext:value-type="float">
            <text:p>0.00000074949</text:p>
          </table:table-cell>
          <table:table-cell table:number-columns-repeated="6"/>
        </table:table-row>
        <table:table-row table:style-name="ro3">
          <table:table-cell table:style-name="ce99" office:value-type="float" office:value="7" calcext:value-type="float">
            <text:p>7</text:p>
          </table:table-cell>
          <table:table-cell table:style-name="ce101" table:formula="of:=[.A184]*[.$A$3]+[.$B$3]" office:value-type="float" office:value="38.5" calcext:value-type="float">
            <text:p>38.50</text:p>
          </table:table-cell>
          <table:table-cell/>
          <table:table-cell table:style-name="ce63" table:formula="of:=[.D183]-[.I183]" office:value-type="float" office:value="4.10000142950354" calcext:value-type="float">
            <text:p>4.10</text:p>
          </table:table-cell>
          <table:table-cell table:style-name="ce63" table:formula="of:=[.J183]" office:value-type="float" office:value="9.79998980408819" calcext:value-type="float">
            <text:p>9.80</text:p>
          </table:table-cell>
          <table:table-cell table:style-name="ce122" table:formula="of:=[.A184]*[.D184]+[.E184]" office:value-type="float" office:value="38.499999810613" calcext:value-type="float">
            <text:p>38.5</text:p>
          </table:table-cell>
          <table:table-cell table:style-name="ce12"/>
          <table:table-cell table:style-name="ce126" table:formula="of:=[.F184]-[.B184]" office:value-type="float" office:value="-0.000000189387044713385" calcext:value-type="float">
            <text:p>-1.89E-07</text:p>
          </table:table-cell>
          <table:table-cell table:style-name="ce132" table:formula="of:=[.$K$3]*[.H184]*[.A184]" office:value-type="float" office:value="-0.0000000795425587796217" calcext:value-type="float">
            <text:p>-0.00000008</text:p>
          </table:table-cell>
          <table:table-cell table:style-name="ce101" table:formula="of:=[.B184]-[.A184]*[.D184]" office:value-type="float" office:value="9.79998999347524" calcext:value-type="float">
            <text:p>9.80</text:p>
          </table:table-cell>
          <table:table-cell table:style-name="ce138" table:formula="of:=ABS([.H184])" office:value-type="float" office:value="0.000000189387044713385" calcext:value-type="float">
            <text:p>0.00000018939</text:p>
          </table:table-cell>
          <table:table-cell table:number-columns-repeated="6"/>
        </table:table-row>
        <table:table-row table:style-name="ro3">
          <table:table-cell table:style-name="ce99" office:value-type="float" office:value="8" calcext:value-type="float">
            <text:p>8</text:p>
          </table:table-cell>
          <table:table-cell table:style-name="ce101" table:formula="of:=[.A185]*[.$A$3]+[.$B$3]" office:value-type="float" office:value="42.6" calcext:value-type="float">
            <text:p>42.60</text:p>
          </table:table-cell>
          <table:table-cell/>
          <table:table-cell table:style-name="ce63" table:formula="of:=[.D184]-[.I184]" office:value-type="float" office:value="4.1000015090461" calcext:value-type="float">
            <text:p>4.10</text:p>
          </table:table-cell>
          <table:table-cell table:style-name="ce63" table:formula="of:=[.J184]" office:value-type="float" office:value="9.79998999347524" calcext:value-type="float">
            <text:p>9.80</text:p>
          </table:table-cell>
          <table:table-cell table:style-name="ce122" table:formula="of:=[.A185]*[.D185]+[.E185]" office:value-type="float" office:value="42.600002065844" calcext:value-type="float">
            <text:p>42.6</text:p>
          </table:table-cell>
          <table:table-cell table:style-name="ce12"/>
          <table:table-cell table:style-name="ce126" table:formula="of:=[.F185]-[.B185]" office:value-type="float" office:value="0.00000206584400785914" calcext:value-type="float">
            <text:p>2.07E-06</text:p>
          </table:table-cell>
          <table:table-cell table:style-name="ce132" table:formula="of:=[.$K$3]*[.H185]*[.A185]" office:value-type="float" office:value="0.000000991605123772388" calcext:value-type="float">
            <text:p>0.00000099</text:p>
          </table:table-cell>
          <table:table-cell table:style-name="ce101" table:formula="of:=[.B185]-[.A185]*[.D185]" office:value-type="float" office:value="9.79998792763123" calcext:value-type="float">
            <text:p>9.80</text:p>
          </table:table-cell>
          <table:table-cell table:style-name="ce138" table:formula="of:=ABS([.H185])" office:value-type="float" office:value="0.00000206584400785914" calcext:value-type="float">
            <text:p>0.00000206584</text:p>
          </table:table-cell>
          <table:table-cell table:number-columns-repeated="6"/>
        </table:table-row>
        <table:table-row table:style-name="ro3">
          <table:table-cell table:style-name="ce112" office:value-type="float" office:value="1" calcext:value-type="float">
            <text:p>1</text:p>
          </table:table-cell>
          <table:table-cell table:style-name="ce114" table:formula="of:=[.A186]*[.$A$3]+[.$B$3]" office:value-type="float" office:value="13.9" calcext:value-type="float">
            <text:p>13.90</text:p>
          </table:table-cell>
          <table:table-cell/>
          <table:table-cell table:style-name="ce63" table:formula="of:=[.D185]-[.I185]" office:value-type="float" office:value="4.10000051744097" calcext:value-type="float">
            <text:p>4.10</text:p>
          </table:table-cell>
          <table:table-cell table:style-name="ce63" table:formula="of:=[.J185]" office:value-type="float" office:value="9.79998792763123" calcext:value-type="float">
            <text:p>9.80</text:p>
          </table:table-cell>
          <table:table-cell table:style-name="ce122" table:formula="of:=[.A186]*[.D186]+[.E186]" office:value-type="float" office:value="13.8999884450722" calcext:value-type="float">
            <text:p>13.9</text:p>
          </table:table-cell>
          <table:table-cell table:style-name="ce12"/>
          <table:table-cell table:style-name="ce126" table:formula="of:=[.F186]-[.B186]" office:value-type="float" office:value="-0.0000115549277985849" calcext:value-type="float">
            <text:p>-1.16E-05</text:p>
          </table:table-cell>
          <table:table-cell table:style-name="ce132" table:formula="of:=[.$K$3]*[.H186]*[.A186]" office:value-type="float" office:value="-0.000000693295667915095" calcext:value-type="float">
            <text:p>-0.00000069</text:p>
          </table:table-cell>
          <table:table-cell table:style-name="ce101" table:formula="of:=[.B186]-[.A186]*[.D186]" office:value-type="float" office:value="9.79999948255903" calcext:value-type="float">
            <text:p>9.80</text:p>
          </table:table-cell>
          <table:table-cell table:style-name="ce138" table:formula="of:=ABS([.H186])" office:value-type="float" office:value="0.0000115549277985849" calcext:value-type="float">
            <text:p>0.00001155493</text:p>
          </table:table-cell>
          <table:table-cell table:number-columns-repeated="6"/>
        </table:table-row>
        <table:table-row table:style-name="ro3">
          <table:table-cell table:style-name="ce112" office:value-type="float" office:value="2" calcext:value-type="float">
            <text:p>2</text:p>
          </table:table-cell>
          <table:table-cell table:style-name="ce114" table:formula="of:=[.A187]*[.$A$3]+[.$B$3]" office:value-type="float" office:value="18" calcext:value-type="float">
            <text:p>18.00</text:p>
          </table:table-cell>
          <table:table-cell/>
          <table:table-cell table:style-name="ce63" table:formula="of:=[.D186]-[.I186]" office:value-type="float" office:value="4.10000121073664" calcext:value-type="float">
            <text:p>4.10</text:p>
          </table:table-cell>
          <table:table-cell table:style-name="ce63" table:formula="of:=[.J186]" office:value-type="float" office:value="9.79999948255903" calcext:value-type="float">
            <text:p>9.80</text:p>
          </table:table-cell>
          <table:table-cell table:style-name="ce122" table:formula="of:=[.A187]*[.D187]+[.E187]" office:value-type="float" office:value="18.0000019040323" calcext:value-type="float">
            <text:p>18.0</text:p>
          </table:table-cell>
          <table:table-cell table:style-name="ce12"/>
          <table:table-cell table:style-name="ce126" table:formula="of:=[.F187]-[.B187]" office:value-type="float" office:value="0.00000190403230959646" calcext:value-type="float">
            <text:p>1.90E-06</text:p>
          </table:table-cell>
          <table:table-cell table:style-name="ce132" table:formula="of:=[.$K$3]*[.H187]*[.A187]" office:value-type="float" office:value="0.000000228483877151575" calcext:value-type="float">
            <text:p>0.00000023</text:p>
          </table:table-cell>
          <table:table-cell table:style-name="ce101" table:formula="of:=[.B187]-[.A187]*[.D187]" office:value-type="float" office:value="9.79999757852672" calcext:value-type="float">
            <text:p>9.80</text:p>
          </table:table-cell>
          <table:table-cell table:style-name="ce138" table:formula="of:=ABS([.H187])" office:value-type="float" office:value="0.00000190403230959646" calcext:value-type="float">
            <text:p>0.00000190403</text:p>
          </table:table-cell>
          <table:table-cell table:number-columns-repeated="6"/>
        </table:table-row>
        <table:table-row table:style-name="ro3">
          <table:table-cell table:style-name="ce112" office:value-type="float" office:value="3" calcext:value-type="float">
            <text:p>3</text:p>
          </table:table-cell>
          <table:table-cell table:style-name="ce114" table:formula="of:=[.A188]*[.$A$3]+[.$B$3]" office:value-type="float" office:value="22.1" calcext:value-type="float">
            <text:p>22.10</text:p>
          </table:table-cell>
          <table:table-cell/>
          <table:table-cell table:style-name="ce63" table:formula="of:=[.D187]-[.I187]" office:value-type="float" office:value="4.10000098225276" calcext:value-type="float">
            <text:p>4.10</text:p>
          </table:table-cell>
          <table:table-cell table:style-name="ce63" table:formula="of:=[.J187]" office:value-type="float" office:value="9.79999757852672" calcext:value-type="float">
            <text:p>9.80</text:p>
          </table:table-cell>
          <table:table-cell table:style-name="ce122" table:formula="of:=[.A188]*[.D188]+[.E188]" office:value-type="float" office:value="22.100000525285" calcext:value-type="float">
            <text:p>22.1</text:p>
          </table:table-cell>
          <table:table-cell table:style-name="ce12"/>
          <table:table-cell table:style-name="ce126" table:formula="of:=[.F188]-[.B188]" office:value-type="float" office:value="0.000000525285010155585" calcext:value-type="float">
            <text:p>5.25E-07</text:p>
          </table:table-cell>
          <table:table-cell table:style-name="ce132" table:formula="of:=[.$K$3]*[.H188]*[.A188]" office:value-type="float" office:value="0.0000000945513018280053" calcext:value-type="float">
            <text:p>0.00000009</text:p>
          </table:table-cell>
          <table:table-cell table:style-name="ce101" table:formula="of:=[.B188]-[.A188]*[.D188]" office:value-type="float" office:value="9.79999705324171" calcext:value-type="float">
            <text:p>9.80</text:p>
          </table:table-cell>
          <table:table-cell table:style-name="ce138" table:formula="of:=ABS([.H188])" office:value-type="float" office:value="0.000000525285010155585" calcext:value-type="float">
            <text:p>0.00000052529</text:p>
          </table:table-cell>
          <table:table-cell table:number-columns-repeated="6"/>
        </table:table-row>
        <table:table-row table:style-name="ro3">
          <table:table-cell table:style-name="ce112" office:value-type="float" office:value="4" calcext:value-type="float">
            <text:p>4</text:p>
          </table:table-cell>
          <table:table-cell table:style-name="ce114" table:formula="of:=[.A189]*[.$A$3]+[.$B$3]" office:value-type="float" office:value="26.2" calcext:value-type="float">
            <text:p>26.20</text:p>
          </table:table-cell>
          <table:table-cell/>
          <table:table-cell table:style-name="ce63" table:formula="of:=[.D188]-[.I188]" office:value-type="float" office:value="4.10000088770146" calcext:value-type="float">
            <text:p>4.10</text:p>
          </table:table-cell>
          <table:table-cell table:style-name="ce63" table:formula="of:=[.J188]" office:value-type="float" office:value="9.79999705324171" calcext:value-type="float">
            <text:p>9.80</text:p>
          </table:table-cell>
          <table:table-cell table:style-name="ce122" table:formula="of:=[.A189]*[.D189]+[.E189]" office:value-type="float" office:value="26.2000006040476" calcext:value-type="float">
            <text:p>26.2</text:p>
          </table:table-cell>
          <table:table-cell table:style-name="ce12"/>
          <table:table-cell table:style-name="ce126" table:formula="of:=[.F189]-[.B189]" office:value-type="float" office:value="0.000000604047560415211" calcext:value-type="float">
            <text:p>6.04E-07</text:p>
          </table:table-cell>
          <table:table-cell table:style-name="ce132" table:formula="of:=[.$K$3]*[.H189]*[.A189]" office:value-type="float" office:value="0.000000144971414499651" calcext:value-type="float">
            <text:p>0.00000014</text:p>
          </table:table-cell>
          <table:table-cell table:style-name="ce101" table:formula="of:=[.B189]-[.A189]*[.D189]" office:value-type="float" office:value="9.79999644919415" calcext:value-type="float">
            <text:p>9.80</text:p>
          </table:table-cell>
          <table:table-cell table:style-name="ce138" table:formula="of:=ABS([.H189])" office:value-type="float" office:value="0.000000604047560415211" calcext:value-type="float">
            <text:p>0.00000060405</text:p>
          </table:table-cell>
          <table:table-cell table:number-columns-repeated="6"/>
        </table:table-row>
        <table:table-row table:style-name="ro3">
          <table:table-cell table:style-name="ce112" office:value-type="float" office:value="5" calcext:value-type="float">
            <text:p>5</text:p>
          </table:table-cell>
          <table:table-cell table:style-name="ce114" table:formula="of:=[.A190]*[.$A$3]+[.$B$3]" office:value-type="float" office:value="30.3" calcext:value-type="float">
            <text:p>30.30</text:p>
          </table:table-cell>
          <table:table-cell/>
          <table:table-cell table:style-name="ce63" table:formula="of:=[.D189]-[.I189]" office:value-type="float" office:value="4.10000074273005" calcext:value-type="float">
            <text:p>4.10</text:p>
          </table:table-cell>
          <table:table-cell table:style-name="ce63" table:formula="of:=[.J189]" office:value-type="float" office:value="9.79999644919415" calcext:value-type="float">
            <text:p>9.80</text:p>
          </table:table-cell>
          <table:table-cell table:style-name="ce122" table:formula="of:=[.A190]*[.D190]+[.E190]" office:value-type="float" office:value="30.3000001628444" calcext:value-type="float">
            <text:p>30.3</text:p>
          </table:table-cell>
          <table:table-cell table:style-name="ce12"/>
          <table:table-cell table:style-name="ce126" table:formula="of:=[.F190]-[.B190]" office:value-type="float" office:value="0.000000162844386863981" calcext:value-type="float">
            <text:p>1.63E-07</text:p>
          </table:table-cell>
          <table:table-cell table:style-name="ce132" table:formula="of:=[.$K$3]*[.H190]*[.A190]" office:value-type="float" office:value="0.0000000488533160591942" calcext:value-type="float">
            <text:p>0.00000005</text:p>
          </table:table-cell>
          <table:table-cell table:style-name="ce101" table:formula="of:=[.B190]-[.A190]*[.D190]" office:value-type="float" office:value="9.79999628634976" calcext:value-type="float">
            <text:p>9.80</text:p>
          </table:table-cell>
          <table:table-cell table:style-name="ce138" table:formula="of:=ABS([.H190])" office:value-type="float" office:value="0.000000162844386863981" calcext:value-type="float">
            <text:p>0.00000016284</text:p>
          </table:table-cell>
          <table:table-cell table:number-columns-repeated="6"/>
        </table:table-row>
        <table:table-row table:style-name="ro3">
          <table:table-cell table:style-name="ce112" office:value-type="float" office:value="6" calcext:value-type="float">
            <text:p>6</text:p>
          </table:table-cell>
          <table:table-cell table:style-name="ce114" table:formula="of:=[.A191]*[.$A$3]+[.$B$3]" office:value-type="float" office:value="34.4" calcext:value-type="float">
            <text:p>34.40</text:p>
          </table:table-cell>
          <table:table-cell/>
          <table:table-cell table:style-name="ce63" table:formula="of:=[.D190]-[.I190]" office:value-type="float" office:value="4.10000069387673" calcext:value-type="float">
            <text:p>4.10</text:p>
          </table:table-cell>
          <table:table-cell table:style-name="ce63" table:formula="of:=[.J190]" office:value-type="float" office:value="9.79999628634976" calcext:value-type="float">
            <text:p>9.80</text:p>
          </table:table-cell>
          <table:table-cell table:style-name="ce122" table:formula="of:=[.A191]*[.D191]+[.E191]" office:value-type="float" office:value="34.4000004496102" calcext:value-type="float">
            <text:p>34.4</text:p>
          </table:table-cell>
          <table:table-cell table:style-name="ce12"/>
          <table:table-cell table:style-name="ce126" table:formula="of:=[.F191]-[.B191]" office:value-type="float" office:value="0.000000449610155328628" calcext:value-type="float">
            <text:p>4.50E-07</text:p>
          </table:table-cell>
          <table:table-cell table:style-name="ce132" table:formula="of:=[.$K$3]*[.H191]*[.A191]" office:value-type="float" office:value="0.000000161859655918306" calcext:value-type="float">
            <text:p>0.00000016</text:p>
          </table:table-cell>
          <table:table-cell table:style-name="ce101" table:formula="of:=[.B191]-[.A191]*[.D191]" office:value-type="float" office:value="9.79999583673961" calcext:value-type="float">
            <text:p>9.80</text:p>
          </table:table-cell>
          <table:table-cell table:style-name="ce138" table:formula="of:=ABS([.H191])" office:value-type="float" office:value="0.000000449610155328628" calcext:value-type="float">
            <text:p>0.00000044961</text:p>
          </table:table-cell>
          <table:table-cell table:number-columns-repeated="6"/>
        </table:table-row>
        <table:table-row table:style-name="ro3">
          <table:table-cell table:style-name="ce112" office:value-type="float" office:value="7" calcext:value-type="float">
            <text:p>7</text:p>
          </table:table-cell>
          <table:table-cell table:style-name="ce114" table:formula="of:=[.A192]*[.$A$3]+[.$B$3]" office:value-type="float" office:value="38.5" calcext:value-type="float">
            <text:p>38.50</text:p>
          </table:table-cell>
          <table:table-cell/>
          <table:table-cell table:style-name="ce63" table:formula="of:=[.D191]-[.I191]" office:value-type="float" office:value="4.10000053201708" calcext:value-type="float">
            <text:p>4.10</text:p>
          </table:table-cell>
          <table:table-cell table:style-name="ce63" table:formula="of:=[.J191]" office:value-type="float" office:value="9.79999583673961" calcext:value-type="float">
            <text:p>9.80</text:p>
          </table:table-cell>
          <table:table-cell table:style-name="ce122" table:formula="of:=[.A192]*[.D192]+[.E192]" office:value-type="float" office:value="38.4999995608591" calcext:value-type="float">
            <text:p>38.5</text:p>
          </table:table-cell>
          <table:table-cell table:style-name="ce12"/>
          <table:table-cell table:style-name="ce126" table:formula="of:=[.F192]-[.B192]" office:value-type="float" office:value="-0.000000439140862340537" calcext:value-type="float">
            <text:p>-4.39E-07</text:p>
          </table:table-cell>
          <table:table-cell table:style-name="ce132" table:formula="of:=[.$K$3]*[.H192]*[.A192]" office:value-type="float" office:value="-0.000000184439162183025" calcext:value-type="float">
            <text:p>-0.00000018</text:p>
          </table:table-cell>
          <table:table-cell table:style-name="ce101" table:formula="of:=[.B192]-[.A192]*[.D192]" office:value-type="float" office:value="9.79999627588047" calcext:value-type="float">
            <text:p>9.80</text:p>
          </table:table-cell>
          <table:table-cell table:style-name="ce138" table:formula="of:=ABS([.H192])" office:value-type="float" office:value="0.000000439140862340537" calcext:value-type="float">
            <text:p>0.00000043914</text:p>
          </table:table-cell>
          <table:table-cell table:number-columns-repeated="6"/>
        </table:table-row>
        <table:table-row table:style-name="ro3">
          <table:table-cell table:style-name="ce112" office:value-type="float" office:value="8" calcext:value-type="float">
            <text:p>8</text:p>
          </table:table-cell>
          <table:table-cell table:style-name="ce114" table:formula="of:=[.A193]*[.$A$3]+[.$B$3]" office:value-type="float" office:value="42.6" calcext:value-type="float">
            <text:p>42.60</text:p>
          </table:table-cell>
          <table:table-cell/>
          <table:table-cell table:style-name="ce63" table:formula="of:=[.D192]-[.I192]" office:value-type="float" office:value="4.10000071645624" calcext:value-type="float">
            <text:p>4.10</text:p>
          </table:table-cell>
          <table:table-cell table:style-name="ce63" table:formula="of:=[.J192]" office:value-type="float" office:value="9.79999627588047" calcext:value-type="float">
            <text:p>9.80</text:p>
          </table:table-cell>
          <table:table-cell table:style-name="ce122" table:formula="of:=[.A193]*[.D193]+[.E193]" office:value-type="float" office:value="42.6000020075304" calcext:value-type="float">
            <text:p>42.6</text:p>
          </table:table-cell>
          <table:table-cell table:style-name="ce12"/>
          <table:table-cell table:style-name="ce126" table:formula="of:=[.F193]-[.B193]" office:value-type="float" office:value="0.00000200753037660206" calcext:value-type="float">
            <text:p>2.01E-06</text:p>
          </table:table-cell>
          <table:table-cell table:style-name="ce132" table:formula="of:=[.$K$3]*[.H193]*[.A193]" office:value-type="float" office:value="0.00000096361458076899" calcext:value-type="float">
            <text:p>0.00000096</text:p>
          </table:table-cell>
          <table:table-cell table:style-name="ce101" table:formula="of:=[.B193]-[.A193]*[.D193]" office:value-type="float" office:value="9.7999942683501" calcext:value-type="float">
            <text:p>9.80</text:p>
          </table:table-cell>
          <table:table-cell table:style-name="ce138" table:formula="of:=ABS([.H193])" office:value-type="float" office:value="0.00000200753037660206" calcext:value-type="float">
            <text:p>0.00000200753</text:p>
          </table:table-cell>
          <table:table-cell table:number-columns-repeated="6"/>
        </table:table-row>
        <table:table-row table:style-name="ro3">
          <table:table-cell table:style-name="ce99" office:value-type="float" office:value="1" calcext:value-type="float">
            <text:p>1</text:p>
          </table:table-cell>
          <table:table-cell table:style-name="ce101" table:formula="of:=[.A194]*[.$A$3]+[.$B$3]" office:value-type="float" office:value="13.9" calcext:value-type="float">
            <text:p>13.90</text:p>
          </table:table-cell>
          <table:table-cell/>
          <table:table-cell table:style-name="ce63" table:formula="of:=[.D193]-[.I193]" office:value-type="float" office:value="4.09999975284166" calcext:value-type="float">
            <text:p>4.10</text:p>
          </table:table-cell>
          <table:table-cell table:style-name="ce63" table:formula="of:=[.J193]" office:value-type="float" office:value="9.7999942683501" calcext:value-type="float">
            <text:p>9.80</text:p>
          </table:table-cell>
          <table:table-cell table:style-name="ce122" table:formula="of:=[.A194]*[.D194]+[.E194]" office:value-type="float" office:value="13.8999940211918" calcext:value-type="float">
            <text:p>13.9</text:p>
          </table:table-cell>
          <table:table-cell table:style-name="ce12"/>
          <table:table-cell table:style-name="ce126" table:formula="of:=[.F194]-[.B194]" office:value-type="float" office:value="-0.00000597880824493302" calcext:value-type="float">
            <text:p>-5.98E-06</text:p>
          </table:table-cell>
          <table:table-cell table:style-name="ce132" table:formula="of:=[.$K$3]*[.H194]*[.A194]" office:value-type="float" office:value="-0.000000358728494695981" calcext:value-type="float">
            <text:p>-0.00000036</text:p>
          </table:table-cell>
          <table:table-cell table:style-name="ce101" table:formula="of:=[.B194]-[.A194]*[.D194]" office:value-type="float" office:value="9.80000024715834" calcext:value-type="float">
            <text:p>9.80</text:p>
          </table:table-cell>
          <table:table-cell table:style-name="ce138" table:formula="of:=ABS([.H194])" office:value-type="float" office:value="0.00000597880824493302" calcext:value-type="float">
            <text:p>0.00000597881</text:p>
          </table:table-cell>
          <table:table-cell table:number-columns-repeated="6"/>
        </table:table-row>
        <table:table-row table:style-name="ro3">
          <table:table-cell table:style-name="ce99" office:value-type="float" office:value="2" calcext:value-type="float">
            <text:p>2</text:p>
          </table:table-cell>
          <table:table-cell table:style-name="ce101" table:formula="of:=[.A195]*[.$A$3]+[.$B$3]" office:value-type="float" office:value="18" calcext:value-type="float">
            <text:p>18.00</text:p>
          </table:table-cell>
          <table:table-cell/>
          <table:table-cell table:style-name="ce63" table:formula="of:=[.D194]-[.I194]" office:value-type="float" office:value="4.10000011157015" calcext:value-type="float">
            <text:p>4.10</text:p>
          </table:table-cell>
          <table:table-cell table:style-name="ce63" table:formula="of:=[.J194]" office:value-type="float" office:value="9.80000024715834" calcext:value-type="float">
            <text:p>9.80</text:p>
          </table:table-cell>
          <table:table-cell table:style-name="ce122" table:formula="of:=[.A195]*[.D195]+[.E195]" office:value-type="float" office:value="18.0000004702986" calcext:value-type="float">
            <text:p>18.0</text:p>
          </table:table-cell>
          <table:table-cell table:style-name="ce12"/>
          <table:table-cell table:style-name="ce126" table:formula="of:=[.F195]-[.B195]" office:value-type="float" office:value="0.000000470298648025391" calcext:value-type="float">
            <text:p>4.70E-07</text:p>
          </table:table-cell>
          <table:table-cell table:style-name="ce132" table:formula="of:=[.$K$3]*[.H195]*[.A195]" office:value-type="float" office:value="0.000000056435837763047" calcext:value-type="float">
            <text:p>0.00000006</text:p>
          </table:table-cell>
          <table:table-cell table:style-name="ce101" table:formula="of:=[.B195]-[.A195]*[.D195]" office:value-type="float" office:value="9.7999997768597" calcext:value-type="float">
            <text:p>9.80</text:p>
          </table:table-cell>
          <table:table-cell table:style-name="ce138" table:formula="of:=ABS([.H195])" office:value-type="float" office:value="0.000000470298648025391" calcext:value-type="float">
            <text:p>0.00000047030</text:p>
          </table:table-cell>
          <table:table-cell table:number-columns-repeated="6"/>
        </table:table-row>
        <table:table-row table:style-name="ro3">
          <table:table-cell table:style-name="ce99" office:value-type="float" office:value="3" calcext:value-type="float">
            <text:p>3</text:p>
          </table:table-cell>
          <table:table-cell table:style-name="ce101" table:formula="of:=[.A196]*[.$A$3]+[.$B$3]" office:value-type="float" office:value="22.1" calcext:value-type="float">
            <text:p>22.10</text:p>
          </table:table-cell>
          <table:table-cell/>
          <table:table-cell table:style-name="ce63" table:formula="of:=[.D195]-[.I195]" office:value-type="float" office:value="4.10000005513431" calcext:value-type="float">
            <text:p>4.10</text:p>
          </table:table-cell>
          <table:table-cell table:style-name="ce63" table:formula="of:=[.J195]" office:value-type="float" office:value="9.7999997768597" calcext:value-type="float">
            <text:p>9.80</text:p>
          </table:table-cell>
          <table:table-cell table:style-name="ce122" table:formula="of:=[.A196]*[.D196]+[.E196]" office:value-type="float" office:value="22.0999999422626" calcext:value-type="float">
            <text:p>22.1</text:p>
          </table:table-cell>
          <table:table-cell table:style-name="ce12"/>
          <table:table-cell table:style-name="ce126" table:formula="of:=[.F196]-[.B196]" office:value-type="float" office:value="-0.0000000577373597820952" calcext:value-type="float">
            <text:p>-5.77E-08</text:p>
          </table:table-cell>
          <table:table-cell table:style-name="ce132" table:formula="of:=[.$K$3]*[.H196]*[.A196]" office:value-type="float" office:value="-0.0000000103927247607771" calcext:value-type="float">
            <text:p>-0.00000001</text:p>
          </table:table-cell>
          <table:table-cell table:style-name="ce101" table:formula="of:=[.B196]-[.A196]*[.D196]" office:value-type="float" office:value="9.79999983459706" calcext:value-type="float">
            <text:p>9.80</text:p>
          </table:table-cell>
          <table:table-cell table:style-name="ce138" table:formula="of:=ABS([.H196])" office:value-type="float" office:value="0.0000000577373597820952" calcext:value-type="float">
            <text:p>0.00000005774</text:p>
          </table:table-cell>
          <table:table-cell table:number-columns-repeated="6"/>
        </table:table-row>
        <table:table-row table:style-name="ro3">
          <table:table-cell table:style-name="ce99" office:value-type="float" office:value="4" calcext:value-type="float">
            <text:p>4</text:p>
          </table:table-cell>
          <table:table-cell table:style-name="ce101" table:formula="of:=[.A197]*[.$A$3]+[.$B$3]" office:value-type="float" office:value="26.2" calcext:value-type="float">
            <text:p>26.20</text:p>
          </table:table-cell>
          <table:table-cell/>
          <table:table-cell table:style-name="ce63" table:formula="of:=[.D196]-[.I196]" office:value-type="float" office:value="4.10000006552704" calcext:value-type="float">
            <text:p>4.10</text:p>
          </table:table-cell>
          <table:table-cell table:style-name="ce63" table:formula="of:=[.J196]" office:value-type="float" office:value="9.79999983459706" calcext:value-type="float">
            <text:p>9.80</text:p>
          </table:table-cell>
          <table:table-cell table:style-name="ce122" table:formula="of:=[.A197]*[.D197]+[.E197]" office:value-type="float" office:value="26.2000000967052" calcext:value-type="float">
            <text:p>26.2</text:p>
          </table:table-cell>
          <table:table-cell table:style-name="ce12"/>
          <table:table-cell table:style-name="ce126" table:formula="of:=[.F197]-[.B197]" office:value-type="float" office:value="0.0000000967052180556038" calcext:value-type="float">
            <text:p>9.67E-08</text:p>
          </table:table-cell>
          <table:table-cell table:style-name="ce132" table:formula="of:=[.$K$3]*[.H197]*[.A197]" office:value-type="float" office:value="0.0000000232092523333449" calcext:value-type="float">
            <text:p>0.00000002</text:p>
          </table:table-cell>
          <table:table-cell table:style-name="ce101" table:formula="of:=[.B197]-[.A197]*[.D197]" office:value-type="float" office:value="9.79999973789184" calcext:value-type="float">
            <text:p>9.80</text:p>
          </table:table-cell>
          <table:table-cell table:style-name="ce138" table:formula="of:=ABS([.H197])" office:value-type="float" office:value="0.0000000967052180556038" calcext:value-type="float">
            <text:p>0.00000009671</text:p>
          </table:table-cell>
          <table:table-cell table:number-columns-repeated="6"/>
        </table:table-row>
        <table:table-row table:style-name="ro3">
          <table:table-cell table:style-name="ce99" office:value-type="float" office:value="5" calcext:value-type="float">
            <text:p>5</text:p>
          </table:table-cell>
          <table:table-cell table:style-name="ce101" table:formula="of:=[.A198]*[.$A$3]+[.$B$3]" office:value-type="float" office:value="30.3" calcext:value-type="float">
            <text:p>30.30</text:p>
          </table:table-cell>
          <table:table-cell/>
          <table:table-cell table:style-name="ce63" table:formula="of:=[.D197]-[.I197]" office:value-type="float" office:value="4.10000004231779" calcext:value-type="float">
            <text:p>4.10</text:p>
          </table:table-cell>
          <table:table-cell table:style-name="ce63" table:formula="of:=[.J197]" office:value-type="float" office:value="9.79999973789184" calcext:value-type="float">
            <text:p>9.80</text:p>
          </table:table-cell>
          <table:table-cell table:style-name="ce122" table:formula="of:=[.A198]*[.D198]+[.E198]" office:value-type="float" office:value="30.2999999494808" calcext:value-type="float">
            <text:p>30.3</text:p>
          </table:table-cell>
          <table:table-cell table:style-name="ce12"/>
          <table:table-cell table:style-name="ce126" table:formula="of:=[.F198]-[.B198]" office:value-type="float" office:value="-0.0000000505192225830342" calcext:value-type="float">
            <text:p>-5.05E-08</text:p>
          </table:table-cell>
          <table:table-cell table:style-name="ce132" table:formula="of:=[.$K$3]*[.H198]*[.A198]" office:value-type="float" office:value="-0.0000000151557667749103" calcext:value-type="float">
            <text:p>-0.00000002</text:p>
          </table:table-cell>
          <table:table-cell table:style-name="ce101" table:formula="of:=[.B198]-[.A198]*[.D198]" office:value-type="float" office:value="9.79999978841106" calcext:value-type="float">
            <text:p>9.80</text:p>
          </table:table-cell>
          <table:table-cell table:style-name="ce138" table:formula="of:=ABS([.H198])" office:value-type="float" office:value="0.0000000505192225830342" calcext:value-type="float">
            <text:p>0.00000005052</text:p>
          </table:table-cell>
          <table:table-cell table:number-columns-repeated="6"/>
        </table:table-row>
        <table:table-row table:style-name="ro3">
          <table:table-cell table:style-name="ce99" office:value-type="float" office:value="6" calcext:value-type="float">
            <text:p>6</text:p>
          </table:table-cell>
          <table:table-cell table:style-name="ce101" table:formula="of:=[.A199]*[.$A$3]+[.$B$3]" office:value-type="float" office:value="34.4" calcext:value-type="float">
            <text:p>34.40</text:p>
          </table:table-cell>
          <table:table-cell/>
          <table:table-cell table:style-name="ce63" table:formula="of:=[.D198]-[.I198]" office:value-type="float" office:value="4.10000005747355" calcext:value-type="float">
            <text:p>4.10</text:p>
          </table:table-cell>
          <table:table-cell table:style-name="ce63" table:formula="of:=[.J198]" office:value-type="float" office:value="9.79999978841106" calcext:value-type="float">
            <text:p>9.80</text:p>
          </table:table-cell>
          <table:table-cell table:style-name="ce122" table:formula="of:=[.A199]*[.D199]+[.E199]" office:value-type="float" office:value="34.4000001332524" calcext:value-type="float">
            <text:p>34.4</text:p>
          </table:table-cell>
          <table:table-cell table:style-name="ce12"/>
          <table:table-cell table:style-name="ce126" table:formula="of:=[.F199]-[.B199]" office:value-type="float" office:value="0.00000013325238512607" calcext:value-type="float">
            <text:p>1.33E-07</text:p>
          </table:table-cell>
          <table:table-cell table:style-name="ce132" table:formula="of:=[.$K$3]*[.H199]*[.A199]" office:value-type="float" office:value="0.0000000479708586453853" calcext:value-type="float">
            <text:p>0.00000005</text:p>
          </table:table-cell>
          <table:table-cell table:style-name="ce101" table:formula="of:=[.B199]-[.A199]*[.D199]" office:value-type="float" office:value="9.79999965515868" calcext:value-type="float">
            <text:p>9.80</text:p>
          </table:table-cell>
          <table:table-cell table:style-name="ce138" table:formula="of:=ABS([.H199])" office:value-type="float" office:value="0.00000013325238512607" calcext:value-type="float">
            <text:p>0.00000013325</text:p>
          </table:table-cell>
          <table:table-cell table:number-columns-repeated="6"/>
        </table:table-row>
        <table:table-row table:style-name="ro3">
          <table:table-cell table:style-name="ce99" office:value-type="float" office:value="7" calcext:value-type="float">
            <text:p>7</text:p>
          </table:table-cell>
          <table:table-cell table:style-name="ce101" table:formula="of:=[.A200]*[.$A$3]+[.$B$3]" office:value-type="float" office:value="38.5" calcext:value-type="float">
            <text:p>38.50</text:p>
          </table:table-cell>
          <table:table-cell/>
          <table:table-cell table:style-name="ce63" table:formula="of:=[.D199]-[.I199]" office:value-type="float" office:value="4.1000000095027" calcext:value-type="float">
            <text:p>4.10</text:p>
          </table:table-cell>
          <table:table-cell table:style-name="ce63" table:formula="of:=[.J199]" office:value-type="float" office:value="9.79999965515868" calcext:value-type="float">
            <text:p>9.80</text:p>
          </table:table-cell>
          <table:table-cell table:style-name="ce122" table:formula="of:=[.A200]*[.D200]+[.E200]" office:value-type="float" office:value="38.4999997216775" calcext:value-type="float">
            <text:p>38.5</text:p>
          </table:table-cell>
          <table:table-cell table:style-name="ce12"/>
          <table:table-cell table:style-name="ce126" table:formula="of:=[.F200]-[.B200]" office:value-type="float" office:value="-0.000000278322453084456" calcext:value-type="float">
            <text:p>-2.78E-07</text:p>
          </table:table-cell>
          <table:table-cell table:style-name="ce132" table:formula="of:=[.$K$3]*[.H200]*[.A200]" office:value-type="float" office:value="-0.000000116895430295472" calcext:value-type="float">
            <text:p>-0.00000012</text:p>
          </table:table-cell>
          <table:table-cell table:style-name="ce101" table:formula="of:=[.B200]-[.A200]*[.D200]" office:value-type="float" office:value="9.79999993348113" calcext:value-type="float">
            <text:p>9.80</text:p>
          </table:table-cell>
          <table:table-cell table:style-name="ce138" table:formula="of:=ABS([.H200])" office:value-type="float" office:value="0.000000278322453084456" calcext:value-type="float">
            <text:p>0.00000027832</text:p>
          </table:table-cell>
          <table:table-cell table:number-columns-repeated="6"/>
        </table:table-row>
        <table:table-row table:style-name="ro3">
          <table:table-cell table:style-name="ce99" office:value-type="float" office:value="8" calcext:value-type="float">
            <text:p>8</text:p>
          </table:table-cell>
          <table:table-cell table:style-name="ce101" table:formula="of:=[.A201]*[.$A$3]+[.$B$3]" office:value-type="float" office:value="42.6" calcext:value-type="float">
            <text:p>42.60</text:p>
          </table:table-cell>
          <table:table-cell/>
          <table:table-cell table:style-name="ce63" table:formula="of:=[.D200]-[.I200]" office:value-type="float" office:value="4.10000012639813" calcext:value-type="float">
            <text:p>4.10</text:p>
          </table:table-cell>
          <table:table-cell table:style-name="ce63" table:formula="of:=[.J200]" office:value-type="float" office:value="9.79999993348113" calcext:value-type="float">
            <text:p>9.80</text:p>
          </table:table-cell>
          <table:table-cell table:style-name="ce122" table:formula="of:=[.A201]*[.D201]+[.E201]" office:value-type="float" office:value="42.6000009446661" calcext:value-type="float">
            <text:p>42.6</text:p>
          </table:table-cell>
          <table:table-cell table:style-name="ce12"/>
          <table:table-cell table:style-name="ce126" table:formula="of:=[.F201]-[.B201]" office:value-type="float" office:value="0.000000944666133761984" calcext:value-type="float">
            <text:p>9.45E-07</text:p>
          </table:table-cell>
          <table:table-cell table:style-name="ce132" table:formula="of:=[.$K$3]*[.H201]*[.A201]" office:value-type="float" office:value="0.000000453439744205753" calcext:value-type="float">
            <text:p>0.00000045</text:p>
          </table:table-cell>
          <table:table-cell table:style-name="ce101" table:formula="of:=[.B201]-[.A201]*[.D201]" office:value-type="float" office:value="9.799998988815" calcext:value-type="float">
            <text:p>9.80</text:p>
          </table:table-cell>
          <table:table-cell table:style-name="ce138" table:formula="of:=ABS([.H201])" office:value-type="float" office:value="0.000000944666133761984" calcext:value-type="float">
            <text:p>0.00000094467</text:p>
          </table:table-cell>
          <table:table-cell table:number-columns-repeated="6"/>
        </table:table-row>
        <table:table-row table:style-name="ro3">
          <table:table-cell table:style-name="ce112" office:value-type="float" office:value="1" calcext:value-type="float">
            <text:p>1</text:p>
          </table:table-cell>
          <table:table-cell table:style-name="ce114" table:formula="of:=[.A202]*[.$A$3]+[.$B$3]" office:value-type="float" office:value="13.9" calcext:value-type="float">
            <text:p>13.90</text:p>
          </table:table-cell>
          <table:table-cell/>
          <table:table-cell table:style-name="ce63" table:formula="of:=[.D201]-[.I201]" office:value-type="float" office:value="4.09999967295838" calcext:value-type="float">
            <text:p>4.10</text:p>
          </table:table-cell>
          <table:table-cell table:style-name="ce63" table:formula="of:=[.J201]" office:value-type="float" office:value="9.799998988815" calcext:value-type="float">
            <text:p>9.80</text:p>
          </table:table-cell>
          <table:table-cell table:style-name="ce122" table:formula="of:=[.A202]*[.D202]+[.E202]" office:value-type="float" office:value="13.8999986617734" calcext:value-type="float">
            <text:p>13.9</text:p>
          </table:table-cell>
          <table:table-cell table:style-name="ce12"/>
          <table:table-cell table:style-name="ce126" table:formula="of:=[.F202]-[.B202]" office:value-type="float" office:value="-0.00000133822662107264" calcext:value-type="float">
            <text:p>-1.34E-06</text:p>
          </table:table-cell>
          <table:table-cell table:style-name="ce132" table:formula="of:=[.$K$3]*[.H202]*[.A202]" office:value-type="float" office:value="-0.0000000802935972643581" calcext:value-type="float">
            <text:p>-0.00000008</text:p>
          </table:table-cell>
          <table:table-cell table:style-name="ce101" table:formula="of:=[.B202]-[.A202]*[.D202]" office:value-type="float" office:value="9.80000032704162" calcext:value-type="float">
            <text:p>9.80</text:p>
          </table:table-cell>
          <table:table-cell table:style-name="ce138" table:formula="of:=ABS([.H202])" office:value-type="float" office:value="0.00000133822662107264" calcext:value-type="float">
            <text:p>0.00000133823</text:p>
          </table:table-cell>
          <table:table-cell table:number-columns-repeated="6"/>
        </table:table-row>
        <table:table-row table:style-name="ro3">
          <table:table-cell table:style-name="ce112" office:value-type="float" office:value="2" calcext:value-type="float">
            <text:p>2</text:p>
          </table:table-cell>
          <table:table-cell table:style-name="ce114" table:formula="of:=[.A203]*[.$A$3]+[.$B$3]" office:value-type="float" office:value="18" calcext:value-type="float">
            <text:p>18.00</text:p>
          </table:table-cell>
          <table:table-cell/>
          <table:table-cell table:style-name="ce63" table:formula="of:=[.D202]-[.I202]" office:value-type="float" office:value="4.09999975325198" calcext:value-type="float">
            <text:p>4.10</text:p>
          </table:table-cell>
          <table:table-cell table:style-name="ce63" table:formula="of:=[.J202]" office:value-type="float" office:value="9.80000032704162" calcext:value-type="float">
            <text:p>9.80</text:p>
          </table:table-cell>
          <table:table-cell table:style-name="ce122" table:formula="of:=[.A203]*[.D203]+[.E203]" office:value-type="float" office:value="17.9999998335456" calcext:value-type="float">
            <text:p>18.0</text:p>
          </table:table-cell>
          <table:table-cell table:style-name="ce12"/>
          <table:table-cell table:style-name="ce126" table:formula="of:=[.F203]-[.B203]" office:value-type="float" office:value="-0.000000166454423577989" calcext:value-type="float">
            <text:p>-1.66E-07</text:p>
          </table:table-cell>
          <table:table-cell table:style-name="ce132" table:formula="of:=[.$K$3]*[.H203]*[.A203]" office:value-type="float" office:value="-0.0000000199745308293586" calcext:value-type="float">
            <text:p>-0.00000002</text:p>
          </table:table-cell>
          <table:table-cell table:style-name="ce101" table:formula="of:=[.B203]-[.A203]*[.D203]" office:value-type="float" office:value="9.80000049349604" calcext:value-type="float">
            <text:p>9.80</text:p>
          </table:table-cell>
          <table:table-cell table:style-name="ce138" table:formula="of:=ABS([.H203])" office:value-type="float" office:value="0.000000166454423577989" calcext:value-type="float">
            <text:p>0.00000016645</text:p>
          </table:table-cell>
          <table:table-cell table:number-columns-repeated="6"/>
        </table:table-row>
        <table:table-row table:style-name="ro3">
          <table:table-cell table:style-name="ce112" office:value-type="float" office:value="3" calcext:value-type="float">
            <text:p>3</text:p>
          </table:table-cell>
          <table:table-cell table:style-name="ce114" table:formula="of:=[.A204]*[.$A$3]+[.$B$3]" office:value-type="float" office:value="22.1" calcext:value-type="float">
            <text:p>22.10</text:p>
          </table:table-cell>
          <table:table-cell/>
          <table:table-cell table:style-name="ce63" table:formula="of:=[.D203]-[.I203]" office:value-type="float" office:value="4.09999977322651" calcext:value-type="float">
            <text:p>4.10</text:p>
          </table:table-cell>
          <table:table-cell table:style-name="ce63" table:formula="of:=[.J203]" office:value-type="float" office:value="9.80000049349604" calcext:value-type="float">
            <text:p>9.80</text:p>
          </table:table-cell>
          <table:table-cell table:style-name="ce122" table:formula="of:=[.A204]*[.D204]+[.E204]" office:value-type="float" office:value="22.0999998131756" calcext:value-type="float">
            <text:p>22.1</text:p>
          </table:table-cell>
          <table:table-cell table:style-name="ce12"/>
          <table:table-cell table:style-name="ce126" table:formula="of:=[.F204]-[.B204]" office:value-type="float" office:value="-0.000000186824429704302" calcext:value-type="float">
            <text:p>-1.87E-07</text:p>
          </table:table-cell>
          <table:table-cell table:style-name="ce132" table:formula="of:=[.$K$3]*[.H204]*[.A204]" office:value-type="float" office:value="-0.0000000336283973467744" calcext:value-type="float">
            <text:p>-0.00000003</text:p>
          </table:table-cell>
          <table:table-cell table:style-name="ce101" table:formula="of:=[.B204]-[.A204]*[.D204]" office:value-type="float" office:value="9.80000068032047" calcext:value-type="float">
            <text:p>9.80</text:p>
          </table:table-cell>
          <table:table-cell table:style-name="ce138" table:formula="of:=ABS([.H204])" office:value-type="float" office:value="0.000000186824429704302" calcext:value-type="float">
            <text:p>0.00000018682</text:p>
          </table:table-cell>
          <table:table-cell table:number-columns-repeated="6"/>
        </table:table-row>
        <table:table-row table:style-name="ro3">
          <table:table-cell table:style-name="ce112" office:value-type="float" office:value="4" calcext:value-type="float">
            <text:p>4</text:p>
          </table:table-cell>
          <table:table-cell table:style-name="ce114" table:formula="of:=[.A205]*[.$A$3]+[.$B$3]" office:value-type="float" office:value="26.2" calcext:value-type="float">
            <text:p>26.20</text:p>
          </table:table-cell>
          <table:table-cell/>
          <table:table-cell table:style-name="ce63" table:formula="of:=[.D204]-[.I204]" office:value-type="float" office:value="4.09999980685491" calcext:value-type="float">
            <text:p>4.10</text:p>
          </table:table-cell>
          <table:table-cell table:style-name="ce63" table:formula="of:=[.J204]" office:value-type="float" office:value="9.80000068032047" calcext:value-type="float">
            <text:p>9.80</text:p>
          </table:table-cell>
          <table:table-cell table:style-name="ce122" table:formula="of:=[.A205]*[.D205]+[.E205]" office:value-type="float" office:value="26.1999999077401" calcext:value-type="float">
            <text:p>26.2</text:p>
          </table:table-cell>
          <table:table-cell table:style-name="ce12"/>
          <table:table-cell table:style-name="ce126" table:formula="of:=[.F205]-[.B205]" office:value-type="float" office:value="-0.0000000922598992758594" calcext:value-type="float">
            <text:p>-9.23E-08</text:p>
          </table:table-cell>
          <table:table-cell table:style-name="ce132" table:formula="of:=[.$K$3]*[.H205]*[.A205]" office:value-type="float" office:value="-0.0000000221423758262063" calcext:value-type="float">
            <text:p>-0.00000002</text:p>
          </table:table-cell>
          <table:table-cell table:style-name="ce101" table:formula="of:=[.B205]-[.A205]*[.D205]" office:value-type="float" office:value="9.80000077258038" calcext:value-type="float">
            <text:p>9.80</text:p>
          </table:table-cell>
          <table:table-cell table:style-name="ce138" table:formula="of:=ABS([.H205])" office:value-type="float" office:value="0.0000000922598992758594" calcext:value-type="float">
            <text:p>0.00000009226</text:p>
          </table:table-cell>
          <table:table-cell table:number-columns-repeated="6"/>
        </table:table-row>
        <table:table-row table:style-name="ro3">
          <table:table-cell table:style-name="ce112" office:value-type="float" office:value="5" calcext:value-type="float">
            <text:p>5</text:p>
          </table:table-cell>
          <table:table-cell table:style-name="ce114" table:formula="of:=[.A206]*[.$A$3]+[.$B$3]" office:value-type="float" office:value="30.3" calcext:value-type="float">
            <text:p>30.30</text:p>
          </table:table-cell>
          <table:table-cell/>
          <table:table-cell table:style-name="ce63" table:formula="of:=[.D205]-[.I205]" office:value-type="float" office:value="4.09999982899728" calcext:value-type="float">
            <text:p>4.10</text:p>
          </table:table-cell>
          <table:table-cell table:style-name="ce63" table:formula="of:=[.J205]" office:value-type="float" office:value="9.80000077258038" calcext:value-type="float">
            <text:p>9.80</text:p>
          </table:table-cell>
          <table:table-cell table:style-name="ce122" table:formula="of:=[.A206]*[.D206]+[.E206]" office:value-type="float" office:value="30.2999999175668" calcext:value-type="float">
            <text:p>30.3</text:p>
          </table:table-cell>
          <table:table-cell table:style-name="ce12"/>
          <table:table-cell table:style-name="ce126" table:formula="of:=[.F206]-[.B206]" office:value-type="float" office:value="-0.0000000824332140325623" calcext:value-type="float">
            <text:p>-8.24E-08</text:p>
          </table:table-cell>
          <table:table-cell table:style-name="ce132" table:formula="of:=[.$K$3]*[.H206]*[.A206]" office:value-type="float" office:value="-0.0000000247299642097687" calcext:value-type="float">
            <text:p>-0.00000002</text:p>
          </table:table-cell>
          <table:table-cell table:style-name="ce101" table:formula="of:=[.B206]-[.A206]*[.D206]" office:value-type="float" office:value="9.80000085501359" calcext:value-type="float">
            <text:p>9.80</text:p>
          </table:table-cell>
          <table:table-cell table:style-name="ce138" table:formula="of:=ABS([.H206])" office:value-type="float" office:value="0.0000000824332140325623" calcext:value-type="float">
            <text:p>0.00000008243</text:p>
          </table:table-cell>
          <table:table-cell table:number-columns-repeated="6"/>
        </table:table-row>
        <table:table-row table:style-name="ro3">
          <table:table-cell table:style-name="ce112" office:value-type="float" office:value="6" calcext:value-type="float">
            <text:p>6</text:p>
          </table:table-cell>
          <table:table-cell table:style-name="ce114" table:formula="of:=[.A207]*[.$A$3]+[.$B$3]" office:value-type="float" office:value="34.4" calcext:value-type="float">
            <text:p>34.40</text:p>
          </table:table-cell>
          <table:table-cell/>
          <table:table-cell table:style-name="ce63" table:formula="of:=[.D206]-[.I206]" office:value-type="float" office:value="4.09999985372725" calcext:value-type="float">
            <text:p>4.10</text:p>
          </table:table-cell>
          <table:table-cell table:style-name="ce63" table:formula="of:=[.J206]" office:value-type="float" office:value="9.80000085501359" calcext:value-type="float">
            <text:p>9.80</text:p>
          </table:table-cell>
          <table:table-cell table:style-name="ce122" table:formula="of:=[.A207]*[.D207]+[.E207]" office:value-type="float" office:value="34.3999999773771" calcext:value-type="float">
            <text:p>34.4</text:p>
          </table:table-cell>
          <table:table-cell table:style-name="ce12"/>
          <table:table-cell table:style-name="ce126" table:formula="of:=[.F207]-[.B207]" office:value-type="float" office:value="-0.000000022622934636729" calcext:value-type="float">
            <text:p>-2.26E-08</text:p>
          </table:table-cell>
          <table:table-cell table:style-name="ce132" table:formula="of:=[.$K$3]*[.H207]*[.A207]" office:value-type="float" office:value="-0.00000000814425646922246" calcext:value-type="float">
            <text:p>-0.00000001</text:p>
          </table:table-cell>
          <table:table-cell table:style-name="ce101" table:formula="of:=[.B207]-[.A207]*[.D207]" office:value-type="float" office:value="9.80000087763652" calcext:value-type="float">
            <text:p>9.80</text:p>
          </table:table-cell>
          <table:table-cell table:style-name="ce138" table:formula="of:=ABS([.H207])" office:value-type="float" office:value="0.000000022622934636729" calcext:value-type="float">
            <text:p>0.00000002262</text:p>
          </table:table-cell>
          <table:table-cell table:number-columns-repeated="6"/>
        </table:table-row>
        <table:table-row table:style-name="ro3">
          <table:table-cell table:style-name="ce112" office:value-type="float" office:value="7" calcext:value-type="float">
            <text:p>7</text:p>
          </table:table-cell>
          <table:table-cell table:style-name="ce114" table:formula="of:=[.A208]*[.$A$3]+[.$B$3]" office:value-type="float" office:value="38.5" calcext:value-type="float">
            <text:p>38.50</text:p>
          </table:table-cell>
          <table:table-cell/>
          <table:table-cell table:style-name="ce63" table:formula="of:=[.D207]-[.I207]" office:value-type="float" office:value="4.0999998618715" calcext:value-type="float">
            <text:p>4.10</text:p>
          </table:table-cell>
          <table:table-cell table:style-name="ce63" table:formula="of:=[.J207]" office:value-type="float" office:value="9.80000087763652" calcext:value-type="float">
            <text:p>9.80</text:p>
          </table:table-cell>
          <table:table-cell table:style-name="ce122" table:formula="of:=[.A208]*[.D208]+[.E208]" office:value-type="float" office:value="38.499999910737" calcext:value-type="float">
            <text:p>38.5</text:p>
          </table:table-cell>
          <table:table-cell table:style-name="ce12"/>
          <table:table-cell table:style-name="ce126" table:formula="of:=[.F208]-[.B208]" office:value-type="float" office:value="-0.0000000892629543614021" calcext:value-type="float">
            <text:p>-8.93E-08</text:p>
          </table:table-cell>
          <table:table-cell table:style-name="ce132" table:formula="of:=[.$K$3]*[.H208]*[.A208]" office:value-type="float" office:value="-0.0000000374904408317889" calcext:value-type="float">
            <text:p>-0.00000004</text:p>
          </table:table-cell>
          <table:table-cell table:style-name="ce101" table:formula="of:=[.B208]-[.A208]*[.D208]" office:value-type="float" office:value="9.80000096689948" calcext:value-type="float">
            <text:p>9.80</text:p>
          </table:table-cell>
          <table:table-cell table:style-name="ce138" table:formula="of:=ABS([.H208])" office:value-type="float" office:value="0.0000000892629543614021" calcext:value-type="float">
            <text:p>0.00000008926</text:p>
          </table:table-cell>
          <table:table-cell table:number-columns-repeated="6"/>
        </table:table-row>
        <table:table-row table:style-name="ro3">
          <table:table-cell table:style-name="ce112" office:value-type="float" office:value="8" calcext:value-type="float">
            <text:p>8</text:p>
          </table:table-cell>
          <table:table-cell table:style-name="ce114" table:formula="of:=[.A209]*[.$A$3]+[.$B$3]" office:value-type="float" office:value="42.6" calcext:value-type="float">
            <text:p>42.60</text:p>
          </table:table-cell>
          <table:table-cell/>
          <table:table-cell table:style-name="ce63" table:formula="of:=[.D208]-[.I208]" office:value-type="float" office:value="4.09999989936194" calcext:value-type="float">
            <text:p>4.10</text:p>
          </table:table-cell>
          <table:table-cell table:style-name="ce63" table:formula="of:=[.J208]" office:value-type="float" office:value="9.80000096689948" calcext:value-type="float">
            <text:p>9.80</text:p>
          </table:table-cell>
          <table:table-cell table:style-name="ce122" table:formula="of:=[.A209]*[.D209]+[.E209]" office:value-type="float" office:value="42.600000161795" calcext:value-type="float">
            <text:p>42.6</text:p>
          </table:table-cell>
          <table:table-cell table:style-name="ce12"/>
          <table:table-cell table:style-name="ce126" table:formula="of:=[.F209]-[.B209]" office:value-type="float" office:value="0.000000161795028930101" calcext:value-type="float">
            <text:p>1.62E-07</text:p>
          </table:table-cell>
          <table:table-cell table:style-name="ce132" table:formula="of:=[.$K$3]*[.H209]*[.A209]" office:value-type="float" office:value="0.0000000776616138864483" calcext:value-type="float">
            <text:p>0.00000008</text:p>
          </table:table-cell>
          <table:table-cell table:style-name="ce101" table:formula="of:=[.B209]-[.A209]*[.D209]" office:value-type="float" office:value="9.80000080510445" calcext:value-type="float">
            <text:p>9.80</text:p>
          </table:table-cell>
          <table:table-cell table:style-name="ce138" table:formula="of:=ABS([.H209])" office:value-type="float" office:value="0.000000161795028930101" calcext:value-type="float">
            <text:p>0.00000016180</text:p>
          </table:table-cell>
          <table:table-cell table:number-columns-repeated="6"/>
        </table:table-row>
        <table:table-row table:style-name="ro3" table:number-rows-repeated="104836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Hoja_3" table:style-name="ta1">
        <table:shapes>
          <draw:frame draw:z-index="0" draw:style-name="gr1" draw:text-style-name="P1" svg:width="25.889cm" svg:height="9.004cm" svg:x="2.174cm" svg:y="91.317cm">
            <draw:object draw:notify-on-update-of-ranges="Hoja_3.L12:Hoja_3.L2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ce7"/>
        <table:table-column table:style-name="co1" table:default-cell-style-name="ce7"/>
        <table:table-column table:style-name="co11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column table:style-name="co1" table:number-columns-repeated="2" table:default-cell-style-name="ce4"/>
        <table:table-column table:style-name="co12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3">
          <table:table-cell table:number-columns-repeated="18"/>
        </table:table-row>
        <table:table-row table:style-name="ro3">
          <table:table-cell table:style-name="ce42" office:value-type="string" calcext:value-type="string">
            <text:p>a</text:p>
          </table:table-cell>
          <table:table-cell table:style-name="ce42" office:value-type="string" calcext:value-type="string">
            <text:p>b</text:p>
          </table:table-cell>
          <table:table-cell table:number-columns-repeated="16"/>
        </table:table-row>
        <table:table-row table:style-name="ro3">
          <table:table-cell table:style-name="ce42" table:formula="of:=1.8" office:value-type="float" office:value="1.8" calcext:value-type="float">
            <text:p>1.8</text:p>
          </table:table-cell>
          <table:table-cell table:style-name="ce42" office:value-type="float" office:value="32" calcext:value-type="float">
            <text:p>32</text:p>
          </table:table-cell>
          <table:table-cell table:number-columns-repeated="16"/>
        </table:table-row>
        <table:table-row table:style-name="ro3">
          <table:table-cell table:style-name="ce87" table:number-columns-repeated="2"/>
          <table:table-cell table:number-columns-repeated="7"/>
          <table:table-cell table:style-name="ce67"/>
          <table:table-cell table:style-name="ce152" office:value-type="string" calcext:value-type="string">
            <text:p>Learning Rate w1</text:p>
          </table:table-cell>
          <table:table-cell table:number-columns-repeated="7"/>
        </table:table-row>
        <table:table-row table:style-name="ro3">
          <table:table-cell table:number-columns-repeated="9"/>
          <table:table-cell table:style-name="ce7"/>
          <table:table-cell table:style-name="ce153" office:value-type="float" office:value="0.06" calcext:value-type="float">
            <text:p>0.06</text:p>
          </table:table-cell>
          <table:table-cell table:number-columns-repeated="7"/>
        </table:table-row>
        <table:table-row table:style-name="ro3">
          <table:table-cell table:number-columns-repeated="18"/>
        </table:table-row>
        <table:table-row table:style-name="ro2">
          <table:table-cell table:number-columns-repeated="2"/>
          <table:table-cell table:style-name="ce123" office:value-type="string" calcext:value-type="string">
            <text:p>Red neuronal de un perceptron para pasar de Celsius a Fareinher</text:p>
          </table:table-cell>
          <table:table-cell table:style-name="ce123" table:number-columns-repeated="5"/>
          <table:table-cell table:style-name="ce104" table:number-columns-repeated="2"/>
          <table:table-cell table:number-columns-repeated="8"/>
        </table:table-row>
        <table:table-row table:style-name="ro2" table:number-rows-repeated="2">
          <table:table-cell table:number-columns-repeated="2"/>
          <table:table-cell table:style-name="ce123" table:number-columns-repeated="6"/>
          <table:table-cell table:style-name="ce104" table:number-columns-repeated="2"/>
          <table:table-cell table:number-columns-repeated="8"/>
        </table:table-row>
        <table:table-row table:style-name="ro2">
          <table:table-cell table:style-name="ce6" office:value-type="string" calcext:value-type="string">
            <text:p>Dato In</text:p>
          </table:table-cell>
          <table:table-cell table:style-name="ce6" office:value-type="string" calcext:value-type="string">
            <text:p>Etiqueta</text:p>
          </table:table-cell>
          <table:table-cell table:style-name="ce123" table:number-columns-repeated="6"/>
          <table:table-cell table:style-name="ce104" table:number-columns-repeated="2"/>
          <table:table-cell table:number-columns-repeated="8"/>
        </table:table-row>
        <table:table-row table:style-name="ro2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/>
          <table:table-cell table:style-name="ce62" office:value-type="string" calcext:value-type="string">
            <text:p>w1</text:p>
          </table:table-cell>
          <table:table-cell table:style-name="ce62" office:value-type="string" calcext:value-type="string">
            <text:p>b1</text:p>
          </table:table-cell>
          <table:table-cell table:style-name="ce33" office:value-type="string" calcext:value-type="string">
            <text:p>Predicción</text:p>
          </table:table-cell>
          <table:table-cell table:style-name="ce69"/>
          <table:table-cell table:style-name="ce1" office:value-type="string" calcext:value-type="string">
            <text:p>Diferencia</text:p>
          </table:table-cell>
          <table:table-cell table:style-name="ce16" office:value-type="string" calcext:value-type="string">
            <text:p>Change W1</text:p>
          </table:table-cell>
          <table:table-cell table:style-name="ce16" office:value-type="string" calcext:value-type="string">
            <text:p>New B1</text:p>
          </table:table-cell>
          <table:table-cell table:style-name="ce67"/>
          <table:table-cell table:style-name="ce20" office:value-type="string" calcext:value-type="string">
            <text:p>| Diferencia |</text:p>
          </table:table-cell>
          <table:table-cell/>
          <table:table-cell table:style-name="ce115" office:value-type="string" calcext:value-type="string" table:number-columns-spanned="3" table:number-rows-spanned="1">
            <text:p>Learning rate = Learning coeficient</text:p>
          </table:table-cell>
          <table:covered-table-cell table:number-columns-repeated="2"/>
          <table:table-cell table:style-name="ce7" office:value-type="float" office:value="0.04" calcext:value-type="float">
            <text:p>0.04</text:p>
          </table:table-cell>
          <table:table-cell/>
        </table:table-row>
        <table:table-row table:style-name="ro3">
          <table:table-cell table:style-name="ce143" office:value-type="float" office:value="1" calcext:value-type="float">
            <text:p>1</text:p>
          </table:table-cell>
          <table:table-cell table:style-name="ce147" table:formula="of:=[.A12]*[.$A$3]+[.$B$3]" office:value-type="float" office:value="33.8" calcext:value-type="float">
            <text:p>33.80</text:p>
          </table:table-cell>
          <table:table-cell/>
          <table:table-cell table:style-name="ce63" office:value-type="float" office:value="5" calcext:value-type="float">
            <text:p>5.00</text:p>
          </table:table-cell>
          <table:table-cell table:style-name="ce63" office:value-type="float" office:value="6" calcext:value-type="float">
            <text:p>6.00</text:p>
          </table:table-cell>
          <table:table-cell table:style-name="ce122" table:formula="of:=[.A12]*[.D12]+[.E12]" office:value-type="float" office:value="11" calcext:value-type="float">
            <text:p>11.0</text:p>
          </table:table-cell>
          <table:table-cell table:style-name="ce12"/>
          <table:table-cell table:style-name="ce47" table:formula="of:=[.F12]-[.B12]" office:value-type="float" office:value="-22.8" calcext:value-type="float">
            <text:p>-2.28E+01</text:p>
          </table:table-cell>
          <table:table-cell table:style-name="ce132" table:formula="of:=[.$K$5]*[.H12]*[.A12]" office:value-type="float" office:value="-1.368" calcext:value-type="float">
            <text:p>-1.36800000</text:p>
          </table:table-cell>
          <table:table-cell table:style-name="ce101" table:formula="of:=[.B12]-[.A12]*[.D12]" office:value-type="float" office:value="28.8" calcext:value-type="float">
            <text:p>28.80</text:p>
          </table:table-cell>
          <table:table-cell table:style-name="ce154"/>
          <table:table-cell table:style-name="ce146" table:formula="of:=ABS([.H12])" office:value-type="float" office:value="22.8" calcext:value-type="float">
            <text:p>22.8</text:p>
          </table:table-cell>
          <table:table-cell table:number-columns-repeated="6"/>
        </table:table-row>
        <table:table-row table:style-name="ro3">
          <table:table-cell table:style-name="ce143" office:value-type="float" office:value="2" calcext:value-type="float">
            <text:p>2</text:p>
          </table:table-cell>
          <table:table-cell table:style-name="ce147" table:formula="of:=[.A13]*[.$A$3]+[.$B$3]" office:value-type="float" office:value="35.6" calcext:value-type="float">
            <text:p>35.60</text:p>
          </table:table-cell>
          <table:table-cell/>
          <table:table-cell table:style-name="ce63" table:formula="of:=[.D12]-[.I12]" office:value-type="float" office:value="6.368" calcext:value-type="float">
            <text:p>6.37</text:p>
          </table:table-cell>
          <table:table-cell table:style-name="ce63" table:formula="of:=[.J12]" office:value-type="float" office:value="28.8" calcext:value-type="float">
            <text:p>28.80</text:p>
          </table:table-cell>
          <table:table-cell table:style-name="ce122" table:formula="of:=[.A13]*[.D13]+[.E13]" office:value-type="float" office:value="41.536" calcext:value-type="float">
            <text:p>41.5</text:p>
          </table:table-cell>
          <table:table-cell table:style-name="ce12"/>
          <table:table-cell table:style-name="ce47" table:formula="of:=[.F13]-[.B13]" office:value-type="float" office:value="5.936" calcext:value-type="float">
            <text:p>5.94E+00</text:p>
          </table:table-cell>
          <table:table-cell table:style-name="ce132" table:formula="of:=[.$K$5]*[.H13]*[.A13]" office:value-type="float" office:value="0.71232" calcext:value-type="float">
            <text:p>0.71232000</text:p>
          </table:table-cell>
          <table:table-cell table:style-name="ce101" table:formula="of:=[.B13]-[.A13]*[.D13]" office:value-type="float" office:value="22.864" calcext:value-type="float">
            <text:p>22.86</text:p>
          </table:table-cell>
          <table:table-cell/>
          <table:table-cell table:style-name="ce146" table:formula="of:=ABS([.H13])" office:value-type="float" office:value="5.936" calcext:value-type="float">
            <text:p>5.936</text:p>
          </table:table-cell>
          <table:table-cell table:number-columns-repeated="6"/>
        </table:table-row>
        <table:table-row table:style-name="ro3">
          <table:table-cell table:style-name="ce143" office:value-type="float" office:value="3" calcext:value-type="float">
            <text:p>3</text:p>
          </table:table-cell>
          <table:table-cell table:style-name="ce147" table:formula="of:=[.A14]*[.$A$3]+[.$B$3]" office:value-type="float" office:value="37.4" calcext:value-type="float">
            <text:p>37.40</text:p>
          </table:table-cell>
          <table:table-cell/>
          <table:table-cell table:style-name="ce63" table:formula="of:=[.D13]-[.I13]" office:value-type="float" office:value="5.65568" calcext:value-type="float">
            <text:p>5.66</text:p>
          </table:table-cell>
          <table:table-cell table:style-name="ce63" table:formula="of:=[.J13]" office:value-type="float" office:value="22.864" calcext:value-type="float">
            <text:p>22.86</text:p>
          </table:table-cell>
          <table:table-cell table:style-name="ce122" table:formula="of:=[.A14]*[.D14]+[.E14]" office:value-type="float" office:value="39.83104" calcext:value-type="float">
            <text:p>39.8</text:p>
          </table:table-cell>
          <table:table-cell table:style-name="ce12"/>
          <table:table-cell table:style-name="ce47" table:formula="of:=[.F14]-[.B14]" office:value-type="float" office:value="2.43104" calcext:value-type="float">
            <text:p>2.43E+00</text:p>
          </table:table-cell>
          <table:table-cell table:style-name="ce132" table:formula="of:=[.$K$5]*[.H14]*[.A14]" office:value-type="float" office:value="0.4375872" calcext:value-type="float">
            <text:p>0.43758720</text:p>
          </table:table-cell>
          <table:table-cell table:style-name="ce101" table:formula="of:=[.B14]-[.A14]*[.D14]" office:value-type="float" office:value="20.43296" calcext:value-type="float">
            <text:p>20.43</text:p>
          </table:table-cell>
          <table:table-cell/>
          <table:table-cell table:style-name="ce146" table:formula="of:=ABS([.H14])" office:value-type="float" office:value="2.43104" calcext:value-type="float">
            <text:p>2.43104</text:p>
          </table:table-cell>
          <table:table-cell table:number-columns-repeated="6"/>
        </table:table-row>
        <table:table-row table:style-name="ro3">
          <table:table-cell table:style-name="ce143" office:value-type="float" office:value="4" calcext:value-type="float">
            <text:p>4</text:p>
          </table:table-cell>
          <table:table-cell table:style-name="ce147" table:formula="of:=[.A15]*[.$A$3]+[.$B$3]" office:value-type="float" office:value="39.2" calcext:value-type="float">
            <text:p>39.20</text:p>
          </table:table-cell>
          <table:table-cell/>
          <table:table-cell table:style-name="ce63" table:formula="of:=[.D14]-[.I14]" office:value-type="float" office:value="5.2180928" calcext:value-type="float">
            <text:p>5.22</text:p>
          </table:table-cell>
          <table:table-cell table:style-name="ce63" table:formula="of:=[.J14]" office:value-type="float" office:value="20.43296" calcext:value-type="float">
            <text:p>20.43</text:p>
          </table:table-cell>
          <table:table-cell table:style-name="ce122" table:formula="of:=[.A15]*[.D15]+[.E15]" office:value-type="float" office:value="41.3053312" calcext:value-type="float">
            <text:p>41.3</text:p>
          </table:table-cell>
          <table:table-cell table:style-name="ce12"/>
          <table:table-cell table:style-name="ce47" table:formula="of:=[.F15]-[.B15]" office:value-type="float" office:value="2.10533119999999" calcext:value-type="float">
            <text:p>2.11E+00</text:p>
          </table:table-cell>
          <table:table-cell table:style-name="ce132" table:formula="of:=[.$K$5]*[.H15]*[.A15]" office:value-type="float" office:value="0.505279487999999" calcext:value-type="float">
            <text:p>0.50527949</text:p>
          </table:table-cell>
          <table:table-cell table:style-name="ce101" table:formula="of:=[.B15]-[.A15]*[.D15]" office:value-type="float" office:value="18.3276288" calcext:value-type="float">
            <text:p>18.33</text:p>
          </table:table-cell>
          <table:table-cell/>
          <table:table-cell table:style-name="ce146" table:formula="of:=ABS([.H15])" office:value-type="float" office:value="2.10533119999999" calcext:value-type="float">
            <text:p>2.10533119999999</text:p>
          </table:table-cell>
          <table:table-cell table:number-columns-repeated="6"/>
        </table:table-row>
        <table:table-row table:style-name="ro3">
          <table:table-cell table:style-name="ce143" office:value-type="float" office:value="5" calcext:value-type="float">
            <text:p>5</text:p>
          </table:table-cell>
          <table:table-cell table:style-name="ce147" table:formula="of:=[.A16]*[.$A$3]+[.$B$3]" office:value-type="float" office:value="41" calcext:value-type="float">
            <text:p>41.00</text:p>
          </table:table-cell>
          <table:table-cell/>
          <table:table-cell table:style-name="ce63" table:formula="of:=[.D15]-[.I15]" office:value-type="float" office:value="4.712813312" calcext:value-type="float">
            <text:p>4.71</text:p>
          </table:table-cell>
          <table:table-cell table:style-name="ce63" table:formula="of:=[.J15]" office:value-type="float" office:value="18.3276288" calcext:value-type="float">
            <text:p>18.33</text:p>
          </table:table-cell>
          <table:table-cell table:style-name="ce122" table:formula="of:=[.A16]*[.D16]+[.E16]" office:value-type="float" office:value="41.89169536" calcext:value-type="float">
            <text:p>41.9</text:p>
          </table:table-cell>
          <table:table-cell table:style-name="ce12"/>
          <table:table-cell table:style-name="ce47" table:formula="of:=[.F16]-[.B16]" office:value-type="float" office:value="0.891695360000014" calcext:value-type="float">
            <text:p>8.92E-01</text:p>
          </table:table-cell>
          <table:table-cell table:style-name="ce132" table:formula="of:=[.$K$5]*[.H16]*[.A16]" office:value-type="float" office:value="0.267508608000004" calcext:value-type="float">
            <text:p>0.26750861</text:p>
          </table:table-cell>
          <table:table-cell table:style-name="ce101" table:formula="of:=[.B16]-[.A16]*[.D16]" office:value-type="float" office:value="17.43593344" calcext:value-type="float">
            <text:p>17.44</text:p>
          </table:table-cell>
          <table:table-cell/>
          <table:table-cell table:style-name="ce146" table:formula="of:=ABS([.H16])" office:value-type="float" office:value="0.891695360000014" calcext:value-type="float">
            <text:p>0.891695360000014</text:p>
          </table:table-cell>
          <table:table-cell table:number-columns-repeated="6"/>
        </table:table-row>
        <table:table-row table:style-name="ro3">
          <table:table-cell table:style-name="ce143" office:value-type="float" office:value="6" calcext:value-type="float">
            <text:p>6</text:p>
          </table:table-cell>
          <table:table-cell table:style-name="ce147" table:formula="of:=[.A17]*[.$A$3]+[.$B$3]" office:value-type="float" office:value="42.8" calcext:value-type="float">
            <text:p>42.80</text:p>
          </table:table-cell>
          <table:table-cell/>
          <table:table-cell table:style-name="ce63" table:formula="of:=[.D16]-[.I16]" office:value-type="float" office:value="4.445304704" calcext:value-type="float">
            <text:p>4.45</text:p>
          </table:table-cell>
          <table:table-cell table:style-name="ce63" table:formula="of:=[.J16]" office:value-type="float" office:value="17.43593344" calcext:value-type="float">
            <text:p>17.44</text:p>
          </table:table-cell>
          <table:table-cell table:style-name="ce122" table:formula="of:=[.A17]*[.D17]+[.E17]" office:value-type="float" office:value="44.107761664" calcext:value-type="float">
            <text:p>44.1</text:p>
          </table:table-cell>
          <table:table-cell table:style-name="ce12"/>
          <table:table-cell table:style-name="ce47" table:formula="of:=[.F17]-[.B17]" office:value-type="float" office:value="1.30776166399998" calcext:value-type="float">
            <text:p>1.31E+00</text:p>
          </table:table-cell>
          <table:table-cell table:style-name="ce132" table:formula="of:=[.$K$5]*[.H17]*[.A17]" office:value-type="float" office:value="0.470794199039991" calcext:value-type="float">
            <text:p>0.47079420</text:p>
          </table:table-cell>
          <table:table-cell table:style-name="ce101" table:formula="of:=[.B17]-[.A17]*[.D17]" office:value-type="float" office:value="16.128171776" calcext:value-type="float">
            <text:p>16.13</text:p>
          </table:table-cell>
          <table:table-cell/>
          <table:table-cell table:style-name="ce146" table:formula="of:=ABS([.H17])" office:value-type="float" office:value="1.30776166399998" calcext:value-type="float">
            <text:p>1.30776166399998</text:p>
          </table:table-cell>
          <table:table-cell table:number-columns-repeated="6"/>
        </table:table-row>
        <table:table-row table:style-name="ro2">
          <table:table-cell table:style-name="ce143" office:value-type="float" office:value="7" calcext:value-type="float">
            <text:p>7</text:p>
          </table:table-cell>
          <table:table-cell table:style-name="ce147" table:formula="of:=[.A18]*[.$A$3]+[.$B$3]" office:value-type="float" office:value="44.6" calcext:value-type="float">
            <text:p>44.60</text:p>
          </table:table-cell>
          <table:table-cell/>
          <table:table-cell table:style-name="ce63" table:formula="of:=[.D17]-[.I17]" office:value-type="float" office:value="3.97451050496001" calcext:value-type="float">
            <text:p>3.97</text:p>
          </table:table-cell>
          <table:table-cell table:style-name="ce63" table:formula="of:=[.J17]" office:value-type="float" office:value="16.128171776" calcext:value-type="float">
            <text:p>16.13</text:p>
          </table:table-cell>
          <table:table-cell table:style-name="ce122" table:formula="of:=[.A18]*[.D18]+[.E18]" office:value-type="float" office:value="43.9497453107201" calcext:value-type="float">
            <text:p>43.9</text:p>
          </table:table-cell>
          <table:table-cell table:style-name="ce12"/>
          <table:table-cell table:style-name="ce47" table:formula="of:=[.F18]-[.B18]" office:value-type="float" office:value="-0.65025468927994" calcext:value-type="float">
            <text:p>-6.50E-01</text:p>
          </table:table-cell>
          <table:table-cell table:style-name="ce132" table:formula="of:=[.$K$5]*[.H18]*[.A18]" office:value-type="float" office:value="-0.273106969497575" calcext:value-type="float">
            <text:p>-0.27310697</text:p>
          </table:table-cell>
          <table:table-cell table:style-name="ce101" table:formula="of:=[.B18]-[.A18]*[.D18]" office:value-type="float" office:value="16.77842646528" calcext:value-type="float">
            <text:p>16.78</text:p>
          </table:table-cell>
          <table:table-cell/>
          <table:table-cell table:style-name="ce146" table:formula="of:=ABS([.H18])" office:value-type="float" office:value="0.65025468927994" calcext:value-type="float">
            <text:p>0.65025468927994</text:p>
          </table:table-cell>
          <table:table-cell/>
          <table:table-cell table:style-name="ce102" office:value-type="string" calcext:value-type="string" table:number-columns-spanned="3" table:number-rows-spanned="1">
            <text:p>Predicción <text:s/>= <text:s text:c="3"/>X <text:s/>* <text:s/>w1(i) <text:s/>+ b1</text:p>
          </table:table-cell>
          <table:covered-table-cell table:number-columns-repeated="2" table:style-name="ce107"/>
          <table:table-cell table:number-columns-repeated="2"/>
        </table:table-row>
        <table:table-row table:style-name="ro3">
          <table:table-cell table:style-name="ce143" office:value-type="float" office:value="8" calcext:value-type="float">
            <text:p>8</text:p>
          </table:table-cell>
          <table:table-cell table:style-name="ce147" table:formula="of:=[.A19]*[.$A$3]+[.$B$3]" office:value-type="float" office:value="46.4" calcext:value-type="float">
            <text:p>46.40</text:p>
          </table:table-cell>
          <table:table-cell/>
          <table:table-cell table:style-name="ce63" table:formula="of:=[.D18]-[.I18]" office:value-type="float" office:value="4.24761747445758" calcext:value-type="float">
            <text:p>4.25</text:p>
          </table:table-cell>
          <table:table-cell table:style-name="ce63" table:formula="of:=[.J18]" office:value-type="float" office:value="16.77842646528" calcext:value-type="float">
            <text:p>16.78</text:p>
          </table:table-cell>
          <table:table-cell table:style-name="ce122" table:formula="of:=[.A19]*[.D19]+[.E19]" office:value-type="float" office:value="50.7593662609406" calcext:value-type="float">
            <text:p>50.8</text:p>
          </table:table-cell>
          <table:table-cell table:style-name="ce12"/>
          <table:table-cell table:style-name="ce47" table:formula="of:=[.F19]-[.B19]" office:value-type="float" office:value="4.35936626094061" calcext:value-type="float">
            <text:p>4.36E+00</text:p>
          </table:table-cell>
          <table:table-cell table:style-name="ce132" table:formula="of:=[.$K$5]*[.H19]*[.A19]" office:value-type="float" office:value="2.09249580525149" calcext:value-type="float">
            <text:p>2.09249581</text:p>
          </table:table-cell>
          <table:table-cell table:style-name="ce101" table:formula="of:=[.B19]-[.A19]*[.D19]" office:value-type="float" office:value="12.4190602043394" calcext:value-type="float">
            <text:p>12.42</text:p>
          </table:table-cell>
          <table:table-cell/>
          <table:table-cell table:style-name="ce146" table:formula="of:=ABS([.H19])" office:value-type="float" office:value="4.35936626094061" calcext:value-type="float">
            <text:p>4.35936626094061</text:p>
          </table:table-cell>
          <table:table-cell/>
          <table:table-cell table:style-name="ce107" table:number-columns-repeated="3"/>
          <table:table-cell table:number-columns-repeated="2"/>
        </table:table-row>
        <table:table-row table:style-name="ro3">
          <table:table-cell table:style-name="ce125" office:value-type="float" office:value="1" calcext:value-type="float">
            <text:p>1</text:p>
          </table:table-cell>
          <table:table-cell table:style-name="ce127" table:formula="of:=[.A20]*[.$A$3]+[.$B$3]" office:value-type="float" office:value="33.8" calcext:value-type="float">
            <text:p>33.80</text:p>
          </table:table-cell>
          <table:table-cell/>
          <table:table-cell table:style-name="ce63" table:formula="of:=[.D19]-[.I19]" office:value-type="float" office:value="2.15512166920609" calcext:value-type="float">
            <text:p>2.16</text:p>
          </table:table-cell>
          <table:table-cell table:style-name="ce63" table:formula="of:=[.J19]" office:value-type="float" office:value="12.4190602043394" calcext:value-type="float">
            <text:p>12.42</text:p>
          </table:table-cell>
          <table:table-cell table:style-name="ce122" table:formula="of:=[.A20]*[.D20]+[.E20]" office:value-type="float" office:value="14.5741818735454" calcext:value-type="float">
            <text:p>14.6</text:p>
          </table:table-cell>
          <table:table-cell table:style-name="ce12"/>
          <table:table-cell table:style-name="ce47" table:formula="of:=[.F20]-[.B20]" office:value-type="float" office:value="-19.2258181264546" calcext:value-type="float">
            <text:p>-1.92E+01</text:p>
          </table:table-cell>
          <table:table-cell table:style-name="ce132" table:formula="of:=[.$K$5]*[.H20]*[.A20]" office:value-type="float" office:value="-1.15354908758727" calcext:value-type="float">
            <text:p>-1.15354909</text:p>
          </table:table-cell>
          <table:table-cell table:style-name="ce101" table:formula="of:=[.B20]-[.A20]*[.D20]" office:value-type="float" office:value="31.6448783307939" calcext:value-type="float">
            <text:p>31.64</text:p>
          </table:table-cell>
          <table:table-cell/>
          <table:table-cell table:style-name="ce146" table:formula="of:=ABS([.H20])" office:value-type="float" office:value="19.2258181264546" calcext:value-type="float">
            <text:p>19.2258181264546</text:p>
          </table:table-cell>
          <table:table-cell/>
          <table:table-cell table:style-name="ce107" table:number-columns-repeated="3"/>
          <table:table-cell table:number-columns-repeated="2"/>
        </table:table-row>
        <table:table-row table:style-name="ro2">
          <table:table-cell table:style-name="ce125" office:value-type="float" office:value="2" calcext:value-type="float">
            <text:p>2</text:p>
          </table:table-cell>
          <table:table-cell table:style-name="ce127" table:formula="of:=[.A21]*[.$A$3]+[.$B$3]" office:value-type="float" office:value="35.6" calcext:value-type="float">
            <text:p>35.60</text:p>
          </table:table-cell>
          <table:table-cell/>
          <table:table-cell table:style-name="ce63" table:formula="of:=[.D20]-[.I20]" office:value-type="float" office:value="3.30867075679336" calcext:value-type="float">
            <text:p>3.31</text:p>
          </table:table-cell>
          <table:table-cell table:style-name="ce63" table:formula="of:=[.J20]" office:value-type="float" office:value="31.6448783307939" calcext:value-type="float">
            <text:p>31.64</text:p>
          </table:table-cell>
          <table:table-cell table:style-name="ce122" table:formula="of:=[.A21]*[.D21]+[.E21]" office:value-type="float" office:value="38.2622198443806" calcext:value-type="float">
            <text:p>38.3</text:p>
          </table:table-cell>
          <table:table-cell table:style-name="ce12"/>
          <table:table-cell table:style-name="ce47" table:formula="of:=[.F21]-[.B21]" office:value-type="float" office:value="2.66221984438063" calcext:value-type="float">
            <text:p>2.66E+00</text:p>
          </table:table-cell>
          <table:table-cell table:style-name="ce132" table:formula="of:=[.$K$5]*[.H21]*[.A21]" office:value-type="float" office:value="0.319466381325676" calcext:value-type="float">
            <text:p>0.31946638</text:p>
          </table:table-cell>
          <table:table-cell table:style-name="ce101" table:formula="of:=[.B21]-[.A21]*[.D21]" office:value-type="float" office:value="28.9826584864133" calcext:value-type="float">
            <text:p>28.98</text:p>
          </table:table-cell>
          <table:table-cell/>
          <table:table-cell table:style-name="ce146" table:formula="of:=ABS([.H21])" office:value-type="float" office:value="2.66221984438063" calcext:value-type="float">
            <text:p>2.66221984438063</text:p>
          </table:table-cell>
          <table:table-cell/>
          <table:table-cell table:style-name="ce102" office:value-type="string" calcext:value-type="string" table:number-columns-spanned="3" table:number-rows-spanned="1">
            <text:p>Diferencia = Predicción – y</text:p>
          </table:table-cell>
          <table:covered-table-cell table:number-columns-repeated="2" table:style-name="ce107"/>
          <table:table-cell table:number-columns-repeated="2"/>
        </table:table-row>
        <table:table-row table:style-name="ro3">
          <table:table-cell table:style-name="ce125" office:value-type="float" office:value="3" calcext:value-type="float">
            <text:p>3</text:p>
          </table:table-cell>
          <table:table-cell table:style-name="ce127" table:formula="of:=[.A22]*[.$A$3]+[.$B$3]" office:value-type="float" office:value="37.4" calcext:value-type="float">
            <text:p>37.40</text:p>
          </table:table-cell>
          <table:table-cell/>
          <table:table-cell table:style-name="ce63" table:formula="of:=[.D21]-[.I21]" office:value-type="float" office:value="2.98920437546769" calcext:value-type="float">
            <text:p>2.99</text:p>
          </table:table-cell>
          <table:table-cell table:style-name="ce63" table:formula="of:=[.J21]" office:value-type="float" office:value="28.9826584864133" calcext:value-type="float">
            <text:p>28.98</text:p>
          </table:table-cell>
          <table:table-cell table:style-name="ce122" table:formula="of:=[.A22]*[.D22]+[.E22]" office:value-type="float" office:value="37.9502716128163" calcext:value-type="float">
            <text:p>38.0</text:p>
          </table:table-cell>
          <table:table-cell table:style-name="ce12"/>
          <table:table-cell table:style-name="ce47" table:formula="of:=[.F22]-[.B22]" office:value-type="float" office:value="0.550271612816339" calcext:value-type="float">
            <text:p>5.50E-01</text:p>
          </table:table-cell>
          <table:table-cell table:style-name="ce132" table:formula="of:=[.$K$5]*[.H22]*[.A22]" office:value-type="float" office:value="0.0990488903069409" calcext:value-type="float">
            <text:p>0.09904889</text:p>
          </table:table-cell>
          <table:table-cell table:style-name="ce101" table:formula="of:=[.B22]-[.A22]*[.D22]" office:value-type="float" office:value="28.4323868735969" calcext:value-type="float">
            <text:p>28.43</text:p>
          </table:table-cell>
          <table:table-cell/>
          <table:table-cell table:style-name="ce146" table:formula="of:=ABS([.H22])" office:value-type="float" office:value="0.550271612816339" calcext:value-type="float">
            <text:p>0.550271612816339</text:p>
          </table:table-cell>
          <table:table-cell table:number-columns-repeated="6"/>
        </table:table-row>
        <table:table-row table:style-name="ro3">
          <table:table-cell table:style-name="ce125" office:value-type="float" office:value="4" calcext:value-type="float">
            <text:p>4</text:p>
          </table:table-cell>
          <table:table-cell table:style-name="ce127" table:formula="of:=[.A23]*[.$A$3]+[.$B$3]" office:value-type="float" office:value="39.2" calcext:value-type="float">
            <text:p>39.20</text:p>
          </table:table-cell>
          <table:table-cell/>
          <table:table-cell table:style-name="ce63" table:formula="of:=[.D22]-[.I22]" office:value-type="float" office:value="2.89015548516074" calcext:value-type="float">
            <text:p>2.89</text:p>
          </table:table-cell>
          <table:table-cell table:style-name="ce63" table:formula="of:=[.J22]" office:value-type="float" office:value="28.4323868735969" calcext:value-type="float">
            <text:p>28.43</text:p>
          </table:table-cell>
          <table:table-cell table:style-name="ce122" table:formula="of:=[.A23]*[.D23]+[.E23]" office:value-type="float" office:value="39.9930088142399" calcext:value-type="float">
            <text:p>40.0</text:p>
          </table:table-cell>
          <table:table-cell table:style-name="ce12"/>
          <table:table-cell table:style-name="ce47" table:formula="of:=[.F23]-[.B23]" office:value-type="float" office:value="0.793008814239919" calcext:value-type="float">
            <text:p>7.93E-01</text:p>
          </table:table-cell>
          <table:table-cell table:style-name="ce132" table:formula="of:=[.$K$5]*[.H23]*[.A23]" office:value-type="float" office:value="0.19032211541758" calcext:value-type="float">
            <text:p>0.19032212</text:p>
          </table:table-cell>
          <table:table-cell table:style-name="ce101" table:formula="of:=[.B23]-[.A23]*[.D23]" office:value-type="float" office:value="27.639378059357" calcext:value-type="float">
            <text:p>27.64</text:p>
          </table:table-cell>
          <table:table-cell/>
          <table:table-cell table:style-name="ce146" table:formula="of:=ABS([.H23])" office:value-type="float" office:value="0.793008814239919" calcext:value-type="float">
            <text:p>0.793008814239919</text:p>
          </table:table-cell>
          <table:table-cell table:number-columns-repeated="6"/>
        </table:table-row>
        <table:table-row table:style-name="ro2">
          <table:table-cell table:style-name="ce125" office:value-type="float" office:value="5" calcext:value-type="float">
            <text:p>5</text:p>
          </table:table-cell>
          <table:table-cell table:style-name="ce127" table:formula="of:=[.A24]*[.$A$3]+[.$B$3]" office:value-type="float" office:value="41" calcext:value-type="float">
            <text:p>41.00</text:p>
          </table:table-cell>
          <table:table-cell/>
          <table:table-cell table:style-name="ce63" table:formula="of:=[.D23]-[.I23]" office:value-type="float" office:value="2.69983336974316" calcext:value-type="float">
            <text:p>2.70</text:p>
          </table:table-cell>
          <table:table-cell table:style-name="ce63" table:formula="of:=[.J23]" office:value-type="float" office:value="27.639378059357" calcext:value-type="float">
            <text:p>27.64</text:p>
          </table:table-cell>
          <table:table-cell table:style-name="ce122" table:formula="of:=[.A24]*[.D24]+[.E24]" office:value-type="float" office:value="41.1385449080728" calcext:value-type="float">
            <text:p>41.1</text:p>
          </table:table-cell>
          <table:table-cell table:style-name="ce12"/>
          <table:table-cell table:style-name="ce47" table:formula="of:=[.F24]-[.B24]" office:value-type="float" office:value="0.138544908072845" calcext:value-type="float">
            <text:p>1.39E-01</text:p>
          </table:table-cell>
          <table:table-cell table:style-name="ce132" table:formula="of:=[.$K$5]*[.H24]*[.A24]" office:value-type="float" office:value="0.0415634724218535" calcext:value-type="float">
            <text:p>0.04156347</text:p>
          </table:table-cell>
          <table:table-cell table:style-name="ce101" table:formula="of:=[.B24]-[.A24]*[.D24]" office:value-type="float" office:value="27.5008331512842" calcext:value-type="float">
            <text:p>27.50</text:p>
          </table:table-cell>
          <table:table-cell/>
          <table:table-cell table:style-name="ce146" table:formula="of:=ABS([.H24])" office:value-type="float" office:value="0.138544908072845" calcext:value-type="float">
            <text:p>0.138544908072845</text:p>
          </table:table-cell>
          <table:table-cell/>
          <table:table-cell table:style-name="ce82" office:value-type="string" calcext:value-type="string" table:number-columns-spanned="4" table:number-rows-spanned="1">
            <text:p>Change W1 = <text:s/>Learn-rate * <text:s/>Diferencia * X</text:p>
          </table:table-cell>
          <table:covered-table-cell table:number-columns-repeated="3"/>
          <table:table-cell/>
        </table:table-row>
        <table:table-row table:style-name="ro3">
          <table:table-cell table:style-name="ce125" office:value-type="float" office:value="6" calcext:value-type="float">
            <text:p>6</text:p>
          </table:table-cell>
          <table:table-cell table:style-name="ce127" table:formula="of:=[.A25]*[.$A$3]+[.$B$3]" office:value-type="float" office:value="42.8" calcext:value-type="float">
            <text:p>42.80</text:p>
          </table:table-cell>
          <table:table-cell/>
          <table:table-cell table:style-name="ce63" table:formula="of:=[.D24]-[.I24]" office:value-type="float" office:value="2.65826989732131" calcext:value-type="float">
            <text:p>2.66</text:p>
          </table:table-cell>
          <table:table-cell table:style-name="ce63" table:formula="of:=[.J24]" office:value-type="float" office:value="27.5008331512842" calcext:value-type="float">
            <text:p>27.50</text:p>
          </table:table-cell>
          <table:table-cell table:style-name="ce122" table:formula="of:=[.A25]*[.D25]+[.E25]" office:value-type="float" office:value="43.4504525352121" calcext:value-type="float">
            <text:p>43.5</text:p>
          </table:table-cell>
          <table:table-cell table:style-name="ce12"/>
          <table:table-cell table:style-name="ce47" table:formula="of:=[.F25]-[.B25]" office:value-type="float" office:value="0.650452535212047" calcext:value-type="float">
            <text:p>6.50E-01</text:p>
          </table:table-cell>
          <table:table-cell table:style-name="ce132" table:formula="of:=[.$K$5]*[.H25]*[.A25]" office:value-type="float" office:value="0.234162912676337" calcext:value-type="float">
            <text:p>0.23416291</text:p>
          </table:table-cell>
          <table:table-cell table:style-name="ce101" table:formula="of:=[.B25]-[.A25]*[.D25]" office:value-type="float" office:value="26.8503806160721" calcext:value-type="float">
            <text:p>26.85</text:p>
          </table:table-cell>
          <table:table-cell/>
          <table:table-cell table:style-name="ce146" table:formula="of:=ABS([.H25])" office:value-type="float" office:value="0.650452535212047" calcext:value-type="float">
            <text:p>0.650452535212047</text:p>
          </table:table-cell>
          <table:table-cell table:number-columns-repeated="6"/>
        </table:table-row>
        <table:table-row table:style-name="ro3">
          <table:table-cell table:style-name="ce125" office:value-type="float" office:value="7" calcext:value-type="float">
            <text:p>7</text:p>
          </table:table-cell>
          <table:table-cell table:style-name="ce127" table:formula="of:=[.A26]*[.$A$3]+[.$B$3]" office:value-type="float" office:value="44.6" calcext:value-type="float">
            <text:p>44.60</text:p>
          </table:table-cell>
          <table:table-cell/>
          <table:table-cell table:style-name="ce63" table:formula="of:=[.D25]-[.I25]" office:value-type="float" office:value="2.42410698464497" calcext:value-type="float">
            <text:p>2.42</text:p>
          </table:table-cell>
          <table:table-cell table:style-name="ce63" table:formula="of:=[.J25]" office:value-type="float" office:value="26.8503806160721" calcext:value-type="float">
            <text:p>26.85</text:p>
          </table:table-cell>
          <table:table-cell table:style-name="ce122" table:formula="of:=[.A26]*[.D26]+[.E26]" office:value-type="float" office:value="43.819129508587" calcext:value-type="float">
            <text:p>43.8</text:p>
          </table:table-cell>
          <table:table-cell table:style-name="ce12"/>
          <table:table-cell table:style-name="ce47" table:formula="of:=[.F26]-[.B26]" office:value-type="float" office:value="-0.780870491413047" calcext:value-type="float">
            <text:p>-7.81E-01</text:p>
          </table:table-cell>
          <table:table-cell table:style-name="ce132" table:formula="of:=[.$K$5]*[.H26]*[.A26]" office:value-type="float" office:value="-0.32796560639348" calcext:value-type="float">
            <text:p>-0.32796561</text:p>
          </table:table-cell>
          <table:table-cell table:style-name="ce101" table:formula="of:=[.B26]-[.A26]*[.D26]" office:value-type="float" office:value="27.6312511074852" calcext:value-type="float">
            <text:p>27.63</text:p>
          </table:table-cell>
          <table:table-cell/>
          <table:table-cell table:style-name="ce146" table:formula="of:=ABS([.H26])" office:value-type="float" office:value="0.780870491413047" calcext:value-type="float">
            <text:p>0.780870491413047</text:p>
          </table:table-cell>
          <table:table-cell table:number-columns-repeated="6"/>
        </table:table-row>
        <table:table-row table:style-name="ro2">
          <table:table-cell table:style-name="ce125" office:value-type="float" office:value="8" calcext:value-type="float">
            <text:p>8</text:p>
          </table:table-cell>
          <table:table-cell table:style-name="ce127" table:formula="of:=[.A27]*[.$A$3]+[.$B$3]" office:value-type="float" office:value="46.4" calcext:value-type="float">
            <text:p>46.40</text:p>
          </table:table-cell>
          <table:table-cell/>
          <table:table-cell table:style-name="ce63" table:formula="of:=[.D26]-[.I26]" office:value-type="float" office:value="2.75207259103845" calcext:value-type="float">
            <text:p>2.75</text:p>
          </table:table-cell>
          <table:table-cell table:style-name="ce63" table:formula="of:=[.J26]" office:value-type="float" office:value="27.6312511074852" calcext:value-type="float">
            <text:p>27.63</text:p>
          </table:table-cell>
          <table:table-cell table:style-name="ce122" table:formula="of:=[.A27]*[.D27]+[.E27]" office:value-type="float" office:value="49.6478318357928" calcext:value-type="float">
            <text:p>49.6</text:p>
          </table:table-cell>
          <table:table-cell table:style-name="ce12"/>
          <table:table-cell table:style-name="ce47" table:formula="of:=[.F27]-[.B27]" office:value-type="float" office:value="3.24783183579282" calcext:value-type="float">
            <text:p>3.25E+00</text:p>
          </table:table-cell>
          <table:table-cell table:style-name="ce132" table:formula="of:=[.$K$5]*[.H27]*[.A27]" office:value-type="float" office:value="1.55895928118055" calcext:value-type="float">
            <text:p>1.55895928</text:p>
          </table:table-cell>
          <table:table-cell table:style-name="ce101" table:formula="of:=[.B27]-[.A27]*[.D27]" office:value-type="float" office:value="24.3834192716924" calcext:value-type="float">
            <text:p>24.38</text:p>
          </table:table-cell>
          <table:table-cell/>
          <table:table-cell table:style-name="ce146" table:formula="of:=ABS([.H27])" office:value-type="float" office:value="3.24783183579282" calcext:value-type="float">
            <text:p>3.24783183579282</text:p>
          </table:table-cell>
          <table:table-cell/>
          <table:table-cell table:style-name="ce82" office:value-type="string" calcext:value-type="string" table:number-columns-spanned="4" table:number-rows-spanned="1">
            <text:p><text:s/>W1(i+1) = <text:s/>W1(i) – <text:s text:c="2"/>Change W1(i)</text:p>
          </table:table-cell>
          <table:covered-table-cell table:number-columns-repeated="3"/>
          <table:table-cell/>
        </table:table-row>
        <table:table-row table:style-name="ro3">
          <table:table-cell table:style-name="ce143" office:value-type="float" office:value="1" calcext:value-type="float">
            <text:p>1</text:p>
          </table:table-cell>
          <table:table-cell table:style-name="ce147" table:formula="of:=[.A28]*[.$A$3]+[.$B$3]" office:value-type="float" office:value="33.8" calcext:value-type="float">
            <text:p>33.80</text:p>
          </table:table-cell>
          <table:table-cell/>
          <table:table-cell table:style-name="ce63" table:formula="of:=[.D27]-[.I27]" office:value-type="float" office:value="1.1931133098579" calcext:value-type="float">
            <text:p>1.19</text:p>
          </table:table-cell>
          <table:table-cell table:style-name="ce63" table:formula="of:=[.J27]" office:value-type="float" office:value="24.3834192716924" calcext:value-type="float">
            <text:p>24.38</text:p>
          </table:table-cell>
          <table:table-cell table:style-name="ce122" table:formula="of:=[.A28]*[.D28]+[.E28]" office:value-type="float" office:value="25.5765325815503" calcext:value-type="float">
            <text:p>25.6</text:p>
          </table:table-cell>
          <table:table-cell table:style-name="ce12"/>
          <table:table-cell table:style-name="ce47" table:formula="of:=[.F28]-[.B28]" office:value-type="float" office:value="-8.22346741844972" calcext:value-type="float">
            <text:p>-8.22E+00</text:p>
          </table:table-cell>
          <table:table-cell table:style-name="ce132" table:formula="of:=[.$K$5]*[.H28]*[.A28]" office:value-type="float" office:value="-0.493408045106983" calcext:value-type="float">
            <text:p>-0.49340805</text:p>
          </table:table-cell>
          <table:table-cell table:style-name="ce101" table:formula="of:=[.B28]-[.A28]*[.D28]" office:value-type="float" office:value="32.6068866901421" calcext:value-type="float">
            <text:p>32.61</text:p>
          </table:table-cell>
          <table:table-cell/>
          <table:table-cell table:style-name="ce146" table:formula="of:=ABS([.H28])" office:value-type="float" office:value="8.22346741844972" calcext:value-type="float">
            <text:p>8.22346741844972</text:p>
          </table:table-cell>
          <table:table-cell table:number-columns-repeated="6"/>
        </table:table-row>
        <table:table-row table:style-name="ro3">
          <table:table-cell table:style-name="ce143" office:value-type="float" office:value="2" calcext:value-type="float">
            <text:p>2</text:p>
          </table:table-cell>
          <table:table-cell table:style-name="ce147" table:formula="of:=[.A29]*[.$A$3]+[.$B$3]" office:value-type="float" office:value="35.6" calcext:value-type="float">
            <text:p>35.60</text:p>
          </table:table-cell>
          <table:table-cell/>
          <table:table-cell table:style-name="ce63" table:formula="of:=[.D28]-[.I28]" office:value-type="float" office:value="1.68652135496489" calcext:value-type="float">
            <text:p>1.69</text:p>
          </table:table-cell>
          <table:table-cell table:style-name="ce63" table:formula="of:=[.J28]" office:value-type="float" office:value="32.6068866901421" calcext:value-type="float">
            <text:p>32.61</text:p>
          </table:table-cell>
          <table:table-cell table:style-name="ce122" table:formula="of:=[.A29]*[.D29]+[.E29]" office:value-type="float" office:value="35.9799294000719" calcext:value-type="float">
            <text:p>36.0</text:p>
          </table:table-cell>
          <table:table-cell table:style-name="ce12"/>
          <table:table-cell table:style-name="ce47" table:formula="of:=[.F29]-[.B29]" office:value-type="float" office:value="0.379929400071866" calcext:value-type="float">
            <text:p>3.80E-01</text:p>
          </table:table-cell>
          <table:table-cell table:style-name="ce132" table:formula="of:=[.$K$5]*[.H29]*[.A29]" office:value-type="float" office:value="0.0455915280086239" calcext:value-type="float">
            <text:p>0.04559153</text:p>
          </table:table-cell>
          <table:table-cell table:style-name="ce101" table:formula="of:=[.B29]-[.A29]*[.D29]" office:value-type="float" office:value="32.2269572900702" calcext:value-type="float">
            <text:p>32.23</text:p>
          </table:table-cell>
          <table:table-cell/>
          <table:table-cell table:style-name="ce146" table:formula="of:=ABS([.H29])" office:value-type="float" office:value="0.379929400071866" calcext:value-type="float">
            <text:p>0.379929400071866</text:p>
          </table:table-cell>
          <table:table-cell table:number-columns-repeated="6"/>
        </table:table-row>
        <table:table-row table:style-name="ro2">
          <table:table-cell table:style-name="ce143" office:value-type="float" office:value="3" calcext:value-type="float">
            <text:p>3</text:p>
          </table:table-cell>
          <table:table-cell table:style-name="ce147" table:formula="of:=[.A30]*[.$A$3]+[.$B$3]" office:value-type="float" office:value="37.4" calcext:value-type="float">
            <text:p>37.40</text:p>
          </table:table-cell>
          <table:table-cell/>
          <table:table-cell table:style-name="ce63" table:formula="of:=[.D29]-[.I29]" office:value-type="float" office:value="1.64092982695626" calcext:value-type="float">
            <text:p>1.64</text:p>
          </table:table-cell>
          <table:table-cell table:style-name="ce63" table:formula="of:=[.J29]" office:value-type="float" office:value="32.2269572900702" calcext:value-type="float">
            <text:p>32.23</text:p>
          </table:table-cell>
          <table:table-cell table:style-name="ce122" table:formula="of:=[.A30]*[.D30]+[.E30]" office:value-type="float" office:value="37.149746770939" calcext:value-type="float">
            <text:p>37.1</text:p>
          </table:table-cell>
          <table:table-cell table:style-name="ce12"/>
          <table:table-cell table:style-name="ce47" table:formula="of:=[.F30]-[.B30]" office:value-type="float" office:value="-0.250253229060981" calcext:value-type="float">
            <text:p>-2.50E-01</text:p>
          </table:table-cell>
          <table:table-cell table:style-name="ce132" table:formula="of:=[.$K$5]*[.H30]*[.A30]" office:value-type="float" office:value="-0.0450455812309765" calcext:value-type="float">
            <text:p>-0.04504558</text:p>
          </table:table-cell>
          <table:table-cell table:style-name="ce101" table:formula="of:=[.B30]-[.A30]*[.D30]" office:value-type="float" office:value="32.4772105191312" calcext:value-type="float">
            <text:p>32.48</text:p>
          </table:table-cell>
          <table:table-cell/>
          <table:table-cell table:style-name="ce146" table:formula="of:=ABS([.H30])" office:value-type="float" office:value="0.250253229060981" calcext:value-type="float">
            <text:p>0.250253229060981</text:p>
          </table:table-cell>
          <table:table-cell/>
          <table:table-cell table:style-name="ce160" office:value-type="string" calcext:value-type="string" table:number-columns-spanned="5" table:number-rows-spanned="1">
            <text:p>New b1 (i+2) <text:s/>= <text:s/>y (i+1) - <text:s/>X (i+1)* W1(i+1) </text:p>
          </table:table-cell>
          <table:covered-table-cell table:number-columns-repeated="4" table:style-name="ce160" office:value-type="string" calcext:value-type="string">
            <text:p>New b1 (i+2) <text:s/>= <text:s/>y (i+1) - <text:s/>X (i+1)* W1(i+1) </text:p>
          </table:covered-table-cell>
        </table:table-row>
        <table:table-row table:style-name="ro3">
          <table:table-cell table:style-name="ce143" office:value-type="float" office:value="4" calcext:value-type="float">
            <text:p>4</text:p>
          </table:table-cell>
          <table:table-cell table:style-name="ce147" table:formula="of:=[.A31]*[.$A$3]+[.$B$3]" office:value-type="float" office:value="39.2" calcext:value-type="float">
            <text:p>39.20</text:p>
          </table:table-cell>
          <table:table-cell/>
          <table:table-cell table:style-name="ce63" table:formula="of:=[.D30]-[.I30]" office:value-type="float" office:value="1.68597540818724" calcext:value-type="float">
            <text:p>1.69</text:p>
          </table:table-cell>
          <table:table-cell table:style-name="ce63" table:formula="of:=[.J30]" office:value-type="float" office:value="32.4772105191312" calcext:value-type="float">
            <text:p>32.48</text:p>
          </table:table-cell>
          <table:table-cell table:style-name="ce122" table:formula="of:=[.A31]*[.D31]+[.E31]" office:value-type="float" office:value="39.2211121518802" calcext:value-type="float">
            <text:p>39.2</text:p>
          </table:table-cell>
          <table:table-cell table:style-name="ce12"/>
          <table:table-cell table:style-name="ce47" table:formula="of:=[.F31]-[.B31]" office:value-type="float" office:value="0.0211121518801676" calcext:value-type="float">
            <text:p>2.11E-02</text:p>
          </table:table-cell>
          <table:table-cell table:style-name="ce132" table:formula="of:=[.$K$5]*[.H31]*[.A31]" office:value-type="float" office:value="0.00506691645124022" calcext:value-type="float">
            <text:p>0.00506692</text:p>
          </table:table-cell>
          <table:table-cell table:style-name="ce101" table:formula="of:=[.B31]-[.A31]*[.D31]" office:value-type="float" office:value="32.4560983672511" calcext:value-type="float">
            <text:p>32.46</text:p>
          </table:table-cell>
          <table:table-cell/>
          <table:table-cell table:style-name="ce146" table:formula="of:=ABS([.H31])" office:value-type="float" office:value="0.0211121518801676" calcext:value-type="float">
            <text:p>0.021112151880168</text:p>
          </table:table-cell>
          <table:table-cell table:number-columns-repeated="6"/>
        </table:table-row>
        <table:table-row table:style-name="ro2">
          <table:table-cell table:style-name="ce143" office:value-type="float" office:value="5" calcext:value-type="float">
            <text:p>5</text:p>
          </table:table-cell>
          <table:table-cell table:style-name="ce147" table:formula="of:=[.A32]*[.$A$3]+[.$B$3]" office:value-type="float" office:value="41" calcext:value-type="float">
            <text:p>41.00</text:p>
          </table:table-cell>
          <table:table-cell/>
          <table:table-cell table:style-name="ce63" table:formula="of:=[.D31]-[.I31]" office:value-type="float" office:value="1.680908491736" calcext:value-type="float">
            <text:p>1.68</text:p>
          </table:table-cell>
          <table:table-cell table:style-name="ce63" table:formula="of:=[.J31]" office:value-type="float" office:value="32.4560983672511" calcext:value-type="float">
            <text:p>32.46</text:p>
          </table:table-cell>
          <table:table-cell table:style-name="ce122" table:formula="of:=[.A32]*[.D32]+[.E32]" office:value-type="float" office:value="40.860640825931" calcext:value-type="float">
            <text:p>40.9</text:p>
          </table:table-cell>
          <table:table-cell table:style-name="ce12"/>
          <table:table-cell table:style-name="ce47" table:formula="of:=[.F32]-[.B32]" office:value-type="float" office:value="-0.139359174068957" calcext:value-type="float">
            <text:p>-1.39E-01</text:p>
          </table:table-cell>
          <table:table-cell table:style-name="ce132" table:formula="of:=[.$K$5]*[.H32]*[.A32]" office:value-type="float" office:value="-0.0418077522206872" calcext:value-type="float">
            <text:p>-0.04180775</text:p>
          </table:table-cell>
          <table:table-cell table:style-name="ce101" table:formula="of:=[.B32]-[.A32]*[.D32]" office:value-type="float" office:value="32.59545754132" calcext:value-type="float">
            <text:p>32.60</text:p>
          </table:table-cell>
          <table:table-cell/>
          <table:table-cell table:style-name="ce146" table:formula="of:=ABS([.H32])" office:value-type="float" office:value="0.139359174068957" calcext:value-type="float">
            <text:p>0.139359174068957</text:p>
          </table:table-cell>
          <table:table-cell/>
          <table:table-cell table:style-name="ce140"/>
          <table:table-cell table:number-columns-repeated="4"/>
        </table:table-row>
        <table:table-row table:style-name="ro3">
          <table:table-cell table:style-name="ce143" office:value-type="float" office:value="6" calcext:value-type="float">
            <text:p>6</text:p>
          </table:table-cell>
          <table:table-cell table:style-name="ce147" table:formula="of:=[.A33]*[.$A$3]+[.$B$3]" office:value-type="float" office:value="42.8" calcext:value-type="float">
            <text:p>42.80</text:p>
          </table:table-cell>
          <table:table-cell/>
          <table:table-cell table:style-name="ce63" table:formula="of:=[.D32]-[.I32]" office:value-type="float" office:value="1.72271624395668" calcext:value-type="float">
            <text:p>1.72</text:p>
          </table:table-cell>
          <table:table-cell table:style-name="ce63" table:formula="of:=[.J32]" office:value-type="float" office:value="32.59545754132" calcext:value-type="float">
            <text:p>32.60</text:p>
          </table:table-cell>
          <table:table-cell table:style-name="ce122" table:formula="of:=[.A33]*[.D33]+[.E33]" office:value-type="float" office:value="42.9317550050601" calcext:value-type="float">
            <text:p>42.9</text:p>
          </table:table-cell>
          <table:table-cell table:style-name="ce12"/>
          <table:table-cell table:style-name="ce47" table:formula="of:=[.F33]-[.B33]" office:value-type="float" office:value="0.131755005060128" calcext:value-type="float">
            <text:p>1.32E-01</text:p>
          </table:table-cell>
          <table:table-cell table:style-name="ce132" table:formula="of:=[.$K$5]*[.H33]*[.A33]" office:value-type="float" office:value="0.0474318018216462" calcext:value-type="float">
            <text:p>0.04743180</text:p>
          </table:table-cell>
          <table:table-cell table:style-name="ce101" table:formula="of:=[.B33]-[.A33]*[.D33]" office:value-type="float" office:value="32.4637025362599" calcext:value-type="float">
            <text:p>32.46</text:p>
          </table:table-cell>
          <table:table-cell/>
          <table:table-cell table:style-name="ce146" table:formula="of:=ABS([.H33])" office:value-type="float" office:value="0.131755005060128" calcext:value-type="float">
            <text:p>0.131755005060128</text:p>
          </table:table-cell>
          <table:table-cell table:number-columns-repeated="6"/>
        </table:table-row>
        <table:table-row table:style-name="ro3">
          <table:table-cell table:style-name="ce143" office:value-type="float" office:value="7" calcext:value-type="float">
            <text:p>7</text:p>
          </table:table-cell>
          <table:table-cell table:style-name="ce147" table:formula="of:=[.A34]*[.$A$3]+[.$B$3]" office:value-type="float" office:value="44.6" calcext:value-type="float">
            <text:p>44.60</text:p>
          </table:table-cell>
          <table:table-cell/>
          <table:table-cell table:style-name="ce63" table:formula="of:=[.D33]-[.I33]" office:value-type="float" office:value="1.67528444213504" calcext:value-type="float">
            <text:p>1.68</text:p>
          </table:table-cell>
          <table:table-cell table:style-name="ce63" table:formula="of:=[.J33]" office:value-type="float" office:value="32.4637025362599" calcext:value-type="float">
            <text:p>32.46</text:p>
          </table:table-cell>
          <table:table-cell table:style-name="ce122" table:formula="of:=[.A34]*[.D34]+[.E34]" office:value-type="float" office:value="44.1906936312052" calcext:value-type="float">
            <text:p>44.2</text:p>
          </table:table-cell>
          <table:table-cell table:style-name="ce12"/>
          <table:table-cell table:style-name="ce47" table:formula="of:=[.F34]-[.B34]" office:value-type="float" office:value="-0.409306368794844" calcext:value-type="float">
            <text:p>-4.09E-01</text:p>
          </table:table-cell>
          <table:table-cell table:style-name="ce132" table:formula="of:=[.$K$5]*[.H34]*[.A34]" office:value-type="float" office:value="-0.171908674893835" calcext:value-type="float">
            <text:p>-0.17190867</text:p>
          </table:table-cell>
          <table:table-cell table:style-name="ce101" table:formula="of:=[.B34]-[.A34]*[.D34]" office:value-type="float" office:value="32.8730089050547" calcext:value-type="float">
            <text:p>32.87</text:p>
          </table:table-cell>
          <table:table-cell/>
          <table:table-cell table:style-name="ce146" table:formula="of:=ABS([.H34])" office:value-type="float" office:value="0.409306368794844" calcext:value-type="float">
            <text:p>0.409306368794844</text:p>
          </table:table-cell>
          <table:table-cell table:number-columns-repeated="6"/>
        </table:table-row>
        <table:table-row table:style-name="ro3">
          <table:table-cell table:style-name="ce143" office:value-type="float" office:value="8" calcext:value-type="float">
            <text:p>8</text:p>
          </table:table-cell>
          <table:table-cell table:style-name="ce147" table:formula="of:=[.A35]*[.$A$3]+[.$B$3]" office:value-type="float" office:value="46.4" calcext:value-type="float">
            <text:p>46.40</text:p>
          </table:table-cell>
          <table:table-cell/>
          <table:table-cell table:style-name="ce63" table:formula="of:=[.D34]-[.I34]" office:value-type="float" office:value="1.84719311702887" calcext:value-type="float">
            <text:p>1.85</text:p>
          </table:table-cell>
          <table:table-cell table:style-name="ce63" table:formula="of:=[.J34]" office:value-type="float" office:value="32.8730089050547" calcext:value-type="float">
            <text:p>32.87</text:p>
          </table:table-cell>
          <table:table-cell table:style-name="ce122" table:formula="of:=[.A35]*[.D35]+[.E35]" office:value-type="float" office:value="47.6505538412857" calcext:value-type="float">
            <text:p>47.7</text:p>
          </table:table-cell>
          <table:table-cell table:style-name="ce12"/>
          <table:table-cell table:style-name="ce47" table:formula="of:=[.F35]-[.B35]" office:value-type="float" office:value="1.25055384128572" calcext:value-type="float">
            <text:p>1.25E+00</text:p>
          </table:table-cell>
          <table:table-cell table:style-name="ce132" table:formula="of:=[.$K$5]*[.H35]*[.A35]" office:value-type="float" office:value="0.600265843817143" calcext:value-type="float">
            <text:p>0.60026584</text:p>
          </table:table-cell>
          <table:table-cell table:style-name="ce101" table:formula="of:=[.B35]-[.A35]*[.D35]" office:value-type="float" office:value="31.622455063769" calcext:value-type="float">
            <text:p>31.62</text:p>
          </table:table-cell>
          <table:table-cell/>
          <table:table-cell table:style-name="ce146" table:formula="of:=ABS([.H35])" office:value-type="float" office:value="1.25055384128572" calcext:value-type="float">
            <text:p>1.25055384128572</text:p>
          </table:table-cell>
          <table:table-cell table:number-columns-repeated="6"/>
        </table:table-row>
        <table:table-row table:style-name="ro3">
          <table:table-cell table:style-name="ce125" office:value-type="float" office:value="1" calcext:value-type="float">
            <text:p>1</text:p>
          </table:table-cell>
          <table:table-cell table:style-name="ce127" table:formula="of:=[.A36]*[.$A$3]+[.$B$3]" office:value-type="float" office:value="33.8" calcext:value-type="float">
            <text:p>33.80</text:p>
          </table:table-cell>
          <table:table-cell/>
          <table:table-cell table:style-name="ce63" table:formula="of:=[.D35]-[.I35]" office:value-type="float" office:value="1.24692727321173" calcext:value-type="float">
            <text:p>1.25</text:p>
          </table:table-cell>
          <table:table-cell table:style-name="ce63" table:formula="of:=[.J35]" office:value-type="float" office:value="31.622455063769" calcext:value-type="float">
            <text:p>31.62</text:p>
          </table:table-cell>
          <table:table-cell table:style-name="ce122" table:formula="of:=[.A36]*[.D36]+[.E36]" office:value-type="float" office:value="32.8693823369807" calcext:value-type="float">
            <text:p>32.9</text:p>
          </table:table-cell>
          <table:table-cell table:style-name="ce12"/>
          <table:table-cell table:style-name="ce47" table:formula="of:=[.F36]-[.B36]" office:value-type="float" office:value="-0.930617663019255" calcext:value-type="float">
            <text:p>-9.31E-01</text:p>
          </table:table-cell>
          <table:table-cell table:style-name="ce132" table:formula="of:=[.$K$5]*[.H36]*[.A36]" office:value-type="float" office:value="-0.0558370597811553" calcext:value-type="float">
            <text:p>-0.05583706</text:p>
          </table:table-cell>
          <table:table-cell table:style-name="ce101" table:formula="of:=[.B36]-[.A36]*[.D36]" office:value-type="float" office:value="32.5530727267883" calcext:value-type="float">
            <text:p>32.55</text:p>
          </table:table-cell>
          <table:table-cell/>
          <table:table-cell table:style-name="ce146" table:formula="of:=ABS([.H36])" office:value-type="float" office:value="0.930617663019255" calcext:value-type="float">
            <text:p>0.930617663019255</text:p>
          </table:table-cell>
          <table:table-cell table:number-columns-repeated="6"/>
        </table:table-row>
        <table:table-row table:style-name="ro3">
          <table:table-cell table:style-name="ce125" office:value-type="float" office:value="2" calcext:value-type="float">
            <text:p>2</text:p>
          </table:table-cell>
          <table:table-cell table:style-name="ce127" table:formula="of:=[.A37]*[.$A$3]+[.$B$3]" office:value-type="float" office:value="35.6" calcext:value-type="float">
            <text:p>35.60</text:p>
          </table:table-cell>
          <table:table-cell/>
          <table:table-cell table:style-name="ce63" table:formula="of:=[.D36]-[.I36]" office:value-type="float" office:value="1.30276433299289" calcext:value-type="float">
            <text:p>1.30</text:p>
          </table:table-cell>
          <table:table-cell table:style-name="ce63" table:formula="of:=[.J36]" office:value-type="float" office:value="32.5530727267883" calcext:value-type="float">
            <text:p>32.55</text:p>
          </table:table-cell>
          <table:table-cell table:style-name="ce122" table:formula="of:=[.A37]*[.D37]+[.E37]" office:value-type="float" office:value="35.158601392774" calcext:value-type="float">
            <text:p>35.2</text:p>
          </table:table-cell>
          <table:table-cell table:style-name="ce12"/>
          <table:table-cell table:style-name="ce47" table:formula="of:=[.F37]-[.B37]" office:value-type="float" office:value="-0.441398607225963" calcext:value-type="float">
            <text:p>-4.41E-01</text:p>
          </table:table-cell>
          <table:table-cell table:style-name="ce132" table:formula="of:=[.$K$5]*[.H37]*[.A37]" office:value-type="float" office:value="-0.0529678328671156" calcext:value-type="float">
            <text:p>-0.05296783</text:p>
          </table:table-cell>
          <table:table-cell table:style-name="ce101" table:formula="of:=[.B37]-[.A37]*[.D37]" office:value-type="float" office:value="32.9944713340142" calcext:value-type="float">
            <text:p>32.99</text:p>
          </table:table-cell>
          <table:table-cell/>
          <table:table-cell table:style-name="ce146" table:formula="of:=ABS([.H37])" office:value-type="float" office:value="0.441398607225963" calcext:value-type="float">
            <text:p>0.441398607225963</text:p>
          </table:table-cell>
          <table:table-cell table:number-columns-repeated="6"/>
        </table:table-row>
        <table:table-row table:style-name="ro3">
          <table:table-cell table:style-name="ce125" office:value-type="float" office:value="3" calcext:value-type="float">
            <text:p>3</text:p>
          </table:table-cell>
          <table:table-cell table:style-name="ce127" table:formula="of:=[.A38]*[.$A$3]+[.$B$3]" office:value-type="float" office:value="37.4" calcext:value-type="float">
            <text:p>37.40</text:p>
          </table:table-cell>
          <table:table-cell/>
          <table:table-cell table:style-name="ce63" table:formula="of:=[.D37]-[.I37]" office:value-type="float" office:value="1.35573216586" calcext:value-type="float">
            <text:p>1.36</text:p>
          </table:table-cell>
          <table:table-cell table:style-name="ce63" table:formula="of:=[.J37]" office:value-type="float" office:value="32.9944713340142" calcext:value-type="float">
            <text:p>32.99</text:p>
          </table:table-cell>
          <table:table-cell table:style-name="ce122" table:formula="of:=[.A38]*[.D38]+[.E38]" office:value-type="float" office:value="37.0616678315942" calcext:value-type="float">
            <text:p>37.1</text:p>
          </table:table-cell>
          <table:table-cell table:style-name="ce12"/>
          <table:table-cell table:style-name="ce47" table:formula="of:=[.F38]-[.B38]" office:value-type="float" office:value="-0.338332168405771" calcext:value-type="float">
            <text:p>-3.38E-01</text:p>
          </table:table-cell>
          <table:table-cell table:style-name="ce132" table:formula="of:=[.$K$5]*[.H38]*[.A38]" office:value-type="float" office:value="-0.0608997903130387" calcext:value-type="float">
            <text:p>-0.06089979</text:p>
          </table:table-cell>
          <table:table-cell table:style-name="ce101" table:formula="of:=[.B38]-[.A38]*[.D38]" office:value-type="float" office:value="33.33280350242" calcext:value-type="float">
            <text:p>33.33</text:p>
          </table:table-cell>
          <table:table-cell/>
          <table:table-cell table:style-name="ce146" table:formula="of:=ABS([.H38])" office:value-type="float" office:value="0.338332168405771" calcext:value-type="float">
            <text:p>0.338332168405771</text:p>
          </table:table-cell>
          <table:table-cell table:number-columns-repeated="6"/>
        </table:table-row>
        <table:table-row table:style-name="ro3">
          <table:table-cell table:style-name="ce125" office:value-type="float" office:value="4" calcext:value-type="float">
            <text:p>4</text:p>
          </table:table-cell>
          <table:table-cell table:style-name="ce127" table:formula="of:=[.A39]*[.$A$3]+[.$B$3]" office:value-type="float" office:value="39.2" calcext:value-type="float">
            <text:p>39.20</text:p>
          </table:table-cell>
          <table:table-cell/>
          <table:table-cell table:style-name="ce63" table:formula="of:=[.D38]-[.I38]" office:value-type="float" office:value="1.41663195617304" calcext:value-type="float">
            <text:p>1.42</text:p>
          </table:table-cell>
          <table:table-cell table:style-name="ce63" table:formula="of:=[.J38]" office:value-type="float" office:value="33.33280350242" calcext:value-type="float">
            <text:p>33.33</text:p>
          </table:table-cell>
          <table:table-cell table:style-name="ce122" table:formula="of:=[.A39]*[.D39]+[.E39]" office:value-type="float" office:value="38.9993313271122" calcext:value-type="float">
            <text:p>39.0</text:p>
          </table:table-cell>
          <table:table-cell table:style-name="ce12"/>
          <table:table-cell table:style-name="ce47" table:formula="of:=[.F39]-[.B39]" office:value-type="float" office:value="-0.200668672887844" calcext:value-type="float">
            <text:p>-2.01E-01</text:p>
          </table:table-cell>
          <table:table-cell table:style-name="ce132" table:formula="of:=[.$K$5]*[.H39]*[.A39]" office:value-type="float" office:value="-0.0481604814930824" calcext:value-type="float">
            <text:p>-0.04816048</text:p>
          </table:table-cell>
          <table:table-cell table:style-name="ce101" table:formula="of:=[.B39]-[.A39]*[.D39]" office:value-type="float" office:value="33.5334721753078" calcext:value-type="float">
            <text:p>33.53</text:p>
          </table:table-cell>
          <table:table-cell/>
          <table:table-cell table:style-name="ce146" table:formula="of:=ABS([.H39])" office:value-type="float" office:value="0.200668672887844" calcext:value-type="float">
            <text:p>0.200668672887844</text:p>
          </table:table-cell>
          <table:table-cell table:number-columns-repeated="6"/>
        </table:table-row>
        <table:table-row table:style-name="ro3">
          <table:table-cell table:style-name="ce125" office:value-type="float" office:value="5" calcext:value-type="float">
            <text:p>5</text:p>
          </table:table-cell>
          <table:table-cell table:style-name="ce127" table:formula="of:=[.A40]*[.$A$3]+[.$B$3]" office:value-type="float" office:value="41" calcext:value-type="float">
            <text:p>41.00</text:p>
          </table:table-cell>
          <table:table-cell/>
          <table:table-cell table:style-name="ce63" table:formula="of:=[.D39]-[.I39]" office:value-type="float" office:value="1.46479243766612" calcext:value-type="float">
            <text:p>1.46</text:p>
          </table:table-cell>
          <table:table-cell table:style-name="ce63" table:formula="of:=[.J39]" office:value-type="float" office:value="33.5334721753078" calcext:value-type="float">
            <text:p>33.53</text:p>
          </table:table-cell>
          <table:table-cell table:style-name="ce122" table:formula="of:=[.A40]*[.D40]+[.E40]" office:value-type="float" office:value="40.8574343636385" calcext:value-type="float">
            <text:p>40.9</text:p>
          </table:table-cell>
          <table:table-cell table:style-name="ce12"/>
          <table:table-cell table:style-name="ce47" table:formula="of:=[.F40]-[.B40]" office:value-type="float" office:value="-0.142565636361546" calcext:value-type="float">
            <text:p>-1.43E-01</text:p>
          </table:table-cell>
          <table:table-cell table:style-name="ce132" table:formula="of:=[.$K$5]*[.H40]*[.A40]" office:value-type="float" office:value="-0.0427696909084638" calcext:value-type="float">
            <text:p>-0.04276969</text:p>
          </table:table-cell>
          <table:table-cell table:style-name="ce101" table:formula="of:=[.B40]-[.A40]*[.D40]" office:value-type="float" office:value="33.6760378116694" calcext:value-type="float">
            <text:p>33.68</text:p>
          </table:table-cell>
          <table:table-cell/>
          <table:table-cell table:style-name="ce146" table:formula="of:=ABS([.H40])" office:value-type="float" office:value="0.142565636361546" calcext:value-type="float">
            <text:p>0.142565636361546</text:p>
          </table:table-cell>
          <table:table-cell table:number-columns-repeated="6"/>
        </table:table-row>
        <table:table-row table:style-name="ro3">
          <table:table-cell table:style-name="ce125" office:value-type="float" office:value="6" calcext:value-type="float">
            <text:p>6</text:p>
          </table:table-cell>
          <table:table-cell table:style-name="ce127" table:formula="of:=[.A41]*[.$A$3]+[.$B$3]" office:value-type="float" office:value="42.8" calcext:value-type="float">
            <text:p>42.80</text:p>
          </table:table-cell>
          <table:table-cell/>
          <table:table-cell table:style-name="ce63" table:formula="of:=[.D40]-[.I40]" office:value-type="float" office:value="1.50756212857459" calcext:value-type="float">
            <text:p>1.51</text:p>
          </table:table-cell>
          <table:table-cell table:style-name="ce63" table:formula="of:=[.J40]" office:value-type="float" office:value="33.6760378116694" calcext:value-type="float">
            <text:p>33.68</text:p>
          </table:table-cell>
          <table:table-cell table:style-name="ce122" table:formula="of:=[.A41]*[.D41]+[.E41]" office:value-type="float" office:value="42.7214105831169" calcext:value-type="float">
            <text:p>42.7</text:p>
          </table:table-cell>
          <table:table-cell table:style-name="ce12"/>
          <table:table-cell table:style-name="ce47" table:formula="of:=[.F41]-[.B41]" office:value-type="float" office:value="-0.0785894168830907" calcext:value-type="float">
            <text:p>-7.86E-02</text:p>
          </table:table-cell>
          <table:table-cell table:style-name="ce132" table:formula="of:=[.$K$5]*[.H41]*[.A41]" office:value-type="float" office:value="-0.0282921900779127" calcext:value-type="float">
            <text:p>-0.02829219</text:p>
          </table:table-cell>
          <table:table-cell table:style-name="ce101" table:formula="of:=[.B41]-[.A41]*[.D41]" office:value-type="float" office:value="33.7546272285525" calcext:value-type="float">
            <text:p>33.75</text:p>
          </table:table-cell>
          <table:table-cell/>
          <table:table-cell table:style-name="ce146" table:formula="of:=ABS([.H41])" office:value-type="float" office:value="0.0785894168830907" calcext:value-type="float">
            <text:p>0.078589416883091</text:p>
          </table:table-cell>
          <table:table-cell table:number-columns-repeated="6"/>
        </table:table-row>
        <table:table-row table:style-name="ro3">
          <table:table-cell table:style-name="ce125" office:value-type="float" office:value="7" calcext:value-type="float">
            <text:p>7</text:p>
          </table:table-cell>
          <table:table-cell table:style-name="ce127" table:formula="of:=[.A42]*[.$A$3]+[.$B$3]" office:value-type="float" office:value="44.6" calcext:value-type="float">
            <text:p>44.60</text:p>
          </table:table-cell>
          <table:table-cell/>
          <table:table-cell table:style-name="ce63" table:formula="of:=[.D41]-[.I41]" office:value-type="float" office:value="1.5358543186525" calcext:value-type="float">
            <text:p>1.54</text:p>
          </table:table-cell>
          <table:table-cell table:style-name="ce63" table:formula="of:=[.J41]" office:value-type="float" office:value="33.7546272285525" calcext:value-type="float">
            <text:p>33.75</text:p>
          </table:table-cell>
          <table:table-cell table:style-name="ce122" table:formula="of:=[.A42]*[.D42]+[.E42]" office:value-type="float" office:value="44.50560745912" calcext:value-type="float">
            <text:p>44.5</text:p>
          </table:table-cell>
          <table:table-cell table:style-name="ce12"/>
          <table:table-cell table:style-name="ce47" table:formula="of:=[.F42]-[.B42]" office:value-type="float" office:value="-0.0943925408800297" calcext:value-type="float">
            <text:p>-9.44E-02</text:p>
          </table:table-cell>
          <table:table-cell table:style-name="ce132" table:formula="of:=[.$K$5]*[.H42]*[.A42]" office:value-type="float" office:value="-0.0396448671696125" calcext:value-type="float">
            <text:p>-0.03964487</text:p>
          </table:table-cell>
          <table:table-cell table:style-name="ce101" table:formula="of:=[.B42]-[.A42]*[.D42]" office:value-type="float" office:value="33.8490197694325" calcext:value-type="float">
            <text:p>33.85</text:p>
          </table:table-cell>
          <table:table-cell/>
          <table:table-cell table:style-name="ce146" table:formula="of:=ABS([.H42])" office:value-type="float" office:value="0.0943925408800297" calcext:value-type="float">
            <text:p>0.09439254088003</text:p>
          </table:table-cell>
          <table:table-cell table:number-columns-repeated="6"/>
        </table:table-row>
        <table:table-row table:style-name="ro3">
          <table:table-cell table:style-name="ce125" office:value-type="float" office:value="8" calcext:value-type="float">
            <text:p>8</text:p>
          </table:table-cell>
          <table:table-cell table:style-name="ce127" table:formula="of:=[.A43]*[.$A$3]+[.$B$3]" office:value-type="float" office:value="46.4" calcext:value-type="float">
            <text:p>46.40</text:p>
          </table:table-cell>
          <table:table-cell/>
          <table:table-cell table:style-name="ce63" table:formula="of:=[.D42]-[.I42]" office:value-type="float" office:value="1.57549918582211" calcext:value-type="float">
            <text:p>1.58</text:p>
          </table:table-cell>
          <table:table-cell table:style-name="ce63" table:formula="of:=[.J42]" office:value-type="float" office:value="33.8490197694325" calcext:value-type="float">
            <text:p>33.85</text:p>
          </table:table-cell>
          <table:table-cell table:style-name="ce122" table:formula="of:=[.A43]*[.D43]+[.E43]" office:value-type="float" office:value="46.4530132560094" calcext:value-type="float">
            <text:p>46.5</text:p>
          </table:table-cell>
          <table:table-cell table:style-name="ce12"/>
          <table:table-cell table:style-name="ce47" table:formula="of:=[.F43]-[.B43]" office:value-type="float" office:value="0.0530132560094003" calcext:value-type="float">
            <text:p>5.30E-02</text:p>
          </table:table-cell>
          <table:table-cell table:style-name="ce132" table:formula="of:=[.$K$5]*[.H43]*[.A43]" office:value-type="float" office:value="0.0254463628845122" calcext:value-type="float">
            <text:p>0.02544636</text:p>
          </table:table-cell>
          <table:table-cell table:style-name="ce101" table:formula="of:=[.B43]-[.A43]*[.D43]" office:value-type="float" office:value="33.7960065134231" calcext:value-type="float">
            <text:p>33.80</text:p>
          </table:table-cell>
          <table:table-cell/>
          <table:table-cell table:style-name="ce146" table:formula="of:=ABS([.H43])" office:value-type="float" office:value="0.0530132560094003" calcext:value-type="float">
            <text:p>0.0530132560094</text:p>
          </table:table-cell>
          <table:table-cell table:number-columns-repeated="6"/>
        </table:table-row>
        <table:table-row table:style-name="ro3">
          <table:table-cell table:style-name="ce143" office:value-type="float" office:value="1" calcext:value-type="float">
            <text:p>1</text:p>
          </table:table-cell>
          <table:table-cell table:style-name="ce147" table:formula="of:=[.A44]*[.$A$3]+[.$B$3]" office:value-type="float" office:value="33.8" calcext:value-type="float">
            <text:p>33.80</text:p>
          </table:table-cell>
          <table:table-cell/>
          <table:table-cell table:style-name="ce63" table:formula="of:=[.D43]-[.I43]" office:value-type="float" office:value="1.5500528229376" calcext:value-type="float">
            <text:p>1.55</text:p>
          </table:table-cell>
          <table:table-cell table:style-name="ce63" table:formula="of:=[.J43]" office:value-type="float" office:value="33.7960065134231" calcext:value-type="float">
            <text:p>33.80</text:p>
          </table:table-cell>
          <table:table-cell table:style-name="ce122" table:formula="of:=[.A44]*[.D44]+[.E44]" office:value-type="float" office:value="35.3460593363607" calcext:value-type="float">
            <text:p>35.3</text:p>
          </table:table-cell>
          <table:table-cell table:style-name="ce12"/>
          <table:table-cell table:style-name="ce47" table:formula="of:=[.F44]-[.B44]" office:value-type="float" office:value="1.54605933636071" calcext:value-type="float">
            <text:p>1.55E+00</text:p>
          </table:table-cell>
          <table:table-cell table:style-name="ce132" table:formula="of:=[.$K$5]*[.H44]*[.A44]" office:value-type="float" office:value="0.0927635601816428" calcext:value-type="float">
            <text:p>0.09276356</text:p>
          </table:table-cell>
          <table:table-cell table:style-name="ce101" table:formula="of:=[.B44]-[.A44]*[.D44]" office:value-type="float" office:value="32.2499471770624" calcext:value-type="float">
            <text:p>32.25</text:p>
          </table:table-cell>
          <table:table-cell/>
          <table:table-cell table:style-name="ce146" table:formula="of:=ABS([.H44])" office:value-type="float" office:value="1.54605933636071" calcext:value-type="float">
            <text:p>1.54605933636071</text:p>
          </table:table-cell>
          <table:table-cell table:number-columns-repeated="6"/>
        </table:table-row>
        <table:table-row table:style-name="ro3">
          <table:table-cell table:style-name="ce143" office:value-type="float" office:value="2" calcext:value-type="float">
            <text:p>2</text:p>
          </table:table-cell>
          <table:table-cell table:style-name="ce147" table:formula="of:=[.A45]*[.$A$3]+[.$B$3]" office:value-type="float" office:value="35.6" calcext:value-type="float">
            <text:p>35.60</text:p>
          </table:table-cell>
          <table:table-cell/>
          <table:table-cell table:style-name="ce63" table:formula="of:=[.D44]-[.I44]" office:value-type="float" office:value="1.45728926275596" calcext:value-type="float">
            <text:p>1.46</text:p>
          </table:table-cell>
          <table:table-cell table:style-name="ce63" table:formula="of:=[.J44]" office:value-type="float" office:value="32.2499471770624" calcext:value-type="float">
            <text:p>32.25</text:p>
          </table:table-cell>
          <table:table-cell table:style-name="ce122" table:formula="of:=[.A45]*[.D45]+[.E45]" office:value-type="float" office:value="35.1645257025743" calcext:value-type="float">
            <text:p>35.2</text:p>
          </table:table-cell>
          <table:table-cell table:style-name="ce12"/>
          <table:table-cell table:style-name="ce47" table:formula="of:=[.F45]-[.B45]" office:value-type="float" office:value="-0.435474297425692" calcext:value-type="float">
            <text:p>-4.35E-01</text:p>
          </table:table-cell>
          <table:table-cell table:style-name="ce132" table:formula="of:=[.$K$5]*[.H45]*[.A45]" office:value-type="float" office:value="-0.0522569156910831" calcext:value-type="float">
            <text:p>-0.05225692</text:p>
          </table:table-cell>
          <table:table-cell table:style-name="ce101" table:formula="of:=[.B45]-[.A45]*[.D45]" office:value-type="float" office:value="32.6854214744881" calcext:value-type="float">
            <text:p>32.69</text:p>
          </table:table-cell>
          <table:table-cell/>
          <table:table-cell table:style-name="ce146" table:formula="of:=ABS([.H45])" office:value-type="float" office:value="0.435474297425692" calcext:value-type="float">
            <text:p>0.435474297425692</text:p>
          </table:table-cell>
          <table:table-cell table:number-columns-repeated="6"/>
        </table:table-row>
        <table:table-row table:style-name="ro3">
          <table:table-cell table:style-name="ce143" office:value-type="float" office:value="3" calcext:value-type="float">
            <text:p>3</text:p>
          </table:table-cell>
          <table:table-cell table:style-name="ce147" table:formula="of:=[.A46]*[.$A$3]+[.$B$3]" office:value-type="float" office:value="37.4" calcext:value-type="float">
            <text:p>37.40</text:p>
          </table:table-cell>
          <table:table-cell/>
          <table:table-cell table:style-name="ce63" table:formula="of:=[.D45]-[.I45]" office:value-type="float" office:value="1.50954617844704" calcext:value-type="float">
            <text:p>1.51</text:p>
          </table:table-cell>
          <table:table-cell table:style-name="ce63" table:formula="of:=[.J45]" office:value-type="float" office:value="32.6854214744881" calcext:value-type="float">
            <text:p>32.69</text:p>
          </table:table-cell>
          <table:table-cell table:style-name="ce122" table:formula="of:=[.A46]*[.D46]+[.E46]" office:value-type="float" office:value="37.2140600098292" calcext:value-type="float">
            <text:p>37.2</text:p>
          </table:table-cell>
          <table:table-cell table:style-name="ce12"/>
          <table:table-cell table:style-name="ce47" table:formula="of:=[.F46]-[.B46]" office:value-type="float" office:value="-0.185939990170795" calcext:value-type="float">
            <text:p>-1.86E-01</text:p>
          </table:table-cell>
          <table:table-cell table:style-name="ce132" table:formula="of:=[.$K$5]*[.H46]*[.A46]" office:value-type="float" office:value="-0.033469198230743" calcext:value-type="float">
            <text:p>-0.03346920</text:p>
          </table:table-cell>
          <table:table-cell table:style-name="ce101" table:formula="of:=[.B46]-[.A46]*[.D46]" office:value-type="float" office:value="32.8713614646589" calcext:value-type="float">
            <text:p>32.87</text:p>
          </table:table-cell>
          <table:table-cell/>
          <table:table-cell table:style-name="ce146" table:formula="of:=ABS([.H46])" office:value-type="float" office:value="0.185939990170795" calcext:value-type="float">
            <text:p>0.185939990170795</text:p>
          </table:table-cell>
          <table:table-cell table:number-columns-repeated="6"/>
        </table:table-row>
        <table:table-row table:style-name="ro3">
          <table:table-cell table:style-name="ce143" office:value-type="float" office:value="4" calcext:value-type="float">
            <text:p>4</text:p>
          </table:table-cell>
          <table:table-cell table:style-name="ce147" table:formula="of:=[.A47]*[.$A$3]+[.$B$3]" office:value-type="float" office:value="39.2" calcext:value-type="float">
            <text:p>39.20</text:p>
          </table:table-cell>
          <table:table-cell/>
          <table:table-cell table:style-name="ce63" table:formula="of:=[.D46]-[.I46]" office:value-type="float" office:value="1.54301537667778" calcext:value-type="float">
            <text:p>1.54</text:p>
          </table:table-cell>
          <table:table-cell table:style-name="ce63" table:formula="of:=[.J46]" office:value-type="float" office:value="32.8713614646589" calcext:value-type="float">
            <text:p>32.87</text:p>
          </table:table-cell>
          <table:table-cell table:style-name="ce122" table:formula="of:=[.A47]*[.D47]+[.E47]" office:value-type="float" office:value="39.04342297137" calcext:value-type="float">
            <text:p>39.0</text:p>
          </table:table-cell>
          <table:table-cell table:style-name="ce12"/>
          <table:table-cell table:style-name="ce47" table:formula="of:=[.F47]-[.B47]" office:value-type="float" office:value="-0.156577028629997" calcext:value-type="float">
            <text:p>-1.57E-01</text:p>
          </table:table-cell>
          <table:table-cell table:style-name="ce132" table:formula="of:=[.$K$5]*[.H47]*[.A47]" office:value-type="float" office:value="-0.0375784868711992" calcext:value-type="float">
            <text:p>-0.03757849</text:p>
          </table:table-cell>
          <table:table-cell table:style-name="ce101" table:formula="of:=[.B47]-[.A47]*[.D47]" office:value-type="float" office:value="33.0279384932889" calcext:value-type="float">
            <text:p>33.03</text:p>
          </table:table-cell>
          <table:table-cell/>
          <table:table-cell table:style-name="ce146" table:formula="of:=ABS([.H47])" office:value-type="float" office:value="0.156577028629997" calcext:value-type="float">
            <text:p>0.156577028629997</text:p>
          </table:table-cell>
          <table:table-cell table:number-columns-repeated="6"/>
        </table:table-row>
        <table:table-row table:style-name="ro3">
          <table:table-cell table:style-name="ce143" office:value-type="float" office:value="5" calcext:value-type="float">
            <text:p>5</text:p>
          </table:table-cell>
          <table:table-cell table:style-name="ce147" table:formula="of:=[.A48]*[.$A$3]+[.$B$3]" office:value-type="float" office:value="41" calcext:value-type="float">
            <text:p>41.00</text:p>
          </table:table-cell>
          <table:table-cell/>
          <table:table-cell table:style-name="ce63" table:formula="of:=[.D47]-[.I47]" office:value-type="float" office:value="1.58059386354898" calcext:value-type="float">
            <text:p>1.58</text:p>
          </table:table-cell>
          <table:table-cell table:style-name="ce63" table:formula="of:=[.J47]" office:value-type="float" office:value="33.0279384932889" calcext:value-type="float">
            <text:p>33.03</text:p>
          </table:table-cell>
          <table:table-cell table:style-name="ce122" table:formula="of:=[.A48]*[.D48]+[.E48]" office:value-type="float" office:value="40.9309078110338" calcext:value-type="float">
            <text:p>40.9</text:p>
          </table:table-cell>
          <table:table-cell table:style-name="ce12"/>
          <table:table-cell table:style-name="ce47" table:formula="of:=[.F48]-[.B48]" office:value-type="float" office:value="-0.0690921889662235" calcext:value-type="float">
            <text:p>-6.91E-02</text:p>
          </table:table-cell>
          <table:table-cell table:style-name="ce132" table:formula="of:=[.$K$5]*[.H48]*[.A48]" office:value-type="float" office:value="-0.020727656689867" calcext:value-type="float">
            <text:p>-0.02072766</text:p>
          </table:table-cell>
          <table:table-cell table:style-name="ce101" table:formula="of:=[.B48]-[.A48]*[.D48]" office:value-type="float" office:value="33.0970306822551" calcext:value-type="float">
            <text:p>33.10</text:p>
          </table:table-cell>
          <table:table-cell/>
          <table:table-cell table:style-name="ce146" table:formula="of:=ABS([.H48])" office:value-type="float" office:value="0.0690921889662235" calcext:value-type="float">
            <text:p>0.069092188966224</text:p>
          </table:table-cell>
          <table:table-cell table:number-columns-repeated="6"/>
        </table:table-row>
        <table:table-row table:style-name="ro3">
          <table:table-cell table:style-name="ce143" office:value-type="float" office:value="6" calcext:value-type="float">
            <text:p>6</text:p>
          </table:table-cell>
          <table:table-cell table:style-name="ce147" table:formula="of:=[.A49]*[.$A$3]+[.$B$3]" office:value-type="float" office:value="42.8" calcext:value-type="float">
            <text:p>42.80</text:p>
          </table:table-cell>
          <table:table-cell/>
          <table:table-cell table:style-name="ce63" table:formula="of:=[.D48]-[.I48]" office:value-type="float" office:value="1.60132152023885" calcext:value-type="float">
            <text:p>1.60</text:p>
          </table:table-cell>
          <table:table-cell table:style-name="ce63" table:formula="of:=[.J48]" office:value-type="float" office:value="33.0970306822551" calcext:value-type="float">
            <text:p>33.10</text:p>
          </table:table-cell>
          <table:table-cell table:style-name="ce122" table:formula="of:=[.A49]*[.D49]+[.E49]" office:value-type="float" office:value="42.7049598036882" calcext:value-type="float">
            <text:p>42.7</text:p>
          </table:table-cell>
          <table:table-cell table:style-name="ce12"/>
          <table:table-cell table:style-name="ce47" table:formula="of:=[.F49]-[.B49]" office:value-type="float" office:value="-0.0950401963118139" calcext:value-type="float">
            <text:p>-9.50E-02</text:p>
          </table:table-cell>
          <table:table-cell table:style-name="ce132" table:formula="of:=[.$K$5]*[.H49]*[.A49]" office:value-type="float" office:value="-0.034214470672253" calcext:value-type="float">
            <text:p>-0.03421447</text:p>
          </table:table-cell>
          <table:table-cell table:style-name="ce101" table:formula="of:=[.B49]-[.A49]*[.D49]" office:value-type="float" office:value="33.1920708785669" calcext:value-type="float">
            <text:p>33.19</text:p>
          </table:table-cell>
          <table:table-cell/>
          <table:table-cell table:style-name="ce146" table:formula="of:=ABS([.H49])" office:value-type="float" office:value="0.0950401963118139" calcext:value-type="float">
            <text:p>0.095040196311814</text:p>
          </table:table-cell>
          <table:table-cell table:number-columns-repeated="6"/>
        </table:table-row>
        <table:table-row table:style-name="ro3">
          <table:table-cell table:style-name="ce143" office:value-type="float" office:value="7" calcext:value-type="float">
            <text:p>7</text:p>
          </table:table-cell>
          <table:table-cell table:style-name="ce147" table:formula="of:=[.A50]*[.$A$3]+[.$B$3]" office:value-type="float" office:value="44.6" calcext:value-type="float">
            <text:p>44.60</text:p>
          </table:table-cell>
          <table:table-cell/>
          <table:table-cell table:style-name="ce63" table:formula="of:=[.D49]-[.I49]" office:value-type="float" office:value="1.6355359909111" calcext:value-type="float">
            <text:p>1.64</text:p>
          </table:table-cell>
          <table:table-cell table:style-name="ce63" table:formula="of:=[.J49]" office:value-type="float" office:value="33.1920708785669" calcext:value-type="float">
            <text:p>33.19</text:p>
          </table:table-cell>
          <table:table-cell table:style-name="ce122" table:formula="of:=[.A50]*[.D50]+[.E50]" office:value-type="float" office:value="44.6408228149446" calcext:value-type="float">
            <text:p>44.6</text:p>
          </table:table-cell>
          <table:table-cell table:style-name="ce12"/>
          <table:table-cell table:style-name="ce47" table:formula="of:=[.F50]-[.B50]" office:value-type="float" office:value="0.0408228149446117" calcext:value-type="float">
            <text:p>4.08E-02</text:p>
          </table:table-cell>
          <table:table-cell table:style-name="ce132" table:formula="of:=[.$K$5]*[.H50]*[.A50]" office:value-type="float" office:value="0.0171455822767369" calcext:value-type="float">
            <text:p>0.01714558</text:p>
          </table:table-cell>
          <table:table-cell table:style-name="ce101" table:formula="of:=[.B50]-[.A50]*[.D50]" office:value-type="float" office:value="33.1512480636223" calcext:value-type="float">
            <text:p>33.15</text:p>
          </table:table-cell>
          <table:table-cell/>
          <table:table-cell table:style-name="ce146" table:formula="of:=ABS([.H50])" office:value-type="float" office:value="0.0408228149446117" calcext:value-type="float">
            <text:p>0.040822814944612</text:p>
          </table:table-cell>
          <table:table-cell table:number-columns-repeated="6"/>
        </table:table-row>
        <table:table-row table:style-name="ro3">
          <table:table-cell table:style-name="ce143" office:value-type="float" office:value="8" calcext:value-type="float">
            <text:p>8</text:p>
          </table:table-cell>
          <table:table-cell table:style-name="ce147" table:formula="of:=[.A51]*[.$A$3]+[.$B$3]" office:value-type="float" office:value="46.4" calcext:value-type="float">
            <text:p>46.40</text:p>
          </table:table-cell>
          <table:table-cell/>
          <table:table-cell table:style-name="ce63" table:formula="of:=[.D50]-[.I50]" office:value-type="float" office:value="1.61839040863436" calcext:value-type="float">
            <text:p>1.62</text:p>
          </table:table-cell>
          <table:table-cell table:style-name="ce63" table:formula="of:=[.J50]" office:value-type="float" office:value="33.1512480636223" calcext:value-type="float">
            <text:p>33.15</text:p>
          </table:table-cell>
          <table:table-cell table:style-name="ce122" table:formula="of:=[.A51]*[.D51]+[.E51]" office:value-type="float" office:value="46.0983713326972" calcext:value-type="float">
            <text:p>46.1</text:p>
          </table:table-cell>
          <table:table-cell table:style-name="ce12"/>
          <table:table-cell table:style-name="ce47" table:formula="of:=[.F51]-[.B51]" office:value-type="float" office:value="-0.301628667302793" calcext:value-type="float">
            <text:p>-3.02E-01</text:p>
          </table:table-cell>
          <table:table-cell table:style-name="ce132" table:formula="of:=[.$K$5]*[.H51]*[.A51]" office:value-type="float" office:value="-0.144781760305341" calcext:value-type="float">
            <text:p>-0.14478176</text:p>
          </table:table-cell>
          <table:table-cell table:style-name="ce101" table:formula="of:=[.B51]-[.A51]*[.D51]" office:value-type="float" office:value="33.4528767309251" calcext:value-type="float">
            <text:p>33.45</text:p>
          </table:table-cell>
          <table:table-cell/>
          <table:table-cell table:style-name="ce146" table:formula="of:=ABS([.H51])" office:value-type="float" office:value="0.301628667302793" calcext:value-type="float">
            <text:p>0.301628667302793</text:p>
          </table:table-cell>
          <table:table-cell table:number-columns-repeated="6"/>
        </table:table-row>
        <table:table-row table:style-name="ro3">
          <table:table-cell table:style-name="ce79" office:value-type="float" office:value="1" calcext:value-type="float">
            <text:p>1</text:p>
          </table:table-cell>
          <table:table-cell table:style-name="ce81" table:formula="of:=[.A52]*[.$A$3]+[.$B$3]" office:value-type="float" office:value="33.8" calcext:value-type="float">
            <text:p>33.80</text:p>
          </table:table-cell>
          <table:table-cell/>
          <table:table-cell table:style-name="ce63" table:formula="of:=[.D51]-[.I51]" office:value-type="float" office:value="1.76317216893971" calcext:value-type="float">
            <text:p>1.76</text:p>
          </table:table-cell>
          <table:table-cell table:style-name="ce63" table:formula="of:=[.J51]" office:value-type="float" office:value="33.4528767309251" calcext:value-type="float">
            <text:p>33.45</text:p>
          </table:table-cell>
          <table:table-cell table:style-name="ce122" table:formula="of:=[.A52]*[.D52]+[.E52]" office:value-type="float" office:value="35.2160488998648" calcext:value-type="float">
            <text:p>35.2</text:p>
          </table:table-cell>
          <table:table-cell table:style-name="ce12"/>
          <table:table-cell table:style-name="ce47" table:formula="of:=[.F52]-[.B52]" office:value-type="float" office:value="1.41604889986479" calcext:value-type="float">
            <text:p>1.42E+00</text:p>
          </table:table-cell>
          <table:table-cell table:style-name="ce132" table:formula="of:=[.$K$5]*[.H52]*[.A52]" office:value-type="float" office:value="0.0849629339918874" calcext:value-type="float">
            <text:p>0.08496293</text:p>
          </table:table-cell>
          <table:table-cell table:style-name="ce101" table:formula="of:=[.B52]-[.A52]*[.D52]" office:value-type="float" office:value="32.0368278310603" calcext:value-type="float">
            <text:p>32.04</text:p>
          </table:table-cell>
          <table:table-cell/>
          <table:table-cell table:style-name="ce146" table:formula="of:=ABS([.H52])" office:value-type="float" office:value="1.41604889986479" calcext:value-type="float">
            <text:p>1.41604889986479</text:p>
          </table:table-cell>
          <table:table-cell table:number-columns-repeated="6"/>
        </table:table-row>
        <table:table-row table:style-name="ro3">
          <table:table-cell table:style-name="ce79" office:value-type="float" office:value="2" calcext:value-type="float">
            <text:p>2</text:p>
          </table:table-cell>
          <table:table-cell table:style-name="ce81" table:formula="of:=[.A53]*[.$A$3]+[.$B$3]" office:value-type="float" office:value="35.6" calcext:value-type="float">
            <text:p>35.60</text:p>
          </table:table-cell>
          <table:table-cell/>
          <table:table-cell table:style-name="ce63" table:formula="of:=[.D52]-[.I52]" office:value-type="float" office:value="1.67820923494782" calcext:value-type="float">
            <text:p>1.68</text:p>
          </table:table-cell>
          <table:table-cell table:style-name="ce63" table:formula="of:=[.J52]" office:value-type="float" office:value="32.0368278310603" calcext:value-type="float">
            <text:p>32.04</text:p>
          </table:table-cell>
          <table:table-cell table:style-name="ce122" table:formula="of:=[.A53]*[.D53]+[.E53]" office:value-type="float" office:value="35.3932463009559" calcext:value-type="float">
            <text:p>35.4</text:p>
          </table:table-cell>
          <table:table-cell table:style-name="ce12"/>
          <table:table-cell table:style-name="ce47" table:formula="of:=[.F53]-[.B53]" office:value-type="float" office:value="-0.206753699044071" calcext:value-type="float">
            <text:p>-2.07E-01</text:p>
          </table:table-cell>
          <table:table-cell table:style-name="ce132" table:formula="of:=[.$K$5]*[.H53]*[.A53]" office:value-type="float" office:value="-0.0248104438852886" calcext:value-type="float">
            <text:p>-0.02481044</text:p>
          </table:table-cell>
          <table:table-cell table:style-name="ce101" table:formula="of:=[.B53]-[.A53]*[.D53]" office:value-type="float" office:value="32.2435815301044" calcext:value-type="float">
            <text:p>32.24</text:p>
          </table:table-cell>
          <table:table-cell/>
          <table:table-cell table:style-name="ce146" table:formula="of:=ABS([.H53])" office:value-type="float" office:value="0.206753699044071" calcext:value-type="float">
            <text:p>0.206753699044071</text:p>
          </table:table-cell>
          <table:table-cell table:number-columns-repeated="6"/>
        </table:table-row>
        <table:table-row table:style-name="ro3">
          <table:table-cell table:style-name="ce79" office:value-type="float" office:value="3" calcext:value-type="float">
            <text:p>3</text:p>
          </table:table-cell>
          <table:table-cell table:style-name="ce81" table:formula="of:=[.A54]*[.$A$3]+[.$B$3]" office:value-type="float" office:value="37.4" calcext:value-type="float">
            <text:p>37.40</text:p>
          </table:table-cell>
          <table:table-cell/>
          <table:table-cell table:style-name="ce63" table:formula="of:=[.D53]-[.I53]" office:value-type="float" office:value="1.70301967883311" calcext:value-type="float">
            <text:p>1.70</text:p>
          </table:table-cell>
          <table:table-cell table:style-name="ce63" table:formula="of:=[.J53]" office:value-type="float" office:value="32.2435815301044" calcext:value-type="float">
            <text:p>32.24</text:p>
          </table:table-cell>
          <table:table-cell table:style-name="ce122" table:formula="of:=[.A54]*[.D54]+[.E54]" office:value-type="float" office:value="37.3526405666037" calcext:value-type="float">
            <text:p>37.4</text:p>
          </table:table-cell>
          <table:table-cell table:style-name="ce12"/>
          <table:table-cell table:style-name="ce47" table:formula="of:=[.F54]-[.B54]" office:value-type="float" office:value="-0.0473594333963163" calcext:value-type="float">
            <text:p>-4.74E-02</text:p>
          </table:table-cell>
          <table:table-cell table:style-name="ce132" table:formula="of:=[.$K$5]*[.H54]*[.A54]" office:value-type="float" office:value="-0.00852469801133694" calcext:value-type="float">
            <text:p>-0.00852470</text:p>
          </table:table-cell>
          <table:table-cell table:style-name="ce101" table:formula="of:=[.B54]-[.A54]*[.D54]" office:value-type="float" office:value="32.2909409635007" calcext:value-type="float">
            <text:p>32.29</text:p>
          </table:table-cell>
          <table:table-cell/>
          <table:table-cell table:style-name="ce146" table:formula="of:=ABS([.H54])" office:value-type="float" office:value="0.0473594333963163" calcext:value-type="float">
            <text:p>0.047359433396316</text:p>
          </table:table-cell>
          <table:table-cell table:number-columns-repeated="6"/>
        </table:table-row>
        <table:table-row table:style-name="ro3">
          <table:table-cell table:style-name="ce79" office:value-type="float" office:value="4" calcext:value-type="float">
            <text:p>4</text:p>
          </table:table-cell>
          <table:table-cell table:style-name="ce81" table:formula="of:=[.A55]*[.$A$3]+[.$B$3]" office:value-type="float" office:value="39.2" calcext:value-type="float">
            <text:p>39.20</text:p>
          </table:table-cell>
          <table:table-cell/>
          <table:table-cell table:style-name="ce63" table:formula="of:=[.D54]-[.I54]" office:value-type="float" office:value="1.71154437684444" calcext:value-type="float">
            <text:p>1.71</text:p>
          </table:table-cell>
          <table:table-cell table:style-name="ce63" table:formula="of:=[.J54]" office:value-type="float" office:value="32.2909409635007" calcext:value-type="float">
            <text:p>32.29</text:p>
          </table:table-cell>
          <table:table-cell table:style-name="ce122" table:formula="of:=[.A55]*[.D55]+[.E55]" office:value-type="float" office:value="39.1371184708785" calcext:value-type="float">
            <text:p>39.1</text:p>
          </table:table-cell>
          <table:table-cell table:style-name="ce12"/>
          <table:table-cell table:style-name="ce47" table:formula="of:=[.F55]-[.B55]" office:value-type="float" office:value="-0.0628815291215474" calcext:value-type="float">
            <text:p>-6.29E-02</text:p>
          </table:table-cell>
          <table:table-cell table:style-name="ce132" table:formula="of:=[.$K$5]*[.H55]*[.A55]" office:value-type="float" office:value="-0.0150915669891714" calcext:value-type="float">
            <text:p>-0.01509157</text:p>
          </table:table-cell>
          <table:table-cell table:style-name="ce101" table:formula="of:=[.B55]-[.A55]*[.D55]" office:value-type="float" office:value="32.3538224926222" calcext:value-type="float">
            <text:p>32.35</text:p>
          </table:table-cell>
          <table:table-cell/>
          <table:table-cell table:style-name="ce146" table:formula="of:=ABS([.H55])" office:value-type="float" office:value="0.0628815291215474" calcext:value-type="float">
            <text:p>0.062881529121548</text:p>
          </table:table-cell>
          <table:table-cell table:number-columns-repeated="6"/>
        </table:table-row>
        <table:table-row table:style-name="ro3">
          <table:table-cell table:style-name="ce79" office:value-type="float" office:value="5" calcext:value-type="float">
            <text:p>5</text:p>
          </table:table-cell>
          <table:table-cell table:style-name="ce81" table:formula="of:=[.A56]*[.$A$3]+[.$B$3]" office:value-type="float" office:value="41" calcext:value-type="float">
            <text:p>41.00</text:p>
          </table:table-cell>
          <table:table-cell/>
          <table:table-cell table:style-name="ce63" table:formula="of:=[.D55]-[.I55]" office:value-type="float" office:value="1.72663594383361" calcext:value-type="float">
            <text:p>1.73</text:p>
          </table:table-cell>
          <table:table-cell table:style-name="ce63" table:formula="of:=[.J55]" office:value-type="float" office:value="32.3538224926222" calcext:value-type="float">
            <text:p>32.35</text:p>
          </table:table-cell>
          <table:table-cell table:style-name="ce122" table:formula="of:=[.A56]*[.D56]+[.E56]" office:value-type="float" office:value="40.9870022117903" calcext:value-type="float">
            <text:p>41.0</text:p>
          </table:table-cell>
          <table:table-cell table:style-name="ce12"/>
          <table:table-cell table:style-name="ce47" table:formula="of:=[.F56]-[.B56]" office:value-type="float" office:value="-0.0129977882097023" calcext:value-type="float">
            <text:p>-1.30E-02</text:p>
          </table:table-cell>
          <table:table-cell table:style-name="ce132" table:formula="of:=[.$K$5]*[.H56]*[.A56]" office:value-type="float" office:value="-0.0038993364629107" calcext:value-type="float">
            <text:p>-0.00389934</text:p>
          </table:table-cell>
          <table:table-cell table:style-name="ce101" table:formula="of:=[.B56]-[.A56]*[.D56]" office:value-type="float" office:value="32.3668202808319" calcext:value-type="float">
            <text:p>32.37</text:p>
          </table:table-cell>
          <table:table-cell/>
          <table:table-cell table:style-name="ce146" table:formula="of:=ABS([.H56])" office:value-type="float" office:value="0.0129977882097023" calcext:value-type="float">
            <text:p>0.012997788209702</text:p>
          </table:table-cell>
          <table:table-cell table:number-columns-repeated="6"/>
        </table:table-row>
        <table:table-row table:style-name="ro3">
          <table:table-cell table:style-name="ce79" office:value-type="float" office:value="6" calcext:value-type="float">
            <text:p>6</text:p>
          </table:table-cell>
          <table:table-cell table:style-name="ce81" table:formula="of:=[.A57]*[.$A$3]+[.$B$3]" office:value-type="float" office:value="42.8" calcext:value-type="float">
            <text:p>42.80</text:p>
          </table:table-cell>
          <table:table-cell/>
          <table:table-cell table:style-name="ce63" table:formula="of:=[.D56]-[.I56]" office:value-type="float" office:value="1.73053528029653" calcext:value-type="float">
            <text:p>1.73</text:p>
          </table:table-cell>
          <table:table-cell table:style-name="ce63" table:formula="of:=[.J56]" office:value-type="float" office:value="32.3668202808319" calcext:value-type="float">
            <text:p>32.37</text:p>
          </table:table-cell>
          <table:table-cell table:style-name="ce122" table:formula="of:=[.A57]*[.D57]+[.E57]" office:value-type="float" office:value="42.7500319626111" calcext:value-type="float">
            <text:p>42.8</text:p>
          </table:table-cell>
          <table:table-cell table:style-name="ce12"/>
          <table:table-cell table:style-name="ce47" table:formula="of:=[.F57]-[.B57]" office:value-type="float" office:value="-0.0499680373889149" calcext:value-type="float">
            <text:p>-5.00E-02</text:p>
          </table:table-cell>
          <table:table-cell table:style-name="ce132" table:formula="of:=[.$K$5]*[.H57]*[.A57]" office:value-type="float" office:value="-0.0179884934600094" calcext:value-type="float">
            <text:p>-0.01798849</text:p>
          </table:table-cell>
          <table:table-cell table:style-name="ce101" table:formula="of:=[.B57]-[.A57]*[.D57]" office:value-type="float" office:value="32.4167883182208" calcext:value-type="float">
            <text:p>32.42</text:p>
          </table:table-cell>
          <table:table-cell/>
          <table:table-cell table:style-name="ce146" table:formula="of:=ABS([.H57])" office:value-type="float" office:value="0.0499680373889149" calcext:value-type="float">
            <text:p>0.049968037388915</text:p>
          </table:table-cell>
          <table:table-cell table:number-columns-repeated="6"/>
        </table:table-row>
        <table:table-row table:style-name="ro3">
          <table:table-cell table:style-name="ce79" office:value-type="float" office:value="7" calcext:value-type="float">
            <text:p>7</text:p>
          </table:table-cell>
          <table:table-cell table:style-name="ce81" table:formula="of:=[.A58]*[.$A$3]+[.$B$3]" office:value-type="float" office:value="44.6" calcext:value-type="float">
            <text:p>44.60</text:p>
          </table:table-cell>
          <table:table-cell/>
          <table:table-cell table:style-name="ce63" table:formula="of:=[.D57]-[.I57]" office:value-type="float" office:value="1.74852377375653" calcext:value-type="float">
            <text:p>1.75</text:p>
          </table:table-cell>
          <table:table-cell table:style-name="ce63" table:formula="of:=[.J57]" office:value-type="float" office:value="32.4167883182208" calcext:value-type="float">
            <text:p>32.42</text:p>
          </table:table-cell>
          <table:table-cell table:style-name="ce122" table:formula="of:=[.A58]*[.D58]+[.E58]" office:value-type="float" office:value="44.6564547345166" calcext:value-type="float">
            <text:p>44.7</text:p>
          </table:table-cell>
          <table:table-cell table:style-name="ce12"/>
          <table:table-cell table:style-name="ce47" table:formula="of:=[.F58]-[.B58]" office:value-type="float" office:value="0.0564547345165849" calcext:value-type="float">
            <text:p>5.65E-02</text:p>
          </table:table-cell>
          <table:table-cell table:style-name="ce132" table:formula="of:=[.$K$5]*[.H58]*[.A58]" office:value-type="float" office:value="0.0237109884969657" calcext:value-type="float">
            <text:p>0.02371099</text:p>
          </table:table-cell>
          <table:table-cell table:style-name="ce101" table:formula="of:=[.B58]-[.A58]*[.D58]" office:value-type="float" office:value="32.3603335837043" calcext:value-type="float">
            <text:p>32.36</text:p>
          </table:table-cell>
          <table:table-cell/>
          <table:table-cell table:style-name="ce146" table:formula="of:=ABS([.H58])" office:value-type="float" office:value="0.0564547345165849" calcext:value-type="float">
            <text:p>0.056454734516585</text:p>
          </table:table-cell>
          <table:table-cell table:number-columns-repeated="6"/>
        </table:table-row>
        <table:table-row table:style-name="ro3">
          <table:table-cell table:style-name="ce79" office:value-type="float" office:value="8" calcext:value-type="float">
            <text:p>8</text:p>
          </table:table-cell>
          <table:table-cell table:style-name="ce81" table:formula="of:=[.A59]*[.$A$3]+[.$B$3]" office:value-type="float" office:value="46.4" calcext:value-type="float">
            <text:p>46.40</text:p>
          </table:table-cell>
          <table:table-cell/>
          <table:table-cell table:style-name="ce63" table:formula="of:=[.D58]-[.I58]" office:value-type="float" office:value="1.72481278525957" calcext:value-type="float">
            <text:p>1.72</text:p>
          </table:table-cell>
          <table:table-cell table:style-name="ce63" table:formula="of:=[.J58]" office:value-type="float" office:value="32.3603335837043" calcext:value-type="float">
            <text:p>32.36</text:p>
          </table:table-cell>
          <table:table-cell table:style-name="ce122" table:formula="of:=[.A59]*[.D59]+[.E59]" office:value-type="float" office:value="46.1588358657808" calcext:value-type="float">
            <text:p>46.2</text:p>
          </table:table-cell>
          <table:table-cell table:style-name="ce12"/>
          <table:table-cell table:style-name="ce47" table:formula="of:=[.F59]-[.B59]" office:value-type="float" office:value="-0.241164134219183" calcext:value-type="float">
            <text:p>-2.41E-01</text:p>
          </table:table-cell>
          <table:table-cell table:style-name="ce132" table:formula="of:=[.$K$5]*[.H59]*[.A59]" office:value-type="float" office:value="-0.115758784425208" calcext:value-type="float">
            <text:p>-0.11575878</text:p>
          </table:table-cell>
          <table:table-cell table:style-name="ce101" table:formula="of:=[.B59]-[.A59]*[.D59]" office:value-type="float" office:value="32.6014977179234" calcext:value-type="float">
            <text:p>32.60</text:p>
          </table:table-cell>
          <table:table-cell/>
          <table:table-cell table:style-name="ce146" table:formula="of:=ABS([.H59])" office:value-type="float" office:value="0.241164134219183" calcext:value-type="float">
            <text:p>0.241164134219183</text:p>
          </table:table-cell>
          <table:table-cell table:number-columns-repeated="6"/>
        </table:table-row>
        <table:table-row table:style-name="ro3">
          <table:table-cell table:style-name="ce143" office:value-type="float" office:value="1" calcext:value-type="float">
            <text:p>1</text:p>
          </table:table-cell>
          <table:table-cell table:style-name="ce147" table:formula="of:=[.A60]*[.$A$3]+[.$B$3]" office:value-type="float" office:value="33.8" calcext:value-type="float">
            <text:p>33.80</text:p>
          </table:table-cell>
          <table:table-cell/>
          <table:table-cell table:style-name="ce63" table:formula="of:=[.D59]-[.I59]" office:value-type="float" office:value="1.84057156968478" calcext:value-type="float">
            <text:p>1.84</text:p>
          </table:table-cell>
          <table:table-cell table:style-name="ce63" table:formula="of:=[.J59]" office:value-type="float" office:value="32.6014977179234" calcext:value-type="float">
            <text:p>32.60</text:p>
          </table:table-cell>
          <table:table-cell table:style-name="ce122" table:formula="of:=[.A60]*[.D60]+[.E60]" office:value-type="float" office:value="34.4420692876082" calcext:value-type="float">
            <text:p>34.4</text:p>
          </table:table-cell>
          <table:table-cell table:style-name="ce12"/>
          <table:table-cell table:style-name="ce47" table:formula="of:=[.F60]-[.B60]" office:value-type="float" office:value="0.64206928760823" calcext:value-type="float">
            <text:p>6.42E-01</text:p>
          </table:table-cell>
          <table:table-cell table:style-name="ce132" table:formula="of:=[.$K$5]*[.H60]*[.A60]" office:value-type="float" office:value="0.0385241572564938" calcext:value-type="float">
            <text:p>0.03852416</text:p>
          </table:table-cell>
          <table:table-cell table:style-name="ce101" table:formula="of:=[.B60]-[.A60]*[.D60]" office:value-type="float" office:value="31.9594284303152" calcext:value-type="float">
            <text:p>31.96</text:p>
          </table:table-cell>
          <table:table-cell/>
          <table:table-cell table:style-name="ce146" table:formula="of:=ABS([.H60])" office:value-type="float" office:value="0.64206928760823" calcext:value-type="float">
            <text:p>0.64206928760823</text:p>
          </table:table-cell>
          <table:table-cell table:number-columns-repeated="6"/>
        </table:table-row>
        <table:table-row table:style-name="ro3">
          <table:table-cell table:style-name="ce143" office:value-type="float" office:value="2" calcext:value-type="float">
            <text:p>2</text:p>
          </table:table-cell>
          <table:table-cell table:style-name="ce147" table:formula="of:=[.A61]*[.$A$3]+[.$B$3]" office:value-type="float" office:value="35.6" calcext:value-type="float">
            <text:p>35.60</text:p>
          </table:table-cell>
          <table:table-cell/>
          <table:table-cell table:style-name="ce63" table:formula="of:=[.D60]-[.I60]" office:value-type="float" office:value="1.80204741242828" calcext:value-type="float">
            <text:p>1.80</text:p>
          </table:table-cell>
          <table:table-cell table:style-name="ce63" table:formula="of:=[.J60]" office:value-type="float" office:value="31.9594284303152" calcext:value-type="float">
            <text:p>31.96</text:p>
          </table:table-cell>
          <table:table-cell table:style-name="ce122" table:formula="of:=[.A61]*[.D61]+[.E61]" office:value-type="float" office:value="35.5635232551718" calcext:value-type="float">
            <text:p>35.6</text:p>
          </table:table-cell>
          <table:table-cell table:style-name="ce12"/>
          <table:table-cell table:style-name="ce47" table:formula="of:=[.F61]-[.B61]" office:value-type="float" office:value="-0.0364767448282137" calcext:value-type="float">
            <text:p>-3.65E-02</text:p>
          </table:table-cell>
          <table:table-cell table:style-name="ce132" table:formula="of:=[.$K$5]*[.H61]*[.A61]" office:value-type="float" office:value="-0.00437720937938565" calcext:value-type="float">
            <text:p>-0.00437721</text:p>
          </table:table-cell>
          <table:table-cell table:style-name="ce101" table:formula="of:=[.B61]-[.A61]*[.D61]" office:value-type="float" office:value="31.9959051751434" calcext:value-type="float">
            <text:p>32.00</text:p>
          </table:table-cell>
          <table:table-cell/>
          <table:table-cell table:style-name="ce146" table:formula="of:=ABS([.H61])" office:value-type="float" office:value="0.0364767448282137" calcext:value-type="float">
            <text:p>0.036476744828214</text:p>
          </table:table-cell>
          <table:table-cell table:number-columns-repeated="6"/>
        </table:table-row>
        <table:table-row table:style-name="ro3">
          <table:table-cell table:style-name="ce143" office:value-type="float" office:value="3" calcext:value-type="float">
            <text:p>3</text:p>
          </table:table-cell>
          <table:table-cell table:style-name="ce147" table:formula="of:=[.A62]*[.$A$3]+[.$B$3]" office:value-type="float" office:value="37.4" calcext:value-type="float">
            <text:p>37.40</text:p>
          </table:table-cell>
          <table:table-cell/>
          <table:table-cell table:style-name="ce63" table:formula="of:=[.D61]-[.I61]" office:value-type="float" office:value="1.80642462180767" calcext:value-type="float">
            <text:p>1.81</text:p>
          </table:table-cell>
          <table:table-cell table:style-name="ce63" table:formula="of:=[.J61]" office:value-type="float" office:value="31.9959051751434" calcext:value-type="float">
            <text:p>32.00</text:p>
          </table:table-cell>
          <table:table-cell table:style-name="ce122" table:formula="of:=[.A62]*[.D62]+[.E62]" office:value-type="float" office:value="37.4151790405664" calcext:value-type="float">
            <text:p>37.4</text:p>
          </table:table-cell>
          <table:table-cell table:style-name="ce12"/>
          <table:table-cell table:style-name="ce47" table:formula="of:=[.F62]-[.B62]" office:value-type="float" office:value="0.0151790405664443" calcext:value-type="float">
            <text:p>1.52E-02</text:p>
          </table:table-cell>
          <table:table-cell table:style-name="ce132" table:formula="of:=[.$K$5]*[.H62]*[.A62]" office:value-type="float" office:value="0.00273222730195997" calcext:value-type="float">
            <text:p>0.00273223</text:p>
          </table:table-cell>
          <table:table-cell table:style-name="ce101" table:formula="of:=[.B62]-[.A62]*[.D62]" office:value-type="float" office:value="31.980726134577" calcext:value-type="float">
            <text:p>31.98</text:p>
          </table:table-cell>
          <table:table-cell/>
          <table:table-cell table:style-name="ce146" table:formula="of:=ABS([.H62])" office:value-type="float" office:value="0.0151790405664443" calcext:value-type="float">
            <text:p>0.015179040566444</text:p>
          </table:table-cell>
          <table:table-cell table:number-columns-repeated="6"/>
        </table:table-row>
        <table:table-row table:style-name="ro3">
          <table:table-cell table:style-name="ce143" office:value-type="float" office:value="4" calcext:value-type="float">
            <text:p>4</text:p>
          </table:table-cell>
          <table:table-cell table:style-name="ce147" table:formula="of:=[.A63]*[.$A$3]+[.$B$3]" office:value-type="float" office:value="39.2" calcext:value-type="float">
            <text:p>39.20</text:p>
          </table:table-cell>
          <table:table-cell/>
          <table:table-cell table:style-name="ce63" table:formula="of:=[.D62]-[.I62]" office:value-type="float" office:value="1.80369239450571" calcext:value-type="float">
            <text:p>1.80</text:p>
          </table:table-cell>
          <table:table-cell table:style-name="ce63" table:formula="of:=[.J62]" office:value-type="float" office:value="31.980726134577" calcext:value-type="float">
            <text:p>31.98</text:p>
          </table:table-cell>
          <table:table-cell table:style-name="ce122" table:formula="of:=[.A63]*[.D63]+[.E63]" office:value-type="float" office:value="39.1954957125998" calcext:value-type="float">
            <text:p>39.2</text:p>
          </table:table-cell>
          <table:table-cell table:style-name="ce12"/>
          <table:table-cell table:style-name="ce47" table:formula="of:=[.F63]-[.B63]" office:value-type="float" office:value="-0.00450428740017372" calcext:value-type="float">
            <text:p>-4.50E-03</text:p>
          </table:table-cell>
          <table:table-cell table:style-name="ce132" table:formula="of:=[.$K$5]*[.H63]*[.A63]" office:value-type="float" office:value="-0.00108102897604169" calcext:value-type="float">
            <text:p>-0.00108103</text:p>
          </table:table-cell>
          <table:table-cell table:style-name="ce101" table:formula="of:=[.B63]-[.A63]*[.D63]" office:value-type="float" office:value="31.9852304219772" calcext:value-type="float">
            <text:p>31.99</text:p>
          </table:table-cell>
          <table:table-cell/>
          <table:table-cell table:style-name="ce146" table:formula="of:=ABS([.H63])" office:value-type="float" office:value="0.00450428740017372" calcext:value-type="float">
            <text:p>0.004504287400174</text:p>
          </table:table-cell>
          <table:table-cell table:number-columns-repeated="6"/>
        </table:table-row>
        <table:table-row table:style-name="ro3">
          <table:table-cell table:style-name="ce143" office:value-type="float" office:value="5" calcext:value-type="float">
            <text:p>5</text:p>
          </table:table-cell>
          <table:table-cell table:style-name="ce147" table:formula="of:=[.A64]*[.$A$3]+[.$B$3]" office:value-type="float" office:value="41" calcext:value-type="float">
            <text:p>41.00</text:p>
          </table:table-cell>
          <table:table-cell/>
          <table:table-cell table:style-name="ce63" table:formula="of:=[.D63]-[.I63]" office:value-type="float" office:value="1.80477342348175" calcext:value-type="float">
            <text:p>1.80</text:p>
          </table:table-cell>
          <table:table-cell table:style-name="ce63" table:formula="of:=[.J63]" office:value-type="float" office:value="31.9852304219772" calcext:value-type="float">
            <text:p>31.99</text:p>
          </table:table-cell>
          <table:table-cell table:style-name="ce122" table:formula="of:=[.A64]*[.D64]+[.E64]" office:value-type="float" office:value="41.0090975393859" calcext:value-type="float">
            <text:p>41.0</text:p>
          </table:table-cell>
          <table:table-cell table:style-name="ce12"/>
          <table:table-cell table:style-name="ce47" table:formula="of:=[.F64]-[.B64]" office:value-type="float" office:value="0.00909753938591962" calcext:value-type="float">
            <text:p>9.10E-03</text:p>
          </table:table-cell>
          <table:table-cell table:style-name="ce132" table:formula="of:=[.$K$5]*[.H64]*[.A64]" office:value-type="float" office:value="0.00272926181577589" calcext:value-type="float">
            <text:p>0.00272926</text:p>
          </table:table-cell>
          <table:table-cell table:style-name="ce101" table:formula="of:=[.B64]-[.A64]*[.D64]" office:value-type="float" office:value="31.9761328825912" calcext:value-type="float">
            <text:p>31.98</text:p>
          </table:table-cell>
          <table:table-cell/>
          <table:table-cell table:style-name="ce146" table:formula="of:=ABS([.H64])" office:value-type="float" office:value="0.00909753938591962" calcext:value-type="float">
            <text:p>0.00909753938592</text:p>
          </table:table-cell>
          <table:table-cell table:number-columns-repeated="6"/>
        </table:table-row>
        <table:table-row table:style-name="ro3">
          <table:table-cell table:style-name="ce143" office:value-type="float" office:value="6" calcext:value-type="float">
            <text:p>6</text:p>
          </table:table-cell>
          <table:table-cell table:style-name="ce147" table:formula="of:=[.A65]*[.$A$3]+[.$B$3]" office:value-type="float" office:value="42.8" calcext:value-type="float">
            <text:p>42.80</text:p>
          </table:table-cell>
          <table:table-cell/>
          <table:table-cell table:style-name="ce63" table:formula="of:=[.D64]-[.I64]" office:value-type="float" office:value="1.80204416166597" calcext:value-type="float">
            <text:p>1.80</text:p>
          </table:table-cell>
          <table:table-cell table:style-name="ce63" table:formula="of:=[.J64]" office:value-type="float" office:value="31.9761328825912" calcext:value-type="float">
            <text:p>31.98</text:p>
          </table:table-cell>
          <table:table-cell table:style-name="ce122" table:formula="of:=[.A65]*[.D65]+[.E65]" office:value-type="float" office:value="42.7883978525871" calcext:value-type="float">
            <text:p>42.8</text:p>
          </table:table-cell>
          <table:table-cell table:style-name="ce12"/>
          <table:table-cell table:style-name="ce47" table:formula="of:=[.F65]-[.B65]" office:value-type="float" office:value="-0.0116021474129013" calcext:value-type="float">
            <text:p>-1.16E-02</text:p>
          </table:table-cell>
          <table:table-cell table:style-name="ce132" table:formula="of:=[.$K$5]*[.H65]*[.A65]" office:value-type="float" office:value="-0.00417677306864448" calcext:value-type="float">
            <text:p>-0.00417677</text:p>
          </table:table-cell>
          <table:table-cell table:style-name="ce101" table:formula="of:=[.B65]-[.A65]*[.D65]" office:value-type="float" office:value="31.9877350300042" calcext:value-type="float">
            <text:p>31.99</text:p>
          </table:table-cell>
          <table:table-cell/>
          <table:table-cell table:style-name="ce146" table:formula="of:=ABS([.H65])" office:value-type="float" office:value="0.0116021474129013" calcext:value-type="float">
            <text:p>0.011602147412901</text:p>
          </table:table-cell>
          <table:table-cell table:number-columns-repeated="6"/>
        </table:table-row>
        <table:table-row table:style-name="ro3">
          <table:table-cell table:style-name="ce143" office:value-type="float" office:value="7" calcext:value-type="float">
            <text:p>7</text:p>
          </table:table-cell>
          <table:table-cell table:style-name="ce147" table:formula="of:=[.A66]*[.$A$3]+[.$B$3]" office:value-type="float" office:value="44.6" calcext:value-type="float">
            <text:p>44.60</text:p>
          </table:table-cell>
          <table:table-cell/>
          <table:table-cell table:style-name="ce63" table:formula="of:=[.D65]-[.I65]" office:value-type="float" office:value="1.80622093473462" calcext:value-type="float">
            <text:p>1.81</text:p>
          </table:table-cell>
          <table:table-cell table:style-name="ce63" table:formula="of:=[.J65]" office:value-type="float" office:value="31.9877350300042" calcext:value-type="float">
            <text:p>31.99</text:p>
          </table:table-cell>
          <table:table-cell table:style-name="ce122" table:formula="of:=[.A66]*[.D66]+[.E66]" office:value-type="float" office:value="44.6312815731465" calcext:value-type="float">
            <text:p>44.6</text:p>
          </table:table-cell>
          <table:table-cell table:style-name="ce12"/>
          <table:table-cell table:style-name="ce47" table:formula="of:=[.F66]-[.B66]" office:value-type="float" office:value="0.0312815731464795" calcext:value-type="float">
            <text:p>3.13E-02</text:p>
          </table:table-cell>
          <table:table-cell table:style-name="ce132" table:formula="of:=[.$K$5]*[.H66]*[.A66]" office:value-type="float" office:value="0.0131382607215214" calcext:value-type="float">
            <text:p>0.01313826</text:p>
          </table:table-cell>
          <table:table-cell table:style-name="ce101" table:formula="of:=[.B66]-[.A66]*[.D66]" office:value-type="float" office:value="31.9564534568577" calcext:value-type="float">
            <text:p>31.96</text:p>
          </table:table-cell>
          <table:table-cell/>
          <table:table-cell table:style-name="ce146" table:formula="of:=ABS([.H66])" office:value-type="float" office:value="0.0312815731464795" calcext:value-type="float">
            <text:p>0.03128157314648</text:p>
          </table:table-cell>
          <table:table-cell table:number-columns-repeated="6"/>
        </table:table-row>
        <table:table-row table:style-name="ro3">
          <table:table-cell table:style-name="ce143" office:value-type="float" office:value="8" calcext:value-type="float">
            <text:p>8</text:p>
          </table:table-cell>
          <table:table-cell table:style-name="ce147" table:formula="of:=[.A67]*[.$A$3]+[.$B$3]" office:value-type="float" office:value="46.4" calcext:value-type="float">
            <text:p>46.40</text:p>
          </table:table-cell>
          <table:table-cell/>
          <table:table-cell table:style-name="ce63" table:formula="of:=[.D66]-[.I66]" office:value-type="float" office:value="1.7930826740131" calcext:value-type="float">
            <text:p>1.79</text:p>
          </table:table-cell>
          <table:table-cell table:style-name="ce63" table:formula="of:=[.J66]" office:value-type="float" office:value="31.9564534568577" calcext:value-type="float">
            <text:p>31.96</text:p>
          </table:table-cell>
          <table:table-cell table:style-name="ce122" table:formula="of:=[.A67]*[.D67]+[.E67]" office:value-type="float" office:value="46.3011148489625" calcext:value-type="float">
            <text:p>46.3</text:p>
          </table:table-cell>
          <table:table-cell table:style-name="ce12"/>
          <table:table-cell table:style-name="ce47" table:formula="of:=[.F67]-[.B67]" office:value-type="float" office:value="-0.0988851510375497" calcext:value-type="float">
            <text:p>-9.89E-02</text:p>
          </table:table-cell>
          <table:table-cell table:style-name="ce132" table:formula="of:=[.$K$5]*[.H67]*[.A67]" office:value-type="float" office:value="-0.0474648724980239" calcext:value-type="float">
            <text:p>-0.04746487</text:p>
          </table:table-cell>
          <table:table-cell table:style-name="ce101" table:formula="of:=[.B67]-[.A67]*[.D67]" office:value-type="float" office:value="32.0553386078952" calcext:value-type="float">
            <text:p>32.06</text:p>
          </table:table-cell>
          <table:table-cell/>
          <table:table-cell table:style-name="ce146" table:formula="of:=ABS([.H67])" office:value-type="float" office:value="0.0988851510375497" calcext:value-type="float">
            <text:p>0.09888515103755</text:p>
          </table:table-cell>
          <table:table-cell table:number-columns-repeated="6"/>
        </table:table-row>
        <table:table-row table:style-name="ro3">
          <table:table-cell table:style-name="ce125" office:value-type="float" office:value="1" calcext:value-type="float">
            <text:p>1</text:p>
          </table:table-cell>
          <table:table-cell table:style-name="ce127" table:formula="of:=[.A68]*[.$A$3]+[.$B$3]" office:value-type="float" office:value="33.8" calcext:value-type="float">
            <text:p>33.80</text:p>
          </table:table-cell>
          <table:table-cell/>
          <table:table-cell table:style-name="ce63" table:formula="of:=[.D67]-[.I67]" office:value-type="float" office:value="1.84054754651112" calcext:value-type="float">
            <text:p>1.84</text:p>
          </table:table-cell>
          <table:table-cell table:style-name="ce63" table:formula="of:=[.J67]" office:value-type="float" office:value="32.0553386078952" calcext:value-type="float">
            <text:p>32.06</text:p>
          </table:table-cell>
          <table:table-cell table:style-name="ce122" table:formula="of:=[.A68]*[.D68]+[.E68]" office:value-type="float" office:value="33.8958861544063" calcext:value-type="float">
            <text:p>33.9</text:p>
          </table:table-cell>
          <table:table-cell table:style-name="ce12"/>
          <table:table-cell table:style-name="ce47" table:formula="of:=[.F68]-[.B68]" office:value-type="float" office:value="0.0958861544063439" calcext:value-type="float">
            <text:p>9.59E-02</text:p>
          </table:table-cell>
          <table:table-cell table:style-name="ce132" table:formula="of:=[.$K$5]*[.H68]*[.A68]" office:value-type="float" office:value="0.00575316926438063" calcext:value-type="float">
            <text:p>0.00575317</text:p>
          </table:table-cell>
          <table:table-cell table:style-name="ce101" table:formula="of:=[.B68]-[.A68]*[.D68]" office:value-type="float" office:value="31.9594524534889" calcext:value-type="float">
            <text:p>31.96</text:p>
          </table:table-cell>
          <table:table-cell/>
          <table:table-cell table:style-name="ce146" table:formula="of:=ABS([.H68])" office:value-type="float" office:value="0.0958861544063439" calcext:value-type="float">
            <text:p>0.095886154406344</text:p>
          </table:table-cell>
          <table:table-cell table:number-columns-repeated="6"/>
        </table:table-row>
        <table:table-row table:style-name="ro3">
          <table:table-cell table:style-name="ce125" office:value-type="float" office:value="2" calcext:value-type="float">
            <text:p>2</text:p>
          </table:table-cell>
          <table:table-cell table:style-name="ce127" table:formula="of:=[.A69]*[.$A$3]+[.$B$3]" office:value-type="float" office:value="35.6" calcext:value-type="float">
            <text:p>35.60</text:p>
          </table:table-cell>
          <table:table-cell/>
          <table:table-cell table:style-name="ce63" table:formula="of:=[.D68]-[.I68]" office:value-type="float" office:value="1.83479437724674" calcext:value-type="float">
            <text:p>1.83</text:p>
          </table:table-cell>
          <table:table-cell table:style-name="ce63" table:formula="of:=[.J68]" office:value-type="float" office:value="31.9594524534889" calcext:value-type="float">
            <text:p>31.96</text:p>
          </table:table-cell>
          <table:table-cell table:style-name="ce122" table:formula="of:=[.A69]*[.D69]+[.E69]" office:value-type="float" office:value="35.6290412079824" calcext:value-type="float">
            <text:p>35.6</text:p>
          </table:table-cell>
          <table:table-cell table:style-name="ce12"/>
          <table:table-cell table:style-name="ce47" table:formula="of:=[.F69]-[.B69]" office:value-type="float" office:value="0.0290412079823525" calcext:value-type="float">
            <text:p>2.90E-02</text:p>
          </table:table-cell>
          <table:table-cell table:style-name="ce132" table:formula="of:=[.$K$5]*[.H69]*[.A69]" office:value-type="float" office:value="0.00348494495788231" calcext:value-type="float">
            <text:p>0.00348494</text:p>
          </table:table-cell>
          <table:table-cell table:style-name="ce101" table:formula="of:=[.B69]-[.A69]*[.D69]" office:value-type="float" office:value="31.9304112455065" calcext:value-type="float">
            <text:p>31.93</text:p>
          </table:table-cell>
          <table:table-cell/>
          <table:table-cell table:style-name="ce146" table:formula="of:=ABS([.H69])" office:value-type="float" office:value="0.0290412079823525" calcext:value-type="float">
            <text:p>0.029041207982353</text:p>
          </table:table-cell>
          <table:table-cell table:number-columns-repeated="6"/>
        </table:table-row>
        <table:table-row table:style-name="ro3">
          <table:table-cell table:style-name="ce125" office:value-type="float" office:value="3" calcext:value-type="float">
            <text:p>3</text:p>
          </table:table-cell>
          <table:table-cell table:style-name="ce127" table:formula="of:=[.A70]*[.$A$3]+[.$B$3]" office:value-type="float" office:value="37.4" calcext:value-type="float">
            <text:p>37.40</text:p>
          </table:table-cell>
          <table:table-cell/>
          <table:table-cell table:style-name="ce63" table:formula="of:=[.D69]-[.I69]" office:value-type="float" office:value="1.83130943228886" calcext:value-type="float">
            <text:p>1.83</text:p>
          </table:table-cell>
          <table:table-cell table:style-name="ce63" table:formula="of:=[.J69]" office:value-type="float" office:value="31.9304112455065" calcext:value-type="float">
            <text:p>31.93</text:p>
          </table:table-cell>
          <table:table-cell table:style-name="ce122" table:formula="of:=[.A70]*[.D70]+[.E70]" office:value-type="float" office:value="37.4243395423731" calcext:value-type="float">
            <text:p>37.4</text:p>
          </table:table-cell>
          <table:table-cell table:style-name="ce12"/>
          <table:table-cell table:style-name="ce47" table:formula="of:=[.F70]-[.B70]" office:value-type="float" office:value="0.0243395423730988" calcext:value-type="float">
            <text:p>2.43E-02</text:p>
          </table:table-cell>
          <table:table-cell table:style-name="ce132" table:formula="of:=[.$K$5]*[.H70]*[.A70]" office:value-type="float" office:value="0.00438111762715778" calcext:value-type="float">
            <text:p>0.00438112</text:p>
          </table:table-cell>
          <table:table-cell table:style-name="ce101" table:formula="of:=[.B70]-[.A70]*[.D70]" office:value-type="float" office:value="31.9060717031334" calcext:value-type="float">
            <text:p>31.91</text:p>
          </table:table-cell>
          <table:table-cell/>
          <table:table-cell table:style-name="ce146" table:formula="of:=ABS([.H70])" office:value-type="float" office:value="0.0243395423730988" calcext:value-type="float">
            <text:p>0.024339542373099</text:p>
          </table:table-cell>
          <table:table-cell table:number-columns-repeated="6"/>
        </table:table-row>
        <table:table-row table:style-name="ro3">
          <table:table-cell table:style-name="ce125" office:value-type="float" office:value="4" calcext:value-type="float">
            <text:p>4</text:p>
          </table:table-cell>
          <table:table-cell table:style-name="ce127" table:formula="of:=[.A71]*[.$A$3]+[.$B$3]" office:value-type="float" office:value="39.2" calcext:value-type="float">
            <text:p>39.20</text:p>
          </table:table-cell>
          <table:table-cell/>
          <table:table-cell table:style-name="ce63" table:formula="of:=[.D70]-[.I70]" office:value-type="float" office:value="1.8269283146617" calcext:value-type="float">
            <text:p>1.83</text:p>
          </table:table-cell>
          <table:table-cell table:style-name="ce63" table:formula="of:=[.J70]" office:value-type="float" office:value="31.9060717031334" calcext:value-type="float">
            <text:p>31.91</text:p>
          </table:table-cell>
          <table:table-cell table:style-name="ce122" table:formula="of:=[.A71]*[.D71]+[.E71]" office:value-type="float" office:value="39.2137849617802" calcext:value-type="float">
            <text:p>39.2</text:p>
          </table:table-cell>
          <table:table-cell table:style-name="ce12"/>
          <table:table-cell table:style-name="ce47" table:formula="of:=[.F71]-[.B71]" office:value-type="float" office:value="0.0137849617802246" calcext:value-type="float">
            <text:p>1.38E-02</text:p>
          </table:table-cell>
          <table:table-cell table:style-name="ce132" table:formula="of:=[.$K$5]*[.H71]*[.A71]" office:value-type="float" office:value="0.0033083908272539" calcext:value-type="float">
            <text:p>0.00330839</text:p>
          </table:table-cell>
          <table:table-cell table:style-name="ce101" table:formula="of:=[.B71]-[.A71]*[.D71]" office:value-type="float" office:value="31.8922867413532" calcext:value-type="float">
            <text:p>31.89</text:p>
          </table:table-cell>
          <table:table-cell/>
          <table:table-cell table:style-name="ce146" table:formula="of:=ABS([.H71])" office:value-type="float" office:value="0.0137849617802246" calcext:value-type="float">
            <text:p>0.013784961780225</text:p>
          </table:table-cell>
          <table:table-cell table:number-columns-repeated="6"/>
        </table:table-row>
        <table:table-row table:style-name="ro3">
          <table:table-cell table:style-name="ce125" office:value-type="float" office:value="5" calcext:value-type="float">
            <text:p>5</text:p>
          </table:table-cell>
          <table:table-cell table:style-name="ce127" table:formula="of:=[.A72]*[.$A$3]+[.$B$3]" office:value-type="float" office:value="41" calcext:value-type="float">
            <text:p>41.00</text:p>
          </table:table-cell>
          <table:table-cell/>
          <table:table-cell table:style-name="ce63" table:formula="of:=[.D71]-[.I71]" office:value-type="float" office:value="1.82361992383445" calcext:value-type="float">
            <text:p>1.82</text:p>
          </table:table-cell>
          <table:table-cell table:style-name="ce63" table:formula="of:=[.J71]" office:value-type="float" office:value="31.8922867413532" calcext:value-type="float">
            <text:p>31.89</text:p>
          </table:table-cell>
          <table:table-cell table:style-name="ce122" table:formula="of:=[.A72]*[.D72]+[.E72]" office:value-type="float" office:value="41.0103863605254" calcext:value-type="float">
            <text:p>41.0</text:p>
          </table:table-cell>
          <table:table-cell table:style-name="ce12"/>
          <table:table-cell table:style-name="ce47" table:formula="of:=[.F72]-[.B72]" office:value-type="float" office:value="0.0103863605254304" calcext:value-type="float">
            <text:p>1.04E-02</text:p>
          </table:table-cell>
          <table:table-cell table:style-name="ce132" table:formula="of:=[.$K$5]*[.H72]*[.A72]" office:value-type="float" office:value="0.00311590815762912" calcext:value-type="float">
            <text:p>0.00311591</text:p>
          </table:table-cell>
          <table:table-cell table:style-name="ce101" table:formula="of:=[.B72]-[.A72]*[.D72]" office:value-type="float" office:value="31.8819003808278" calcext:value-type="float">
            <text:p>31.88</text:p>
          </table:table-cell>
          <table:table-cell/>
          <table:table-cell table:style-name="ce146" table:formula="of:=ABS([.H72])" office:value-type="float" office:value="0.0103863605254304" calcext:value-type="float">
            <text:p>0.01038636052543</text:p>
          </table:table-cell>
          <table:table-cell table:number-columns-repeated="6"/>
        </table:table-row>
        <table:table-row table:style-name="ro3">
          <table:table-cell table:style-name="ce125" office:value-type="float" office:value="6" calcext:value-type="float">
            <text:p>6</text:p>
          </table:table-cell>
          <table:table-cell table:style-name="ce127" table:formula="of:=[.A73]*[.$A$3]+[.$B$3]" office:value-type="float" office:value="42.8" calcext:value-type="float">
            <text:p>42.80</text:p>
          </table:table-cell>
          <table:table-cell/>
          <table:table-cell table:style-name="ce63" table:formula="of:=[.D72]-[.I72]" office:value-type="float" office:value="1.82050401567682" calcext:value-type="float">
            <text:p>1.82</text:p>
          </table:table-cell>
          <table:table-cell table:style-name="ce63" table:formula="of:=[.J72]" office:value-type="float" office:value="31.8819003808278" calcext:value-type="float">
            <text:p>31.88</text:p>
          </table:table-cell>
          <table:table-cell table:style-name="ce122" table:formula="of:=[.A73]*[.D73]+[.E73]" office:value-type="float" office:value="42.8049244748887" calcext:value-type="float">
            <text:p>42.8</text:p>
          </table:table-cell>
          <table:table-cell table:style-name="ce12"/>
          <table:table-cell table:style-name="ce47" table:formula="of:=[.F73]-[.B73]" office:value-type="float" office:value="0.00492447488867498" calcext:value-type="float">
            <text:p>4.92E-03</text:p>
          </table:table-cell>
          <table:table-cell table:style-name="ce132" table:formula="of:=[.$K$5]*[.H73]*[.A73]" office:value-type="float" office:value="0.00177281095992299" calcext:value-type="float">
            <text:p>0.00177281</text:p>
          </table:table-cell>
          <table:table-cell table:style-name="ce101" table:formula="of:=[.B73]-[.A73]*[.D73]" office:value-type="float" office:value="31.8769759059391" calcext:value-type="float">
            <text:p>31.88</text:p>
          </table:table-cell>
          <table:table-cell/>
          <table:table-cell table:style-name="ce146" table:formula="of:=ABS([.H73])" office:value-type="float" office:value="0.00492447488867498" calcext:value-type="float">
            <text:p>0.004924474888675</text:p>
          </table:table-cell>
          <table:table-cell table:number-columns-repeated="6"/>
        </table:table-row>
        <table:table-row table:style-name="ro3">
          <table:table-cell table:style-name="ce125" office:value-type="float" office:value="7" calcext:value-type="float">
            <text:p>7</text:p>
          </table:table-cell>
          <table:table-cell table:style-name="ce127" table:formula="of:=[.A74]*[.$A$3]+[.$B$3]" office:value-type="float" office:value="44.6" calcext:value-type="float">
            <text:p>44.60</text:p>
          </table:table-cell>
          <table:table-cell/>
          <table:table-cell table:style-name="ce63" table:formula="of:=[.D73]-[.I73]" office:value-type="float" office:value="1.81873120471689" calcext:value-type="float">
            <text:p>1.82</text:p>
          </table:table-cell>
          <table:table-cell table:style-name="ce63" table:formula="of:=[.J73]" office:value-type="float" office:value="31.8769759059391" calcext:value-type="float">
            <text:p>31.88</text:p>
          </table:table-cell>
          <table:table-cell table:style-name="ce122" table:formula="of:=[.A74]*[.D74]+[.E74]" office:value-type="float" office:value="44.6080943389574" calcext:value-type="float">
            <text:p>44.6</text:p>
          </table:table-cell>
          <table:table-cell table:style-name="ce12"/>
          <table:table-cell table:style-name="ce47" table:formula="of:=[.F74]-[.B74]" office:value-type="float" office:value="0.00809433895734912" calcext:value-type="float">
            <text:p>8.09E-03</text:p>
          </table:table-cell>
          <table:table-cell table:style-name="ce132" table:formula="of:=[.$K$5]*[.H74]*[.A74]" office:value-type="float" office:value="0.00339962236208663" calcext:value-type="float">
            <text:p>0.00339962</text:p>
          </table:table-cell>
          <table:table-cell table:style-name="ce101" table:formula="of:=[.B74]-[.A74]*[.D74]" office:value-type="float" office:value="31.8688815669817" calcext:value-type="float">
            <text:p>31.87</text:p>
          </table:table-cell>
          <table:table-cell/>
          <table:table-cell table:style-name="ce146" table:formula="of:=ABS([.H74])" office:value-type="float" office:value="0.00809433895734912" calcext:value-type="float">
            <text:p>0.008094338957349</text:p>
          </table:table-cell>
          <table:table-cell table:number-columns-repeated="6"/>
        </table:table-row>
        <table:table-row table:style-name="ro3">
          <table:table-cell table:style-name="ce125" office:value-type="float" office:value="8" calcext:value-type="float">
            <text:p>8</text:p>
          </table:table-cell>
          <table:table-cell table:style-name="ce127" table:formula="of:=[.A75]*[.$A$3]+[.$B$3]" office:value-type="float" office:value="46.4" calcext:value-type="float">
            <text:p>46.40</text:p>
          </table:table-cell>
          <table:table-cell/>
          <table:table-cell table:style-name="ce63" table:formula="of:=[.D74]-[.I74]" office:value-type="float" office:value="1.81533158235481" calcext:value-type="float">
            <text:p>1.82</text:p>
          </table:table-cell>
          <table:table-cell table:style-name="ce63" table:formula="of:=[.J74]" office:value-type="float" office:value="31.8688815669817" calcext:value-type="float">
            <text:p>31.87</text:p>
          </table:table-cell>
          <table:table-cell table:style-name="ce122" table:formula="of:=[.A75]*[.D75]+[.E75]" office:value-type="float" office:value="46.3915342258202" calcext:value-type="float">
            <text:p>46.4</text:p>
          </table:table-cell>
          <table:table-cell table:style-name="ce12"/>
          <table:table-cell table:style-name="ce47" table:formula="of:=[.F75]-[.B75]" office:value-type="float" office:value="-0.00846577417979688" calcext:value-type="float">
            <text:p>-8.47E-03</text:p>
          </table:table-cell>
          <table:table-cell table:style-name="ce132" table:formula="of:=[.$K$5]*[.H75]*[.A75]" office:value-type="float" office:value="-0.0040635716063025" calcext:value-type="float">
            <text:p>-0.00406357</text:p>
          </table:table-cell>
          <table:table-cell table:style-name="ce101" table:formula="of:=[.B75]-[.A75]*[.D75]" office:value-type="float" office:value="31.8773473411615" calcext:value-type="float">
            <text:p>31.88</text:p>
          </table:table-cell>
          <table:table-cell/>
          <table:table-cell table:style-name="ce146" table:formula="of:=ABS([.H75])" office:value-type="float" office:value="0.00846577417979688" calcext:value-type="float">
            <text:p>0.008465774179797</text:p>
          </table:table-cell>
          <table:table-cell table:number-columns-repeated="6"/>
        </table:table-row>
        <table:table-row table:style-name="ro3">
          <table:table-cell table:style-name="ce143" office:value-type="float" office:value="1" calcext:value-type="float">
            <text:p>1</text:p>
          </table:table-cell>
          <table:table-cell table:style-name="ce147" table:formula="of:=[.A76]*[.$A$3]+[.$B$3]" office:value-type="float" office:value="33.8" calcext:value-type="float">
            <text:p>33.80</text:p>
          </table:table-cell>
          <table:table-cell/>
          <table:table-cell table:style-name="ce63" table:formula="of:=[.D75]-[.I75]" office:value-type="float" office:value="1.81939515396111" calcext:value-type="float">
            <text:p>1.82</text:p>
          </table:table-cell>
          <table:table-cell table:style-name="ce63" table:formula="of:=[.J75]" office:value-type="float" office:value="31.8773473411615" calcext:value-type="float">
            <text:p>31.88</text:p>
          </table:table-cell>
          <table:table-cell table:style-name="ce122" table:formula="of:=[.A76]*[.D76]+[.E76]" office:value-type="float" office:value="33.6967424951226" calcext:value-type="float">
            <text:p>33.7</text:p>
          </table:table-cell>
          <table:table-cell table:style-name="ce12"/>
          <table:table-cell table:style-name="ce47" table:formula="of:=[.F76]-[.B76]" office:value-type="float" office:value="-0.103257504877348" calcext:value-type="float">
            <text:p>-1.03E-01</text:p>
          </table:table-cell>
          <table:table-cell table:style-name="ce132" table:formula="of:=[.$K$5]*[.H76]*[.A76]" office:value-type="float" office:value="-0.00619545029264088" calcext:value-type="float">
            <text:p>-0.00619545</text:p>
          </table:table-cell>
          <table:table-cell table:style-name="ce101" table:formula="of:=[.B76]-[.A76]*[.D76]" office:value-type="float" office:value="31.9806048460389" calcext:value-type="float">
            <text:p>31.98</text:p>
          </table:table-cell>
          <table:table-cell/>
          <table:table-cell table:style-name="ce146" table:formula="of:=ABS([.H76])" office:value-type="float" office:value="0.103257504877348" calcext:value-type="float">
            <text:p>0.103257504877348</text:p>
          </table:table-cell>
          <table:table-cell table:number-columns-repeated="6"/>
        </table:table-row>
        <table:table-row table:style-name="ro3">
          <table:table-cell table:style-name="ce143" office:value-type="float" office:value="2" calcext:value-type="float">
            <text:p>2</text:p>
          </table:table-cell>
          <table:table-cell table:style-name="ce147" table:formula="of:=[.A77]*[.$A$3]+[.$B$3]" office:value-type="float" office:value="35.6" calcext:value-type="float">
            <text:p>35.60</text:p>
          </table:table-cell>
          <table:table-cell/>
          <table:table-cell table:style-name="ce63" table:formula="of:=[.D76]-[.I76]" office:value-type="float" office:value="1.82559060425375" calcext:value-type="float">
            <text:p>1.83</text:p>
          </table:table-cell>
          <table:table-cell table:style-name="ce63" table:formula="of:=[.J76]" office:value-type="float" office:value="31.9806048460389" calcext:value-type="float">
            <text:p>31.98</text:p>
          </table:table-cell>
          <table:table-cell table:style-name="ce122" table:formula="of:=[.A77]*[.D77]+[.E77]" office:value-type="float" office:value="35.6317860545464" calcext:value-type="float">
            <text:p>35.6</text:p>
          </table:table-cell>
          <table:table-cell table:style-name="ce12"/>
          <table:table-cell table:style-name="ce47" table:formula="of:=[.F77]-[.B77]" office:value-type="float" office:value="0.0317860545463873" calcext:value-type="float">
            <text:p>3.18E-02</text:p>
          </table:table-cell>
          <table:table-cell table:style-name="ce132" table:formula="of:=[.$K$5]*[.H77]*[.A77]" office:value-type="float" office:value="0.00381432654556647" calcext:value-type="float">
            <text:p>0.00381433</text:p>
          </table:table-cell>
          <table:table-cell table:style-name="ce101" table:formula="of:=[.B77]-[.A77]*[.D77]" office:value-type="float" office:value="31.9488187914925" calcext:value-type="float">
            <text:p>31.95</text:p>
          </table:table-cell>
          <table:table-cell/>
          <table:table-cell table:style-name="ce146" table:formula="of:=ABS([.H77])" office:value-type="float" office:value="0.0317860545463873" calcext:value-type="float">
            <text:p>0.031786054546387</text:p>
          </table:table-cell>
          <table:table-cell table:number-columns-repeated="6"/>
        </table:table-row>
        <table:table-row table:style-name="ro3">
          <table:table-cell table:style-name="ce143" office:value-type="float" office:value="3" calcext:value-type="float">
            <text:p>3</text:p>
          </table:table-cell>
          <table:table-cell table:style-name="ce147" table:formula="of:=[.A78]*[.$A$3]+[.$B$3]" office:value-type="float" office:value="37.4" calcext:value-type="float">
            <text:p>37.40</text:p>
          </table:table-cell>
          <table:table-cell/>
          <table:table-cell table:style-name="ce63" table:formula="of:=[.D77]-[.I77]" office:value-type="float" office:value="1.82177627770818" calcext:value-type="float">
            <text:p>1.82</text:p>
          </table:table-cell>
          <table:table-cell table:style-name="ce63" table:formula="of:=[.J77]" office:value-type="float" office:value="31.9488187914925" calcext:value-type="float">
            <text:p>31.95</text:p>
          </table:table-cell>
          <table:table-cell table:style-name="ce122" table:formula="of:=[.A78]*[.D78]+[.E78]" office:value-type="float" office:value="37.4141476246171" calcext:value-type="float">
            <text:p>37.4</text:p>
          </table:table-cell>
          <table:table-cell table:style-name="ce12"/>
          <table:table-cell table:style-name="ce47" table:formula="of:=[.F78]-[.B78]" office:value-type="float" office:value="0.0141476246170527" calcext:value-type="float">
            <text:p>1.41E-02</text:p>
          </table:table-cell>
          <table:table-cell table:style-name="ce132" table:formula="of:=[.$K$5]*[.H78]*[.A78]" office:value-type="float" office:value="0.00254657243106948" calcext:value-type="float">
            <text:p>0.00254657</text:p>
          </table:table-cell>
          <table:table-cell table:style-name="ce101" table:formula="of:=[.B78]-[.A78]*[.D78]" office:value-type="float" office:value="31.9346711668754" calcext:value-type="float">
            <text:p>31.93</text:p>
          </table:table-cell>
          <table:table-cell/>
          <table:table-cell table:style-name="ce146" table:formula="of:=ABS([.H78])" office:value-type="float" office:value="0.0141476246170527" calcext:value-type="float">
            <text:p>0.014147624617053</text:p>
          </table:table-cell>
          <table:table-cell table:number-columns-repeated="6"/>
        </table:table-row>
        <table:table-row table:style-name="ro3">
          <table:table-cell table:style-name="ce143" office:value-type="float" office:value="4" calcext:value-type="float">
            <text:p>4</text:p>
          </table:table-cell>
          <table:table-cell table:style-name="ce147" table:formula="of:=[.A79]*[.$A$3]+[.$B$3]" office:value-type="float" office:value="39.2" calcext:value-type="float">
            <text:p>39.20</text:p>
          </table:table-cell>
          <table:table-cell/>
          <table:table-cell table:style-name="ce63" table:formula="of:=[.D78]-[.I78]" office:value-type="float" office:value="1.81922970527712" calcext:value-type="float">
            <text:p>1.82</text:p>
          </table:table-cell>
          <table:table-cell table:style-name="ce63" table:formula="of:=[.J78]" office:value-type="float" office:value="31.9346711668754" calcext:value-type="float">
            <text:p>31.93</text:p>
          </table:table-cell>
          <table:table-cell table:style-name="ce122" table:formula="of:=[.A79]*[.D79]+[.E79]" office:value-type="float" office:value="39.2115899879839" calcext:value-type="float">
            <text:p>39.2</text:p>
          </table:table-cell>
          <table:table-cell table:style-name="ce12"/>
          <table:table-cell table:style-name="ce47" table:formula="of:=[.F79]-[.B79]" office:value-type="float" office:value="0.0115899879839034" calcext:value-type="float">
            <text:p>1.16E-02</text:p>
          </table:table-cell>
          <table:table-cell table:style-name="ce132" table:formula="of:=[.$K$5]*[.H79]*[.A79]" office:value-type="float" office:value="0.00278159711613682" calcext:value-type="float">
            <text:p>0.00278160</text:p>
          </table:table-cell>
          <table:table-cell table:style-name="ce101" table:formula="of:=[.B79]-[.A79]*[.D79]" office:value-type="float" office:value="31.9230811788915" calcext:value-type="float">
            <text:p>31.92</text:p>
          </table:table-cell>
          <table:table-cell/>
          <table:table-cell table:style-name="ce146" table:formula="of:=ABS([.H79])" office:value-type="float" office:value="0.0115899879839034" calcext:value-type="float">
            <text:p>0.011589987983904</text:p>
          </table:table-cell>
          <table:table-cell table:number-columns-repeated="6"/>
        </table:table-row>
        <table:table-row table:style-name="ro3">
          <table:table-cell table:style-name="ce143" office:value-type="float" office:value="5" calcext:value-type="float">
            <text:p>5</text:p>
          </table:table-cell>
          <table:table-cell table:style-name="ce147" table:formula="of:=[.A80]*[.$A$3]+[.$B$3]" office:value-type="float" office:value="41" calcext:value-type="float">
            <text:p>41.00</text:p>
          </table:table-cell>
          <table:table-cell/>
          <table:table-cell table:style-name="ce63" table:formula="of:=[.D79]-[.I79]" office:value-type="float" office:value="1.81644810816098" calcext:value-type="float">
            <text:p>1.82</text:p>
          </table:table-cell>
          <table:table-cell table:style-name="ce63" table:formula="of:=[.J79]" office:value-type="float" office:value="31.9230811788915" calcext:value-type="float">
            <text:p>31.92</text:p>
          </table:table-cell>
          <table:table-cell table:style-name="ce122" table:formula="of:=[.A80]*[.D80]+[.E80]" office:value-type="float" office:value="41.0053217196964" calcext:value-type="float">
            <text:p>41.0</text:p>
          </table:table-cell>
          <table:table-cell table:style-name="ce12"/>
          <table:table-cell table:style-name="ce47" table:formula="of:=[.F80]-[.B80]" office:value-type="float" office:value="0.00532171969643258" calcext:value-type="float">
            <text:p>5.32E-03</text:p>
          </table:table-cell>
          <table:table-cell table:style-name="ce132" table:formula="of:=[.$K$5]*[.H80]*[.A80]" office:value-type="float" office:value="0.00159651590892977" calcext:value-type="float">
            <text:p>0.00159652</text:p>
          </table:table-cell>
          <table:table-cell table:style-name="ce101" table:formula="of:=[.B80]-[.A80]*[.D80]" office:value-type="float" office:value="31.9177594591951" calcext:value-type="float">
            <text:p>31.92</text:p>
          </table:table-cell>
          <table:table-cell/>
          <table:table-cell table:style-name="ce146" table:formula="of:=ABS([.H80])" office:value-type="float" office:value="0.00532171969643258" calcext:value-type="float">
            <text:p>0.005321719696433</text:p>
          </table:table-cell>
          <table:table-cell table:number-columns-repeated="6"/>
        </table:table-row>
        <table:table-row table:style-name="ro3">
          <table:table-cell table:style-name="ce143" office:value-type="float" office:value="6" calcext:value-type="float">
            <text:p>6</text:p>
          </table:table-cell>
          <table:table-cell table:style-name="ce147" table:formula="of:=[.A81]*[.$A$3]+[.$B$3]" office:value-type="float" office:value="42.8" calcext:value-type="float">
            <text:p>42.80</text:p>
          </table:table-cell>
          <table:table-cell/>
          <table:table-cell table:style-name="ce63" table:formula="of:=[.D80]-[.I80]" office:value-type="float" office:value="1.81485159225205" calcext:value-type="float">
            <text:p>1.81</text:p>
          </table:table-cell>
          <table:table-cell table:style-name="ce63" table:formula="of:=[.J80]" office:value-type="float" office:value="31.9177594591951" calcext:value-type="float">
            <text:p>31.92</text:p>
          </table:table-cell>
          <table:table-cell table:style-name="ce122" table:formula="of:=[.A81]*[.D81]+[.E81]" office:value-type="float" office:value="42.8068690127074" calcext:value-type="float">
            <text:p>42.8</text:p>
          </table:table-cell>
          <table:table-cell table:style-name="ce12"/>
          <table:table-cell table:style-name="ce47" table:formula="of:=[.F81]-[.B81]" office:value-type="float" office:value="0.00686901270740492" calcext:value-type="float">
            <text:p>6.87E-03</text:p>
          </table:table-cell>
          <table:table-cell table:style-name="ce132" table:formula="of:=[.$K$5]*[.H81]*[.A81]" office:value-type="float" office:value="0.00247284457466577" calcext:value-type="float">
            <text:p>0.00247284</text:p>
          </table:table-cell>
          <table:table-cell table:style-name="ce101" table:formula="of:=[.B81]-[.A81]*[.D81]" office:value-type="float" office:value="31.9108904464877" calcext:value-type="float">
            <text:p>31.91</text:p>
          </table:table-cell>
          <table:table-cell/>
          <table:table-cell table:style-name="ce146" table:formula="of:=ABS([.H81])" office:value-type="float" office:value="0.00686901270740492" calcext:value-type="float">
            <text:p>0.006869012707405</text:p>
          </table:table-cell>
          <table:table-cell table:number-columns-repeated="6"/>
        </table:table-row>
        <table:table-row table:style-name="ro3">
          <table:table-cell table:style-name="ce143" office:value-type="float" office:value="7" calcext:value-type="float">
            <text:p>7</text:p>
          </table:table-cell>
          <table:table-cell table:style-name="ce147" table:formula="of:=[.A82]*[.$A$3]+[.$B$3]" office:value-type="float" office:value="44.6" calcext:value-type="float">
            <text:p>44.60</text:p>
          </table:table-cell>
          <table:table-cell/>
          <table:table-cell table:style-name="ce63" table:formula="of:=[.D81]-[.I81]" office:value-type="float" office:value="1.81237874767738" calcext:value-type="float">
            <text:p>1.81</text:p>
          </table:table-cell>
          <table:table-cell table:style-name="ce63" table:formula="of:=[.J81]" office:value-type="float" office:value="31.9108904464877" calcext:value-type="float">
            <text:p>31.91</text:p>
          </table:table-cell>
          <table:table-cell table:style-name="ce122" table:formula="of:=[.A82]*[.D82]+[.E82]" office:value-type="float" office:value="44.5975416802294" calcext:value-type="float">
            <text:p>44.6</text:p>
          </table:table-cell>
          <table:table-cell table:style-name="ce12"/>
          <table:table-cell table:style-name="ce47" table:formula="of:=[.F82]-[.B82]" office:value-type="float" office:value="-0.00245831977061783" calcext:value-type="float">
            <text:p>-2.46E-03</text:p>
          </table:table-cell>
          <table:table-cell table:style-name="ce132" table:formula="of:=[.$K$5]*[.H82]*[.A82]" office:value-type="float" office:value="-0.00103249430365949" calcext:value-type="float">
            <text:p>-0.00103249</text:p>
          </table:table-cell>
          <table:table-cell table:style-name="ce101" table:formula="of:=[.B82]-[.A82]*[.D82]" office:value-type="float" office:value="31.9133487662583" calcext:value-type="float">
            <text:p>31.91</text:p>
          </table:table-cell>
          <table:table-cell/>
          <table:table-cell table:style-name="ce146" table:formula="of:=ABS([.H82])" office:value-type="float" office:value="0.00245831977061783" calcext:value-type="float">
            <text:p>0.002458319770618</text:p>
          </table:table-cell>
          <table:table-cell table:number-columns-repeated="6"/>
        </table:table-row>
        <table:table-row table:style-name="ro3">
          <table:table-cell table:style-name="ce143" office:value-type="float" office:value="8" calcext:value-type="float">
            <text:p>8</text:p>
          </table:table-cell>
          <table:table-cell table:style-name="ce147" table:formula="of:=[.A83]*[.$A$3]+[.$B$3]" office:value-type="float" office:value="46.4" calcext:value-type="float">
            <text:p>46.40</text:p>
          </table:table-cell>
          <table:table-cell/>
          <table:table-cell table:style-name="ce63" table:formula="of:=[.D82]-[.I82]" office:value-type="float" office:value="1.81341124198104" calcext:value-type="float">
            <text:p>1.81</text:p>
          </table:table-cell>
          <table:table-cell table:style-name="ce63" table:formula="of:=[.J82]" office:value-type="float" office:value="31.9133487662583" calcext:value-type="float">
            <text:p>31.91</text:p>
          </table:table-cell>
          <table:table-cell table:style-name="ce122" table:formula="of:=[.A83]*[.D83]+[.E83]" office:value-type="float" office:value="46.4206387021067" calcext:value-type="float">
            <text:p>46.4</text:p>
          </table:table-cell>
          <table:table-cell table:style-name="ce12"/>
          <table:table-cell table:style-name="ce47" table:formula="of:=[.F83]-[.B83]" office:value-type="float" office:value="0.020638702106659" calcext:value-type="float">
            <text:p>2.06E-02</text:p>
          </table:table-cell>
          <table:table-cell table:style-name="ce132" table:formula="of:=[.$K$5]*[.H83]*[.A83]" office:value-type="float" office:value="0.0099065770111963" calcext:value-type="float">
            <text:p>0.00990658</text:p>
          </table:table-cell>
          <table:table-cell table:style-name="ce101" table:formula="of:=[.B83]-[.A83]*[.D83]" office:value-type="float" office:value="31.8927100641517" calcext:value-type="float">
            <text:p>31.89</text:p>
          </table:table-cell>
          <table:table-cell/>
          <table:table-cell table:style-name="ce146" table:formula="of:=ABS([.H83])" office:value-type="float" office:value="0.020638702106659" calcext:value-type="float">
            <text:p>0.020638702106659</text:p>
          </table:table-cell>
          <table:table-cell table:number-columns-repeated="6"/>
        </table:table-row>
        <table:table-row table:style-name="ro3">
          <table:table-cell table:style-name="ce146" office:value-type="float" office:value="1" calcext:value-type="float">
            <text:p>1</text:p>
          </table:table-cell>
          <table:table-cell table:style-name="ce150" table:formula="of:=[.A84]*[.$A$3]+[.$B$3]" office:value-type="float" office:value="33.8" calcext:value-type="float">
            <text:p>33.80</text:p>
          </table:table-cell>
          <table:table-cell/>
          <table:table-cell table:style-name="ce63" table:formula="of:=[.D83]-[.I83]" office:value-type="float" office:value="1.80350466496985" calcext:value-type="float">
            <text:p>1.80</text:p>
          </table:table-cell>
          <table:table-cell table:style-name="ce63" table:formula="of:=[.J83]" office:value-type="float" office:value="31.8927100641517" calcext:value-type="float">
            <text:p>31.89</text:p>
          </table:table-cell>
          <table:table-cell table:style-name="ce122" table:formula="of:=[.A84]*[.D84]+[.E84]" office:value-type="float" office:value="33.6962147291215" calcext:value-type="float">
            <text:p>33.7</text:p>
          </table:table-cell>
          <table:table-cell table:style-name="ce12"/>
          <table:table-cell table:style-name="ce47" table:formula="of:=[.F84]-[.B84]" office:value-type="float" office:value="-0.10378527087849" calcext:value-type="float">
            <text:p>-1.04E-01</text:p>
          </table:table-cell>
          <table:table-cell table:style-name="ce132" table:formula="of:=[.$K$5]*[.H84]*[.A84]" office:value-type="float" office:value="-0.00622711625270938" calcext:value-type="float">
            <text:p>-0.00622712</text:p>
          </table:table-cell>
          <table:table-cell table:style-name="ce101" table:formula="of:=[.B84]-[.A84]*[.D84]" office:value-type="float" office:value="31.9964953350301" calcext:value-type="float">
            <text:p>32.00</text:p>
          </table:table-cell>
          <table:table-cell/>
          <table:table-cell table:style-name="ce146" table:formula="of:=ABS([.H84])" office:value-type="float" office:value="0.10378527087849" calcext:value-type="float">
            <text:p>0.10378527087849</text:p>
          </table:table-cell>
          <table:table-cell table:number-columns-repeated="6"/>
        </table:table-row>
        <table:table-row table:style-name="ro3">
          <table:table-cell table:style-name="ce146" office:value-type="float" office:value="2" calcext:value-type="float">
            <text:p>2</text:p>
          </table:table-cell>
          <table:table-cell table:style-name="ce150" table:formula="of:=[.A85]*[.$A$3]+[.$B$3]" office:value-type="float" office:value="35.6" calcext:value-type="float">
            <text:p>35.60</text:p>
          </table:table-cell>
          <table:table-cell/>
          <table:table-cell table:style-name="ce63" table:formula="of:=[.D84]-[.I84]" office:value-type="float" office:value="1.80973178122256" calcext:value-type="float">
            <text:p>1.81</text:p>
          </table:table-cell>
          <table:table-cell table:style-name="ce63" table:formula="of:=[.J84]" office:value-type="float" office:value="31.9964953350301" calcext:value-type="float">
            <text:p>32.00</text:p>
          </table:table-cell>
          <table:table-cell table:style-name="ce122" table:formula="of:=[.A85]*[.D85]+[.E85]" office:value-type="float" office:value="35.6159588974753" calcext:value-type="float">
            <text:p>35.6</text:p>
          </table:table-cell>
          <table:table-cell table:style-name="ce12"/>
          <table:table-cell table:style-name="ce47" table:formula="of:=[.F85]-[.B85]" office:value-type="float" office:value="0.015958897475258" calcext:value-type="float">
            <text:p>1.60E-02</text:p>
          </table:table-cell>
          <table:table-cell table:style-name="ce132" table:formula="of:=[.$K$5]*[.H85]*[.A85]" office:value-type="float" office:value="0.00191506769703096" calcext:value-type="float">
            <text:p>0.00191507</text:p>
          </table:table-cell>
          <table:table-cell table:style-name="ce101" table:formula="of:=[.B85]-[.A85]*[.D85]" office:value-type="float" office:value="31.9805364375549" calcext:value-type="float">
            <text:p>31.98</text:p>
          </table:table-cell>
          <table:table-cell/>
          <table:table-cell table:style-name="ce146" table:formula="of:=ABS([.H85])" office:value-type="float" office:value="0.015958897475258" calcext:value-type="float">
            <text:p>0.015958897475258</text:p>
          </table:table-cell>
          <table:table-cell table:number-columns-repeated="6"/>
        </table:table-row>
        <table:table-row table:style-name="ro3">
          <table:table-cell table:style-name="ce146" office:value-type="float" office:value="3" calcext:value-type="float">
            <text:p>3</text:p>
          </table:table-cell>
          <table:table-cell table:style-name="ce150" table:formula="of:=[.A86]*[.$A$3]+[.$B$3]" office:value-type="float" office:value="37.4" calcext:value-type="float">
            <text:p>37.40</text:p>
          </table:table-cell>
          <table:table-cell/>
          <table:table-cell table:style-name="ce63" table:formula="of:=[.D85]-[.I85]" office:value-type="float" office:value="1.80781671352552" calcext:value-type="float">
            <text:p>1.81</text:p>
          </table:table-cell>
          <table:table-cell table:style-name="ce63" table:formula="of:=[.J85]" office:value-type="float" office:value="31.9805364375549" calcext:value-type="float">
            <text:p>31.98</text:p>
          </table:table-cell>
          <table:table-cell table:style-name="ce122" table:formula="of:=[.A86]*[.D86]+[.E86]" office:value-type="float" office:value="37.4039865781315" calcext:value-type="float">
            <text:p>37.4</text:p>
          </table:table-cell>
          <table:table-cell table:style-name="ce12"/>
          <table:table-cell table:style-name="ce47" table:formula="of:=[.F86]-[.B86]" office:value-type="float" office:value="0.00398657813146741" calcext:value-type="float">
            <text:p>3.99E-03</text:p>
          </table:table-cell>
          <table:table-cell table:style-name="ce132" table:formula="of:=[.$K$5]*[.H86]*[.A86]" office:value-type="float" office:value="0.000717584063664134" calcext:value-type="float">
            <text:p>0.00071758</text:p>
          </table:table-cell>
          <table:table-cell table:style-name="ce101" table:formula="of:=[.B86]-[.A86]*[.D86]" office:value-type="float" office:value="31.9765498594234" calcext:value-type="float">
            <text:p>31.98</text:p>
          </table:table-cell>
          <table:table-cell/>
          <table:table-cell table:style-name="ce146" table:formula="of:=ABS([.H86])" office:value-type="float" office:value="0.00398657813146741" calcext:value-type="float">
            <text:p>0.003986578131467</text:p>
          </table:table-cell>
          <table:table-cell table:number-columns-repeated="6"/>
        </table:table-row>
        <table:table-row table:style-name="ro3">
          <table:table-cell table:style-name="ce146" office:value-type="float" office:value="4" calcext:value-type="float">
            <text:p>4</text:p>
          </table:table-cell>
          <table:table-cell table:style-name="ce150" table:formula="of:=[.A87]*[.$A$3]+[.$B$3]" office:value-type="float" office:value="39.2" calcext:value-type="float">
            <text:p>39.20</text:p>
          </table:table-cell>
          <table:table-cell/>
          <table:table-cell table:style-name="ce63" table:formula="of:=[.D86]-[.I86]" office:value-type="float" office:value="1.80709912946186" calcext:value-type="float">
            <text:p>1.81</text:p>
          </table:table-cell>
          <table:table-cell table:style-name="ce63" table:formula="of:=[.J86]" office:value-type="float" office:value="31.9765498594234" calcext:value-type="float">
            <text:p>31.98</text:p>
          </table:table-cell>
          <table:table-cell table:style-name="ce122" table:formula="of:=[.A87]*[.D87]+[.E87]" office:value-type="float" office:value="39.2049463772709" calcext:value-type="float">
            <text:p>39.2</text:p>
          </table:table-cell>
          <table:table-cell table:style-name="ce12"/>
          <table:table-cell table:style-name="ce47" table:formula="of:=[.F87]-[.B87]" office:value-type="float" office:value="0.004946377270862" calcext:value-type="float">
            <text:p>4.95E-03</text:p>
          </table:table-cell>
          <table:table-cell table:style-name="ce132" table:formula="of:=[.$K$5]*[.H87]*[.A87]" office:value-type="float" office:value="0.00118713054500688" calcext:value-type="float">
            <text:p>0.00118713</text:p>
          </table:table-cell>
          <table:table-cell table:style-name="ce101" table:formula="of:=[.B87]-[.A87]*[.D87]" office:value-type="float" office:value="31.9716034821526" calcext:value-type="float">
            <text:p>31.97</text:p>
          </table:table-cell>
          <table:table-cell/>
          <table:table-cell table:style-name="ce146" table:formula="of:=ABS([.H87])" office:value-type="float" office:value="0.004946377270862" calcext:value-type="float">
            <text:p>0.004946377270862</text:p>
          </table:table-cell>
          <table:table-cell table:number-columns-repeated="6"/>
        </table:table-row>
        <table:table-row table:style-name="ro3">
          <table:table-cell table:style-name="ce146" office:value-type="float" office:value="5" calcext:value-type="float">
            <text:p>5</text:p>
          </table:table-cell>
          <table:table-cell table:style-name="ce150" table:formula="of:=[.A88]*[.$A$3]+[.$B$3]" office:value-type="float" office:value="41" calcext:value-type="float">
            <text:p>41.00</text:p>
          </table:table-cell>
          <table:table-cell/>
          <table:table-cell table:style-name="ce63" table:formula="of:=[.D87]-[.I87]" office:value-type="float" office:value="1.80591199891685" calcext:value-type="float">
            <text:p>1.81</text:p>
          </table:table-cell>
          <table:table-cell table:style-name="ce63" table:formula="of:=[.J87]" office:value-type="float" office:value="31.9716034821526" calcext:value-type="float">
            <text:p>31.97</text:p>
          </table:table-cell>
          <table:table-cell table:style-name="ce122" table:formula="of:=[.A88]*[.D88]+[.E88]" office:value-type="float" office:value="41.0011634767368" calcext:value-type="float">
            <text:p>41.0</text:p>
          </table:table-cell>
          <table:table-cell table:style-name="ce12"/>
          <table:table-cell table:style-name="ce47" table:formula="of:=[.F88]-[.B88]" office:value-type="float" office:value="0.00116347673682782" calcext:value-type="float">
            <text:p>1.16E-03</text:p>
          </table:table-cell>
          <table:table-cell table:style-name="ce132" table:formula="of:=[.$K$5]*[.H88]*[.A88]" office:value-type="float" office:value="0.000349043021048345" calcext:value-type="float">
            <text:p>0.00034904</text:p>
          </table:table-cell>
          <table:table-cell table:style-name="ce101" table:formula="of:=[.B88]-[.A88]*[.D88]" office:value-type="float" office:value="31.9704400054157" calcext:value-type="float">
            <text:p>31.97</text:p>
          </table:table-cell>
          <table:table-cell/>
          <table:table-cell table:style-name="ce146" table:formula="of:=ABS([.H88])" office:value-type="float" office:value="0.00116347673682782" calcext:value-type="float">
            <text:p>0.001163476736828</text:p>
          </table:table-cell>
          <table:table-cell table:number-columns-repeated="6"/>
        </table:table-row>
        <table:table-row table:style-name="ro3">
          <table:table-cell table:style-name="ce146" office:value-type="float" office:value="6" calcext:value-type="float">
            <text:p>6</text:p>
          </table:table-cell>
          <table:table-cell table:style-name="ce150" table:formula="of:=[.A89]*[.$A$3]+[.$B$3]" office:value-type="float" office:value="42.8" calcext:value-type="float">
            <text:p>42.80</text:p>
          </table:table-cell>
          <table:table-cell/>
          <table:table-cell table:style-name="ce63" table:formula="of:=[.D88]-[.I88]" office:value-type="float" office:value="1.8055629558958" calcext:value-type="float">
            <text:p>1.81</text:p>
          </table:table-cell>
          <table:table-cell table:style-name="ce63" table:formula="of:=[.J88]" office:value-type="float" office:value="31.9704400054157" calcext:value-type="float">
            <text:p>31.97</text:p>
          </table:table-cell>
          <table:table-cell table:style-name="ce122" table:formula="of:=[.A89]*[.D89]+[.E89]" office:value-type="float" office:value="42.8038177407906" calcext:value-type="float">
            <text:p>42.8</text:p>
          </table:table-cell>
          <table:table-cell table:style-name="ce12"/>
          <table:table-cell table:style-name="ce47" table:formula="of:=[.F89]-[.B89]" office:value-type="float" office:value="0.0038177407905664" calcext:value-type="float">
            <text:p>3.82E-03</text:p>
          </table:table-cell>
          <table:table-cell table:style-name="ce132" table:formula="of:=[.$K$5]*[.H89]*[.A89]" office:value-type="float" office:value="0.00137438668460391" calcext:value-type="float">
            <text:p>0.00137439</text:p>
          </table:table-cell>
          <table:table-cell table:style-name="ce101" table:formula="of:=[.B89]-[.A89]*[.D89]" office:value-type="float" office:value="31.9666222646252" calcext:value-type="float">
            <text:p>31.97</text:p>
          </table:table-cell>
          <table:table-cell/>
          <table:table-cell table:style-name="ce146" table:formula="of:=ABS([.H89])" office:value-type="float" office:value="0.0038177407905664" calcext:value-type="float">
            <text:p>0.003817740790566</text:p>
          </table:table-cell>
          <table:table-cell table:number-columns-repeated="6"/>
        </table:table-row>
        <table:table-row table:style-name="ro3">
          <table:table-cell table:style-name="ce146" office:value-type="float" office:value="7" calcext:value-type="float">
            <text:p>7</text:p>
          </table:table-cell>
          <table:table-cell table:style-name="ce150" table:formula="of:=[.A90]*[.$A$3]+[.$B$3]" office:value-type="float" office:value="44.6" calcext:value-type="float">
            <text:p>44.60</text:p>
          </table:table-cell>
          <table:table-cell/>
          <table:table-cell table:style-name="ce63" table:formula="of:=[.D89]-[.I89]" office:value-type="float" office:value="1.8041885692112" calcext:value-type="float">
            <text:p>1.80</text:p>
          </table:table-cell>
          <table:table-cell table:style-name="ce63" table:formula="of:=[.J89]" office:value-type="float" office:value="31.9666222646252" calcext:value-type="float">
            <text:p>31.97</text:p>
          </table:table-cell>
          <table:table-cell table:style-name="ce122" table:formula="of:=[.A90]*[.D90]+[.E90]" office:value-type="float" office:value="44.5959422491036" calcext:value-type="float">
            <text:p>44.6</text:p>
          </table:table-cell>
          <table:table-cell table:style-name="ce12"/>
          <table:table-cell table:style-name="ce47" table:formula="of:=[.F90]-[.B90]" office:value-type="float" office:value="-0.00405775089642901" calcext:value-type="float">
            <text:p>-4.06E-03</text:p>
          </table:table-cell>
          <table:table-cell table:style-name="ce132" table:formula="of:=[.$K$5]*[.H90]*[.A90]" office:value-type="float" office:value="-0.00170425537650019" calcext:value-type="float">
            <text:p>-0.00170426</text:p>
          </table:table-cell>
          <table:table-cell table:style-name="ce101" table:formula="of:=[.B90]-[.A90]*[.D90]" office:value-type="float" office:value="31.9706800155216" calcext:value-type="float">
            <text:p>31.97</text:p>
          </table:table-cell>
          <table:table-cell/>
          <table:table-cell table:style-name="ce146" table:formula="of:=ABS([.H90])" office:value-type="float" office:value="0.00405775089642901" calcext:value-type="float">
            <text:p>0.004057750896429</text:p>
          </table:table-cell>
          <table:table-cell table:number-columns-repeated="6"/>
        </table:table-row>
        <table:table-row table:style-name="ro3">
          <table:table-cell table:style-name="ce146" office:value-type="float" office:value="8" calcext:value-type="float">
            <text:p>8</text:p>
          </table:table-cell>
          <table:table-cell table:style-name="ce150" table:formula="of:=[.A91]*[.$A$3]+[.$B$3]" office:value-type="float" office:value="46.4" calcext:value-type="float">
            <text:p>46.40</text:p>
          </table:table-cell>
          <table:table-cell/>
          <table:table-cell table:style-name="ce63" table:formula="of:=[.D90]-[.I90]" office:value-type="float" office:value="1.8058928245877" calcext:value-type="float">
            <text:p>1.81</text:p>
          </table:table-cell>
          <table:table-cell table:style-name="ce63" table:formula="of:=[.J90]" office:value-type="float" office:value="31.9706800155216" calcext:value-type="float">
            <text:p>31.97</text:p>
          </table:table-cell>
          <table:table-cell table:style-name="ce122" table:formula="of:=[.A91]*[.D91]+[.E91]" office:value-type="float" office:value="46.4178226122232" calcext:value-type="float">
            <text:p>46.4</text:p>
          </table:table-cell>
          <table:table-cell table:style-name="ce12"/>
          <table:table-cell table:style-name="ce47" table:formula="of:=[.F91]-[.B91]" office:value-type="float" office:value="0.0178226122232061" calcext:value-type="float">
            <text:p>1.78E-02</text:p>
          </table:table-cell>
          <table:table-cell table:style-name="ce132" table:formula="of:=[.$K$5]*[.H91]*[.A91]" office:value-type="float" office:value="0.00855485386713895" calcext:value-type="float">
            <text:p>0.00855485</text:p>
          </table:table-cell>
          <table:table-cell table:style-name="ce101" table:formula="of:=[.B91]-[.A91]*[.D91]" office:value-type="float" office:value="31.9528574032984" calcext:value-type="float">
            <text:p>31.95</text:p>
          </table:table-cell>
          <table:table-cell/>
          <table:table-cell table:style-name="ce146" table:formula="of:=ABS([.H91])" office:value-type="float" office:value="0.0178226122232061" calcext:value-type="float">
            <text:p>0.017822612223206</text:p>
          </table:table-cell>
          <table:table-cell table:number-columns-repeated="6"/>
        </table:table-row>
        <table:table-row table:style-name="ro3">
          <table:table-cell table:style-name="ce143" office:value-type="float" office:value="1" calcext:value-type="float">
            <text:p>1</text:p>
          </table:table-cell>
          <table:table-cell table:style-name="ce147" table:formula="of:=[.A92]*[.$A$3]+[.$B$3]" office:value-type="float" office:value="33.8" calcext:value-type="float">
            <text:p>33.80</text:p>
          </table:table-cell>
          <table:table-cell/>
          <table:table-cell table:style-name="ce63" table:formula="of:=[.D91]-[.I91]" office:value-type="float" office:value="1.79733797072056" calcext:value-type="float">
            <text:p>1.80</text:p>
          </table:table-cell>
          <table:table-cell table:style-name="ce63" table:formula="of:=[.J91]" office:value-type="float" office:value="31.9528574032984" calcext:value-type="float">
            <text:p>31.95</text:p>
          </table:table-cell>
          <table:table-cell table:style-name="ce122" table:formula="of:=[.A92]*[.D92]+[.E92]" office:value-type="float" office:value="33.7501953740189" calcext:value-type="float">
            <text:p>33.8</text:p>
          </table:table-cell>
          <table:table-cell table:style-name="ce12"/>
          <table:table-cell table:style-name="ce47" table:formula="of:=[.F92]-[.B92]" office:value-type="float" office:value="-0.0498046259810465" calcext:value-type="float">
            <text:p>-4.98E-02</text:p>
          </table:table-cell>
          <table:table-cell table:style-name="ce132" table:formula="of:=[.$K$5]*[.H92]*[.A92]" office:value-type="float" office:value="-0.00298827755886279" calcext:value-type="float">
            <text:p>-0.00298828</text:p>
          </table:table-cell>
          <table:table-cell table:style-name="ce101" table:formula="of:=[.B92]-[.A92]*[.D92]" office:value-type="float" office:value="32.0026620292794" calcext:value-type="float">
            <text:p>32.00</text:p>
          </table:table-cell>
          <table:table-cell/>
          <table:table-cell table:style-name="ce146" table:formula="of:=ABS([.H92])" office:value-type="float" office:value="0.0498046259810465" calcext:value-type="float">
            <text:p>0.049804625981047</text:p>
          </table:table-cell>
          <table:table-cell table:number-columns-repeated="6"/>
        </table:table-row>
        <table:table-row table:style-name="ro3">
          <table:table-cell table:style-name="ce143" office:value-type="float" office:value="2" calcext:value-type="float">
            <text:p>2</text:p>
          </table:table-cell>
          <table:table-cell table:style-name="ce147" table:formula="of:=[.A93]*[.$A$3]+[.$B$3]" office:value-type="float" office:value="35.6" calcext:value-type="float">
            <text:p>35.60</text:p>
          </table:table-cell>
          <table:table-cell/>
          <table:table-cell table:style-name="ce63" table:formula="of:=[.D92]-[.I92]" office:value-type="float" office:value="1.80032624827942" calcext:value-type="float">
            <text:p>1.80</text:p>
          </table:table-cell>
          <table:table-cell table:style-name="ce63" table:formula="of:=[.J92]" office:value-type="float" office:value="32.0026620292794" calcext:value-type="float">
            <text:p>32.00</text:p>
          </table:table-cell>
          <table:table-cell table:style-name="ce122" table:formula="of:=[.A93]*[.D93]+[.E93]" office:value-type="float" office:value="35.6033145258383" calcext:value-type="float">
            <text:p>35.6</text:p>
          </table:table-cell>
          <table:table-cell table:style-name="ce12"/>
          <table:table-cell table:style-name="ce47" table:formula="of:=[.F93]-[.B93]" office:value-type="float" office:value="0.00331452583828451" calcext:value-type="float">
            <text:p>3.31E-03</text:p>
          </table:table-cell>
          <table:table-cell table:style-name="ce132" table:formula="of:=[.$K$5]*[.H93]*[.A93]" office:value-type="float" office:value="0.000397743100594141" calcext:value-type="float">
            <text:p>0.00039774</text:p>
          </table:table-cell>
          <table:table-cell table:style-name="ce101" table:formula="of:=[.B93]-[.A93]*[.D93]" office:value-type="float" office:value="31.9993475034412" calcext:value-type="float">
            <text:p>32.00</text:p>
          </table:table-cell>
          <table:table-cell/>
          <table:table-cell table:style-name="ce146" table:formula="of:=ABS([.H93])" office:value-type="float" office:value="0.00331452583828451" calcext:value-type="float">
            <text:p>0.003314525838285</text:p>
          </table:table-cell>
          <table:table-cell table:number-columns-repeated="6"/>
        </table:table-row>
        <table:table-row table:style-name="ro3">
          <table:table-cell table:style-name="ce143" office:value-type="float" office:value="3" calcext:value-type="float">
            <text:p>3</text:p>
          </table:table-cell>
          <table:table-cell table:style-name="ce147" table:formula="of:=[.A94]*[.$A$3]+[.$B$3]" office:value-type="float" office:value="37.4" calcext:value-type="float">
            <text:p>37.40</text:p>
          </table:table-cell>
          <table:table-cell/>
          <table:table-cell table:style-name="ce63" table:formula="of:=[.D93]-[.I93]" office:value-type="float" office:value="1.79992850517883" calcext:value-type="float">
            <text:p>1.80</text:p>
          </table:table-cell>
          <table:table-cell table:style-name="ce63" table:formula="of:=[.J93]" office:value-type="float" office:value="31.9993475034412" calcext:value-type="float">
            <text:p>32.00</text:p>
          </table:table-cell>
          <table:table-cell table:style-name="ce122" table:formula="of:=[.A94]*[.D94]+[.E94]" office:value-type="float" office:value="37.3991330189776" calcext:value-type="float">
            <text:p>37.4</text:p>
          </table:table-cell>
          <table:table-cell table:style-name="ce12"/>
          <table:table-cell table:style-name="ce47" table:formula="of:=[.F94]-[.B94]" office:value-type="float" office:value="-0.000866981022355162" calcext:value-type="float">
            <text:p>-8.67E-04</text:p>
          </table:table-cell>
          <table:table-cell table:style-name="ce132" table:formula="of:=[.$K$5]*[.H94]*[.A94]" office:value-type="float" office:value="-0.000156056584023929" calcext:value-type="float">
            <text:p>-0.00015606</text:p>
          </table:table-cell>
          <table:table-cell table:style-name="ce101" table:formula="of:=[.B94]-[.A94]*[.D94]" office:value-type="float" office:value="32.0002144844635" calcext:value-type="float">
            <text:p>32.00</text:p>
          </table:table-cell>
          <table:table-cell/>
          <table:table-cell table:style-name="ce146" table:formula="of:=ABS([.H94])" office:value-type="float" office:value="0.000866981022355162" calcext:value-type="float">
            <text:p>0.000866981022355</text:p>
          </table:table-cell>
          <table:table-cell table:number-columns-repeated="6"/>
        </table:table-row>
        <table:table-row table:style-name="ro3">
          <table:table-cell table:style-name="ce143" office:value-type="float" office:value="4" calcext:value-type="float">
            <text:p>4</text:p>
          </table:table-cell>
          <table:table-cell table:style-name="ce147" table:formula="of:=[.A95]*[.$A$3]+[.$B$3]" office:value-type="float" office:value="39.2" calcext:value-type="float">
            <text:p>39.20</text:p>
          </table:table-cell>
          <table:table-cell/>
          <table:table-cell table:style-name="ce63" table:formula="of:=[.D94]-[.I94]" office:value-type="float" office:value="1.80008456176285" calcext:value-type="float">
            <text:p>1.80</text:p>
          </table:table-cell>
          <table:table-cell table:style-name="ce63" table:formula="of:=[.J94]" office:value-type="float" office:value="32.0002144844635" calcext:value-type="float">
            <text:p>32.00</text:p>
          </table:table-cell>
          <table:table-cell table:style-name="ce122" table:formula="of:=[.A95]*[.D95]+[.E95]" office:value-type="float" office:value="39.2005527315149" calcext:value-type="float">
            <text:p>39.2</text:p>
          </table:table-cell>
          <table:table-cell table:style-name="ce12"/>
          <table:table-cell table:style-name="ce47" table:formula="of:=[.F95]-[.B95]" office:value-type="float" office:value="0.0005527315149223" calcext:value-type="float">
            <text:p>5.53E-04</text:p>
          </table:table-cell>
          <table:table-cell table:style-name="ce132" table:formula="of:=[.$K$5]*[.H95]*[.A95]" office:value-type="float" office:value="0.000132655563581352" calcext:value-type="float">
            <text:p>0.00013266</text:p>
          </table:table-cell>
          <table:table-cell table:style-name="ce101" table:formula="of:=[.B95]-[.A95]*[.D95]" office:value-type="float" office:value="31.9996617529486" calcext:value-type="float">
            <text:p>32.00</text:p>
          </table:table-cell>
          <table:table-cell/>
          <table:table-cell table:style-name="ce146" table:formula="of:=ABS([.H95])" office:value-type="float" office:value="0.0005527315149223" calcext:value-type="float">
            <text:p>0.000552731514922</text:p>
          </table:table-cell>
          <table:table-cell table:number-columns-repeated="6"/>
        </table:table-row>
        <table:table-row table:style-name="ro3">
          <table:table-cell table:style-name="ce143" office:value-type="float" office:value="5" calcext:value-type="float">
            <text:p>5</text:p>
          </table:table-cell>
          <table:table-cell table:style-name="ce147" table:formula="of:=[.A96]*[.$A$3]+[.$B$3]" office:value-type="float" office:value="41" calcext:value-type="float">
            <text:p>41.00</text:p>
          </table:table-cell>
          <table:table-cell/>
          <table:table-cell table:style-name="ce63" table:formula="of:=[.D95]-[.I95]" office:value-type="float" office:value="1.79995190619927" calcext:value-type="float">
            <text:p>1.80</text:p>
          </table:table-cell>
          <table:table-cell table:style-name="ce63" table:formula="of:=[.J95]" office:value-type="float" office:value="31.9996617529486" calcext:value-type="float">
            <text:p>32.00</text:p>
          </table:table-cell>
          <table:table-cell table:style-name="ce122" table:formula="of:=[.A96]*[.D96]+[.E96]" office:value-type="float" office:value="40.9994212839449" calcext:value-type="float">
            <text:p>41.0</text:p>
          </table:table-cell>
          <table:table-cell table:style-name="ce12"/>
          <table:table-cell table:style-name="ce47" table:formula="of:=[.F96]-[.B96]" office:value-type="float" office:value="-0.000578716055052553" calcext:value-type="float">
            <text:p>-5.79E-04</text:p>
          </table:table-cell>
          <table:table-cell table:style-name="ce132" table:formula="of:=[.$K$5]*[.H96]*[.A96]" office:value-type="float" office:value="-0.000173614816515766" calcext:value-type="float">
            <text:p>-0.00017361</text:p>
          </table:table-cell>
          <table:table-cell table:style-name="ce101" table:formula="of:=[.B96]-[.A96]*[.D96]" office:value-type="float" office:value="32.0002404690036" calcext:value-type="float">
            <text:p>32.00</text:p>
          </table:table-cell>
          <table:table-cell/>
          <table:table-cell table:style-name="ce146" table:formula="of:=ABS([.H96])" office:value-type="float" office:value="0.000578716055052553" calcext:value-type="float">
            <text:p>0.000578716055053</text:p>
          </table:table-cell>
          <table:table-cell table:number-columns-repeated="6"/>
        </table:table-row>
        <table:table-row table:style-name="ro3">
          <table:table-cell table:style-name="ce143" office:value-type="float" office:value="6" calcext:value-type="float">
            <text:p>6</text:p>
          </table:table-cell>
          <table:table-cell table:style-name="ce147" table:formula="of:=[.A97]*[.$A$3]+[.$B$3]" office:value-type="float" office:value="42.8" calcext:value-type="float">
            <text:p>42.80</text:p>
          </table:table-cell>
          <table:table-cell/>
          <table:table-cell table:style-name="ce63" table:formula="of:=[.D96]-[.I96]" office:value-type="float" office:value="1.80012552101579" calcext:value-type="float">
            <text:p>1.80</text:p>
          </table:table-cell>
          <table:table-cell table:style-name="ce63" table:formula="of:=[.J96]" office:value-type="float" office:value="32.0002404690036" calcext:value-type="float">
            <text:p>32.00</text:p>
          </table:table-cell>
          <table:table-cell table:style-name="ce122" table:formula="of:=[.A97]*[.D97]+[.E97]" office:value-type="float" office:value="42.8009935950984" calcext:value-type="float">
            <text:p>42.8</text:p>
          </table:table-cell>
          <table:table-cell table:style-name="ce12"/>
          <table:table-cell table:style-name="ce47" table:formula="of:=[.F97]-[.B97]" office:value-type="float" office:value="0.000993595098371713" calcext:value-type="float">
            <text:p>9.94E-04</text:p>
          </table:table-cell>
          <table:table-cell table:style-name="ce132" table:formula="of:=[.$K$5]*[.H97]*[.A97]" office:value-type="float" office:value="0.000357694235413817" calcext:value-type="float">
            <text:p>0.00035769</text:p>
          </table:table-cell>
          <table:table-cell table:style-name="ce101" table:formula="of:=[.B97]-[.A97]*[.D97]" office:value-type="float" office:value="31.9992468739053" calcext:value-type="float">
            <text:p>32.00</text:p>
          </table:table-cell>
          <table:table-cell/>
          <table:table-cell table:style-name="ce146" table:formula="of:=ABS([.H97])" office:value-type="float" office:value="0.000993595098371713" calcext:value-type="float">
            <text:p>0.000993595098372</text:p>
          </table:table-cell>
          <table:table-cell table:number-columns-repeated="6"/>
        </table:table-row>
        <table:table-row table:style-name="ro3">
          <table:table-cell table:style-name="ce143" office:value-type="float" office:value="7" calcext:value-type="float">
            <text:p>7</text:p>
          </table:table-cell>
          <table:table-cell table:style-name="ce147" table:formula="of:=[.A98]*[.$A$3]+[.$B$3]" office:value-type="float" office:value="44.6" calcext:value-type="float">
            <text:p>44.60</text:p>
          </table:table-cell>
          <table:table-cell/>
          <table:table-cell table:style-name="ce63" table:formula="of:=[.D97]-[.I97]" office:value-type="float" office:value="1.79976782678038" calcext:value-type="float">
            <text:p>1.80</text:p>
          </table:table-cell>
          <table:table-cell table:style-name="ce63" table:formula="of:=[.J97]" office:value-type="float" office:value="31.9992468739053" calcext:value-type="float">
            <text:p>32.00</text:p>
          </table:table-cell>
          <table:table-cell table:style-name="ce122" table:formula="of:=[.A98]*[.D98]+[.E98]" office:value-type="float" office:value="44.5976216613679" calcext:value-type="float">
            <text:p>44.6</text:p>
          </table:table-cell>
          <table:table-cell table:style-name="ce12"/>
          <table:table-cell table:style-name="ce47" table:formula="of:=[.F98]-[.B98]" office:value-type="float" office:value="-0.00237833863211279" calcext:value-type="float">
            <text:p>-2.38E-03</text:p>
          </table:table-cell>
          <table:table-cell table:style-name="ce132" table:formula="of:=[.$K$5]*[.H98]*[.A98]" office:value-type="float" office:value="-0.00099890222548737" calcext:value-type="float">
            <text:p>-0.00099890</text:p>
          </table:table-cell>
          <table:table-cell table:style-name="ce101" table:formula="of:=[.B98]-[.A98]*[.D98]" office:value-type="float" office:value="32.0016252125374" calcext:value-type="float">
            <text:p>32.00</text:p>
          </table:table-cell>
          <table:table-cell/>
          <table:table-cell table:style-name="ce146" table:formula="of:=ABS([.H98])" office:value-type="float" office:value="0.00237833863211279" calcext:value-type="float">
            <text:p>0.002378338632113</text:p>
          </table:table-cell>
          <table:table-cell table:number-columns-repeated="6"/>
        </table:table-row>
        <table:table-row table:style-name="ro3">
          <table:table-cell table:style-name="ce143" office:value-type="float" office:value="8" calcext:value-type="float">
            <text:p>8</text:p>
          </table:table-cell>
          <table:table-cell table:style-name="ce147" table:formula="of:=[.A99]*[.$A$3]+[.$B$3]" office:value-type="float" office:value="46.4" calcext:value-type="float">
            <text:p>46.40</text:p>
          </table:table-cell>
          <table:table-cell/>
          <table:table-cell table:style-name="ce63" table:formula="of:=[.D98]-[.I98]" office:value-type="float" office:value="1.80076672900586" calcext:value-type="float">
            <text:p>1.80</text:p>
          </table:table-cell>
          <table:table-cell table:style-name="ce63" table:formula="of:=[.J98]" office:value-type="float" office:value="32.0016252125374" calcext:value-type="float">
            <text:p>32.00</text:p>
          </table:table-cell>
          <table:table-cell table:style-name="ce122" table:formula="of:=[.A99]*[.D99]+[.E99]" office:value-type="float" office:value="46.4077590445843" calcext:value-type="float">
            <text:p>46.4</text:p>
          </table:table-cell>
          <table:table-cell table:style-name="ce12"/>
          <table:table-cell table:style-name="ce47" table:formula="of:=[.F99]-[.B99]" office:value-type="float" office:value="0.0077590445842759" calcext:value-type="float">
            <text:p>7.76E-03</text:p>
          </table:table-cell>
          <table:table-cell table:style-name="ce132" table:formula="of:=[.$K$5]*[.H99]*[.A99]" office:value-type="float" office:value="0.00372434140045243" calcext:value-type="float">
            <text:p>0.00372434</text:p>
          </table:table-cell>
          <table:table-cell table:style-name="ce101" table:formula="of:=[.B99]-[.A99]*[.D99]" office:value-type="float" office:value="31.9938661679531" calcext:value-type="float">
            <text:p>31.99</text:p>
          </table:table-cell>
          <table:table-cell/>
          <table:table-cell table:style-name="ce146" table:formula="of:=ABS([.H99])" office:value-type="float" office:value="0.0077590445842759" calcext:value-type="float">
            <text:p>0.007759044584276</text:p>
          </table:table-cell>
          <table:table-cell table:number-columns-repeated="6"/>
        </table:table-row>
        <table:table-row table:style-name="ro3">
          <table:table-cell table:style-name="ce125" office:value-type="float" office:value="1" calcext:value-type="float">
            <text:p>1</text:p>
          </table:table-cell>
          <table:table-cell table:style-name="ce127" table:formula="of:=[.A100]*[.$A$3]+[.$B$3]" office:value-type="float" office:value="33.8" calcext:value-type="float">
            <text:p>33.80</text:p>
          </table:table-cell>
          <table:table-cell/>
          <table:table-cell table:style-name="ce63" table:formula="of:=[.D99]-[.I99]" office:value-type="float" office:value="1.79704238760541" calcext:value-type="float">
            <text:p>1.80</text:p>
          </table:table-cell>
          <table:table-cell table:style-name="ce63" table:formula="of:=[.J99]" office:value-type="float" office:value="31.9938661679531" calcext:value-type="float">
            <text:p>31.99</text:p>
          </table:table-cell>
          <table:table-cell table:style-name="ce122" table:formula="of:=[.A100]*[.D100]+[.E100]" office:value-type="float" office:value="33.7909085555585" calcext:value-type="float">
            <text:p>33.8</text:p>
          </table:table-cell>
          <table:table-cell table:style-name="ce12"/>
          <table:table-cell table:style-name="ce47" table:formula="of:=[.F100]-[.B100]" office:value-type="float" office:value="-0.0090914444414878" calcext:value-type="float">
            <text:p>-9.09E-03</text:p>
          </table:table-cell>
          <table:table-cell table:style-name="ce132" table:formula="of:=[.$K$5]*[.H100]*[.A100]" office:value-type="float" office:value="-0.000545486666489268" calcext:value-type="float">
            <text:p>-0.00054549</text:p>
          </table:table-cell>
          <table:table-cell table:style-name="ce101" table:formula="of:=[.B100]-[.A100]*[.D100]" office:value-type="float" office:value="32.0029576123946" calcext:value-type="float">
            <text:p>32.00</text:p>
          </table:table-cell>
          <table:table-cell/>
          <table:table-cell table:style-name="ce146" table:formula="of:=ABS([.H100])" office:value-type="float" office:value="0.0090914444414878" calcext:value-type="float">
            <text:p>0.009091444441488</text:p>
          </table:table-cell>
          <table:table-cell table:number-columns-repeated="6"/>
        </table:table-row>
        <table:table-row table:style-name="ro3">
          <table:table-cell table:style-name="ce125" office:value-type="float" office:value="2" calcext:value-type="float">
            <text:p>2</text:p>
          </table:table-cell>
          <table:table-cell table:style-name="ce127" table:formula="of:=[.A101]*[.$A$3]+[.$B$3]" office:value-type="float" office:value="35.6" calcext:value-type="float">
            <text:p>35.60</text:p>
          </table:table-cell>
          <table:table-cell/>
          <table:table-cell table:style-name="ce63" table:formula="of:=[.D100]-[.I100]" office:value-type="float" office:value="1.7975878742719" calcext:value-type="float">
            <text:p>1.80</text:p>
          </table:table-cell>
          <table:table-cell table:style-name="ce63" table:formula="of:=[.J100]" office:value-type="float" office:value="32.0029576123946" calcext:value-type="float">
            <text:p>32.00</text:p>
          </table:table-cell>
          <table:table-cell table:style-name="ce122" table:formula="of:=[.A101]*[.D101]+[.E101]" office:value-type="float" office:value="35.5981333609384" calcext:value-type="float">
            <text:p>35.6</text:p>
          </table:table-cell>
          <table:table-cell table:style-name="ce12"/>
          <table:table-cell table:style-name="ce47" table:formula="of:=[.F101]-[.B101]" office:value-type="float" office:value="-0.00186663906161044" calcext:value-type="float">
            <text:p>-1.87E-03</text:p>
          </table:table-cell>
          <table:table-cell table:style-name="ce132" table:formula="of:=[.$K$5]*[.H101]*[.A101]" office:value-type="float" office:value="-0.000223996687393253" calcext:value-type="float">
            <text:p>-0.00022400</text:p>
          </table:table-cell>
          <table:table-cell table:style-name="ce101" table:formula="of:=[.B101]-[.A101]*[.D101]" office:value-type="float" office:value="32.0048242514562" calcext:value-type="float">
            <text:p>32.00</text:p>
          </table:table-cell>
          <table:table-cell/>
          <table:table-cell table:style-name="ce146" table:formula="of:=ABS([.H101])" office:value-type="float" office:value="0.00186663906161044" calcext:value-type="float">
            <text:p>0.00186663906161</text:p>
          </table:table-cell>
          <table:table-cell table:number-columns-repeated="6"/>
        </table:table-row>
        <table:table-row table:style-name="ro3">
          <table:table-cell table:style-name="ce125" office:value-type="float" office:value="3" calcext:value-type="float">
            <text:p>3</text:p>
          </table:table-cell>
          <table:table-cell table:style-name="ce127" table:formula="of:=[.A102]*[.$A$3]+[.$B$3]" office:value-type="float" office:value="37.4" calcext:value-type="float">
            <text:p>37.40</text:p>
          </table:table-cell>
          <table:table-cell/>
          <table:table-cell table:style-name="ce63" table:formula="of:=[.D101]-[.I101]" office:value-type="float" office:value="1.79781187095929" calcext:value-type="float">
            <text:p>1.80</text:p>
          </table:table-cell>
          <table:table-cell table:style-name="ce63" table:formula="of:=[.J101]" office:value-type="float" office:value="32.0048242514562" calcext:value-type="float">
            <text:p>32.00</text:p>
          </table:table-cell>
          <table:table-cell table:style-name="ce122" table:formula="of:=[.A102]*[.D102]+[.E102]" office:value-type="float" office:value="37.3982598643341" calcext:value-type="float">
            <text:p>37.4</text:p>
          </table:table-cell>
          <table:table-cell table:style-name="ce12"/>
          <table:table-cell table:style-name="ce47" table:formula="of:=[.F102]-[.B102]" office:value-type="float" office:value="-0.00174013566591924" calcext:value-type="float">
            <text:p>-1.74E-03</text:p>
          </table:table-cell>
          <table:table-cell table:style-name="ce132" table:formula="of:=[.$K$5]*[.H102]*[.A102]" office:value-type="float" office:value="-0.000313224419865463" calcext:value-type="float">
            <text:p>-0.00031322</text:p>
          </table:table-cell>
          <table:table-cell table:style-name="ce101" table:formula="of:=[.B102]-[.A102]*[.D102]" office:value-type="float" office:value="32.0065643871221" calcext:value-type="float">
            <text:p>32.01</text:p>
          </table:table-cell>
          <table:table-cell/>
          <table:table-cell table:style-name="ce146" table:formula="of:=ABS([.H102])" office:value-type="float" office:value="0.00174013566591924" calcext:value-type="float">
            <text:p>0.001740135665919</text:p>
          </table:table-cell>
          <table:table-cell table:number-columns-repeated="6"/>
        </table:table-row>
        <table:table-row table:style-name="ro3">
          <table:table-cell table:style-name="ce125" office:value-type="float" office:value="4" calcext:value-type="float">
            <text:p>4</text:p>
          </table:table-cell>
          <table:table-cell table:style-name="ce127" table:formula="of:=[.A103]*[.$A$3]+[.$B$3]" office:value-type="float" office:value="39.2" calcext:value-type="float">
            <text:p>39.20</text:p>
          </table:table-cell>
          <table:table-cell/>
          <table:table-cell table:style-name="ce63" table:formula="of:=[.D102]-[.I102]" office:value-type="float" office:value="1.79812509537916" calcext:value-type="float">
            <text:p>1.80</text:p>
          </table:table-cell>
          <table:table-cell table:style-name="ce63" table:formula="of:=[.J102]" office:value-type="float" office:value="32.0065643871221" calcext:value-type="float">
            <text:p>32.01</text:p>
          </table:table-cell>
          <table:table-cell table:style-name="ce122" table:formula="of:=[.A103]*[.D103]+[.E103]" office:value-type="float" office:value="39.1990647686387" calcext:value-type="float">
            <text:p>39.2</text:p>
          </table:table-cell>
          <table:table-cell table:style-name="ce12"/>
          <table:table-cell table:style-name="ce47" table:formula="of:=[.F103]-[.B103]" office:value-type="float" office:value="-0.000935231361253841" calcext:value-type="float">
            <text:p>-9.35E-04</text:p>
          </table:table-cell>
          <table:table-cell table:style-name="ce132" table:formula="of:=[.$K$5]*[.H103]*[.A103]" office:value-type="float" office:value="-0.000224455526700922" calcext:value-type="float">
            <text:p>-0.00022446</text:p>
          </table:table-cell>
          <table:table-cell table:style-name="ce101" table:formula="of:=[.B103]-[.A103]*[.D103]" office:value-type="float" office:value="32.0074996184834" calcext:value-type="float">
            <text:p>32.01</text:p>
          </table:table-cell>
          <table:table-cell/>
          <table:table-cell table:style-name="ce146" table:formula="of:=ABS([.H103])" office:value-type="float" office:value="0.000935231361253841" calcext:value-type="float">
            <text:p>0.000935231361254</text:p>
          </table:table-cell>
          <table:table-cell table:number-columns-repeated="6"/>
        </table:table-row>
        <table:table-row table:style-name="ro3">
          <table:table-cell table:style-name="ce125" office:value-type="float" office:value="5" calcext:value-type="float">
            <text:p>5</text:p>
          </table:table-cell>
          <table:table-cell table:style-name="ce127" table:formula="of:=[.A104]*[.$A$3]+[.$B$3]" office:value-type="float" office:value="41" calcext:value-type="float">
            <text:p>41.00</text:p>
          </table:table-cell>
          <table:table-cell/>
          <table:table-cell table:style-name="ce63" table:formula="of:=[.D103]-[.I103]" office:value-type="float" office:value="1.79834955090586" calcext:value-type="float">
            <text:p>1.80</text:p>
          </table:table-cell>
          <table:table-cell table:style-name="ce63" table:formula="of:=[.J103]" office:value-type="float" office:value="32.0074996184834" calcext:value-type="float">
            <text:p>32.01</text:p>
          </table:table-cell>
          <table:table-cell table:style-name="ce122" table:formula="of:=[.A104]*[.D104]+[.E104]" office:value-type="float" office:value="40.9992473730127" calcext:value-type="float">
            <text:p>41.0</text:p>
          </table:table-cell>
          <table:table-cell table:style-name="ce12"/>
          <table:table-cell table:style-name="ce47" table:formula="of:=[.F104]-[.B104]" office:value-type="float" office:value="-0.000752626987335248" calcext:value-type="float">
            <text:p>-7.53E-04</text:p>
          </table:table-cell>
          <table:table-cell table:style-name="ce132" table:formula="of:=[.$K$5]*[.H104]*[.A104]" office:value-type="float" office:value="-0.000225788096200574" calcext:value-type="float">
            <text:p>-0.00022579</text:p>
          </table:table-cell>
          <table:table-cell table:style-name="ce101" table:formula="of:=[.B104]-[.A104]*[.D104]" office:value-type="float" office:value="32.0082522454707" calcext:value-type="float">
            <text:p>32.01</text:p>
          </table:table-cell>
          <table:table-cell/>
          <table:table-cell table:style-name="ce146" table:formula="of:=ABS([.H104])" office:value-type="float" office:value="0.000752626987335248" calcext:value-type="float">
            <text:p>0.000752626987335</text:p>
          </table:table-cell>
          <table:table-cell table:number-columns-repeated="6"/>
        </table:table-row>
        <table:table-row table:style-name="ro3">
          <table:table-cell table:style-name="ce125" office:value-type="float" office:value="6" calcext:value-type="float">
            <text:p>6</text:p>
          </table:table-cell>
          <table:table-cell table:style-name="ce127" table:formula="of:=[.A105]*[.$A$3]+[.$B$3]" office:value-type="float" office:value="42.8" calcext:value-type="float">
            <text:p>42.80</text:p>
          </table:table-cell>
          <table:table-cell/>
          <table:table-cell table:style-name="ce63" table:formula="of:=[.D104]-[.I104]" office:value-type="float" office:value="1.79857533900206" calcext:value-type="float">
            <text:p>1.80</text:p>
          </table:table-cell>
          <table:table-cell table:style-name="ce63" table:formula="of:=[.J104]" office:value-type="float" office:value="32.0082522454707" calcext:value-type="float">
            <text:p>32.01</text:p>
          </table:table-cell>
          <table:table-cell table:style-name="ce122" table:formula="of:=[.A105]*[.D105]+[.E105]" office:value-type="float" office:value="42.7997042794831" calcext:value-type="float">
            <text:p>42.8</text:p>
          </table:table-cell>
          <table:table-cell table:style-name="ce12"/>
          <table:table-cell table:style-name="ce47" table:formula="of:=[.F105]-[.B105]" office:value-type="float" office:value="-0.000295720516930942" calcext:value-type="float">
            <text:p>-2.96E-04</text:p>
          </table:table-cell>
          <table:table-cell table:style-name="ce132" table:formula="of:=[.$K$5]*[.H105]*[.A105]" office:value-type="float" office:value="-0.000106459386095139" calcext:value-type="float">
            <text:p>-0.00010646</text:p>
          </table:table-cell>
          <table:table-cell table:style-name="ce101" table:formula="of:=[.B105]-[.A105]*[.D105]" office:value-type="float" office:value="32.0085479659876" calcext:value-type="float">
            <text:p>32.01</text:p>
          </table:table-cell>
          <table:table-cell/>
          <table:table-cell table:style-name="ce146" table:formula="of:=ABS([.H105])" office:value-type="float" office:value="0.000295720516930942" calcext:value-type="float">
            <text:p>0.000295720516931</text:p>
          </table:table-cell>
          <table:table-cell table:number-columns-repeated="6"/>
        </table:table-row>
        <table:table-row table:style-name="ro3">
          <table:table-cell table:style-name="ce125" office:value-type="float" office:value="7" calcext:value-type="float">
            <text:p>7</text:p>
          </table:table-cell>
          <table:table-cell table:style-name="ce127" table:formula="of:=[.A106]*[.$A$3]+[.$B$3]" office:value-type="float" office:value="44.6" calcext:value-type="float">
            <text:p>44.60</text:p>
          </table:table-cell>
          <table:table-cell/>
          <table:table-cell table:style-name="ce63" table:formula="of:=[.D105]-[.I105]" office:value-type="float" office:value="1.79868179838815" calcext:value-type="float">
            <text:p>1.80</text:p>
          </table:table-cell>
          <table:table-cell table:style-name="ce63" table:formula="of:=[.J105]" office:value-type="float" office:value="32.0085479659876" calcext:value-type="float">
            <text:p>32.01</text:p>
          </table:table-cell>
          <table:table-cell table:style-name="ce122" table:formula="of:=[.A106]*[.D106]+[.E106]" office:value-type="float" office:value="44.5993205547047" calcext:value-type="float">
            <text:p>44.6</text:p>
          </table:table-cell>
          <table:table-cell table:style-name="ce12"/>
          <table:table-cell table:style-name="ce47" table:formula="of:=[.F106]-[.B106]" office:value-type="float" office:value="-0.000679445295283188" calcext:value-type="float">
            <text:p>-6.79E-04</text:p>
          </table:table-cell>
          <table:table-cell table:style-name="ce132" table:formula="of:=[.$K$5]*[.H106]*[.A106]" office:value-type="float" office:value="-0.000285367024018939" calcext:value-type="float">
            <text:p>-0.00028537</text:p>
          </table:table-cell>
          <table:table-cell table:style-name="ce101" table:formula="of:=[.B106]-[.A106]*[.D106]" office:value-type="float" office:value="32.0092274112829" calcext:value-type="float">
            <text:p>32.01</text:p>
          </table:table-cell>
          <table:table-cell/>
          <table:table-cell table:style-name="ce146" table:formula="of:=ABS([.H106])" office:value-type="float" office:value="0.000679445295283188" calcext:value-type="float">
            <text:p>0.000679445295283</text:p>
          </table:table-cell>
          <table:table-cell table:number-columns-repeated="6"/>
        </table:table-row>
        <table:table-row table:style-name="ro3">
          <table:table-cell table:style-name="ce125" office:value-type="float" office:value="8" calcext:value-type="float">
            <text:p>8</text:p>
          </table:table-cell>
          <table:table-cell table:style-name="ce127" table:formula="of:=[.A107]*[.$A$3]+[.$B$3]" office:value-type="float" office:value="46.4" calcext:value-type="float">
            <text:p>46.40</text:p>
          </table:table-cell>
          <table:table-cell/>
          <table:table-cell table:style-name="ce63" table:formula="of:=[.D106]-[.I106]" office:value-type="float" office:value="1.79896716541217" calcext:value-type="float">
            <text:p>1.80</text:p>
          </table:table-cell>
          <table:table-cell table:style-name="ce63" table:formula="of:=[.J106]" office:value-type="float" office:value="32.0092274112829" calcext:value-type="float">
            <text:p>32.01</text:p>
          </table:table-cell>
          <table:table-cell table:style-name="ce122" table:formula="of:=[.A107]*[.D107]+[.E107]" office:value-type="float" office:value="46.4009647345803" calcext:value-type="float">
            <text:p>46.4</text:p>
          </table:table-cell>
          <table:table-cell table:style-name="ce12"/>
          <table:table-cell table:style-name="ce47" table:formula="of:=[.F107]-[.B107]" office:value-type="float" office:value="0.000964734580314541" calcext:value-type="float">
            <text:p>9.65E-04</text:p>
          </table:table-cell>
          <table:table-cell table:style-name="ce132" table:formula="of:=[.$K$5]*[.H107]*[.A107]" office:value-type="float" office:value="0.00046307259855098" calcext:value-type="float">
            <text:p>0.00046307</text:p>
          </table:table-cell>
          <table:table-cell table:style-name="ce101" table:formula="of:=[.B107]-[.A107]*[.D107]" office:value-type="float" office:value="32.0082626767026" calcext:value-type="float">
            <text:p>32.01</text:p>
          </table:table-cell>
          <table:table-cell/>
          <table:table-cell table:style-name="ce146" table:formula="of:=ABS([.H107])" office:value-type="float" office:value="0.000964734580314541" calcext:value-type="float">
            <text:p>0.000964734580315</text:p>
          </table:table-cell>
          <table:table-cell table:number-columns-repeated="6"/>
        </table:table-row>
        <table:table-row table:style-name="ro3">
          <table:table-cell table:style-name="ce146" office:value-type="float" office:value="1" calcext:value-type="float">
            <text:p>1</text:p>
          </table:table-cell>
          <table:table-cell table:style-name="ce150" table:formula="of:=[.A108]*[.$A$3]+[.$B$3]" office:value-type="float" office:value="33.8" calcext:value-type="float">
            <text:p>33.80</text:p>
          </table:table-cell>
          <table:table-cell/>
          <table:table-cell table:style-name="ce63" table:formula="of:=[.D107]-[.I107]" office:value-type="float" office:value="1.79850409281362" calcext:value-type="float">
            <text:p>1.80</text:p>
          </table:table-cell>
          <table:table-cell table:style-name="ce63" table:formula="of:=[.J107]" office:value-type="float" office:value="32.0082626767026" calcext:value-type="float">
            <text:p>32.01</text:p>
          </table:table-cell>
          <table:table-cell table:style-name="ce122" table:formula="of:=[.A108]*[.D108]+[.E108]" office:value-type="float" office:value="33.8067667695162" calcext:value-type="float">
            <text:p>33.8</text:p>
          </table:table-cell>
          <table:table-cell table:style-name="ce12"/>
          <table:table-cell table:style-name="ce47" table:formula="of:=[.F108]-[.B108]" office:value-type="float" office:value="0.00676676951623278" calcext:value-type="float">
            <text:p>6.77E-03</text:p>
          </table:table-cell>
          <table:table-cell table:style-name="ce132" table:formula="of:=[.$K$5]*[.H108]*[.A108]" office:value-type="float" office:value="0.000406006170973967" calcext:value-type="float">
            <text:p>0.00040601</text:p>
          </table:table-cell>
          <table:table-cell table:style-name="ce101" table:formula="of:=[.B108]-[.A108]*[.D108]" office:value-type="float" office:value="32.0014959071864" calcext:value-type="float">
            <text:p>32.00</text:p>
          </table:table-cell>
          <table:table-cell/>
          <table:table-cell table:style-name="ce146" table:formula="of:=ABS([.H108])" office:value-type="float" office:value="0.00676676951623278" calcext:value-type="float">
            <text:p>0.006766769516233</text:p>
          </table:table-cell>
          <table:table-cell table:number-columns-repeated="6"/>
        </table:table-row>
        <table:table-row table:style-name="ro3">
          <table:table-cell table:style-name="ce146" office:value-type="float" office:value="2" calcext:value-type="float">
            <text:p>2</text:p>
          </table:table-cell>
          <table:table-cell table:style-name="ce150" table:formula="of:=[.A109]*[.$A$3]+[.$B$3]" office:value-type="float" office:value="35.6" calcext:value-type="float">
            <text:p>35.60</text:p>
          </table:table-cell>
          <table:table-cell/>
          <table:table-cell table:style-name="ce63" table:formula="of:=[.D108]-[.I108]" office:value-type="float" office:value="1.79809808664265" calcext:value-type="float">
            <text:p>1.80</text:p>
          </table:table-cell>
          <table:table-cell table:style-name="ce63" table:formula="of:=[.J108]" office:value-type="float" office:value="32.0014959071864" calcext:value-type="float">
            <text:p>32.00</text:p>
          </table:table-cell>
          <table:table-cell table:style-name="ce122" table:formula="of:=[.A109]*[.D109]+[.E109]" office:value-type="float" office:value="35.5976920804717" calcext:value-type="float">
            <text:p>35.6</text:p>
          </table:table-cell>
          <table:table-cell table:style-name="ce12"/>
          <table:table-cell table:style-name="ce47" table:formula="of:=[.F109]-[.B109]" office:value-type="float" office:value="-0.00230791952832732" calcext:value-type="float">
            <text:p>-2.31E-03</text:p>
          </table:table-cell>
          <table:table-cell table:style-name="ce132" table:formula="of:=[.$K$5]*[.H109]*[.A109]" office:value-type="float" office:value="-0.000276950343399278" calcext:value-type="float">
            <text:p>-0.00027695</text:p>
          </table:table-cell>
          <table:table-cell table:style-name="ce101" table:formula="of:=[.B109]-[.A109]*[.D109]" office:value-type="float" office:value="32.0038038267147" calcext:value-type="float">
            <text:p>32.00</text:p>
          </table:table-cell>
          <table:table-cell/>
          <table:table-cell table:style-name="ce146" table:formula="of:=ABS([.H109])" office:value-type="float" office:value="0.00230791952832732" calcext:value-type="float">
            <text:p>0.002307919528327</text:p>
          </table:table-cell>
          <table:table-cell table:number-columns-repeated="6"/>
        </table:table-row>
        <table:table-row table:style-name="ro3">
          <table:table-cell table:style-name="ce146" office:value-type="float" office:value="3" calcext:value-type="float">
            <text:p>3</text:p>
          </table:table-cell>
          <table:table-cell table:style-name="ce150" table:formula="of:=[.A110]*[.$A$3]+[.$B$3]" office:value-type="float" office:value="37.4" calcext:value-type="float">
            <text:p>37.40</text:p>
          </table:table-cell>
          <table:table-cell/>
          <table:table-cell table:style-name="ce63" table:formula="of:=[.D109]-[.I109]" office:value-type="float" office:value="1.79837503698605" calcext:value-type="float">
            <text:p>1.80</text:p>
          </table:table-cell>
          <table:table-cell table:style-name="ce63" table:formula="of:=[.J109]" office:value-type="float" office:value="32.0038038267147" calcext:value-type="float">
            <text:p>32.00</text:p>
          </table:table-cell>
          <table:table-cell table:style-name="ce122" table:formula="of:=[.A110]*[.D110]+[.E110]" office:value-type="float" office:value="37.3989289376728" calcext:value-type="float">
            <text:p>37.4</text:p>
          </table:table-cell>
          <table:table-cell table:style-name="ce12"/>
          <table:table-cell table:style-name="ce47" table:formula="of:=[.F110]-[.B110]" office:value-type="float" office:value="-0.00107106232714926" calcext:value-type="float">
            <text:p>-1.07E-03</text:p>
          </table:table-cell>
          <table:table-cell table:style-name="ce132" table:formula="of:=[.$K$5]*[.H110]*[.A110]" office:value-type="float" office:value="-0.000192791218886867" calcext:value-type="float">
            <text:p>-0.00019279</text:p>
          </table:table-cell>
          <table:table-cell table:style-name="ce101" table:formula="of:=[.B110]-[.A110]*[.D110]" office:value-type="float" office:value="32.0048748890419" calcext:value-type="float">
            <text:p>32.00</text:p>
          </table:table-cell>
          <table:table-cell/>
          <table:table-cell table:style-name="ce146" table:formula="of:=ABS([.H110])" office:value-type="float" office:value="0.00107106232714926" calcext:value-type="float">
            <text:p>0.001071062327149</text:p>
          </table:table-cell>
          <table:table-cell table:number-columns-repeated="6"/>
        </table:table-row>
        <table:table-row table:style-name="ro3">
          <table:table-cell table:style-name="ce146" office:value-type="float" office:value="4" calcext:value-type="float">
            <text:p>4</text:p>
          </table:table-cell>
          <table:table-cell table:style-name="ce150" table:formula="of:=[.A111]*[.$A$3]+[.$B$3]" office:value-type="float" office:value="39.2" calcext:value-type="float">
            <text:p>39.20</text:p>
          </table:table-cell>
          <table:table-cell/>
          <table:table-cell table:style-name="ce63" table:formula="of:=[.D110]-[.I110]" office:value-type="float" office:value="1.79856782820493" calcext:value-type="float">
            <text:p>1.80</text:p>
          </table:table-cell>
          <table:table-cell table:style-name="ce63" table:formula="of:=[.J110]" office:value-type="float" office:value="32.0048748890419" calcext:value-type="float">
            <text:p>32.00</text:p>
          </table:table-cell>
          <table:table-cell table:style-name="ce122" table:formula="of:=[.A111]*[.D111]+[.E111]" office:value-type="float" office:value="39.1991462018616" calcext:value-type="float">
            <text:p>39.2</text:p>
          </table:table-cell>
          <table:table-cell table:style-name="ce12"/>
          <table:table-cell table:style-name="ce47" table:formula="of:=[.F111]-[.B111]" office:value-type="float" office:value="-0.000853798138408024" calcext:value-type="float">
            <text:p>-8.54E-04</text:p>
          </table:table-cell>
          <table:table-cell table:style-name="ce132" table:formula="of:=[.$K$5]*[.H111]*[.A111]" office:value-type="float" office:value="-0.000204911553217926" calcext:value-type="float">
            <text:p>-0.00020491</text:p>
          </table:table-cell>
          <table:table-cell table:style-name="ce101" table:formula="of:=[.B111]-[.A111]*[.D111]" office:value-type="float" office:value="32.0057286871803" calcext:value-type="float">
            <text:p>32.01</text:p>
          </table:table-cell>
          <table:table-cell/>
          <table:table-cell table:style-name="ce146" table:formula="of:=ABS([.H111])" office:value-type="float" office:value="0.000853798138408024" calcext:value-type="float">
            <text:p>0.000853798138408</text:p>
          </table:table-cell>
          <table:table-cell table:number-columns-repeated="6"/>
        </table:table-row>
        <table:table-row table:style-name="ro3">
          <table:table-cell table:style-name="ce146" office:value-type="float" office:value="5" calcext:value-type="float">
            <text:p>5</text:p>
          </table:table-cell>
          <table:table-cell table:style-name="ce150" table:formula="of:=[.A112]*[.$A$3]+[.$B$3]" office:value-type="float" office:value="41" calcext:value-type="float">
            <text:p>41.00</text:p>
          </table:table-cell>
          <table:table-cell/>
          <table:table-cell table:style-name="ce63" table:formula="of:=[.D111]-[.I111]" office:value-type="float" office:value="1.79877273975815" calcext:value-type="float">
            <text:p>1.80</text:p>
          </table:table-cell>
          <table:table-cell table:style-name="ce63" table:formula="of:=[.J111]" office:value-type="float" office:value="32.0057286871803" calcext:value-type="float">
            <text:p>32.01</text:p>
          </table:table-cell>
          <table:table-cell table:style-name="ce122" table:formula="of:=[.A112]*[.D112]+[.E112]" office:value-type="float" office:value="40.999592385971" calcext:value-type="float">
            <text:p>41.0</text:p>
          </table:table-cell>
          <table:table-cell table:style-name="ce12"/>
          <table:table-cell table:style-name="ce47" table:formula="of:=[.F112]-[.B112]" office:value-type="float" office:value="-0.000407614028972603" calcext:value-type="float">
            <text:p>-4.08E-04</text:p>
          </table:table-cell>
          <table:table-cell table:style-name="ce132" table:formula="of:=[.$K$5]*[.H112]*[.A112]" office:value-type="float" office:value="-0.000122284208691781" calcext:value-type="float">
            <text:p>-0.00012228</text:p>
          </table:table-cell>
          <table:table-cell table:style-name="ce101" table:formula="of:=[.B112]-[.A112]*[.D112]" office:value-type="float" office:value="32.0061363012092" calcext:value-type="float">
            <text:p>32.01</text:p>
          </table:table-cell>
          <table:table-cell/>
          <table:table-cell table:style-name="ce146" table:formula="of:=ABS([.H112])" office:value-type="float" office:value="0.000407614028972603" calcext:value-type="float">
            <text:p>0.000407614028973</text:p>
          </table:table-cell>
          <table:table-cell table:number-columns-repeated="6"/>
        </table:table-row>
        <table:table-row table:style-name="ro3">
          <table:table-cell table:style-name="ce146" office:value-type="float" office:value="6" calcext:value-type="float">
            <text:p>6</text:p>
          </table:table-cell>
          <table:table-cell table:style-name="ce150" table:formula="of:=[.A113]*[.$A$3]+[.$B$3]" office:value-type="float" office:value="42.8" calcext:value-type="float">
            <text:p>42.80</text:p>
          </table:table-cell>
          <table:table-cell/>
          <table:table-cell table:style-name="ce63" table:formula="of:=[.D112]-[.I112]" office:value-type="float" office:value="1.79889502396684" calcext:value-type="float">
            <text:p>1.80</text:p>
          </table:table-cell>
          <table:table-cell table:style-name="ce63" table:formula="of:=[.J112]" office:value-type="float" office:value="32.0061363012092" calcext:value-type="float">
            <text:p>32.01</text:p>
          </table:table-cell>
          <table:table-cell table:style-name="ce122" table:formula="of:=[.A113]*[.D113]+[.E113]" office:value-type="float" office:value="42.7995064450103" calcext:value-type="float">
            <text:p>42.8</text:p>
          </table:table-cell>
          <table:table-cell table:style-name="ce12"/>
          <table:table-cell table:style-name="ce47" table:formula="of:=[.F113]-[.B113]" office:value-type="float" office:value="-0.000493554989688505" calcext:value-type="float">
            <text:p>-4.94E-04</text:p>
          </table:table-cell>
          <table:table-cell table:style-name="ce132" table:formula="of:=[.$K$5]*[.H113]*[.A113]" office:value-type="float" office:value="-0.000177679796287862" calcext:value-type="float">
            <text:p>-0.00017768</text:p>
          </table:table-cell>
          <table:table-cell table:style-name="ce101" table:formula="of:=[.B113]-[.A113]*[.D113]" office:value-type="float" office:value="32.0066298561989" calcext:value-type="float">
            <text:p>32.01</text:p>
          </table:table-cell>
          <table:table-cell/>
          <table:table-cell table:style-name="ce146" table:formula="of:=ABS([.H113])" office:value-type="float" office:value="0.000493554989688505" calcext:value-type="float">
            <text:p>0.000493554989689</text:p>
          </table:table-cell>
          <table:table-cell table:number-columns-repeated="6"/>
        </table:table-row>
        <table:table-row table:style-name="ro3">
          <table:table-cell table:style-name="ce146" office:value-type="float" office:value="7" calcext:value-type="float">
            <text:p>7</text:p>
          </table:table-cell>
          <table:table-cell table:style-name="ce150" table:formula="of:=[.A114]*[.$A$3]+[.$B$3]" office:value-type="float" office:value="44.6" calcext:value-type="float">
            <text:p>44.60</text:p>
          </table:table-cell>
          <table:table-cell/>
          <table:table-cell table:style-name="ce63" table:formula="of:=[.D113]-[.I113]" office:value-type="float" office:value="1.79907270376313" calcext:value-type="float">
            <text:p>1.80</text:p>
          </table:table-cell>
          <table:table-cell table:style-name="ce63" table:formula="of:=[.J113]" office:value-type="float" office:value="32.0066298561989" calcext:value-type="float">
            <text:p>32.01</text:p>
          </table:table-cell>
          <table:table-cell table:style-name="ce122" table:formula="of:=[.A114]*[.D114]+[.E114]" office:value-type="float" office:value="44.6001387825409" calcext:value-type="float">
            <text:p>44.6</text:p>
          </table:table-cell>
          <table:table-cell table:style-name="ce12"/>
          <table:table-cell table:style-name="ce47" table:formula="of:=[.F114]-[.B114]" office:value-type="float" office:value="0.000138782540851423" calcext:value-type="float">
            <text:p>1.39E-04</text:p>
          </table:table-cell>
          <table:table-cell table:style-name="ce132" table:formula="of:=[.$K$5]*[.H114]*[.A114]" office:value-type="float" office:value="0.0000582886671575977" calcext:value-type="float">
            <text:p>0.00005829</text:p>
          </table:table-cell>
          <table:table-cell table:style-name="ce101" table:formula="of:=[.B114]-[.A114]*[.D114]" office:value-type="float" office:value="32.0064910736581" calcext:value-type="float">
            <text:p>32.01</text:p>
          </table:table-cell>
          <table:table-cell/>
          <table:table-cell table:style-name="ce146" table:formula="of:=ABS([.H114])" office:value-type="float" office:value="0.000138782540851423" calcext:value-type="float">
            <text:p>0.000138782540851</text:p>
          </table:table-cell>
          <table:table-cell table:number-columns-repeated="6"/>
        </table:table-row>
        <table:table-row table:style-name="ro3">
          <table:table-cell table:style-name="ce146" office:value-type="float" office:value="8" calcext:value-type="float">
            <text:p>8</text:p>
          </table:table-cell>
          <table:table-cell table:style-name="ce150" table:formula="of:=[.A115]*[.$A$3]+[.$B$3]" office:value-type="float" office:value="46.4" calcext:value-type="float">
            <text:p>46.40</text:p>
          </table:table-cell>
          <table:table-cell/>
          <table:table-cell table:style-name="ce63" table:formula="of:=[.D114]-[.I114]" office:value-type="float" office:value="1.79901441509597" calcext:value-type="float">
            <text:p>1.80</text:p>
          </table:table-cell>
          <table:table-cell table:style-name="ce63" table:formula="of:=[.J114]" office:value-type="float" office:value="32.0064910736581" calcext:value-type="float">
            <text:p>32.01</text:p>
          </table:table-cell>
          <table:table-cell table:style-name="ce122" table:formula="of:=[.A115]*[.D115]+[.E115]" office:value-type="float" office:value="46.3986063944259" calcext:value-type="float">
            <text:p>46.4</text:p>
          </table:table-cell>
          <table:table-cell table:style-name="ce12"/>
          <table:table-cell table:style-name="ce47" table:formula="of:=[.F115]-[.B115]" office:value-type="float" office:value="-0.0013936055741226" calcext:value-type="float">
            <text:p>-1.39E-03</text:p>
          </table:table-cell>
          <table:table-cell table:style-name="ce132" table:formula="of:=[.$K$5]*[.H115]*[.A115]" office:value-type="float" office:value="-0.000668930675578849" calcext:value-type="float">
            <text:p>-0.00066893</text:p>
          </table:table-cell>
          <table:table-cell table:style-name="ce101" table:formula="of:=[.B115]-[.A115]*[.D115]" office:value-type="float" office:value="32.0078846792322" calcext:value-type="float">
            <text:p>32.01</text:p>
          </table:table-cell>
          <table:table-cell/>
          <table:table-cell table:style-name="ce146" table:formula="of:=ABS([.H115])" office:value-type="float" office:value="0.0013936055741226" calcext:value-type="float">
            <text:p>0.001393605574123</text:p>
          </table:table-cell>
          <table:table-cell table:number-columns-repeated="6"/>
        </table:table-row>
        <table:table-row table:style-name="ro3">
          <table:table-cell table:style-name="ce125" office:value-type="float" office:value="1" calcext:value-type="float">
            <text:p>1</text:p>
          </table:table-cell>
          <table:table-cell table:style-name="ce127" table:formula="of:=[.A116]*[.$A$3]+[.$B$3]" office:value-type="float" office:value="33.8" calcext:value-type="float">
            <text:p>33.80</text:p>
          </table:table-cell>
          <table:table-cell/>
          <table:table-cell table:style-name="ce63" table:formula="of:=[.D115]-[.I115]" office:value-type="float" office:value="1.79968334577155" calcext:value-type="float">
            <text:p>1.80</text:p>
          </table:table-cell>
          <table:table-cell table:style-name="ce63" table:formula="of:=[.J115]" office:value-type="float" office:value="32.0078846792322" calcext:value-type="float">
            <text:p>32.01</text:p>
          </table:table-cell>
          <table:table-cell table:style-name="ce122" table:formula="of:=[.A116]*[.D116]+[.E116]" office:value-type="float" office:value="33.8075680250038" calcext:value-type="float">
            <text:p>33.8</text:p>
          </table:table-cell>
          <table:table-cell table:style-name="ce12"/>
          <table:table-cell table:style-name="ce47" table:formula="of:=[.F116]-[.B116]" office:value-type="float" office:value="0.00756802500375642" calcext:value-type="float">
            <text:p>7.57E-03</text:p>
          </table:table-cell>
          <table:table-cell table:style-name="ce132" table:formula="of:=[.$K$5]*[.H116]*[.A116]" office:value-type="float" office:value="0.000454081500225385" calcext:value-type="float">
            <text:p>0.00045408</text:p>
          </table:table-cell>
          <table:table-cell table:style-name="ce101" table:formula="of:=[.B116]-[.A116]*[.D116]" office:value-type="float" office:value="32.0003166542284" calcext:value-type="float">
            <text:p>32.00</text:p>
          </table:table-cell>
          <table:table-cell/>
          <table:table-cell table:style-name="ce146" table:formula="of:=ABS([.H116])" office:value-type="float" office:value="0.00756802500375642" calcext:value-type="float">
            <text:p>0.007568025003756</text:p>
          </table:table-cell>
          <table:table-cell table:number-columns-repeated="6"/>
        </table:table-row>
        <table:table-row table:style-name="ro3">
          <table:table-cell table:style-name="ce125" office:value-type="float" office:value="2" calcext:value-type="float">
            <text:p>2</text:p>
          </table:table-cell>
          <table:table-cell table:style-name="ce127" table:formula="of:=[.A117]*[.$A$3]+[.$B$3]" office:value-type="float" office:value="35.6" calcext:value-type="float">
            <text:p>35.60</text:p>
          </table:table-cell>
          <table:table-cell/>
          <table:table-cell table:style-name="ce63" table:formula="of:=[.D116]-[.I116]" office:value-type="float" office:value="1.79922926427133" calcext:value-type="float">
            <text:p>1.80</text:p>
          </table:table-cell>
          <table:table-cell table:style-name="ce63" table:formula="of:=[.J116]" office:value-type="float" office:value="32.0003166542284" calcext:value-type="float">
            <text:p>32.00</text:p>
          </table:table-cell>
          <table:table-cell table:style-name="ce122" table:formula="of:=[.A117]*[.D117]+[.E117]" office:value-type="float" office:value="35.5987751827711" calcext:value-type="float">
            <text:p>35.6</text:p>
          </table:table-cell>
          <table:table-cell table:style-name="ce12"/>
          <table:table-cell table:style-name="ce47" table:formula="of:=[.F117]-[.B117]" office:value-type="float" office:value="-0.001224817228902" calcext:value-type="float">
            <text:p>-1.22E-03</text:p>
          </table:table-cell>
          <table:table-cell table:style-name="ce132" table:formula="of:=[.$K$5]*[.H117]*[.A117]" office:value-type="float" office:value="-0.00014697806746824" calcext:value-type="float">
            <text:p>-0.00014698</text:p>
          </table:table-cell>
          <table:table-cell table:style-name="ce101" table:formula="of:=[.B117]-[.A117]*[.D117]" office:value-type="float" office:value="32.0015414714573" calcext:value-type="float">
            <text:p>32.00</text:p>
          </table:table-cell>
          <table:table-cell/>
          <table:table-cell table:style-name="ce146" table:formula="of:=ABS([.H117])" office:value-type="float" office:value="0.001224817228902" calcext:value-type="float">
            <text:p>0.001224817228902</text:p>
          </table:table-cell>
          <table:table-cell table:number-columns-repeated="6"/>
        </table:table-row>
        <table:table-row table:style-name="ro3">
          <table:table-cell table:style-name="ce125" office:value-type="float" office:value="3" calcext:value-type="float">
            <text:p>3</text:p>
          </table:table-cell>
          <table:table-cell table:style-name="ce127" table:formula="of:=[.A118]*[.$A$3]+[.$B$3]" office:value-type="float" office:value="37.4" calcext:value-type="float">
            <text:p>37.40</text:p>
          </table:table-cell>
          <table:table-cell/>
          <table:table-cell table:style-name="ce63" table:formula="of:=[.D117]-[.I117]" office:value-type="float" office:value="1.7993762423388" calcext:value-type="float">
            <text:p>1.80</text:p>
          </table:table-cell>
          <table:table-cell table:style-name="ce63" table:formula="of:=[.J117]" office:value-type="float" office:value="32.0015414714573" calcext:value-type="float">
            <text:p>32.00</text:p>
          </table:table-cell>
          <table:table-cell table:style-name="ce122" table:formula="of:=[.A118]*[.D118]+[.E118]" office:value-type="float" office:value="37.3996701984737" calcext:value-type="float">
            <text:p>37.4</text:p>
          </table:table-cell>
          <table:table-cell table:style-name="ce12"/>
          <table:table-cell table:style-name="ce47" table:formula="of:=[.F118]-[.B118]" office:value-type="float" office:value="-0.000329801526262941" calcext:value-type="float">
            <text:p>-3.30E-04</text:p>
          </table:table-cell>
          <table:table-cell table:style-name="ce132" table:formula="of:=[.$K$5]*[.H118]*[.A118]" office:value-type="float" office:value="-0.0000593642747273293" calcext:value-type="float">
            <text:p>-0.00005936</text:p>
          </table:table-cell>
          <table:table-cell table:style-name="ce101" table:formula="of:=[.B118]-[.A118]*[.D118]" office:value-type="float" office:value="32.0018712729836" calcext:value-type="float">
            <text:p>32.00</text:p>
          </table:table-cell>
          <table:table-cell/>
          <table:table-cell table:style-name="ce146" table:formula="of:=ABS([.H118])" office:value-type="float" office:value="0.000329801526262941" calcext:value-type="float">
            <text:p>0.000329801526263</text:p>
          </table:table-cell>
          <table:table-cell table:number-columns-repeated="6"/>
        </table:table-row>
        <table:table-row table:style-name="ro3">
          <table:table-cell table:style-name="ce125" office:value-type="float" office:value="4" calcext:value-type="float">
            <text:p>4</text:p>
          </table:table-cell>
          <table:table-cell table:style-name="ce127" table:formula="of:=[.A119]*[.$A$3]+[.$B$3]" office:value-type="float" office:value="39.2" calcext:value-type="float">
            <text:p>39.20</text:p>
          </table:table-cell>
          <table:table-cell/>
          <table:table-cell table:style-name="ce63" table:formula="of:=[.D118]-[.I118]" office:value-type="float" office:value="1.79943560661352" calcext:value-type="float">
            <text:p>1.80</text:p>
          </table:table-cell>
          <table:table-cell table:style-name="ce63" table:formula="of:=[.J118]" office:value-type="float" office:value="32.0018712729836" calcext:value-type="float">
            <text:p>32.00</text:p>
          </table:table-cell>
          <table:table-cell table:style-name="ce122" table:formula="of:=[.A119]*[.D119]+[.E119]" office:value-type="float" office:value="39.1996136994377" calcext:value-type="float">
            <text:p>39.2</text:p>
          </table:table-cell>
          <table:table-cell table:style-name="ce12"/>
          <table:table-cell table:style-name="ce47" table:formula="of:=[.F119]-[.B119]" office:value-type="float" office:value="-0.000386300562297492" calcext:value-type="float">
            <text:p>-3.86E-04</text:p>
          </table:table-cell>
          <table:table-cell table:style-name="ce132" table:formula="of:=[.$K$5]*[.H119]*[.A119]" office:value-type="float" office:value="-0.0000927121349513982" calcext:value-type="float">
            <text:p>-0.00009271</text:p>
          </table:table-cell>
          <table:table-cell table:style-name="ce101" table:formula="of:=[.B119]-[.A119]*[.D119]" office:value-type="float" office:value="32.0022575735459" calcext:value-type="float">
            <text:p>32.00</text:p>
          </table:table-cell>
          <table:table-cell/>
          <table:table-cell table:style-name="ce146" table:formula="of:=ABS([.H119])" office:value-type="float" office:value="0.000386300562297492" calcext:value-type="float">
            <text:p>0.000386300562297</text:p>
          </table:table-cell>
          <table:table-cell table:number-columns-repeated="6"/>
        </table:table-row>
        <table:table-row table:style-name="ro3">
          <table:table-cell table:style-name="ce125" office:value-type="float" office:value="5" calcext:value-type="float">
            <text:p>5</text:p>
          </table:table-cell>
          <table:table-cell table:style-name="ce127" table:formula="of:=[.A120]*[.$A$3]+[.$B$3]" office:value-type="float" office:value="41" calcext:value-type="float">
            <text:p>41.00</text:p>
          </table:table-cell>
          <table:table-cell/>
          <table:table-cell table:style-name="ce63" table:formula="of:=[.D119]-[.I119]" office:value-type="float" office:value="1.79952831874848" calcext:value-type="float">
            <text:p>1.80</text:p>
          </table:table-cell>
          <table:table-cell table:style-name="ce63" table:formula="of:=[.J119]" office:value-type="float" office:value="32.0022575735459" calcext:value-type="float">
            <text:p>32.00</text:p>
          </table:table-cell>
          <table:table-cell table:style-name="ce122" table:formula="of:=[.A120]*[.D120]+[.E120]" office:value-type="float" office:value="40.9998991672883" calcext:value-type="float">
            <text:p>41.0</text:p>
          </table:table-cell>
          <table:table-cell table:style-name="ce12"/>
          <table:table-cell table:style-name="ce47" table:formula="of:=[.F120]-[.B120]" office:value-type="float" office:value="-0.000100832711716237" calcext:value-type="float">
            <text:p>-1.01E-04</text:p>
          </table:table-cell>
          <table:table-cell table:style-name="ce132" table:formula="of:=[.$K$5]*[.H120]*[.A120]" office:value-type="float" office:value="-0.000030249813514871" calcext:value-type="float">
            <text:p>-0.00003025</text:p>
          </table:table-cell>
          <table:table-cell table:style-name="ce101" table:formula="of:=[.B120]-[.A120]*[.D120]" office:value-type="float" office:value="32.0023584062576" calcext:value-type="float">
            <text:p>32.00</text:p>
          </table:table-cell>
          <table:table-cell/>
          <table:table-cell table:style-name="ce146" table:formula="of:=ABS([.H120])" office:value-type="float" office:value="0.000100832711716237" calcext:value-type="float">
            <text:p>0.000100832711716</text:p>
          </table:table-cell>
          <table:table-cell table:number-columns-repeated="6"/>
        </table:table-row>
        <table:table-row table:style-name="ro3">
          <table:table-cell table:style-name="ce125" office:value-type="float" office:value="6" calcext:value-type="float">
            <text:p>6</text:p>
          </table:table-cell>
          <table:table-cell table:style-name="ce127" table:formula="of:=[.A121]*[.$A$3]+[.$B$3]" office:value-type="float" office:value="42.8" calcext:value-type="float">
            <text:p>42.80</text:p>
          </table:table-cell>
          <table:table-cell/>
          <table:table-cell table:style-name="ce63" table:formula="of:=[.D120]-[.I120]" office:value-type="float" office:value="1.79955856856199" calcext:value-type="float">
            <text:p>1.80</text:p>
          </table:table-cell>
          <table:table-cell table:style-name="ce63" table:formula="of:=[.J120]" office:value-type="float" office:value="32.0023584062576" calcext:value-type="float">
            <text:p>32.00</text:p>
          </table:table-cell>
          <table:table-cell table:style-name="ce122" table:formula="of:=[.A121]*[.D121]+[.E121]" office:value-type="float" office:value="42.7997098176296" calcext:value-type="float">
            <text:p>42.8</text:p>
          </table:table-cell>
          <table:table-cell table:style-name="ce12"/>
          <table:table-cell table:style-name="ce47" table:formula="of:=[.F121]-[.B121]" office:value-type="float" office:value="-0.000290182370434877" calcext:value-type="float">
            <text:p>-2.90E-04</text:p>
          </table:table-cell>
          <table:table-cell table:style-name="ce132" table:formula="of:=[.$K$5]*[.H121]*[.A121]" office:value-type="float" office:value="-0.000104465653356556" calcext:value-type="float">
            <text:p>-0.00010447</text:p>
          </table:table-cell>
          <table:table-cell table:style-name="ce101" table:formula="of:=[.B121]-[.A121]*[.D121]" office:value-type="float" office:value="32.0026485886281" calcext:value-type="float">
            <text:p>32.00</text:p>
          </table:table-cell>
          <table:table-cell/>
          <table:table-cell table:style-name="ce146" table:formula="of:=ABS([.H121])" office:value-type="float" office:value="0.000290182370434877" calcext:value-type="float">
            <text:p>0.000290182370435</text:p>
          </table:table-cell>
          <table:table-cell table:number-columns-repeated="6"/>
        </table:table-row>
        <table:table-row table:style-name="ro3">
          <table:table-cell table:style-name="ce125" office:value-type="float" office:value="7" calcext:value-type="float">
            <text:p>7</text:p>
          </table:table-cell>
          <table:table-cell table:style-name="ce127" table:formula="of:=[.A122]*[.$A$3]+[.$B$3]" office:value-type="float" office:value="44.6" calcext:value-type="float">
            <text:p>44.60</text:p>
          </table:table-cell>
          <table:table-cell/>
          <table:table-cell table:style-name="ce63" table:formula="of:=[.D121]-[.I121]" office:value-type="float" office:value="1.79966303421535" calcext:value-type="float">
            <text:p>1.80</text:p>
          </table:table-cell>
          <table:table-cell table:style-name="ce63" table:formula="of:=[.J121]" office:value-type="float" office:value="32.0026485886281" calcext:value-type="float">
            <text:p>32.00</text:p>
          </table:table-cell>
          <table:table-cell table:style-name="ce122" table:formula="of:=[.A122]*[.D122]+[.E122]" office:value-type="float" office:value="44.6002898281355" calcext:value-type="float">
            <text:p>44.6</text:p>
          </table:table-cell>
          <table:table-cell table:style-name="ce12"/>
          <table:table-cell table:style-name="ce47" table:formula="of:=[.F122]-[.B122]" office:value-type="float" office:value="0.000289828135485948" calcext:value-type="float">
            <text:p>2.90E-04</text:p>
          </table:table-cell>
          <table:table-cell table:style-name="ce132" table:formula="of:=[.$K$5]*[.H122]*[.A122]" office:value-type="float" office:value="0.000121727816904098" calcext:value-type="float">
            <text:p>0.00012173</text:p>
          </table:table-cell>
          <table:table-cell table:style-name="ce101" table:formula="of:=[.B122]-[.A122]*[.D122]" office:value-type="float" office:value="32.0023587604926" calcext:value-type="float">
            <text:p>32.00</text:p>
          </table:table-cell>
          <table:table-cell/>
          <table:table-cell table:style-name="ce146" table:formula="of:=ABS([.H122])" office:value-type="float" office:value="0.000289828135485948" calcext:value-type="float">
            <text:p>0.000289828135486</text:p>
          </table:table-cell>
          <table:table-cell table:number-columns-repeated="6"/>
        </table:table-row>
        <table:table-row table:style-name="ro3">
          <table:table-cell table:style-name="ce125" office:value-type="float" office:value="8" calcext:value-type="float">
            <text:p>8</text:p>
          </table:table-cell>
          <table:table-cell table:style-name="ce127" table:formula="of:=[.A123]*[.$A$3]+[.$B$3]" office:value-type="float" office:value="46.4" calcext:value-type="float">
            <text:p>46.40</text:p>
          </table:table-cell>
          <table:table-cell/>
          <table:table-cell table:style-name="ce63" table:formula="of:=[.D122]-[.I122]" office:value-type="float" office:value="1.79954130639844" calcext:value-type="float">
            <text:p>1.80</text:p>
          </table:table-cell>
          <table:table-cell table:style-name="ce63" table:formula="of:=[.J122]" office:value-type="float" office:value="32.0023587604926" calcext:value-type="float">
            <text:p>32.00</text:p>
          </table:table-cell>
          <table:table-cell table:style-name="ce122" table:formula="of:=[.A123]*[.D123]+[.E123]" office:value-type="float" office:value="46.3986892116801" calcext:value-type="float">
            <text:p>46.4</text:p>
          </table:table-cell>
          <table:table-cell table:style-name="ce12"/>
          <table:table-cell table:style-name="ce47" table:formula="of:=[.F123]-[.B123]" office:value-type="float" office:value="-0.00131078831988418" calcext:value-type="float">
            <text:p>-1.31E-03</text:p>
          </table:table-cell>
          <table:table-cell table:style-name="ce132" table:formula="of:=[.$K$5]*[.H123]*[.A123]" office:value-type="float" office:value="-0.000629178393544407" calcext:value-type="float">
            <text:p>-0.00062918</text:p>
          </table:table-cell>
          <table:table-cell table:style-name="ce101" table:formula="of:=[.B123]-[.A123]*[.D123]" office:value-type="float" office:value="32.0036695488125" calcext:value-type="float">
            <text:p>32.00</text:p>
          </table:table-cell>
          <table:table-cell/>
          <table:table-cell table:style-name="ce146" table:formula="of:=ABS([.H123])" office:value-type="float" office:value="0.00131078831988418" calcext:value-type="float">
            <text:p>0.001310788319884</text:p>
          </table:table-cell>
          <table:table-cell table:number-columns-repeated="6"/>
        </table:table-row>
        <table:table-row table:style-name="ro3">
          <table:table-cell table:style-name="ce146" office:value-type="float" office:value="1" calcext:value-type="float">
            <text:p>1</text:p>
          </table:table-cell>
          <table:table-cell table:style-name="ce150" table:formula="of:=[.A124]*[.$A$3]+[.$B$3]" office:value-type="float" office:value="33.8" calcext:value-type="float">
            <text:p>33.80</text:p>
          </table:table-cell>
          <table:table-cell/>
          <table:table-cell table:style-name="ce63" table:formula="of:=[.D123]-[.I123]" office:value-type="float" office:value="1.80017048479199" calcext:value-type="float">
            <text:p>1.80</text:p>
          </table:table-cell>
          <table:table-cell table:style-name="ce63" table:formula="of:=[.J123]" office:value-type="float" office:value="32.0036695488125" calcext:value-type="float">
            <text:p>32.00</text:p>
          </table:table-cell>
          <table:table-cell table:style-name="ce122" table:formula="of:=[.A124]*[.D124]+[.E124]" office:value-type="float" office:value="33.8038400336044" calcext:value-type="float">
            <text:p>33.8</text:p>
          </table:table-cell>
          <table:table-cell table:style-name="ce12"/>
          <table:table-cell table:style-name="ce47" table:formula="of:=[.F124]-[.B124]" office:value-type="float" office:value="0.00384003360444041" calcext:value-type="float">
            <text:p>3.84E-03</text:p>
          </table:table-cell>
          <table:table-cell table:style-name="ce132" table:formula="of:=[.$K$5]*[.H124]*[.A124]" office:value-type="float" office:value="0.000230402016266424" calcext:value-type="float">
            <text:p>0.00023040</text:p>
          </table:table-cell>
          <table:table-cell table:style-name="ce101" table:formula="of:=[.B124]-[.A124]*[.D124]" office:value-type="float" office:value="31.999829515208" calcext:value-type="float">
            <text:p>32.00</text:p>
          </table:table-cell>
          <table:table-cell/>
          <table:table-cell table:style-name="ce146" table:formula="of:=ABS([.H124])" office:value-type="float" office:value="0.00384003360444041" calcext:value-type="float">
            <text:p>0.00384003360444</text:p>
          </table:table-cell>
          <table:table-cell table:number-columns-repeated="6"/>
        </table:table-row>
        <table:table-row table:style-name="ro3">
          <table:table-cell table:style-name="ce146" office:value-type="float" office:value="2" calcext:value-type="float">
            <text:p>2</text:p>
          </table:table-cell>
          <table:table-cell table:style-name="ce150" table:formula="of:=[.A125]*[.$A$3]+[.$B$3]" office:value-type="float" office:value="35.6" calcext:value-type="float">
            <text:p>35.60</text:p>
          </table:table-cell>
          <table:table-cell/>
          <table:table-cell table:style-name="ce63" table:formula="of:=[.D124]-[.I124]" office:value-type="float" office:value="1.79994008277572" calcext:value-type="float">
            <text:p>1.80</text:p>
          </table:table-cell>
          <table:table-cell table:style-name="ce63" table:formula="of:=[.J124]" office:value-type="float" office:value="31.999829515208" calcext:value-type="float">
            <text:p>32.00</text:p>
          </table:table-cell>
          <table:table-cell table:style-name="ce122" table:formula="of:=[.A125]*[.D125]+[.E125]" office:value-type="float" office:value="35.5997096807595" calcext:value-type="float">
            <text:p>35.6</text:p>
          </table:table-cell>
          <table:table-cell table:style-name="ce12"/>
          <table:table-cell table:style-name="ce47" table:formula="of:=[.F125]-[.B125]" office:value-type="float" office:value="-0.000290319240548342" calcext:value-type="float">
            <text:p>-2.90E-04</text:p>
          </table:table-cell>
          <table:table-cell table:style-name="ce132" table:formula="of:=[.$K$5]*[.H125]*[.A125]" office:value-type="float" office:value="-0.0000348383088658011" calcext:value-type="float">
            <text:p>-0.00003484</text:p>
          </table:table-cell>
          <table:table-cell table:style-name="ce101" table:formula="of:=[.B125]-[.A125]*[.D125]" office:value-type="float" office:value="32.0001198344486" calcext:value-type="float">
            <text:p>32.00</text:p>
          </table:table-cell>
          <table:table-cell/>
          <table:table-cell table:style-name="ce146" table:formula="of:=ABS([.H125])" office:value-type="float" office:value="0.000290319240548342" calcext:value-type="float">
            <text:p>0.000290319240548</text:p>
          </table:table-cell>
          <table:table-cell table:number-columns-repeated="6"/>
        </table:table-row>
        <table:table-row table:style-name="ro3">
          <table:table-cell table:style-name="ce146" office:value-type="float" office:value="3" calcext:value-type="float">
            <text:p>3</text:p>
          </table:table-cell>
          <table:table-cell table:style-name="ce150" table:formula="of:=[.A126]*[.$A$3]+[.$B$3]" office:value-type="float" office:value="37.4" calcext:value-type="float">
            <text:p>37.40</text:p>
          </table:table-cell>
          <table:table-cell/>
          <table:table-cell table:style-name="ce63" table:formula="of:=[.D125]-[.I125]" office:value-type="float" office:value="1.79997492108459" calcext:value-type="float">
            <text:p>1.80</text:p>
          </table:table-cell>
          <table:table-cell table:style-name="ce63" table:formula="of:=[.J125]" office:value-type="float" office:value="32.0001198344486" calcext:value-type="float">
            <text:p>32.00</text:p>
          </table:table-cell>
          <table:table-cell table:style-name="ce122" table:formula="of:=[.A126]*[.D126]+[.E126]" office:value-type="float" office:value="37.4000445977023" calcext:value-type="float">
            <text:p>37.4</text:p>
          </table:table-cell>
          <table:table-cell table:style-name="ce12"/>
          <table:table-cell table:style-name="ce47" table:formula="of:=[.F126]-[.B126]" office:value-type="float" office:value="0.0000445977023204591" calcext:value-type="float">
            <text:p>4.46E-05</text:p>
          </table:table-cell>
          <table:table-cell table:style-name="ce132" table:formula="of:=[.$K$5]*[.H126]*[.A126]" office:value-type="float" office:value="0.00000802758641768264" calcext:value-type="float">
            <text:p>0.00000803</text:p>
          </table:table-cell>
          <table:table-cell table:style-name="ce101" table:formula="of:=[.B126]-[.A126]*[.D126]" office:value-type="float" office:value="32.0000752367462" calcext:value-type="float">
            <text:p>32.00</text:p>
          </table:table-cell>
          <table:table-cell/>
          <table:table-cell table:style-name="ce146" table:formula="of:=ABS([.H126])" office:value-type="float" office:value="0.0000445977023204591" calcext:value-type="float">
            <text:p>4.45977023204591E-05</text:p>
          </table:table-cell>
          <table:table-cell table:number-columns-repeated="6"/>
        </table:table-row>
        <table:table-row table:style-name="ro3">
          <table:table-cell table:style-name="ce146" office:value-type="float" office:value="4" calcext:value-type="float">
            <text:p>4</text:p>
          </table:table-cell>
          <table:table-cell table:style-name="ce150" table:formula="of:=[.A127]*[.$A$3]+[.$B$3]" office:value-type="float" office:value="39.2" calcext:value-type="float">
            <text:p>39.20</text:p>
          </table:table-cell>
          <table:table-cell/>
          <table:table-cell table:style-name="ce63" table:formula="of:=[.D126]-[.I126]" office:value-type="float" office:value="1.79996689349817" calcext:value-type="float">
            <text:p>1.80</text:p>
          </table:table-cell>
          <table:table-cell table:style-name="ce63" table:formula="of:=[.J126]" office:value-type="float" office:value="32.0000752367462" calcext:value-type="float">
            <text:p>32.00</text:p>
          </table:table-cell>
          <table:table-cell table:style-name="ce122" table:formula="of:=[.A127]*[.D127]+[.E127]" office:value-type="float" office:value="39.1999428107389" calcext:value-type="float">
            <text:p>39.2</text:p>
          </table:table-cell>
          <table:table-cell table:style-name="ce12"/>
          <table:table-cell table:style-name="ce47" table:formula="of:=[.F127]-[.B127]" office:value-type="float" office:value="-0.000057189261085" calcext:value-type="float">
            <text:p>-5.72E-05</text:p>
          </table:table-cell>
          <table:table-cell table:style-name="ce132" table:formula="of:=[.$K$5]*[.H127]*[.A127]" office:value-type="float" office:value="-0.0000137254226604" calcext:value-type="float">
            <text:p>-0.00001373</text:p>
          </table:table-cell>
          <table:table-cell table:style-name="ce101" table:formula="of:=[.B127]-[.A127]*[.D127]" office:value-type="float" office:value="32.0001324260073" calcext:value-type="float">
            <text:p>32.00</text:p>
          </table:table-cell>
          <table:table-cell/>
          <table:table-cell table:style-name="ce146" table:formula="of:=ABS([.H127])" office:value-type="float" office:value="0.000057189261085" calcext:value-type="float">
            <text:p>5.7189261085E-05</text:p>
          </table:table-cell>
          <table:table-cell table:number-columns-repeated="6"/>
        </table:table-row>
        <table:table-row table:style-name="ro3">
          <table:table-cell table:style-name="ce146" office:value-type="float" office:value="5" calcext:value-type="float">
            <text:p>5</text:p>
          </table:table-cell>
          <table:table-cell table:style-name="ce150" table:formula="of:=[.A128]*[.$A$3]+[.$B$3]" office:value-type="float" office:value="41" calcext:value-type="float">
            <text:p>41.00</text:p>
          </table:table-cell>
          <table:table-cell/>
          <table:table-cell table:style-name="ce63" table:formula="of:=[.D127]-[.I127]" office:value-type="float" office:value="1.79998061892083" calcext:value-type="float">
            <text:p>1.80</text:p>
          </table:table-cell>
          <table:table-cell table:style-name="ce63" table:formula="of:=[.J127]" office:value-type="float" office:value="32.0001324260073" calcext:value-type="float">
            <text:p>32.00</text:p>
          </table:table-cell>
          <table:table-cell table:style-name="ce122" table:formula="of:=[.A128]*[.D128]+[.E128]" office:value-type="float" office:value="41.0000355206115" calcext:value-type="float">
            <text:p>41.0</text:p>
          </table:table-cell>
          <table:table-cell table:style-name="ce12"/>
          <table:table-cell table:style-name="ce47" table:formula="of:=[.F128]-[.B128]" office:value-type="float" office:value="0.0000355206114761586" calcext:value-type="float">
            <text:p>3.55E-05</text:p>
          </table:table-cell>
          <table:table-cell table:style-name="ce132" table:formula="of:=[.$K$5]*[.H128]*[.A128]" office:value-type="float" office:value="0.0000106561834428476" calcext:value-type="float">
            <text:p>0.00001066</text:p>
          </table:table-cell>
          <table:table-cell table:style-name="ce101" table:formula="of:=[.B128]-[.A128]*[.D128]" office:value-type="float" office:value="32.0000969053959" calcext:value-type="float">
            <text:p>32.00</text:p>
          </table:table-cell>
          <table:table-cell/>
          <table:table-cell table:style-name="ce146" table:formula="of:=ABS([.H128])" office:value-type="float" office:value="0.0000355206114761586" calcext:value-type="float">
            <text:p>3.55206114761586E-05</text:p>
          </table:table-cell>
          <table:table-cell table:number-columns-repeated="6"/>
        </table:table-row>
        <table:table-row table:style-name="ro3">
          <table:table-cell table:style-name="ce146" office:value-type="float" office:value="6" calcext:value-type="float">
            <text:p>6</text:p>
          </table:table-cell>
          <table:table-cell table:style-name="ce150" table:formula="of:=[.A129]*[.$A$3]+[.$B$3]" office:value-type="float" office:value="42.8" calcext:value-type="float">
            <text:p>42.80</text:p>
          </table:table-cell>
          <table:table-cell/>
          <table:table-cell table:style-name="ce63" table:formula="of:=[.D128]-[.I128]" office:value-type="float" office:value="1.79996996273739" calcext:value-type="float">
            <text:p>1.80</text:p>
          </table:table-cell>
          <table:table-cell table:style-name="ce63" table:formula="of:=[.J128]" office:value-type="float" office:value="32.0000969053959" calcext:value-type="float">
            <text:p>32.00</text:p>
          </table:table-cell>
          <table:table-cell table:style-name="ce122" table:formula="of:=[.A129]*[.D129]+[.E129]" office:value-type="float" office:value="42.7999166818202" calcext:value-type="float">
            <text:p>42.8</text:p>
          </table:table-cell>
          <table:table-cell table:style-name="ce12"/>
          <table:table-cell table:style-name="ce47" table:formula="of:=[.F129]-[.B129]" office:value-type="float" office:value="-0.0000833181798256533" calcext:value-type="float">
            <text:p>-8.33E-05</text:p>
          </table:table-cell>
          <table:table-cell table:style-name="ce132" table:formula="of:=[.$K$5]*[.H129]*[.A129]" office:value-type="float" office:value="-0.0000299945447372352" calcext:value-type="float">
            <text:p>-0.00002999</text:p>
          </table:table-cell>
          <table:table-cell table:style-name="ce101" table:formula="of:=[.B129]-[.A129]*[.D129]" office:value-type="float" office:value="32.0001802235757" calcext:value-type="float">
            <text:p>32.00</text:p>
          </table:table-cell>
          <table:table-cell/>
          <table:table-cell table:style-name="ce146" table:formula="of:=ABS([.H129])" office:value-type="float" office:value="0.0000833181798256533" calcext:value-type="float">
            <text:p>8.33181798256533E-05</text:p>
          </table:table-cell>
          <table:table-cell table:number-columns-repeated="6"/>
        </table:table-row>
        <table:table-row table:style-name="ro3">
          <table:table-cell table:style-name="ce146" office:value-type="float" office:value="7" calcext:value-type="float">
            <text:p>7</text:p>
          </table:table-cell>
          <table:table-cell table:style-name="ce150" table:formula="of:=[.A130]*[.$A$3]+[.$B$3]" office:value-type="float" office:value="44.6" calcext:value-type="float">
            <text:p>44.60</text:p>
          </table:table-cell>
          <table:table-cell/>
          <table:table-cell table:style-name="ce63" table:formula="of:=[.D129]-[.I129]" office:value-type="float" office:value="1.79999995728212" calcext:value-type="float">
            <text:p>1.80</text:p>
          </table:table-cell>
          <table:table-cell table:style-name="ce63" table:formula="of:=[.J129]" office:value-type="float" office:value="32.0001802235757" calcext:value-type="float">
            <text:p>32.00</text:p>
          </table:table-cell>
          <table:table-cell table:style-name="ce122" table:formula="of:=[.A130]*[.D130]+[.E130]" office:value-type="float" office:value="44.6001799245506" calcext:value-type="float">
            <text:p>44.6</text:p>
          </table:table-cell>
          <table:table-cell table:style-name="ce12"/>
          <table:table-cell table:style-name="ce47" table:formula="of:=[.F130]-[.B130]" office:value-type="float" office:value="0.000179924550543831" calcext:value-type="float">
            <text:p>1.80E-04</text:p>
          </table:table-cell>
          <table:table-cell table:style-name="ce132" table:formula="of:=[.$K$5]*[.H130]*[.A130]" office:value-type="float" office:value="0.0000755683112284089" calcext:value-type="float">
            <text:p>0.00007557</text:p>
          </table:table-cell>
          <table:table-cell table:style-name="ce101" table:formula="of:=[.B130]-[.A130]*[.D130]" office:value-type="float" office:value="32.0000002990251" calcext:value-type="float">
            <text:p>32.00</text:p>
          </table:table-cell>
          <table:table-cell/>
          <table:table-cell table:style-name="ce146" table:formula="of:=ABS([.H130])" office:value-type="float" office:value="0.000179924550543831" calcext:value-type="float">
            <text:p>0.000179924550544</text:p>
          </table:table-cell>
          <table:table-cell table:number-columns-repeated="6"/>
        </table:table-row>
        <table:table-row table:style-name="ro3">
          <table:table-cell table:style-name="ce146" office:value-type="float" office:value="8" calcext:value-type="float">
            <text:p>8</text:p>
          </table:table-cell>
          <table:table-cell table:style-name="ce150" table:formula="of:=[.A131]*[.$A$3]+[.$B$3]" office:value-type="float" office:value="46.4" calcext:value-type="float">
            <text:p>46.40</text:p>
          </table:table-cell>
          <table:table-cell/>
          <table:table-cell table:style-name="ce63" table:formula="of:=[.D130]-[.I130]" office:value-type="float" office:value="1.7999243889709" calcext:value-type="float">
            <text:p>1.80</text:p>
          </table:table-cell>
          <table:table-cell table:style-name="ce63" table:formula="of:=[.J130]" office:value-type="float" office:value="32.0000002990251" calcext:value-type="float">
            <text:p>32.00</text:p>
          </table:table-cell>
          <table:table-cell table:style-name="ce122" table:formula="of:=[.A131]*[.D131]+[.E131]" office:value-type="float" office:value="46.3993954107923" calcext:value-type="float">
            <text:p>46.4</text:p>
          </table:table-cell>
          <table:table-cell table:style-name="ce12"/>
          <table:table-cell table:style-name="ce47" table:formula="of:=[.F131]-[.B131]" office:value-type="float" office:value="-0.000604589207704009" calcext:value-type="float">
            <text:p>-6.05E-04</text:p>
          </table:table-cell>
          <table:table-cell table:style-name="ce132" table:formula="of:=[.$K$5]*[.H131]*[.A131]" office:value-type="float" office:value="-0.000290202819697924" calcext:value-type="float">
            <text:p>-0.00029020</text:p>
          </table:table-cell>
          <table:table-cell table:style-name="ce101" table:formula="of:=[.B131]-[.A131]*[.D131]" office:value-type="float" office:value="32.0006048882328" calcext:value-type="float">
            <text:p>32.00</text:p>
          </table:table-cell>
          <table:table-cell/>
          <table:table-cell table:style-name="ce146" table:formula="of:=ABS([.H131])" office:value-type="float" office:value="0.000604589207704009" calcext:value-type="float">
            <text:p>0.000604589207704</text:p>
          </table:table-cell>
          <table:table-cell table:number-columns-repeated="6"/>
        </table:table-row>
        <table:table-row table:style-name="ro3">
          <table:table-cell table:style-name="ce125" office:value-type="float" office:value="1" calcext:value-type="float">
            <text:p>1</text:p>
          </table:table-cell>
          <table:table-cell table:style-name="ce127" table:formula="of:=[.A132]*[.$A$3]+[.$B$3]" office:value-type="float" office:value="33.8" calcext:value-type="float">
            <text:p>33.80</text:p>
          </table:table-cell>
          <table:table-cell/>
          <table:table-cell table:style-name="ce63" table:formula="of:=[.D131]-[.I131]" office:value-type="float" office:value="1.80021459179059" calcext:value-type="float">
            <text:p>1.80</text:p>
          </table:table-cell>
          <table:table-cell table:style-name="ce63" table:formula="of:=[.J131]" office:value-type="float" office:value="32.0006048882328" calcext:value-type="float">
            <text:p>32.00</text:p>
          </table:table-cell>
          <table:table-cell table:style-name="ce122" table:formula="of:=[.A132]*[.D132]+[.E132]" office:value-type="float" office:value="33.8008194800234" calcext:value-type="float">
            <text:p>33.8</text:p>
          </table:table-cell>
          <table:table-cell table:style-name="ce12"/>
          <table:table-cell table:style-name="ce47" table:formula="of:=[.F132]-[.B132]" office:value-type="float" office:value="0.000819480023430685" calcext:value-type="float">
            <text:p>8.19E-04</text:p>
          </table:table-cell>
          <table:table-cell table:style-name="ce132" table:formula="of:=[.$K$5]*[.H132]*[.A132]" office:value-type="float" office:value="0.0000491688014058411" calcext:value-type="float">
            <text:p>0.00004917</text:p>
          </table:table-cell>
          <table:table-cell table:style-name="ce101" table:formula="of:=[.B132]-[.A132]*[.D132]" office:value-type="float" office:value="31.9997854082094" calcext:value-type="float">
            <text:p>32.00</text:p>
          </table:table-cell>
          <table:table-cell/>
          <table:table-cell table:style-name="ce146" table:formula="of:=ABS([.H132])" office:value-type="float" office:value="0.000819480023430685" calcext:value-type="float">
            <text:p>0.000819480023431</text:p>
          </table:table-cell>
          <table:table-cell table:number-columns-repeated="6"/>
        </table:table-row>
        <table:table-row table:style-name="ro3">
          <table:table-cell table:style-name="ce125" office:value-type="float" office:value="2" calcext:value-type="float">
            <text:p>2</text:p>
          </table:table-cell>
          <table:table-cell table:style-name="ce127" table:formula="of:=[.A133]*[.$A$3]+[.$B$3]" office:value-type="float" office:value="35.6" calcext:value-type="float">
            <text:p>35.60</text:p>
          </table:table-cell>
          <table:table-cell/>
          <table:table-cell table:style-name="ce63" table:formula="of:=[.D132]-[.I132]" office:value-type="float" office:value="1.80016542298919" calcext:value-type="float">
            <text:p>1.80</text:p>
          </table:table-cell>
          <table:table-cell table:style-name="ce63" table:formula="of:=[.J132]" office:value-type="float" office:value="31.9997854082094" calcext:value-type="float">
            <text:p>32.00</text:p>
          </table:table-cell>
          <table:table-cell table:style-name="ce122" table:formula="of:=[.A133]*[.D133]+[.E133]" office:value-type="float" office:value="35.6001162541878" calcext:value-type="float">
            <text:p>35.6</text:p>
          </table:table-cell>
          <table:table-cell table:style-name="ce12"/>
          <table:table-cell table:style-name="ce47" table:formula="of:=[.F133]-[.B133]" office:value-type="float" office:value="0.000116254187780385" calcext:value-type="float">
            <text:p>1.16E-04</text:p>
          </table:table-cell>
          <table:table-cell table:style-name="ce132" table:formula="of:=[.$K$5]*[.H133]*[.A133]" office:value-type="float" office:value="0.0000139505025336462" calcext:value-type="float">
            <text:p>0.00001395</text:p>
          </table:table-cell>
          <table:table-cell table:style-name="ce101" table:formula="of:=[.B133]-[.A133]*[.D133]" office:value-type="float" office:value="31.9996691540216" calcext:value-type="float">
            <text:p>32.00</text:p>
          </table:table-cell>
          <table:table-cell/>
          <table:table-cell table:style-name="ce146" table:formula="of:=ABS([.H133])" office:value-type="float" office:value="0.000116254187780385" calcext:value-type="float">
            <text:p>0.00011625418778</text:p>
          </table:table-cell>
          <table:table-cell table:number-columns-repeated="6"/>
        </table:table-row>
        <table:table-row table:style-name="ro3">
          <table:table-cell table:style-name="ce125" office:value-type="float" office:value="3" calcext:value-type="float">
            <text:p>3</text:p>
          </table:table-cell>
          <table:table-cell table:style-name="ce127" table:formula="of:=[.A134]*[.$A$3]+[.$B$3]" office:value-type="float" office:value="37.4" calcext:value-type="float">
            <text:p>37.40</text:p>
          </table:table-cell>
          <table:table-cell/>
          <table:table-cell table:style-name="ce63" table:formula="of:=[.D133]-[.I133]" office:value-type="float" office:value="1.80015147248665" calcext:value-type="float">
            <text:p>1.80</text:p>
          </table:table-cell>
          <table:table-cell table:style-name="ce63" table:formula="of:=[.J133]" office:value-type="float" office:value="31.9996691540216" calcext:value-type="float">
            <text:p>32.00</text:p>
          </table:table-cell>
          <table:table-cell table:style-name="ce122" table:formula="of:=[.A134]*[.D134]+[.E134]" office:value-type="float" office:value="37.4001235714816" calcext:value-type="float">
            <text:p>37.4</text:p>
          </table:table-cell>
          <table:table-cell table:style-name="ce12"/>
          <table:table-cell table:style-name="ce47" table:formula="of:=[.F134]-[.B134]" office:value-type="float" office:value="0.000123571481587703" calcext:value-type="float">
            <text:p>1.24E-04</text:p>
          </table:table-cell>
          <table:table-cell table:style-name="ce132" table:formula="of:=[.$K$5]*[.H134]*[.A134]" office:value-type="float" office:value="0.0000222428666857866" calcext:value-type="float">
            <text:p>0.00002224</text:p>
          </table:table-cell>
          <table:table-cell table:style-name="ce101" table:formula="of:=[.B134]-[.A134]*[.D134]" office:value-type="float" office:value="31.99954558254" calcext:value-type="float">
            <text:p>32.00</text:p>
          </table:table-cell>
          <table:table-cell/>
          <table:table-cell table:style-name="ce146" table:formula="of:=ABS([.H134])" office:value-type="float" office:value="0.000123571481587703" calcext:value-type="float">
            <text:p>0.000123571481588</text:p>
          </table:table-cell>
          <table:table-cell table:number-columns-repeated="6"/>
        </table:table-row>
        <table:table-row table:style-name="ro3">
          <table:table-cell table:style-name="ce125" office:value-type="float" office:value="4" calcext:value-type="float">
            <text:p>4</text:p>
          </table:table-cell>
          <table:table-cell table:style-name="ce127" table:formula="of:=[.A135]*[.$A$3]+[.$B$3]" office:value-type="float" office:value="39.2" calcext:value-type="float">
            <text:p>39.20</text:p>
          </table:table-cell>
          <table:table-cell/>
          <table:table-cell table:style-name="ce63" table:formula="of:=[.D134]-[.I134]" office:value-type="float" office:value="1.80012922961997" calcext:value-type="float">
            <text:p>1.80</text:p>
          </table:table-cell>
          <table:table-cell table:style-name="ce63" table:formula="of:=[.J134]" office:value-type="float" office:value="31.99954558254" calcext:value-type="float">
            <text:p>32.00</text:p>
          </table:table-cell>
          <table:table-cell table:style-name="ce122" table:formula="of:=[.A135]*[.D135]+[.E135]" office:value-type="float" office:value="39.2000625010199" calcext:value-type="float">
            <text:p>39.2</text:p>
          </table:table-cell>
          <table:table-cell table:style-name="ce12"/>
          <table:table-cell table:style-name="ce47" table:formula="of:=[.F135]-[.B135]" office:value-type="float" office:value="0.0000625010199044595" calcext:value-type="float">
            <text:p>6.25E-05</text:p>
          </table:table-cell>
          <table:table-cell table:style-name="ce132" table:formula="of:=[.$K$5]*[.H135]*[.A135]" office:value-type="float" office:value="0.0000150002447770703" calcext:value-type="float">
            <text:p>0.00001500</text:p>
          </table:table-cell>
          <table:table-cell table:style-name="ce101" table:formula="of:=[.B135]-[.A135]*[.D135]" office:value-type="float" office:value="31.9994830815201" calcext:value-type="float">
            <text:p>32.00</text:p>
          </table:table-cell>
          <table:table-cell/>
          <table:table-cell table:style-name="ce146" table:formula="of:=ABS([.H135])" office:value-type="float" office:value="0.0000625010199044595" calcext:value-type="float">
            <text:p>6.25010199044595E-05</text:p>
          </table:table-cell>
          <table:table-cell table:number-columns-repeated="6"/>
        </table:table-row>
        <table:table-row table:style-name="ro3">
          <table:table-cell table:style-name="ce125" office:value-type="float" office:value="5" calcext:value-type="float">
            <text:p>5</text:p>
          </table:table-cell>
          <table:table-cell table:style-name="ce127" table:formula="of:=[.A136]*[.$A$3]+[.$B$3]" office:value-type="float" office:value="41" calcext:value-type="float">
            <text:p>41.00</text:p>
          </table:table-cell>
          <table:table-cell/>
          <table:table-cell table:style-name="ce63" table:formula="of:=[.D135]-[.I135]" office:value-type="float" office:value="1.80011422937519" calcext:value-type="float">
            <text:p>1.80</text:p>
          </table:table-cell>
          <table:table-cell table:style-name="ce63" table:formula="of:=[.J135]" office:value-type="float" office:value="31.9994830815201" calcext:value-type="float">
            <text:p>32.00</text:p>
          </table:table-cell>
          <table:table-cell table:style-name="ce122" table:formula="of:=[.A136]*[.D136]+[.E136]" office:value-type="float" office:value="41.0000542283961" calcext:value-type="float">
            <text:p>41.0</text:p>
          </table:table-cell>
          <table:table-cell table:style-name="ce12"/>
          <table:table-cell table:style-name="ce47" table:formula="of:=[.F136]-[.B136]" office:value-type="float" office:value="0.0000542283960882628" calcext:value-type="float">
            <text:p>5.42E-05</text:p>
          </table:table-cell>
          <table:table-cell table:style-name="ce132" table:formula="of:=[.$K$5]*[.H136]*[.A136]" office:value-type="float" office:value="0.0000162685188264788" calcext:value-type="float">
            <text:p>0.00001627</text:p>
          </table:table-cell>
          <table:table-cell table:style-name="ce101" table:formula="of:=[.B136]-[.A136]*[.D136]" office:value-type="float" office:value="31.999428853124" calcext:value-type="float">
            <text:p>32.00</text:p>
          </table:table-cell>
          <table:table-cell/>
          <table:table-cell table:style-name="ce146" table:formula="of:=ABS([.H136])" office:value-type="float" office:value="0.0000542283960882628" calcext:value-type="float">
            <text:p>5.42283960882628E-05</text:p>
          </table:table-cell>
          <table:table-cell table:number-columns-repeated="6"/>
        </table:table-row>
        <table:table-row table:style-name="ro3">
          <table:table-cell table:style-name="ce125" office:value-type="float" office:value="6" calcext:value-type="float">
            <text:p>6</text:p>
          </table:table-cell>
          <table:table-cell table:style-name="ce127" table:formula="of:=[.A137]*[.$A$3]+[.$B$3]" office:value-type="float" office:value="42.8" calcext:value-type="float">
            <text:p>42.80</text:p>
          </table:table-cell>
          <table:table-cell/>
          <table:table-cell table:style-name="ce63" table:formula="of:=[.D136]-[.I136]" office:value-type="float" office:value="1.80009796085636" calcext:value-type="float">
            <text:p>1.80</text:p>
          </table:table-cell>
          <table:table-cell table:style-name="ce63" table:formula="of:=[.J136]" office:value-type="float" office:value="31.999428853124" calcext:value-type="float">
            <text:p>32.00</text:p>
          </table:table-cell>
          <table:table-cell table:style-name="ce122" table:formula="of:=[.A137]*[.D137]+[.E137]" office:value-type="float" office:value="42.8000166182622" calcext:value-type="float">
            <text:p>42.8</text:p>
          </table:table-cell>
          <table:table-cell table:style-name="ce12"/>
          <table:table-cell table:style-name="ce47" table:formula="of:=[.F137]-[.B137]" office:value-type="float" office:value="0.0000166182622365341" calcext:value-type="float">
            <text:p>1.66E-05</text:p>
          </table:table-cell>
          <table:table-cell table:style-name="ce132" table:formula="of:=[.$K$5]*[.H137]*[.A137]" office:value-type="float" office:value="0.00000598257440515226" calcext:value-type="float">
            <text:p>0.00000598</text:p>
          </table:table-cell>
          <table:table-cell table:style-name="ce101" table:formula="of:=[.B137]-[.A137]*[.D137]" office:value-type="float" office:value="31.9994122348618" calcext:value-type="float">
            <text:p>32.00</text:p>
          </table:table-cell>
          <table:table-cell/>
          <table:table-cell table:style-name="ce146" table:formula="of:=ABS([.H137])" office:value-type="float" office:value="0.0000166182622365341" calcext:value-type="float">
            <text:p>1.66182622365341E-05</text:p>
          </table:table-cell>
          <table:table-cell table:number-columns-repeated="6"/>
        </table:table-row>
        <table:table-row table:style-name="ro3">
          <table:table-cell table:style-name="ce125" office:value-type="float" office:value="7" calcext:value-type="float">
            <text:p>7</text:p>
          </table:table-cell>
          <table:table-cell table:style-name="ce127" table:formula="of:=[.A138]*[.$A$3]+[.$B$3]" office:value-type="float" office:value="44.6" calcext:value-type="float">
            <text:p>44.60</text:p>
          </table:table-cell>
          <table:table-cell/>
          <table:table-cell table:style-name="ce63" table:formula="of:=[.D137]-[.I137]" office:value-type="float" office:value="1.80009197828196" calcext:value-type="float">
            <text:p>1.80</text:p>
          </table:table-cell>
          <table:table-cell table:style-name="ce63" table:formula="of:=[.J137]" office:value-type="float" office:value="31.9994122348618" calcext:value-type="float">
            <text:p>32.00</text:p>
          </table:table-cell>
          <table:table-cell table:style-name="ce122" table:formula="of:=[.A138]*[.D138]+[.E138]" office:value-type="float" office:value="44.6000560828355" calcext:value-type="float">
            <text:p>44.6</text:p>
          </table:table-cell>
          <table:table-cell table:style-name="ce12"/>
          <table:table-cell table:style-name="ce47" table:formula="of:=[.F138]-[.B138]" office:value-type="float" office:value="0.000056082835520499" calcext:value-type="float">
            <text:p>5.61E-05</text:p>
          </table:table-cell>
          <table:table-cell table:style-name="ce132" table:formula="of:=[.$K$5]*[.H138]*[.A138]" office:value-type="float" office:value="0.0000235547909186096" calcext:value-type="float">
            <text:p>0.00002355</text:p>
          </table:table-cell>
          <table:table-cell table:style-name="ce101" table:formula="of:=[.B138]-[.A138]*[.D138]" office:value-type="float" office:value="31.9993561520263" calcext:value-type="float">
            <text:p>32.00</text:p>
          </table:table-cell>
          <table:table-cell/>
          <table:table-cell table:style-name="ce146" table:formula="of:=ABS([.H138])" office:value-type="float" office:value="0.000056082835520499" calcext:value-type="float">
            <text:p>5.6082835520499E-05</text:p>
          </table:table-cell>
          <table:table-cell table:number-columns-repeated="6"/>
        </table:table-row>
        <table:table-row table:style-name="ro3">
          <table:table-cell table:style-name="ce125" office:value-type="float" office:value="8" calcext:value-type="float">
            <text:p>8</text:p>
          </table:table-cell>
          <table:table-cell table:style-name="ce127" table:formula="of:=[.A139]*[.$A$3]+[.$B$3]" office:value-type="float" office:value="46.4" calcext:value-type="float">
            <text:p>46.40</text:p>
          </table:table-cell>
          <table:table-cell/>
          <table:table-cell table:style-name="ce63" table:formula="of:=[.D138]-[.I138]" office:value-type="float" office:value="1.80006842349104" calcext:value-type="float">
            <text:p>1.80</text:p>
          </table:table-cell>
          <table:table-cell table:style-name="ce63" table:formula="of:=[.J138]" office:value-type="float" office:value="31.9993561520263" calcext:value-type="float">
            <text:p>32.00</text:p>
          </table:table-cell>
          <table:table-cell table:style-name="ce122" table:formula="of:=[.A139]*[.D139]+[.E139]" office:value-type="float" office:value="46.3999035399546" calcext:value-type="float">
            <text:p>46.4</text:p>
          </table:table-cell>
          <table:table-cell table:style-name="ce12"/>
          <table:table-cell table:style-name="ce47" table:formula="of:=[.F139]-[.B139]" office:value-type="float" office:value="-0.0000964600453841058" calcext:value-type="float">
            <text:p>-9.65E-05</text:p>
          </table:table-cell>
          <table:table-cell table:style-name="ce132" table:formula="of:=[.$K$5]*[.H139]*[.A139]" office:value-type="float" office:value="-0.0000463008217843708" calcext:value-type="float">
            <text:p>-0.00004630</text:p>
          </table:table-cell>
          <table:table-cell table:style-name="ce101" table:formula="of:=[.B139]-[.A139]*[.D139]" office:value-type="float" office:value="31.9994526120717" calcext:value-type="float">
            <text:p>32.00</text:p>
          </table:table-cell>
          <table:table-cell/>
          <table:table-cell table:style-name="ce146" table:formula="of:=ABS([.H139])" office:value-type="float" office:value="0.0000964600453841058" calcext:value-type="float">
            <text:p>9.64600453841058E-05</text:p>
          </table:table-cell>
          <table:table-cell table:number-columns-repeated="6"/>
        </table:table-row>
        <table:table-row table:style-name="ro3">
          <table:table-cell table:style-name="ce143" office:value-type="float" office:value="1" calcext:value-type="float">
            <text:p>1</text:p>
          </table:table-cell>
          <table:table-cell table:style-name="ce147" table:formula="of:=[.A140]*[.$A$3]+[.$B$3]" office:value-type="float" office:value="33.8" calcext:value-type="float">
            <text:p>33.80</text:p>
          </table:table-cell>
          <table:table-cell/>
          <table:table-cell table:style-name="ce63" table:formula="of:=[.D139]-[.I139]" office:value-type="float" office:value="1.80011472431283" calcext:value-type="float">
            <text:p>1.80</text:p>
          </table:table-cell>
          <table:table-cell table:style-name="ce63" table:formula="of:=[.J139]" office:value-type="float" office:value="31.9994526120717" calcext:value-type="float">
            <text:p>32.00</text:p>
          </table:table-cell>
          <table:table-cell table:style-name="ce122" table:formula="of:=[.A140]*[.D140]+[.E140]" office:value-type="float" office:value="33.7995673363845" calcext:value-type="float">
            <text:p>33.8</text:p>
          </table:table-cell>
          <table:table-cell table:style-name="ce12"/>
          <table:table-cell table:style-name="ce47" table:formula="of:=[.F140]-[.B140]" office:value-type="float" office:value="-0.000432663615498541" calcext:value-type="float">
            <text:p>-4.33E-04</text:p>
          </table:table-cell>
          <table:table-cell table:style-name="ce132" table:formula="of:=[.$K$5]*[.H140]*[.A140]" office:value-type="float" office:value="-0.0000259598169299124" calcext:value-type="float">
            <text:p>-0.00002596</text:p>
          </table:table-cell>
          <table:table-cell table:style-name="ce101" table:formula="of:=[.B140]-[.A140]*[.D140]" office:value-type="float" office:value="31.9998852756872" calcext:value-type="float">
            <text:p>32.00</text:p>
          </table:table-cell>
          <table:table-cell/>
          <table:table-cell table:style-name="ce146" table:formula="of:=ABS([.H140])" office:value-type="float" office:value="0.000432663615498541" calcext:value-type="float">
            <text:p>0.000432663615499</text:p>
          </table:table-cell>
          <table:table-cell table:number-columns-repeated="6"/>
        </table:table-row>
        <table:table-row table:style-name="ro3">
          <table:table-cell table:style-name="ce143" office:value-type="float" office:value="2" calcext:value-type="float">
            <text:p>2</text:p>
          </table:table-cell>
          <table:table-cell table:style-name="ce147" table:formula="of:=[.A141]*[.$A$3]+[.$B$3]" office:value-type="float" office:value="35.6" calcext:value-type="float">
            <text:p>35.60</text:p>
          </table:table-cell>
          <table:table-cell/>
          <table:table-cell table:style-name="ce63" table:formula="of:=[.D140]-[.I140]" office:value-type="float" office:value="1.80014068412975" calcext:value-type="float">
            <text:p>1.80</text:p>
          </table:table-cell>
          <table:table-cell table:style-name="ce63" table:formula="of:=[.J140]" office:value-type="float" office:value="31.9998852756872" calcext:value-type="float">
            <text:p>32.00</text:p>
          </table:table-cell>
          <table:table-cell table:style-name="ce122" table:formula="of:=[.A141]*[.D141]+[.E141]" office:value-type="float" office:value="35.6001666439467" calcext:value-type="float">
            <text:p>35.6</text:p>
          </table:table-cell>
          <table:table-cell table:style-name="ce12"/>
          <table:table-cell table:style-name="ce47" table:formula="of:=[.F141]-[.B141]" office:value-type="float" office:value="0.00016664394668453" calcext:value-type="float">
            <text:p>1.67E-04</text:p>
          </table:table-cell>
          <table:table-cell table:style-name="ce132" table:formula="of:=[.$K$5]*[.H141]*[.A141]" office:value-type="float" office:value="0.0000199972736021437" calcext:value-type="float">
            <text:p>0.00002000</text:p>
          </table:table-cell>
          <table:table-cell table:style-name="ce101" table:formula="of:=[.B141]-[.A141]*[.D141]" office:value-type="float" office:value="31.9997186317405" calcext:value-type="float">
            <text:p>32.00</text:p>
          </table:table-cell>
          <table:table-cell/>
          <table:table-cell table:style-name="ce146" table:formula="of:=ABS([.H141])" office:value-type="float" office:value="0.00016664394668453" calcext:value-type="float">
            <text:p>0.000166643946685</text:p>
          </table:table-cell>
          <table:table-cell table:number-columns-repeated="6"/>
        </table:table-row>
        <table:table-row table:style-name="ro3">
          <table:table-cell table:style-name="ce143" office:value-type="float" office:value="3" calcext:value-type="float">
            <text:p>3</text:p>
          </table:table-cell>
          <table:table-cell table:style-name="ce147" table:formula="of:=[.A142]*[.$A$3]+[.$B$3]" office:value-type="float" office:value="37.4" calcext:value-type="float">
            <text:p>37.40</text:p>
          </table:table-cell>
          <table:table-cell/>
          <table:table-cell table:style-name="ce63" table:formula="of:=[.D141]-[.I141]" office:value-type="float" office:value="1.80012068685615" calcext:value-type="float">
            <text:p>1.80</text:p>
          </table:table-cell>
          <table:table-cell table:style-name="ce63" table:formula="of:=[.J141]" office:value-type="float" office:value="31.9997186317405" calcext:value-type="float">
            <text:p>32.00</text:p>
          </table:table-cell>
          <table:table-cell table:style-name="ce122" table:formula="of:=[.A142]*[.D142]+[.E142]" office:value-type="float" office:value="37.4000806923089" calcext:value-type="float">
            <text:p>37.4</text:p>
          </table:table-cell>
          <table:table-cell table:style-name="ce12"/>
          <table:table-cell table:style-name="ce47" table:formula="of:=[.F142]-[.B142]" office:value-type="float" office:value="0.0000806923089484712" calcext:value-type="float">
            <text:p>8.07E-05</text:p>
          </table:table-cell>
          <table:table-cell table:style-name="ce132" table:formula="of:=[.$K$5]*[.H142]*[.A142]" office:value-type="float" office:value="0.0000145246156107248" calcext:value-type="float">
            <text:p>0.00001452</text:p>
          </table:table-cell>
          <table:table-cell table:style-name="ce101" table:formula="of:=[.B142]-[.A142]*[.D142]" office:value-type="float" office:value="31.9996379394315" calcext:value-type="float">
            <text:p>32.00</text:p>
          </table:table-cell>
          <table:table-cell/>
          <table:table-cell table:style-name="ce146" table:formula="of:=ABS([.H142])" office:value-type="float" office:value="0.0000806923089484712" calcext:value-type="float">
            <text:p>8.06923089484712E-05</text:p>
          </table:table-cell>
          <table:table-cell table:number-columns-repeated="6"/>
        </table:table-row>
        <table:table-row table:style-name="ro3">
          <table:table-cell table:style-name="ce143" office:value-type="float" office:value="4" calcext:value-type="float">
            <text:p>4</text:p>
          </table:table-cell>
          <table:table-cell table:style-name="ce147" table:formula="of:=[.A143]*[.$A$3]+[.$B$3]" office:value-type="float" office:value="39.2" calcext:value-type="float">
            <text:p>39.20</text:p>
          </table:table-cell>
          <table:table-cell/>
          <table:table-cell table:style-name="ce63" table:formula="of:=[.D142]-[.I142]" office:value-type="float" office:value="1.80010616224054" calcext:value-type="float">
            <text:p>1.80</text:p>
          </table:table-cell>
          <table:table-cell table:style-name="ce63" table:formula="of:=[.J142]" office:value-type="float" office:value="31.9996379394315" calcext:value-type="float">
            <text:p>32.00</text:p>
          </table:table-cell>
          <table:table-cell table:style-name="ce122" table:formula="of:=[.A143]*[.D143]+[.E143]" office:value-type="float" office:value="39.2000625883937" calcext:value-type="float">
            <text:p>39.2</text:p>
          </table:table-cell>
          <table:table-cell table:style-name="ce12"/>
          <table:table-cell table:style-name="ce47" table:formula="of:=[.F143]-[.B143]" office:value-type="float" office:value="0.0000625883937033222" calcext:value-type="float">
            <text:p>6.26E-05</text:p>
          </table:table-cell>
          <table:table-cell table:style-name="ce132" table:formula="of:=[.$K$5]*[.H143]*[.A143]" office:value-type="float" office:value="0.0000150212144887973" calcext:value-type="float">
            <text:p>0.00001502</text:p>
          </table:table-cell>
          <table:table-cell table:style-name="ce101" table:formula="of:=[.B143]-[.A143]*[.D143]" office:value-type="float" office:value="31.9995753510378" calcext:value-type="float">
            <text:p>32.00</text:p>
          </table:table-cell>
          <table:table-cell/>
          <table:table-cell table:style-name="ce146" table:formula="of:=ABS([.H143])" office:value-type="float" office:value="0.0000625883937033222" calcext:value-type="float">
            <text:p>6.25883937033222E-05</text:p>
          </table:table-cell>
          <table:table-cell table:number-columns-repeated="6"/>
        </table:table-row>
        <table:table-row table:style-name="ro3">
          <table:table-cell table:style-name="ce143" office:value-type="float" office:value="5" calcext:value-type="float">
            <text:p>5</text:p>
          </table:table-cell>
          <table:table-cell table:style-name="ce147" table:formula="of:=[.A144]*[.$A$3]+[.$B$3]" office:value-type="float" office:value="41" calcext:value-type="float">
            <text:p>41.00</text:p>
          </table:table-cell>
          <table:table-cell/>
          <table:table-cell table:style-name="ce63" table:formula="of:=[.D143]-[.I143]" office:value-type="float" office:value="1.80009114102605" calcext:value-type="float">
            <text:p>1.80</text:p>
          </table:table-cell>
          <table:table-cell table:style-name="ce63" table:formula="of:=[.J143]" office:value-type="float" office:value="31.9995753510378" calcext:value-type="float">
            <text:p>32.00</text:p>
          </table:table-cell>
          <table:table-cell table:style-name="ce122" table:formula="of:=[.A144]*[.D144]+[.E144]" office:value-type="float" office:value="41.0000310561681" calcext:value-type="float">
            <text:p>41.0</text:p>
          </table:table-cell>
          <table:table-cell table:style-name="ce12"/>
          <table:table-cell table:style-name="ce47" table:formula="of:=[.F144]-[.B144]" office:value-type="float" office:value="0.0000310561680976207" calcext:value-type="float">
            <text:p>3.11E-05</text:p>
          </table:table-cell>
          <table:table-cell table:style-name="ce132" table:formula="of:=[.$K$5]*[.H144]*[.A144]" office:value-type="float" office:value="0.00000931685042928621" calcext:value-type="float">
            <text:p>0.00000932</text:p>
          </table:table-cell>
          <table:table-cell table:style-name="ce101" table:formula="of:=[.B144]-[.A144]*[.D144]" office:value-type="float" office:value="31.9995442948697" calcext:value-type="float">
            <text:p>32.00</text:p>
          </table:table-cell>
          <table:table-cell/>
          <table:table-cell table:style-name="ce146" table:formula="of:=ABS([.H144])" office:value-type="float" office:value="0.0000310561680976207" calcext:value-type="float">
            <text:p>3.10561680976207E-05</text:p>
          </table:table-cell>
          <table:table-cell table:number-columns-repeated="6"/>
        </table:table-row>
        <table:table-row table:style-name="ro3">
          <table:table-cell table:style-name="ce143" office:value-type="float" office:value="6" calcext:value-type="float">
            <text:p>6</text:p>
          </table:table-cell>
          <table:table-cell table:style-name="ce147" table:formula="of:=[.A145]*[.$A$3]+[.$B$3]" office:value-type="float" office:value="42.8" calcext:value-type="float">
            <text:p>42.80</text:p>
          </table:table-cell>
          <table:table-cell/>
          <table:table-cell table:style-name="ce63" table:formula="of:=[.D144]-[.I144]" office:value-type="float" office:value="1.80008182417562" calcext:value-type="float">
            <text:p>1.80</text:p>
          </table:table-cell>
          <table:table-cell table:style-name="ce63" table:formula="of:=[.J144]" office:value-type="float" office:value="31.9995442948697" calcext:value-type="float">
            <text:p>32.00</text:p>
          </table:table-cell>
          <table:table-cell table:style-name="ce122" table:formula="of:=[.A145]*[.D145]+[.E145]" office:value-type="float" office:value="42.8000352399235" calcext:value-type="float">
            <text:p>42.8</text:p>
          </table:table-cell>
          <table:table-cell table:style-name="ce12"/>
          <table:table-cell table:style-name="ce47" table:formula="of:=[.F145]-[.B145]" office:value-type="float" office:value="0.0000352399234770928" calcext:value-type="float">
            <text:p>3.52E-05</text:p>
          </table:table-cell>
          <table:table-cell table:style-name="ce132" table:formula="of:=[.$K$5]*[.H145]*[.A145]" office:value-type="float" office:value="0.0000126863724517534" calcext:value-type="float">
            <text:p>0.00001269</text:p>
          </table:table-cell>
          <table:table-cell table:style-name="ce101" table:formula="of:=[.B145]-[.A145]*[.D145]" office:value-type="float" office:value="31.9995090549463" calcext:value-type="float">
            <text:p>32.00</text:p>
          </table:table-cell>
          <table:table-cell/>
          <table:table-cell table:style-name="ce146" table:formula="of:=ABS([.H145])" office:value-type="float" office:value="0.0000352399234770928" calcext:value-type="float">
            <text:p>3.52399234770928E-05</text:p>
          </table:table-cell>
          <table:table-cell table:number-columns-repeated="6"/>
        </table:table-row>
        <table:table-row table:style-name="ro3">
          <table:table-cell table:style-name="ce143" office:value-type="float" office:value="7" calcext:value-type="float">
            <text:p>7</text:p>
          </table:table-cell>
          <table:table-cell table:style-name="ce147" table:formula="of:=[.A146]*[.$A$3]+[.$B$3]" office:value-type="float" office:value="44.6" calcext:value-type="float">
            <text:p>44.60</text:p>
          </table:table-cell>
          <table:table-cell/>
          <table:table-cell table:style-name="ce63" table:formula="of:=[.D145]-[.I145]" office:value-type="float" office:value="1.80006913780317" calcext:value-type="float">
            <text:p>1.80</text:p>
          </table:table-cell>
          <table:table-cell table:style-name="ce63" table:formula="of:=[.J145]" office:value-type="float" office:value="31.9995090549463" calcext:value-type="float">
            <text:p>32.00</text:p>
          </table:table-cell>
          <table:table-cell table:style-name="ce122" table:formula="of:=[.A146]*[.D146]+[.E146]" office:value-type="float" office:value="44.5999930195685" calcext:value-type="float">
            <text:p>44.6</text:p>
          </table:table-cell>
          <table:table-cell table:style-name="ce12"/>
          <table:table-cell table:style-name="ce47" table:formula="of:=[.F146]-[.B146]" office:value-type="float" office:value="-0.00000698043154301331" calcext:value-type="float">
            <text:p>-6.98E-06</text:p>
          </table:table-cell>
          <table:table-cell table:style-name="ce132" table:formula="of:=[.$K$5]*[.H146]*[.A146]" office:value-type="float" office:value="-0.00000293178124806559" calcext:value-type="float">
            <text:p>-0.00000293</text:p>
          </table:table-cell>
          <table:table-cell table:style-name="ce101" table:formula="of:=[.B146]-[.A146]*[.D146]" office:value-type="float" office:value="31.9995160353778" calcext:value-type="float">
            <text:p>32.00</text:p>
          </table:table-cell>
          <table:table-cell/>
          <table:table-cell table:style-name="ce146" table:formula="of:=ABS([.H146])" office:value-type="float" office:value="0.00000698043154301331" calcext:value-type="float">
            <text:p>6.98043154301331E-06</text:p>
          </table:table-cell>
          <table:table-cell table:number-columns-repeated="6"/>
        </table:table-row>
        <table:table-row table:style-name="ro3">
          <table:table-cell table:style-name="ce143" office:value-type="float" office:value="8" calcext:value-type="float">
            <text:p>8</text:p>
          </table:table-cell>
          <table:table-cell table:style-name="ce147" table:formula="of:=[.A147]*[.$A$3]+[.$B$3]" office:value-type="float" office:value="46.4" calcext:value-type="float">
            <text:p>46.40</text:p>
          </table:table-cell>
          <table:table-cell/>
          <table:table-cell table:style-name="ce63" table:formula="of:=[.D146]-[.I146]" office:value-type="float" office:value="1.80007206958442" calcext:value-type="float">
            <text:p>1.80</text:p>
          </table:table-cell>
          <table:table-cell table:style-name="ce63" table:formula="of:=[.J146]" office:value-type="float" office:value="31.9995160353778" calcext:value-type="float">
            <text:p>32.00</text:p>
          </table:table-cell>
          <table:table-cell table:style-name="ce122" table:formula="of:=[.A147]*[.D147]+[.E147]" office:value-type="float" office:value="46.4000925920532" calcext:value-type="float">
            <text:p>46.4</text:p>
          </table:table-cell>
          <table:table-cell table:style-name="ce12"/>
          <table:table-cell table:style-name="ce47" table:formula="of:=[.F147]-[.B147]" office:value-type="float" office:value="0.0000925920531571478" calcext:value-type="float">
            <text:p>9.26E-05</text:p>
          </table:table-cell>
          <table:table-cell table:style-name="ce132" table:formula="of:=[.$K$5]*[.H147]*[.A147]" office:value-type="float" office:value="0.0000444441855154309" calcext:value-type="float">
            <text:p>0.00004444</text:p>
          </table:table-cell>
          <table:table-cell table:style-name="ce101" table:formula="of:=[.B147]-[.A147]*[.D147]" office:value-type="float" office:value="31.9994234433246" calcext:value-type="float">
            <text:p>32.00</text:p>
          </table:table-cell>
          <table:table-cell/>
          <table:table-cell table:style-name="ce146" table:formula="of:=ABS([.H147])" office:value-type="float" office:value="0.0000925920531571478" calcext:value-type="float">
            <text:p>9.25920531571478E-05</text:p>
          </table:table-cell>
          <table:table-cell table:number-columns-repeated="6"/>
        </table:table-row>
        <table:table-row table:style-name="ro3">
          <table:table-cell table:style-name="ce125" office:value-type="float" office:value="1" calcext:value-type="float">
            <text:p>1</text:p>
          </table:table-cell>
          <table:table-cell table:style-name="ce127" table:formula="of:=[.A148]*[.$A$3]+[.$B$3]" office:value-type="float" office:value="33.8" calcext:value-type="float">
            <text:p>33.80</text:p>
          </table:table-cell>
          <table:table-cell/>
          <table:table-cell table:style-name="ce63" table:formula="of:=[.D147]-[.I147]" office:value-type="float" office:value="1.8000276253989" calcext:value-type="float">
            <text:p>1.80</text:p>
          </table:table-cell>
          <table:table-cell table:style-name="ce63" table:formula="of:=[.J147]" office:value-type="float" office:value="31.9994234433246" calcext:value-type="float">
            <text:p>32.00</text:p>
          </table:table-cell>
          <table:table-cell table:style-name="ce122" table:formula="of:=[.A148]*[.D148]+[.E148]" office:value-type="float" office:value="33.7994510687235" calcext:value-type="float">
            <text:p>33.8</text:p>
          </table:table-cell>
          <table:table-cell table:style-name="ce12"/>
          <table:table-cell table:style-name="ce47" table:formula="of:=[.F148]-[.B148]" office:value-type="float" office:value="-0.000548931276455278" calcext:value-type="float">
            <text:p>-5.49E-04</text:p>
          </table:table-cell>
          <table:table-cell table:style-name="ce132" table:formula="of:=[.$K$5]*[.H148]*[.A148]" office:value-type="float" office:value="-0.0000329358765873167" calcext:value-type="float">
            <text:p>-0.00003294</text:p>
          </table:table-cell>
          <table:table-cell table:style-name="ce101" table:formula="of:=[.B148]-[.A148]*[.D148]" office:value-type="float" office:value="31.9999723746011" calcext:value-type="float">
            <text:p>32.00</text:p>
          </table:table-cell>
          <table:table-cell/>
          <table:table-cell table:style-name="ce146" table:formula="of:=ABS([.H148])" office:value-type="float" office:value="0.000548931276455278" calcext:value-type="float">
            <text:p>0.000548931276455</text:p>
          </table:table-cell>
          <table:table-cell table:number-columns-repeated="6"/>
        </table:table-row>
        <table:table-row table:style-name="ro3">
          <table:table-cell table:style-name="ce125" office:value-type="float" office:value="2" calcext:value-type="float">
            <text:p>2</text:p>
          </table:table-cell>
          <table:table-cell table:style-name="ce127" table:formula="of:=[.A149]*[.$A$3]+[.$B$3]" office:value-type="float" office:value="35.6" calcext:value-type="float">
            <text:p>35.60</text:p>
          </table:table-cell>
          <table:table-cell/>
          <table:table-cell table:style-name="ce63" table:formula="of:=[.D148]-[.I148]" office:value-type="float" office:value="1.80006056127549" calcext:value-type="float">
            <text:p>1.80</text:p>
          </table:table-cell>
          <table:table-cell table:style-name="ce63" table:formula="of:=[.J148]" office:value-type="float" office:value="31.9999723746011" calcext:value-type="float">
            <text:p>32.00</text:p>
          </table:table-cell>
          <table:table-cell table:style-name="ce122" table:formula="of:=[.A149]*[.D149]+[.E149]" office:value-type="float" office:value="35.6000934971521" calcext:value-type="float">
            <text:p>35.6</text:p>
          </table:table-cell>
          <table:table-cell table:style-name="ce12"/>
          <table:table-cell table:style-name="ce47" table:formula="of:=[.F149]-[.B149]" office:value-type="float" office:value="0.0000934971520791805" calcext:value-type="float">
            <text:p>9.35E-05</text:p>
          </table:table-cell>
          <table:table-cell table:style-name="ce132" table:formula="of:=[.$K$5]*[.H149]*[.A149]" office:value-type="float" office:value="0.0000112196582495017" calcext:value-type="float">
            <text:p>0.00001122</text:p>
          </table:table-cell>
          <table:table-cell table:style-name="ce101" table:formula="of:=[.B149]-[.A149]*[.D149]" office:value-type="float" office:value="31.999878877449" calcext:value-type="float">
            <text:p>32.00</text:p>
          </table:table-cell>
          <table:table-cell/>
          <table:table-cell table:style-name="ce146" table:formula="of:=ABS([.H149])" office:value-type="float" office:value="0.0000934971520791805" calcext:value-type="float">
            <text:p>9.34971520791805E-05</text:p>
          </table:table-cell>
          <table:table-cell table:number-columns-repeated="6"/>
        </table:table-row>
        <table:table-row table:style-name="ro3">
          <table:table-cell table:style-name="ce125" office:value-type="float" office:value="3" calcext:value-type="float">
            <text:p>3</text:p>
          </table:table-cell>
          <table:table-cell table:style-name="ce127" table:formula="of:=[.A150]*[.$A$3]+[.$B$3]" office:value-type="float" office:value="37.4" calcext:value-type="float">
            <text:p>37.40</text:p>
          </table:table-cell>
          <table:table-cell/>
          <table:table-cell table:style-name="ce63" table:formula="of:=[.D149]-[.I149]" office:value-type="float" office:value="1.80004934161724" calcext:value-type="float">
            <text:p>1.80</text:p>
          </table:table-cell>
          <table:table-cell table:style-name="ce63" table:formula="of:=[.J149]" office:value-type="float" office:value="31.999878877449" calcext:value-type="float">
            <text:p>32.00</text:p>
          </table:table-cell>
          <table:table-cell table:style-name="ce122" table:formula="of:=[.A150]*[.D150]+[.E150]" office:value-type="float" office:value="37.4000269023007" calcext:value-type="float">
            <text:p>37.4</text:p>
          </table:table-cell>
          <table:table-cell table:style-name="ce12"/>
          <table:table-cell table:style-name="ce47" table:formula="of:=[.F150]-[.B150]" office:value-type="float" office:value="0.000026902300746201" calcext:value-type="float">
            <text:p>2.69E-05</text:p>
          </table:table-cell>
          <table:table-cell table:style-name="ce132" table:formula="of:=[.$K$5]*[.H150]*[.A150]" office:value-type="float" office:value="0.00000484241413431619" calcext:value-type="float">
            <text:p>0.00000484</text:p>
          </table:table-cell>
          <table:table-cell table:style-name="ce101" table:formula="of:=[.B150]-[.A150]*[.D150]" office:value-type="float" office:value="31.9998519751483" calcext:value-type="float">
            <text:p>32.00</text:p>
          </table:table-cell>
          <table:table-cell/>
          <table:table-cell table:style-name="ce146" table:formula="of:=ABS([.H150])" office:value-type="float" office:value="0.000026902300746201" calcext:value-type="float">
            <text:p>2.6902300746201E-05</text:p>
          </table:table-cell>
          <table:table-cell table:number-columns-repeated="6"/>
        </table:table-row>
        <table:table-row table:style-name="ro3">
          <table:table-cell table:style-name="ce125" office:value-type="float" office:value="4" calcext:value-type="float">
            <text:p>4</text:p>
          </table:table-cell>
          <table:table-cell table:style-name="ce127" table:formula="of:=[.A151]*[.$A$3]+[.$B$3]" office:value-type="float" office:value="39.2" calcext:value-type="float">
            <text:p>39.20</text:p>
          </table:table-cell>
          <table:table-cell/>
          <table:table-cell table:style-name="ce63" table:formula="of:=[.D150]-[.I150]" office:value-type="float" office:value="1.80004449920311" calcext:value-type="float">
            <text:p>1.80</text:p>
          </table:table-cell>
          <table:table-cell table:style-name="ce63" table:formula="of:=[.J150]" office:value-type="float" office:value="31.9998519751483" calcext:value-type="float">
            <text:p>32.00</text:p>
          </table:table-cell>
          <table:table-cell table:style-name="ce122" table:formula="of:=[.A151]*[.D151]+[.E151]" office:value-type="float" office:value="39.2000299719607" calcext:value-type="float">
            <text:p>39.2</text:p>
          </table:table-cell>
          <table:table-cell table:style-name="ce12"/>
          <table:table-cell table:style-name="ce47" table:formula="of:=[.F151]-[.B151]" office:value-type="float" office:value="0.0000299719606999815" calcext:value-type="float">
            <text:p>3.00E-05</text:p>
          </table:table-cell>
          <table:table-cell table:style-name="ce132" table:formula="of:=[.$K$5]*[.H151]*[.A151]" office:value-type="float" office:value="0.00000719327056799557" calcext:value-type="float">
            <text:p>0.00000719</text:p>
          </table:table-cell>
          <table:table-cell table:style-name="ce101" table:formula="of:=[.B151]-[.A151]*[.D151]" office:value-type="float" office:value="31.9998220031876" calcext:value-type="float">
            <text:p>32.00</text:p>
          </table:table-cell>
          <table:table-cell/>
          <table:table-cell table:style-name="ce146" table:formula="of:=ABS([.H151])" office:value-type="float" office:value="0.0000299719606999815" calcext:value-type="float">
            <text:p>2.99719606999815E-05</text:p>
          </table:table-cell>
          <table:table-cell table:number-columns-repeated="6"/>
        </table:table-row>
        <table:table-row table:style-name="ro3">
          <table:table-cell table:style-name="ce125" office:value-type="float" office:value="5" calcext:value-type="float">
            <text:p>5</text:p>
          </table:table-cell>
          <table:table-cell table:style-name="ce127" table:formula="of:=[.A152]*[.$A$3]+[.$B$3]" office:value-type="float" office:value="41" calcext:value-type="float">
            <text:p>41.00</text:p>
          </table:table-cell>
          <table:table-cell/>
          <table:table-cell table:style-name="ce63" table:formula="of:=[.D151]-[.I151]" office:value-type="float" office:value="1.80003730593254" calcext:value-type="float">
            <text:p>1.80</text:p>
          </table:table-cell>
          <table:table-cell table:style-name="ce63" table:formula="of:=[.J151]" office:value-type="float" office:value="31.9998220031876" calcext:value-type="float">
            <text:p>32.00</text:p>
          </table:table-cell>
          <table:table-cell table:style-name="ce122" table:formula="of:=[.A152]*[.D152]+[.E152]" office:value-type="float" office:value="41.0000085328503" calcext:value-type="float">
            <text:p>41.0</text:p>
          </table:table-cell>
          <table:table-cell table:style-name="ce12"/>
          <table:table-cell table:style-name="ce47" table:formula="of:=[.F152]-[.B152]" office:value-type="float" office:value="0.00000853285027346828" calcext:value-type="float">
            <text:p>8.53E-06</text:p>
          </table:table-cell>
          <table:table-cell table:style-name="ce132" table:formula="of:=[.$K$5]*[.H152]*[.A152]" office:value-type="float" office:value="0.00000255985508204048" calcext:value-type="float">
            <text:p>0.00000256</text:p>
          </table:table-cell>
          <table:table-cell table:style-name="ce101" table:formula="of:=[.B152]-[.A152]*[.D152]" office:value-type="float" office:value="31.9998134703373" calcext:value-type="float">
            <text:p>32.00</text:p>
          </table:table-cell>
          <table:table-cell/>
          <table:table-cell table:style-name="ce146" table:formula="of:=ABS([.H152])" office:value-type="float" office:value="0.00000853285027346828" calcext:value-type="float">
            <text:p>8.53285027346828E-06</text:p>
          </table:table-cell>
          <table:table-cell table:number-columns-repeated="6"/>
        </table:table-row>
        <table:table-row table:style-name="ro3">
          <table:table-cell table:style-name="ce125" office:value-type="float" office:value="6" calcext:value-type="float">
            <text:p>6</text:p>
          </table:table-cell>
          <table:table-cell table:style-name="ce127" table:formula="of:=[.A153]*[.$A$3]+[.$B$3]" office:value-type="float" office:value="42.8" calcext:value-type="float">
            <text:p>42.80</text:p>
          </table:table-cell>
          <table:table-cell/>
          <table:table-cell table:style-name="ce63" table:formula="of:=[.D152]-[.I152]" office:value-type="float" office:value="1.80003474607746" calcext:value-type="float">
            <text:p>1.80</text:p>
          </table:table-cell>
          <table:table-cell table:style-name="ce63" table:formula="of:=[.J152]" office:value-type="float" office:value="31.9998134703373" calcext:value-type="float">
            <text:p>32.00</text:p>
          </table:table-cell>
          <table:table-cell table:style-name="ce122" table:formula="of:=[.A153]*[.D153]+[.E153]" office:value-type="float" office:value="42.8000219468021" calcext:value-type="float">
            <text:p>42.8</text:p>
          </table:table-cell>
          <table:table-cell table:style-name="ce12"/>
          <table:table-cell table:style-name="ce47" table:formula="of:=[.F153]-[.B153]" office:value-type="float" office:value="0.0000219468020503655" calcext:value-type="float">
            <text:p>2.19E-05</text:p>
          </table:table-cell>
          <table:table-cell table:style-name="ce132" table:formula="of:=[.$K$5]*[.H153]*[.A153]" office:value-type="float" office:value="0.00000790084873813157" calcext:value-type="float">
            <text:p>0.00000790</text:p>
          </table:table-cell>
          <table:table-cell table:style-name="ce101" table:formula="of:=[.B153]-[.A153]*[.D153]" office:value-type="float" office:value="31.9997915235352" calcext:value-type="float">
            <text:p>32.00</text:p>
          </table:table-cell>
          <table:table-cell/>
          <table:table-cell table:style-name="ce146" table:formula="of:=ABS([.H153])" office:value-type="float" office:value="0.0000219468020503655" calcext:value-type="float">
            <text:p>2.19468020503655E-05</text:p>
          </table:table-cell>
          <table:table-cell table:number-columns-repeated="6"/>
        </table:table-row>
        <table:table-row table:style-name="ro3">
          <table:table-cell table:style-name="ce125" office:value-type="float" office:value="7" calcext:value-type="float">
            <text:p>7</text:p>
          </table:table-cell>
          <table:table-cell table:style-name="ce127" table:formula="of:=[.A154]*[.$A$3]+[.$B$3]" office:value-type="float" office:value="44.6" calcext:value-type="float">
            <text:p>44.60</text:p>
          </table:table-cell>
          <table:table-cell/>
          <table:table-cell table:style-name="ce63" table:formula="of:=[.D153]-[.I153]" office:value-type="float" office:value="1.80002684522872" calcext:value-type="float">
            <text:p>1.80</text:p>
          </table:table-cell>
          <table:table-cell table:style-name="ce63" table:formula="of:=[.J153]" office:value-type="float" office:value="31.9997915235352" calcext:value-type="float">
            <text:p>32.00</text:p>
          </table:table-cell>
          <table:table-cell table:style-name="ce122" table:formula="of:=[.A154]*[.D154]+[.E154]" office:value-type="float" office:value="44.5999794401363" calcext:value-type="float">
            <text:p>44.6</text:p>
          </table:table-cell>
          <table:table-cell table:style-name="ce12"/>
          <table:table-cell table:style-name="ce47" table:formula="of:=[.F154]-[.B154]" office:value-type="float" office:value="-0.0000205598637137427" calcext:value-type="float">
            <text:p>-2.06E-05</text:p>
          </table:table-cell>
          <table:table-cell table:style-name="ce132" table:formula="of:=[.$K$5]*[.H154]*[.A154]" office:value-type="float" office:value="-0.00000863514275977195" calcext:value-type="float">
            <text:p>-0.00000864</text:p>
          </table:table-cell>
          <table:table-cell table:style-name="ce101" table:formula="of:=[.B154]-[.A154]*[.D154]" office:value-type="float" office:value="31.999812083399" calcext:value-type="float">
            <text:p>32.00</text:p>
          </table:table-cell>
          <table:table-cell/>
          <table:table-cell table:style-name="ce146" table:formula="of:=ABS([.H154])" office:value-type="float" office:value="0.0000205598637137427" calcext:value-type="float">
            <text:p>2.05598637137427E-05</text:p>
          </table:table-cell>
          <table:table-cell table:number-columns-repeated="6"/>
        </table:table-row>
        <table:table-row table:style-name="ro3">
          <table:table-cell table:style-name="ce125" office:value-type="float" office:value="8" calcext:value-type="float">
            <text:p>8</text:p>
          </table:table-cell>
          <table:table-cell table:style-name="ce127" table:formula="of:=[.A155]*[.$A$3]+[.$B$3]" office:value-type="float" office:value="46.4" calcext:value-type="float">
            <text:p>46.40</text:p>
          </table:table-cell>
          <table:table-cell/>
          <table:table-cell table:style-name="ce63" table:formula="of:=[.D154]-[.I154]" office:value-type="float" office:value="1.80003548037148" calcext:value-type="float">
            <text:p>1.80</text:p>
          </table:table-cell>
          <table:table-cell table:style-name="ce63" table:formula="of:=[.J154]" office:value-type="float" office:value="31.999812083399" calcext:value-type="float">
            <text:p>32.00</text:p>
          </table:table-cell>
          <table:table-cell table:style-name="ce122" table:formula="of:=[.A155]*[.D155]+[.E155]" office:value-type="float" office:value="46.4000959263708" calcext:value-type="float">
            <text:p>46.4</text:p>
          </table:table-cell>
          <table:table-cell table:style-name="ce12"/>
          <table:table-cell table:style-name="ce47" table:formula="of:=[.F155]-[.B155]" office:value-type="float" office:value="0.0000959263707969171" calcext:value-type="float">
            <text:p>9.59E-05</text:p>
          </table:table-cell>
          <table:table-cell table:style-name="ce132" table:formula="of:=[.$K$5]*[.H155]*[.A155]" office:value-type="float" office:value="0.0000460446579825202" calcext:value-type="float">
            <text:p>0.00004604</text:p>
          </table:table-cell>
          <table:table-cell table:style-name="ce101" table:formula="of:=[.B155]-[.A155]*[.D155]" office:value-type="float" office:value="31.9997161570282" calcext:value-type="float">
            <text:p>32.00</text:p>
          </table:table-cell>
          <table:table-cell/>
          <table:table-cell table:style-name="ce146" table:formula="of:=ABS([.H155])" office:value-type="float" office:value="0.0000959263707969171" calcext:value-type="float">
            <text:p>9.59263707969171E-05</text:p>
          </table:table-cell>
          <table:table-cell table:number-columns-repeated="6"/>
        </table:table-row>
        <table:table-row table:style-name="ro3">
          <table:table-cell table:style-name="ce146" office:value-type="float" office:value="1" calcext:value-type="float">
            <text:p>1</text:p>
          </table:table-cell>
          <table:table-cell table:style-name="ce150" table:formula="of:=[.A156]*[.$A$3]+[.$B$3]" office:value-type="float" office:value="33.8" calcext:value-type="float">
            <text:p>33.80</text:p>
          </table:table-cell>
          <table:table-cell/>
          <table:table-cell table:style-name="ce63" table:formula="of:=[.D155]-[.I155]" office:value-type="float" office:value="1.7999894357135" calcext:value-type="float">
            <text:p>1.80</text:p>
          </table:table-cell>
          <table:table-cell table:style-name="ce63" table:formula="of:=[.J155]" office:value-type="float" office:value="31.9997161570282" calcext:value-type="float">
            <text:p>32.00</text:p>
          </table:table-cell>
          <table:table-cell table:style-name="ce122" table:formula="of:=[.A156]*[.D156]+[.E156]" office:value-type="float" office:value="33.7997055927417" calcext:value-type="float">
            <text:p>33.8</text:p>
          </table:table-cell>
          <table:table-cell table:style-name="ce12"/>
          <table:table-cell table:style-name="ce47" table:formula="of:=[.F156]-[.B156]" office:value-type="float" office:value="-0.000294407258337515" calcext:value-type="float">
            <text:p>-2.94E-04</text:p>
          </table:table-cell>
          <table:table-cell table:style-name="ce132" table:formula="of:=[.$K$5]*[.H156]*[.A156]" office:value-type="float" office:value="-0.0000176644355002509" calcext:value-type="float">
            <text:p>-0.00001766</text:p>
          </table:table-cell>
          <table:table-cell table:style-name="ce101" table:formula="of:=[.B156]-[.A156]*[.D156]" office:value-type="float" office:value="32.0000105642865" calcext:value-type="float">
            <text:p>32.00</text:p>
          </table:table-cell>
          <table:table-cell/>
          <table:table-cell table:style-name="ce146" table:formula="of:=ABS([.H156])" office:value-type="float" office:value="0.000294407258337515" calcext:value-type="float">
            <text:p>0.000294407258338</text:p>
          </table:table-cell>
          <table:table-cell table:number-columns-repeated="6"/>
        </table:table-row>
        <table:table-row table:style-name="ro3">
          <table:table-cell table:style-name="ce146" office:value-type="float" office:value="2" calcext:value-type="float">
            <text:p>2</text:p>
          </table:table-cell>
          <table:table-cell table:style-name="ce150" table:formula="of:=[.A157]*[.$A$3]+[.$B$3]" office:value-type="float" office:value="35.6" calcext:value-type="float">
            <text:p>35.60</text:p>
          </table:table-cell>
          <table:table-cell/>
          <table:table-cell table:style-name="ce63" table:formula="of:=[.D156]-[.I156]" office:value-type="float" office:value="1.800007100149" calcext:value-type="float">
            <text:p>1.80</text:p>
          </table:table-cell>
          <table:table-cell table:style-name="ce63" table:formula="of:=[.J156]" office:value-type="float" office:value="32.0000105642865" calcext:value-type="float">
            <text:p>32.00</text:p>
          </table:table-cell>
          <table:table-cell table:style-name="ce122" table:formula="of:=[.A157]*[.D157]+[.E157]" office:value-type="float" office:value="35.6000247645845" calcext:value-type="float">
            <text:p>35.6</text:p>
          </table:table-cell>
          <table:table-cell table:style-name="ce12"/>
          <table:table-cell table:style-name="ce47" table:formula="of:=[.F157]-[.B157]" office:value-type="float" office:value="0.0000247645844950739" calcext:value-type="float">
            <text:p>2.48E-05</text:p>
          </table:table-cell>
          <table:table-cell table:style-name="ce132" table:formula="of:=[.$K$5]*[.H157]*[.A157]" office:value-type="float" office:value="0.00000297175013940887" calcext:value-type="float">
            <text:p>0.00000297</text:p>
          </table:table-cell>
          <table:table-cell table:style-name="ce101" table:formula="of:=[.B157]-[.A157]*[.D157]" office:value-type="float" office:value="31.999985799702" calcext:value-type="float">
            <text:p>32.00</text:p>
          </table:table-cell>
          <table:table-cell/>
          <table:table-cell table:style-name="ce146" table:formula="of:=ABS([.H157])" office:value-type="float" office:value="0.0000247645844950739" calcext:value-type="float">
            <text:p>2.47645844950739E-05</text:p>
          </table:table-cell>
          <table:table-cell table:number-columns-repeated="6"/>
        </table:table-row>
        <table:table-row table:style-name="ro3">
          <table:table-cell table:style-name="ce146" office:value-type="float" office:value="3" calcext:value-type="float">
            <text:p>3</text:p>
          </table:table-cell>
          <table:table-cell table:style-name="ce150" table:formula="of:=[.A158]*[.$A$3]+[.$B$3]" office:value-type="float" office:value="37.4" calcext:value-type="float">
            <text:p>37.40</text:p>
          </table:table-cell>
          <table:table-cell/>
          <table:table-cell table:style-name="ce63" table:formula="of:=[.D157]-[.I157]" office:value-type="float" office:value="1.80000412839886" calcext:value-type="float">
            <text:p>1.80</text:p>
          </table:table-cell>
          <table:table-cell table:style-name="ce63" table:formula="of:=[.J157]" office:value-type="float" office:value="31.999985799702" calcext:value-type="float">
            <text:p>32.00</text:p>
          </table:table-cell>
          <table:table-cell table:style-name="ce122" table:formula="of:=[.A158]*[.D158]+[.E158]" office:value-type="float" office:value="37.3999981848986" calcext:value-type="float">
            <text:p>37.4</text:p>
          </table:table-cell>
          <table:table-cell table:style-name="ce12"/>
          <table:table-cell table:style-name="ce47" table:formula="of:=[.F158]-[.B158]" office:value-type="float" office:value="-0.00000181510142027719" calcext:value-type="float">
            <text:p>-1.82E-06</text:p>
          </table:table-cell>
          <table:table-cell table:style-name="ce132" table:formula="of:=[.$K$5]*[.H158]*[.A158]" office:value-type="float" office:value="-0.000000326718255649894" calcext:value-type="float">
            <text:p>-0.00000033</text:p>
          </table:table-cell>
          <table:table-cell table:style-name="ce101" table:formula="of:=[.B158]-[.A158]*[.D158]" office:value-type="float" office:value="31.9999876148034" calcext:value-type="float">
            <text:p>32.00</text:p>
          </table:table-cell>
          <table:table-cell/>
          <table:table-cell table:style-name="ce146" table:formula="of:=ABS([.H158])" office:value-type="float" office:value="0.00000181510142027719" calcext:value-type="float">
            <text:p>1.81510142027719E-06</text:p>
          </table:table-cell>
          <table:table-cell table:number-columns-repeated="6"/>
        </table:table-row>
        <table:table-row table:style-name="ro3">
          <table:table-cell table:style-name="ce146" office:value-type="float" office:value="4" calcext:value-type="float">
            <text:p>4</text:p>
          </table:table-cell>
          <table:table-cell table:style-name="ce150" table:formula="of:=[.A159]*[.$A$3]+[.$B$3]" office:value-type="float" office:value="39.2" calcext:value-type="float">
            <text:p>39.20</text:p>
          </table:table-cell>
          <table:table-cell/>
          <table:table-cell table:style-name="ce63" table:formula="of:=[.D158]-[.I158]" office:value-type="float" office:value="1.80000445511711" calcext:value-type="float">
            <text:p>1.80</text:p>
          </table:table-cell>
          <table:table-cell table:style-name="ce63" table:formula="of:=[.J158]" office:value-type="float" office:value="31.9999876148034" calcext:value-type="float">
            <text:p>32.00</text:p>
          </table:table-cell>
          <table:table-cell table:style-name="ce122" table:formula="of:=[.A159]*[.D159]+[.E159]" office:value-type="float" office:value="39.2000054352719" calcext:value-type="float">
            <text:p>39.2</text:p>
          </table:table-cell>
          <table:table-cell table:style-name="ce12"/>
          <table:table-cell table:style-name="ce47" table:formula="of:=[.F159]-[.B159]" office:value-type="float" office:value="0.00000543527187346626" calcext:value-type="float">
            <text:p>5.44E-06</text:p>
          </table:table-cell>
          <table:table-cell table:style-name="ce132" table:formula="of:=[.$K$5]*[.H159]*[.A159]" office:value-type="float" office:value="0.0000013044652496319" calcext:value-type="float">
            <text:p>0.00000130</text:p>
          </table:table-cell>
          <table:table-cell table:style-name="ce101" table:formula="of:=[.B159]-[.A159]*[.D159]" office:value-type="float" office:value="31.9999821795315" calcext:value-type="float">
            <text:p>32.00</text:p>
          </table:table-cell>
          <table:table-cell/>
          <table:table-cell table:style-name="ce146" table:formula="of:=ABS([.H159])" office:value-type="float" office:value="0.00000543527187346626" calcext:value-type="float">
            <text:p>5.43527187346626E-06</text:p>
          </table:table-cell>
          <table:table-cell table:number-columns-repeated="6"/>
        </table:table-row>
        <table:table-row table:style-name="ro3">
          <table:table-cell table:style-name="ce146" office:value-type="float" office:value="5" calcext:value-type="float">
            <text:p>5</text:p>
          </table:table-cell>
          <table:table-cell table:style-name="ce150" table:formula="of:=[.A160]*[.$A$3]+[.$B$3]" office:value-type="float" office:value="41" calcext:value-type="float">
            <text:p>41.00</text:p>
          </table:table-cell>
          <table:table-cell/>
          <table:table-cell table:style-name="ce63" table:formula="of:=[.D159]-[.I159]" office:value-type="float" office:value="1.80000315065186" calcext:value-type="float">
            <text:p>1.80</text:p>
          </table:table-cell>
          <table:table-cell table:style-name="ce63" table:formula="of:=[.J159]" office:value-type="float" office:value="31.9999821795315" calcext:value-type="float">
            <text:p>32.00</text:p>
          </table:table-cell>
          <table:table-cell table:style-name="ce122" table:formula="of:=[.A160]*[.D160]+[.E160]" office:value-type="float" office:value="40.9999979327909" calcext:value-type="float">
            <text:p>41.0</text:p>
          </table:table-cell>
          <table:table-cell table:style-name="ce12"/>
          <table:table-cell table:style-name="ce47" table:formula="of:=[.F160]-[.B160]" office:value-type="float" office:value="-0.00000206720913098479" calcext:value-type="float">
            <text:p>-2.07E-06</text:p>
          </table:table-cell>
          <table:table-cell table:style-name="ce132" table:formula="of:=[.$K$5]*[.H160]*[.A160]" office:value-type="float" office:value="-0.000000620162739295438" calcext:value-type="float">
            <text:p>-0.00000062</text:p>
          </table:table-cell>
          <table:table-cell table:style-name="ce101" table:formula="of:=[.B160]-[.A160]*[.D160]" office:value-type="float" office:value="31.9999842467407" calcext:value-type="float">
            <text:p>32.00</text:p>
          </table:table-cell>
          <table:table-cell/>
          <table:table-cell table:style-name="ce146" table:formula="of:=ABS([.H160])" office:value-type="float" office:value="0.00000206720913098479" calcext:value-type="float">
            <text:p>2.06720913098479E-06</text:p>
          </table:table-cell>
          <table:table-cell table:number-columns-repeated="6"/>
        </table:table-row>
        <table:table-row table:style-name="ro3">
          <table:table-cell table:style-name="ce146" office:value-type="float" office:value="6" calcext:value-type="float">
            <text:p>6</text:p>
          </table:table-cell>
          <table:table-cell table:style-name="ce150" table:formula="of:=[.A161]*[.$A$3]+[.$B$3]" office:value-type="float" office:value="42.8" calcext:value-type="float">
            <text:p>42.80</text:p>
          </table:table-cell>
          <table:table-cell/>
          <table:table-cell table:style-name="ce63" table:formula="of:=[.D160]-[.I160]" office:value-type="float" office:value="1.8000037708146" calcext:value-type="float">
            <text:p>1.80</text:p>
          </table:table-cell>
          <table:table-cell table:style-name="ce63" table:formula="of:=[.J160]" office:value-type="float" office:value="31.9999842467407" calcext:value-type="float">
            <text:p>32.00</text:p>
          </table:table-cell>
          <table:table-cell table:style-name="ce122" table:formula="of:=[.A161]*[.D161]+[.E161]" office:value-type="float" office:value="42.8000068716283" calcext:value-type="float">
            <text:p>42.8</text:p>
          </table:table-cell>
          <table:table-cell table:style-name="ce12"/>
          <table:table-cell table:style-name="ce47" table:formula="of:=[.F161]-[.B161]" office:value-type="float" office:value="0.00000687162830814714" calcext:value-type="float">
            <text:p>6.87E-06</text:p>
          </table:table-cell>
          <table:table-cell table:style-name="ce132" table:formula="of:=[.$K$5]*[.H161]*[.A161]" office:value-type="float" office:value="0.00000247378619093297" calcext:value-type="float">
            <text:p>0.00000247</text:p>
          </table:table-cell>
          <table:table-cell table:style-name="ce101" table:formula="of:=[.B161]-[.A161]*[.D161]" office:value-type="float" office:value="31.9999773751124" calcext:value-type="float">
            <text:p>32.00</text:p>
          </table:table-cell>
          <table:table-cell/>
          <table:table-cell table:style-name="ce146" table:formula="of:=ABS([.H161])" office:value-type="float" office:value="0.00000687162830814714" calcext:value-type="float">
            <text:p>6.87162830814714E-06</text:p>
          </table:table-cell>
          <table:table-cell table:number-columns-repeated="6"/>
        </table:table-row>
        <table:table-row table:style-name="ro3">
          <table:table-cell table:style-name="ce146" office:value-type="float" office:value="7" calcext:value-type="float">
            <text:p>7</text:p>
          </table:table-cell>
          <table:table-cell table:style-name="ce150" table:formula="of:=[.A162]*[.$A$3]+[.$B$3]" office:value-type="float" office:value="44.6" calcext:value-type="float">
            <text:p>44.60</text:p>
          </table:table-cell>
          <table:table-cell/>
          <table:table-cell table:style-name="ce63" table:formula="of:=[.D161]-[.I161]" office:value-type="float" office:value="1.80000129702841" calcext:value-type="float">
            <text:p>1.80</text:p>
          </table:table-cell>
          <table:table-cell table:style-name="ce63" table:formula="of:=[.J161]" office:value-type="float" office:value="31.9999773751124" calcext:value-type="float">
            <text:p>32.00</text:p>
          </table:table-cell>
          <table:table-cell table:style-name="ce122" table:formula="of:=[.A162]*[.D162]+[.E162]" office:value-type="float" office:value="44.5999864543113" calcext:value-type="float">
            <text:p>44.6</text:p>
          </table:table-cell>
          <table:table-cell table:style-name="ce12"/>
          <table:table-cell table:style-name="ce47" table:formula="of:=[.F162]-[.B162]" office:value-type="float" office:value="-0.0000135456887377927" calcext:value-type="float">
            <text:p>-1.35E-05</text:p>
          </table:table-cell>
          <table:table-cell table:style-name="ce132" table:formula="of:=[.$K$5]*[.H162]*[.A162]" office:value-type="float" office:value="-0.00000568918926987294" calcext:value-type="float">
            <text:p>-0.00000569</text:p>
          </table:table-cell>
          <table:table-cell table:style-name="ce101" table:formula="of:=[.B162]-[.A162]*[.D162]" office:value-type="float" office:value="31.9999909208011" calcext:value-type="float">
            <text:p>32.00</text:p>
          </table:table-cell>
          <table:table-cell/>
          <table:table-cell table:style-name="ce146" table:formula="of:=ABS([.H162])" office:value-type="float" office:value="0.0000135456887377927" calcext:value-type="float">
            <text:p>1.35456887377927E-05</text:p>
          </table:table-cell>
          <table:table-cell table:number-columns-repeated="6"/>
        </table:table-row>
        <table:table-row table:style-name="ro3">
          <table:table-cell table:style-name="ce146" office:value-type="float" office:value="8" calcext:value-type="float">
            <text:p>8</text:p>
          </table:table-cell>
          <table:table-cell table:style-name="ce150" table:formula="of:=[.A163]*[.$A$3]+[.$B$3]" office:value-type="float" office:value="46.4" calcext:value-type="float">
            <text:p>46.40</text:p>
          </table:table-cell>
          <table:table-cell/>
          <table:table-cell table:style-name="ce63" table:formula="of:=[.D162]-[.I162]" office:value-type="float" office:value="1.80000698621768" calcext:value-type="float">
            <text:p>1.80</text:p>
          </table:table-cell>
          <table:table-cell table:style-name="ce63" table:formula="of:=[.J162]" office:value-type="float" office:value="31.9999909208011" calcext:value-type="float">
            <text:p>32.00</text:p>
          </table:table-cell>
          <table:table-cell table:style-name="ce122" table:formula="of:=[.A163]*[.D163]+[.E163]" office:value-type="float" office:value="46.4000468105426" calcext:value-type="float">
            <text:p>46.4</text:p>
          </table:table-cell>
          <table:table-cell table:style-name="ce12"/>
          <table:table-cell table:style-name="ce47" table:formula="of:=[.F163]-[.B163]" office:value-type="float" office:value="0.0000468105425710519" calcext:value-type="float">
            <text:p>4.68E-05</text:p>
          </table:table-cell>
          <table:table-cell table:style-name="ce132" table:formula="of:=[.$K$5]*[.H163]*[.A163]" office:value-type="float" office:value="0.0000224690604341049" calcext:value-type="float">
            <text:p>0.00002247</text:p>
          </table:table-cell>
          <table:table-cell table:style-name="ce101" table:formula="of:=[.B163]-[.A163]*[.D163]" office:value-type="float" office:value="31.9999441102585" calcext:value-type="float">
            <text:p>32.00</text:p>
          </table:table-cell>
          <table:table-cell/>
          <table:table-cell table:style-name="ce146" table:formula="of:=ABS([.H163])" office:value-type="float" office:value="0.0000468105425710519" calcext:value-type="float">
            <text:p>4.68105425710519E-05</text:p>
          </table:table-cell>
          <table:table-cell table:number-columns-repeated="6"/>
        </table:table-row>
        <table:table-row table:style-name="ro3">
          <table:table-cell table:style-name="ce125" office:value-type="float" office:value="1" calcext:value-type="float">
            <text:p>1</text:p>
          </table:table-cell>
          <table:table-cell table:style-name="ce127" table:formula="of:=[.A164]*[.$A$3]+[.$B$3]" office:value-type="float" office:value="33.8" calcext:value-type="float">
            <text:p>33.80</text:p>
          </table:table-cell>
          <table:table-cell/>
          <table:table-cell table:style-name="ce63" table:formula="of:=[.D163]-[.I163]" office:value-type="float" office:value="1.79998451715725" calcext:value-type="float">
            <text:p>1.80</text:p>
          </table:table-cell>
          <table:table-cell table:style-name="ce63" table:formula="of:=[.J163]" office:value-type="float" office:value="31.9999441102585" calcext:value-type="float">
            <text:p>32.00</text:p>
          </table:table-cell>
          <table:table-cell table:style-name="ce122" table:formula="of:=[.A164]*[.D164]+[.E164]" office:value-type="float" office:value="33.7999286274158" calcext:value-type="float">
            <text:p>33.8</text:p>
          </table:table-cell>
          <table:table-cell table:style-name="ce12"/>
          <table:table-cell table:style-name="ce47" table:formula="of:=[.F164]-[.B164]" office:value-type="float" office:value="-0.000071372584208973" calcext:value-type="float">
            <text:p>-7.14E-05</text:p>
          </table:table-cell>
          <table:table-cell table:style-name="ce132" table:formula="of:=[.$K$5]*[.H164]*[.A164]" office:value-type="float" office:value="-0.00000428235505253838" calcext:value-type="float">
            <text:p>-0.00000428</text:p>
          </table:table-cell>
          <table:table-cell table:style-name="ce101" table:formula="of:=[.B164]-[.A164]*[.D164]" office:value-type="float" office:value="32.0000154828427" calcext:value-type="float">
            <text:p>32.00</text:p>
          </table:table-cell>
          <table:table-cell/>
          <table:table-cell table:style-name="ce146" table:formula="of:=ABS([.H164])" office:value-type="float" office:value="0.000071372584208973" calcext:value-type="float">
            <text:p>7.1372584208973E-05</text:p>
          </table:table-cell>
          <table:table-cell table:number-columns-repeated="6"/>
        </table:table-row>
        <table:table-row table:style-name="ro3">
          <table:table-cell table:style-name="ce125" office:value-type="float" office:value="2" calcext:value-type="float">
            <text:p>2</text:p>
          </table:table-cell>
          <table:table-cell table:style-name="ce127" table:formula="of:=[.A165]*[.$A$3]+[.$B$3]" office:value-type="float" office:value="35.6" calcext:value-type="float">
            <text:p>35.60</text:p>
          </table:table-cell>
          <table:table-cell/>
          <table:table-cell table:style-name="ce63" table:formula="of:=[.D164]-[.I164]" office:value-type="float" office:value="1.7999887995123" calcext:value-type="float">
            <text:p>1.80</text:p>
          </table:table-cell>
          <table:table-cell table:style-name="ce63" table:formula="of:=[.J164]" office:value-type="float" office:value="32.0000154828427" calcext:value-type="float">
            <text:p>32.00</text:p>
          </table:table-cell>
          <table:table-cell table:style-name="ce122" table:formula="of:=[.A165]*[.D165]+[.E165]" office:value-type="float" office:value="35.5999930818674" calcext:value-type="float">
            <text:p>35.6</text:p>
          </table:table-cell>
          <table:table-cell table:style-name="ce12"/>
          <table:table-cell table:style-name="ce47" table:formula="of:=[.F165]-[.B165]" office:value-type="float" office:value="-0.00000691813264808161" calcext:value-type="float">
            <text:p>-6.92E-06</text:p>
          </table:table-cell>
          <table:table-cell table:style-name="ce132" table:formula="of:=[.$K$5]*[.H165]*[.A165]" office:value-type="float" office:value="-0.000000830175917769793" calcext:value-type="float">
            <text:p>-0.00000083</text:p>
          </table:table-cell>
          <table:table-cell table:style-name="ce101" table:formula="of:=[.B165]-[.A165]*[.D165]" office:value-type="float" office:value="32.0000224009754" calcext:value-type="float">
            <text:p>32.00</text:p>
          </table:table-cell>
          <table:table-cell/>
          <table:table-cell table:style-name="ce146" table:formula="of:=ABS([.H165])" office:value-type="float" office:value="0.00000691813264808161" calcext:value-type="float">
            <text:p>6.91813264808161E-06</text:p>
          </table:table-cell>
          <table:table-cell table:number-columns-repeated="6"/>
        </table:table-row>
        <table:table-row table:style-name="ro3">
          <table:table-cell table:style-name="ce125" office:value-type="float" office:value="3" calcext:value-type="float">
            <text:p>3</text:p>
          </table:table-cell>
          <table:table-cell table:style-name="ce127" table:formula="of:=[.A166]*[.$A$3]+[.$B$3]" office:value-type="float" office:value="37.4" calcext:value-type="float">
            <text:p>37.40</text:p>
          </table:table-cell>
          <table:table-cell/>
          <table:table-cell table:style-name="ce63" table:formula="of:=[.D165]-[.I165]" office:value-type="float" office:value="1.79998962968822" calcext:value-type="float">
            <text:p>1.80</text:p>
          </table:table-cell>
          <table:table-cell table:style-name="ce63" table:formula="of:=[.J165]" office:value-type="float" office:value="32.0000224009754" calcext:value-type="float">
            <text:p>32.00</text:p>
          </table:table-cell>
          <table:table-cell table:style-name="ce122" table:formula="of:=[.A166]*[.D166]+[.E166]" office:value-type="float" office:value="37.3999912900401" calcext:value-type="float">
            <text:p>37.4</text:p>
          </table:table-cell>
          <table:table-cell table:style-name="ce12"/>
          <table:table-cell table:style-name="ce47" table:formula="of:=[.F166]-[.B166]" office:value-type="float" office:value="-0.00000870995994262103" calcext:value-type="float">
            <text:p>-8.71E-06</text:p>
          </table:table-cell>
          <table:table-cell table:style-name="ce132" table:formula="of:=[.$K$5]*[.H166]*[.A166]" office:value-type="float" office:value="-0.00000156779278967178" calcext:value-type="float">
            <text:p>-0.00000157</text:p>
          </table:table-cell>
          <table:table-cell table:style-name="ce101" table:formula="of:=[.B166]-[.A166]*[.D166]" office:value-type="float" office:value="32.0000311109353" calcext:value-type="float">
            <text:p>32.00</text:p>
          </table:table-cell>
          <table:table-cell/>
          <table:table-cell table:style-name="ce146" table:formula="of:=ABS([.H166])" office:value-type="float" office:value="0.00000870995994262103" calcext:value-type="float">
            <text:p>8.70995994262103E-06</text:p>
          </table:table-cell>
          <table:table-cell table:number-columns-repeated="6"/>
        </table:table-row>
        <table:table-row table:style-name="ro3">
          <table:table-cell table:style-name="ce125" office:value-type="float" office:value="4" calcext:value-type="float">
            <text:p>4</text:p>
          </table:table-cell>
          <table:table-cell table:style-name="ce127" table:formula="of:=[.A167]*[.$A$3]+[.$B$3]" office:value-type="float" office:value="39.2" calcext:value-type="float">
            <text:p>39.20</text:p>
          </table:table-cell>
          <table:table-cell/>
          <table:table-cell table:style-name="ce63" table:formula="of:=[.D166]-[.I166]" office:value-type="float" office:value="1.79999119748101" calcext:value-type="float">
            <text:p>1.80</text:p>
          </table:table-cell>
          <table:table-cell table:style-name="ce63" table:formula="of:=[.J166]" office:value-type="float" office:value="32.0000311109353" calcext:value-type="float">
            <text:p>32.00</text:p>
          </table:table-cell>
          <table:table-cell table:style-name="ce122" table:formula="of:=[.A167]*[.D167]+[.E167]" office:value-type="float" office:value="39.1999959008594" calcext:value-type="float">
            <text:p>39.2</text:p>
          </table:table-cell>
          <table:table-cell table:style-name="ce12"/>
          <table:table-cell table:style-name="ce47" table:formula="of:=[.F167]-[.B167]" office:value-type="float" office:value="-0.00000409914063226324" calcext:value-type="float">
            <text:p>-4.10E-06</text:p>
          </table:table-cell>
          <table:table-cell table:style-name="ce132" table:formula="of:=[.$K$5]*[.H167]*[.A167]" office:value-type="float" office:value="-0.000000983793751743179" calcext:value-type="float">
            <text:p>-0.00000098</text:p>
          </table:table-cell>
          <table:table-cell table:style-name="ce101" table:formula="of:=[.B167]-[.A167]*[.D167]" office:value-type="float" office:value="32.000035210076" calcext:value-type="float">
            <text:p>32.00</text:p>
          </table:table-cell>
          <table:table-cell/>
          <table:table-cell table:style-name="ce146" table:formula="of:=ABS([.H167])" office:value-type="float" office:value="0.00000409914063226324" calcext:value-type="float">
            <text:p>4.09914063226324E-06</text:p>
          </table:table-cell>
          <table:table-cell table:number-columns-repeated="6"/>
        </table:table-row>
        <table:table-row table:style-name="ro3">
          <table:table-cell table:style-name="ce125" office:value-type="float" office:value="5" calcext:value-type="float">
            <text:p>5</text:p>
          </table:table-cell>
          <table:table-cell table:style-name="ce127" table:formula="of:=[.A168]*[.$A$3]+[.$B$3]" office:value-type="float" office:value="41" calcext:value-type="float">
            <text:p>41.00</text:p>
          </table:table-cell>
          <table:table-cell/>
          <table:table-cell table:style-name="ce63" table:formula="of:=[.D167]-[.I167]" office:value-type="float" office:value="1.79999218127476" calcext:value-type="float">
            <text:p>1.80</text:p>
          </table:table-cell>
          <table:table-cell table:style-name="ce63" table:formula="of:=[.J167]" office:value-type="float" office:value="32.000035210076" calcext:value-type="float">
            <text:p>32.00</text:p>
          </table:table-cell>
          <table:table-cell table:style-name="ce122" table:formula="of:=[.A168]*[.D168]+[.E168]" office:value-type="float" office:value="40.9999961164498" calcext:value-type="float">
            <text:p>41.0</text:p>
          </table:table-cell>
          <table:table-cell table:style-name="ce12"/>
          <table:table-cell table:style-name="ce47" table:formula="of:=[.F168]-[.B168]" office:value-type="float" office:value="-0.00000388355022806763" calcext:value-type="float">
            <text:p>-3.88E-06</text:p>
          </table:table-cell>
          <table:table-cell table:style-name="ce132" table:formula="of:=[.$K$5]*[.H168]*[.A168]" office:value-type="float" office:value="-0.00000116506506842029" calcext:value-type="float">
            <text:p>-0.00000117</text:p>
          </table:table-cell>
          <table:table-cell table:style-name="ce101" table:formula="of:=[.B168]-[.A168]*[.D168]" office:value-type="float" office:value="32.0000390936262" calcext:value-type="float">
            <text:p>32.00</text:p>
          </table:table-cell>
          <table:table-cell/>
          <table:table-cell table:style-name="ce146" table:formula="of:=ABS([.H168])" office:value-type="float" office:value="0.00000388355022806763" calcext:value-type="float">
            <text:p>3.88355022806763E-06</text:p>
          </table:table-cell>
          <table:table-cell table:number-columns-repeated="6"/>
        </table:table-row>
        <table:table-row table:style-name="ro3">
          <table:table-cell table:style-name="ce125" office:value-type="float" office:value="6" calcext:value-type="float">
            <text:p>6</text:p>
          </table:table-cell>
          <table:table-cell table:style-name="ce127" table:formula="of:=[.A169]*[.$A$3]+[.$B$3]" office:value-type="float" office:value="42.8" calcext:value-type="float">
            <text:p>42.80</text:p>
          </table:table-cell>
          <table:table-cell/>
          <table:table-cell table:style-name="ce63" table:formula="of:=[.D168]-[.I168]" office:value-type="float" office:value="1.79999334633983" calcext:value-type="float">
            <text:p>1.80</text:p>
          </table:table-cell>
          <table:table-cell table:style-name="ce63" table:formula="of:=[.J168]" office:value-type="float" office:value="32.0000390936262" calcext:value-type="float">
            <text:p>32.00</text:p>
          </table:table-cell>
          <table:table-cell table:style-name="ce122" table:formula="of:=[.A169]*[.D169]+[.E169]" office:value-type="float" office:value="42.7999991716652" calcext:value-type="float">
            <text:p>42.8</text:p>
          </table:table-cell>
          <table:table-cell table:style-name="ce12"/>
          <table:table-cell table:style-name="ce47" table:formula="of:=[.F169]-[.B169]" office:value-type="float" office:value="-0.000000828334826508126" calcext:value-type="float">
            <text:p>-8.28E-07</text:p>
          </table:table-cell>
          <table:table-cell table:style-name="ce132" table:formula="of:=[.$K$5]*[.H169]*[.A169]" office:value-type="float" office:value="-0.000000298200537542925" calcext:value-type="float">
            <text:p>-0.00000030</text:p>
          </table:table-cell>
          <table:table-cell table:style-name="ce101" table:formula="of:=[.B169]-[.A169]*[.D169]" office:value-type="float" office:value="32.000039921961" calcext:value-type="float">
            <text:p>32.00</text:p>
          </table:table-cell>
          <table:table-cell/>
          <table:table-cell table:style-name="ce146" table:formula="of:=ABS([.H169])" office:value-type="float" office:value="0.000000828334826508126" calcext:value-type="float">
            <text:p>8.28334826508126E-07</text:p>
          </table:table-cell>
          <table:table-cell table:number-columns-repeated="6"/>
        </table:table-row>
        <table:table-row table:style-name="ro3">
          <table:table-cell table:style-name="ce125" office:value-type="float" office:value="7" calcext:value-type="float">
            <text:p>7</text:p>
          </table:table-cell>
          <table:table-cell table:style-name="ce127" table:formula="of:=[.A170]*[.$A$3]+[.$B$3]" office:value-type="float" office:value="44.6" calcext:value-type="float">
            <text:p>44.60</text:p>
          </table:table-cell>
          <table:table-cell/>
          <table:table-cell table:style-name="ce63" table:formula="of:=[.D169]-[.I169]" office:value-type="float" office:value="1.79999364454037" calcext:value-type="float">
            <text:p>1.80</text:p>
          </table:table-cell>
          <table:table-cell table:style-name="ce63" table:formula="of:=[.J169]" office:value-type="float" office:value="32.000039921961" calcext:value-type="float">
            <text:p>32.00</text:p>
          </table:table-cell>
          <table:table-cell table:style-name="ce122" table:formula="of:=[.A170]*[.D170]+[.E170]" office:value-type="float" office:value="44.5999954337436" calcext:value-type="float">
            <text:p>44.6</text:p>
          </table:table-cell>
          <table:table-cell table:style-name="ce12"/>
          <table:table-cell table:style-name="ce47" table:formula="of:=[.F170]-[.B170]" office:value-type="float" office:value="-0.00000456625641476194" calcext:value-type="float">
            <text:p>-4.57E-06</text:p>
          </table:table-cell>
          <table:table-cell table:style-name="ce132" table:formula="of:=[.$K$5]*[.H170]*[.A170]" office:value-type="float" office:value="-0.00000191782769420001" calcext:value-type="float">
            <text:p>-0.00000192</text:p>
          </table:table-cell>
          <table:table-cell table:style-name="ce101" table:formula="of:=[.B170]-[.A170]*[.D170]" office:value-type="float" office:value="32.0000444882174" calcext:value-type="float">
            <text:p>32.00</text:p>
          </table:table-cell>
          <table:table-cell/>
          <table:table-cell table:style-name="ce146" table:formula="of:=ABS([.H170])" office:value-type="float" office:value="0.00000456625641476194" calcext:value-type="float">
            <text:p>4.56625641476194E-06</text:p>
          </table:table-cell>
          <table:table-cell table:number-columns-repeated="6"/>
        </table:table-row>
        <table:table-row table:style-name="ro3">
          <table:table-cell table:style-name="ce125" office:value-type="float" office:value="8" calcext:value-type="float">
            <text:p>8</text:p>
          </table:table-cell>
          <table:table-cell table:style-name="ce127" table:formula="of:=[.A171]*[.$A$3]+[.$B$3]" office:value-type="float" office:value="46.4" calcext:value-type="float">
            <text:p>46.40</text:p>
          </table:table-cell>
          <table:table-cell/>
          <table:table-cell table:style-name="ce63" table:formula="of:=[.D170]-[.I170]" office:value-type="float" office:value="1.79999556236806" calcext:value-type="float">
            <text:p>1.80</text:p>
          </table:table-cell>
          <table:table-cell table:style-name="ce63" table:formula="of:=[.J170]" office:value-type="float" office:value="32.0000444882174" calcext:value-type="float">
            <text:p>32.00</text:p>
          </table:table-cell>
          <table:table-cell table:style-name="ce122" table:formula="of:=[.A171]*[.D171]+[.E171]" office:value-type="float" office:value="46.4000089871619" calcext:value-type="float">
            <text:p>46.4</text:p>
          </table:table-cell>
          <table:table-cell table:style-name="ce12"/>
          <table:table-cell table:style-name="ce47" table:formula="of:=[.F171]-[.B171]" office:value-type="float" office:value="0.00000898716192665461" calcext:value-type="float">
            <text:p>8.99E-06</text:p>
          </table:table-cell>
          <table:table-cell table:style-name="ce132" table:formula="of:=[.$K$5]*[.H171]*[.A171]" office:value-type="float" office:value="0.00000431383772479421" calcext:value-type="float">
            <text:p>0.00000431</text:p>
          </table:table-cell>
          <table:table-cell table:style-name="ce101" table:formula="of:=[.B171]-[.A171]*[.D171]" office:value-type="float" office:value="32.0000355010555" calcext:value-type="float">
            <text:p>32.00</text:p>
          </table:table-cell>
          <table:table-cell/>
          <table:table-cell table:style-name="ce146" table:formula="of:=ABS([.H171])" office:value-type="float" office:value="0.00000898716192665461" calcext:value-type="float">
            <text:p>8.98716192665461E-06</text:p>
          </table:table-cell>
          <table:table-cell table:number-columns-repeated="6"/>
        </table:table-row>
        <table:table-row table:style-name="ro3">
          <table:table-cell table:style-name="ce143" office:value-type="float" office:value="1" calcext:value-type="float">
            <text:p>1</text:p>
          </table:table-cell>
          <table:table-cell table:style-name="ce147" table:formula="of:=[.A172]*[.$A$3]+[.$B$3]" office:value-type="float" office:value="33.8" calcext:value-type="float">
            <text:p>33.80</text:p>
          </table:table-cell>
          <table:table-cell/>
          <table:table-cell table:style-name="ce63" table:formula="of:=[.D171]-[.I171]" office:value-type="float" office:value="1.79999124853034" calcext:value-type="float">
            <text:p>1.80</text:p>
          </table:table-cell>
          <table:table-cell table:style-name="ce63" table:formula="of:=[.J171]" office:value-type="float" office:value="32.0000355010555" calcext:value-type="float">
            <text:p>32.00</text:p>
          </table:table-cell>
          <table:table-cell table:style-name="ce122" table:formula="of:=[.A172]*[.D172]+[.E172]" office:value-type="float" office:value="33.8000267495858" calcext:value-type="float">
            <text:p>33.8</text:p>
          </table:table-cell>
          <table:table-cell table:style-name="ce12"/>
          <table:table-cell table:style-name="ce47" table:formula="of:=[.F172]-[.B172]" office:value-type="float" office:value="0.0000267495858494726" calcext:value-type="float">
            <text:p>2.67E-05</text:p>
          </table:table-cell>
          <table:table-cell table:style-name="ce132" table:formula="of:=[.$K$5]*[.H172]*[.A172]" office:value-type="float" office:value="0.00000160497515096836" calcext:value-type="float">
            <text:p>0.00000160</text:p>
          </table:table-cell>
          <table:table-cell table:style-name="ce101" table:formula="of:=[.B172]-[.A172]*[.D172]" office:value-type="float" office:value="32.0000087514697" calcext:value-type="float">
            <text:p>32.00</text:p>
          </table:table-cell>
          <table:table-cell/>
          <table:table-cell table:style-name="ce146" table:formula="of:=ABS([.H172])" office:value-type="float" office:value="0.0000267495858494726" calcext:value-type="float">
            <text:p>2.67495858494726E-05</text:p>
          </table:table-cell>
          <table:table-cell table:number-columns-repeated="6"/>
        </table:table-row>
        <table:table-row table:style-name="ro3">
          <table:table-cell table:style-name="ce143" office:value-type="float" office:value="2" calcext:value-type="float">
            <text:p>2</text:p>
          </table:table-cell>
          <table:table-cell table:style-name="ce147" table:formula="of:=[.A173]*[.$A$3]+[.$B$3]" office:value-type="float" office:value="35.6" calcext:value-type="float">
            <text:p>35.60</text:p>
          </table:table-cell>
          <table:table-cell/>
          <table:table-cell table:style-name="ce63" table:formula="of:=[.D172]-[.I172]" office:value-type="float" office:value="1.79998964355518" calcext:value-type="float">
            <text:p>1.80</text:p>
          </table:table-cell>
          <table:table-cell table:style-name="ce63" table:formula="of:=[.J172]" office:value-type="float" office:value="32.0000087514697" calcext:value-type="float">
            <text:p>32.00</text:p>
          </table:table-cell>
          <table:table-cell table:style-name="ce122" table:formula="of:=[.A173]*[.D173]+[.E173]" office:value-type="float" office:value="35.59998803858" calcext:value-type="float">
            <text:p>35.6</text:p>
          </table:table-cell>
          <table:table-cell table:style-name="ce12"/>
          <table:table-cell table:style-name="ce47" table:formula="of:=[.F173]-[.B173]" office:value-type="float" office:value="-0.0000119614199647344" calcext:value-type="float">
            <text:p>-1.20E-05</text:p>
          </table:table-cell>
          <table:table-cell table:style-name="ce132" table:formula="of:=[.$K$5]*[.H173]*[.A173]" office:value-type="float" office:value="-0.00000143537039576813" calcext:value-type="float">
            <text:p>-0.00000144</text:p>
          </table:table-cell>
          <table:table-cell table:style-name="ce101" table:formula="of:=[.B173]-[.A173]*[.D173]" office:value-type="float" office:value="32.0000207128896" calcext:value-type="float">
            <text:p>32.00</text:p>
          </table:table-cell>
          <table:table-cell/>
          <table:table-cell table:style-name="ce146" table:formula="of:=ABS([.H173])" office:value-type="float" office:value="0.0000119614199647344" calcext:value-type="float">
            <text:p>1.19614199647344E-05</text:p>
          </table:table-cell>
          <table:table-cell table:number-columns-repeated="6"/>
        </table:table-row>
        <table:table-row table:style-name="ro3">
          <table:table-cell table:style-name="ce143" office:value-type="float" office:value="3" calcext:value-type="float">
            <text:p>3</text:p>
          </table:table-cell>
          <table:table-cell table:style-name="ce147" table:formula="of:=[.A174]*[.$A$3]+[.$B$3]" office:value-type="float" office:value="37.4" calcext:value-type="float">
            <text:p>37.40</text:p>
          </table:table-cell>
          <table:table-cell/>
          <table:table-cell table:style-name="ce63" table:formula="of:=[.D173]-[.I173]" office:value-type="float" office:value="1.79999107892558" calcext:value-type="float">
            <text:p>1.80</text:p>
          </table:table-cell>
          <table:table-cell table:style-name="ce63" table:formula="of:=[.J173]" office:value-type="float" office:value="32.0000207128896" calcext:value-type="float">
            <text:p>32.00</text:p>
          </table:table-cell>
          <table:table-cell table:style-name="ce122" table:formula="of:=[.A174]*[.D174]+[.E174]" office:value-type="float" office:value="37.3999939496664" calcext:value-type="float">
            <text:p>37.4</text:p>
          </table:table-cell>
          <table:table-cell table:style-name="ce12"/>
          <table:table-cell table:style-name="ce47" table:formula="of:=[.F174]-[.B174]" office:value-type="float" office:value="-0.00000605033363143548" calcext:value-type="float">
            <text:p>-6.05E-06</text:p>
          </table:table-cell>
          <table:table-cell table:style-name="ce132" table:formula="of:=[.$K$5]*[.H174]*[.A174]" office:value-type="float" office:value="-0.00000108906005365839" calcext:value-type="float">
            <text:p>-0.00000109</text:p>
          </table:table-cell>
          <table:table-cell table:style-name="ce101" table:formula="of:=[.B174]-[.A174]*[.D174]" office:value-type="float" office:value="32.0000267632233" calcext:value-type="float">
            <text:p>32.00</text:p>
          </table:table-cell>
          <table:table-cell/>
          <table:table-cell table:style-name="ce146" table:formula="of:=ABS([.H174])" office:value-type="float" office:value="0.00000605033363143548" calcext:value-type="float">
            <text:p>6.05033363143548E-06</text:p>
          </table:table-cell>
          <table:table-cell table:number-columns-repeated="6"/>
        </table:table-row>
        <table:table-row table:style-name="ro3">
          <table:table-cell table:style-name="ce143" office:value-type="float" office:value="4" calcext:value-type="float">
            <text:p>4</text:p>
          </table:table-cell>
          <table:table-cell table:style-name="ce147" table:formula="of:=[.A175]*[.$A$3]+[.$B$3]" office:value-type="float" office:value="39.2" calcext:value-type="float">
            <text:p>39.20</text:p>
          </table:table-cell>
          <table:table-cell/>
          <table:table-cell table:style-name="ce63" table:formula="of:=[.D174]-[.I174]" office:value-type="float" office:value="1.79999216798563" calcext:value-type="float">
            <text:p>1.80</text:p>
          </table:table-cell>
          <table:table-cell table:style-name="ce63" table:formula="of:=[.J174]" office:value-type="float" office:value="32.0000267632233" calcext:value-type="float">
            <text:p>32.00</text:p>
          </table:table-cell>
          <table:table-cell table:style-name="ce122" table:formula="of:=[.A175]*[.D175]+[.E175]" office:value-type="float" office:value="39.1999954351658" calcext:value-type="float">
            <text:p>39.2</text:p>
          </table:table-cell>
          <table:table-cell table:style-name="ce12"/>
          <table:table-cell table:style-name="ce47" table:formula="of:=[.F175]-[.B175]" office:value-type="float" office:value="-0.0000045648342066329" calcext:value-type="float">
            <text:p>-4.56E-06</text:p>
          </table:table-cell>
          <table:table-cell table:style-name="ce132" table:formula="of:=[.$K$5]*[.H175]*[.A175]" office:value-type="float" office:value="-0.00000109556020959189" calcext:value-type="float">
            <text:p>-0.00000110</text:p>
          </table:table-cell>
          <table:table-cell table:style-name="ce101" table:formula="of:=[.B175]-[.A175]*[.D175]" office:value-type="float" office:value="32.0000313280575" calcext:value-type="float">
            <text:p>32.00</text:p>
          </table:table-cell>
          <table:table-cell/>
          <table:table-cell table:style-name="ce146" table:formula="of:=ABS([.H175])" office:value-type="float" office:value="0.0000045648342066329" calcext:value-type="float">
            <text:p>4.5648342066329E-06</text:p>
          </table:table-cell>
          <table:table-cell table:number-columns-repeated="6"/>
        </table:table-row>
        <table:table-row table:style-name="ro3">
          <table:table-cell table:style-name="ce143" office:value-type="float" office:value="5" calcext:value-type="float">
            <text:p>5</text:p>
          </table:table-cell>
          <table:table-cell table:style-name="ce147" table:formula="of:=[.A176]*[.$A$3]+[.$B$3]" office:value-type="float" office:value="41" calcext:value-type="float">
            <text:p>41.00</text:p>
          </table:table-cell>
          <table:table-cell/>
          <table:table-cell table:style-name="ce63" table:formula="of:=[.D175]-[.I175]" office:value-type="float" office:value="1.79999326354584" calcext:value-type="float">
            <text:p>1.80</text:p>
          </table:table-cell>
          <table:table-cell table:style-name="ce63" table:formula="of:=[.J175]" office:value-type="float" office:value="32.0000313280575" calcext:value-type="float">
            <text:p>32.00</text:p>
          </table:table-cell>
          <table:table-cell table:style-name="ce122" table:formula="of:=[.A176]*[.D176]+[.E176]" office:value-type="float" office:value="40.9999976457867" calcext:value-type="float">
            <text:p>41.0</text:p>
          </table:table-cell>
          <table:table-cell table:style-name="ce12"/>
          <table:table-cell table:style-name="ce47" table:formula="of:=[.F176]-[.B176]" office:value-type="float" office:value="-0.000002354213314959" calcext:value-type="float">
            <text:p>-2.35E-06</text:p>
          </table:table-cell>
          <table:table-cell table:style-name="ce132" table:formula="of:=[.$K$5]*[.H176]*[.A176]" office:value-type="float" office:value="-0.000000706263994487699" calcext:value-type="float">
            <text:p>-0.00000071</text:p>
          </table:table-cell>
          <table:table-cell table:style-name="ce101" table:formula="of:=[.B176]-[.A176]*[.D176]" office:value-type="float" office:value="32.0000336822708" calcext:value-type="float">
            <text:p>32.00</text:p>
          </table:table-cell>
          <table:table-cell/>
          <table:table-cell table:style-name="ce146" table:formula="of:=ABS([.H176])" office:value-type="float" office:value="0.000002354213314959" calcext:value-type="float">
            <text:p>2.354213314959E-06</text:p>
          </table:table-cell>
          <table:table-cell table:number-columns-repeated="6"/>
        </table:table-row>
        <table:table-row table:style-name="ro3">
          <table:table-cell table:style-name="ce143" office:value-type="float" office:value="6" calcext:value-type="float">
            <text:p>6</text:p>
          </table:table-cell>
          <table:table-cell table:style-name="ce147" table:formula="of:=[.A177]*[.$A$3]+[.$B$3]" office:value-type="float" office:value="42.8" calcext:value-type="float">
            <text:p>42.80</text:p>
          </table:table-cell>
          <table:table-cell/>
          <table:table-cell table:style-name="ce63" table:formula="of:=[.D176]-[.I176]" office:value-type="float" office:value="1.79999396980984" calcext:value-type="float">
            <text:p>1.80</text:p>
          </table:table-cell>
          <table:table-cell table:style-name="ce63" table:formula="of:=[.J176]" office:value-type="float" office:value="32.0000336822708" calcext:value-type="float">
            <text:p>32.00</text:p>
          </table:table-cell>
          <table:table-cell table:style-name="ce122" table:formula="of:=[.A177]*[.D177]+[.E177]" office:value-type="float" office:value="42.7999975011298" calcext:value-type="float">
            <text:p>42.8</text:p>
          </table:table-cell>
          <table:table-cell table:style-name="ce12"/>
          <table:table-cell table:style-name="ce47" table:formula="of:=[.F177]-[.B177]" office:value-type="float" office:value="-0.00000249887018810568" calcext:value-type="float">
            <text:p>-2.50E-06</text:p>
          </table:table-cell>
          <table:table-cell table:style-name="ce132" table:formula="of:=[.$K$5]*[.H177]*[.A177]" office:value-type="float" office:value="-0.000000899593267718046" calcext:value-type="float">
            <text:p>-0.00000090</text:p>
          </table:table-cell>
          <table:table-cell table:style-name="ce101" table:formula="of:=[.B177]-[.A177]*[.D177]" office:value-type="float" office:value="32.000036181141" calcext:value-type="float">
            <text:p>32.00</text:p>
          </table:table-cell>
          <table:table-cell/>
          <table:table-cell table:style-name="ce146" table:formula="of:=ABS([.H177])" office:value-type="float" office:value="0.00000249887018810568" calcext:value-type="float">
            <text:p>2.49887018810568E-06</text:p>
          </table:table-cell>
          <table:table-cell table:number-columns-repeated="6"/>
        </table:table-row>
        <table:table-row table:style-name="ro3">
          <table:table-cell table:style-name="ce143" office:value-type="float" office:value="7" calcext:value-type="float">
            <text:p>7</text:p>
          </table:table-cell>
          <table:table-cell table:style-name="ce147" table:formula="of:=[.A178]*[.$A$3]+[.$B$3]" office:value-type="float" office:value="44.6" calcext:value-type="float">
            <text:p>44.60</text:p>
          </table:table-cell>
          <table:table-cell/>
          <table:table-cell table:style-name="ce63" table:formula="of:=[.D177]-[.I177]" office:value-type="float" office:value="1.79999486940311" calcext:value-type="float">
            <text:p>1.80</text:p>
          </table:table-cell>
          <table:table-cell table:style-name="ce63" table:formula="of:=[.J177]" office:value-type="float" office:value="32.000036181141" calcext:value-type="float">
            <text:p>32.00</text:p>
          </table:table-cell>
          <table:table-cell table:style-name="ce122" table:formula="of:=[.A178]*[.D178]+[.E178]" office:value-type="float" office:value="44.6000002669627" calcext:value-type="float">
            <text:p>44.6</text:p>
          </table:table-cell>
          <table:table-cell table:style-name="ce12"/>
          <table:table-cell table:style-name="ce47" table:formula="of:=[.F178]-[.B178]" office:value-type="float" office:value="0.000000266962707939911" calcext:value-type="float">
            <text:p>2.67E-07</text:p>
          </table:table-cell>
          <table:table-cell table:style-name="ce132" table:formula="of:=[.$K$5]*[.H178]*[.A178]" office:value-type="float" office:value="0.000000112124337334762" calcext:value-type="float">
            <text:p>0.00000011</text:p>
          </table:table-cell>
          <table:table-cell table:style-name="ce101" table:formula="of:=[.B178]-[.A178]*[.D178]" office:value-type="float" office:value="32.0000359141783" calcext:value-type="float">
            <text:p>32.00</text:p>
          </table:table-cell>
          <table:table-cell/>
          <table:table-cell table:style-name="ce146" table:formula="of:=ABS([.H178])" office:value-type="float" office:value="0.000000266962707939911" calcext:value-type="float">
            <text:p>2.66962707939911E-07</text:p>
          </table:table-cell>
          <table:table-cell table:number-columns-repeated="6"/>
        </table:table-row>
        <table:table-row table:style-name="ro3">
          <table:table-cell table:style-name="ce143" office:value-type="float" office:value="8" calcext:value-type="float">
            <text:p>8</text:p>
          </table:table-cell>
          <table:table-cell table:style-name="ce147" table:formula="of:=[.A179]*[.$A$3]+[.$B$3]" office:value-type="float" office:value="46.4" calcext:value-type="float">
            <text:p>46.40</text:p>
          </table:table-cell>
          <table:table-cell/>
          <table:table-cell table:style-name="ce63" table:formula="of:=[.D178]-[.I178]" office:value-type="float" office:value="1.79999475727877" calcext:value-type="float">
            <text:p>1.80</text:p>
          </table:table-cell>
          <table:table-cell table:style-name="ce63" table:formula="of:=[.J178]" office:value-type="float" office:value="32.0000359141783" calcext:value-type="float">
            <text:p>32.00</text:p>
          </table:table-cell>
          <table:table-cell table:style-name="ce122" table:formula="of:=[.A179]*[.D179]+[.E179]" office:value-type="float" office:value="46.3999939724084" calcext:value-type="float">
            <text:p>46.4</text:p>
          </table:table-cell>
          <table:table-cell table:style-name="ce12"/>
          <table:table-cell table:style-name="ce47" table:formula="of:=[.F179]-[.B179]" office:value-type="float" office:value="-0.00000602759159562538" calcext:value-type="float">
            <text:p>-6.03E-06</text:p>
          </table:table-cell>
          <table:table-cell table:style-name="ce132" table:formula="of:=[.$K$5]*[.H179]*[.A179]" office:value-type="float" office:value="-0.00000289324396590018" calcext:value-type="float">
            <text:p>-0.00000289</text:p>
          </table:table-cell>
          <table:table-cell table:style-name="ce101" table:formula="of:=[.B179]-[.A179]*[.D179]" office:value-type="float" office:value="32.0000419417698" calcext:value-type="float">
            <text:p>32.00</text:p>
          </table:table-cell>
          <table:table-cell/>
          <table:table-cell table:style-name="ce146" table:formula="of:=ABS([.H179])" office:value-type="float" office:value="0.00000602759159562538" calcext:value-type="float">
            <text:p>6.02759159562538E-06</text:p>
          </table:table-cell>
          <table:table-cell table:number-columns-repeated="6"/>
        </table:table-row>
        <table:table-row table:style-name="ro3">
          <table:table-cell table:style-name="ce125" office:value-type="float" office:value="1" calcext:value-type="float">
            <text:p>1</text:p>
          </table:table-cell>
          <table:table-cell table:style-name="ce127" table:formula="of:=[.A180]*[.$A$3]+[.$B$3]" office:value-type="float" office:value="33.8" calcext:value-type="float">
            <text:p>33.80</text:p>
          </table:table-cell>
          <table:table-cell/>
          <table:table-cell table:style-name="ce63" table:formula="of:=[.D179]-[.I179]" office:value-type="float" office:value="1.79999765052273" calcext:value-type="float">
            <text:p>1.80</text:p>
          </table:table-cell>
          <table:table-cell table:style-name="ce63" table:formula="of:=[.J179]" office:value-type="float" office:value="32.0000419417698" calcext:value-type="float">
            <text:p>32.00</text:p>
          </table:table-cell>
          <table:table-cell table:style-name="ce122" table:formula="of:=[.A180]*[.D180]+[.E180]" office:value-type="float" office:value="33.8000395922926" calcext:value-type="float">
            <text:p>33.8</text:p>
          </table:table-cell>
          <table:table-cell table:style-name="ce12"/>
          <table:table-cell table:style-name="ce47" table:formula="of:=[.F180]-[.B180]" office:value-type="float" office:value="0.0000395922925875425" calcext:value-type="float">
            <text:p>3.96E-05</text:p>
          </table:table-cell>
          <table:table-cell table:style-name="ce132" table:formula="of:=[.$K$5]*[.H180]*[.A180]" office:value-type="float" office:value="0.00000237553755525255" calcext:value-type="float">
            <text:p>0.00000238</text:p>
          </table:table-cell>
          <table:table-cell table:style-name="ce101" table:formula="of:=[.B180]-[.A180]*[.D180]" office:value-type="float" office:value="32.0000023494773" calcext:value-type="float">
            <text:p>32.00</text:p>
          </table:table-cell>
          <table:table-cell/>
          <table:table-cell table:style-name="ce146" table:formula="of:=ABS([.H180])" office:value-type="float" office:value="0.0000395922925875425" calcext:value-type="float">
            <text:p>3.95922925875425E-05</text:p>
          </table:table-cell>
          <table:table-cell table:number-columns-repeated="6"/>
        </table:table-row>
        <table:table-row table:style-name="ro3">
          <table:table-cell table:style-name="ce125" office:value-type="float" office:value="2" calcext:value-type="float">
            <text:p>2</text:p>
          </table:table-cell>
          <table:table-cell table:style-name="ce127" table:formula="of:=[.A181]*[.$A$3]+[.$B$3]" office:value-type="float" office:value="35.6" calcext:value-type="float">
            <text:p>35.60</text:p>
          </table:table-cell>
          <table:table-cell/>
          <table:table-cell table:style-name="ce63" table:formula="of:=[.D180]-[.I180]" office:value-type="float" office:value="1.79999527498518" calcext:value-type="float">
            <text:p>1.80</text:p>
          </table:table-cell>
          <table:table-cell table:style-name="ce63" table:formula="of:=[.J180]" office:value-type="float" office:value="32.0000023494773" calcext:value-type="float">
            <text:p>32.00</text:p>
          </table:table-cell>
          <table:table-cell table:style-name="ce122" table:formula="of:=[.A181]*[.D181]+[.E181]" office:value-type="float" office:value="35.5999928994476" calcext:value-type="float">
            <text:p>35.6</text:p>
          </table:table-cell>
          <table:table-cell table:style-name="ce12"/>
          <table:table-cell table:style-name="ce47" table:formula="of:=[.F181]-[.B181]" office:value-type="float" office:value="-0.00000710055238073437" calcext:value-type="float">
            <text:p>-7.10E-06</text:p>
          </table:table-cell>
          <table:table-cell table:style-name="ce132" table:formula="of:=[.$K$5]*[.H181]*[.A181]" office:value-type="float" office:value="-0.000000852066285688125" calcext:value-type="float">
            <text:p>-0.00000085</text:p>
          </table:table-cell>
          <table:table-cell table:style-name="ce101" table:formula="of:=[.B181]-[.A181]*[.D181]" office:value-type="float" office:value="32.0000094500296" calcext:value-type="float">
            <text:p>32.00</text:p>
          </table:table-cell>
          <table:table-cell/>
          <table:table-cell table:style-name="ce146" table:formula="of:=ABS([.H181])" office:value-type="float" office:value="0.00000710055238073437" calcext:value-type="float">
            <text:p>7.10055238073437E-06</text:p>
          </table:table-cell>
          <table:table-cell table:number-columns-repeated="6"/>
        </table:table-row>
        <table:table-row table:style-name="ro3">
          <table:table-cell table:style-name="ce125" office:value-type="float" office:value="3" calcext:value-type="float">
            <text:p>3</text:p>
          </table:table-cell>
          <table:table-cell table:style-name="ce127" table:formula="of:=[.A182]*[.$A$3]+[.$B$3]" office:value-type="float" office:value="37.4" calcext:value-type="float">
            <text:p>37.40</text:p>
          </table:table-cell>
          <table:table-cell/>
          <table:table-cell table:style-name="ce63" table:formula="of:=[.D181]-[.I181]" office:value-type="float" office:value="1.79999612705147" calcext:value-type="float">
            <text:p>1.80</text:p>
          </table:table-cell>
          <table:table-cell table:style-name="ce63" table:formula="of:=[.J181]" office:value-type="float" office:value="32.0000094500296" calcext:value-type="float">
            <text:p>32.00</text:p>
          </table:table-cell>
          <table:table-cell table:style-name="ce122" table:formula="of:=[.A182]*[.D182]+[.E182]" office:value-type="float" office:value="37.399997831184" calcext:value-type="float">
            <text:p>37.4</text:p>
          </table:table-cell>
          <table:table-cell table:style-name="ce12"/>
          <table:table-cell table:style-name="ce47" table:formula="of:=[.F182]-[.B182]" office:value-type="float" office:value="-0.00000216881596060148" calcext:value-type="float">
            <text:p>-2.17E-06</text:p>
          </table:table-cell>
          <table:table-cell table:style-name="ce132" table:formula="of:=[.$K$5]*[.H182]*[.A182]" office:value-type="float" office:value="-0.000000390386872908266" calcext:value-type="float">
            <text:p>-0.00000039</text:p>
          </table:table-cell>
          <table:table-cell table:style-name="ce101" table:formula="of:=[.B182]-[.A182]*[.D182]" office:value-type="float" office:value="32.0000116188456" calcext:value-type="float">
            <text:p>32.00</text:p>
          </table:table-cell>
          <table:table-cell/>
          <table:table-cell table:style-name="ce146" table:formula="of:=ABS([.H182])" office:value-type="float" office:value="0.00000216881596060148" calcext:value-type="float">
            <text:p>2.16881596060148E-06</text:p>
          </table:table-cell>
          <table:table-cell table:number-columns-repeated="6"/>
        </table:table-row>
        <table:table-row table:style-name="ro3">
          <table:table-cell table:style-name="ce125" office:value-type="float" office:value="4" calcext:value-type="float">
            <text:p>4</text:p>
          </table:table-cell>
          <table:table-cell table:style-name="ce127" table:formula="of:=[.A183]*[.$A$3]+[.$B$3]" office:value-type="float" office:value="39.2" calcext:value-type="float">
            <text:p>39.20</text:p>
          </table:table-cell>
          <table:table-cell/>
          <table:table-cell table:style-name="ce63" table:formula="of:=[.D182]-[.I182]" office:value-type="float" office:value="1.79999651743834" calcext:value-type="float">
            <text:p>1.80</text:p>
          </table:table-cell>
          <table:table-cell table:style-name="ce63" table:formula="of:=[.J182]" office:value-type="float" office:value="32.0000116188456" calcext:value-type="float">
            <text:p>32.00</text:p>
          </table:table-cell>
          <table:table-cell table:style-name="ce122" table:formula="of:=[.A183]*[.D183]+[.E183]" office:value-type="float" office:value="39.199997688599" calcext:value-type="float">
            <text:p>39.2</text:p>
          </table:table-cell>
          <table:table-cell table:style-name="ce12"/>
          <table:table-cell table:style-name="ce47" table:formula="of:=[.F183]-[.B183]" office:value-type="float" office:value="-0.00000231140104745009" calcext:value-type="float">
            <text:p>-2.31E-06</text:p>
          </table:table-cell>
          <table:table-cell table:style-name="ce132" table:formula="of:=[.$K$5]*[.H183]*[.A183]" office:value-type="float" office:value="-0.000000554736251388022" calcext:value-type="float">
            <text:p>-0.00000055</text:p>
          </table:table-cell>
          <table:table-cell table:style-name="ce101" table:formula="of:=[.B183]-[.A183]*[.D183]" office:value-type="float" office:value="32.0000139302467" calcext:value-type="float">
            <text:p>32.00</text:p>
          </table:table-cell>
          <table:table-cell/>
          <table:table-cell table:style-name="ce146" table:formula="of:=ABS([.H183])" office:value-type="float" office:value="0.00000231140104745009" calcext:value-type="float">
            <text:p>2.31140104745009E-06</text:p>
          </table:table-cell>
          <table:table-cell table:number-columns-repeated="6"/>
        </table:table-row>
        <table:table-row table:style-name="ro3">
          <table:table-cell table:style-name="ce125" office:value-type="float" office:value="5" calcext:value-type="float">
            <text:p>5</text:p>
          </table:table-cell>
          <table:table-cell table:style-name="ce127" table:formula="of:=[.A184]*[.$A$3]+[.$B$3]" office:value-type="float" office:value="41" calcext:value-type="float">
            <text:p>41.00</text:p>
          </table:table-cell>
          <table:table-cell/>
          <table:table-cell table:style-name="ce63" table:formula="of:=[.D183]-[.I183]" office:value-type="float" office:value="1.79999707217459" calcext:value-type="float">
            <text:p>1.80</text:p>
          </table:table-cell>
          <table:table-cell table:style-name="ce63" table:formula="of:=[.J183]" office:value-type="float" office:value="32.0000139302467" calcext:value-type="float">
            <text:p>32.00</text:p>
          </table:table-cell>
          <table:table-cell table:style-name="ce122" table:formula="of:=[.A184]*[.D184]+[.E184]" office:value-type="float" office:value="40.9999992911196" calcext:value-type="float">
            <text:p>41.0</text:p>
          </table:table-cell>
          <table:table-cell table:style-name="ce12"/>
          <table:table-cell table:style-name="ce47" table:formula="of:=[.F184]-[.B184]" office:value-type="float" office:value="-0.000000708880399713507" calcext:value-type="float">
            <text:p>-7.09E-07</text:p>
          </table:table-cell>
          <table:table-cell table:style-name="ce132" table:formula="of:=[.$K$5]*[.H184]*[.A184]" office:value-type="float" office:value="-0.000000212664119914052" calcext:value-type="float">
            <text:p>-0.00000021</text:p>
          </table:table-cell>
          <table:table-cell table:style-name="ce101" table:formula="of:=[.B184]-[.A184]*[.D184]" office:value-type="float" office:value="32.000014639127" calcext:value-type="float">
            <text:p>32.00</text:p>
          </table:table-cell>
          <table:table-cell/>
          <table:table-cell table:style-name="ce146" table:formula="of:=ABS([.H184])" office:value-type="float" office:value="0.000000708880399713507" calcext:value-type="float">
            <text:p>7.08880399713507E-07</text:p>
          </table:table-cell>
          <table:table-cell table:number-columns-repeated="6"/>
        </table:table-row>
        <table:table-row table:style-name="ro3">
          <table:table-cell table:style-name="ce125" office:value-type="float" office:value="6" calcext:value-type="float">
            <text:p>6</text:p>
          </table:table-cell>
          <table:table-cell table:style-name="ce127" table:formula="of:=[.A185]*[.$A$3]+[.$B$3]" office:value-type="float" office:value="42.8" calcext:value-type="float">
            <text:p>42.80</text:p>
          </table:table-cell>
          <table:table-cell/>
          <table:table-cell table:style-name="ce63" table:formula="of:=[.D184]-[.I184]" office:value-type="float" office:value="1.79999728483871" calcext:value-type="float">
            <text:p>1.80</text:p>
          </table:table-cell>
          <table:table-cell table:style-name="ce63" table:formula="of:=[.J184]" office:value-type="float" office:value="32.000014639127" calcext:value-type="float">
            <text:p>32.00</text:p>
          </table:table-cell>
          <table:table-cell table:style-name="ce122" table:formula="of:=[.A185]*[.D185]+[.E185]" office:value-type="float" office:value="42.7999983481593" calcext:value-type="float">
            <text:p>42.8</text:p>
          </table:table-cell>
          <table:table-cell table:style-name="ce12"/>
          <table:table-cell table:style-name="ce47" table:formula="of:=[.F185]-[.B185]" office:value-type="float" office:value="-0.00000165184069089719" calcext:value-type="float">
            <text:p>-1.65E-06</text:p>
          </table:table-cell>
          <table:table-cell table:style-name="ce132" table:formula="of:=[.$K$5]*[.H185]*[.A185]" office:value-type="float" office:value="-0.000000594662648722988" calcext:value-type="float">
            <text:p>-0.00000059</text:p>
          </table:table-cell>
          <table:table-cell table:style-name="ce101" table:formula="of:=[.B185]-[.A185]*[.D185]" office:value-type="float" office:value="32.0000162909677" calcext:value-type="float">
            <text:p>32.00</text:p>
          </table:table-cell>
          <table:table-cell/>
          <table:table-cell table:style-name="ce146" table:formula="of:=ABS([.H185])" office:value-type="float" office:value="0.00000165184069089719" calcext:value-type="float">
            <text:p>1.65184069089719E-06</text:p>
          </table:table-cell>
          <table:table-cell table:number-columns-repeated="6"/>
        </table:table-row>
        <table:table-row table:style-name="ro3">
          <table:table-cell table:style-name="ce125" office:value-type="float" office:value="7" calcext:value-type="float">
            <text:p>7</text:p>
          </table:table-cell>
          <table:table-cell table:style-name="ce127" table:formula="of:=[.A186]*[.$A$3]+[.$B$3]" office:value-type="float" office:value="44.6" calcext:value-type="float">
            <text:p>44.60</text:p>
          </table:table-cell>
          <table:table-cell/>
          <table:table-cell table:style-name="ce63" table:formula="of:=[.D185]-[.I185]" office:value-type="float" office:value="1.79999787950136" calcext:value-type="float">
            <text:p>1.80</text:p>
          </table:table-cell>
          <table:table-cell table:style-name="ce63" table:formula="of:=[.J185]" office:value-type="float" office:value="32.0000162909677" calcext:value-type="float">
            <text:p>32.00</text:p>
          </table:table-cell>
          <table:table-cell table:style-name="ce122" table:formula="of:=[.A186]*[.D186]+[.E186]" office:value-type="float" office:value="44.6000014474773" calcext:value-type="float">
            <text:p>44.6</text:p>
          </table:table-cell>
          <table:table-cell table:style-name="ce12"/>
          <table:table-cell table:style-name="ce47" table:formula="of:=[.F186]-[.B186]" office:value-type="float" office:value="0.00000144747724561967" calcext:value-type="float">
            <text:p>1.45E-06</text:p>
          </table:table-cell>
          <table:table-cell table:style-name="ce132" table:formula="of:=[.$K$5]*[.H186]*[.A186]" office:value-type="float" office:value="0.00000060794044316026" calcext:value-type="float">
            <text:p>0.00000061</text:p>
          </table:table-cell>
          <table:table-cell table:style-name="ce101" table:formula="of:=[.B186]-[.A186]*[.D186]" office:value-type="float" office:value="32.0000148434905" calcext:value-type="float">
            <text:p>32.00</text:p>
          </table:table-cell>
          <table:table-cell/>
          <table:table-cell table:style-name="ce146" table:formula="of:=ABS([.H186])" office:value-type="float" office:value="0.00000144747724561967" calcext:value-type="float">
            <text:p>1.44747724561967E-06</text:p>
          </table:table-cell>
          <table:table-cell table:number-columns-repeated="6"/>
        </table:table-row>
        <table:table-row table:style-name="ro3">
          <table:table-cell table:style-name="ce125" office:value-type="float" office:value="8" calcext:value-type="float">
            <text:p>8</text:p>
          </table:table-cell>
          <table:table-cell table:style-name="ce127" table:formula="of:=[.A187]*[.$A$3]+[.$B$3]" office:value-type="float" office:value="46.4" calcext:value-type="float">
            <text:p>46.40</text:p>
          </table:table-cell>
          <table:table-cell/>
          <table:table-cell table:style-name="ce63" table:formula="of:=[.D186]-[.I186]" office:value-type="float" office:value="1.79999727156091" calcext:value-type="float">
            <text:p>1.80</text:p>
          </table:table-cell>
          <table:table-cell table:style-name="ce63" table:formula="of:=[.J186]" office:value-type="float" office:value="32.0000148434905" calcext:value-type="float">
            <text:p>32.00</text:p>
          </table:table-cell>
          <table:table-cell table:style-name="ce122" table:formula="of:=[.A187]*[.D187]+[.E187]" office:value-type="float" office:value="46.3999930159778" calcext:value-type="float">
            <text:p>46.4</text:p>
          </table:table-cell>
          <table:table-cell table:style-name="ce12"/>
          <table:table-cell table:style-name="ce47" table:formula="of:=[.F187]-[.B187]" office:value-type="float" office:value="-0.00000698402218546335" calcext:value-type="float">
            <text:p>-6.98E-06</text:p>
          </table:table-cell>
          <table:table-cell table:style-name="ce132" table:formula="of:=[.$K$5]*[.H187]*[.A187]" office:value-type="float" office:value="-0.00000335233064902241" calcext:value-type="float">
            <text:p>-0.00000335</text:p>
          </table:table-cell>
          <table:table-cell table:style-name="ce101" table:formula="of:=[.B187]-[.A187]*[.D187]" office:value-type="float" office:value="32.0000218275127" calcext:value-type="float">
            <text:p>32.00</text:p>
          </table:table-cell>
          <table:table-cell/>
          <table:table-cell table:style-name="ce146" table:formula="of:=ABS([.H187])" office:value-type="float" office:value="0.00000698402218546335" calcext:value-type="float">
            <text:p>6.98402218546335E-06</text:p>
          </table:table-cell>
          <table:table-cell table:number-columns-repeated="6"/>
        </table:table-row>
        <table:table-row table:style-name="ro3">
          <table:table-cell table:style-name="ce146" office:value-type="float" office:value="1" calcext:value-type="float">
            <text:p>1</text:p>
          </table:table-cell>
          <table:table-cell table:style-name="ce150" table:formula="of:=[.A188]*[.$A$3]+[.$B$3]" office:value-type="float" office:value="33.8" calcext:value-type="float">
            <text:p>33.80</text:p>
          </table:table-cell>
          <table:table-cell/>
          <table:table-cell table:style-name="ce63" table:formula="of:=[.D187]-[.I187]" office:value-type="float" office:value="1.80000062389156" calcext:value-type="float">
            <text:p>1.80</text:p>
          </table:table-cell>
          <table:table-cell table:style-name="ce63" table:formula="of:=[.J187]" office:value-type="float" office:value="32.0000218275127" calcext:value-type="float">
            <text:p>32.00</text:p>
          </table:table-cell>
          <table:table-cell table:style-name="ce122" table:formula="of:=[.A188]*[.D188]+[.E188]" office:value-type="float" office:value="33.8000224514042" calcext:value-type="float">
            <text:p>33.8</text:p>
          </table:table-cell>
          <table:table-cell table:style-name="ce12"/>
          <table:table-cell table:style-name="ce47" table:formula="of:=[.F188]-[.B188]" office:value-type="float" office:value="0.0000224514042486135" calcext:value-type="float">
            <text:p>2.25E-05</text:p>
          </table:table-cell>
          <table:table-cell table:style-name="ce132" table:formula="of:=[.$K$5]*[.H188]*[.A188]" office:value-type="float" office:value="0.00000134708425491681" calcext:value-type="float">
            <text:p>0.00000135</text:p>
          </table:table-cell>
          <table:table-cell table:style-name="ce101" table:formula="of:=[.B188]-[.A188]*[.D188]" office:value-type="float" office:value="31.9999993761084" calcext:value-type="float">
            <text:p>32.00</text:p>
          </table:table-cell>
          <table:table-cell/>
          <table:table-cell table:style-name="ce146" table:formula="of:=ABS([.H188])" office:value-type="float" office:value="0.0000224514042486135" calcext:value-type="float">
            <text:p>2.24514042486135E-05</text:p>
          </table:table-cell>
          <table:table-cell table:number-columns-repeated="6"/>
        </table:table-row>
        <table:table-row table:style-name="ro3">
          <table:table-cell table:style-name="ce146" office:value-type="float" office:value="2" calcext:value-type="float">
            <text:p>2</text:p>
          </table:table-cell>
          <table:table-cell table:style-name="ce150" table:formula="of:=[.A189]*[.$A$3]+[.$B$3]" office:value-type="float" office:value="35.6" calcext:value-type="float">
            <text:p>35.60</text:p>
          </table:table-cell>
          <table:table-cell/>
          <table:table-cell table:style-name="ce63" table:formula="of:=[.D188]-[.I188]" office:value-type="float" office:value="1.79999927680731" calcext:value-type="float">
            <text:p>1.80</text:p>
          </table:table-cell>
          <table:table-cell table:style-name="ce63" table:formula="of:=[.J188]" office:value-type="float" office:value="31.9999993761084" calcext:value-type="float">
            <text:p>32.00</text:p>
          </table:table-cell>
          <table:table-cell table:style-name="ce122" table:formula="of:=[.A189]*[.D189]+[.E189]" office:value-type="float" office:value="35.599997929723" calcext:value-type="float">
            <text:p>35.6</text:p>
          </table:table-cell>
          <table:table-cell table:style-name="ce12"/>
          <table:table-cell table:style-name="ce47" table:formula="of:=[.F189]-[.B189]" office:value-type="float" office:value="-0.00000207027694898443" calcext:value-type="float">
            <text:p>-2.07E-06</text:p>
          </table:table-cell>
          <table:table-cell table:style-name="ce132" table:formula="of:=[.$K$5]*[.H189]*[.A189]" office:value-type="float" office:value="-0.000000248433233878131" calcext:value-type="float">
            <text:p>-0.00000025</text:p>
          </table:table-cell>
          <table:table-cell table:style-name="ce101" table:formula="of:=[.B189]-[.A189]*[.D189]" office:value-type="float" office:value="32.0000014463854" calcext:value-type="float">
            <text:p>32.00</text:p>
          </table:table-cell>
          <table:table-cell/>
          <table:table-cell table:style-name="ce146" table:formula="of:=ABS([.H189])" office:value-type="float" office:value="0.00000207027694898443" calcext:value-type="float">
            <text:p>2.07027694898443E-06</text:p>
          </table:table-cell>
          <table:table-cell table:number-columns-repeated="6"/>
        </table:table-row>
        <table:table-row table:style-name="ro3">
          <table:table-cell table:style-name="ce146" office:value-type="float" office:value="3" calcext:value-type="float">
            <text:p>3</text:p>
          </table:table-cell>
          <table:table-cell table:style-name="ce150" table:formula="of:=[.A190]*[.$A$3]+[.$B$3]" office:value-type="float" office:value="37.4" calcext:value-type="float">
            <text:p>37.40</text:p>
          </table:table-cell>
          <table:table-cell/>
          <table:table-cell table:style-name="ce63" table:formula="of:=[.D189]-[.I189]" office:value-type="float" office:value="1.79999952524054" calcext:value-type="float">
            <text:p>1.80</text:p>
          </table:table-cell>
          <table:table-cell table:style-name="ce63" table:formula="of:=[.J189]" office:value-type="float" office:value="32.0000014463854" calcext:value-type="float">
            <text:p>32.00</text:p>
          </table:table-cell>
          <table:table-cell table:style-name="ce122" table:formula="of:=[.A190]*[.D190]+[.E190]" office:value-type="float" office:value="37.400000022107" calcext:value-type="float">
            <text:p>37.4</text:p>
          </table:table-cell>
          <table:table-cell table:style-name="ce12"/>
          <table:table-cell table:style-name="ce47" table:formula="of:=[.F190]-[.B190]" office:value-type="float" office:value="0.0000000221070095562936" calcext:value-type="float">
            <text:p>2.21E-08</text:p>
          </table:table-cell>
          <table:table-cell table:style-name="ce132" table:formula="of:=[.$K$5]*[.H190]*[.A190]" office:value-type="float" office:value="0.00000000397926172013285" calcext:value-type="float">
            <text:p>0.00000000</text:p>
          </table:table-cell>
          <table:table-cell table:style-name="ce101" table:formula="of:=[.B190]-[.A190]*[.D190]" office:value-type="float" office:value="32.0000014242784" calcext:value-type="float">
            <text:p>32.00</text:p>
          </table:table-cell>
          <table:table-cell/>
          <table:table-cell table:style-name="ce146" table:formula="of:=ABS([.H190])" office:value-type="float" office:value="0.0000000221070095562936" calcext:value-type="float">
            <text:p>2.21070095562936E-08</text:p>
          </table:table-cell>
          <table:table-cell table:number-columns-repeated="6"/>
        </table:table-row>
        <table:table-row table:style-name="ro3">
          <table:table-cell table:style-name="ce146" office:value-type="float" office:value="4" calcext:value-type="float">
            <text:p>4</text:p>
          </table:table-cell>
          <table:table-cell table:style-name="ce150" table:formula="of:=[.A191]*[.$A$3]+[.$B$3]" office:value-type="float" office:value="39.2" calcext:value-type="float">
            <text:p>39.20</text:p>
          </table:table-cell>
          <table:table-cell/>
          <table:table-cell table:style-name="ce63" table:formula="of:=[.D190]-[.I190]" office:value-type="float" office:value="1.79999952126128" calcext:value-type="float">
            <text:p>1.80</text:p>
          </table:table-cell>
          <table:table-cell table:style-name="ce63" table:formula="of:=[.J190]" office:value-type="float" office:value="32.0000014242784" calcext:value-type="float">
            <text:p>32.00</text:p>
          </table:table-cell>
          <table:table-cell table:style-name="ce122" table:formula="of:=[.A191]*[.D191]+[.E191]" office:value-type="float" office:value="39.1999995093235" calcext:value-type="float">
            <text:p>39.2</text:p>
          </table:table-cell>
          <table:table-cell table:style-name="ce12"/>
          <table:table-cell table:style-name="ce47" table:formula="of:=[.F191]-[.B191]" office:value-type="float" office:value="-0.000000490676512754362" calcext:value-type="float">
            <text:p>-4.91E-07</text:p>
          </table:table-cell>
          <table:table-cell table:style-name="ce132" table:formula="of:=[.$K$5]*[.H191]*[.A191]" office:value-type="float" office:value="-0.000000117762363061047" calcext:value-type="float">
            <text:p>-0.00000012</text:p>
          </table:table-cell>
          <table:table-cell table:style-name="ce101" table:formula="of:=[.B191]-[.A191]*[.D191]" office:value-type="float" office:value="32.0000019149549" calcext:value-type="float">
            <text:p>32.00</text:p>
          </table:table-cell>
          <table:table-cell/>
          <table:table-cell table:style-name="ce146" table:formula="of:=ABS([.H191])" office:value-type="float" office:value="0.000000490676512754362" calcext:value-type="float">
            <text:p>4.90676512754362E-07</text:p>
          </table:table-cell>
          <table:table-cell table:number-columns-repeated="6"/>
        </table:table-row>
        <table:table-row table:style-name="ro3">
          <table:table-cell table:style-name="ce146" office:value-type="float" office:value="5" calcext:value-type="float">
            <text:p>5</text:p>
          </table:table-cell>
          <table:table-cell table:style-name="ce150" table:formula="of:=[.A192]*[.$A$3]+[.$B$3]" office:value-type="float" office:value="41" calcext:value-type="float">
            <text:p>41.00</text:p>
          </table:table-cell>
          <table:table-cell/>
          <table:table-cell table:style-name="ce63" table:formula="of:=[.D191]-[.I191]" office:value-type="float" office:value="1.79999963902364" calcext:value-type="float">
            <text:p>1.80</text:p>
          </table:table-cell>
          <table:table-cell table:style-name="ce63" table:formula="of:=[.J191]" office:value-type="float" office:value="32.0000019149549" calcext:value-type="float">
            <text:p>32.00</text:p>
          </table:table-cell>
          <table:table-cell table:style-name="ce122" table:formula="of:=[.A192]*[.D192]+[.E192]" office:value-type="float" office:value="41.0000001100731" calcext:value-type="float">
            <text:p>41.0</text:p>
          </table:table-cell>
          <table:table-cell table:style-name="ce12"/>
          <table:table-cell table:style-name="ce47" table:formula="of:=[.F192]-[.B192]" office:value-type="float" office:value="0.000000110073102632668" calcext:value-type="float">
            <text:p>1.10E-07</text:p>
          </table:table-cell>
          <table:table-cell table:style-name="ce132" table:formula="of:=[.$K$5]*[.H192]*[.A192]" office:value-type="float" office:value="0.0000000330219307898005" calcext:value-type="float">
            <text:p>0.00000003</text:p>
          </table:table-cell>
          <table:table-cell table:style-name="ce101" table:formula="of:=[.B192]-[.A192]*[.D192]" office:value-type="float" office:value="32.0000018048818" calcext:value-type="float">
            <text:p>32.00</text:p>
          </table:table-cell>
          <table:table-cell/>
          <table:table-cell table:style-name="ce146" table:formula="of:=ABS([.H192])" office:value-type="float" office:value="0.000000110073102632668" calcext:value-type="float">
            <text:p>1.10073102632668E-07</text:p>
          </table:table-cell>
          <table:table-cell table:number-columns-repeated="6"/>
        </table:table-row>
        <table:table-row table:style-name="ro3">
          <table:table-cell table:style-name="ce146" office:value-type="float" office:value="6" calcext:value-type="float">
            <text:p>6</text:p>
          </table:table-cell>
          <table:table-cell table:style-name="ce150" table:formula="of:=[.A193]*[.$A$3]+[.$B$3]" office:value-type="float" office:value="42.8" calcext:value-type="float">
            <text:p>42.80</text:p>
          </table:table-cell>
          <table:table-cell/>
          <table:table-cell table:style-name="ce63" table:formula="of:=[.D192]-[.I192]" office:value-type="float" office:value="1.79999960600171" calcext:value-type="float">
            <text:p>1.80</text:p>
          </table:table-cell>
          <table:table-cell table:style-name="ce63" table:formula="of:=[.J192]" office:value-type="float" office:value="32.0000018048818" calcext:value-type="float">
            <text:p>32.00</text:p>
          </table:table-cell>
          <table:table-cell table:style-name="ce122" table:formula="of:=[.A193]*[.D193]+[.E193]" office:value-type="float" office:value="42.7999994408921" calcext:value-type="float">
            <text:p>42.8</text:p>
          </table:table-cell>
          <table:table-cell table:style-name="ce12"/>
          <table:table-cell table:style-name="ce47" table:formula="of:=[.F193]-[.B193]" office:value-type="float" office:value="-0.000000559107938613579" calcext:value-type="float">
            <text:p>-5.59E-07</text:p>
          </table:table-cell>
          <table:table-cell table:style-name="ce132" table:formula="of:=[.$K$5]*[.H193]*[.A193]" office:value-type="float" office:value="-0.000000201278857900888" calcext:value-type="float">
            <text:p>-0.00000020</text:p>
          </table:table-cell>
          <table:table-cell table:style-name="ce101" table:formula="of:=[.B193]-[.A193]*[.D193]" office:value-type="float" office:value="32.0000023639897" calcext:value-type="float">
            <text:p>32.00</text:p>
          </table:table-cell>
          <table:table-cell/>
          <table:table-cell table:style-name="ce146" table:formula="of:=ABS([.H193])" office:value-type="float" office:value="0.000000559107938613579" calcext:value-type="float">
            <text:p>5.59107938613579E-07</text:p>
          </table:table-cell>
          <table:table-cell table:number-columns-repeated="6"/>
        </table:table-row>
        <table:table-row table:style-name="ro3">
          <table:table-cell table:style-name="ce146" office:value-type="float" office:value="7" calcext:value-type="float">
            <text:p>7</text:p>
          </table:table-cell>
          <table:table-cell table:style-name="ce150" table:formula="of:=[.A194]*[.$A$3]+[.$B$3]" office:value-type="float" office:value="44.6" calcext:value-type="float">
            <text:p>44.60</text:p>
          </table:table-cell>
          <table:table-cell/>
          <table:table-cell table:style-name="ce63" table:formula="of:=[.D193]-[.I193]" office:value-type="float" office:value="1.79999980728057" calcext:value-type="float">
            <text:p>1.80</text:p>
          </table:table-cell>
          <table:table-cell table:style-name="ce63" table:formula="of:=[.J193]" office:value-type="float" office:value="32.0000023639897" calcext:value-type="float">
            <text:p>32.00</text:p>
          </table:table-cell>
          <table:table-cell table:style-name="ce122" table:formula="of:=[.A194]*[.D194]+[.E194]" office:value-type="float" office:value="44.6000010149537" calcext:value-type="float">
            <text:p>44.6</text:p>
          </table:table-cell>
          <table:table-cell table:style-name="ce12"/>
          <table:table-cell table:style-name="ce47" table:formula="of:=[.F194]-[.B194]" office:value-type="float" office:value="0.00000101495371040983" calcext:value-type="float">
            <text:p>1.01E-06</text:p>
          </table:table-cell>
          <table:table-cell table:style-name="ce132" table:formula="of:=[.$K$5]*[.H194]*[.A194]" office:value-type="float" office:value="0.000000426280558372128" calcext:value-type="float">
            <text:p>0.00000043</text:p>
          </table:table-cell>
          <table:table-cell table:style-name="ce101" table:formula="of:=[.B194]-[.A194]*[.D194]" office:value-type="float" office:value="32.000001349036" calcext:value-type="float">
            <text:p>32.00</text:p>
          </table:table-cell>
          <table:table-cell/>
          <table:table-cell table:style-name="ce146" table:formula="of:=ABS([.H194])" office:value-type="float" office:value="0.00000101495371040983" calcext:value-type="float">
            <text:p>1.01495371040983E-06</text:p>
          </table:table-cell>
          <table:table-cell table:number-columns-repeated="6"/>
        </table:table-row>
        <table:table-row table:style-name="ro3">
          <table:table-cell table:style-name="ce146" office:value-type="float" office:value="8" calcext:value-type="float">
            <text:p>8</text:p>
          </table:table-cell>
          <table:table-cell table:style-name="ce150" table:formula="of:=[.A195]*[.$A$3]+[.$B$3]" office:value-type="float" office:value="46.4" calcext:value-type="float">
            <text:p>46.40</text:p>
          </table:table-cell>
          <table:table-cell/>
          <table:table-cell table:style-name="ce63" table:formula="of:=[.D194]-[.I194]" office:value-type="float" office:value="1.79999938100001" calcext:value-type="float">
            <text:p>1.80</text:p>
          </table:table-cell>
          <table:table-cell table:style-name="ce63" table:formula="of:=[.J194]" office:value-type="float" office:value="32.000001349036" calcext:value-type="float">
            <text:p>32.00</text:p>
          </table:table-cell>
          <table:table-cell table:style-name="ce122" table:formula="of:=[.A195]*[.D195]+[.E195]" office:value-type="float" office:value="46.3999963970361" calcext:value-type="float">
            <text:p>46.4</text:p>
          </table:table-cell>
          <table:table-cell table:style-name="ce12"/>
          <table:table-cell table:style-name="ce47" table:formula="of:=[.F195]-[.B195]" office:value-type="float" office:value="-0.00000360296389345649" calcext:value-type="float">
            <text:p>-3.60E-06</text:p>
          </table:table-cell>
          <table:table-cell table:style-name="ce132" table:formula="of:=[.$K$5]*[.H195]*[.A195]" office:value-type="float" office:value="-0.00000172942266885912" calcext:value-type="float">
            <text:p>-0.00000173</text:p>
          </table:table-cell>
          <table:table-cell table:style-name="ce101" table:formula="of:=[.B195]-[.A195]*[.D195]" office:value-type="float" office:value="32.0000049519999" calcext:value-type="float">
            <text:p>32.00</text:p>
          </table:table-cell>
          <table:table-cell/>
          <table:table-cell table:style-name="ce146" table:formula="of:=ABS([.H195])" office:value-type="float" office:value="0.00000360296389345649" calcext:value-type="float">
            <text:p>3.60296389345649E-06</text:p>
          </table:table-cell>
          <table:table-cell table:number-columns-repeated="6"/>
        </table:table-row>
        <table:table-row table:style-name="ro3" table:number-rows-repeated="1048380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1" loext:min-decimal-places="1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 style:data-style-name="N2" text:time-value="17:28:35.491556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2T16:06:27.925316360</meta:creation-date>
    <dc:date>2023-10-12T22:21:52.441337919</dc:date>
    <meta:editing-duration>PT7H51M3S</meta:editing-duration>
    <meta:editing-cycles>29</meta:editing-cycles>
    <meta:generator>LibreOffice/6.4.7.2$Linux_X86_64 LibreOffice_project/40$Build-2</meta:generator>
    <meta:document-statistic meta:table-count="3" meta:cell-count="381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837cm" svg:height="8.98cm" xlink:href=".." xlink:type="simple" chart:class="chart:scatter" chart:style-name="ch1">
        <chart:legend chart:legend-position="end" svg:x="13.809cm" svg:y="0.793cm" style:legend-expansion="custom" chartooo:width="2.547cm" chartooo:height="0.598cm" style:legend-expansion-aspect-ratio="4.25919732441472" chart:style-name="ch2"/>
        <chart:plot-area chart:style-name="ch3" table:cell-range-address="Hoja_1.I7:Hoja_1.I31" chart:data-source-has-labels="row" svg:x="0.238cm" svg:y="0.178cm" svg:width="20.07cm" svg:height="8.621cm">
          <chartooo:coordinate-region svg:x="1.336cm" svg:y="0.377cm" svg:width="18.785cm" svg:height="7.7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_1.I8:Hoja_1.I31" chart:label-cell-address="Hoja_1.I7:Hoja_1.I7" chart:class="chart:scatte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| Diferencia |</text:p>
                <draw:g>
                  <svg:desc>Hoja_1.I7:Hoja_1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Hoja_1.I8:Hoja_1.I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0024">
                <text:p>15.0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201472">
                <text:p>9.2014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0073600000001">
                <text:p>0.4600736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6044160000005">
                <text:p>0.2760441600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3579763200006">
                <text:p>0.373579763200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8279703552013">
                <text:p>0.828279703552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4039294760965">
                <text:p>0.2940392947609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2793874150614">
                <text:p>0.5527938741506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0185016531701">
                <text:p>0.6301850165317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86513476806108">
                <text:p>0.386513476806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93256738403065">
                <text:p>0.01932567384030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15954043041882">
                <text:p>0.01159540430418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56924471583366">
                <text:p>0.01569244715833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47923971282">
                <text:p>0.0347923971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23513009805114">
                <text:p>0.01235130098051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32204458433607">
                <text:p>0.02322044584336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64713082614314">
                <text:p>0.02647130826143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62357357336766">
                <text:p>0.01623573573367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811786786684365">
                <text:p>0.0008117867866843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487072072004935">
                <text:p>0.0004870720720049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659170870775938">
                <text:p>0.0006591708707759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46147598778157">
                <text:p>0.001461475987781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>
      <number:number number:decimal-places="11" loext:min-decimal-places="1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963cm" svg:height="9.802cm" xlink:href=".." xlink:type="simple" chart:class="chart:scatter" chart:style-name="ch1">
        <chart:legend chart:legend-position="end" svg:x="14.199cm" svg:y="0.972cm" style:legend-expansion="custom" chartooo:width="2.418cm" chartooo:height="0.598cm" style:legend-expansion-aspect-ratio="4.04347826086957" chart:style-name="ch2"/>
        <chart:plot-area chart:style-name="ch3" table:cell-range-address="Hoja_2.K10:Hoja_2.K197" svg:x="0.121cm" svg:y="0.06cm" svg:width="26.131cm" svg:height="9.329cm">
          <chartooo:coordinate-region svg:x="2.7cm" svg:y="0.259cm" svg:width="23.272cm" svg:height="8.4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_2.K10:Hoja_2.K197" chart:class="chart:scatter">
            <chart:data-point chart:repeated="18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99999999999996">
                <text:p>0.0999999999999996</text:p>
                <draw:g>
                  <svg:desc>Hoja_2.K10:Hoja_2.K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12">
                <text:p>2.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4568">
                <text:p>1.34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83670399999996">
                <text:p>0.8836703999999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9933120000006">
                <text:p>0.549933120000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8377087999988">
                <text:p>0.4083770879999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4166506240028">
                <text:p>0.204166506240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0261555353509">
                <text:p>0.400261555353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19570313246402">
                <text:p>7.195703132464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7186991302519">
                <text:p>1.67186991302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8254556388283">
                <text:p>0.6382545563882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9960054914761">
                <text:p>0.5799600549147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8665449466721">
                <text:p>0.2286654494667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73829293144787">
                <text:p>0.3738292931447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5222351379983">
                <text:p>0.2252223513799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389960224495">
                <text:p>1.3389960224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8061425652218">
                <text:p>5.380614256522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79797929399246">
                <text:p>0.6797979293992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12233819424191">
                <text:p>0.1122338194241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4576972494588">
                <text:p>0.1945769724945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16908679901486">
                <text:p>0.0216908679901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9441199202687">
                <text:p>0.1694411992026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5014320802863">
                <text:p>0.2250143208028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9702678737256">
                <text:p>0.897026787372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7896564742383">
                <text:p>2.078965647423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43877039641743">
                <text:p>0.05438770396417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99298083083586">
                <text:p>0.08992980830835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2127297374942">
                <text:p>0.0121272973749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61366370115215">
                <text:p>0.04613663701152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52671041292629">
                <text:p>0.02526710412926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7610953793753">
                <text:p>0.1076109537937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8538795872458">
                <text:p>0.3085387958724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32367640505927">
                <text:p>0.09323676405059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4747618613877">
                <text:p>0.1447476186138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82326817559169">
                <text:p>0.09823268175591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2244579358989">
                <text:p>0.0622445793589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05967322763949">
                <text:p>0.04059673227639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72774103635172">
                <text:p>0.02727741036351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94334346620479">
                <text:p>0.01943343466204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30563005827611">
                <text:p>0.01305630058276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97601213703996">
                <text:p>0.4976012137039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3635719853937">
                <text:p>0.1236357198539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92707878842751">
                <text:p>0.04927078788427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34683933725495">
                <text:p>0.04346839337254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79125467829948">
                <text:p>0.01791254678299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73996202112556">
                <text:p>0.02739962021125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47786025466132">
                <text:p>0.01477860254661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40606816663134">
                <text:p>0.09406068166631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99430258454723">
                <text:p>0.3994302584547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33940939940081">
                <text:p>0.05339409399400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02064046488763">
                <text:p>0.01020640464887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56723758602553">
                <text:p>0.01567237586025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237698333834047">
                <text:p>0.002376983338340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31438941551707">
                <text:p>0.01314389415517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64132441083495">
                <text:p>0.01641324410834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71260674708734">
                <text:p>0.06712606747087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64318420932311">
                <text:p>0.1643184209323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636882791818749">
                <text:p>0.006368827918187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578305538829937">
                <text:p>0.005783055388299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907368083602478">
                <text:p>0.00009073680836024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310470254801132">
                <text:p>0.003104702548011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39665470238748">
                <text:p>0.002396654702387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829996896965213">
                <text:p>0.008299968969652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47647009255374">
                <text:p>0.02476470092553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44266015275907">
                <text:p>0.01442660152759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7930721061843">
                <text:p>0.00979307210618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713316223961513">
                <text:p>0.007133162239615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43476227325705">
                <text:p>0.00434762273257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298238306288567">
                <text:p>0.002982383062885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78781137295658">
                <text:p>0.001787811372956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75610130743564">
                <text:p>0.001756101307435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28272651996275">
                <text:p>0.000282726519962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40257705377009">
                <text:p>0.03402577053770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909901251800349">
                <text:p>0.009099012518003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378182177926334">
                <text:p>0.003781821779263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324267310250903">
                <text:p>0.003242673102509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39364914030082">
                <text:p>0.001393649140300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99804686617">
                <text:p>0.001998046866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946557526127378">
                <text:p>0.0009465575261273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65496569925898">
                <text:p>0.00654965699258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95112804168536">
                <text:p>0.02951128041685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416429615935243">
                <text:p>0.004164296159352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894472716971961">
                <text:p>0.0008944727169719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24988343899801">
                <text:p>0.001249883438998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233038579366962">
                <text:p>0.0002330385793669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01345723793855">
                <text:p>0.001013457237938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19089713260223">
                <text:p>0.001190897132602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499958486688712">
                <text:p>0.004999584866887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28882318153121">
                <text:p>0.01288823181531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645134378764567">
                <text:p>0.0006451343787645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360407906512705">
                <text:p>0.0003604079065127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539180370786596">
                <text:p>0.00005391803707865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05403876929466">
                <text:p>0.0002054038769294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216084417139939">
                <text:p>0.0002160844171399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636554129449962">
                <text:p>0.0006365541294499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96901008652617">
                <text:p>0.001969010086526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62791146312635">
                <text:p>0.001627911463126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652234520014616">
                <text:p>0.0006522345200146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515104780596687">
                <text:p>0.0005151047805966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300765623372001">
                <text:p>0.000300765623372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218003456843974">
                <text:p>0.0002180034568439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11433223296109">
                <text:p>0.000114332232961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153220191165815">
                <text:p>0.0001532201911658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114642027952527">
                <text:p>0.0001146420279525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229574916510877">
                <text:p>0.002295749165108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666343407303316">
                <text:p>0.0006663434073033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288714830766423">
                <text:p>0.0002887148307664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240762570371089">
                <text:p>0.0002407625703710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107753494539509">
                <text:p>0.0001077534945395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144929271932881">
                <text:p>0.0001449292719328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586622515328372">
                <text:p>0.00005866225153283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451490140982003">
                <text:p>0.0004514901409820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216987711804428">
                <text:p>0.002169877118044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322693107975169">
                <text:p>0.0003226931079751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763309620204211">
                <text:p>0.00007633096202042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988190152817481">
                <text:p>0.00009881901528174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214549164319067">
                <text:p>0.00002145491643190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777023215263739">
                <text:p>0.00007770232152637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859251540674677">
                <text:p>0.00008592515406746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370620378085107">
                <text:p>0.0003706203780851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00390075741608">
                <text:p>0.001003900757416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605707345435746">
                <text:p>0.00006057073454357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21468775340594">
                <text:p>0.0000214687753405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0852571919907064">
                <text:p>0.000008525719199070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132982825249428">
                <text:p>0.00001329828252494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188233164593044">
                <text:p>0.00001882331645930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48558864818915">
                <text:p>0.0000485588648189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15525728452559">
                <text:p>0.000155257284525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161983050308123">
                <text:p>0.0001619830503081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425913085706497">
                <text:p>0.00004259130857064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0369774205069007">
                <text:p>0.00003697742050690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205755917939143">
                <text:p>0.00002057559179391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158526887190646">
                <text:p>0.00001585268871906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00707041714775869">
                <text:p>0.000007070417147758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130319990176986">
                <text:p>0.00001303199901769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154834166536943">
                <text:p>0.00001548341665369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152382583253896">
                <text:p>0.0001523825832538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0485486104473409">
                <text:p>0.00004854861044734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0219281556894657">
                <text:p>0.00002192815568946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177915500998438">
                <text:p>0.00001779155009984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00828289405774285">
                <text:p>0.000008282894057742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0104535728482347">
                <text:p>0.00001045357284823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0346508964810255">
                <text:p>0.000003465089648102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307573289219931">
                <text:p>0.00003075732892199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158753275401935">
                <text:p>0.0001587532754019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248568405254446">
                <text:p>0.00002485684052544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0638318141454874">
                <text:p>0.000006383181414548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0775293251464859">
                <text:p>0.000007752932514648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0189633146518986">
                <text:p>0.000001896331465189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0592575003821594">
                <text:p>0.000005925750038215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0616264285469015">
                <text:p>0.000006162642854690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27343457219331">
                <text:p>0.0000273434572193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777018700421905">
                <text:p>0.00007770187004219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0542465216568644">
                <text:p>0.000005424652165686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0119033481382758">
                <text:p>0.000001190334813827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00968622767771876">
                <text:p>0.0000009686227677718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00836505350321204">
                <text:p>0.0000008365053503212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0159908213248627">
                <text:p>0.000001599082132486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036853628628819">
                <text:p>0.00000368536286288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121514737614348">
                <text:p>0.00001215147376143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150482560261622">
                <text:p>0.00001504825602616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0271040973842673">
                <text:p>0.000002710409738426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0263755758922457">
                <text:p>0.000002637557589224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0138901446788964">
                <text:p>0.000001389014467889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0114647820126379">
                <text:p>0.000001146478201263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00416271326741935">
                <text:p>0.0000004162713267419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0108698488787695">
                <text:p>0.000001086984887876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0166613826735329">
                <text:p>0.000001666138267353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0990743473572309">
                <text:p>0.000009907434735723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0351823583955024">
                <text:p>0.000003518235839550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0165722484979369">
                <text:p>0.000001657224849793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0130839956469231">
                <text:p>0.000001308399564692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00633221500123682">
                <text:p>0.0000006332215001236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00749486382289888">
                <text:p>0.0000007494863822898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00189387044713385">
                <text:p>0.0000001893870447133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0206584400785914">
                <text:p>0.000002065844007859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115549277985849">
                <text:p>0.00001155492779858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0190403230959646">
                <text:p>0.000001904032309596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000525285010155585">
                <text:p>0.0000005252850101555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00604047560415211">
                <text:p>0.0000006040475604152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000162844386863981">
                <text:p>0.0000001628443868639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00449610155328628">
                <text:p>0.0000004496101553286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000439140862340537">
                <text:p>0.0000004391408623405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0200753037660206">
                <text:p>0.000002007530376602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0597880824493302">
                <text:p>0.000005978808244933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00470298648025391">
                <text:p>0.0000004702986480253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000577373597820952">
                <text:p>0.00000005773735978209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000967052180556038">
                <text:p>0.00000009670521805560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89cm" svg:height="9.005cm" xlink:href=".." xlink:type="simple" chart:class="chart:scatter" chart:style-name="ch1">
        <chart:legend chart:legend-position="end" svg:x="17.081cm" svg:y="0.999cm" style:legend-expansion="custom" chartooo:width="2.827cm" chartooo:height="0.598cm" style:legend-expansion-aspect-ratio="4.72742474916388" chart:style-name="ch2"/>
        <chart:plot-area chart:style-name="ch3" table:cell-range-address="Hoja_3.L12:Hoja_3.L200" svg:x="0.517cm" svg:y="0.18cm" svg:width="24.855cm" svg:height="8.643cm">
          <chartooo:coordinate-region svg:x="1.138cm" svg:y="0.379cm" svg:width="23.954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_3.L12:Hoja_3.L200" chart:class="chart:scatter">
            <chart:data-point chart:repeated="18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8">
                <text:p>22.8</text:p>
                <draw:g>
                  <svg:desc>Hoja_3.L12:Hoja_3.L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936">
                <text:p>5.9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3104">
                <text:p>2.43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0533119999999">
                <text:p>2.1053311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1695360000014">
                <text:p>0.891695360000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0776166399998">
                <text:p>1.30776166399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025468927994">
                <text:p>0.65025468927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5936626094061">
                <text:p>4.35936626094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2258181264546">
                <text:p>19.22581812645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6221984438063">
                <text:p>2.66221984438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50271612816339">
                <text:p>0.5502716128163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93008814239919">
                <text:p>0.7930088142399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8544908072845">
                <text:p>0.1385449080728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0452535212047">
                <text:p>0.6504525352120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80870491413047">
                <text:p>0.7808704914130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4783183579282">
                <text:p>3.24783183579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22346741844972">
                <text:p>8.223467418449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9929400071866">
                <text:p>0.3799294000718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0253229060981">
                <text:p>0.250253229060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11121518801676">
                <text:p>0.02111215188016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9359174068957">
                <text:p>0.1393591740689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1755005060128">
                <text:p>0.1317550050601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9306368794844">
                <text:p>0.4093063687948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5055384128572">
                <text:p>1.250553841285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30617663019255">
                <text:p>0.930617663019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41398607225963">
                <text:p>0.4413986072259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8332168405771">
                <text:p>0.3383321684057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0668672887844">
                <text:p>0.2006686728878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2565636361546">
                <text:p>0.1425656363615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85894168830907">
                <text:p>0.07858941688309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43925408800297">
                <text:p>0.0943925408800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30132560094003">
                <text:p>0.05301325600940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4605933636071">
                <text:p>1.546059336360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5474297425692">
                <text:p>0.4354742974256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5939990170795">
                <text:p>0.1859399901707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6577028629997">
                <text:p>0.1565770286299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90921889662235">
                <text:p>0.06909218896622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50401963118139">
                <text:p>0.09504019631181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08228149446117">
                <text:p>0.04082281494461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01628667302793">
                <text:p>0.301628667302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1604889986479">
                <text:p>1.416048899864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06753699044071">
                <text:p>0.2067536990440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73594333963163">
                <text:p>0.04735943339631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28815291215474">
                <text:p>0.06288152912154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29977882097023">
                <text:p>0.01299778820970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99680373889149">
                <text:p>0.04996803738891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64547345165849">
                <text:p>0.05645473451658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41164134219183">
                <text:p>0.2411641342191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4206928760823">
                <text:p>0.642069287608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64767448282137">
                <text:p>0.03647674482821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51790405664443">
                <text:p>0.01517904056644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450428740017372">
                <text:p>0.004504287400173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909753938591962">
                <text:p>0.009097539385919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16021474129013">
                <text:p>0.01160214741290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12815731464795">
                <text:p>0.03128157314647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988851510375497">
                <text:p>0.09888515103754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958861544063439">
                <text:p>0.09588615440634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90412079823525">
                <text:p>0.02904120798235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43395423730988">
                <text:p>0.02433954237309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37849617802246">
                <text:p>0.01378496178022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03863605254304">
                <text:p>0.01038636052543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492447488867498">
                <text:p>0.004924474888674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809433895734912">
                <text:p>0.008094338957349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846577417979688">
                <text:p>0.008465774179796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03257504877348">
                <text:p>0.1032575048773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17860545463873">
                <text:p>0.03178605454638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41476246170527">
                <text:p>0.01414762461705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15899879839034">
                <text:p>0.01158998798390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532171969643258">
                <text:p>0.005321719696432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686901270740492">
                <text:p>0.006869012707404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245831977061783">
                <text:p>0.002458319770617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0638702106659">
                <text:p>0.0206387021066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0378527087849">
                <text:p>0.103785270878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5958897475258">
                <text:p>0.0159588974752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398657813146741">
                <text:p>0.003986578131467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4946377270862">
                <text:p>0.0049463772708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16347673682782">
                <text:p>0.001163476736827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38177407905664">
                <text:p>0.00381774079056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405775089642901">
                <text:p>0.004057750896429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78226122232061">
                <text:p>0.01782261222320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98046259810465">
                <text:p>0.04980462598104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331452583828451">
                <text:p>0.003314525838284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866981022355162">
                <text:p>0.0008669810223551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5527315149223">
                <text:p>0.00055273151492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578716055052553">
                <text:p>0.0005787160550525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993595098371713">
                <text:p>0.0009935950983717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237833863211279">
                <text:p>0.002378338632112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77590445842759">
                <text:p>0.00775904458427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90914444414878">
                <text:p>0.00909144444148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86663906161044">
                <text:p>0.001866639061610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74013566591924">
                <text:p>0.001740135665919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935231361253841">
                <text:p>0.0009352313612538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752626987335248">
                <text:p>0.0007526269873352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295720516930942">
                <text:p>0.0002957205169309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679445295283188">
                <text:p>0.0006794452952831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964734580314541">
                <text:p>0.0009647345803145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676676951623278">
                <text:p>0.006766769516232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230791952832732">
                <text:p>0.002307919528327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07106232714926">
                <text:p>0.001071062327149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853798138408024">
                <text:p>0.0008537981384080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407614028972603">
                <text:p>0.0004076140289726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493554989688505">
                <text:p>0.0004935549896885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138782540851423">
                <text:p>0.0001387825408514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3936055741226">
                <text:p>0.00139360557412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756802500375642">
                <text:p>0.007568025003756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224817228902">
                <text:p>0.0012248172289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329801526262941">
                <text:p>0.0003298015262629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386300562297492">
                <text:p>0.0003863005622974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100832711716237">
                <text:p>0.0001008327117162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290182370434877">
                <text:p>0.0002901823704348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289828135485948">
                <text:p>0.0002898281354859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31078831988418">
                <text:p>0.001310788319884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384003360444041">
                <text:p>0.003840033604440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290319240548342">
                <text:p>0.0002903192405483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445977023204591">
                <text:p>0.00004459770232045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57189261085">
                <text:p>0.0000571892610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355206114761586">
                <text:p>0.00003552061147615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833181798256533">
                <text:p>0.00008331817982565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179924550543831">
                <text:p>0.0001799245505438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604589207704009">
                <text:p>0.0006045892077040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819480023430685">
                <text:p>0.0008194800234306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116254187780385">
                <text:p>0.0001162541877803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123571481587703">
                <text:p>0.0001235714815877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625010199044595">
                <text:p>0.00006250101990445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542283960882628">
                <text:p>0.00005422839608826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166182622365341">
                <text:p>0.00001661826223653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56082835520499">
                <text:p>0.0000560828355204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964600453841058">
                <text:p>0.00009646004538410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432663615498541">
                <text:p>0.0004326636154985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16664394668453">
                <text:p>0.000166643946684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0806923089484712">
                <text:p>0.00008069230894847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625883937033222">
                <text:p>0.00006258839370332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310561680976207">
                <text:p>0.00003105616809762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0352399234770928">
                <text:p>0.00003523992347709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698043154301331">
                <text:p>0.000006980431543013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925920531571478">
                <text:p>0.00009259205315714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548931276455278">
                <text:p>0.0005489312764552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0934971520791805">
                <text:p>0.00009349715207918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026902300746201">
                <text:p>0.0000269023007462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299719606999815">
                <text:p>0.00002997196069998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00853285027346828">
                <text:p>0.000008532850273468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0219468020503655">
                <text:p>0.00002194680205036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205598637137427">
                <text:p>0.00002055986371374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959263707969171">
                <text:p>0.00009592637079691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294407258337515">
                <text:p>0.0002944072583375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247645844950739">
                <text:p>0.00002476458449507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0181510142027719">
                <text:p>0.000001815101420277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0543527187346626">
                <text:p>0.000005435271873466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0206720913098479">
                <text:p>0.000002067209130984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0687162830814714">
                <text:p>0.000006871628308147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135456887377927">
                <text:p>0.00001354568873779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468105425710519">
                <text:p>0.00004681054257105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71372584208973">
                <text:p>0.0000713725842089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0691813264808161">
                <text:p>0.000006918132648081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0870995994262103">
                <text:p>0.000008709959942621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0409914063226324">
                <text:p>0.000004099140632263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0388355022806763">
                <text:p>0.000003883550228067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00828334826508126">
                <text:p>0.0000008283348265081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0456625641476194">
                <text:p>0.000004566256414761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0898716192665461">
                <text:p>0.000008987161926654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267495858494726">
                <text:p>0.00002674958584947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119614199647344">
                <text:p>0.00001196141996473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0605033363143548">
                <text:p>0.000006050333631435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045648342066329">
                <text:p>0.00000456483420663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02354213314959">
                <text:p>0.0000023542133149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0249887018810568">
                <text:p>0.000002498870188105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00266962707939911">
                <text:p>0.0000002669627079399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0602759159562538">
                <text:p>0.000006027591595625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395922925875425">
                <text:p>0.00003959229258754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0710055238073437">
                <text:p>0.000007100552380734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0216881596060148">
                <text:p>0.000002168815960601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0231140104745009">
                <text:p>0.000002311401047450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00708880399713507">
                <text:p>0.0000007088803997135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0165184069089719">
                <text:p>0.000001651840690897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0144747724561967">
                <text:p>0.000001447477245619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0698402218546335">
                <text:p>0.000006984022185463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224514042486135">
                <text:p>0.00002245140424861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0207027694898443">
                <text:p>0.000002070276948984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0000221070095562936">
                <text:p>0.00000002210700955629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00490676512754362">
                <text:p>0.0000004906765127543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000110073102632668">
                <text:p>0.0000001100731026326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00559107938613579">
                <text:p>0.0000005591079386135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00101495371040983">
                <text:p>0.000001014953710409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0360296389345649">
                <text:p>0.000003602963893456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